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2000000E000000DF000000DF448171A3.svm" manifest:media-type="image/x-svm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put" table:style-name="ta1">
        <table:shapes>
          <draw:frame draw:z-index="0" draw:style-name="gr1" draw:text-style-name="P1" svg:width="37.9945in" svg:height="6.4134in" svg:x="0.9311in" svg:y="0.0374in">
            <draw:object draw:notify-on-update-of-ranges="input.A3:input.A10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# 1024-sample test case with single cosine signal at frequency 133/1024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3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850836677727" calcext:value-type="float">
            <text:p>0.6850836677727</text:p>
          </table:table-cell>
          <table:table-cell table:formula="of:=IF([.A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613207363022085" calcext:value-type="float">
            <text:p>-0.0613207363022085</text:p>
          </table:table-cell>
          <table:table-cell table:formula="of:=IF([.A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6910333764558" calcext:value-type="float">
            <text:p>-0.76910333764558</text:p>
          </table:table-cell>
          <table:table-cell table:formula="of:=IF([.A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247953459871" calcext:value-type="float">
            <text:p>-0.99247953459871</text:p>
          </table:table-cell>
          <table:table-cell table:formula="of:=IF([.A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90759701858874" calcext:value-type="float">
            <text:p>-0.590759701858874</text:p>
          </table:table-cell>
          <table:table-cell table:formula="of:=IF([.A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3039887955141" calcext:value-type="float">
            <text:p>0.183039887955141</text:p>
          </table:table-cell>
          <table:table-cell table:formula="of:=IF([.A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1554977436898" calcext:value-type="float">
            <text:p>0.841554977436898</text:p>
          </table:table-cell>
          <table:table-cell table:formula="of:=IF([.A1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0031253194544" calcext:value-type="float">
            <text:p>0.970031253194544</text:p>
          </table:table-cell>
          <table:table-cell table:formula="of:=IF([.A11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87550160148436" calcext:value-type="float">
            <text:p>0.487550160148436</text:p>
          </table:table-cell>
          <table:table-cell table:formula="of:=IF([.A1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02005949319228" calcext:value-type="float">
            <text:p>-0.302005949319228</text:p>
          </table:table-cell>
          <table:table-cell table:formula="of:=IF([.A1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01348847046022" calcext:value-type="float">
            <text:p>-0.901348847046022</text:p>
          </table:table-cell>
          <table:table-cell table:formula="of:=IF([.A1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32992798834739" calcext:value-type="float">
            <text:p>-0.932992798834739</text:p>
          </table:table-cell>
          <table:table-cell table:formula="of:=IF([.A1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77007410216418" calcext:value-type="float">
            <text:p>-0.377007410216418</text:p>
          </table:table-cell>
          <table:table-cell table:formula="of:=IF([.A1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6429560097638" calcext:value-type="float">
            <text:p>0.416429560097638</text:p>
          </table:table-cell>
          <table:table-cell table:formula="of:=IF([.A1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7585591017741" calcext:value-type="float">
            <text:p>0.947585591017741</text:p>
          </table:table-cell>
          <table:table-cell table:formula="of:=IF([.A18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81921264348355" calcext:value-type="float">
            <text:p>0.881921264348355</text:p>
          </table:table-cell>
          <table:table-cell table:formula="of:=IF([.A1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0794117915275" calcext:value-type="float">
            <text:p>0.260794117915275</text:p>
          </table:table-cell>
          <table:table-cell table:formula="of:=IF([.A2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24589682678468" calcext:value-type="float">
            <text:p>-0.524589682678468</text:p>
          </table:table-cell>
          <table:table-cell table:formula="of:=IF([.A2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7956976568544" calcext:value-type="float">
            <text:p>-0.97956976568544</text:p>
          </table:table-cell>
          <table:table-cell table:formula="of:=IF([.A2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17584813151584" calcext:value-type="float">
            <text:p>-0.817584813151584</text:p>
          </table:table-cell>
          <table:table-cell table:formula="of:=IF([.A2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40658239332849" calcext:value-type="float">
            <text:p>-0.140658239332849</text:p>
          </table:table-cell>
          <table:table-cell table:formula="of:=IF([.A2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4859488142387" calcext:value-type="float">
            <text:p>0.624859488142387</text:p>
          </table:table-cell>
          <table:table-cell table:formula="of:=IF([.A2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6820299291166" calcext:value-type="float">
            <text:p>0.996820299291166</text:p>
          </table:table-cell>
          <table:table-cell table:formula="of:=IF([.A26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4095112535496" calcext:value-type="float">
            <text:p>0.74095112535496</text:p>
          </table:table-cell>
          <table:table-cell table:formula="of:=IF([.A2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84067299058058" calcext:value-type="float">
            <text:p>0.0184067299058058</text:p>
          </table:table-cell>
          <table:table-cell table:formula="of:=IF([.A2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15730825283818" calcext:value-type="float">
            <text:p>-0.715730825283818</text:p>
          </table:table-cell>
          <table:table-cell table:formula="of:=IF([.A2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9077727752645" calcext:value-type="float">
            <text:p>-0.999077727752645</text:p>
          </table:table-cell>
          <table:table-cell table:formula="of:=IF([.A3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53172842953776" calcext:value-type="float">
            <text:p>-0.653172842953776</text:p>
          </table:table-cell>
          <table:table-cell table:formula="of:=IF([.A3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4121633872052" calcext:value-type="float">
            <text:p>0.104121633872052</text:p>
          </table:table-cell>
          <table:table-cell table:formula="of:=IF([.A3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95836904608883" calcext:value-type="float">
            <text:p>0.795836904608883</text:p>
          </table:table-cell>
          <table:table-cell table:formula="of:=IF([.A3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6308097244599" calcext:value-type="float">
            <text:p>0.986308097244599</text:p>
          </table:table-cell>
          <table:table-cell table:formula="of:=IF([.A34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55570233019603" calcext:value-type="float">
            <text:p>0.555570233019603</text:p>
          </table:table-cell>
          <table:table-cell table:formula="of:=IF([.A3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25083911359793" calcext:value-type="float">
            <text:p>-0.225083911359793</text:p>
          </table:table-cell>
          <table:table-cell table:formula="of:=IF([.A3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63972856121587" calcext:value-type="float">
            <text:p>-0.863972856121587</text:p>
          </table:table-cell>
          <table:table-cell table:formula="of:=IF([.A3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58703474895872" calcext:value-type="float">
            <text:p>-0.958703474895872</text:p>
          </table:table-cell>
          <table:table-cell table:formula="of:=IF([.A3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49611329654609" calcext:value-type="float">
            <text:p>-0.449611329654609</text:p>
          </table:table-cell>
          <table:table-cell table:formula="of:=IF([.A3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2660717311993" calcext:value-type="float">
            <text:p>0.342660717311993</text:p>
          </table:table-cell>
          <table:table-cell table:formula="of:=IF([.A4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9113851690057" calcext:value-type="float">
            <text:p>0.919113851690057</text:p>
          </table:table-cell>
          <table:table-cell table:formula="of:=IF([.A41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16679059921043" calcext:value-type="float">
            <text:p>0.916679059921043</text:p>
          </table:table-cell>
          <table:table-cell table:formula="of:=IF([.A42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3688985339222" calcext:value-type="float">
            <text:p>0.33688985339222</text:p>
          </table:table-cell>
          <table:table-cell table:formula="of:=IF([.A4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55083587126341" calcext:value-type="float">
            <text:p>-0.455083587126341</text:p>
          </table:table-cell>
          <table:table-cell table:formula="of:=IF([.A4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60430519415566" calcext:value-type="float">
            <text:p>-0.960430519415566</text:p>
          </table:table-cell>
          <table:table-cell table:formula="of:=IF([.A4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60866938637768" calcext:value-type="float">
            <text:p>-0.860866938637768</text:p>
          </table:table-cell>
          <table:table-cell table:formula="of:=IF([.A4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19101240156868" calcext:value-type="float">
            <text:p>-0.219101240156868</text:p>
          </table:table-cell>
          <table:table-cell table:formula="of:=IF([.A4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0661576197335" calcext:value-type="float">
            <text:p>0.560661576197335</text:p>
          </table:table-cell>
          <table:table-cell table:formula="of:=IF([.A4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7301418157858" calcext:value-type="float">
            <text:p>0.987301418157858</text:p>
          </table:table-cell>
          <table:table-cell table:formula="of:=IF([.A49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92106577300212" calcext:value-type="float">
            <text:p>0.792106577300212</text:p>
          </table:table-cell>
          <table:table-cell table:formula="of:=IF([.A5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80171403295636" calcext:value-type="float">
            <text:p>0.0980171403295636</text:p>
          </table:table-cell>
          <table:table-cell table:formula="of:=IF([.A5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5780669329708" calcext:value-type="float">
            <text:p>-0.65780669329708</text:p>
          </table:table-cell>
          <table:table-cell table:formula="of:=IF([.A5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9322384588349" calcext:value-type="float">
            <text:p>-0.999322384588349</text:p>
          </table:table-cell>
          <table:table-cell table:formula="of:=IF([.A5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1143219574522" calcext:value-type="float">
            <text:p>-0.71143219574522</text:p>
          </table:table-cell>
          <table:table-cell table:formula="of:=IF([.A5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45412285229114" calcext:value-type="float">
            <text:p>0.0245412285229114</text:p>
          </table:table-cell>
          <table:table-cell table:formula="of:=IF([.A5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5057785441463" calcext:value-type="float">
            <text:p>0.745057785441463</text:p>
          </table:table-cell>
          <table:table-cell table:formula="of:=IF([.A5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6312612182778" calcext:value-type="float">
            <text:p>0.996312612182778</text:p>
          </table:table-cell>
          <table:table-cell table:formula="of:=IF([.A57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20057211763291" calcext:value-type="float">
            <text:p>0.620057211763291</text:p>
          </table:table-cell>
          <table:table-cell table:formula="of:=IF([.A5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46730474455363" calcext:value-type="float">
            <text:p>-0.146730474455363</text:p>
          </table:table-cell>
          <table:table-cell table:formula="of:=IF([.A5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21102514991104" calcext:value-type="float">
            <text:p>-0.821102514991104</text:p>
          </table:table-cell>
          <table:table-cell table:formula="of:=IF([.A6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78317370719629" calcext:value-type="float">
            <text:p>-0.978317370719629</text:p>
          </table:table-cell>
          <table:table-cell table:formula="of:=IF([.A6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1935599016559" calcext:value-type="float">
            <text:p>-0.51935599016559</text:p>
          </table:table-cell>
          <table:table-cell table:formula="of:=IF([.A6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6712757474895" calcext:value-type="float">
            <text:p>0.266712757474895</text:p>
          </table:table-cell>
          <table:table-cell table:formula="of:=IF([.A6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84797098430938" calcext:value-type="float">
            <text:p>0.884797098430938</text:p>
          </table:table-cell>
          <table:table-cell table:formula="of:=IF([.A6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5607325380522" calcext:value-type="float">
            <text:p>0.945607325380522</text:p>
          </table:table-cell>
          <table:table-cell table:formula="of:=IF([.A65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10843171057903" calcext:value-type="float">
            <text:p>0.410843171057903</text:p>
          </table:table-cell>
          <table:table-cell table:formula="of:=IF([.A6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82683432365088" calcext:value-type="float">
            <text:p>-0.382683432365088</text:p>
          </table:table-cell>
          <table:table-cell table:formula="of:=IF([.A6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35183509938946" calcext:value-type="float">
            <text:p>-0.935183509938946</text:p>
          </table:table-cell>
          <table:table-cell table:formula="of:=IF([.A6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98674465693954" calcext:value-type="float">
            <text:p>-0.898674465693954</text:p>
          </table:table-cell>
          <table:table-cell table:formula="of:=IF([.A6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96150888243627" calcext:value-type="float">
            <text:p>-0.296150888243627</text:p>
          </table:table-cell>
          <table:table-cell table:formula="of:=IF([.A7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2898192229785" calcext:value-type="float">
            <text:p>0.492898192229785</text:p>
          </table:table-cell>
          <table:table-cell table:formula="of:=IF([.A7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1503890986251" calcext:value-type="float">
            <text:p>0.971503890986251</text:p>
          </table:table-cell>
          <table:table-cell table:formula="of:=IF([.A72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38224705554841" calcext:value-type="float">
            <text:p>0.838224705554841</text:p>
          </table:table-cell>
          <table:table-cell table:formula="of:=IF([.A7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700422041215" calcext:value-type="float">
            <text:p>0.17700422041215</text:p>
          </table:table-cell>
          <table:table-cell table:formula="of:=IF([.A7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9569930449243" calcext:value-type="float">
            <text:p>-0.59569930449243</text:p>
          </table:table-cell>
          <table:table-cell table:formula="of:=IF([.A7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3211949234795" calcext:value-type="float">
            <text:p>-0.993211949234795</text:p>
          </table:table-cell>
          <table:table-cell table:formula="of:=IF([.A7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65167265622461" calcext:value-type="float">
            <text:p>-0.765167265622461</text:p>
          </table:table-cell>
          <table:table-cell table:formula="of:=IF([.A7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551952443496893" calcext:value-type="float">
            <text:p>-0.0551952443496893</text:p>
          </table:table-cell>
          <table:table-cell table:formula="of:=IF([.A7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9540544737065" calcext:value-type="float">
            <text:p>0.689540544737065</text:p>
          </table:table-cell>
          <table:table-cell table:formula="of:=IF([.A7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981175282601" calcext:value-type="float">
            <text:p>0.999981175282601</text:p>
          </table:table-cell>
          <table:table-cell table:formula="of:=IF([.A80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80600997795454" calcext:value-type="float">
            <text:p>0.680600997795454</text:p>
          </table:table-cell>
          <table:table-cell table:formula="of:=IF([.A8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674439195636598" calcext:value-type="float">
            <text:p>-0.0674439195636598</text:p>
          </table:table-cell>
          <table:table-cell table:formula="of:=IF([.A8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73010453362737" calcext:value-type="float">
            <text:p>-0.773010453362737</text:p>
          </table:table-cell>
          <table:table-cell table:formula="of:=IF([.A8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1709753669099" calcext:value-type="float">
            <text:p>-0.991709753669099</text:p>
          </table:table-cell>
          <table:table-cell table:formula="of:=IF([.A8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85797857456444" calcext:value-type="float">
            <text:p>-0.585797857456444</text:p>
          </table:table-cell>
          <table:table-cell table:formula="of:=IF([.A8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9068664149804" calcext:value-type="float">
            <text:p>0.189068664149804</text:p>
          </table:table-cell>
          <table:table-cell table:formula="of:=IF([.A8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4853565249708" calcext:value-type="float">
            <text:p>0.844853565249708</text:p>
          </table:table-cell>
          <table:table-cell table:formula="of:=IF([.A8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8522094274419" calcext:value-type="float">
            <text:p>0.968522094274419</text:p>
          </table:table-cell>
          <table:table-cell table:formula="of:=IF([.A88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82183772079126" calcext:value-type="float">
            <text:p>0.482183772079126</text:p>
          </table:table-cell>
          <table:table-cell table:formula="of:=IF([.A8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07849640041535" calcext:value-type="float">
            <text:p>-0.307849640041535</text:p>
          </table:table-cell>
          <table:table-cell table:formula="of:=IF([.A9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03989293123445" calcext:value-type="float">
            <text:p>-0.903989293123445</text:p>
          </table:table-cell>
          <table:table-cell table:formula="of:=IF([.A9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30766961078986" calcext:value-type="float">
            <text:p>-0.930766961078986</text:p>
          </table:table-cell>
          <table:table-cell table:formula="of:=IF([.A9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71317193951839" calcext:value-type="float">
            <text:p>-0.371317193951839</text:p>
          </table:table-cell>
          <table:table-cell table:formula="of:=IF([.A9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22000270799802" calcext:value-type="float">
            <text:p>0.422000270799802</text:p>
          </table:table-cell>
          <table:table-cell table:formula="of:=IF([.A9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9528180593034" calcext:value-type="float">
            <text:p>0.949528180593034</text:p>
          </table:table-cell>
          <table:table-cell table:formula="of:=IF([.A95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79012226428635" calcext:value-type="float">
            <text:p>0.879012226428635</text:p>
          </table:table-cell>
          <table:table-cell table:formula="of:=IF([.A9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4865659604514" calcext:value-type="float">
            <text:p>0.254865659604514</text:p>
          </table:table-cell>
          <table:table-cell table:formula="of:=IF([.A9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29803624686286" calcext:value-type="float">
            <text:p>-0.529803624686286</text:p>
          </table:table-cell>
          <table:table-cell table:formula="of:=IF([.A9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80785280403229" calcext:value-type="float">
            <text:p>-0.980785280403229</text:p>
          </table:table-cell>
          <table:table-cell table:formula="of:=IF([.A9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14036329705949" calcext:value-type="float">
            <text:p>-0.814036329705949</text:p>
          </table:table-cell>
          <table:table-cell table:formula="of:=IF([.A10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34580708507124" calcext:value-type="float">
            <text:p>-0.134580708507124</text:p>
          </table:table-cell>
          <table:table-cell table:formula="of:=IF([.A10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9638238914921" calcext:value-type="float">
            <text:p>0.629638238914921</text:p>
          </table:table-cell>
          <table:table-cell table:formula="of:=IF([.A10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729045667869" calcext:value-type="float">
            <text:p>0.99729045667869</text:p>
          </table:table-cell>
          <table:table-cell table:formula="of:=IF([.A103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3681656887737" calcext:value-type="float">
            <text:p>0.73681656887737</text:p>
          </table:table-cell>
          <table:table-cell table:formula="of:=IF([.A10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22715382857298" calcext:value-type="float">
            <text:p>0.0122715382857298</text:p>
          </table:table-cell>
          <table:table-cell table:formula="of:=IF([.A10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20002507961378" calcext:value-type="float">
            <text:p>-0.720002507961378</text:p>
          </table:table-cell>
          <table:table-cell table:formula="of:=IF([.A10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8795456205173" calcext:value-type="float">
            <text:p>-0.998795456205173</text:p>
          </table:table-cell>
          <table:table-cell table:formula="of:=IF([.A10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48514401022111" calcext:value-type="float">
            <text:p>-0.648514401022111</text:p>
          </table:table-cell>
          <table:table-cell table:formula="of:=IF([.A10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0222207293875" calcext:value-type="float">
            <text:p>0.110222207293875</text:p>
          </table:table-cell>
          <table:table-cell table:formula="of:=IF([.A10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99537269107903" calcext:value-type="float">
            <text:p>0.799537269107903</text:p>
          </table:table-cell>
          <table:table-cell table:formula="of:=IF([.A11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5277642388941" calcext:value-type="float">
            <text:p>0.985277642388941</text:p>
          </table:table-cell>
          <table:table-cell table:formula="of:=IF([.A111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50457972936613" calcext:value-type="float">
            <text:p>0.550457972936613</text:p>
          </table:table-cell>
          <table:table-cell table:formula="of:=IF([.A11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31058108280666" calcext:value-type="float">
            <text:p>-0.231058108280666</text:p>
          </table:table-cell>
          <table:table-cell table:formula="of:=IF([.A11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67046245515692" calcext:value-type="float">
            <text:p>-0.867046245515692</text:p>
          </table:table-cell>
          <table:table-cell table:formula="of:=IF([.A11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56940335732208" calcext:value-type="float">
            <text:p>-0.956940335732208</text:p>
          </table:table-cell>
          <table:table-cell table:formula="of:=IF([.A11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44122144570436" calcext:value-type="float">
            <text:p>-0.444122144570436</text:p>
          </table:table-cell>
          <table:table-cell table:formula="of:=IF([.A11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8418680249431" calcext:value-type="float">
            <text:p>0.348418680249431</text:p>
          </table:table-cell>
          <table:table-cell table:formula="of:=IF([.A11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1514039342042" calcext:value-type="float">
            <text:p>0.921514039342042</text:p>
          </table:table-cell>
          <table:table-cell table:formula="of:=IF([.A118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14209755703535" calcext:value-type="float">
            <text:p>0.914209755703535</text:p>
          </table:table-cell>
          <table:table-cell table:formula="of:=IF([.A119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31106305759882" calcext:value-type="float">
            <text:p>0.331106305759882</text:p>
          </table:table-cell>
          <table:table-cell table:formula="of:=IF([.A12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60538710958239" calcext:value-type="float">
            <text:p>-0.460538710958239</text:p>
          </table:table-cell>
          <table:table-cell table:formula="of:=IF([.A12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62121404269042" calcext:value-type="float">
            <text:p>-0.962121404269042</text:p>
          </table:table-cell>
          <table:table-cell table:formula="of:=IF([.A12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57728610000276" calcext:value-type="float">
            <text:p>-0.857728610000276</text:p>
          </table:table-cell>
          <table:table-cell table:formula="of:=IF([.A12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13110319916095" calcext:value-type="float">
            <text:p>-0.213110319916095</text:p>
          </table:table-cell>
          <table:table-cell table:formula="of:=IF([.A12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5731810783614" calcext:value-type="float">
            <text:p>0.565731810783614</text:p>
          </table:table-cell>
          <table:table-cell table:formula="of:=IF([.A12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8257567730748" calcext:value-type="float">
            <text:p>0.988257567730748</text:p>
          </table:table-cell>
          <table:table-cell table:formula="of:=IF([.A126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8834642762661" calcext:value-type="float">
            <text:p>0.78834642762661</text:p>
          </table:table-cell>
          <table:table-cell table:formula="of:=IF([.A12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1908956497134" calcext:value-type="float">
            <text:p>0.091908956497134</text:p>
          </table:table-cell>
          <table:table-cell table:formula="of:=IF([.A12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62415777590174" calcext:value-type="float">
            <text:p>-0.662415777590174</text:p>
          </table:table-cell>
          <table:table-cell table:formula="of:=IF([.A12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9529417501093" calcext:value-type="float">
            <text:p>-0.999529417501093</text:p>
          </table:table-cell>
          <table:table-cell table:formula="of:=IF([.A13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0710678118655" calcext:value-type="float">
            <text:p>-0.70710678118655</text:p>
          </table:table-cell>
          <table:table-cell table:formula="of:=IF([.A13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06748031766375" calcext:value-type="float">
            <text:p>0.0306748031766375</text:p>
          </table:table-cell>
          <table:table-cell table:formula="of:=IF([.A13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9136394523453" calcext:value-type="float">
            <text:p>0.749136394523453</text:p>
          </table:table-cell>
          <table:table-cell table:formula="of:=IF([.A13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576741446766" calcext:value-type="float">
            <text:p>0.99576741446766</text:p>
          </table:table-cell>
          <table:table-cell table:formula="of:=IF([.A134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15231590580628" calcext:value-type="float">
            <text:p>0.615231590580628</text:p>
          </table:table-cell>
          <table:table-cell table:formula="of:=IF([.A13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52797185258432" calcext:value-type="float">
            <text:p>-0.152797185258432</text:p>
          </table:table-cell>
          <table:table-cell table:formula="of:=IF([.A13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24589302785021" calcext:value-type="float">
            <text:p>-0.824589302785021</text:p>
          </table:table-cell>
          <table:table-cell table:formula="of:=IF([.A13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77028142657755" calcext:value-type="float">
            <text:p>-0.977028142657755</text:p>
          </table:table-cell>
          <table:table-cell table:formula="of:=IF([.A13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14102744193221" calcext:value-type="float">
            <text:p>-0.514102744193221</text:p>
          </table:table-cell>
          <table:table-cell table:formula="of:=IF([.A13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262135544994" calcext:value-type="float">
            <text:p>0.27262135544994</text:p>
          </table:table-cell>
          <table:table-cell table:formula="of:=IF([.A14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87639620402852" calcext:value-type="float">
            <text:p>0.887639620402852</text:p>
          </table:table-cell>
          <table:table-cell table:formula="of:=IF([.A14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3593458161961" calcext:value-type="float">
            <text:p>0.943593458161961</text:p>
          </table:table-cell>
          <table:table-cell table:formula="of:=IF([.A142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05241314005" calcext:value-type="float">
            <text:p>0.405241314005</text:p>
          </table:table-cell>
          <table:table-cell table:formula="of:=IF([.A14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8834504669882" calcext:value-type="float">
            <text:p>-0.38834504669882</text:p>
          </table:table-cell>
          <table:table-cell table:formula="of:=IF([.A14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37339011912574" calcext:value-type="float">
            <text:p>-0.937339011912574</text:p>
          </table:table-cell>
          <table:table-cell table:formula="of:=IF([.A14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95966249756185" calcext:value-type="float">
            <text:p>-0.895966249756185</text:p>
          </table:table-cell>
          <table:table-cell table:formula="of:=IF([.A14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90284677254471" calcext:value-type="float">
            <text:p>-0.290284677254471</text:p>
          </table:table-cell>
          <table:table-cell table:formula="of:=IF([.A14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8227666972778" calcext:value-type="float">
            <text:p>0.498227666972778</text:p>
          </table:table-cell>
          <table:table-cell table:formula="of:=IF([.A14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293995220556" calcext:value-type="float">
            <text:p>0.97293995220556</text:p>
          </table:table-cell>
          <table:table-cell table:formula="of:=IF([.A149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34862874986386" calcext:value-type="float">
            <text:p>0.834862874986386</text:p>
          </table:table-cell>
          <table:table-cell table:formula="of:=IF([.A15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0961888760308" calcext:value-type="float">
            <text:p>0.170961888760308</text:p>
          </table:table-cell>
          <table:table-cell table:formula="of:=IF([.A15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00616479383867" calcext:value-type="float">
            <text:p>-0.600616479383867</text:p>
          </table:table-cell>
          <table:table-cell table:formula="of:=IF([.A15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3906970002356" calcext:value-type="float">
            <text:p>-0.993906970002356</text:p>
          </table:table-cell>
          <table:table-cell table:formula="of:=IF([.A15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61202385484267" calcext:value-type="float">
            <text:p>-0.761202385484267</text:p>
          </table:table-cell>
          <table:table-cell table:formula="of:=IF([.A15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490676743274227" calcext:value-type="float">
            <text:p>-0.0490676743274227</text:p>
          </table:table-cell>
          <table:table-cell table:formula="of:=IF([.A15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93971460889654" calcext:value-type="float">
            <text:p>0.693971460889654</text:p>
          </table:table-cell>
          <table:table-cell table:formula="of:=IF([.A15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924701839145" calcext:value-type="float">
            <text:p>0.999924701839145</text:p>
          </table:table-cell>
          <table:table-cell table:formula="of:=IF([.A157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76092703575321" calcext:value-type="float">
            <text:p>0.676092703575321</text:p>
          </table:table-cell>
          <table:table-cell table:formula="of:=IF([.A15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735645635996649" calcext:value-type="float">
            <text:p>-0.0735645635996649</text:p>
          </table:table-cell>
          <table:table-cell table:formula="of:=IF([.A15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76888465673224" calcext:value-type="float">
            <text:p>-0.776888465673224</text:p>
          </table:table-cell>
          <table:table-cell table:formula="of:=IF([.A16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0902635427781" calcext:value-type="float">
            <text:p>-0.990902635427781</text:p>
          </table:table-cell>
          <table:table-cell table:formula="of:=IF([.A16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80813958095768" calcext:value-type="float">
            <text:p>-0.580813958095768</text:p>
          </table:table-cell>
          <table:table-cell table:formula="of:=IF([.A16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5090322016128" calcext:value-type="float">
            <text:p>0.195090322016128</text:p>
          </table:table-cell>
          <table:table-cell table:formula="of:=IF([.A16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8120344803299" calcext:value-type="float">
            <text:p>0.848120344803299</text:p>
          </table:table-cell>
          <table:table-cell table:formula="of:=IF([.A16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697647104485" calcext:value-type="float">
            <text:p>0.96697647104485</text:p>
          </table:table-cell>
          <table:table-cell table:formula="of:=IF([.A165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76799230063337" calcext:value-type="float">
            <text:p>0.476799230063337</text:p>
          </table:table-cell>
          <table:table-cell table:formula="of:=IF([.A16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1368174039888" calcext:value-type="float">
            <text:p>-0.31368174039888</text:p>
          </table:table-cell>
          <table:table-cell table:formula="of:=IF([.A16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06595704514912" calcext:value-type="float">
            <text:p>-0.906595704514912</text:p>
          </table:table-cell>
          <table:table-cell table:formula="of:=IF([.A16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28506080473217" calcext:value-type="float">
            <text:p>-0.928506080473217</text:p>
          </table:table-cell>
          <table:table-cell table:formula="of:=IF([.A16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65612997804774" calcext:value-type="float">
            <text:p>-0.365612997804774</text:p>
          </table:table-cell>
          <table:table-cell table:formula="of:=IF([.A17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27555093430286" calcext:value-type="float">
            <text:p>0.427555093430286</text:p>
          </table:table-cell>
          <table:table-cell table:formula="of:=IF([.A17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1435020969011" calcext:value-type="float">
            <text:p>0.951435020969011</text:p>
          </table:table-cell>
          <table:table-cell table:formula="of:=IF([.A172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76070094195415" calcext:value-type="float">
            <text:p>0.876070094195415</text:p>
          </table:table-cell>
          <table:table-cell table:formula="of:=IF([.A17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8927605745732" calcext:value-type="float">
            <text:p>0.248927605745732</text:p>
          </table:table-cell>
          <table:table-cell table:formula="of:=IF([.A17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3499761988709" calcext:value-type="float">
            <text:p>-0.53499761988709</text:p>
          </table:table-cell>
          <table:table-cell table:formula="of:=IF([.A17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81963869109555" calcext:value-type="float">
            <text:p>-0.981963869109555</text:p>
          </table:table-cell>
          <table:table-cell table:formula="of:=IF([.A17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10457198252595" calcext:value-type="float">
            <text:p>-0.810457198252595</text:p>
          </table:table-cell>
          <table:table-cell table:formula="of:=IF([.A17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28498110793789" calcext:value-type="float">
            <text:p>-0.128498110793789</text:p>
          </table:table-cell>
          <table:table-cell table:formula="of:=IF([.A17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4393284163652" calcext:value-type="float">
            <text:p>0.634393284163652</text:p>
          </table:table-cell>
          <table:table-cell table:formula="of:=IF([.A17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7723066644191" calcext:value-type="float">
            <text:p>0.997723066644191</text:p>
          </table:table-cell>
          <table:table-cell table:formula="of:=IF([.A180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32654271672421" calcext:value-type="float">
            <text:p>0.732654271672421</text:p>
          </table:table-cell>
          <table:table-cell table:formula="of:=IF([.A18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613588464916259" calcext:value-type="float">
            <text:p>0.00613588464916259</text:p>
          </table:table-cell>
          <table:table-cell table:formula="of:=IF([.A18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24247082951464" calcext:value-type="float">
            <text:p>-0.724247082951464</text:p>
          </table:table-cell>
          <table:table-cell table:formula="of:=IF([.A18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8475580573295" calcext:value-type="float">
            <text:p>-0.998475580573295</text:p>
          </table:table-cell>
          <table:table-cell table:formula="of:=IF([.A18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43831542889788" calcext:value-type="float">
            <text:p>-0.643831542889788</text:p>
          </table:table-cell>
          <table:table-cell table:formula="of:=IF([.A18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6318630911913" calcext:value-type="float">
            <text:p>0.116318630911913</text:p>
          </table:table-cell>
          <table:table-cell table:formula="of:=IF([.A18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03207531480635" calcext:value-type="float">
            <text:p>0.803207531480635</text:p>
          </table:table-cell>
          <table:table-cell table:formula="of:=IF([.A18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4210092386931" calcext:value-type="float">
            <text:p>0.984210092386931</text:p>
          </table:table-cell>
          <table:table-cell table:formula="of:=IF([.A188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45324988422053" calcext:value-type="float">
            <text:p>0.545324988422053</text:p>
          </table:table-cell>
          <table:table-cell table:formula="of:=IF([.A18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37023605994363" calcext:value-type="float">
            <text:p>-0.237023605994363</text:p>
          </table:table-cell>
          <table:table-cell table:formula="of:=IF([.A19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70086991108712" calcext:value-type="float">
            <text:p>-0.870086991108712</text:p>
          </table:table-cell>
          <table:table-cell table:formula="of:=IF([.A19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5514116830577" calcext:value-type="float">
            <text:p>-0.95514116830577</text:p>
          </table:table-cell>
          <table:table-cell table:formula="of:=IF([.A19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38616238538546" calcext:value-type="float">
            <text:p>-0.438616238538546</text:p>
          </table:table-cell>
          <table:table-cell table:formula="of:=IF([.A19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54163525420475" calcext:value-type="float">
            <text:p>0.354163525420475</text:p>
          </table:table-cell>
          <table:table-cell table:formula="of:=IF([.A19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3879532511282" calcext:value-type="float">
            <text:p>0.923879532511282</text:p>
          </table:table-cell>
          <table:table-cell table:formula="of:=IF([.A195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11706032005433" calcext:value-type="float">
            <text:p>0.911706032005433</text:p>
          </table:table-cell>
          <table:table-cell table:formula="of:=IF([.A196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25310292162266" calcext:value-type="float">
            <text:p>0.325310292162266</text:p>
          </table:table-cell>
          <table:table-cell table:formula="of:=IF([.A19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65976495767967" calcext:value-type="float">
            <text:p>-0.465976495767967</text:p>
          </table:table-cell>
          <table:table-cell table:formula="of:=IF([.A19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63776065795441" calcext:value-type="float">
            <text:p>-0.963776065795441</text:p>
          </table:table-cell>
          <table:table-cell table:formula="of:=IF([.A19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54557988365411" calcext:value-type="float">
            <text:p>-0.854557988365411</text:p>
          </table:table-cell>
          <table:table-cell table:formula="of:=IF([.A20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07111376192234" calcext:value-type="float">
            <text:p>-0.207111376192234</text:p>
          </table:table-cell>
          <table:table-cell table:formula="of:=IF([.A20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0780745886958" calcext:value-type="float">
            <text:p>0.570780745886958</text:p>
          </table:table-cell>
          <table:table-cell table:formula="of:=IF([.A20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917650996478" calcext:value-type="float">
            <text:p>0.98917650996478</text:p>
          </table:table-cell>
          <table:table-cell table:formula="of:=IF([.A203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84556597155578" calcext:value-type="float">
            <text:p>0.784556597155578</text:p>
          </table:table-cell>
          <table:table-cell table:formula="of:=IF([.A20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57973123444394" calcext:value-type="float">
            <text:p>0.0857973123444394</text:p>
          </table:table-cell>
          <table:table-cell table:formula="of:=IF([.A20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66999922303641" calcext:value-type="float">
            <text:p>-0.666999922303641</text:p>
          </table:table-cell>
          <table:table-cell table:formula="of:=IF([.A20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9698818696204" calcext:value-type="float">
            <text:p>-0.999698818696204</text:p>
          </table:table-cell>
          <table:table-cell table:formula="of:=IF([.A20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02754744457236" calcext:value-type="float">
            <text:p>-0.702754744457236</text:p>
          </table:table-cell>
          <table:table-cell table:formula="of:=IF([.A20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68072229413473" calcext:value-type="float">
            <text:p>0.0368072229413473</text:p>
          </table:table-cell>
          <table:table-cell table:formula="of:=IF([.A20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3186799043608" calcext:value-type="float">
            <text:p>0.753186799043608</text:p>
          </table:table-cell>
          <table:table-cell table:formula="of:=IF([.A21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5184726672197" calcext:value-type="float">
            <text:p>0.995184726672197</text:p>
          </table:table-cell>
          <table:table-cell table:formula="of:=IF([.A211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10382806276309" calcext:value-type="float">
            <text:p>0.610382806276309</text:p>
          </table:table-cell>
          <table:table-cell table:formula="of:=IF([.A21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58858143333866" calcext:value-type="float">
            <text:p>-0.158858143333866</text:p>
          </table:table-cell>
          <table:table-cell table:formula="of:=IF([.A21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28045045257745" calcext:value-type="float">
            <text:p>-0.828045045257745</text:p>
          </table:table-cell>
          <table:table-cell table:formula="of:=IF([.A21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75702130038532" calcext:value-type="float">
            <text:p>-0.975702130038532</text:p>
          </table:table-cell>
          <table:table-cell table:formula="of:=IF([.A21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08830142543117" calcext:value-type="float">
            <text:p>-0.508830142543117</text:p>
          </table:table-cell>
          <table:table-cell table:formula="of:=IF([.A21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8519689385046" calcext:value-type="float">
            <text:p>0.278519689385046</text:p>
          </table:table-cell>
          <table:table-cell table:formula="of:=IF([.A21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0448723244756" calcext:value-type="float">
            <text:p>0.890448723244756</text:p>
          </table:table-cell>
          <table:table-cell table:formula="of:=IF([.A21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1544065183021" calcext:value-type="float">
            <text:p>0.941544065183021</text:p>
          </table:table-cell>
          <table:table-cell table:formula="of:=IF([.A219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99624199845642" calcext:value-type="float">
            <text:p>0.399624199845642</text:p>
          </table:table-cell>
          <table:table-cell table:formula="of:=IF([.A22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9399204006103" calcext:value-type="float">
            <text:p>-0.39399204006103</text:p>
          </table:table-cell>
          <table:table-cell table:formula="of:=IF([.A22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39459223602185" calcext:value-type="float">
            <text:p>-0.939459223602185</text:p>
          </table:table-cell>
          <table:table-cell table:formula="of:=IF([.A22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9322430119552" calcext:value-type="float">
            <text:p>-0.89322430119552</text:p>
          </table:table-cell>
          <table:table-cell table:formula="of:=IF([.A22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84407537211279" calcext:value-type="float">
            <text:p>-0.284407537211279</text:p>
          </table:table-cell>
          <table:table-cell table:formula="of:=IF([.A22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3538383725715" calcext:value-type="float">
            <text:p>0.503538383725715</text:p>
          </table:table-cell>
          <table:table-cell table:formula="of:=IF([.A22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4339382785576" calcext:value-type="float">
            <text:p>0.974339382785576</text:p>
          </table:table-cell>
          <table:table-cell table:formula="of:=IF([.A226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31469612302543" calcext:value-type="float">
            <text:p>0.831469612302543</text:p>
          </table:table-cell>
          <table:table-cell table:formula="of:=IF([.A22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4913120489989" calcext:value-type="float">
            <text:p>0.164913120489989</text:p>
          </table:table-cell>
          <table:table-cell table:formula="of:=IF([.A22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05511041404313" calcext:value-type="float">
            <text:p>-0.605511041404313</text:p>
          </table:table-cell>
          <table:table-cell table:formula="of:=IF([.A22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4564570734254" calcext:value-type="float">
            <text:p>-0.994564570734254</text:p>
          </table:table-cell>
          <table:table-cell table:formula="of:=IF([.A23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57208846506489" calcext:value-type="float">
            <text:p>-0.757208846506489</text:p>
          </table:table-cell>
          <table:table-cell table:formula="of:=IF([.A23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429382569349437" calcext:value-type="float">
            <text:p>-0.0429382569349437</text:p>
          </table:table-cell>
          <table:table-cell table:formula="of:=IF([.A23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98376249408974" calcext:value-type="float">
            <text:p>0.698376249408974</text:p>
          </table:table-cell>
          <table:table-cell table:formula="of:=IF([.A23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830581795823" calcext:value-type="float">
            <text:p>0.999830581795823</text:p>
          </table:table-cell>
          <table:table-cell table:formula="of:=IF([.A234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71558954847033" calcext:value-type="float">
            <text:p>0.671558954847033</text:p>
          </table:table-cell>
          <table:table-cell table:formula="of:=IF([.A23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796824379714152" calcext:value-type="float">
            <text:p>-0.0796824379714152</text:p>
          </table:table-cell>
          <table:table-cell table:formula="of:=IF([.A23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80737228572088" calcext:value-type="float">
            <text:p>-0.780737228572088</text:p>
          </table:table-cell>
          <table:table-cell table:formula="of:=IF([.A23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0058210262298" calcext:value-type="float">
            <text:p>-0.990058210262298</text:p>
          </table:table-cell>
          <table:table-cell table:formula="of:=IF([.A23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75808191417848" calcext:value-type="float">
            <text:p>-0.575808191417848</text:p>
          </table:table-cell>
          <table:table-cell table:formula="of:=IF([.A23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1104634842093" calcext:value-type="float">
            <text:p>0.201104634842093</text:p>
          </table:table-cell>
          <table:table-cell table:formula="of:=IF([.A24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1355193105268" calcext:value-type="float">
            <text:p>0.851355193105268</text:p>
          </table:table-cell>
          <table:table-cell table:formula="of:=IF([.A24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5394441697694" calcext:value-type="float">
            <text:p>0.965394441697694</text:p>
          </table:table-cell>
          <table:table-cell table:formula="of:=IF([.A242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71396736826011" calcext:value-type="float">
            <text:p>0.471396736826011</text:p>
          </table:table-cell>
          <table:table-cell table:formula="of:=IF([.A24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19502030816006" calcext:value-type="float">
            <text:p>-0.319502030816006</text:p>
          </table:table-cell>
          <table:table-cell table:formula="of:=IF([.A24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0916798309052" calcext:value-type="float">
            <text:p>-0.90916798309052</text:p>
          </table:table-cell>
          <table:table-cell table:formula="of:=IF([.A24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26210242138312" calcext:value-type="float">
            <text:p>-0.926210242138312</text:p>
          </table:table-cell>
          <table:table-cell table:formula="of:=IF([.A24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59895036534987" calcext:value-type="float">
            <text:p>-0.359895036534987</text:p>
          </table:table-cell>
          <table:table-cell table:formula="of:=IF([.A24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3093818853157" calcext:value-type="float">
            <text:p>0.433093818853157</text:p>
          </table:table-cell>
          <table:table-cell table:formula="of:=IF([.A24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3306040354188" calcext:value-type="float">
            <text:p>0.953306040354188</text:p>
          </table:table-cell>
          <table:table-cell table:formula="of:=IF([.A249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73094978418297" calcext:value-type="float">
            <text:p>0.873094978418297</text:p>
          </table:table-cell>
          <table:table-cell table:formula="of:=IF([.A25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2980179903274" calcext:value-type="float">
            <text:p>0.242980179903274</text:p>
          </table:table-cell>
          <table:table-cell table:formula="of:=IF([.A25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40171472729887" calcext:value-type="float">
            <text:p>-0.540171472729887</text:p>
          </table:table-cell>
          <table:table-cell table:formula="of:=IF([.A25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83105487431216" calcext:value-type="float">
            <text:p>-0.983105487431216</text:p>
          </table:table-cell>
          <table:table-cell table:formula="of:=IF([.A25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06847553543798" calcext:value-type="float">
            <text:p>-0.806847553543798</text:p>
          </table:table-cell>
          <table:table-cell table:formula="of:=IF([.A25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22410675199211" calcext:value-type="float">
            <text:p>-0.122410675199211</text:p>
          </table:table-cell>
          <table:table-cell table:formula="of:=IF([.A25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9124444863761" calcext:value-type="float">
            <text:p>0.639124444863761</text:p>
          </table:table-cell>
          <table:table-cell table:formula="of:=IF([.A25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8118112900148" calcext:value-type="float">
            <text:p>0.998118112900148</text:p>
          </table:table-cell>
          <table:table-cell table:formula="of:=IF([.A257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28464390448232" calcext:value-type="float">
            <text:p>0.728464390448232</text:p>
          </table:table-cell>
          <table:table-cell table:formula="of:=IF([.A258]&gt;0.91; 1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.36754437492965E-015" calcext:value-type="float">
            <text:p>6.37E-15</text:p>
          </table:table-cell>
          <table:table-cell table:formula="of:=IF([.A25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28464390448224" calcext:value-type="float">
            <text:p>-0.728464390448224</text:p>
          </table:table-cell>
          <table:table-cell table:formula="of:=IF([.A26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8118112900149" calcext:value-type="float">
            <text:p>-0.998118112900149</text:p>
          </table:table-cell>
          <table:table-cell table:formula="of:=IF([.A26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39124444863771" calcext:value-type="float">
            <text:p>-0.639124444863771</text:p>
          </table:table-cell>
          <table:table-cell table:formula="of:=IF([.A26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2410675199198" calcext:value-type="float">
            <text:p>0.122410675199198</text:p>
          </table:table-cell>
          <table:table-cell table:formula="of:=IF([.A26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06847553543791" calcext:value-type="float">
            <text:p>0.806847553543791</text:p>
          </table:table-cell>
          <table:table-cell table:formula="of:=IF([.A26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3105487431218" calcext:value-type="float">
            <text:p>0.983105487431218</text:p>
          </table:table-cell>
          <table:table-cell table:formula="of:=IF([.A265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40171472729898" calcext:value-type="float">
            <text:p>0.540171472729898</text:p>
          </table:table-cell>
          <table:table-cell table:formula="of:=IF([.A26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42980179903262" calcext:value-type="float">
            <text:p>-0.242980179903262</text:p>
          </table:table-cell>
          <table:table-cell table:formula="of:=IF([.A26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73094978418291" calcext:value-type="float">
            <text:p>-0.873094978418291</text:p>
          </table:table-cell>
          <table:table-cell table:formula="of:=IF([.A26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53306040354201" calcext:value-type="float">
            <text:p>-0.953306040354201</text:p>
          </table:table-cell>
          <table:table-cell table:formula="of:=IF([.A26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33093818853168" calcext:value-type="float">
            <text:p>-0.433093818853168</text:p>
          </table:table-cell>
          <table:table-cell table:formula="of:=IF([.A27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59895036534975" calcext:value-type="float">
            <text:p>0.359895036534975</text:p>
          </table:table-cell>
          <table:table-cell table:formula="of:=IF([.A27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6210242138308" calcext:value-type="float">
            <text:p>0.926210242138308</text:p>
          </table:table-cell>
          <table:table-cell table:formula="of:=IF([.A272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09167983090525" calcext:value-type="float">
            <text:p>0.909167983090525</text:p>
          </table:table-cell>
          <table:table-cell table:formula="of:=IF([.A27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9502030816018" calcext:value-type="float">
            <text:p>0.319502030816018</text:p>
          </table:table-cell>
          <table:table-cell table:formula="of:=IF([.A27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71396736826" calcext:value-type="float">
            <text:p>-0.471396736826</text:p>
          </table:table-cell>
          <table:table-cell table:formula="of:=IF([.A27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65394441697684" calcext:value-type="float">
            <text:p>-0.965394441697684</text:p>
          </table:table-cell>
          <table:table-cell table:formula="of:=IF([.A27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51355193105275" calcext:value-type="float">
            <text:p>-0.851355193105275</text:p>
          </table:table-cell>
          <table:table-cell table:formula="of:=IF([.A27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01104634842106" calcext:value-type="float">
            <text:p>-0.201104634842106</text:p>
          </table:table-cell>
          <table:table-cell table:formula="of:=IF([.A27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5808191417837" calcext:value-type="float">
            <text:p>0.575808191417837</text:p>
          </table:table-cell>
          <table:table-cell table:formula="of:=IF([.A27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0058210262296" calcext:value-type="float">
            <text:p>0.990058210262296</text:p>
          </table:table-cell>
          <table:table-cell table:formula="of:=IF([.A280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80737228572096" calcext:value-type="float">
            <text:p>0.780737228572096</text:p>
          </table:table-cell>
          <table:table-cell table:formula="of:=IF([.A28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96824379714279" calcext:value-type="float">
            <text:p>0.0796824379714279</text:p>
          </table:table-cell>
          <table:table-cell table:formula="of:=IF([.A28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71558954847002" calcext:value-type="float">
            <text:p>-0.671558954847002</text:p>
          </table:table-cell>
          <table:table-cell table:formula="of:=IF([.A28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9830581795823" calcext:value-type="float">
            <text:p>-0.999830581795823</text:p>
          </table:table-cell>
          <table:table-cell table:formula="of:=IF([.A28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98376249408983" calcext:value-type="float">
            <text:p>-0.698376249408983</text:p>
          </table:table-cell>
          <table:table-cell table:formula="of:=IF([.A28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2938256934931" calcext:value-type="float">
            <text:p>0.042938256934931</text:p>
          </table:table-cell>
          <table:table-cell table:formula="of:=IF([.A28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7208846506481" calcext:value-type="float">
            <text:p>0.757208846506481</text:p>
          </table:table-cell>
          <table:table-cell table:formula="of:=IF([.A28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4564570734256" calcext:value-type="float">
            <text:p>0.994564570734256</text:p>
          </table:table-cell>
          <table:table-cell table:formula="of:=IF([.A288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05511041404324" calcext:value-type="float">
            <text:p>0.605511041404324</text:p>
          </table:table-cell>
          <table:table-cell table:formula="of:=IF([.A28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64913120489948" calcext:value-type="float">
            <text:p>-0.164913120489948</text:p>
          </table:table-cell>
          <table:table-cell table:formula="of:=IF([.A29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31469612302535" calcext:value-type="float">
            <text:p>-0.831469612302535</text:p>
          </table:table-cell>
          <table:table-cell table:formula="of:=IF([.A29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74339382785579" calcext:value-type="float">
            <text:p>-0.974339382785579</text:p>
          </table:table-cell>
          <table:table-cell table:formula="of:=IF([.A29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03538383725726" calcext:value-type="float">
            <text:p>-0.503538383725726</text:p>
          </table:table-cell>
          <table:table-cell table:formula="of:=IF([.A29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4407537211267" calcext:value-type="float">
            <text:p>0.284407537211267</text:p>
          </table:table-cell>
          <table:table-cell table:formula="of:=IF([.A29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3224301195515" calcext:value-type="float">
            <text:p>0.893224301195515</text:p>
          </table:table-cell>
          <table:table-cell table:formula="of:=IF([.A29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9459223602189" calcext:value-type="float">
            <text:p>0.939459223602189</text:p>
          </table:table-cell>
          <table:table-cell table:formula="of:=IF([.A296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93992040061068" calcext:value-type="float">
            <text:p>0.393992040061068</text:p>
          </table:table-cell>
          <table:table-cell table:formula="of:=IF([.A29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99624199845631" calcext:value-type="float">
            <text:p>-0.399624199845631</text:p>
          </table:table-cell>
          <table:table-cell table:formula="of:=IF([.A29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41544065183016" calcext:value-type="float">
            <text:p>-0.941544065183016</text:p>
          </table:table-cell>
          <table:table-cell table:formula="of:=IF([.A29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90448723244762" calcext:value-type="float">
            <text:p>-0.890448723244762</text:p>
          </table:table-cell>
          <table:table-cell table:formula="of:=IF([.A30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78519689385058" calcext:value-type="float">
            <text:p>-0.278519689385058</text:p>
          </table:table-cell>
          <table:table-cell table:formula="of:=IF([.A30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8830142543106" calcext:value-type="float">
            <text:p>0.508830142543106</text:p>
          </table:table-cell>
          <table:table-cell table:formula="of:=IF([.A30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5702130038529" calcext:value-type="float">
            <text:p>0.975702130038529</text:p>
          </table:table-cell>
          <table:table-cell table:formula="of:=IF([.A303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28045045257768" calcext:value-type="float">
            <text:p>0.828045045257768</text:p>
          </table:table-cell>
          <table:table-cell table:formula="of:=IF([.A30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8858143333879" calcext:value-type="float">
            <text:p>0.158858143333879</text:p>
          </table:table-cell>
          <table:table-cell table:formula="of:=IF([.A30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10382806276299" calcext:value-type="float">
            <text:p>-0.610382806276299</text:p>
          </table:table-cell>
          <table:table-cell table:formula="of:=IF([.A30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5184726672196" calcext:value-type="float">
            <text:p>-0.995184726672196</text:p>
          </table:table-cell>
          <table:table-cell table:formula="of:=IF([.A30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53186799043616" calcext:value-type="float">
            <text:p>-0.753186799043616</text:p>
          </table:table-cell>
          <table:table-cell table:formula="of:=IF([.A30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3680722294136" calcext:value-type="float">
            <text:p>-0.03680722294136</text:p>
          </table:table-cell>
          <table:table-cell table:formula="of:=IF([.A30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2754744457227" calcext:value-type="float">
            <text:p>0.702754744457227</text:p>
          </table:table-cell>
          <table:table-cell table:formula="of:=IF([.A31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698818696205" calcext:value-type="float">
            <text:p>0.999698818696205</text:p>
          </table:table-cell>
          <table:table-cell table:formula="of:=IF([.A311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66999922303651" calcext:value-type="float">
            <text:p>0.666999922303651</text:p>
          </table:table-cell>
          <table:table-cell table:formula="of:=IF([.A31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857973123444267" calcext:value-type="float">
            <text:p>-0.0857973123444267</text:p>
          </table:table-cell>
          <table:table-cell table:formula="of:=IF([.A31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8455659715557" calcext:value-type="float">
            <text:p>-0.78455659715557</text:p>
          </table:table-cell>
          <table:table-cell table:formula="of:=IF([.A31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89176509964782" calcext:value-type="float">
            <text:p>-0.989176509964782</text:p>
          </table:table-cell>
          <table:table-cell table:formula="of:=IF([.A31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70780745886968" calcext:value-type="float">
            <text:p>-0.570780745886968</text:p>
          </table:table-cell>
          <table:table-cell table:formula="of:=IF([.A31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7111376192194" calcext:value-type="float">
            <text:p>0.207111376192194</text:p>
          </table:table-cell>
          <table:table-cell table:formula="of:=IF([.A31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4557988365404" calcext:value-type="float">
            <text:p>0.854557988365404</text:p>
          </table:table-cell>
          <table:table-cell table:formula="of:=IF([.A31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3776065795445" calcext:value-type="float">
            <text:p>0.963776065795445</text:p>
          </table:table-cell>
          <table:table-cell table:formula="of:=IF([.A319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65976495767953" calcext:value-type="float">
            <text:p>0.465976495767953</text:p>
          </table:table-cell>
          <table:table-cell table:formula="of:=IF([.A32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25310292162254" calcext:value-type="float">
            <text:p>-0.325310292162254</text:p>
          </table:table-cell>
          <table:table-cell table:formula="of:=IF([.A32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11706032005416" calcext:value-type="float">
            <text:p>-0.911706032005416</text:p>
          </table:table-cell>
          <table:table-cell table:formula="of:=IF([.A32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23879532511287" calcext:value-type="float">
            <text:p>-0.923879532511287</text:p>
          </table:table-cell>
          <table:table-cell table:formula="of:=IF([.A32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54163525420514" calcext:value-type="float">
            <text:p>-0.354163525420514</text:p>
          </table:table-cell>
          <table:table-cell table:formula="of:=IF([.A32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8616238538534" calcext:value-type="float">
            <text:p>0.438616238538534</text:p>
          </table:table-cell>
          <table:table-cell table:formula="of:=IF([.A32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5141168305766" calcext:value-type="float">
            <text:p>0.955141168305766</text:p>
          </table:table-cell>
          <table:table-cell table:formula="of:=IF([.A326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70086991108704" calcext:value-type="float">
            <text:p>0.870086991108704</text:p>
          </table:table-cell>
          <table:table-cell table:formula="of:=IF([.A32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37023605994376" calcext:value-type="float">
            <text:p>0.237023605994376</text:p>
          </table:table-cell>
          <table:table-cell table:formula="of:=IF([.A32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45324988422019" calcext:value-type="float">
            <text:p>-0.545324988422019</text:p>
          </table:table-cell>
          <table:table-cell table:formula="of:=IF([.A32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84210092386929" calcext:value-type="float">
            <text:p>-0.984210092386929</text:p>
          </table:table-cell>
          <table:table-cell table:formula="of:=IF([.A33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0320753148066" calcext:value-type="float">
            <text:p>-0.80320753148066</text:p>
          </table:table-cell>
          <table:table-cell table:formula="of:=IF([.A33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16318630911897" calcext:value-type="float">
            <text:p>-0.116318630911897</text:p>
          </table:table-cell>
          <table:table-cell table:formula="of:=IF([.A33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43831542889779" calcext:value-type="float">
            <text:p>0.643831542889779</text:p>
          </table:table-cell>
          <table:table-cell table:formula="of:=IF([.A33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8475580573296" calcext:value-type="float">
            <text:p>0.998475580573296</text:p>
          </table:table-cell>
          <table:table-cell table:formula="of:=IF([.A334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24247082951473" calcext:value-type="float">
            <text:p>0.724247082951473</text:p>
          </table:table-cell>
          <table:table-cell table:formula="of:=IF([.A33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613588464912144" calcext:value-type="float">
            <text:p>-0.00613588464912144</text:p>
          </table:table-cell>
          <table:table-cell table:formula="of:=IF([.A33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32654271672413" calcext:value-type="float">
            <text:p>-0.732654271672413</text:p>
          </table:table-cell>
          <table:table-cell table:formula="of:=IF([.A33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7723066644193" calcext:value-type="float">
            <text:p>-0.997723066644193</text:p>
          </table:table-cell>
          <table:table-cell table:formula="of:=IF([.A33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3439328416364" calcext:value-type="float">
            <text:p>-0.63439328416364</text:p>
          </table:table-cell>
          <table:table-cell table:formula="of:=IF([.A33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8498110793777" calcext:value-type="float">
            <text:p>0.128498110793777</text:p>
          </table:table-cell>
          <table:table-cell table:formula="of:=IF([.A34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0457198252604" calcext:value-type="float">
            <text:p>0.810457198252604</text:p>
          </table:table-cell>
          <table:table-cell table:formula="of:=IF([.A34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1963869109557" calcext:value-type="float">
            <text:p>0.981963869109557</text:p>
          </table:table-cell>
          <table:table-cell table:formula="of:=IF([.A342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34997619887125" calcext:value-type="float">
            <text:p>0.534997619887125</text:p>
          </table:table-cell>
          <table:table-cell table:formula="of:=IF([.A34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4892760574572" calcext:value-type="float">
            <text:p>-0.24892760574572</text:p>
          </table:table-cell>
          <table:table-cell table:formula="of:=IF([.A34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76070094195395" calcext:value-type="float">
            <text:p>-0.876070094195395</text:p>
          </table:table-cell>
          <table:table-cell table:formula="of:=IF([.A34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51435020969006" calcext:value-type="float">
            <text:p>-0.951435020969006</text:p>
          </table:table-cell>
          <table:table-cell table:formula="of:=IF([.A34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27555093430297" calcext:value-type="float">
            <text:p>-0.427555093430297</text:p>
          </table:table-cell>
          <table:table-cell table:formula="of:=IF([.A34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5612997804789" calcext:value-type="float">
            <text:p>0.365612997804789</text:p>
          </table:table-cell>
          <table:table-cell table:formula="of:=IF([.A34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8506080473213" calcext:value-type="float">
            <text:p>0.928506080473213</text:p>
          </table:table-cell>
          <table:table-cell table:formula="of:=IF([.A349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06595704514929" calcext:value-type="float">
            <text:p>0.906595704514929</text:p>
          </table:table-cell>
          <table:table-cell table:formula="of:=IF([.A35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3681740398892" calcext:value-type="float">
            <text:p>0.313681740398892</text:p>
          </table:table-cell>
          <table:table-cell table:formula="of:=IF([.A35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76799230063301" calcext:value-type="float">
            <text:p>-0.476799230063301</text:p>
          </table:table-cell>
          <table:table-cell table:formula="of:=IF([.A35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66976471044854" calcext:value-type="float">
            <text:p>-0.966976471044854</text:p>
          </table:table-cell>
          <table:table-cell table:formula="of:=IF([.A35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48120344803306" calcext:value-type="float">
            <text:p>-0.848120344803306</text:p>
          </table:table-cell>
          <table:table-cell table:formula="of:=IF([.A35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95090322016112" calcext:value-type="float">
            <text:p>-0.195090322016112</text:p>
          </table:table-cell>
          <table:table-cell table:formula="of:=IF([.A35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80813958095758" calcext:value-type="float">
            <text:p>0.580813958095758</text:p>
          </table:table-cell>
          <table:table-cell table:formula="of:=IF([.A35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0902635427776" calcext:value-type="float">
            <text:p>0.990902635427776</text:p>
          </table:table-cell>
          <table:table-cell table:formula="of:=IF([.A357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76888465673232" calcext:value-type="float">
            <text:p>0.776888465673232</text:p>
          </table:table-cell>
          <table:table-cell table:formula="of:=IF([.A35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5645635996918" calcext:value-type="float">
            <text:p>0.0735645635996918</text:p>
          </table:table-cell>
          <table:table-cell table:formula="of:=IF([.A35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76092703575322" calcext:value-type="float">
            <text:p>-0.676092703575322</text:p>
          </table:table-cell>
          <table:table-cell table:formula="of:=IF([.A36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9924701839144" calcext:value-type="float">
            <text:p>-0.999924701839144</text:p>
          </table:table-cell>
          <table:table-cell table:formula="of:=IF([.A36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93971460889642" calcext:value-type="float">
            <text:p>-0.693971460889642</text:p>
          </table:table-cell>
          <table:table-cell table:formula="of:=IF([.A36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906767432741" calcext:value-type="float">
            <text:p>0.04906767432741</text:p>
          </table:table-cell>
          <table:table-cell table:formula="of:=IF([.A36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61202385484241" calcext:value-type="float">
            <text:p>0.761202385484241</text:p>
          </table:table-cell>
          <table:table-cell table:formula="of:=IF([.A36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3906970002356" calcext:value-type="float">
            <text:p>0.993906970002356</text:p>
          </table:table-cell>
          <table:table-cell table:formula="of:=IF([.A365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00616479383888" calcext:value-type="float">
            <text:p>0.600616479383888</text:p>
          </table:table-cell>
          <table:table-cell table:formula="of:=IF([.A36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70961888760309" calcext:value-type="float">
            <text:p>-0.170961888760309</text:p>
          </table:table-cell>
          <table:table-cell table:formula="of:=IF([.A36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34862874986371" calcext:value-type="float">
            <text:p>-0.834862874986371</text:p>
          </table:table-cell>
          <table:table-cell table:formula="of:=IF([.A36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72939952205556" calcext:value-type="float">
            <text:p>-0.972939952205556</text:p>
          </table:table-cell>
          <table:table-cell table:formula="of:=IF([.A36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98227666972789" calcext:value-type="float">
            <text:p>-0.498227666972789</text:p>
          </table:table-cell>
          <table:table-cell table:formula="of:=IF([.A37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0284677254432" calcext:value-type="float">
            <text:p>0.290284677254432</text:p>
          </table:table-cell>
          <table:table-cell table:formula="of:=IF([.A37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5966249756185" calcext:value-type="float">
            <text:p>0.895966249756185</text:p>
          </table:table-cell>
          <table:table-cell table:formula="of:=IF([.A37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7339011912583" calcext:value-type="float">
            <text:p>0.937339011912583</text:p>
          </table:table-cell>
          <table:table-cell table:formula="of:=IF([.A373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88345046698819" calcext:value-type="float">
            <text:p>0.388345046698819</text:p>
          </table:table-cell>
          <table:table-cell table:formula="of:=IF([.A37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05241314004975" calcext:value-type="float">
            <text:p>-0.405241314004975</text:p>
          </table:table-cell>
          <table:table-cell table:formula="of:=IF([.A37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43593458161947" calcext:value-type="float">
            <text:p>-0.943593458161947</text:p>
          </table:table-cell>
          <table:table-cell table:formula="of:=IF([.A37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87639620402858" calcext:value-type="float">
            <text:p>-0.887639620402858</text:p>
          </table:table-cell>
          <table:table-cell table:formula="of:=IF([.A37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7262135544998" calcext:value-type="float">
            <text:p>-0.27262135544998</text:p>
          </table:table-cell>
          <table:table-cell table:formula="of:=IF([.A37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4102744193222" calcext:value-type="float">
            <text:p>0.514102744193222</text:p>
          </table:table-cell>
          <table:table-cell table:formula="of:=IF([.A37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7028142657749" calcext:value-type="float">
            <text:p>0.977028142657749</text:p>
          </table:table-cell>
          <table:table-cell table:formula="of:=IF([.A380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2458930278502" calcext:value-type="float">
            <text:p>0.82458930278502</text:p>
          </table:table-cell>
          <table:table-cell table:formula="of:=IF([.A38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2797185258459" calcext:value-type="float">
            <text:p>0.152797185258459</text:p>
          </table:table-cell>
          <table:table-cell table:formula="of:=IF([.A38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15231590580595" calcext:value-type="float">
            <text:p>-0.615231590580595</text:p>
          </table:table-cell>
          <table:table-cell table:formula="of:=IF([.A38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5767414467659" calcext:value-type="float">
            <text:p>-0.995767414467659</text:p>
          </table:table-cell>
          <table:table-cell table:formula="of:=IF([.A38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49136394523481" calcext:value-type="float">
            <text:p>-0.749136394523481</text:p>
          </table:table-cell>
          <table:table-cell table:formula="of:=IF([.A38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306748031766361" calcext:value-type="float">
            <text:p>-0.0306748031766361</text:p>
          </table:table-cell>
          <table:table-cell table:formula="of:=IF([.A38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7106781186531" calcext:value-type="float">
            <text:p>0.707106781186531</text:p>
          </table:table-cell>
          <table:table-cell table:formula="of:=IF([.A38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529417501093" calcext:value-type="float">
            <text:p>0.999529417501093</text:p>
          </table:table-cell>
          <table:table-cell table:formula="of:=IF([.A388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62415777590183" calcext:value-type="float">
            <text:p>0.662415777590183</text:p>
          </table:table-cell>
          <table:table-cell table:formula="of:=IF([.A38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91908956497093" calcext:value-type="float">
            <text:p>-0.091908956497093</text:p>
          </table:table-cell>
          <table:table-cell table:formula="of:=IF([.A39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88346427626602" calcext:value-type="float">
            <text:p>-0.788346427626602</text:p>
          </table:table-cell>
          <table:table-cell table:formula="of:=IF([.A39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88257567730754" calcext:value-type="float">
            <text:p>-0.988257567730754</text:p>
          </table:table-cell>
          <table:table-cell table:formula="of:=IF([.A39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65731810783613" calcext:value-type="float">
            <text:p>-0.565731810783613</text:p>
          </table:table-cell>
          <table:table-cell table:formula="of:=IF([.A39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3110319916068" calcext:value-type="float">
            <text:p>0.213110319916068</text:p>
          </table:table-cell>
          <table:table-cell table:formula="of:=IF([.A39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7728610000277" calcext:value-type="float">
            <text:p>0.857728610000277</text:p>
          </table:table-cell>
          <table:table-cell table:formula="of:=IF([.A39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2121404269046" calcext:value-type="float">
            <text:p>0.962121404269046</text:p>
          </table:table-cell>
          <table:table-cell table:formula="of:=IF([.A396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60538710958275" calcext:value-type="float">
            <text:p>0.460538710958275</text:p>
          </table:table-cell>
          <table:table-cell table:formula="of:=IF([.A39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3110630575987" calcext:value-type="float">
            <text:p>-0.33110630575987</text:p>
          </table:table-cell>
          <table:table-cell table:formula="of:=IF([.A39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14209755703518" calcext:value-type="float">
            <text:p>-0.914209755703518</text:p>
          </table:table-cell>
          <table:table-cell table:formula="of:=IF([.A39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21514039342042" calcext:value-type="float">
            <text:p>-0.921514039342042</text:p>
          </table:table-cell>
          <table:table-cell table:formula="of:=IF([.A40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48418680249457" calcext:value-type="float">
            <text:p>-0.348418680249457</text:p>
          </table:table-cell>
          <table:table-cell table:formula="of:=IF([.A40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4122144570437" calcext:value-type="float">
            <text:p>0.444122144570437</text:p>
          </table:table-cell>
          <table:table-cell table:formula="of:=IF([.A40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6940335732204" calcext:value-type="float">
            <text:p>0.956940335732204</text:p>
          </table:table-cell>
          <table:table-cell table:formula="of:=IF([.A403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67046245515712" calcext:value-type="float">
            <text:p>0.867046245515712</text:p>
          </table:table-cell>
          <table:table-cell table:formula="of:=IF([.A40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31058108280678" calcext:value-type="float">
            <text:p>0.231058108280678</text:p>
          </table:table-cell>
          <table:table-cell table:formula="of:=IF([.A40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50457972936579" calcext:value-type="float">
            <text:p>-0.550457972936579</text:p>
          </table:table-cell>
          <table:table-cell table:formula="of:=IF([.A40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85277642388941" calcext:value-type="float">
            <text:p>-0.985277642388941</text:p>
          </table:table-cell>
          <table:table-cell table:formula="of:=IF([.A40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99537269107919" calcext:value-type="float">
            <text:p>-0.799537269107919</text:p>
          </table:table-cell>
          <table:table-cell table:formula="of:=IF([.A40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10222207293874" calcext:value-type="float">
            <text:p>-0.110222207293874</text:p>
          </table:table-cell>
          <table:table-cell table:formula="of:=IF([.A40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48514401022101" calcext:value-type="float">
            <text:p>0.648514401022101</text:p>
          </table:table-cell>
          <table:table-cell table:formula="of:=IF([.A41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879545620517" calcext:value-type="float">
            <text:p>0.99879545620517</text:p>
          </table:table-cell>
          <table:table-cell table:formula="of:=IF([.A411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20002507961386" calcext:value-type="float">
            <text:p>0.720002507961386</text:p>
          </table:table-cell>
          <table:table-cell table:formula="of:=IF([.A41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122715382856886" calcext:value-type="float">
            <text:p>-0.0122715382856886</text:p>
          </table:table-cell>
          <table:table-cell table:formula="of:=IF([.A41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36816568877371" calcext:value-type="float">
            <text:p>-0.736816568877371</text:p>
          </table:table-cell>
          <table:table-cell table:formula="of:=IF([.A41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7290456678692" calcext:value-type="float">
            <text:p>-0.997290456678692</text:p>
          </table:table-cell>
          <table:table-cell table:formula="of:=IF([.A41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2963823891492" calcext:value-type="float">
            <text:p>-0.62963823891492</text:p>
          </table:table-cell>
          <table:table-cell table:formula="of:=IF([.A41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4580708507111" calcext:value-type="float">
            <text:p>0.134580708507111</text:p>
          </table:table-cell>
          <table:table-cell table:formula="of:=IF([.A41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4036329705926" calcext:value-type="float">
            <text:p>0.814036329705926</text:p>
          </table:table-cell>
          <table:table-cell table:formula="of:=IF([.A41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0785280403232" calcext:value-type="float">
            <text:p>0.980785280403232</text:p>
          </table:table-cell>
          <table:table-cell table:formula="of:=IF([.A419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29803624686321" calcext:value-type="float">
            <text:p>0.529803624686321</text:p>
          </table:table-cell>
          <table:table-cell table:formula="of:=IF([.A42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54865659604516" calcext:value-type="float">
            <text:p>-0.254865659604516</text:p>
          </table:table-cell>
          <table:table-cell table:formula="of:=IF([.A42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79012226428623" calcext:value-type="float">
            <text:p>-0.879012226428623</text:p>
          </table:table-cell>
          <table:table-cell table:formula="of:=IF([.A42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49528180593034" calcext:value-type="float">
            <text:p>-0.949528180593034</text:p>
          </table:table-cell>
          <table:table-cell table:formula="of:=IF([.A42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22000270799813" calcext:value-type="float">
            <text:p>-0.422000270799813</text:p>
          </table:table-cell>
          <table:table-cell table:formula="of:=IF([.A42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1317193951801" calcext:value-type="float">
            <text:p>0.371317193951801</text:p>
          </table:table-cell>
          <table:table-cell table:formula="of:=IF([.A42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0766961078981" calcext:value-type="float">
            <text:p>0.930766961078981</text:p>
          </table:table-cell>
          <table:table-cell table:formula="of:=IF([.A426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03989293123457" calcext:value-type="float">
            <text:p>0.903989293123457</text:p>
          </table:table-cell>
          <table:table-cell table:formula="of:=IF([.A42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07849640041533" calcext:value-type="float">
            <text:p>0.307849640041533</text:p>
          </table:table-cell>
          <table:table-cell table:formula="of:=IF([.A42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82183772079103" calcext:value-type="float">
            <text:p>-0.482183772079103</text:p>
          </table:table-cell>
          <table:table-cell table:formula="of:=IF([.A42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6852209427442" calcext:value-type="float">
            <text:p>-0.96852209427442</text:p>
          </table:table-cell>
          <table:table-cell table:formula="of:=IF([.A43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44853565249715" calcext:value-type="float">
            <text:p>-0.844853565249715</text:p>
          </table:table-cell>
          <table:table-cell table:formula="of:=IF([.A43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89068664149845" calcext:value-type="float">
            <text:p>-0.189068664149845</text:p>
          </table:table-cell>
          <table:table-cell table:formula="of:=IF([.A43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85797857456434" calcext:value-type="float">
            <text:p>0.585797857456434</text:p>
          </table:table-cell>
          <table:table-cell table:formula="of:=IF([.A43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1709753669096" calcext:value-type="float">
            <text:p>0.991709753669096</text:p>
          </table:table-cell>
          <table:table-cell table:formula="of:=IF([.A434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73010453362736" calcext:value-type="float">
            <text:p>0.773010453362736</text:p>
          </table:table-cell>
          <table:table-cell table:formula="of:=IF([.A43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74439195636867" calcext:value-type="float">
            <text:p>0.0674439195636867</text:p>
          </table:table-cell>
          <table:table-cell table:formula="of:=IF([.A43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8060099779546" calcext:value-type="float">
            <text:p>-0.68060099779546</text:p>
          </table:table-cell>
          <table:table-cell table:formula="of:=IF([.A43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9981175282601" calcext:value-type="float">
            <text:p>-0.999981175282601</text:p>
          </table:table-cell>
          <table:table-cell table:formula="of:=IF([.A43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89540544737095" calcext:value-type="float">
            <text:p>-0.689540544737095</text:p>
          </table:table-cell>
          <table:table-cell table:formula="of:=IF([.A43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51952443496836" calcext:value-type="float">
            <text:p>0.0551952443496836</text:p>
          </table:table-cell>
          <table:table-cell table:formula="of:=IF([.A44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65167265622439" calcext:value-type="float">
            <text:p>0.765167265622439</text:p>
          </table:table-cell>
          <table:table-cell table:formula="of:=IF([.A44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3211949234794" calcext:value-type="float">
            <text:p>0.993211949234794</text:p>
          </table:table-cell>
          <table:table-cell table:formula="of:=IF([.A442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95699304492452" calcext:value-type="float">
            <text:p>0.595699304492452</text:p>
          </table:table-cell>
          <table:table-cell table:formula="of:=IF([.A44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77004220412159" calcext:value-type="float">
            <text:p>-0.177004220412159</text:p>
          </table:table-cell>
          <table:table-cell table:formula="of:=IF([.A44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3822470555483" calcext:value-type="float">
            <text:p>-0.83822470555483</text:p>
          </table:table-cell>
          <table:table-cell table:formula="of:=IF([.A44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71503890986261" calcext:value-type="float">
            <text:p>-0.971503890986261</text:p>
          </table:table-cell>
          <table:table-cell table:formula="of:=IF([.A44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92898192229789" calcext:value-type="float">
            <text:p>-0.492898192229789</text:p>
          </table:table-cell>
          <table:table-cell table:formula="of:=IF([.A44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6150888243595" calcext:value-type="float">
            <text:p>0.296150888243595</text:p>
          </table:table-cell>
          <table:table-cell table:formula="of:=IF([.A44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8674465693955" calcext:value-type="float">
            <text:p>0.898674465693955</text:p>
          </table:table-cell>
          <table:table-cell table:formula="of:=IF([.A44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5183509938956" calcext:value-type="float">
            <text:p>0.935183509938956</text:p>
          </table:table-cell>
          <table:table-cell table:formula="of:=IF([.A450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8268343236508" calcext:value-type="float">
            <text:p>0.38268343236508</text:p>
          </table:table-cell>
          <table:table-cell table:formula="of:=IF([.A45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10843171057891" calcext:value-type="float">
            <text:p>-0.410843171057891</text:p>
          </table:table-cell>
          <table:table-cell table:formula="of:=IF([.A45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45607325380509" calcext:value-type="float">
            <text:p>-0.945607325380509</text:p>
          </table:table-cell>
          <table:table-cell table:formula="of:=IF([.A45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84797098430941" calcext:value-type="float">
            <text:p>-0.884797098430941</text:p>
          </table:table-cell>
          <table:table-cell table:formula="of:=IF([.A45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66712757474928" calcext:value-type="float">
            <text:p>-0.266712757474928</text:p>
          </table:table-cell>
          <table:table-cell table:formula="of:=IF([.A45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9355990165591" calcext:value-type="float">
            <text:p>0.519355990165591</text:p>
          </table:table-cell>
          <table:table-cell table:formula="of:=IF([.A45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8317370719623" calcext:value-type="float">
            <text:p>0.978317370719623</text:p>
          </table:table-cell>
          <table:table-cell table:formula="of:=IF([.A457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21102514991099" calcext:value-type="float">
            <text:p>0.821102514991099</text:p>
          </table:table-cell>
          <table:table-cell table:formula="of:=IF([.A45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6730474455376" calcext:value-type="float">
            <text:p>0.146730474455376</text:p>
          </table:table-cell>
          <table:table-cell table:formula="of:=IF([.A45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20057211763259" calcext:value-type="float">
            <text:p>-0.620057211763259</text:p>
          </table:table-cell>
          <table:table-cell table:formula="of:=IF([.A46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6312612182778" calcext:value-type="float">
            <text:p>-0.996312612182778</text:p>
          </table:table-cell>
          <table:table-cell table:formula="of:=IF([.A46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45057785441486" calcext:value-type="float">
            <text:p>-0.745057785441486</text:p>
          </table:table-cell>
          <table:table-cell table:formula="of:=IF([.A46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2454122852291" calcext:value-type="float">
            <text:p>-0.02454122852291</text:p>
          </table:table-cell>
          <table:table-cell table:formula="of:=IF([.A46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11432195745201" calcext:value-type="float">
            <text:p>0.711432195745201</text:p>
          </table:table-cell>
          <table:table-cell table:formula="of:=IF([.A46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322384588349" calcext:value-type="float">
            <text:p>0.999322384588349</text:p>
          </table:table-cell>
          <table:table-cell table:formula="of:=IF([.A465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57806693297089" calcext:value-type="float">
            <text:p>0.657806693297089</text:p>
          </table:table-cell>
          <table:table-cell table:formula="of:=IF([.A46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980171403295226" calcext:value-type="float">
            <text:p>-0.0980171403295226</text:p>
          </table:table-cell>
          <table:table-cell table:formula="of:=IF([.A46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92106577300209" calcext:value-type="float">
            <text:p>-0.792106577300209</text:p>
          </table:table-cell>
          <table:table-cell table:formula="of:=IF([.A46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87301418157863" calcext:value-type="float">
            <text:p>-0.987301418157863</text:p>
          </table:table-cell>
          <table:table-cell table:formula="of:=IF([.A46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60661576197334" calcext:value-type="float">
            <text:p>-0.560661576197334</text:p>
          </table:table-cell>
          <table:table-cell table:formula="of:=IF([.A47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9101240156848" calcext:value-type="float">
            <text:p>0.219101240156848</text:p>
          </table:table-cell>
          <table:table-cell table:formula="of:=IF([.A47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0866938637773" calcext:value-type="float">
            <text:p>0.860866938637773</text:p>
          </table:table-cell>
          <table:table-cell table:formula="of:=IF([.A47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043051941557" calcext:value-type="float">
            <text:p>0.96043051941557</text:p>
          </table:table-cell>
          <table:table-cell table:formula="of:=IF([.A473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55083587126378" calcext:value-type="float">
            <text:p>0.455083587126378</text:p>
          </table:table-cell>
          <table:table-cell table:formula="of:=IF([.A47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36889853392215" calcext:value-type="float">
            <text:p>-0.336889853392215</text:p>
          </table:table-cell>
          <table:table-cell table:formula="of:=IF([.A47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16679059921031" calcext:value-type="float">
            <text:p>-0.916679059921031</text:p>
          </table:table-cell>
          <table:table-cell table:formula="of:=IF([.A47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19113851690057" calcext:value-type="float">
            <text:p>-0.919113851690057</text:p>
          </table:table-cell>
          <table:table-cell table:formula="of:=IF([.A47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42660717312015" calcext:value-type="float">
            <text:p>-0.342660717312015</text:p>
          </table:table-cell>
          <table:table-cell table:formula="of:=IF([.A47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9611329654616" calcext:value-type="float">
            <text:p>0.449611329654616</text:p>
          </table:table-cell>
          <table:table-cell table:formula="of:=IF([.A47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8703474895868" calcext:value-type="float">
            <text:p>0.958703474895868</text:p>
          </table:table-cell>
          <table:table-cell table:formula="of:=IF([.A480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63972856121606" calcext:value-type="float">
            <text:p>0.863972856121606</text:p>
          </table:table-cell>
          <table:table-cell table:formula="of:=IF([.A48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5083911359798" calcext:value-type="float">
            <text:p>0.225083911359798</text:p>
          </table:table-cell>
          <table:table-cell table:formula="of:=IF([.A48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55570233019578" calcext:value-type="float">
            <text:p>-0.555570233019578</text:p>
          </table:table-cell>
          <table:table-cell table:formula="of:=IF([.A48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86308097244599" calcext:value-type="float">
            <text:p>-0.986308097244599</text:p>
          </table:table-cell>
          <table:table-cell table:formula="of:=IF([.A48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95836904608897" calcext:value-type="float">
            <text:p>-0.795836904608897</text:p>
          </table:table-cell>
          <table:table-cell table:formula="of:=IF([.A48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04121633872044" calcext:value-type="float">
            <text:p>-0.104121633872044</text:p>
          </table:table-cell>
          <table:table-cell table:formula="of:=IF([.A48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3172842953767" calcext:value-type="float">
            <text:p>0.653172842953767</text:p>
          </table:table-cell>
          <table:table-cell table:formula="of:=IF([.A48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077727752644" calcext:value-type="float">
            <text:p>0.999077727752644</text:p>
          </table:table-cell>
          <table:table-cell table:formula="of:=IF([.A488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15730825283822" calcext:value-type="float">
            <text:p>0.715730825283822</text:p>
          </table:table-cell>
          <table:table-cell table:formula="of:=IF([.A48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184067299057753" calcext:value-type="float">
            <text:p>-0.0184067299057753</text:p>
          </table:table-cell>
          <table:table-cell table:formula="of:=IF([.A49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40951125354961" calcext:value-type="float">
            <text:p>-0.740951125354961</text:p>
          </table:table-cell>
          <table:table-cell table:formula="of:=IF([.A49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6820299291167" calcext:value-type="float">
            <text:p>-0.996820299291167</text:p>
          </table:table-cell>
          <table:table-cell table:formula="of:=IF([.A49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24859488142378" calcext:value-type="float">
            <text:p>-0.624859488142378</text:p>
          </table:table-cell>
          <table:table-cell table:formula="of:=IF([.A49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0658239332836" calcext:value-type="float">
            <text:p>0.140658239332836</text:p>
          </table:table-cell>
          <table:table-cell table:formula="of:=IF([.A49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7584813151562" calcext:value-type="float">
            <text:p>0.817584813151562</text:p>
          </table:table-cell>
          <table:table-cell table:formula="of:=IF([.A49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9569765685442" calcext:value-type="float">
            <text:p>0.979569765685442</text:p>
          </table:table-cell>
          <table:table-cell table:formula="of:=IF([.A496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24589682678494" calcext:value-type="float">
            <text:p>0.524589682678494</text:p>
          </table:table-cell>
          <table:table-cell table:formula="of:=IF([.A49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60794117915279" calcext:value-type="float">
            <text:p>-0.260794117915279</text:p>
          </table:table-cell>
          <table:table-cell table:formula="of:=IF([.A49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81921264348345" calcext:value-type="float">
            <text:p>-0.881921264348345</text:p>
          </table:table-cell>
          <table:table-cell table:formula="of:=IF([.A49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47585591017738" calcext:value-type="float">
            <text:p>-0.947585591017738</text:p>
          </table:table-cell>
          <table:table-cell table:formula="of:=IF([.A50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16429560097649" calcext:value-type="float">
            <text:p>-0.416429560097649</text:p>
          </table:table-cell>
          <table:table-cell table:formula="of:=IF([.A50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7007410216384" calcext:value-type="float">
            <text:p>0.377007410216384</text:p>
          </table:table-cell>
          <table:table-cell table:formula="of:=IF([.A50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2992798834737" calcext:value-type="float">
            <text:p>0.932992798834737</text:p>
          </table:table-cell>
          <table:table-cell table:formula="of:=IF([.A503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01348847046035" calcext:value-type="float">
            <text:p>0.901348847046035</text:p>
          </table:table-cell>
          <table:table-cell table:formula="of:=IF([.A50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02005949319225" calcext:value-type="float">
            <text:p>0.302005949319225</text:p>
          </table:table-cell>
          <table:table-cell table:formula="of:=IF([.A50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87550160148418" calcext:value-type="float">
            <text:p>-0.487550160148418</text:p>
          </table:table-cell>
          <table:table-cell table:formula="of:=IF([.A50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70031253194547" calcext:value-type="float">
            <text:p>-0.970031253194547</text:p>
          </table:table-cell>
          <table:table-cell table:formula="of:=IF([.A50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41554977436905" calcext:value-type="float">
            <text:p>-0.841554977436905</text:p>
          </table:table-cell>
          <table:table-cell table:formula="of:=IF([.A50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83039887955178" calcext:value-type="float">
            <text:p>-0.183039887955178</text:p>
          </table:table-cell>
          <table:table-cell table:formula="of:=IF([.A50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9075970185887" calcext:value-type="float">
            <text:p>0.59075970185887</text:p>
          </table:table-cell>
          <table:table-cell table:formula="of:=IF([.A51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2479534598706" calcext:value-type="float">
            <text:p>0.992479534598706</text:p>
          </table:table-cell>
          <table:table-cell table:formula="of:=IF([.A511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69103337645578" calcext:value-type="float">
            <text:p>0.769103337645578</text:p>
          </table:table-cell>
          <table:table-cell table:formula="of:=IF([.A51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13207363022294" calcext:value-type="float">
            <text:p>0.0613207363022294</text:p>
          </table:table-cell>
          <table:table-cell table:formula="of:=IF([.A51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85083667772709" calcext:value-type="float">
            <text:p>-0.685083667772709</text:p>
          </table:table-cell>
          <table:table-cell table:formula="of:=IF([.A51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[.A51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85083667772727" calcext:value-type="float">
            <text:p>-0.685083667772727</text:p>
          </table:table-cell>
          <table:table-cell table:formula="of:=IF([.A51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1320736302204" calcext:value-type="float">
            <text:p>0.061320736302204</text:p>
          </table:table-cell>
          <table:table-cell table:formula="of:=IF([.A51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69103337645561" calcext:value-type="float">
            <text:p>0.769103337645561</text:p>
          </table:table-cell>
          <table:table-cell table:formula="of:=IF([.A51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247953459871" calcext:value-type="float">
            <text:p>0.99247953459871</text:p>
          </table:table-cell>
          <table:table-cell table:formula="of:=IF([.A519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90759701858891" calcext:value-type="float">
            <text:p>0.590759701858891</text:p>
          </table:table-cell>
          <table:table-cell table:formula="of:=IF([.A52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83039887955153" calcext:value-type="float">
            <text:p>-0.183039887955153</text:p>
          </table:table-cell>
          <table:table-cell table:formula="of:=IF([.A52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41554977436892" calcext:value-type="float">
            <text:p>-0.841554977436892</text:p>
          </table:table-cell>
          <table:table-cell table:formula="of:=IF([.A52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70031253194553" calcext:value-type="float">
            <text:p>-0.970031253194553</text:p>
          </table:table-cell>
          <table:table-cell table:formula="of:=IF([.A52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8755016014844" calcext:value-type="float">
            <text:p>-0.48755016014844</text:p>
          </table:table-cell>
          <table:table-cell table:formula="of:=IF([.A52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02005949319201" calcext:value-type="float">
            <text:p>0.302005949319201</text:p>
          </table:table-cell>
          <table:table-cell table:formula="of:=IF([.A52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01348847046024" calcext:value-type="float">
            <text:p>0.901348847046024</text:p>
          </table:table-cell>
          <table:table-cell table:formula="of:=IF([.A52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2992798834746" calcext:value-type="float">
            <text:p>0.932992798834746</text:p>
          </table:table-cell>
          <table:table-cell table:formula="of:=IF([.A527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7700741021646" calcext:value-type="float">
            <text:p>0.37700741021646</text:p>
          </table:table-cell>
          <table:table-cell table:formula="of:=IF([.A52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16429560097626" calcext:value-type="float">
            <text:p>-0.416429560097626</text:p>
          </table:table-cell>
          <table:table-cell table:formula="of:=IF([.A52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47585591017729" calcext:value-type="float">
            <text:p>-0.947585591017729</text:p>
          </table:table-cell>
          <table:table-cell table:formula="of:=IF([.A53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81921264348357" calcext:value-type="float">
            <text:p>-0.881921264348357</text:p>
          </table:table-cell>
          <table:table-cell table:formula="of:=IF([.A53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60794117915303" calcext:value-type="float">
            <text:p>-0.260794117915303</text:p>
          </table:table-cell>
          <table:table-cell table:formula="of:=IF([.A53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4589682678472" calcext:value-type="float">
            <text:p>0.524589682678472</text:p>
          </table:table-cell>
          <table:table-cell table:formula="of:=IF([.A53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9569765685436" calcext:value-type="float">
            <text:p>0.979569765685436</text:p>
          </table:table-cell>
          <table:table-cell table:formula="of:=IF([.A534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1758481315161" calcext:value-type="float">
            <text:p>0.81758481315161</text:p>
          </table:table-cell>
          <table:table-cell table:formula="of:=IF([.A53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0658239332861" calcext:value-type="float">
            <text:p>0.140658239332861</text:p>
          </table:table-cell>
          <table:table-cell table:formula="of:=IF([.A53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24859488142358" calcext:value-type="float">
            <text:p>-0.624859488142358</text:p>
          </table:table-cell>
          <table:table-cell table:formula="of:=IF([.A53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6820299291165" calcext:value-type="float">
            <text:p>-0.996820299291165</text:p>
          </table:table-cell>
          <table:table-cell table:formula="of:=IF([.A53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40951125354978" calcext:value-type="float">
            <text:p>-0.740951125354978</text:p>
          </table:table-cell>
          <table:table-cell table:formula="of:=IF([.A53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184067299058007" calcext:value-type="float">
            <text:p>-0.0184067299058007</text:p>
          </table:table-cell>
          <table:table-cell table:formula="of:=IF([.A54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15730825283805" calcext:value-type="float">
            <text:p>0.715730825283805</text:p>
          </table:table-cell>
          <table:table-cell table:formula="of:=IF([.A54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077727752647" calcext:value-type="float">
            <text:p>0.999077727752647</text:p>
          </table:table-cell>
          <table:table-cell table:formula="of:=IF([.A542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53172842953786" calcext:value-type="float">
            <text:p>0.653172842953786</text:p>
          </table:table-cell>
          <table:table-cell table:formula="of:=IF([.A54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04121633872018" calcext:value-type="float">
            <text:p>-0.104121633872018</text:p>
          </table:table-cell>
          <table:table-cell table:formula="of:=IF([.A54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95836904608881" calcext:value-type="float">
            <text:p>-0.795836904608881</text:p>
          </table:table-cell>
          <table:table-cell table:formula="of:=IF([.A54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86308097244603" calcext:value-type="float">
            <text:p>-0.986308097244603</text:p>
          </table:table-cell>
          <table:table-cell table:formula="of:=IF([.A54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55570233019599" calcext:value-type="float">
            <text:p>-0.555570233019599</text:p>
          </table:table-cell>
          <table:table-cell table:formula="of:=IF([.A54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5083911359773" calcext:value-type="float">
            <text:p>0.225083911359773</text:p>
          </table:table-cell>
          <table:table-cell table:formula="of:=IF([.A54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3972856121564" calcext:value-type="float">
            <text:p>0.863972856121564</text:p>
          </table:table-cell>
          <table:table-cell table:formula="of:=IF([.A54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8703474895875" calcext:value-type="float">
            <text:p>0.958703474895875</text:p>
          </table:table-cell>
          <table:table-cell table:formula="of:=IF([.A550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49611329654639" calcext:value-type="float">
            <text:p>0.449611329654639</text:p>
          </table:table-cell>
          <table:table-cell table:formula="of:=IF([.A55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42660717311991" calcext:value-type="float">
            <text:p>-0.342660717311991</text:p>
          </table:table-cell>
          <table:table-cell table:formula="of:=IF([.A55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19113851690047" calcext:value-type="float">
            <text:p>-0.919113851690047</text:p>
          </table:table-cell>
          <table:table-cell table:formula="of:=IF([.A55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16679059921041" calcext:value-type="float">
            <text:p>-0.916679059921041</text:p>
          </table:table-cell>
          <table:table-cell table:formula="of:=IF([.A55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36889853392239" calcext:value-type="float">
            <text:p>-0.336889853392239</text:p>
          </table:table-cell>
          <table:table-cell table:formula="of:=IF([.A55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5083587126304" calcext:value-type="float">
            <text:p>0.455083587126304</text:p>
          </table:table-cell>
          <table:table-cell table:formula="of:=IF([.A55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0430519415563" calcext:value-type="float">
            <text:p>0.960430519415563</text:p>
          </table:table-cell>
          <table:table-cell table:formula="of:=IF([.A557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60866938637786" calcext:value-type="float">
            <text:p>0.860866938637786</text:p>
          </table:table-cell>
          <table:table-cell table:formula="of:=IF([.A55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9101240156873" calcext:value-type="float">
            <text:p>0.219101240156873</text:p>
          </table:table-cell>
          <table:table-cell table:formula="of:=IF([.A55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60661576197313" calcext:value-type="float">
            <text:p>-0.560661576197313</text:p>
          </table:table-cell>
          <table:table-cell table:formula="of:=IF([.A56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87301418157859" calcext:value-type="float">
            <text:p>-0.987301418157859</text:p>
          </table:table-cell>
          <table:table-cell table:formula="of:=IF([.A56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92106577300224" calcext:value-type="float">
            <text:p>-0.792106577300224</text:p>
          </table:table-cell>
          <table:table-cell table:formula="of:=IF([.A56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980171403296045" calcext:value-type="float">
            <text:p>-0.0980171403296045</text:p>
          </table:table-cell>
          <table:table-cell table:formula="of:=IF([.A56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780669329707" calcext:value-type="float">
            <text:p>0.65780669329707</text:p>
          </table:table-cell>
          <table:table-cell table:formula="of:=IF([.A56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322384588348" calcext:value-type="float">
            <text:p>0.999322384588348</text:p>
          </table:table-cell>
          <table:table-cell table:formula="of:=IF([.A565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11432195745219" calcext:value-type="float">
            <text:p>0.711432195745219</text:p>
          </table:table-cell>
          <table:table-cell table:formula="of:=IF([.A56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245412285228845" calcext:value-type="float">
            <text:p>-0.0245412285228845</text:p>
          </table:table-cell>
          <table:table-cell table:formula="of:=IF([.A56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45057785441469" calcext:value-type="float">
            <text:p>-0.745057785441469</text:p>
          </table:table-cell>
          <table:table-cell table:formula="of:=IF([.A56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631261218278" calcext:value-type="float">
            <text:p>-0.99631261218278</text:p>
          </table:table-cell>
          <table:table-cell table:formula="of:=IF([.A56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20057211763324" calcext:value-type="float">
            <text:p>-0.620057211763324</text:p>
          </table:table-cell>
          <table:table-cell table:formula="of:=IF([.A57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673047445535" calcext:value-type="float">
            <text:p>0.14673047445535</text:p>
          </table:table-cell>
          <table:table-cell table:formula="of:=IF([.A57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1102514991084" calcext:value-type="float">
            <text:p>0.821102514991084</text:p>
          </table:table-cell>
          <table:table-cell table:formula="of:=IF([.A57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8317370719628" calcext:value-type="float">
            <text:p>0.978317370719628</text:p>
          </table:table-cell>
          <table:table-cell table:formula="of:=IF([.A573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19355990165613" calcext:value-type="float">
            <text:p>0.519355990165613</text:p>
          </table:table-cell>
          <table:table-cell table:formula="of:=IF([.A57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66712757474903" calcext:value-type="float">
            <text:p>-0.266712757474903</text:p>
          </table:table-cell>
          <table:table-cell table:formula="of:=IF([.A57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84797098430929" calcext:value-type="float">
            <text:p>-0.884797098430929</text:p>
          </table:table-cell>
          <table:table-cell table:formula="of:=IF([.A57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45607325380536" calcext:value-type="float">
            <text:p>-0.945607325380536</text:p>
          </table:table-cell>
          <table:table-cell table:formula="of:=IF([.A57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10843171057914" calcext:value-type="float">
            <text:p>-0.410843171057914</text:p>
          </table:table-cell>
          <table:table-cell table:formula="of:=IF([.A57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82683432365057" calcext:value-type="float">
            <text:p>0.382683432365057</text:p>
          </table:table-cell>
          <table:table-cell table:formula="of:=IF([.A57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5183509938947" calcext:value-type="float">
            <text:p>0.935183509938947</text:p>
          </table:table-cell>
          <table:table-cell table:formula="of:=IF([.A580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98674465693966" calcext:value-type="float">
            <text:p>0.898674465693966</text:p>
          </table:table-cell>
          <table:table-cell table:formula="of:=IF([.A58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6150888243619" calcext:value-type="float">
            <text:p>0.296150888243619</text:p>
          </table:table-cell>
          <table:table-cell table:formula="of:=IF([.A58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92898192229767" calcext:value-type="float">
            <text:p>-0.492898192229767</text:p>
          </table:table-cell>
          <table:table-cell table:formula="of:=IF([.A58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71503890986242" calcext:value-type="float">
            <text:p>-0.971503890986242</text:p>
          </table:table-cell>
          <table:table-cell table:formula="of:=IF([.A58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38224705554844" calcext:value-type="float">
            <text:p>-0.838224705554844</text:p>
          </table:table-cell>
          <table:table-cell table:formula="of:=IF([.A58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77004220412184" calcext:value-type="float">
            <text:p>-0.177004220412184</text:p>
          </table:table-cell>
          <table:table-cell table:formula="of:=IF([.A58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95699304492431" calcext:value-type="float">
            <text:p>0.595699304492431</text:p>
          </table:table-cell>
          <table:table-cell table:formula="of:=IF([.A58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3211949234791" calcext:value-type="float">
            <text:p>0.993211949234791</text:p>
          </table:table-cell>
          <table:table-cell table:formula="of:=IF([.A588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65167265622456" calcext:value-type="float">
            <text:p>0.765167265622456</text:p>
          </table:table-cell>
          <table:table-cell table:formula="of:=IF([.A58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51952443497091" calcext:value-type="float">
            <text:p>0.0551952443497091</text:p>
          </table:table-cell>
          <table:table-cell table:formula="of:=IF([.A59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89540544737035" calcext:value-type="float">
            <text:p>-0.689540544737035</text:p>
          </table:table-cell>
          <table:table-cell table:formula="of:=IF([.A59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9981175282601" calcext:value-type="float">
            <text:p>-0.999981175282601</text:p>
          </table:table-cell>
          <table:table-cell table:formula="of:=IF([.A59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80600997795479" calcext:value-type="float">
            <text:p>-0.680600997795479</text:p>
          </table:table-cell>
          <table:table-cell table:formula="of:=IF([.A59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74439195636613" calcext:value-type="float">
            <text:p>0.0674439195636613</text:p>
          </table:table-cell>
          <table:table-cell table:formula="of:=IF([.A59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301045336272" calcext:value-type="float">
            <text:p>0.77301045336272</text:p>
          </table:table-cell>
          <table:table-cell table:formula="of:=IF([.A59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1709753669099" calcext:value-type="float">
            <text:p>0.991709753669099</text:p>
          </table:table-cell>
          <table:table-cell table:formula="of:=IF([.A596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85797857456454" calcext:value-type="float">
            <text:p>0.585797857456454</text:p>
          </table:table-cell>
          <table:table-cell table:formula="of:=IF([.A59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89068664149764" calcext:value-type="float">
            <text:p>-0.189068664149764</text:p>
          </table:table-cell>
          <table:table-cell table:formula="of:=IF([.A59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44853565249701" calcext:value-type="float">
            <text:p>-0.844853565249701</text:p>
          </table:table-cell>
          <table:table-cell table:formula="of:=IF([.A59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68522094274426" calcext:value-type="float">
            <text:p>-0.968522094274426</text:p>
          </table:table-cell>
          <table:table-cell table:formula="of:=IF([.A60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82183772079125" calcext:value-type="float">
            <text:p>-0.482183772079125</text:p>
          </table:table-cell>
          <table:table-cell table:formula="of:=IF([.A60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07849640041509" calcext:value-type="float">
            <text:p>0.307849640041509</text:p>
          </table:table-cell>
          <table:table-cell table:formula="of:=IF([.A60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03989293123446" calcext:value-type="float">
            <text:p>0.903989293123446</text:p>
          </table:table-cell>
          <table:table-cell table:formula="of:=IF([.A60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0766961078991" calcext:value-type="float">
            <text:p>0.930766961078991</text:p>
          </table:table-cell>
          <table:table-cell table:formula="of:=IF([.A604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71317193951878" calcext:value-type="float">
            <text:p>0.371317193951878</text:p>
          </table:table-cell>
          <table:table-cell table:formula="of:=IF([.A60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2200027079979" calcext:value-type="float">
            <text:p>-0.42200027079979</text:p>
          </table:table-cell>
          <table:table-cell table:formula="of:=IF([.A60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49528180593026" calcext:value-type="float">
            <text:p>-0.949528180593026</text:p>
          </table:table-cell>
          <table:table-cell table:formula="of:=IF([.A60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79012226428635" calcext:value-type="float">
            <text:p>-0.879012226428635</text:p>
          </table:table-cell>
          <table:table-cell table:formula="of:=IF([.A60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54865659604541" calcext:value-type="float">
            <text:p>-0.254865659604541</text:p>
          </table:table-cell>
          <table:table-cell table:formula="of:=IF([.A60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98036246863" calcext:value-type="float">
            <text:p>0.5298036246863</text:p>
          </table:table-cell>
          <table:table-cell table:formula="of:=IF([.A61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0785280403227" calcext:value-type="float">
            <text:p>0.980785280403227</text:p>
          </table:table-cell>
          <table:table-cell table:formula="of:=IF([.A611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14036329705973" calcext:value-type="float">
            <text:p>0.814036329705973</text:p>
          </table:table-cell>
          <table:table-cell table:formula="of:=IF([.A61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4580708507137" calcext:value-type="float">
            <text:p>0.134580708507137</text:p>
          </table:table-cell>
          <table:table-cell table:formula="of:=IF([.A61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296382389149" calcext:value-type="float">
            <text:p>-0.6296382389149</text:p>
          </table:table-cell>
          <table:table-cell table:formula="of:=IF([.A61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729045667869" calcext:value-type="float">
            <text:p>-0.99729045667869</text:p>
          </table:table-cell>
          <table:table-cell table:formula="of:=IF([.A61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36816568877388" calcext:value-type="float">
            <text:p>-0.736816568877388</text:p>
          </table:table-cell>
          <table:table-cell table:formula="of:=IF([.A61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122715382857141" calcext:value-type="float">
            <text:p>-0.0122715382857141</text:p>
          </table:table-cell>
          <table:table-cell table:formula="of:=IF([.A61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20002507961369" calcext:value-type="float">
            <text:p>0.720002507961369</text:p>
          </table:table-cell>
          <table:table-cell table:formula="of:=IF([.A61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8795456205175" calcext:value-type="float">
            <text:p>0.998795456205175</text:p>
          </table:table-cell>
          <table:table-cell table:formula="of:=IF([.A619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4851440102212" calcext:value-type="float">
            <text:p>0.64851440102212</text:p>
          </table:table-cell>
          <table:table-cell table:formula="of:=IF([.A62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10222207293849" calcext:value-type="float">
            <text:p>-0.110222207293849</text:p>
          </table:table-cell>
          <table:table-cell table:formula="of:=IF([.A62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99537269107904" calcext:value-type="float">
            <text:p>-0.799537269107904</text:p>
          </table:table-cell>
          <table:table-cell table:formula="of:=IF([.A62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85277642388946" calcext:value-type="float">
            <text:p>-0.985277642388946</text:p>
          </table:table-cell>
          <table:table-cell table:formula="of:=IF([.A62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504579729366" calcext:value-type="float">
            <text:p>-0.5504579729366</text:p>
          </table:table-cell>
          <table:table-cell table:formula="of:=IF([.A62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31058108280653" calcext:value-type="float">
            <text:p>0.231058108280653</text:p>
          </table:table-cell>
          <table:table-cell table:formula="of:=IF([.A62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7046245515671" calcext:value-type="float">
            <text:p>0.867046245515671</text:p>
          </table:table-cell>
          <table:table-cell table:formula="of:=IF([.A62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6940335732212" calcext:value-type="float">
            <text:p>0.956940335732212</text:p>
          </table:table-cell>
          <table:table-cell table:formula="of:=IF([.A627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4412214457046" calcext:value-type="float">
            <text:p>0.44412214457046</text:p>
          </table:table-cell>
          <table:table-cell table:formula="of:=IF([.A62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48418680249433" calcext:value-type="float">
            <text:p>-0.348418680249433</text:p>
          </table:table-cell>
          <table:table-cell table:formula="of:=IF([.A62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21514039342032" calcext:value-type="float">
            <text:p>-0.921514039342032</text:p>
          </table:table-cell>
          <table:table-cell table:formula="of:=IF([.A63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14209755703551" calcext:value-type="float">
            <text:p>-0.914209755703551</text:p>
          </table:table-cell>
          <table:table-cell table:formula="of:=IF([.A63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31106305759894" calcext:value-type="float">
            <text:p>-0.331106305759894</text:p>
          </table:table-cell>
          <table:table-cell table:formula="of:=IF([.A63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0538710958253" calcext:value-type="float">
            <text:p>0.460538710958253</text:p>
          </table:table-cell>
          <table:table-cell table:formula="of:=IF([.A63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2121404269023" calcext:value-type="float">
            <text:p>0.962121404269023</text:p>
          </table:table-cell>
          <table:table-cell table:formula="of:=IF([.A634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5772861000029" calcext:value-type="float">
            <text:p>0.85772861000029</text:p>
          </table:table-cell>
          <table:table-cell table:formula="of:=IF([.A63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3110319916093" calcext:value-type="float">
            <text:p>0.213110319916093</text:p>
          </table:table-cell>
          <table:table-cell table:formula="of:=IF([.A63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65731810783638" calcext:value-type="float">
            <text:p>-0.565731810783638</text:p>
          </table:table-cell>
          <table:table-cell table:formula="of:=IF([.A63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88257567730742" calcext:value-type="float">
            <text:p>-0.988257567730742</text:p>
          </table:table-cell>
          <table:table-cell table:formula="of:=IF([.A63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88346427626617" calcext:value-type="float">
            <text:p>-0.788346427626617</text:p>
          </table:table-cell>
          <table:table-cell table:formula="of:=IF([.A63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919089564971183" calcext:value-type="float">
            <text:p>-0.0919089564971183</text:p>
          </table:table-cell>
          <table:table-cell table:formula="of:=IF([.A64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62415777590122" calcext:value-type="float">
            <text:p>0.662415777590122</text:p>
          </table:table-cell>
          <table:table-cell table:formula="of:=IF([.A64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529417501092" calcext:value-type="float">
            <text:p>0.999529417501092</text:p>
          </table:table-cell>
          <table:table-cell table:formula="of:=IF([.A642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07106781186549" calcext:value-type="float">
            <text:p>0.707106781186549</text:p>
          </table:table-cell>
          <table:table-cell table:formula="of:=IF([.A64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306748031766674" calcext:value-type="float">
            <text:p>-0.0306748031766674</text:p>
          </table:table-cell>
          <table:table-cell table:formula="of:=IF([.A64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49136394523426" calcext:value-type="float">
            <text:p>-0.749136394523426</text:p>
          </table:table-cell>
          <table:table-cell table:formula="of:=IF([.A64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5767414467662" calcext:value-type="float">
            <text:p>-0.995767414467662</text:p>
          </table:table-cell>
          <table:table-cell table:formula="of:=IF([.A64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15231590580615" calcext:value-type="float">
            <text:p>-0.615231590580615</text:p>
          </table:table-cell>
          <table:table-cell table:formula="of:=IF([.A64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2797185258378" calcext:value-type="float">
            <text:p>0.152797185258378</text:p>
          </table:table-cell>
          <table:table-cell table:formula="of:=IF([.A64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4589302785006" calcext:value-type="float">
            <text:p>0.824589302785006</text:p>
          </table:table-cell>
          <table:table-cell table:formula="of:=IF([.A64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7028142657755" calcext:value-type="float">
            <text:p>0.977028142657755</text:p>
          </table:table-cell>
          <table:table-cell table:formula="of:=IF([.A650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14102744193195" calcext:value-type="float">
            <text:p>0.514102744193195</text:p>
          </table:table-cell>
          <table:table-cell table:formula="of:=IF([.A65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72621355449901" calcext:value-type="float">
            <text:p>-0.272621355449901</text:p>
          </table:table-cell>
          <table:table-cell table:formula="of:=IF([.A65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87639620402846" calcext:value-type="float">
            <text:p>-0.887639620402846</text:p>
          </table:table-cell>
          <table:table-cell table:formula="of:=IF([.A65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43593458161956" calcext:value-type="float">
            <text:p>-0.943593458161956</text:p>
          </table:table-cell>
          <table:table-cell table:formula="of:=IF([.A65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05241314005051" calcext:value-type="float">
            <text:p>-0.405241314005051</text:p>
          </table:table-cell>
          <table:table-cell table:formula="of:=IF([.A65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88345046698795" calcext:value-type="float">
            <text:p>0.388345046698795</text:p>
          </table:table-cell>
          <table:table-cell table:formula="of:=IF([.A65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7339011912574" calcext:value-type="float">
            <text:p>0.937339011912574</text:p>
          </table:table-cell>
          <table:table-cell table:formula="of:=IF([.A657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95966249756171" calcext:value-type="float">
            <text:p>0.895966249756171</text:p>
          </table:table-cell>
          <table:table-cell table:formula="of:=IF([.A65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028467725451" calcext:value-type="float">
            <text:p>0.29028467725451</text:p>
          </table:table-cell>
          <table:table-cell table:formula="of:=IF([.A65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98227666972767" calcext:value-type="float">
            <text:p>-0.498227666972767</text:p>
          </table:table-cell>
          <table:table-cell table:formula="of:=IF([.A66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72939952205564" calcext:value-type="float">
            <text:p>-0.972939952205564</text:p>
          </table:table-cell>
          <table:table-cell table:formula="of:=IF([.A66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34862874986417" calcext:value-type="float">
            <text:p>-0.834862874986417</text:p>
          </table:table-cell>
          <table:table-cell table:formula="of:=IF([.A66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70961888760334" calcext:value-type="float">
            <text:p>-0.170961888760334</text:p>
          </table:table-cell>
          <table:table-cell table:formula="of:=IF([.A66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00616479383868" calcext:value-type="float">
            <text:p>0.600616479383868</text:p>
          </table:table-cell>
          <table:table-cell table:formula="of:=IF([.A66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390697000236" calcext:value-type="float">
            <text:p>0.99390697000236</text:p>
          </table:table-cell>
          <table:table-cell table:formula="of:=IF([.A665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61202385484294" calcext:value-type="float">
            <text:p>0.761202385484294</text:p>
          </table:table-cell>
          <table:table-cell table:formula="of:=IF([.A66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90676743274354" calcext:value-type="float">
            <text:p>0.0490676743274354</text:p>
          </table:table-cell>
          <table:table-cell table:formula="of:=IF([.A66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93971460889665" calcext:value-type="float">
            <text:p>-0.693971460889665</text:p>
          </table:table-cell>
          <table:table-cell table:formula="of:=IF([.A66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9924701839145" calcext:value-type="float">
            <text:p>-0.999924701839145</text:p>
          </table:table-cell>
          <table:table-cell table:formula="of:=IF([.A66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76092703575341" calcext:value-type="float">
            <text:p>-0.676092703575341</text:p>
          </table:table-cell>
          <table:table-cell table:formula="of:=IF([.A67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5645635996664" calcext:value-type="float">
            <text:p>0.0735645635996664</text:p>
          </table:table-cell>
          <table:table-cell table:formula="of:=IF([.A67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6888465673252" calcext:value-type="float">
            <text:p>0.776888465673252</text:p>
          </table:table-cell>
          <table:table-cell table:formula="of:=IF([.A67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0902635427787" calcext:value-type="float">
            <text:p>0.990902635427787</text:p>
          </table:table-cell>
          <table:table-cell table:formula="of:=IF([.A673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80813958095779" calcext:value-type="float">
            <text:p>0.580813958095779</text:p>
          </table:table-cell>
          <table:table-cell table:formula="of:=IF([.A67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95090322016143" calcext:value-type="float">
            <text:p>-0.195090322016143</text:p>
          </table:table-cell>
          <table:table-cell table:formula="of:=IF([.A67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48120344803262" calcext:value-type="float">
            <text:p>-0.848120344803262</text:p>
          </table:table-cell>
          <table:table-cell table:formula="of:=IF([.A67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66976471044861" calcext:value-type="float">
            <text:p>-0.966976471044861</text:p>
          </table:table-cell>
          <table:table-cell table:formula="of:=IF([.A67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76799230063323" calcext:value-type="float">
            <text:p>-0.476799230063323</text:p>
          </table:table-cell>
          <table:table-cell table:formula="of:=IF([.A67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3681740398922" calcext:value-type="float">
            <text:p>0.313681740398922</text:p>
          </table:table-cell>
          <table:table-cell table:formula="of:=IF([.A67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06595704514895" calcext:value-type="float">
            <text:p>0.906595704514895</text:p>
          </table:table-cell>
          <table:table-cell table:formula="of:=IF([.A68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8506080473222" calcext:value-type="float">
            <text:p>0.928506080473222</text:p>
          </table:table-cell>
          <table:table-cell table:formula="of:=IF([.A681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6561299780476" calcext:value-type="float">
            <text:p>0.36561299780476</text:p>
          </table:table-cell>
          <table:table-cell table:formula="of:=IF([.A68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27555093430223" calcext:value-type="float">
            <text:p>-0.427555093430223</text:p>
          </table:table-cell>
          <table:table-cell table:formula="of:=IF([.A68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51435020968998" calcext:value-type="float">
            <text:p>-0.951435020968998</text:p>
          </table:table-cell>
          <table:table-cell table:formula="of:=IF([.A68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76070094195407" calcext:value-type="float">
            <text:p>-0.876070094195407</text:p>
          </table:table-cell>
          <table:table-cell table:formula="of:=IF([.A68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48927605745689" calcext:value-type="float">
            <text:p>-0.248927605745689</text:p>
          </table:table-cell>
          <table:table-cell table:formula="of:=IF([.A68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4997619887055" calcext:value-type="float">
            <text:p>0.534997619887055</text:p>
          </table:table-cell>
          <table:table-cell table:formula="of:=IF([.A68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1963869109552" calcext:value-type="float">
            <text:p>0.981963869109552</text:p>
          </table:table-cell>
          <table:table-cell table:formula="of:=IF([.A688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10457198252586" calcext:value-type="float">
            <text:p>0.810457198252586</text:p>
          </table:table-cell>
          <table:table-cell table:formula="of:=IF([.A68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8498110793858" calcext:value-type="float">
            <text:p>0.128498110793858</text:p>
          </table:table-cell>
          <table:table-cell table:formula="of:=IF([.A69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3439328416362" calcext:value-type="float">
            <text:p>-0.63439328416362</text:p>
          </table:table-cell>
          <table:table-cell table:formula="of:=IF([.A69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7723066644192" calcext:value-type="float">
            <text:p>-0.997723066644192</text:p>
          </table:table-cell>
          <table:table-cell table:formula="of:=IF([.A69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32654271672391" calcext:value-type="float">
            <text:p>-0.732654271672391</text:p>
          </table:table-cell>
          <table:table-cell table:formula="of:=IF([.A69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613588464920375" calcext:value-type="float">
            <text:p>-0.00613588464920375</text:p>
          </table:table-cell>
          <table:table-cell table:formula="of:=IF([.A69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24247082951455" calcext:value-type="float">
            <text:p>0.724247082951455</text:p>
          </table:table-cell>
          <table:table-cell table:formula="of:=IF([.A69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8475580573294" calcext:value-type="float">
            <text:p>0.998475580573294</text:p>
          </table:table-cell>
          <table:table-cell table:formula="of:=IF([.A696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43831542889842" calcext:value-type="float">
            <text:p>0.643831542889842</text:p>
          </table:table-cell>
          <table:table-cell table:formula="of:=IF([.A69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16318630911872" calcext:value-type="float">
            <text:p>-0.116318630911872</text:p>
          </table:table-cell>
          <table:table-cell table:formula="of:=IF([.A69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03207531480645" calcext:value-type="float">
            <text:p>-0.803207531480645</text:p>
          </table:table-cell>
          <table:table-cell table:formula="of:=IF([.A69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84210092386923" calcext:value-type="float">
            <text:p>-0.984210092386923</text:p>
          </table:table-cell>
          <table:table-cell table:formula="of:=IF([.A70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45324988422088" calcext:value-type="float">
            <text:p>-0.545324988422088</text:p>
          </table:table-cell>
          <table:table-cell table:formula="of:=IF([.A70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37023605994351" calcext:value-type="float">
            <text:p>0.237023605994351</text:p>
          </table:table-cell>
          <table:table-cell table:formula="of:=IF([.A70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0086991108719" calcext:value-type="float">
            <text:p>0.870086991108719</text:p>
          </table:table-cell>
          <table:table-cell table:formula="of:=IF([.A70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514116830579" calcext:value-type="float">
            <text:p>0.95514116830579</text:p>
          </table:table-cell>
          <table:table-cell table:formula="of:=IF([.A704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38616238538557" calcext:value-type="float">
            <text:p>0.438616238538557</text:p>
          </table:table-cell>
          <table:table-cell table:formula="of:=IF([.A70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5416352542049" calcext:value-type="float">
            <text:p>-0.35416352542049</text:p>
          </table:table-cell>
          <table:table-cell table:formula="of:=IF([.A70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23879532511299" calcext:value-type="float">
            <text:p>-0.923879532511299</text:p>
          </table:table-cell>
          <table:table-cell table:formula="of:=IF([.A70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1170603200545" calcext:value-type="float">
            <text:p>-0.91170603200545</text:p>
          </table:table-cell>
          <table:table-cell table:formula="of:=IF([.A70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25310292162278" calcext:value-type="float">
            <text:p>-0.325310292162278</text:p>
          </table:table-cell>
          <table:table-cell table:formula="of:=IF([.A70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597649576798" calcext:value-type="float">
            <text:p>0.46597649576798</text:p>
          </table:table-cell>
          <table:table-cell table:formula="of:=IF([.A71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3776065795423" calcext:value-type="float">
            <text:p>0.963776065795423</text:p>
          </table:table-cell>
          <table:table-cell table:formula="of:=IF([.A711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54557988365417" calcext:value-type="float">
            <text:p>0.854557988365417</text:p>
          </table:table-cell>
          <table:table-cell table:formula="of:=IF([.A71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7111376192219" calcext:value-type="float">
            <text:p>0.207111376192219</text:p>
          </table:table-cell>
          <table:table-cell table:formula="of:=IF([.A71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70780745886994" calcext:value-type="float">
            <text:p>-0.570780745886994</text:p>
          </table:table-cell>
          <table:table-cell table:formula="of:=IF([.A71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89176509964774" calcext:value-type="float">
            <text:p>-0.989176509964774</text:p>
          </table:table-cell>
          <table:table-cell table:formula="of:=IF([.A71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84556597155585" calcext:value-type="float">
            <text:p>-0.784556597155585</text:p>
          </table:table-cell>
          <table:table-cell table:formula="of:=IF([.A71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857973123444237" calcext:value-type="float">
            <text:p>-0.0857973123444237</text:p>
          </table:table-cell>
          <table:table-cell table:formula="of:=IF([.A71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66999922303589" calcext:value-type="float">
            <text:p>0.666999922303589</text:p>
          </table:table-cell>
          <table:table-cell table:formula="of:=IF([.A71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698818696204" calcext:value-type="float">
            <text:p>0.999698818696204</text:p>
          </table:table-cell>
          <table:table-cell table:formula="of:=IF([.A719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02754744457225" calcext:value-type="float">
            <text:p>0.702754744457225</text:p>
          </table:table-cell>
          <table:table-cell table:formula="of:=IF([.A72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368072229413914" calcext:value-type="float">
            <text:p>-0.0368072229413914</text:p>
          </table:table-cell>
          <table:table-cell table:formula="of:=IF([.A72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5318679904358" calcext:value-type="float">
            <text:p>-0.75318679904358</text:p>
          </table:table-cell>
          <table:table-cell table:formula="of:=IF([.A72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5184726672199" calcext:value-type="float">
            <text:p>-0.995184726672199</text:p>
          </table:table-cell>
          <table:table-cell table:formula="of:=IF([.A72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10382806276297" calcext:value-type="float">
            <text:p>-0.610382806276297</text:p>
          </table:table-cell>
          <table:table-cell table:formula="of:=IF([.A72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8858143333797" calcext:value-type="float">
            <text:p>0.158858143333797</text:p>
          </table:table-cell>
          <table:table-cell table:formula="of:=IF([.A72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8045045257738" calcext:value-type="float">
            <text:p>0.828045045257738</text:p>
          </table:table-cell>
          <table:table-cell table:formula="of:=IF([.A72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5702130038529" calcext:value-type="float">
            <text:p>0.975702130038529</text:p>
          </table:table-cell>
          <table:table-cell table:formula="of:=IF([.A727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08830142543079" calcext:value-type="float">
            <text:p>0.508830142543079</text:p>
          </table:table-cell>
          <table:table-cell table:formula="of:=IF([.A72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78519689385007" calcext:value-type="float">
            <text:p>-0.278519689385007</text:p>
          </table:table-cell>
          <table:table-cell table:formula="of:=IF([.A72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90448723244751" calcext:value-type="float">
            <text:p>-0.890448723244751</text:p>
          </table:table-cell>
          <table:table-cell table:formula="of:=IF([.A73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41544065183015" calcext:value-type="float">
            <text:p>-0.941544065183015</text:p>
          </table:table-cell>
          <table:table-cell table:formula="of:=IF([.A73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99624199845706" calcext:value-type="float">
            <text:p>-0.399624199845706</text:p>
          </table:table-cell>
          <table:table-cell table:formula="of:=IF([.A73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93992040061019" calcext:value-type="float">
            <text:p>0.393992040061019</text:p>
          </table:table-cell>
          <table:table-cell table:formula="of:=IF([.A73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945922360219" calcext:value-type="float">
            <text:p>0.93945922360219</text:p>
          </table:table-cell>
          <table:table-cell table:formula="of:=IF([.A734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93224301195501" calcext:value-type="float">
            <text:p>0.893224301195501</text:p>
          </table:table-cell>
          <table:table-cell table:formula="of:=IF([.A73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4407537211318" calcext:value-type="float">
            <text:p>0.284407537211318</text:p>
          </table:table-cell>
          <table:table-cell table:formula="of:=IF([.A73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03538383725704" calcext:value-type="float">
            <text:p>-0.503538383725704</text:p>
          </table:table-cell>
          <table:table-cell table:formula="of:=IF([.A73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7433938278558" calcext:value-type="float">
            <text:p>-0.97433938278558</text:p>
          </table:table-cell>
          <table:table-cell table:formula="of:=IF([.A73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31469612302581" calcext:value-type="float">
            <text:p>-0.831469612302581</text:p>
          </table:table-cell>
          <table:table-cell table:formula="of:=IF([.A73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64913120490001" calcext:value-type="float">
            <text:p>-0.164913120490001</text:p>
          </table:table-cell>
          <table:table-cell table:formula="of:=IF([.A74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05511041404326" calcext:value-type="float">
            <text:p>0.605511041404326</text:p>
          </table:table-cell>
          <table:table-cell table:formula="of:=IF([.A74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4564570734259" calcext:value-type="float">
            <text:p>0.994564570734259</text:p>
          </table:table-cell>
          <table:table-cell table:formula="of:=IF([.A742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57208846506516" calcext:value-type="float">
            <text:p>0.757208846506516</text:p>
          </table:table-cell>
          <table:table-cell table:formula="of:=IF([.A74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29382569349565" calcext:value-type="float">
            <text:p>0.0429382569349565</text:p>
          </table:table-cell>
          <table:table-cell table:formula="of:=IF([.A74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98376249408985" calcext:value-type="float">
            <text:p>-0.698376249408985</text:p>
          </table:table-cell>
          <table:table-cell table:formula="of:=IF([.A74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9830581795825" calcext:value-type="float">
            <text:p>-0.999830581795825</text:p>
          </table:table-cell>
          <table:table-cell table:formula="of:=IF([.A74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71558954847042" calcext:value-type="float">
            <text:p>-0.671558954847042</text:p>
          </table:table-cell>
          <table:table-cell table:formula="of:=IF([.A74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96824379714308" calcext:value-type="float">
            <text:p>0.0796824379714308</text:p>
          </table:table-cell>
          <table:table-cell table:formula="of:=IF([.A74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80737228572044" calcext:value-type="float">
            <text:p>0.780737228572044</text:p>
          </table:table-cell>
          <table:table-cell table:formula="of:=IF([.A74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0058210262304" calcext:value-type="float">
            <text:p>0.990058210262304</text:p>
          </table:table-cell>
          <table:table-cell table:formula="of:=IF([.A750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75808191417858" calcext:value-type="float">
            <text:p>0.575808191417858</text:p>
          </table:table-cell>
          <table:table-cell table:formula="of:=IF([.A75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01104634842109" calcext:value-type="float">
            <text:p>-0.201104634842109</text:p>
          </table:table-cell>
          <table:table-cell table:formula="of:=IF([.A75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51355193105231" calcext:value-type="float">
            <text:p>-0.851355193105231</text:p>
          </table:table-cell>
          <table:table-cell table:formula="of:=IF([.A75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65394441697698" calcext:value-type="float">
            <text:p>-0.965394441697698</text:p>
          </table:table-cell>
          <table:table-cell table:formula="of:=IF([.A75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71396736825997" calcext:value-type="float">
            <text:p>-0.471396736825997</text:p>
          </table:table-cell>
          <table:table-cell table:formula="of:=IF([.A75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950203081594" calcext:value-type="float">
            <text:p>0.31950203081594</text:p>
          </table:table-cell>
          <table:table-cell table:formula="of:=IF([.A75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09167983090503" calcext:value-type="float">
            <text:p>0.909167983090503</text:p>
          </table:table-cell>
          <table:table-cell table:formula="of:=IF([.A75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6210242138317" calcext:value-type="float">
            <text:p>0.926210242138317</text:p>
          </table:table-cell>
          <table:table-cell table:formula="of:=IF([.A758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59895036534972" calcext:value-type="float">
            <text:p>0.359895036534972</text:p>
          </table:table-cell>
          <table:table-cell table:formula="of:=IF([.A75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33093818853094" calcext:value-type="float">
            <text:p>-0.433093818853094</text:p>
          </table:table-cell>
          <table:table-cell table:formula="of:=IF([.A76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53306040354184" calcext:value-type="float">
            <text:p>-0.953306040354184</text:p>
          </table:table-cell>
          <table:table-cell table:formula="of:=IF([.A76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7309497841829" calcext:value-type="float">
            <text:p>-0.87309497841829</text:p>
          </table:table-cell>
          <table:table-cell table:formula="of:=IF([.A76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42980179903342" calcext:value-type="float">
            <text:p>-0.242980179903342</text:p>
          </table:table-cell>
          <table:table-cell table:formula="of:=IF([.A76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40171472729853" calcext:value-type="float">
            <text:p>0.540171472729853</text:p>
          </table:table-cell>
          <table:table-cell table:formula="of:=IF([.A76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3105487431214" calcext:value-type="float">
            <text:p>0.983105487431214</text:p>
          </table:table-cell>
          <table:table-cell table:formula="of:=IF([.A765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06847553543789" calcext:value-type="float">
            <text:p>0.806847553543789</text:p>
          </table:table-cell>
          <table:table-cell table:formula="of:=IF([.A76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241067519928" calcext:value-type="float">
            <text:p>0.12241067519928</text:p>
          </table:table-cell>
          <table:table-cell table:formula="of:=IF([.A76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39124444863752" calcext:value-type="float">
            <text:p>-0.639124444863752</text:p>
          </table:table-cell>
          <table:table-cell table:formula="of:=IF([.A76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8118112900149" calcext:value-type="float">
            <text:p>-0.998118112900149</text:p>
          </table:table-cell>
          <table:table-cell table:formula="of:=IF([.A76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2846439044828" calcext:value-type="float">
            <text:p>-0.72846439044828</text:p>
          </table:table-cell>
          <table:table-cell table:formula="of:=IF([.A770]&gt;0.91; 1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-0.000000000000047524342555193" calcext:value-type="float">
            <text:p>-4.75E-14</text:p>
          </table:table-cell>
          <table:table-cell table:formula="of:=IF([.A77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28464390448215" calcext:value-type="float">
            <text:p>0.728464390448215</text:p>
          </table:table-cell>
          <table:table-cell table:formula="of:=IF([.A77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8118112900148" calcext:value-type="float">
            <text:p>0.998118112900148</text:p>
          </table:table-cell>
          <table:table-cell table:formula="of:=IF([.A773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39124444863825" calcext:value-type="float">
            <text:p>0.639124444863825</text:p>
          </table:table-cell>
          <table:table-cell table:formula="of:=IF([.A77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22410675199185" calcext:value-type="float">
            <text:p>-0.122410675199185</text:p>
          </table:table-cell>
          <table:table-cell table:formula="of:=IF([.A77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068475535438" calcext:value-type="float">
            <text:p>-0.8068475535438</text:p>
          </table:table-cell>
          <table:table-cell table:formula="of:=IF([.A77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83105487431231" calcext:value-type="float">
            <text:p>-0.983105487431231</text:p>
          </table:table-cell>
          <table:table-cell table:formula="of:=IF([.A77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40171472729933" calcext:value-type="float">
            <text:p>-0.540171472729933</text:p>
          </table:table-cell>
          <table:table-cell table:formula="of:=IF([.A77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2980179903249" calcext:value-type="float">
            <text:p>0.242980179903249</text:p>
          </table:table-cell>
          <table:table-cell table:formula="of:=IF([.A77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3094978418299" calcext:value-type="float">
            <text:p>0.873094978418299</text:p>
          </table:table-cell>
          <table:table-cell table:formula="of:=IF([.A78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3306040354213" calcext:value-type="float">
            <text:p>0.953306040354213</text:p>
          </table:table-cell>
          <table:table-cell table:formula="of:=IF([.A781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3309381885318" calcext:value-type="float">
            <text:p>0.43309381885318</text:p>
          </table:table-cell>
          <table:table-cell table:formula="of:=IF([.A78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5989503653499" calcext:value-type="float">
            <text:p>-0.35989503653499</text:p>
          </table:table-cell>
          <table:table-cell table:formula="of:=IF([.A78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26210242138281" calcext:value-type="float">
            <text:p>-0.926210242138281</text:p>
          </table:table-cell>
          <table:table-cell table:formula="of:=IF([.A78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09167983090542" calcext:value-type="float">
            <text:p>-0.909167983090542</text:p>
          </table:table-cell>
          <table:table-cell table:formula="of:=IF([.A78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1950203081603" calcext:value-type="float">
            <text:p>-0.31950203081603</text:p>
          </table:table-cell>
          <table:table-cell table:formula="of:=IF([.A78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396736826013" calcext:value-type="float">
            <text:p>0.471396736826013</text:p>
          </table:table-cell>
          <table:table-cell table:formula="of:=IF([.A78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5394441697673" calcext:value-type="float">
            <text:p>0.965394441697673</text:p>
          </table:table-cell>
          <table:table-cell table:formula="of:=IF([.A788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51355193105281" calcext:value-type="float">
            <text:p>0.851355193105281</text:p>
          </table:table-cell>
          <table:table-cell table:formula="of:=IF([.A78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110463484209" calcext:value-type="float">
            <text:p>0.20110463484209</text:p>
          </table:table-cell>
          <table:table-cell table:formula="of:=IF([.A79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7580819141778" calcext:value-type="float">
            <text:p>-0.57580819141778</text:p>
          </table:table-cell>
          <table:table-cell table:formula="of:=IF([.A79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0058210262291" calcext:value-type="float">
            <text:p>-0.990058210262291</text:p>
          </table:table-cell>
          <table:table-cell table:formula="of:=IF([.A79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80737228572104" calcext:value-type="float">
            <text:p>-0.780737228572104</text:p>
          </table:table-cell>
          <table:table-cell table:formula="of:=IF([.A79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796824379714122" calcext:value-type="float">
            <text:p>-0.0796824379714122</text:p>
          </table:table-cell>
          <table:table-cell table:formula="of:=IF([.A79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1558954846972" calcext:value-type="float">
            <text:p>0.671558954846972</text:p>
          </table:table-cell>
          <table:table-cell table:formula="of:=IF([.A79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830581795823" calcext:value-type="float">
            <text:p>0.999830581795823</text:p>
          </table:table-cell>
          <table:table-cell table:formula="of:=IF([.A796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98376249408972" calcext:value-type="float">
            <text:p>0.698376249408972</text:p>
          </table:table-cell>
          <table:table-cell table:formula="of:=IF([.A79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429382569348615" calcext:value-type="float">
            <text:p>-0.0429382569348615</text:p>
          </table:table-cell>
          <table:table-cell table:formula="of:=IF([.A79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57208846506454" calcext:value-type="float">
            <text:p>-0.757208846506454</text:p>
          </table:table-cell>
          <table:table-cell table:formula="of:=IF([.A79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4564570734257" calcext:value-type="float">
            <text:p>-0.994564570734257</text:p>
          </table:table-cell>
          <table:table-cell table:formula="of:=IF([.A80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05511041404311" calcext:value-type="float">
            <text:p>-0.605511041404311</text:p>
          </table:table-cell>
          <table:table-cell table:formula="of:=IF([.A80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4913120489908" calcext:value-type="float">
            <text:p>0.164913120489908</text:p>
          </table:table-cell>
          <table:table-cell table:formula="of:=IF([.A80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31469612302528" calcext:value-type="float">
            <text:p>0.831469612302528</text:p>
          </table:table-cell>
          <table:table-cell table:formula="of:=IF([.A80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4339382785575" calcext:value-type="float">
            <text:p>0.974339382785575</text:p>
          </table:table-cell>
          <table:table-cell table:formula="of:=IF([.A804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03538383725786" calcext:value-type="float">
            <text:p>0.503538383725786</text:p>
          </table:table-cell>
          <table:table-cell table:formula="of:=IF([.A80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84407537211227" calcext:value-type="float">
            <text:p>-0.284407537211227</text:p>
          </table:table-cell>
          <table:table-cell table:formula="of:=IF([.A80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93224301195509" calcext:value-type="float">
            <text:p>-0.893224301195509</text:p>
          </table:table-cell>
          <table:table-cell table:formula="of:=IF([.A80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39459223602184" calcext:value-type="float">
            <text:p>-0.939459223602184</text:p>
          </table:table-cell>
          <table:table-cell table:formula="of:=IF([.A80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93992040061106" calcext:value-type="float">
            <text:p>-0.393992040061106</text:p>
          </table:table-cell>
          <table:table-cell table:formula="of:=IF([.A80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99624199845619" calcext:value-type="float">
            <text:p>0.399624199845619</text:p>
          </table:table-cell>
          <table:table-cell table:formula="of:=IF([.A81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1544065183022" calcext:value-type="float">
            <text:p>0.941544065183022</text:p>
          </table:table-cell>
          <table:table-cell table:formula="of:=IF([.A811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90448723244794" calcext:value-type="float">
            <text:p>0.890448723244794</text:p>
          </table:table-cell>
          <table:table-cell table:formula="of:=IF([.A81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8519689385098" calcext:value-type="float">
            <text:p>0.278519689385098</text:p>
          </table:table-cell>
          <table:table-cell table:formula="of:=IF([.A81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08830142543095" calcext:value-type="float">
            <text:p>-0.508830142543095</text:p>
          </table:table-cell>
          <table:table-cell table:formula="of:=IF([.A81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75702130038533" calcext:value-type="float">
            <text:p>-0.975702130038533</text:p>
          </table:table-cell>
          <table:table-cell table:formula="of:=IF([.A81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28045045257791" calcext:value-type="float">
            <text:p>-0.828045045257791</text:p>
          </table:table-cell>
          <table:table-cell table:formula="of:=IF([.A81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58858143333891" calcext:value-type="float">
            <text:p>-0.158858143333891</text:p>
          </table:table-cell>
          <table:table-cell table:formula="of:=IF([.A81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10382806276311" calcext:value-type="float">
            <text:p>0.610382806276311</text:p>
          </table:table-cell>
          <table:table-cell table:formula="of:=IF([.A81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5184726672189" calcext:value-type="float">
            <text:p>0.995184726672189</text:p>
          </table:table-cell>
          <table:table-cell table:formula="of:=IF([.A819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53186799043643" calcext:value-type="float">
            <text:p>0.753186799043643</text:p>
          </table:table-cell>
          <table:table-cell table:formula="of:=IF([.A82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68072229413727" calcext:value-type="float">
            <text:p>0.0368072229413727</text:p>
          </table:table-cell>
          <table:table-cell table:formula="of:=IF([.A82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02754744457239" calcext:value-type="float">
            <text:p>-0.702754744457239</text:p>
          </table:table-cell>
          <table:table-cell table:formula="of:=IF([.A82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9698818696206" calcext:value-type="float">
            <text:p>-0.999698818696206</text:p>
          </table:table-cell>
          <table:table-cell table:formula="of:=IF([.A82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6699992230366" calcext:value-type="float">
            <text:p>-0.66699992230366</text:p>
          </table:table-cell>
          <table:table-cell table:formula="of:=IF([.A82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57973123444423" calcext:value-type="float">
            <text:p>0.0857973123444423</text:p>
          </table:table-cell>
          <table:table-cell table:formula="of:=IF([.A82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84556597155526" calcext:value-type="float">
            <text:p>0.784556597155526</text:p>
          </table:table-cell>
          <table:table-cell table:formula="of:=IF([.A82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9176509964788" calcext:value-type="float">
            <text:p>0.989176509964788</text:p>
          </table:table-cell>
          <table:table-cell table:formula="of:=IF([.A827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70780745886979" calcext:value-type="float">
            <text:p>0.570780745886979</text:p>
          </table:table-cell>
          <table:table-cell table:formula="of:=IF([.A82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07111376192237" calcext:value-type="float">
            <text:p>-0.207111376192237</text:p>
          </table:table-cell>
          <table:table-cell table:formula="of:=IF([.A82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54557988365368" calcext:value-type="float">
            <text:p>-0.854557988365368</text:p>
          </table:table-cell>
          <table:table-cell table:formula="of:=IF([.A83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63776065795448" calcext:value-type="float">
            <text:p>-0.963776065795448</text:p>
          </table:table-cell>
          <table:table-cell table:formula="of:=IF([.A83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65976495767964" calcext:value-type="float">
            <text:p>-0.465976495767964</text:p>
          </table:table-cell>
          <table:table-cell table:formula="of:=IF([.A83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5310292162189" calcext:value-type="float">
            <text:p>0.325310292162189</text:p>
          </table:table-cell>
          <table:table-cell table:formula="of:=IF([.A83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1706032005411" calcext:value-type="float">
            <text:p>0.911706032005411</text:p>
          </table:table-cell>
          <table:table-cell table:formula="of:=IF([.A834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23879532511292" calcext:value-type="float">
            <text:p>0.923879532511292</text:p>
          </table:table-cell>
          <table:table-cell table:formula="of:=IF([.A835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54163525420473" calcext:value-type="float">
            <text:p>0.354163525420473</text:p>
          </table:table-cell>
          <table:table-cell table:formula="of:=IF([.A83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38616238538472" calcext:value-type="float">
            <text:p>-0.438616238538472</text:p>
          </table:table-cell>
          <table:table-cell table:formula="of:=IF([.A83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55141168305762" calcext:value-type="float">
            <text:p>-0.955141168305762</text:p>
          </table:table-cell>
          <table:table-cell table:formula="of:=IF([.A83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7008699110871" calcext:value-type="float">
            <text:p>-0.87008699110871</text:p>
          </table:table-cell>
          <table:table-cell table:formula="of:=IF([.A83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37023605994443" calcext:value-type="float">
            <text:p>-0.237023605994443</text:p>
          </table:table-cell>
          <table:table-cell table:formula="of:=IF([.A84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45324988422008" calcext:value-type="float">
            <text:p>0.545324988422008</text:p>
          </table:table-cell>
          <table:table-cell table:formula="of:=IF([.A84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4210092386927" calcext:value-type="float">
            <text:p>0.984210092386927</text:p>
          </table:table-cell>
          <table:table-cell table:formula="of:=IF([.A842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03207531480634" calcext:value-type="float">
            <text:p>0.803207531480634</text:p>
          </table:table-cell>
          <table:table-cell table:formula="of:=IF([.A84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6318630911966" calcext:value-type="float">
            <text:p>0.116318630911966</text:p>
          </table:table-cell>
          <table:table-cell table:formula="of:=IF([.A84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43831542889769" calcext:value-type="float">
            <text:p>-0.643831542889769</text:p>
          </table:table-cell>
          <table:table-cell table:formula="of:=IF([.A84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8475580573295" calcext:value-type="float">
            <text:p>-0.998475580573295</text:p>
          </table:table-cell>
          <table:table-cell table:formula="of:=IF([.A84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24247082951521" calcext:value-type="float">
            <text:p>-0.724247082951521</text:p>
          </table:table-cell>
          <table:table-cell table:formula="of:=IF([.A84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61358846491087" calcext:value-type="float">
            <text:p>0.0061358846491087</text:p>
          </table:table-cell>
          <table:table-cell table:formula="of:=IF([.A84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2654271672404" calcext:value-type="float">
            <text:p>0.732654271672404</text:p>
          </table:table-cell>
          <table:table-cell table:formula="of:=IF([.A84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772306664419" calcext:value-type="float">
            <text:p>0.99772306664419</text:p>
          </table:table-cell>
          <table:table-cell table:formula="of:=IF([.A850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34393284163693" calcext:value-type="float">
            <text:p>0.634393284163693</text:p>
          </table:table-cell>
          <table:table-cell table:formula="of:=IF([.A85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28498110793764" calcext:value-type="float">
            <text:p>-0.128498110793764</text:p>
          </table:table-cell>
          <table:table-cell table:formula="of:=IF([.A85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10457198252597" calcext:value-type="float">
            <text:p>-0.810457198252597</text:p>
          </table:table-cell>
          <table:table-cell table:formula="of:=IF([.A85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8196386910957" calcext:value-type="float">
            <text:p>-0.98196386910957</text:p>
          </table:table-cell>
          <table:table-cell table:formula="of:=IF([.A85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34997619887136" calcext:value-type="float">
            <text:p>-0.534997619887136</text:p>
          </table:table-cell>
          <table:table-cell table:formula="of:=IF([.A85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8927605745707" calcext:value-type="float">
            <text:p>0.248927605745707</text:p>
          </table:table-cell>
          <table:table-cell table:formula="of:=IF([.A85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6070094195416" calcext:value-type="float">
            <text:p>0.876070094195416</text:p>
          </table:table-cell>
          <table:table-cell table:formula="of:=IF([.A85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1435020969027" calcext:value-type="float">
            <text:p>0.951435020969027</text:p>
          </table:table-cell>
          <table:table-cell table:formula="of:=IF([.A858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27555093430309" calcext:value-type="float">
            <text:p>0.427555093430309</text:p>
          </table:table-cell>
          <table:table-cell table:formula="of:=IF([.A85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65612997804777" calcext:value-type="float">
            <text:p>-0.365612997804777</text:p>
          </table:table-cell>
          <table:table-cell table:formula="of:=IF([.A86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28506080473187" calcext:value-type="float">
            <text:p>-0.928506080473187</text:p>
          </table:table-cell>
          <table:table-cell table:formula="of:=IF([.A86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06595704514935" calcext:value-type="float">
            <text:p>-0.906595704514935</text:p>
          </table:table-cell>
          <table:table-cell table:formula="of:=IF([.A86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13681740398904" calcext:value-type="float">
            <text:p>-0.313681740398904</text:p>
          </table:table-cell>
          <table:table-cell table:formula="of:=IF([.A86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6799230063339" calcext:value-type="float">
            <text:p>0.476799230063339</text:p>
          </table:table-cell>
          <table:table-cell table:formula="of:=IF([.A86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6976471044836" calcext:value-type="float">
            <text:p>0.966976471044836</text:p>
          </table:table-cell>
          <table:table-cell table:formula="of:=IF([.A865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48120344803313" calcext:value-type="float">
            <text:p>0.848120344803313</text:p>
          </table:table-cell>
          <table:table-cell table:formula="of:=IF([.A86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5090322016125" calcext:value-type="float">
            <text:p>0.195090322016125</text:p>
          </table:table-cell>
          <table:table-cell table:formula="of:=IF([.A86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80813958095701" calcext:value-type="float">
            <text:p>-0.580813958095701</text:p>
          </table:table-cell>
          <table:table-cell table:formula="of:=IF([.A86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0902635427774" calcext:value-type="float">
            <text:p>-0.990902635427774</text:p>
          </table:table-cell>
          <table:table-cell table:formula="of:=IF([.A86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76888465673241" calcext:value-type="float">
            <text:p>-0.776888465673241</text:p>
          </table:table-cell>
          <table:table-cell table:formula="of:=IF([.A87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735645635996478" calcext:value-type="float">
            <text:p>-0.0735645635996478</text:p>
          </table:table-cell>
          <table:table-cell table:formula="of:=IF([.A87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6092703575271" calcext:value-type="float">
            <text:p>0.676092703575271</text:p>
          </table:table-cell>
          <table:table-cell table:formula="of:=IF([.A87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924701839144" calcext:value-type="float">
            <text:p>0.999924701839144</text:p>
          </table:table-cell>
          <table:table-cell table:formula="of:=IF([.A873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93971460889651" calcext:value-type="float">
            <text:p>0.693971460889651</text:p>
          </table:table-cell>
          <table:table-cell table:formula="of:=IF([.A87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490676743273405" calcext:value-type="float">
            <text:p>-0.0490676743273405</text:p>
          </table:table-cell>
          <table:table-cell table:formula="of:=IF([.A87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61202385484233" calcext:value-type="float">
            <text:p>-0.761202385484233</text:p>
          </table:table-cell>
          <table:table-cell table:formula="of:=IF([.A87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3906970002357" calcext:value-type="float">
            <text:p>-0.993906970002357</text:p>
          </table:table-cell>
          <table:table-cell table:formula="of:=IF([.A87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00616479383853" calcext:value-type="float">
            <text:p>-0.600616479383853</text:p>
          </table:table-cell>
          <table:table-cell table:formula="of:=IF([.A87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0961888760241" calcext:value-type="float">
            <text:p>0.170961888760241</text:p>
          </table:table-cell>
          <table:table-cell table:formula="of:=IF([.A87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34862874986364" calcext:value-type="float">
            <text:p>0.834862874986364</text:p>
          </table:table-cell>
          <table:table-cell table:formula="of:=IF([.A88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2939952205559" calcext:value-type="float">
            <text:p>0.972939952205559</text:p>
          </table:table-cell>
          <table:table-cell table:formula="of:=IF([.A881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98227666972849" calcext:value-type="float">
            <text:p>0.498227666972849</text:p>
          </table:table-cell>
          <table:table-cell table:formula="of:=IF([.A88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90284677254419" calcext:value-type="float">
            <text:p>-0.290284677254419</text:p>
          </table:table-cell>
          <table:table-cell table:formula="of:=IF([.A88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9596624975618" calcext:value-type="float">
            <text:p>-0.89596624975618</text:p>
          </table:table-cell>
          <table:table-cell table:formula="of:=IF([.A88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37339011912568" calcext:value-type="float">
            <text:p>-0.937339011912568</text:p>
          </table:table-cell>
          <table:table-cell table:formula="of:=IF([.A88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88345046698883" calcext:value-type="float">
            <text:p>-0.388345046698883</text:p>
          </table:table-cell>
          <table:table-cell table:formula="of:=IF([.A88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5241314004964" calcext:value-type="float">
            <text:p>0.405241314004964</text:p>
          </table:table-cell>
          <table:table-cell table:formula="of:=IF([.A88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3593458161962" calcext:value-type="float">
            <text:p>0.943593458161962</text:p>
          </table:table-cell>
          <table:table-cell table:formula="of:=IF([.A888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8763962040289" calcext:value-type="float">
            <text:p>0.88763962040289</text:p>
          </table:table-cell>
          <table:table-cell table:formula="of:=IF([.A88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2621355449992" calcext:value-type="float">
            <text:p>0.272621355449992</text:p>
          </table:table-cell>
          <table:table-cell table:formula="of:=IF([.A89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14102744193211" calcext:value-type="float">
            <text:p>-0.514102744193211</text:p>
          </table:table-cell>
          <table:table-cell table:formula="of:=IF([.A89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77028142657759" calcext:value-type="float">
            <text:p>-0.977028142657759</text:p>
          </table:table-cell>
          <table:table-cell table:formula="of:=IF([.A89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2458930278506" calcext:value-type="float">
            <text:p>-0.82458930278506</text:p>
          </table:table-cell>
          <table:table-cell table:formula="of:=IF([.A89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52797185258472" calcext:value-type="float">
            <text:p>-0.152797185258472</text:p>
          </table:table-cell>
          <table:table-cell table:formula="of:=IF([.A89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1523159058063" calcext:value-type="float">
            <text:p>0.61523159058063</text:p>
          </table:table-cell>
          <table:table-cell table:formula="of:=IF([.A89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5767414467653" calcext:value-type="float">
            <text:p>0.995767414467653</text:p>
          </table:table-cell>
          <table:table-cell table:formula="of:=IF([.A896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49136394523489" calcext:value-type="float">
            <text:p>0.749136394523489</text:p>
          </table:table-cell>
          <table:table-cell table:formula="of:=IF([.A89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06748031766488" calcext:value-type="float">
            <text:p>0.0306748031766488</text:p>
          </table:table-cell>
          <table:table-cell table:formula="of:=IF([.A89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07106781186562" calcext:value-type="float">
            <text:p>-0.707106781186562</text:p>
          </table:table-cell>
          <table:table-cell table:formula="of:=IF([.A89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9529417501095" calcext:value-type="float">
            <text:p>-0.999529417501095</text:p>
          </table:table-cell>
          <table:table-cell table:formula="of:=IF([.A90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62415777590193" calcext:value-type="float">
            <text:p>-0.662415777590193</text:p>
          </table:table-cell>
          <table:table-cell table:formula="of:=IF([.A90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19089564971369" calcext:value-type="float">
            <text:p>0.0919089564971369</text:p>
          </table:table-cell>
          <table:table-cell table:formula="of:=IF([.A90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88346427626559" calcext:value-type="float">
            <text:p>0.788346427626559</text:p>
          </table:table-cell>
          <table:table-cell table:formula="of:=IF([.A90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8257567730756" calcext:value-type="float">
            <text:p>0.988257567730756</text:p>
          </table:table-cell>
          <table:table-cell table:formula="of:=IF([.A904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65731810783623" calcext:value-type="float">
            <text:p>0.565731810783623</text:p>
          </table:table-cell>
          <table:table-cell table:formula="of:=IF([.A90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13110319916111" calcext:value-type="float">
            <text:p>-0.213110319916111</text:p>
          </table:table-cell>
          <table:table-cell table:formula="of:=IF([.A90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57728610000241" calcext:value-type="float">
            <text:p>-0.857728610000241</text:p>
          </table:table-cell>
          <table:table-cell table:formula="of:=IF([.A90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62121404269049" calcext:value-type="float">
            <text:p>-0.962121404269049</text:p>
          </table:table-cell>
          <table:table-cell table:formula="of:=IF([.A90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60538710958236" calcext:value-type="float">
            <text:p>-0.460538710958236</text:p>
          </table:table-cell>
          <table:table-cell table:formula="of:=IF([.A90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31106305759804" calcext:value-type="float">
            <text:p>0.331106305759804</text:p>
          </table:table-cell>
          <table:table-cell table:formula="of:=IF([.A91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4209755703513" calcext:value-type="float">
            <text:p>0.914209755703513</text:p>
          </table:table-cell>
          <table:table-cell table:formula="of:=IF([.A911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21514039342047" calcext:value-type="float">
            <text:p>0.921514039342047</text:p>
          </table:table-cell>
          <table:table-cell table:formula="of:=IF([.A912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48418680249415" calcext:value-type="float">
            <text:p>0.348418680249415</text:p>
          </table:table-cell>
          <table:table-cell table:formula="of:=IF([.A91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44122144570375" calcext:value-type="float">
            <text:p>-0.444122144570375</text:p>
          </table:table-cell>
          <table:table-cell table:formula="of:=IF([.A91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56940335732201" calcext:value-type="float">
            <text:p>-0.956940335732201</text:p>
          </table:table-cell>
          <table:table-cell table:formula="of:=IF([.A91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6704624551569" calcext:value-type="float">
            <text:p>-0.86704624551569</text:p>
          </table:table-cell>
          <table:table-cell table:formula="of:=IF([.A91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31058108280746" calcext:value-type="float">
            <text:p>-0.231058108280746</text:p>
          </table:table-cell>
          <table:table-cell table:formula="of:=IF([.A91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0457972936568" calcext:value-type="float">
            <text:p>0.550457972936568</text:p>
          </table:table-cell>
          <table:table-cell table:formula="of:=IF([.A91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5277642388939" calcext:value-type="float">
            <text:p>0.985277642388939</text:p>
          </table:table-cell>
          <table:table-cell table:formula="of:=IF([.A919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99537269107893" calcext:value-type="float">
            <text:p>0.799537269107893</text:p>
          </table:table-cell>
          <table:table-cell table:formula="of:=IF([.A92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0222207293943" calcext:value-type="float">
            <text:p>0.110222207293943</text:p>
          </table:table-cell>
          <table:table-cell table:formula="of:=IF([.A92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48514401022091" calcext:value-type="float">
            <text:p>-0.648514401022091</text:p>
          </table:table-cell>
          <table:table-cell table:formula="of:=IF([.A92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8795456205173" calcext:value-type="float">
            <text:p>-0.998795456205173</text:p>
          </table:table-cell>
          <table:table-cell table:formula="of:=IF([.A92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20002507961435" calcext:value-type="float">
            <text:p>-0.720002507961435</text:p>
          </table:table-cell>
          <table:table-cell table:formula="of:=IF([.A92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22715382856759" calcext:value-type="float">
            <text:p>0.0122715382856759</text:p>
          </table:table-cell>
          <table:table-cell table:formula="of:=IF([.A92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6816568877362" calcext:value-type="float">
            <text:p>0.736816568877362</text:p>
          </table:table-cell>
          <table:table-cell table:formula="of:=IF([.A92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7290456678689" calcext:value-type="float">
            <text:p>0.997290456678689</text:p>
          </table:table-cell>
          <table:table-cell table:formula="of:=IF([.A927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29638238914974" calcext:value-type="float">
            <text:p>0.629638238914974</text:p>
          </table:table-cell>
          <table:table-cell table:formula="of:=IF([.A92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34580708507099" calcext:value-type="float">
            <text:p>-0.134580708507099</text:p>
          </table:table-cell>
          <table:table-cell table:formula="of:=IF([.A92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14036329705951" calcext:value-type="float">
            <text:p>-0.814036329705951</text:p>
          </table:table-cell>
          <table:table-cell table:formula="of:=IF([.A93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80785280403245" calcext:value-type="float">
            <text:p>-0.980785280403245</text:p>
          </table:table-cell>
          <table:table-cell table:formula="of:=IF([.A93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29803624686332" calcext:value-type="float">
            <text:p>-0.529803624686332</text:p>
          </table:table-cell>
          <table:table-cell table:formula="of:=IF([.A93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4865659604504" calcext:value-type="float">
            <text:p>0.254865659604504</text:p>
          </table:table-cell>
          <table:table-cell table:formula="of:=IF([.A93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9012226428644" calcext:value-type="float">
            <text:p>0.879012226428644</text:p>
          </table:table-cell>
          <table:table-cell table:formula="of:=IF([.A93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9528180593056" calcext:value-type="float">
            <text:p>0.949528180593056</text:p>
          </table:table-cell>
          <table:table-cell table:formula="of:=IF([.A935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22000270799825" calcext:value-type="float">
            <text:p>0.422000270799825</text:p>
          </table:table-cell>
          <table:table-cell table:formula="of:=IF([.A93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71317193951842" calcext:value-type="float">
            <text:p>-0.371317193951842</text:p>
          </table:table-cell>
          <table:table-cell table:formula="of:=IF([.A93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30766961078956" calcext:value-type="float">
            <text:p>-0.930766961078956</text:p>
          </table:table-cell>
          <table:table-cell table:formula="of:=IF([.A93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03989293123462" calcext:value-type="float">
            <text:p>-0.903989293123462</text:p>
          </table:table-cell>
          <table:table-cell table:formula="of:=IF([.A93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07849640041546" calcext:value-type="float">
            <text:p>-0.307849640041546</text:p>
          </table:table-cell>
          <table:table-cell table:formula="of:=IF([.A94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2183772079141" calcext:value-type="float">
            <text:p>0.482183772079141</text:p>
          </table:table-cell>
          <table:table-cell table:formula="of:=IF([.A94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8522094274402" calcext:value-type="float">
            <text:p>0.968522094274402</text:p>
          </table:table-cell>
          <table:table-cell table:formula="of:=IF([.A942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44853565249722" calcext:value-type="float">
            <text:p>0.844853565249722</text:p>
          </table:table-cell>
          <table:table-cell table:formula="of:=IF([.A94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9068664149801" calcext:value-type="float">
            <text:p>0.189068664149801</text:p>
          </table:table-cell>
          <table:table-cell table:formula="of:=IF([.A94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85797857456377" calcext:value-type="float">
            <text:p>-0.585797857456377</text:p>
          </table:table-cell>
          <table:table-cell table:formula="of:=IF([.A94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1709753669094" calcext:value-type="float">
            <text:p>-0.991709753669094</text:p>
          </table:table-cell>
          <table:table-cell table:formula="of:=IF([.A94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73010453362744" calcext:value-type="float">
            <text:p>-0.773010453362744</text:p>
          </table:table-cell>
          <table:table-cell table:formula="of:=IF([.A94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674439195636427" calcext:value-type="float">
            <text:p>-0.0674439195636427</text:p>
          </table:table-cell>
          <table:table-cell table:formula="of:=IF([.A94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0600997795409" calcext:value-type="float">
            <text:p>0.680600997795409</text:p>
          </table:table-cell>
          <table:table-cell table:formula="of:=IF([.A94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981175282601" calcext:value-type="float">
            <text:p>0.999981175282601</text:p>
          </table:table-cell>
          <table:table-cell table:formula="of:=IF([.A950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89540544737063" calcext:value-type="float">
            <text:p>0.689540544737063</text:p>
          </table:table-cell>
          <table:table-cell table:formula="of:=IF([.A95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551952443496142" calcext:value-type="float">
            <text:p>-0.0551952443496142</text:p>
          </table:table-cell>
          <table:table-cell table:formula="of:=IF([.A95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65167265622431" calcext:value-type="float">
            <text:p>-0.765167265622431</text:p>
          </table:table-cell>
          <table:table-cell table:formula="of:=IF([.A95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3211949234796" calcext:value-type="float">
            <text:p>-0.993211949234796</text:p>
          </table:table-cell>
          <table:table-cell table:formula="of:=IF([.A95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95699304492416" calcext:value-type="float">
            <text:p>-0.595699304492416</text:p>
          </table:table-cell>
          <table:table-cell table:formula="of:=IF([.A95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700422041209" calcext:value-type="float">
            <text:p>0.17700422041209</text:p>
          </table:table-cell>
          <table:table-cell table:formula="of:=IF([.A95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38224705554823" calcext:value-type="float">
            <text:p>0.838224705554823</text:p>
          </table:table-cell>
          <table:table-cell table:formula="of:=IF([.A95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1503890986251" calcext:value-type="float">
            <text:p>0.971503890986251</text:p>
          </table:table-cell>
          <table:table-cell table:formula="of:=IF([.A958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9289819222985" calcext:value-type="float">
            <text:p>0.49289819222985</text:p>
          </table:table-cell>
          <table:table-cell table:formula="of:=IF([.A95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96150888243583" calcext:value-type="float">
            <text:p>-0.296150888243583</text:p>
          </table:table-cell>
          <table:table-cell table:formula="of:=IF([.A96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98674465693949" calcext:value-type="float">
            <text:p>-0.898674465693949</text:p>
          </table:table-cell>
          <table:table-cell table:formula="of:=IF([.A96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3518350993894" calcext:value-type="float">
            <text:p>-0.93518350993894</text:p>
          </table:table-cell>
          <table:table-cell table:formula="of:=IF([.A96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82683432365145" calcext:value-type="float">
            <text:p>-0.382683432365145</text:p>
          </table:table-cell>
          <table:table-cell table:formula="of:=IF([.A96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0843171057879" calcext:value-type="float">
            <text:p>0.410843171057879</text:p>
          </table:table-cell>
          <table:table-cell table:formula="of:=IF([.A96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5607325380523" calcext:value-type="float">
            <text:p>0.945607325380523</text:p>
          </table:table-cell>
          <table:table-cell table:formula="of:=IF([.A965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84797098430973" calcext:value-type="float">
            <text:p>0.884797098430973</text:p>
          </table:table-cell>
          <table:table-cell table:formula="of:=IF([.A96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671275747494" calcext:value-type="float">
            <text:p>0.26671275747494</text:p>
          </table:table-cell>
          <table:table-cell table:formula="of:=IF([.A96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19355990165581" calcext:value-type="float">
            <text:p>-0.519355990165581</text:p>
          </table:table-cell>
          <table:table-cell table:formula="of:=IF([.A96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78317370719632" calcext:value-type="float">
            <text:p>-0.978317370719632</text:p>
          </table:table-cell>
          <table:table-cell table:formula="of:=IF([.A96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21102514991139" calcext:value-type="float">
            <text:p>-0.821102514991139</text:p>
          </table:table-cell>
          <table:table-cell table:formula="of:=IF([.A97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46730474455388" calcext:value-type="float">
            <text:p>-0.146730474455388</text:p>
          </table:table-cell>
          <table:table-cell table:formula="of:=IF([.A97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0057211763294" calcext:value-type="float">
            <text:p>0.620057211763294</text:p>
          </table:table-cell>
          <table:table-cell table:formula="of:=IF([.A97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6312612182772" calcext:value-type="float">
            <text:p>0.996312612182772</text:p>
          </table:table-cell>
          <table:table-cell table:formula="of:=IF([.A973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45057785441495" calcext:value-type="float">
            <text:p>0.745057785441495</text:p>
          </table:table-cell>
          <table:table-cell table:formula="of:=IF([.A97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45412285229227" calcext:value-type="float">
            <text:p>0.0245412285229227</text:p>
          </table:table-cell>
          <table:table-cell table:formula="of:=IF([.A97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11432195745232" calcext:value-type="float">
            <text:p>-0.711432195745232</text:p>
          </table:table-cell>
          <table:table-cell table:formula="of:=IF([.A97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9322384588352" calcext:value-type="float">
            <text:p>-0.999322384588352</text:p>
          </table:table-cell>
          <table:table-cell table:formula="of:=IF([.A97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57806693297099" calcext:value-type="float">
            <text:p>-0.657806693297099</text:p>
          </table:table-cell>
          <table:table-cell table:formula="of:=IF([.A97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80171403295665" calcext:value-type="float">
            <text:p>0.0980171403295665</text:p>
          </table:table-cell>
          <table:table-cell table:formula="of:=IF([.A97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92106577300166" calcext:value-type="float">
            <text:p>0.792106577300166</text:p>
          </table:table-cell>
          <table:table-cell table:formula="of:=IF([.A98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7301418157865" calcext:value-type="float">
            <text:p>0.987301418157865</text:p>
          </table:table-cell>
          <table:table-cell table:formula="of:=IF([.A981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60661576197345" calcext:value-type="float">
            <text:p>0.560661576197345</text:p>
          </table:table-cell>
          <table:table-cell table:formula="of:=IF([.A98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19101240156892" calcext:value-type="float">
            <text:p>-0.219101240156892</text:p>
          </table:table-cell>
          <table:table-cell table:formula="of:=IF([.A98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60866938637737" calcext:value-type="float">
            <text:p>-0.860866938637737</text:p>
          </table:table-cell>
          <table:table-cell table:formula="of:=IF([.A98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60430519415573" calcext:value-type="float">
            <text:p>-0.960430519415573</text:p>
          </table:table-cell>
          <table:table-cell table:formula="of:=IF([.A98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55083587126338" calcext:value-type="float">
            <text:p>-0.455083587126338</text:p>
          </table:table-cell>
          <table:table-cell table:formula="of:=IF([.A98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36889853392149" calcext:value-type="float">
            <text:p>0.336889853392149</text:p>
          </table:table-cell>
          <table:table-cell table:formula="of:=IF([.A98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6679059921026" calcext:value-type="float">
            <text:p>0.916679059921026</text:p>
          </table:table-cell>
          <table:table-cell table:formula="of:=IF([.A988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19113851690062" calcext:value-type="float">
            <text:p>0.919113851690062</text:p>
          </table:table-cell>
          <table:table-cell table:formula="of:=IF([.A989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42660717311973" calcext:value-type="float">
            <text:p>0.342660717311973</text:p>
          </table:table-cell>
          <table:table-cell table:formula="of:=IF([.A99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49611329654554" calcext:value-type="float">
            <text:p>-0.449611329654554</text:p>
          </table:table-cell>
          <table:table-cell table:formula="of:=IF([.A99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58703474895864" calcext:value-type="float">
            <text:p>-0.958703474895864</text:p>
          </table:table-cell>
          <table:table-cell table:formula="of:=IF([.A99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63972856121584" calcext:value-type="float">
            <text:p>-0.863972856121584</text:p>
          </table:table-cell>
          <table:table-cell table:formula="of:=IF([.A99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25083911359866" calcext:value-type="float">
            <text:p>-0.225083911359866</text:p>
          </table:table-cell>
          <table:table-cell table:formula="of:=IF([.A99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5570233019567" calcext:value-type="float">
            <text:p>0.555570233019567</text:p>
          </table:table-cell>
          <table:table-cell table:formula="of:=IF([.A99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6308097244597" calcext:value-type="float">
            <text:p>0.986308097244597</text:p>
          </table:table-cell>
          <table:table-cell table:formula="of:=IF([.A996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9583690460887" calcext:value-type="float">
            <text:p>0.79583690460887</text:p>
          </table:table-cell>
          <table:table-cell table:formula="of:=IF([.A99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4121633872113" calcext:value-type="float">
            <text:p>0.104121633872113</text:p>
          </table:table-cell>
          <table:table-cell table:formula="of:=IF([.A99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53172842953757" calcext:value-type="float">
            <text:p>-0.653172842953757</text:p>
          </table:table-cell>
          <table:table-cell table:formula="of:=IF([.A99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9077727752646" calcext:value-type="float">
            <text:p>-0.999077727752646</text:p>
          </table:table-cell>
          <table:table-cell table:formula="of:=IF([.A100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15730825283871" calcext:value-type="float">
            <text:p>-0.715730825283871</text:p>
          </table:table-cell>
          <table:table-cell table:formula="of:=IF([.A100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84067299057626" calcext:value-type="float">
            <text:p>0.0184067299057626</text:p>
          </table:table-cell>
          <table:table-cell table:formula="of:=IF([.A100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0951125354953" calcext:value-type="float">
            <text:p>0.740951125354953</text:p>
          </table:table-cell>
          <table:table-cell table:formula="of:=IF([.A100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6820299291164" calcext:value-type="float">
            <text:p>0.996820299291164</text:p>
          </table:table-cell>
          <table:table-cell table:formula="of:=IF([.A1004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24859488142432" calcext:value-type="float">
            <text:p>0.624859488142432</text:p>
          </table:table-cell>
          <table:table-cell table:formula="of:=IF([.A100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40658239332824" calcext:value-type="float">
            <text:p>-0.140658239332824</text:p>
          </table:table-cell>
          <table:table-cell table:formula="of:=IF([.A100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17584813151588" calcext:value-type="float">
            <text:p>-0.817584813151588</text:p>
          </table:table-cell>
          <table:table-cell table:formula="of:=IF([.A100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79569765685456" calcext:value-type="float">
            <text:p>-0.979569765685456</text:p>
          </table:table-cell>
          <table:table-cell table:formula="of:=IF([.A100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24589682678505" calcext:value-type="float">
            <text:p>-0.524589682678505</text:p>
          </table:table-cell>
          <table:table-cell table:formula="of:=IF([.A1009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0794117915266" calcext:value-type="float">
            <text:p>0.260794117915266</text:p>
          </table:table-cell>
          <table:table-cell table:formula="of:=IF([.A101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81921264348366" calcext:value-type="float">
            <text:p>0.881921264348366</text:p>
          </table:table-cell>
          <table:table-cell table:formula="of:=IF([.A101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758559101776" calcext:value-type="float">
            <text:p>0.94758559101776</text:p>
          </table:table-cell>
          <table:table-cell table:formula="of:=IF([.A1012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16429560097661" calcext:value-type="float">
            <text:p>0.416429560097661</text:p>
          </table:table-cell>
          <table:table-cell table:formula="of:=IF([.A101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77007410216425" calcext:value-type="float">
            <text:p>-0.377007410216425</text:p>
          </table:table-cell>
          <table:table-cell table:formula="of:=IF([.A101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32992798834712" calcext:value-type="float">
            <text:p>-0.932992798834712</text:p>
          </table:table-cell>
          <table:table-cell table:formula="of:=IF([.A101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0134884704604" calcext:value-type="float">
            <text:p>-0.90134884704604</text:p>
          </table:table-cell>
          <table:table-cell table:formula="of:=IF([.A1016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02005949319237" calcext:value-type="float">
            <text:p>-0.302005949319237</text:p>
          </table:table-cell>
          <table:table-cell table:formula="of:=IF([.A1017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7550160148456" calcext:value-type="float">
            <text:p>0.487550160148456</text:p>
          </table:table-cell>
          <table:table-cell table:formula="of:=IF([.A1018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003125319453" calcext:value-type="float">
            <text:p>0.97003125319453</text:p>
          </table:table-cell>
          <table:table-cell table:formula="of:=IF([.A1019]&gt;0.91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41554977436912" calcext:value-type="float">
            <text:p>0.841554977436912</text:p>
          </table:table-cell>
          <table:table-cell table:formula="of:=IF([.A1020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3039887955134" calcext:value-type="float">
            <text:p>0.183039887955134</text:p>
          </table:table-cell>
          <table:table-cell table:formula="of:=IF([.A1021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90759701858814" calcext:value-type="float">
            <text:p>-0.590759701858814</text:p>
          </table:table-cell>
          <table:table-cell table:formula="of:=IF([.A1022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92479534598705" calcext:value-type="float">
            <text:p>-0.992479534598705</text:p>
          </table:table-cell>
          <table:table-cell table:formula="of:=IF([.A1023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69103337645586" calcext:value-type="float">
            <text:p>-0.769103337645586</text:p>
          </table:table-cell>
          <table:table-cell table:formula="of:=IF([.A1024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613207363021854" calcext:value-type="float">
            <text:p>-0.0613207363021854</text:p>
          </table:table-cell>
          <table:table-cell table:formula="of:=IF([.A1025]&gt;0.91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5083667772658" calcext:value-type="float">
            <text:p>0.685083667772658</text:p>
          </table:table-cell>
          <table:table-cell table:formula="of:=IF([.A1026]&gt;0.91; 1; 0)" office:value-type="float" office:value="0" calcext:value-type="float">
            <text:p>0</text:p>
          </table:table-cell>
        </table:table-row>
      </table:table>
      <table:table table:name="output" table:style-name="ta1">
        <table:shapes>
          <draw:frame draw:z-index="0" draw:style-name="gr1" draw:text-style-name="P1" svg:width="23.4315in" svg:height="9.4303in" svg:x="4.2335in" svg:y="0.0425in">
            <draw:object draw:notify-on-update-of-ranges="output.B1:output.B1 output.B2:output.B1025 output.C1:output.C1 output.C2:output.C10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# 1024 Frequency Bin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 office:value-type="string" calcext:value-type="string">
            <text:p>-0.0000000000000412+0.0000000000000000j</text:p>
          </table:table-cell>
          <table:table-cell table:formula="of:=(ROW()-2)/1024" office:value-type="float" office:value="0" calcext:value-type="float">
            <text:p>0</text:p>
          </table:table-cell>
          <table:table-cell table:formula="of:=20*LOG10(ABS(IMREAL([.A2]))+1E-018)" office:value-type="float" office:value="-267.701844859332" calcext:value-type="float">
            <text:p>-267.701844859332</text:p>
          </table:table-cell>
        </table:table-row>
        <table:table-row table:style-name="ro1">
          <table:table-cell office:value-type="string" calcext:value-type="string">
            <text:p>-0.0000001568641479-0.0000000000000540j</text:p>
          </table:table-cell>
          <table:table-cell table:formula="of:=(ROW()-2)/1024" office:value-type="float" office:value="0.0009765625" calcext:value-type="float">
            <text:p>0.0009765625</text:p>
          </table:table-cell>
          <table:table-cell table:formula="of:=20*LOG10(ABS(IMREAL([.A3]))+1E-018)" office:value-type="float" office:value="-136.089526105695" calcext:value-type="float">
            <text:p>-136.089526105695</text:p>
          </table:table-cell>
        </table:table-row>
        <table:table-row table:style-name="ro1">
          <table:table-cell office:value-type="string" calcext:value-type="string">
            <text:p>0.0000000000000412-0.0000000000000002j</text:p>
          </table:table-cell>
          <table:table-cell table:formula="of:=(ROW()-2)/1024" office:value-type="float" office:value="0.001953125" calcext:value-type="float">
            <text:p>0.001953125</text:p>
          </table:table-cell>
          <table:table-cell table:formula="of:=20*LOG10(ABS(IMREAL([.A4]))+1E-018)" office:value-type="float" office:value="-267.701844859332" calcext:value-type="float">
            <text:p>-267.701844859332</text:p>
          </table:table-cell>
        </table:table-row>
        <table:table-row table:style-name="ro1">
          <table:table-cell office:value-type="string" calcext:value-type="string">
            <text:p>0.0000006052183358+0.0000000000000535j</text:p>
          </table:table-cell>
          <table:table-cell table:formula="of:=(ROW()-2)/1024" office:value-type="float" office:value="0.0029296875" calcext:value-type="float">
            <text:p>0.0029296875</text:p>
          </table:table-cell>
          <table:table-cell table:formula="of:=20*LOG10(ABS(IMREAL([.A5]))+1E-018)" office:value-type="float" office:value="-124.361758459753" calcext:value-type="float">
            <text:p>-124.361758459753</text:p>
          </table:table-cell>
        </table:table-row>
        <table:table-row table:style-name="ro1">
          <table:table-cell office:value-type="string" calcext:value-type="string">
            <text:p>-0.0000000000000411-0.0000000000000005j</text:p>
          </table:table-cell>
          <table:table-cell table:formula="of:=(ROW()-2)/1024" office:value-type="float" office:value="0.00390625" calcext:value-type="float">
            <text:p>0.00390625</text:p>
          </table:table-cell>
          <table:table-cell table:formula="of:=20*LOG10(ABS(IMREAL([.A6]))+1E-018)" office:value-type="float" office:value="-267.722952229535" calcext:value-type="float">
            <text:p>-267.722952229535</text:p>
          </table:table-cell>
        </table:table-row>
        <table:table-row table:style-name="ro1">
          <table:table-cell office:value-type="string" calcext:value-type="string">
            <text:p>-0.0000001946781723-0.0000000000000545j</text:p>
          </table:table-cell>
          <table:table-cell table:formula="of:=(ROW()-2)/1024" office:value-type="float" office:value="0.0048828125" calcext:value-type="float">
            <text:p>0.0048828125</text:p>
          </table:table-cell>
          <table:table-cell table:formula="of:=20*LOG10(ABS(IMREAL([.A7]))+1E-018)" office:value-type="float" office:value="-134.213654794011" calcext:value-type="float">
            <text:p>-134.213654794011</text:p>
          </table:table-cell>
        </table:table-row>
        <table:table-row table:style-name="ro1">
          <table:table-cell office:value-type="string" calcext:value-type="string">
            <text:p>0.0000000000000413-0.0000000000000007j</text:p>
          </table:table-cell>
          <table:table-cell table:formula="of:=(ROW()-2)/1024" office:value-type="float" office:value="0.005859375" calcext:value-type="float">
            <text:p>0.005859375</text:p>
          </table:table-cell>
          <table:table-cell table:formula="of:=20*LOG10(ABS(IMREAL([.A8]))+1E-018)" office:value-type="float" office:value="-267.68078865732" calcext:value-type="float">
            <text:p>-267.68078865732</text:p>
          </table:table-cell>
        </table:table-row>
        <table:table-row table:style-name="ro1">
          <table:table-cell office:value-type="string" calcext:value-type="string">
            <text:p>-0.0000001606675496+0.0000000000000530j</text:p>
          </table:table-cell>
          <table:table-cell table:formula="of:=(ROW()-2)/1024" office:value-type="float" office:value="0.0068359375" calcext:value-type="float">
            <text:p>0.0068359375</text:p>
          </table:table-cell>
          <table:table-cell table:formula="of:=20*LOG10(ABS(IMREAL([.A9]))+1E-018)" office:value-type="float" office:value="-135.881436596946" calcext:value-type="float">
            <text:p>-135.881436596946</text:p>
          </table:table-cell>
        </table:table-row>
        <table:table-row table:style-name="ro1">
          <table:table-cell office:value-type="string" calcext:value-type="string">
            <text:p>-0.0000000000000409-0.0000000000000010j</text:p>
          </table:table-cell>
          <table:table-cell table:formula="of:=(ROW()-2)/1024" office:value-type="float" office:value="0.0078125" calcext:value-type="float">
            <text:p>0.0078125</text:p>
          </table:table-cell>
          <table:table-cell table:formula="of:=20*LOG10(ABS(IMREAL([.A10]))+1E-018)" office:value-type="float" office:value="-267.76532147351" calcext:value-type="float">
            <text:p>-267.76532147351</text:p>
          </table:table-cell>
        </table:table-row>
        <table:table-row table:style-name="ro1">
          <table:table-cell office:value-type="string" calcext:value-type="string">
            <text:p>0.0000005517459438-0.0000000000000550j</text:p>
          </table:table-cell>
          <table:table-cell table:formula="of:=(ROW()-2)/1024" office:value-type="float" office:value="0.0087890625" calcext:value-type="float">
            <text:p>0.0087890625</text:p>
          </table:table-cell>
          <table:table-cell table:formula="of:=20*LOG10(ABS(IMREAL([.A11]))+1E-018)" office:value-type="float" office:value="-125.165217018018" calcext:value-type="float">
            <text:p>-125.165217018018</text:p>
          </table:table-cell>
        </table:table-row>
        <table:table-row table:style-name="ro1">
          <table:table-cell office:value-type="string" calcext:value-type="string">
            <text:p>0.0000000000000415-0.0000000000000012j</text:p>
          </table:table-cell>
          <table:table-cell table:formula="of:=(ROW()-2)/1024" office:value-type="float" office:value="0.009765625" calcext:value-type="float">
            <text:p>0.009765625</text:p>
          </table:table-cell>
          <table:table-cell table:formula="of:=20*LOG10(ABS(IMREAL([.A12]))+1E-018)" office:value-type="float" office:value="-267.638828769734" calcext:value-type="float">
            <text:p>-267.638828769734</text:p>
          </table:table-cell>
        </table:table-row>
        <table:table-row table:style-name="ro1">
          <table:table-cell office:value-type="string" calcext:value-type="string">
            <text:p>-0.0000006723725030+0.0000000000000526j</text:p>
          </table:table-cell>
          <table:table-cell table:formula="of:=(ROW()-2)/1024" office:value-type="float" office:value="0.0107421875" calcext:value-type="float">
            <text:p>0.0107421875</text:p>
          </table:table-cell>
          <table:table-cell table:formula="of:=20*LOG10(ABS(IMREAL([.A13]))+1E-018)" office:value-type="float" office:value="-123.44780111105" calcext:value-type="float">
            <text:p>-123.44780111105</text:p>
          </table:table-cell>
        </table:table-row>
        <table:table-row table:style-name="ro1">
          <table:table-cell office:value-type="string" calcext:value-type="string">
            <text:p>-0.0000000000000407-0.0000000000000014j</text:p>
          </table:table-cell>
          <table:table-cell table:formula="of:=(ROW()-2)/1024" office:value-type="float" office:value="0.01171875" calcext:value-type="float">
            <text:p>0.01171875</text:p>
          </table:table-cell>
          <table:table-cell table:formula="of:=20*LOG10(ABS(IMREAL([.A14]))+1E-018)" office:value-type="float" office:value="-267.807898405596" calcext:value-type="float">
            <text:p>-267.807898405596</text:p>
          </table:table-cell>
        </table:table-row>
        <table:table-row table:style-name="ro1">
          <table:table-cell office:value-type="string" calcext:value-type="string">
            <text:p>0.0000003077331549-0.0000000000000554j</text:p>
          </table:table-cell>
          <table:table-cell table:formula="of:=(ROW()-2)/1024" office:value-type="float" office:value="0.0126953125" calcext:value-type="float">
            <text:p>0.0126953125</text:p>
          </table:table-cell>
          <table:table-cell table:formula="of:=20*LOG10(ABS(IMREAL([.A15]))+1E-018)" office:value-type="float" office:value="-130.236514214482" calcext:value-type="float">
            <text:p>-130.236514214482</text:p>
          </table:table-cell>
        </table:table-row>
        <table:table-row table:style-name="ro1">
          <table:table-cell office:value-type="string" calcext:value-type="string">
            <text:p>0.0000000000000418-0.0000000000000017j</text:p>
          </table:table-cell>
          <table:table-cell table:formula="of:=(ROW()-2)/1024" office:value-type="float" office:value="0.013671875" calcext:value-type="float">
            <text:p>0.013671875</text:p>
          </table:table-cell>
          <table:table-cell table:formula="of:=20*LOG10(ABS(IMREAL([.A16]))+1E-018)" office:value-type="float" office:value="-267.576266570582" calcext:value-type="float">
            <text:p>-267.576266570582</text:p>
          </table:table-cell>
        </table:table-row>
        <table:table-row table:style-name="ro1">
          <table:table-cell office:value-type="string" calcext:value-type="string">
            <text:p>0.0000000632961785+0.0000000000000521j</text:p>
          </table:table-cell>
          <table:table-cell table:formula="of:=(ROW()-2)/1024" office:value-type="float" office:value="0.0146484375" calcext:value-type="float">
            <text:p>0.0146484375</text:p>
          </table:table-cell>
          <table:table-cell table:formula="of:=20*LOG10(ABS(IMREAL([.A17]))+1E-018)" office:value-type="float" office:value="-143.972450193343" calcext:value-type="float">
            <text:p>-143.972450193343</text:p>
          </table:table-cell>
        </table:table-row>
        <table:table-row table:style-name="ro1">
          <table:table-cell office:value-type="string" calcext:value-type="string">
            <text:p>-0.0000000000000404-0.0000000000000019j</text:p>
          </table:table-cell>
          <table:table-cell table:formula="of:=(ROW()-2)/1024" office:value-type="float" office:value="0.015625" calcext:value-type="float">
            <text:p>0.015625</text:p>
          </table:table-cell>
          <table:table-cell table:formula="of:=20*LOG10(ABS(IMREAL([.A18]))+1E-018)" office:value-type="float" office:value="-267.87215770318" calcext:value-type="float">
            <text:p>-267.87215770318</text:p>
          </table:table-cell>
        </table:table-row>
        <table:table-row table:style-name="ro1">
          <table:table-cell office:value-type="string" calcext:value-type="string">
            <text:p>-0.0000003913574000-0.0000000000000559j</text:p>
          </table:table-cell>
          <table:table-cell table:formula="of:=(ROW()-2)/1024" office:value-type="float" office:value="0.0166015625" calcext:value-type="float">
            <text:p>0.0166015625</text:p>
          </table:table-cell>
          <table:table-cell table:formula="of:=20*LOG10(ABS(IMREAL([.A19]))+1E-018)" office:value-type="float" office:value="-128.14852899775" calcext:value-type="float">
            <text:p>-128.14852899775</text:p>
          </table:table-cell>
        </table:table-row>
        <table:table-row table:style-name="ro1">
          <table:table-cell office:value-type="string" calcext:value-type="string">
            <text:p>0.0000000000000421-0.0000000000000021j</text:p>
          </table:table-cell>
          <table:table-cell table:formula="of:=(ROW()-2)/1024" office:value-type="float" office:value="0.017578125" calcext:value-type="float">
            <text:p>0.017578125</text:p>
          </table:table-cell>
          <table:table-cell table:formula="of:=20*LOG10(ABS(IMREAL([.A20]))+1E-018)" office:value-type="float" office:value="-267.514151770069" calcext:value-type="float">
            <text:p>-267.514151770069</text:p>
          </table:table-cell>
        </table:table-row>
        <table:table-row table:style-name="ro1">
          <table:table-cell office:value-type="string" calcext:value-type="string">
            <text:p>-0.0000004476399005+0.0000000000000516j</text:p>
          </table:table-cell>
          <table:table-cell table:formula="of:=(ROW()-2)/1024" office:value-type="float" office:value="0.0185546875" calcext:value-type="float">
            <text:p>0.0185546875</text:p>
          </table:table-cell>
          <table:table-cell table:formula="of:=20*LOG10(ABS(IMREAL([.A21]))+1E-018)" office:value-type="float" office:value="-126.981424189295" calcext:value-type="float">
            <text:p>-126.981424189295</text:p>
          </table:table-cell>
        </table:table-row>
        <table:table-row table:style-name="ro1">
          <table:table-cell office:value-type="string" calcext:value-type="string">
            <text:p>-0.0000000000000400-0.0000000000000024j</text:p>
          </table:table-cell>
          <table:table-cell table:formula="of:=(ROW()-2)/1024" office:value-type="float" office:value="0.01953125" calcext:value-type="float">
            <text:p>0.01953125</text:p>
          </table:table-cell>
          <table:table-cell table:formula="of:=20*LOG10(ABS(IMREAL([.A22]))+1E-018)" office:value-type="float" office:value="-267.958583028914" calcext:value-type="float">
            <text:p>-267.958583028914</text:p>
          </table:table-cell>
        </table:table-row>
        <table:table-row table:style-name="ro1">
          <table:table-cell office:value-type="string" calcext:value-type="string">
            <text:p>0.0000000888704397-0.0000000000000564j</text:p>
          </table:table-cell>
          <table:table-cell table:formula="of:=(ROW()-2)/1024" office:value-type="float" office:value="0.0205078125" calcext:value-type="float">
            <text:p>0.0205078125</text:p>
          </table:table-cell>
          <table:table-cell table:formula="of:=20*LOG10(ABS(IMREAL([.A23]))+1E-018)" office:value-type="float" office:value="-141.024853421672" calcext:value-type="float">
            <text:p>-141.024853421672</text:p>
          </table:table-cell>
        </table:table-row>
        <table:table-row table:style-name="ro1">
          <table:table-cell office:value-type="string" calcext:value-type="string">
            <text:p>0.0000000000000425-0.0000000000000026j</text:p>
          </table:table-cell>
          <table:table-cell table:formula="of:=(ROW()-2)/1024" office:value-type="float" office:value="0.021484375" calcext:value-type="float">
            <text:p>0.021484375</text:p>
          </table:table-cell>
          <table:table-cell table:formula="of:=20*LOG10(ABS(IMREAL([.A24]))+1E-018)" office:value-type="float" office:value="-267.432017027524" calcext:value-type="float">
            <text:p>-267.432017027524</text:p>
          </table:table-cell>
        </table:table-row>
        <table:table-row table:style-name="ro1">
          <table:table-cell office:value-type="string" calcext:value-type="string">
            <text:p>0.0000003024805691+0.0000000000000512j</text:p>
          </table:table-cell>
          <table:table-cell table:formula="of:=(ROW()-2)/1024" office:value-type="float" office:value="0.0224609375" calcext:value-type="float">
            <text:p>0.0224609375</text:p>
          </table:table-cell>
          <table:table-cell table:formula="of:=20*LOG10(ABS(IMREAL([.A25]))+1E-018)" office:value-type="float" office:value="-130.386050370859" calcext:value-type="float">
            <text:p>-130.386050370859</text:p>
          </table:table-cell>
        </table:table-row>
        <table:table-row table:style-name="ro1">
          <table:table-cell office:value-type="string" calcext:value-type="string">
            <text:p>-0.0000000000000395-0.0000000000000028j</text:p>
          </table:table-cell>
          <table:table-cell table:formula="of:=(ROW()-2)/1024" office:value-type="float" office:value="0.0234375" calcext:value-type="float">
            <text:p>0.0234375</text:p>
          </table:table-cell>
          <table:table-cell table:formula="of:=20*LOG10(ABS(IMREAL([.A26]))+1E-018)" office:value-type="float" office:value="-268.067838194314" calcext:value-type="float">
            <text:p>-268.067838194314</text:p>
          </table:table-cell>
        </table:table-row>
        <table:table-row table:style-name="ro1">
          <table:table-cell office:value-type="string" calcext:value-type="string">
            <text:p>0.0000004088334622-0.0000000000000568j</text:p>
          </table:table-cell>
          <table:table-cell table:formula="of:=(ROW()-2)/1024" office:value-type="float" office:value="0.0244140625" calcext:value-type="float">
            <text:p>0.0244140625</text:p>
          </table:table-cell>
          <table:table-cell table:formula="of:=20*LOG10(ABS(IMREAL([.A27]))+1E-018)" office:value-type="float" office:value="-127.769071305681" calcext:value-type="float">
            <text:p>-127.769071305681</text:p>
          </table:table-cell>
        </table:table-row>
        <table:table-row table:style-name="ro1">
          <table:table-cell office:value-type="string" calcext:value-type="string">
            <text:p>0.0000000000000431-0.0000000000000031j</text:p>
          </table:table-cell>
          <table:table-cell table:formula="of:=(ROW()-2)/1024" office:value-type="float" office:value="0.025390625" calcext:value-type="float">
            <text:p>0.025390625</text:p>
          </table:table-cell>
          <table:table-cell table:formula="of:=20*LOG10(ABS(IMREAL([.A28]))+1E-018)" office:value-type="float" office:value="-267.310253070361" calcext:value-type="float">
            <text:p>-267.310253070361</text:p>
          </table:table-cell>
        </table:table-row>
        <table:table-row table:style-name="ro1">
          <table:table-cell office:value-type="string" calcext:value-type="string">
            <text:p>0.0000009030279334+0.0000000000000507j</text:p>
          </table:table-cell>
          <table:table-cell table:formula="of:=(ROW()-2)/1024" office:value-type="float" office:value="0.0263671875" calcext:value-type="float">
            <text:p>0.0263671875</text:p>
          </table:table-cell>
          <table:table-cell table:formula="of:=20*LOG10(ABS(IMREAL([.A29]))+1E-018)" office:value-type="float" office:value="-120.885976308585" calcext:value-type="float">
            <text:p>-120.885976308585</text:p>
          </table:table-cell>
        </table:table-row>
        <table:table-row table:style-name="ro1">
          <table:table-cell office:value-type="string" calcext:value-type="string">
            <text:p>-0.0000000000000390-0.0000000000000033j</text:p>
          </table:table-cell>
          <table:table-cell table:formula="of:=(ROW()-2)/1024" office:value-type="float" office:value="0.02734375" calcext:value-type="float">
            <text:p>0.02734375</text:p>
          </table:table-cell>
          <table:table-cell table:formula="of:=20*LOG10(ABS(IMREAL([.A30]))+1E-018)" office:value-type="float" office:value="-268.178485147206" calcext:value-type="float">
            <text:p>-268.178485147206</text:p>
          </table:table-cell>
        </table:table-row>
        <table:table-row table:style-name="ro1">
          <table:table-cell office:value-type="string" calcext:value-type="string">
            <text:p>0.0000013839365564-0.0000000000000573j</text:p>
          </table:table-cell>
          <table:table-cell table:formula="of:=(ROW()-2)/1024" office:value-type="float" office:value="0.0283203125" calcext:value-type="float">
            <text:p>0.0283203125</text:p>
          </table:table-cell>
          <table:table-cell table:formula="of:=20*LOG10(ABS(IMREAL([.A31]))+1E-018)" office:value-type="float" office:value="-117.177676374413" calcext:value-type="float">
            <text:p>-117.177676374413</text:p>
          </table:table-cell>
        </table:table-row>
        <table:table-row table:style-name="ro1">
          <table:table-cell office:value-type="string" calcext:value-type="string">
            <text:p>0.0000000000000437-0.0000000000000035j</text:p>
          </table:table-cell>
          <table:table-cell table:formula="of:=(ROW()-2)/1024" office:value-type="float" office:value="0.029296875" calcext:value-type="float">
            <text:p>0.029296875</text:p>
          </table:table-cell>
          <table:table-cell table:formula="of:=20*LOG10(ABS(IMREAL([.A32]))+1E-018)" office:value-type="float" office:value="-267.190172501089" calcext:value-type="float">
            <text:p>-267.190172501089</text:p>
          </table:table-cell>
        </table:table-row>
        <table:table-row table:style-name="ro1">
          <table:table-cell office:value-type="string" calcext:value-type="string">
            <text:p>0.0000000454457742+0.0000000000000502j</text:p>
          </table:table-cell>
          <table:table-cell table:formula="of:=(ROW()-2)/1024" office:value-type="float" office:value="0.0302734375" calcext:value-type="float">
            <text:p>0.0302734375</text:p>
          </table:table-cell>
          <table:table-cell table:formula="of:=20*LOG10(ABS(IMREAL([.A33]))+1E-018)" office:value-type="float" office:value="-146.850129873267" calcext:value-type="float">
            <text:p>-146.850129873267</text:p>
          </table:table-cell>
        </table:table-row>
        <table:table-row table:style-name="ro1">
          <table:table-cell office:value-type="string" calcext:value-type="string">
            <text:p>-0.0000000000000383-0.0000000000000038j</text:p>
          </table:table-cell>
          <table:table-cell table:formula="of:=(ROW()-2)/1024" office:value-type="float" office:value="0.03125" calcext:value-type="float">
            <text:p>0.03125</text:p>
          </table:table-cell>
          <table:table-cell table:formula="of:=20*LOG10(ABS(IMREAL([.A34]))+1E-018)" office:value-type="float" office:value="-268.335797737958" calcext:value-type="float">
            <text:p>-268.335797737958</text:p>
          </table:table-cell>
        </table:table-row>
        <table:table-row table:style-name="ro1">
          <table:table-cell office:value-type="string" calcext:value-type="string">
            <text:p>-0.0000008754497928-0.0000000000000578j</text:p>
          </table:table-cell>
          <table:table-cell table:formula="of:=(ROW()-2)/1024" office:value-type="float" office:value="0.0322265625" calcext:value-type="float">
            <text:p>0.0322265625</text:p>
          </table:table-cell>
          <table:table-cell table:formula="of:=20*LOG10(ABS(IMREAL([.A35]))+1E-018)" office:value-type="float" office:value="-121.15537511462" calcext:value-type="float">
            <text:p>-121.15537511462</text:p>
          </table:table-cell>
        </table:table-row>
        <table:table-row table:style-name="ro1">
          <table:table-cell office:value-type="string" calcext:value-type="string">
            <text:p>0.0000000000000444-0.0000000000000040j</text:p>
          </table:table-cell>
          <table:table-cell table:formula="of:=(ROW()-2)/1024" office:value-type="float" office:value="0.033203125" calcext:value-type="float">
            <text:p>0.033203125</text:p>
          </table:table-cell>
          <table:table-cell table:formula="of:=20*LOG10(ABS(IMREAL([.A36]))+1E-018)" office:value-type="float" office:value="-267.052144971766" calcext:value-type="float">
            <text:p>-267.052144971766</text:p>
          </table:table-cell>
        </table:table-row>
        <table:table-row table:style-name="ro1">
          <table:table-cell office:value-type="string" calcext:value-type="string">
            <text:p>0.0000005944530881+0.0000000000000498j</text:p>
          </table:table-cell>
          <table:table-cell table:formula="of:=(ROW()-2)/1024" office:value-type="float" office:value="0.0341796875" calcext:value-type="float">
            <text:p>0.0341796875</text:p>
          </table:table-cell>
          <table:table-cell table:formula="of:=20*LOG10(ABS(IMREAL([.A37]))+1E-018)" office:value-type="float" office:value="-124.517648250098" calcext:value-type="float">
            <text:p>-124.517648250098</text:p>
          </table:table-cell>
        </table:table-row>
        <table:table-row table:style-name="ro1">
          <table:table-cell office:value-type="string" calcext:value-type="string">
            <text:p>-0.0000000000000375-0.0000000000000042j</text:p>
          </table:table-cell>
          <table:table-cell table:formula="of:=(ROW()-2)/1024" office:value-type="float" office:value="0.03515625" calcext:value-type="float">
            <text:p>0.03515625</text:p>
          </table:table-cell>
          <table:table-cell table:formula="of:=20*LOG10(ABS(IMREAL([.A38]))+1E-018)" office:value-type="float" office:value="-268.51914302481" calcext:value-type="float">
            <text:p>-268.51914302481</text:p>
          </table:table-cell>
        </table:table-row>
        <table:table-row table:style-name="ro1">
          <table:table-cell office:value-type="string" calcext:value-type="string">
            <text:p>-0.0000008926691669-0.0000000000000582j</text:p>
          </table:table-cell>
          <table:table-cell table:formula="of:=(ROW()-2)/1024" office:value-type="float" office:value="0.0361328125" calcext:value-type="float">
            <text:p>0.0361328125</text:p>
          </table:table-cell>
          <table:table-cell table:formula="of:=20*LOG10(ABS(IMREAL([.A39]))+1E-018)" office:value-type="float" office:value="-120.986189312947" calcext:value-type="float">
            <text:p>-120.986189312947</text:p>
          </table:table-cell>
        </table:table-row>
        <table:table-row table:style-name="ro1">
          <table:table-cell office:value-type="string" calcext:value-type="string">
            <text:p>0.0000000000000452-0.0000000000000044j</text:p>
          </table:table-cell>
          <table:table-cell table:formula="of:=(ROW()-2)/1024" office:value-type="float" office:value="0.037109375" calcext:value-type="float">
            <text:p>0.037109375</text:p>
          </table:table-cell>
          <table:table-cell table:formula="of:=20*LOG10(ABS(IMREAL([.A40]))+1E-018)" office:value-type="float" office:value="-266.897039140198" calcext:value-type="float">
            <text:p>-266.897039140198</text:p>
          </table:table-cell>
        </table:table-row>
        <table:table-row table:style-name="ro1">
          <table:table-cell office:value-type="string" calcext:value-type="string">
            <text:p>-0.0000001999191099+0.0000000000000494j</text:p>
          </table:table-cell>
          <table:table-cell table:formula="of:=(ROW()-2)/1024" office:value-type="float" office:value="0.0380859375" calcext:value-type="float">
            <text:p>0.0380859375</text:p>
          </table:table-cell>
          <table:table-cell table:formula="of:=20*LOG10(ABS(IMREAL([.A41]))+1E-018)" office:value-type="float" office:value="-133.982913809695" calcext:value-type="float">
            <text:p>-133.982913809695</text:p>
          </table:table-cell>
        </table:table-row>
        <table:table-row table:style-name="ro1">
          <table:table-cell office:value-type="string" calcext:value-type="string">
            <text:p>-0.0000000000000366-0.0000000000000046j</text:p>
          </table:table-cell>
          <table:table-cell table:formula="of:=(ROW()-2)/1024" office:value-type="float" office:value="0.0390625" calcext:value-type="float">
            <text:p>0.0390625</text:p>
          </table:table-cell>
          <table:table-cell table:formula="of:=20*LOG10(ABS(IMREAL([.A42]))+1E-018)" office:value-type="float" office:value="-268.730140975965" calcext:value-type="float">
            <text:p>-268.730140975965</text:p>
          </table:table-cell>
        </table:table-row>
        <table:table-row table:style-name="ro1">
          <table:table-cell office:value-type="string" calcext:value-type="string">
            <text:p>-0.0000002504354372-0.0000000000000586j</text:p>
          </table:table-cell>
          <table:table-cell table:formula="of:=(ROW()-2)/1024" office:value-type="float" office:value="0.0400390625" calcext:value-type="float">
            <text:p>0.0400390625</text:p>
          </table:table-cell>
          <table:table-cell table:formula="of:=20*LOG10(ABS(IMREAL([.A43]))+1E-018)" office:value-type="float" office:value="-132.026084348535" calcext:value-type="float">
            <text:p>-132.026084348535</text:p>
          </table:table-cell>
        </table:table-row>
        <table:table-row table:style-name="ro1">
          <table:table-cell office:value-type="string" calcext:value-type="string">
            <text:p>0.0000000000000462-0.0000000000000049j</text:p>
          </table:table-cell>
          <table:table-cell table:formula="of:=(ROW()-2)/1024" office:value-type="float" office:value="0.041015625" calcext:value-type="float">
            <text:p>0.041015625</text:p>
          </table:table-cell>
          <table:table-cell table:formula="of:=20*LOG10(ABS(IMREAL([.A44]))+1E-018)" office:value-type="float" office:value="-266.706972484643" calcext:value-type="float">
            <text:p>-266.706972484643</text:p>
          </table:table-cell>
        </table:table-row>
        <table:table-row table:style-name="ro1">
          <table:table-cell office:value-type="string" calcext:value-type="string">
            <text:p>0.0000010294157985+0.0000000000000489j</text:p>
          </table:table-cell>
          <table:table-cell table:formula="of:=(ROW()-2)/1024" office:value-type="float" office:value="0.0419921875" calcext:value-type="float">
            <text:p>0.0419921875</text:p>
          </table:table-cell>
          <table:table-cell table:formula="of:=20*LOG10(ABS(IMREAL([.A45]))+1E-018)" office:value-type="float" office:value="-119.748183417867" calcext:value-type="float">
            <text:p>-119.748183417867</text:p>
          </table:table-cell>
        </table:table-row>
        <table:table-row table:style-name="ro1">
          <table:table-cell office:value-type="string" calcext:value-type="string">
            <text:p>-0.0000000000000356-0.0000000000000051j</text:p>
          </table:table-cell>
          <table:table-cell table:formula="of:=(ROW()-2)/1024" office:value-type="float" office:value="0.04296875" calcext:value-type="float">
            <text:p>0.04296875</text:p>
          </table:table-cell>
          <table:table-cell table:formula="of:=20*LOG10(ABS(IMREAL([.A46]))+1E-018)" office:value-type="float" office:value="-268.970756058305" calcext:value-type="float">
            <text:p>-268.970756058305</text:p>
          </table:table-cell>
        </table:table-row>
        <table:table-row table:style-name="ro1">
          <table:table-cell office:value-type="string" calcext:value-type="string">
            <text:p>-0.0000015110909117-0.0000000000000591j</text:p>
          </table:table-cell>
          <table:table-cell table:formula="of:=(ROW()-2)/1024" office:value-type="float" office:value="0.0439453125" calcext:value-type="float">
            <text:p>0.0439453125</text:p>
          </table:table-cell>
          <table:table-cell table:formula="of:=20*LOG10(ABS(IMREAL([.A47]))+1E-018)" office:value-type="float" office:value="-116.414188128675" calcext:value-type="float">
            <text:p>-116.414188128675</text:p>
          </table:table-cell>
        </table:table-row>
        <table:table-row table:style-name="ro1">
          <table:table-cell office:value-type="string" calcext:value-type="string">
            <text:p>0.0000000000000472-0.0000000000000053j</text:p>
          </table:table-cell>
          <table:table-cell table:formula="of:=(ROW()-2)/1024" office:value-type="float" office:value="0.044921875" calcext:value-type="float">
            <text:p>0.044921875</text:p>
          </table:table-cell>
          <table:table-cell table:formula="of:=20*LOG10(ABS(IMREAL([.A48]))+1E-018)" office:value-type="float" office:value="-266.520976006182" calcext:value-type="float">
            <text:p>-266.520976006182</text:p>
          </table:table-cell>
        </table:table-row>
        <table:table-row table:style-name="ro1">
          <table:table-cell office:value-type="string" calcext:value-type="string">
            <text:p>-0.0000011574741909+0.0000000000000485j</text:p>
          </table:table-cell>
          <table:table-cell table:formula="of:=(ROW()-2)/1024" office:value-type="float" office:value="0.0458984375" calcext:value-type="float">
            <text:p>0.0458984375</text:p>
          </table:table-cell>
          <table:table-cell table:formula="of:=20*LOG10(ABS(IMREAL([.A49]))+1E-018)" office:value-type="float" office:value="-118.729773680053" calcext:value-type="float">
            <text:p>-118.729773680053</text:p>
          </table:table-cell>
        </table:table-row>
        <table:table-row table:style-name="ro1">
          <table:table-cell office:value-type="string" calcext:value-type="string">
            <text:p>-0.0000000000000345-0.0000000000000055j</text:p>
          </table:table-cell>
          <table:table-cell table:formula="of:=(ROW()-2)/1024" office:value-type="float" office:value="0.046875" calcext:value-type="float">
            <text:p>0.046875</text:p>
          </table:table-cell>
          <table:table-cell table:formula="of:=20*LOG10(ABS(IMREAL([.A50]))+1E-018)" office:value-type="float" office:value="-269.243366337266" calcext:value-type="float">
            <text:p>-269.243366337266</text:p>
          </table:table-cell>
        </table:table-row>
        <table:table-row table:style-name="ro1">
          <table:table-cell office:value-type="string" calcext:value-type="string">
            <text:p>-0.0000004357248578-0.0000000000000595j</text:p>
          </table:table-cell>
          <table:table-cell table:formula="of:=(ROW()-2)/1024" office:value-type="float" office:value="0.0478515625" calcext:value-type="float">
            <text:p>0.0478515625</text:p>
          </table:table-cell>
          <table:table-cell table:formula="of:=20*LOG10(ABS(IMREAL([.A51]))+1E-018)" office:value-type="float" office:value="-127.215753263169" calcext:value-type="float">
            <text:p>-127.215753263169</text:p>
          </table:table-cell>
        </table:table-row>
        <table:table-row table:style-name="ro1">
          <table:table-cell office:value-type="string" calcext:value-type="string">
            <text:p>0.0000000000000484-0.0000000000000057j</text:p>
          </table:table-cell>
          <table:table-cell table:formula="of:=(ROW()-2)/1024" office:value-type="float" office:value="0.048828125" calcext:value-type="float">
            <text:p>0.048828125</text:p>
          </table:table-cell>
          <table:table-cell table:formula="of:=20*LOG10(ABS(IMREAL([.A52]))+1E-018)" office:value-type="float" office:value="-266.302913308436" calcext:value-type="float">
            <text:p>-266.302913308436</text:p>
          </table:table-cell>
        </table:table-row>
        <table:table-row table:style-name="ro1">
          <table:table-cell office:value-type="string" calcext:value-type="string">
            <text:p>-0.0000000014242729+0.0000000000000481j</text:p>
          </table:table-cell>
          <table:table-cell table:formula="of:=(ROW()-2)/1024" office:value-type="float" office:value="0.0498046875" calcext:value-type="float">
            <text:p>0.0498046875</text:p>
          </table:table-cell>
          <table:table-cell table:formula="of:=20*LOG10(ABS(IMREAL([.A53]))+1E-018)" office:value-type="float" office:value="-176.928135775176" calcext:value-type="float">
            <text:p>-176.928135775176</text:p>
          </table:table-cell>
        </table:table-row>
        <table:table-row table:style-name="ro1">
          <table:table-cell office:value-type="string" calcext:value-type="string">
            <text:p>-0.0000000000000332-0.0000000000000059j</text:p>
          </table:table-cell>
          <table:table-cell table:formula="of:=(ROW()-2)/1024" office:value-type="float" office:value="0.05078125" calcext:value-type="float">
            <text:p>0.05078125</text:p>
          </table:table-cell>
          <table:table-cell table:formula="of:=20*LOG10(ABS(IMREAL([.A54]))+1E-018)" office:value-type="float" office:value="-269.576976706677" calcext:value-type="float">
            <text:p>-269.576976706677</text:p>
          </table:table-cell>
        </table:table-row>
        <table:table-row table:style-name="ro1">
          <table:table-cell office:value-type="string" calcext:value-type="string">
            <text:p>0.0000010449149359-0.0000000000000599j</text:p>
          </table:table-cell>
          <table:table-cell table:formula="of:=(ROW()-2)/1024" office:value-type="float" office:value="0.0517578125" calcext:value-type="float">
            <text:p>0.0517578125</text:p>
          </table:table-cell>
          <table:table-cell table:formula="of:=20*LOG10(ABS(IMREAL([.A55]))+1E-018)" office:value-type="float" office:value="-119.618381260388" calcext:value-type="float">
            <text:p>-119.618381260388</text:p>
          </table:table-cell>
        </table:table-row>
        <table:table-row table:style-name="ro1">
          <table:table-cell office:value-type="string" calcext:value-type="string">
            <text:p>0.0000000000000498-0.0000000000000061j</text:p>
          </table:table-cell>
          <table:table-cell table:formula="of:=(ROW()-2)/1024" office:value-type="float" office:value="0.052734375" calcext:value-type="float">
            <text:p>0.052734375</text:p>
          </table:table-cell>
          <table:table-cell table:formula="of:=20*LOG10(ABS(IMREAL([.A56]))+1E-018)" office:value-type="float" office:value="-266.055238731102" calcext:value-type="float">
            <text:p>-266.055238731102</text:p>
          </table:table-cell>
        </table:table-row>
        <table:table-row table:style-name="ro1">
          <table:table-cell office:value-type="string" calcext:value-type="string">
            <text:p>0.0000000153224286+0.0000000000000477j</text:p>
          </table:table-cell>
          <table:table-cell table:formula="of:=(ROW()-2)/1024" office:value-type="float" office:value="0.0537109375" calcext:value-type="float">
            <text:p>0.0537109375</text:p>
          </table:table-cell>
          <table:table-cell table:formula="of:=20*LOG10(ABS(IMREAL([.A57]))+1E-018)" office:value-type="float" office:value="-156.293447873675" calcext:value-type="float">
            <text:p>-156.293447873675</text:p>
          </table:table-cell>
        </table:table-row>
        <table:table-row table:style-name="ro1">
          <table:table-cell office:value-type="string" calcext:value-type="string">
            <text:p>-0.0000000000000317-0.0000000000000063j</text:p>
          </table:table-cell>
          <table:table-cell table:formula="of:=(ROW()-2)/1024" office:value-type="float" office:value="0.0546875" calcext:value-type="float">
            <text:p>0.0546875</text:p>
          </table:table-cell>
          <table:table-cell table:formula="of:=20*LOG10(ABS(IMREAL([.A58]))+1E-018)" office:value-type="float" office:value="-269.978540757139" calcext:value-type="float">
            <text:p>-269.978540757139</text:p>
          </table:table-cell>
        </table:table-row>
        <table:table-row table:style-name="ro1">
          <table:table-cell office:value-type="string" calcext:value-type="string">
            <text:p>0.0000012348102042-0.0000000000000602j</text:p>
          </table:table-cell>
          <table:table-cell table:formula="of:=(ROW()-2)/1024" office:value-type="float" office:value="0.0556640625" calcext:value-type="float">
            <text:p>0.0556640625</text:p>
          </table:table-cell>
          <table:table-cell table:formula="of:=20*LOG10(ABS(IMREAL([.A59]))+1E-018)" office:value-type="float" office:value="-118.167995805213" calcext:value-type="float">
            <text:p>-118.167995805213</text:p>
          </table:table-cell>
        </table:table-row>
        <table:table-row table:style-name="ro1">
          <table:table-cell office:value-type="string" calcext:value-type="string">
            <text:p>0.0000000000000514-0.0000000000000064j</text:p>
          </table:table-cell>
          <table:table-cell table:formula="of:=(ROW()-2)/1024" office:value-type="float" office:value="0.056640625" calcext:value-type="float">
            <text:p>0.056640625</text:p>
          </table:table-cell>
          <table:table-cell table:formula="of:=20*LOG10(ABS(IMREAL([.A60]))+1E-018)" office:value-type="float" office:value="-265.780568635559" calcext:value-type="float">
            <text:p>-265.780568635559</text:p>
          </table:table-cell>
        </table:table-row>
        <table:table-row table:style-name="ro1">
          <table:table-cell office:value-type="string" calcext:value-type="string">
            <text:p>-0.0000006765260806+0.0000000000000473j</text:p>
          </table:table-cell>
          <table:table-cell table:formula="of:=(ROW()-2)/1024" office:value-type="float" office:value="0.0576171875" calcext:value-type="float">
            <text:p>0.0576171875</text:p>
          </table:table-cell>
          <table:table-cell table:formula="of:=20*LOG10(ABS(IMREAL([.A61]))+1E-018)" office:value-type="float" office:value="-123.394309127143" calcext:value-type="float">
            <text:p>-123.394309127143</text:p>
          </table:table-cell>
        </table:table-row>
        <table:table-row table:style-name="ro1">
          <table:table-cell office:value-type="string" calcext:value-type="string">
            <text:p>-0.0000000000000301-0.0000000000000066j</text:p>
          </table:table-cell>
          <table:table-cell table:formula="of:=(ROW()-2)/1024" office:value-type="float" office:value="0.05859375" calcext:value-type="float">
            <text:p>0.05859375</text:p>
          </table:table-cell>
          <table:table-cell table:formula="of:=20*LOG10(ABS(IMREAL([.A62]))+1E-018)" office:value-type="float" office:value="-270.428381525154" calcext:value-type="float">
            <text:p>-270.428381525154</text:p>
          </table:table-cell>
        </table:table-row>
        <table:table-row table:style-name="ro1">
          <table:table-cell office:value-type="string" calcext:value-type="string">
            <text:p>0.0000009519583107-0.0000000000000606j</text:p>
          </table:table-cell>
          <table:table-cell table:formula="of:=(ROW()-2)/1024" office:value-type="float" office:value="0.0595703125" calcext:value-type="float">
            <text:p>0.0595703125</text:p>
          </table:table-cell>
          <table:table-cell table:formula="of:=20*LOG10(ABS(IMREAL([.A63]))+1E-018)" office:value-type="float" office:value="-120.427641406868" calcext:value-type="float">
            <text:p>-120.427641406868</text:p>
          </table:table-cell>
        </table:table-row>
        <table:table-row table:style-name="ro1">
          <table:table-cell office:value-type="string" calcext:value-type="string">
            <text:p>0.0000000000000531-0.0000000000000068j</text:p>
          </table:table-cell>
          <table:table-cell table:formula="of:=(ROW()-2)/1024" office:value-type="float" office:value="0.060546875" calcext:value-type="float">
            <text:p>0.060546875</text:p>
          </table:table-cell>
          <table:table-cell table:formula="of:=20*LOG10(ABS(IMREAL([.A64]))+1E-018)" office:value-type="float" office:value="-265.497946003835" calcext:value-type="float">
            <text:p>-265.497946003835</text:p>
          </table:table-cell>
        </table:table-row>
        <table:table-row table:style-name="ro1">
          <table:table-cell office:value-type="string" calcext:value-type="string">
            <text:p>-0.0000003735617980+0.0000000000000470j</text:p>
          </table:table-cell>
          <table:table-cell table:formula="of:=(ROW()-2)/1024" office:value-type="float" office:value="0.0615234375" calcext:value-type="float">
            <text:p>0.0615234375</text:p>
          </table:table-cell>
          <table:table-cell table:formula="of:=20*LOG10(ABS(IMREAL([.A65]))+1E-018)" office:value-type="float" office:value="-128.552750858992" calcext:value-type="float">
            <text:p>-128.552750858992</text:p>
          </table:table-cell>
        </table:table-row>
        <table:table-row table:style-name="ro1">
          <table:table-cell office:value-type="string" calcext:value-type="string">
            <text:p>-0.0000000000000282-0.0000000000000070j</text:p>
          </table:table-cell>
          <table:table-cell table:formula="of:=(ROW()-2)/1024" office:value-type="float" office:value="0.0625" calcext:value-type="float">
            <text:p>0.0625</text:p>
          </table:table-cell>
          <table:table-cell table:formula="of:=20*LOG10(ABS(IMREAL([.A66]))+1E-018)" office:value-type="float" office:value="-270.994709828803" calcext:value-type="float">
            <text:p>-270.994709828803</text:p>
          </table:table-cell>
        </table:table-row>
        <table:table-row table:style-name="ro1">
          <table:table-cell office:value-type="string" calcext:value-type="string">
            <text:p>-0.0000004668267272-0.0000000000000609j</text:p>
          </table:table-cell>
          <table:table-cell table:formula="of:=(ROW()-2)/1024" office:value-type="float" office:value="0.0634765625" calcext:value-type="float">
            <text:p>0.0634765625</text:p>
          </table:table-cell>
          <table:table-cell table:formula="of:=20*LOG10(ABS(IMREAL([.A67]))+1E-018)" office:value-type="float" office:value="-126.616885745609" calcext:value-type="float">
            <text:p>-126.616885745609</text:p>
          </table:table-cell>
        </table:table-row>
        <table:table-row table:style-name="ro1">
          <table:table-cell office:value-type="string" calcext:value-type="string">
            <text:p>0.0000000000000552-0.0000000000000071j</text:p>
          </table:table-cell>
          <table:table-cell table:formula="of:=(ROW()-2)/1024" office:value-type="float" office:value="0.064453125" calcext:value-type="float">
            <text:p>0.064453125</text:p>
          </table:table-cell>
          <table:table-cell table:formula="of:=20*LOG10(ABS(IMREAL([.A68]))+1E-018)" office:value-type="float" office:value="-265.161061093768" calcext:value-type="float">
            <text:p>-265.161061093768</text:p>
          </table:table-cell>
        </table:table-row>
        <table:table-row table:style-name="ro1">
          <table:table-cell office:value-type="string" calcext:value-type="string">
            <text:p>-0.0000008064149850+0.0000000000000467j</text:p>
          </table:table-cell>
          <table:table-cell table:formula="of:=(ROW()-2)/1024" office:value-type="float" office:value="0.0654296875" calcext:value-type="float">
            <text:p>0.0654296875</text:p>
          </table:table-cell>
          <table:table-cell table:formula="of:=20*LOG10(ABS(IMREAL([.A69]))+1E-018)" office:value-type="float" office:value="-121.86882821314" calcext:value-type="float">
            <text:p>-121.86882821314</text:p>
          </table:table-cell>
        </table:table-row>
        <table:table-row table:style-name="ro1">
          <table:table-cell office:value-type="string" calcext:value-type="string">
            <text:p>-0.0000000000000260-0.0000000000000073j</text:p>
          </table:table-cell>
          <table:table-cell table:formula="of:=(ROW()-2)/1024" office:value-type="float" office:value="0.06640625" calcext:value-type="float">
            <text:p>0.06640625</text:p>
          </table:table-cell>
          <table:table-cell table:formula="of:=20*LOG10(ABS(IMREAL([.A70]))+1E-018)" office:value-type="float" office:value="-271.70019897433" calcext:value-type="float">
            <text:p>-271.70019897433</text:p>
          </table:table-cell>
        </table:table-row>
        <table:table-row table:style-name="ro1">
          <table:table-cell office:value-type="string" calcext:value-type="string">
            <text:p>-0.0000005931088902-0.0000000000000612j</text:p>
          </table:table-cell>
          <table:table-cell table:formula="of:=(ROW()-2)/1024" office:value-type="float" office:value="0.0673828125" calcext:value-type="float">
            <text:p>0.0673828125</text:p>
          </table:table-cell>
          <table:table-cell table:formula="of:=20*LOG10(ABS(IMREAL([.A71]))+1E-018)" office:value-type="float" office:value="-124.537311324213" calcext:value-type="float">
            <text:p>-124.537311324213</text:p>
          </table:table-cell>
        </table:table-row>
        <table:table-row table:style-name="ro1">
          <table:table-cell office:value-type="string" calcext:value-type="string">
            <text:p>0.0000000000000576-0.0000000000000074j</text:p>
          </table:table-cell>
          <table:table-cell table:formula="of:=(ROW()-2)/1024" office:value-type="float" office:value="0.068359375" calcext:value-type="float">
            <text:p>0.068359375</text:p>
          </table:table-cell>
          <table:table-cell table:formula="of:=20*LOG10(ABS(IMREAL([.A72]))+1E-018)" office:value-type="float" office:value="-264.79139953615" calcext:value-type="float">
            <text:p>-264.79139953615</text:p>
          </table:table-cell>
        </table:table-row>
        <table:table-row table:style-name="ro1">
          <table:table-cell office:value-type="string" calcext:value-type="string">
            <text:p>0.0000002124419997+0.0000000000000464j</text:p>
          </table:table-cell>
          <table:table-cell table:formula="of:=(ROW()-2)/1024" office:value-type="float" office:value="0.0693359375" calcext:value-type="float">
            <text:p>0.0693359375</text:p>
          </table:table-cell>
          <table:table-cell table:formula="of:=20*LOG10(ABS(IMREAL([.A73]))+1E-018)" office:value-type="float" office:value="-133.45519238503" calcext:value-type="float">
            <text:p>-133.45519238503</text:p>
          </table:table-cell>
        </table:table-row>
        <table:table-row table:style-name="ro1">
          <table:table-cell office:value-type="string" calcext:value-type="string">
            <text:p>-0.0000000000000234-0.0000000000000076j</text:p>
          </table:table-cell>
          <table:table-cell table:formula="of:=(ROW()-2)/1024" office:value-type="float" office:value="0.0703125" calcext:value-type="float">
            <text:p>0.0703125</text:p>
          </table:table-cell>
          <table:table-cell table:formula="of:=20*LOG10(ABS(IMREAL([.A74]))+1E-018)" office:value-type="float" office:value="-272.615311667863" calcext:value-type="float">
            <text:p>-272.615311667863</text:p>
          </table:table-cell>
        </table:table-row>
        <table:table-row table:style-name="ro1">
          <table:table-cell office:value-type="string" calcext:value-type="string">
            <text:p>-0.0000000208752939-0.0000000000000615j</text:p>
          </table:table-cell>
          <table:table-cell table:formula="of:=(ROW()-2)/1024" office:value-type="float" office:value="0.0712890625" calcext:value-type="float">
            <text:p>0.0712890625</text:p>
          </table:table-cell>
          <table:table-cell table:formula="of:=20*LOG10(ABS(IMREAL([.A75]))+1E-018)" office:value-type="float" office:value="-153.607348028328" calcext:value-type="float">
            <text:p>-153.607348028328</text:p>
          </table:table-cell>
        </table:table-row>
        <table:table-row table:style-name="ro1">
          <table:table-cell office:value-type="string" calcext:value-type="string">
            <text:p>0.0000000000000603-0.0000000000000077j</text:p>
          </table:table-cell>
          <table:table-cell table:formula="of:=(ROW()-2)/1024" office:value-type="float" office:value="0.072265625" calcext:value-type="float">
            <text:p>0.072265625</text:p>
          </table:table-cell>
          <table:table-cell table:formula="of:=20*LOG10(ABS(IMREAL([.A76]))+1E-018)" office:value-type="float" office:value="-264.393509713787" calcext:value-type="float">
            <text:p>-264.393509713787</text:p>
          </table:table-cell>
        </table:table-row>
        <table:table-row table:style-name="ro1">
          <table:table-cell office:value-type="string" calcext:value-type="string">
            <text:p>0.0000005342565577+0.0000000000000461j</text:p>
          </table:table-cell>
          <table:table-cell table:formula="of:=(ROW()-2)/1024" office:value-type="float" office:value="0.0732421875" calcext:value-type="float">
            <text:p>0.0732421875</text:p>
          </table:table-cell>
          <table:table-cell table:formula="of:=20*LOG10(ABS(IMREAL([.A77]))+1E-018)" office:value-type="float" office:value="-125.445002768177" calcext:value-type="float">
            <text:p>-125.445002768177</text:p>
          </table:table-cell>
        </table:table-row>
        <table:table-row table:style-name="ro1">
          <table:table-cell office:value-type="string" calcext:value-type="string">
            <text:p>-0.0000000000000206-0.0000000000000078j</text:p>
          </table:table-cell>
          <table:table-cell table:formula="of:=(ROW()-2)/1024" office:value-type="float" office:value="0.07421875" calcext:value-type="float">
            <text:p>0.07421875</text:p>
          </table:table-cell>
          <table:table-cell table:formula="of:=20*LOG10(ABS(IMREAL([.A78]))+1E-018)" office:value-type="float" office:value="-273.722233957723" calcext:value-type="float">
            <text:p>-273.722233957723</text:p>
          </table:table-cell>
        </table:table-row>
        <table:table-row table:style-name="ro1">
          <table:table-cell office:value-type="string" calcext:value-type="string">
            <text:p>-0.0000008732036655-0.0000000000000618j</text:p>
          </table:table-cell>
          <table:table-cell table:formula="of:=(ROW()-2)/1024" office:value-type="float" office:value="0.0751953125" calcext:value-type="float">
            <text:p>0.0751953125</text:p>
          </table:table-cell>
          <table:table-cell table:formula="of:=20*LOG10(ABS(IMREAL([.A79]))+1E-018)" office:value-type="float" office:value="-121.177688997886" calcext:value-type="float">
            <text:p>-121.177688997886</text:p>
          </table:table-cell>
        </table:table-row>
        <table:table-row table:style-name="ro1">
          <table:table-cell office:value-type="string" calcext:value-type="string">
            <text:p>0.0000000000000633-0.0000000000000080j</text:p>
          </table:table-cell>
          <table:table-cell table:formula="of:=(ROW()-2)/1024" office:value-type="float" office:value="0.076171875" calcext:value-type="float">
            <text:p>0.076171875</text:p>
          </table:table-cell>
          <table:table-cell table:formula="of:=20*LOG10(ABS(IMREAL([.A80]))+1E-018)" office:value-type="float" office:value="-263.971788582891" calcext:value-type="float">
            <text:p>-263.971788582891</text:p>
          </table:table-cell>
        </table:table-row>
        <table:table-row table:style-name="ro1">
          <table:table-cell office:value-type="string" calcext:value-type="string">
            <text:p>-0.0000001533532322+0.0000000000000458j</text:p>
          </table:table-cell>
          <table:table-cell table:formula="of:=(ROW()-2)/1024" office:value-type="float" office:value="0.0771484375" calcext:value-type="float">
            <text:p>0.0771484375</text:p>
          </table:table-cell>
          <table:table-cell table:formula="of:=20*LOG10(ABS(IMREAL([.A81]))+1E-018)" office:value-type="float" office:value="-136.286141320625" calcext:value-type="float">
            <text:p>-136.286141320625</text:p>
          </table:table-cell>
        </table:table-row>
        <table:table-row table:style-name="ro1">
          <table:table-cell office:value-type="string" calcext:value-type="string">
            <text:p>-0.0000000000000172-0.0000000000000081j</text:p>
          </table:table-cell>
          <table:table-cell table:formula="of:=(ROW()-2)/1024" office:value-type="float" office:value="0.078125" calcext:value-type="float">
            <text:p>0.078125</text:p>
          </table:table-cell>
          <table:table-cell table:formula="of:=20*LOG10(ABS(IMREAL([.A82]))+1E-018)" office:value-type="float" office:value="-275.288926082945" calcext:value-type="float">
            <text:p>-275.288926082945</text:p>
          </table:table-cell>
        </table:table-row>
        <table:table-row table:style-name="ro1">
          <table:table-cell office:value-type="string" calcext:value-type="string">
            <text:p>-0.0000005219158605-0.0000000000000621j</text:p>
          </table:table-cell>
          <table:table-cell table:formula="of:=(ROW()-2)/1024" office:value-type="float" office:value="0.0791015625" calcext:value-type="float">
            <text:p>0.0791015625</text:p>
          </table:table-cell>
          <table:table-cell table:formula="of:=20*LOG10(ABS(IMREAL([.A83]))+1E-018)" office:value-type="float" office:value="-125.647990103381" calcext:value-type="float">
            <text:p>-125.647990103381</text:p>
          </table:table-cell>
        </table:table-row>
        <table:table-row table:style-name="ro1">
          <table:table-cell office:value-type="string" calcext:value-type="string">
            <text:p>0.0000000000000670-0.0000000000000083j</text:p>
          </table:table-cell>
          <table:table-cell table:formula="of:=(ROW()-2)/1024" office:value-type="float" office:value="0.080078125" calcext:value-type="float">
            <text:p>0.080078125</text:p>
          </table:table-cell>
          <table:table-cell table:formula="of:=20*LOG10(ABS(IMREAL([.A84]))+1E-018)" office:value-type="float" office:value="-263.478374306807" calcext:value-type="float">
            <text:p>-263.478374306807</text:p>
          </table:table-cell>
        </table:table-row>
        <table:table-row table:style-name="ro1">
          <table:table-cell office:value-type="string" calcext:value-type="string">
            <text:p>0.0000003114215343+0.0000000000000456j</text:p>
          </table:table-cell>
          <table:table-cell table:formula="of:=(ROW()-2)/1024" office:value-type="float" office:value="0.0810546875" calcext:value-type="float">
            <text:p>0.0810546875</text:p>
          </table:table-cell>
          <table:table-cell table:formula="of:=20*LOG10(ABS(IMREAL([.A85]))+1E-018)" office:value-type="float" office:value="-130.133027199215" calcext:value-type="float">
            <text:p>-130.133027199215</text:p>
          </table:table-cell>
        </table:table-row>
        <table:table-row table:style-name="ro1">
          <table:table-cell office:value-type="string" calcext:value-type="string">
            <text:p>-0.0000000000000133-0.0000000000000084j</text:p>
          </table:table-cell>
          <table:table-cell table:formula="of:=(ROW()-2)/1024" office:value-type="float" office:value="0.08203125" calcext:value-type="float">
            <text:p>0.08203125</text:p>
          </table:table-cell>
          <table:table-cell table:formula="of:=20*LOG10(ABS(IMREAL([.A86]))+1E-018)" office:value-type="float" office:value="-277.5223141308" calcext:value-type="float">
            <text:p>-277.5223141308</text:p>
          </table:table-cell>
        </table:table-row>
        <table:table-row table:style-name="ro1">
          <table:table-cell office:value-type="string" calcext:value-type="string">
            <text:p>0.0000000720196321-0.0000000000000624j</text:p>
          </table:table-cell>
          <table:table-cell table:formula="of:=(ROW()-2)/1024" office:value-type="float" office:value="0.0830078125" calcext:value-type="float">
            <text:p>0.0830078125</text:p>
          </table:table-cell>
          <table:table-cell table:formula="of:=20*LOG10(ABS(IMREAL([.A87]))+1E-018)" office:value-type="float" office:value="-142.850982029446" calcext:value-type="float">
            <text:p>-142.850982029446</text:p>
          </table:table-cell>
        </table:table-row>
        <table:table-row table:style-name="ro1">
          <table:table-cell office:value-type="string" calcext:value-type="string">
            <text:p>0.0000000000000712-0.0000000000000085j</text:p>
          </table:table-cell>
          <table:table-cell table:formula="of:=(ROW()-2)/1024" office:value-type="float" office:value="0.083984375" calcext:value-type="float">
            <text:p>0.083984375</text:p>
          </table:table-cell>
          <table:table-cell table:formula="of:=20*LOG10(ABS(IMREAL([.A88]))+1E-018)" office:value-type="float" office:value="-262.950278135288" calcext:value-type="float">
            <text:p>-262.950278135288</text:p>
          </table:table-cell>
        </table:table-row>
        <table:table-row table:style-name="ro1">
          <table:table-cell office:value-type="string" calcext:value-type="string">
            <text:p>-0.0000002687452359+0.0000000000000454j</text:p>
          </table:table-cell>
          <table:table-cell table:formula="of:=(ROW()-2)/1024" office:value-type="float" office:value="0.0849609375" calcext:value-type="float">
            <text:p>0.0849609375</text:p>
          </table:table-cell>
          <table:table-cell table:formula="of:=20*LOG10(ABS(IMREAL([.A89]))+1E-018)" office:value-type="float" office:value="-131.413184516615" calcext:value-type="float">
            <text:p>-131.413184516615</text:p>
          </table:table-cell>
        </table:table-row>
        <table:table-row table:style-name="ro1">
          <table:table-cell office:value-type="string" calcext:value-type="string">
            <text:p>-0.0000000000000087-0.0000000000000085j</text:p>
          </table:table-cell>
          <table:table-cell table:formula="of:=(ROW()-2)/1024" office:value-type="float" office:value="0.0859375" calcext:value-type="float">
            <text:p>0.0859375</text:p>
          </table:table-cell>
          <table:table-cell table:formula="of:=20*LOG10(ABS(IMREAL([.A90]))+1E-018)" office:value-type="float" office:value="-281.208616626882" calcext:value-type="float">
            <text:p>-281.208616626882</text:p>
          </table:table-cell>
        </table:table-row>
        <table:table-row table:style-name="ro1">
          <table:table-cell office:value-type="string" calcext:value-type="string">
            <text:p>-0.0000003220385745-0.0000000000000625j</text:p>
          </table:table-cell>
          <table:table-cell table:formula="of:=(ROW()-2)/1024" office:value-type="float" office:value="0.0869140625" calcext:value-type="float">
            <text:p>0.0869140625</text:p>
          </table:table-cell>
          <table:table-cell table:formula="of:=20*LOG10(ABS(IMREAL([.A91]))+1E-018)" office:value-type="float" office:value="-129.841842088472" calcext:value-type="float">
            <text:p>-129.841842088472</text:p>
          </table:table-cell>
        </table:table-row>
        <table:table-row table:style-name="ro1">
          <table:table-cell office:value-type="string" calcext:value-type="string">
            <text:p>0.0000000000000762-0.0000000000000086j</text:p>
          </table:table-cell>
          <table:table-cell table:formula="of:=(ROW()-2)/1024" office:value-type="float" office:value="0.087890625" calcext:value-type="float">
            <text:p>0.087890625</text:p>
          </table:table-cell>
          <table:table-cell table:formula="of:=20*LOG10(ABS(IMREAL([.A92]))+1E-018)" office:value-type="float" office:value="-262.360786585903" calcext:value-type="float">
            <text:p>-262.360786585903</text:p>
          </table:table-cell>
        </table:table-row>
        <table:table-row table:style-name="ro1">
          <table:table-cell office:value-type="string" calcext:value-type="string">
            <text:p>-0.0000005553106058+0.0000000000000452j</text:p>
          </table:table-cell>
          <table:table-cell table:formula="of:=(ROW()-2)/1024" office:value-type="float" office:value="0.0888671875" calcext:value-type="float">
            <text:p>0.0888671875</text:p>
          </table:table-cell>
          <table:table-cell table:formula="of:=20*LOG10(ABS(IMREAL([.A93]))+1E-018)" office:value-type="float" office:value="-125.109280638351" calcext:value-type="float">
            <text:p>-125.109280638351</text:p>
          </table:table-cell>
        </table:table-row>
        <table:table-row table:style-name="ro1">
          <table:table-cell office:value-type="string" calcext:value-type="string">
            <text:p>-0.0000000000000032-0.0000000000000087j</text:p>
          </table:table-cell>
          <table:table-cell table:formula="of:=(ROW()-2)/1024" office:value-type="float" office:value="0.08984375" calcext:value-type="float">
            <text:p>0.08984375</text:p>
          </table:table-cell>
          <table:table-cell table:formula="of:=20*LOG10(ABS(IMREAL([.A94]))+1E-018)" office:value-type="float" office:value="-289.894286517117" calcext:value-type="float">
            <text:p>-289.894286517117</text:p>
          </table:table-cell>
        </table:table-row>
        <table:table-row table:style-name="ro1">
          <table:table-cell office:value-type="string" calcext:value-type="string">
            <text:p>-0.0000000646873490-0.0000000000000625j</text:p>
          </table:table-cell>
          <table:table-cell table:formula="of:=(ROW()-2)/1024" office:value-type="float" office:value="0.0908203125" calcext:value-type="float">
            <text:p>0.0908203125</text:p>
          </table:table-cell>
          <table:table-cell table:formula="of:=20*LOG10(ABS(IMREAL([.A95]))+1E-018)" office:value-type="float" office:value="-143.783612932617" calcext:value-type="float">
            <text:p>-143.783612932617</text:p>
          </table:table-cell>
        </table:table-row>
        <table:table-row table:style-name="ro1">
          <table:table-cell office:value-type="string" calcext:value-type="string">
            <text:p>0.0000000000000824-0.0000000000000086j</text:p>
          </table:table-cell>
          <table:table-cell table:formula="of:=(ROW()-2)/1024" office:value-type="float" office:value="0.091796875" calcext:value-type="float">
            <text:p>0.091796875</text:p>
          </table:table-cell>
          <table:table-cell table:formula="of:=20*LOG10(ABS(IMREAL([.A96]))+1E-018)" office:value-type="float" office:value="-261.681350355415" calcext:value-type="float">
            <text:p>-261.681350355415</text:p>
          </table:table-cell>
        </table:table-row>
        <table:table-row table:style-name="ro1">
          <table:table-cell office:value-type="string" calcext:value-type="string">
            <text:p>0.0000003249599110+0.0000000000000452j</text:p>
          </table:table-cell>
          <table:table-cell table:formula="of:=(ROW()-2)/1024" office:value-type="float" office:value="0.0927734375" calcext:value-type="float">
            <text:p>0.0927734375</text:p>
          </table:table-cell>
          <table:table-cell table:formula="of:=20*LOG10(ABS(IMREAL([.A97]))+1E-018)" office:value-type="float" office:value="-129.763404257649" calcext:value-type="float">
            <text:p>-129.763404257649</text:p>
          </table:table-cell>
        </table:table-row>
        <table:table-row table:style-name="ro1">
          <table:table-cell office:value-type="string" calcext:value-type="string">
            <text:p>0.0000000000000036-0.0000000000000087j</text:p>
          </table:table-cell>
          <table:table-cell table:formula="of:=(ROW()-2)/1024" office:value-type="float" office:value="0.09375" calcext:value-type="float">
            <text:p>0.09375</text:p>
          </table:table-cell>
          <table:table-cell table:formula="of:=20*LOG10(ABS(IMREAL([.A98]))+1E-018)" office:value-type="float" office:value="-288.871537572574" calcext:value-type="float">
            <text:p>-288.871537572574</text:p>
          </table:table-cell>
        </table:table-row>
        <table:table-row table:style-name="ro1">
          <table:table-cell office:value-type="string" calcext:value-type="string">
            <text:p>-0.0000000838369612-0.0000000000000625j</text:p>
          </table:table-cell>
          <table:table-cell table:formula="of:=(ROW()-2)/1024" office:value-type="float" office:value="0.0947265625" calcext:value-type="float">
            <text:p>0.0947265625</text:p>
          </table:table-cell>
          <table:table-cell table:formula="of:=20*LOG10(ABS(IMREAL([.A99]))+1E-018)" office:value-type="float" office:value="-141.531289434868" calcext:value-type="float">
            <text:p>-141.531289434868</text:p>
          </table:table-cell>
        </table:table-row>
        <table:table-row table:style-name="ro1">
          <table:table-cell office:value-type="string" calcext:value-type="string">
            <text:p>0.0000000000000900-0.0000000000000087j</text:p>
          </table:table-cell>
          <table:table-cell table:formula="of:=(ROW()-2)/1024" office:value-type="float" office:value="0.095703125" calcext:value-type="float">
            <text:p>0.095703125</text:p>
          </table:table-cell>
          <table:table-cell table:formula="of:=20*LOG10(ABS(IMREAL([.A100]))+1E-018)" office:value-type="float" office:value="-260.915053301865" calcext:value-type="float">
            <text:p>-260.915053301865</text:p>
          </table:table-cell>
        </table:table-row>
        <table:table-row table:style-name="ro1">
          <table:table-cell office:value-type="string" calcext:value-type="string">
            <text:p>0.0000006789252282+0.0000000000000452j</text:p>
          </table:table-cell>
          <table:table-cell table:formula="of:=(ROW()-2)/1024" office:value-type="float" office:value="0.0966796875" calcext:value-type="float">
            <text:p>0.0966796875</text:p>
          </table:table-cell>
          <table:table-cell table:formula="of:=20*LOG10(ABS(IMREAL([.A101]))+1E-018)" office:value-type="float" office:value="-123.363561061306" calcext:value-type="float">
            <text:p>-123.363561061306</text:p>
          </table:table-cell>
        </table:table-row>
        <table:table-row table:style-name="ro1">
          <table:table-cell office:value-type="string" calcext:value-type="string">
            <text:p>0.0000000000000121-0.0000000000000087j</text:p>
          </table:table-cell>
          <table:table-cell table:formula="of:=(ROW()-2)/1024" office:value-type="float" office:value="0.09765625" calcext:value-type="float">
            <text:p>0.09765625</text:p>
          </table:table-cell>
          <table:table-cell table:formula="of:=20*LOG10(ABS(IMREAL([.A102]))+1E-018)" office:value-type="float" office:value="-278.343574781213" calcext:value-type="float">
            <text:p>-278.343574781213</text:p>
          </table:table-cell>
        </table:table-row>
        <table:table-row table:style-name="ro1">
          <table:table-cell office:value-type="string" calcext:value-type="string">
            <text:p>-0.0000002512440706-0.0000000000000626j</text:p>
          </table:table-cell>
          <table:table-cell table:formula="of:=(ROW()-2)/1024" office:value-type="float" office:value="0.0986328125" calcext:value-type="float">
            <text:p>0.0986328125</text:p>
          </table:table-cell>
          <table:table-cell table:formula="of:=20*LOG10(ABS(IMREAL([.A103]))+1E-018)" office:value-type="float" office:value="-131.998083577352" calcext:value-type="float">
            <text:p>-131.998083577352</text:p>
          </table:table-cell>
        </table:table-row>
        <table:table-row table:style-name="ro1">
          <table:table-cell office:value-type="string" calcext:value-type="string">
            <text:p>0.0000000000000995-0.0000000000000087j</text:p>
          </table:table-cell>
          <table:table-cell table:formula="of:=(ROW()-2)/1024" office:value-type="float" office:value="0.099609375" calcext:value-type="float">
            <text:p>0.099609375</text:p>
          </table:table-cell>
          <table:table-cell table:formula="of:=20*LOG10(ABS(IMREAL([.A104]))+1E-018)" office:value-type="float" office:value="-260.043451090151" calcext:value-type="float">
            <text:p>-260.043451090151</text:p>
          </table:table-cell>
        </table:table-row>
        <table:table-row table:style-name="ro1">
          <table:table-cell office:value-type="string" calcext:value-type="string">
            <text:p>0.0000008766220091+0.0000000000000452j</text:p>
          </table:table-cell>
          <table:table-cell table:formula="of:=(ROW()-2)/1024" office:value-type="float" office:value="0.1005859375" calcext:value-type="float">
            <text:p>0.1005859375</text:p>
          </table:table-cell>
          <table:table-cell table:formula="of:=20*LOG10(ABS(IMREAL([.A105]))+1E-018)" office:value-type="float" office:value="-121.143752596728" calcext:value-type="float">
            <text:p>-121.143752596728</text:p>
          </table:table-cell>
        </table:table-row>
        <table:table-row table:style-name="ro1">
          <table:table-cell office:value-type="string" calcext:value-type="string">
            <text:p>0.0000000000000228-0.0000000000000087j</text:p>
          </table:table-cell>
          <table:table-cell table:formula="of:=(ROW()-2)/1024" office:value-type="float" office:value="0.1015625" calcext:value-type="float">
            <text:p>0.1015625</text:p>
          </table:table-cell>
          <table:table-cell table:formula="of:=20*LOG10(ABS(IMREAL([.A106]))+1E-018)" office:value-type="float" office:value="-272.840922108273" calcext:value-type="float">
            <text:p>-272.840922108273</text:p>
          </table:table-cell>
        </table:table-row>
        <table:table-row table:style-name="ro1">
          <table:table-cell office:value-type="string" calcext:value-type="string">
            <text:p>0.0000006499084650-0.0000000000000625j</text:p>
          </table:table-cell>
          <table:table-cell table:formula="of:=(ROW()-2)/1024" office:value-type="float" office:value="0.1025390625" calcext:value-type="float">
            <text:p>0.1025390625</text:p>
          </table:table-cell>
          <table:table-cell table:formula="of:=20*LOG10(ABS(IMREAL([.A107]))+1E-018)" office:value-type="float" office:value="-123.742956126968" calcext:value-type="float">
            <text:p>-123.742956126968</text:p>
          </table:table-cell>
        </table:table-row>
        <table:table-row table:style-name="ro1">
          <table:table-cell office:value-type="string" calcext:value-type="string">
            <text:p>0.0000000000001118-0.0000000000000085j</text:p>
          </table:table-cell>
          <table:table-cell table:formula="of:=(ROW()-2)/1024" office:value-type="float" office:value="0.103515625" calcext:value-type="float">
            <text:p>0.103515625</text:p>
          </table:table-cell>
          <table:table-cell table:formula="of:=20*LOG10(ABS(IMREAL([.A108]))+1E-018)" office:value-type="float" office:value="-259.031086238019" calcext:value-type="float">
            <text:p>-259.031086238019</text:p>
          </table:table-cell>
        </table:table-row>
        <table:table-row table:style-name="ro1">
          <table:table-cell office:value-type="string" calcext:value-type="string">
            <text:p>0.0000007685198602+0.0000000000000455j</text:p>
          </table:table-cell>
          <table:table-cell table:formula="of:=(ROW()-2)/1024" office:value-type="float" office:value="0.1044921875" calcext:value-type="float">
            <text:p>0.1044921875</text:p>
          </table:table-cell>
          <table:table-cell table:formula="of:=20*LOG10(ABS(IMREAL([.A109]))+1E-018)" office:value-type="float" office:value="-122.286898098372" calcext:value-type="float">
            <text:p>-122.286898098372</text:p>
          </table:table-cell>
        </table:table-row>
        <table:table-row table:style-name="ro1">
          <table:table-cell office:value-type="string" calcext:value-type="string">
            <text:p>0.0000000000000373-0.0000000000000083j</text:p>
          </table:table-cell>
          <table:table-cell table:formula="of:=(ROW()-2)/1024" office:value-type="float" office:value="0.10546875" calcext:value-type="float">
            <text:p>0.10546875</text:p>
          </table:table-cell>
          <table:table-cell table:formula="of:=20*LOG10(ABS(IMREAL([.A110]))+1E-018)" office:value-type="float" office:value="-268.565590501274" calcext:value-type="float">
            <text:p>-268.565590501274</text:p>
          </table:table-cell>
        </table:table-row>
        <table:table-row table:style-name="ro1">
          <table:table-cell office:value-type="string" calcext:value-type="string">
            <text:p>0.0000006261960868-0.0000000000000620j</text:p>
          </table:table-cell>
          <table:table-cell table:formula="of:=(ROW()-2)/1024" office:value-type="float" office:value="0.1064453125" calcext:value-type="float">
            <text:p>0.1064453125</text:p>
          </table:table-cell>
          <table:table-cell table:formula="of:=20*LOG10(ABS(IMREAL([.A111]))+1E-018)" office:value-type="float" office:value="-124.065793013719" calcext:value-type="float">
            <text:p>-124.065793013719</text:p>
          </table:table-cell>
        </table:table-row>
        <table:table-row table:style-name="ro1">
          <table:table-cell office:value-type="string" calcext:value-type="string">
            <text:p>0.0000000000001286-0.0000000000000080j</text:p>
          </table:table-cell>
          <table:table-cell table:formula="of:=(ROW()-2)/1024" office:value-type="float" office:value="0.107421875" calcext:value-type="float">
            <text:p>0.107421875</text:p>
          </table:table-cell>
          <table:table-cell table:formula="of:=20*LOG10(ABS(IMREAL([.A112]))+1E-018)" office:value-type="float" office:value="-257.815113086588" calcext:value-type="float">
            <text:p>-257.815113086588</text:p>
          </table:table-cell>
        </table:table-row>
        <table:table-row table:style-name="ro1">
          <table:table-cell office:value-type="string" calcext:value-type="string">
            <text:p>0.0000002109995724+0.0000000000000460j</text:p>
          </table:table-cell>
          <table:table-cell table:formula="of:=(ROW()-2)/1024" office:value-type="float" office:value="0.1083984375" calcext:value-type="float">
            <text:p>0.1083984375</text:p>
          </table:table-cell>
          <table:table-cell table:formula="of:=20*LOG10(ABS(IMREAL([.A113]))+1E-018)" office:value-type="float" office:value="-133.514368496328" calcext:value-type="float">
            <text:p>-133.514368496328</text:p>
          </table:table-cell>
        </table:table-row>
        <table:table-row table:style-name="ro1">
          <table:table-cell office:value-type="string" calcext:value-type="string">
            <text:p>0.0000000000000570-0.0000000000000076j</text:p>
          </table:table-cell>
          <table:table-cell table:formula="of:=(ROW()-2)/1024" office:value-type="float" office:value="0.109375" calcext:value-type="float">
            <text:p>0.109375</text:p>
          </table:table-cell>
          <table:table-cell table:formula="of:=20*LOG10(ABS(IMREAL([.A114]))+1E-018)" office:value-type="float" office:value="-264.882350503858" calcext:value-type="float">
            <text:p>-264.882350503858</text:p>
          </table:table-cell>
        </table:table-row>
        <table:table-row table:style-name="ro1">
          <table:table-cell office:value-type="string" calcext:value-type="string">
            <text:p>-0.0000004660316312-0.0000000000000612j</text:p>
          </table:table-cell>
          <table:table-cell table:formula="of:=(ROW()-2)/1024" office:value-type="float" office:value="0.1103515625" calcext:value-type="float">
            <text:p>0.1103515625</text:p>
          </table:table-cell>
          <table:table-cell table:formula="of:=20*LOG10(ABS(IMREAL([.A115]))+1E-018)" office:value-type="float" office:value="-126.631692104404" calcext:value-type="float">
            <text:p>-126.631692104404</text:p>
          </table:table-cell>
        </table:table-row>
        <table:table-row table:style-name="ro1">
          <table:table-cell office:value-type="string" calcext:value-type="string">
            <text:p>0.0000000000001524-0.0000000000000070j</text:p>
          </table:table-cell>
          <table:table-cell table:formula="of:=(ROW()-2)/1024" office:value-type="float" office:value="0.111328125" calcext:value-type="float">
            <text:p>0.111328125</text:p>
          </table:table-cell>
          <table:table-cell table:formula="of:=20*LOG10(ABS(IMREAL([.A116]))+1E-018)" office:value-type="float" office:value="-256.340243666089" calcext:value-type="float">
            <text:p>-256.340243666089</text:p>
          </table:table-cell>
        </table:table-row>
        <table:table-row table:style-name="ro1">
          <table:table-cell office:value-type="string" calcext:value-type="string">
            <text:p>0.0000005541366186+0.0000000000000472j</text:p>
          </table:table-cell>
          <table:table-cell table:formula="of:=(ROW()-2)/1024" office:value-type="float" office:value="0.1123046875" calcext:value-type="float">
            <text:p>0.1123046875</text:p>
          </table:table-cell>
          <table:table-cell table:formula="of:=20*LOG10(ABS(IMREAL([.A117]))+1E-018)" office:value-type="float" office:value="-125.127662994605" calcext:value-type="float">
            <text:p>-125.127662994605</text:p>
          </table:table-cell>
        </table:table-row>
        <table:table-row table:style-name="ro1">
          <table:table-cell office:value-type="string" calcext:value-type="string">
            <text:p>0.0000000000000864-0.0000000000000061j</text:p>
          </table:table-cell>
          <table:table-cell table:formula="of:=(ROW()-2)/1024" office:value-type="float" office:value="0.11328125" calcext:value-type="float">
            <text:p>0.11328125</text:p>
          </table:table-cell>
          <table:table-cell table:formula="of:=20*LOG10(ABS(IMREAL([.A118]))+1E-018)" office:value-type="float" office:value="-261.269624619874" calcext:value-type="float">
            <text:p>-261.269624619874</text:p>
          </table:table-cell>
        </table:table-row>
        <table:table-row table:style-name="ro1">
          <table:table-cell office:value-type="string" calcext:value-type="string">
            <text:p>-0.0000004384708910-0.0000000000000595j</text:p>
          </table:table-cell>
          <table:table-cell table:formula="of:=(ROW()-2)/1024" office:value-type="float" office:value="0.1142578125" calcext:value-type="float">
            <text:p>0.1142578125</text:p>
          </table:table-cell>
          <table:table-cell table:formula="of:=20*LOG10(ABS(IMREAL([.A119]))+1E-018)" office:value-type="float" office:value="-127.161184661569" calcext:value-type="float">
            <text:p>-127.161184661569</text:p>
          </table:table-cell>
        </table:table-row>
        <table:table-row table:style-name="ro1">
          <table:table-cell office:value-type="string" calcext:value-type="string">
            <text:p>0.0000000000001893-0.0000000000000048j</text:p>
          </table:table-cell>
          <table:table-cell table:formula="of:=(ROW()-2)/1024" office:value-type="float" office:value="0.115234375" calcext:value-type="float">
            <text:p>0.115234375</text:p>
          </table:table-cell>
          <table:table-cell table:formula="of:=20*LOG10(ABS(IMREAL([.A120]))+1E-018)" office:value-type="float" office:value="-254.456941836589" calcext:value-type="float">
            <text:p>-254.456941836589</text:p>
          </table:table-cell>
        </table:table-row>
        <table:table-row table:style-name="ro1">
          <table:table-cell office:value-type="string" calcext:value-type="string">
            <text:p>0.0000006096557002+0.0000000000000500j</text:p>
          </table:table-cell>
          <table:table-cell table:formula="of:=(ROW()-2)/1024" office:value-type="float" office:value="0.1162109375" calcext:value-type="float">
            <text:p>0.1162109375</text:p>
          </table:table-cell>
          <table:table-cell table:formula="of:=20*LOG10(ABS(IMREAL([.A121]))+1E-018)" office:value-type="float" office:value="-124.298307224942" calcext:value-type="float">
            <text:p>-124.298307224942</text:p>
          </table:table-cell>
        </table:table-row>
        <table:table-row table:style-name="ro1">
          <table:table-cell office:value-type="string" calcext:value-type="string">
            <text:p>0.0000000000001336-0.0000000000000030j</text:p>
          </table:table-cell>
          <table:table-cell table:formula="of:=(ROW()-2)/1024" office:value-type="float" office:value="0.1171875" calcext:value-type="float">
            <text:p>0.1171875</text:p>
          </table:table-cell>
          <table:table-cell table:formula="of:=20*LOG10(ABS(IMREAL([.A122]))+1E-018)" office:value-type="float" office:value="-257.483805823309" calcext:value-type="float">
            <text:p>-257.483805823309</text:p>
          </table:table-cell>
        </table:table-row>
        <table:table-row table:style-name="ro1">
          <table:table-cell office:value-type="string" calcext:value-type="string">
            <text:p>-0.0000006247604334-0.0000000000000560j</text:p>
          </table:table-cell>
          <table:table-cell table:formula="of:=(ROW()-2)/1024" office:value-type="float" office:value="0.1181640625" calcext:value-type="float">
            <text:p>0.1181640625</text:p>
          </table:table-cell>
          <table:table-cell table:formula="of:=20*LOG10(ABS(IMREAL([.A123]))+1E-018)" office:value-type="float" office:value="-124.085729649828" calcext:value-type="float">
            <text:p>-124.085729649828</text:p>
          </table:table-cell>
        </table:table-row>
        <table:table-row table:style-name="ro1">
          <table:table-cell office:value-type="string" calcext:value-type="string">
            <text:p>0.0000000000002523-0.0000000000000010j</text:p>
          </table:table-cell>
          <table:table-cell table:formula="of:=(ROW()-2)/1024" office:value-type="float" office:value="0.119140625" calcext:value-type="float">
            <text:p>0.119140625</text:p>
          </table:table-cell>
          <table:table-cell table:formula="of:=20*LOG10(ABS(IMREAL([.A124]))+1E-018)" office:value-type="float" office:value="-251.961620562885" calcext:value-type="float">
            <text:p>-251.961620562885</text:p>
          </table:table-cell>
        </table:table-row>
        <table:table-row table:style-name="ro1">
          <table:table-cell office:value-type="string" calcext:value-type="string">
            <text:p>-0.0000000628842654+0.0000000000000542j</text:p>
          </table:table-cell>
          <table:table-cell table:formula="of:=(ROW()-2)/1024" office:value-type="float" office:value="0.1201171875" calcext:value-type="float">
            <text:p>0.1201171875</text:p>
          </table:table-cell>
          <table:table-cell table:formula="of:=20*LOG10(ABS(IMREAL([.A125]))+1E-018)" office:value-type="float" office:value="-144.029160160845" calcext:value-type="float">
            <text:p>-144.029160160845</text:p>
          </table:table-cell>
        </table:table-row>
        <table:table-row table:style-name="ro1">
          <table:table-cell office:value-type="string" calcext:value-type="string">
            <text:p>0.0000000000002220+0.0000000000000024j</text:p>
          </table:table-cell>
          <table:table-cell table:formula="of:=(ROW()-2)/1024" office:value-type="float" office:value="0.12109375" calcext:value-type="float">
            <text:p>0.12109375</text:p>
          </table:table-cell>
          <table:table-cell table:formula="of:=20*LOG10(ABS(IMREAL([.A126]))+1E-018)" office:value-type="float" office:value="-253.072901385446" calcext:value-type="float">
            <text:p>-253.072901385446</text:p>
          </table:table-cell>
        </table:table-row>
        <table:table-row table:style-name="ro1">
          <table:table-cell office:value-type="string" calcext:value-type="string">
            <text:p>0.0000015001488592-0.0000000000000493j</text:p>
          </table:table-cell>
          <table:table-cell table:formula="of:=(ROW()-2)/1024" office:value-type="float" office:value="0.1220703125" calcext:value-type="float">
            <text:p>0.1220703125</text:p>
          </table:table-cell>
          <table:table-cell table:formula="of:=20*LOG10(ABS(IMREAL([.A127]))+1E-018)" office:value-type="float" office:value="-116.477312878594" calcext:value-type="float">
            <text:p>-116.477312878594</text:p>
          </table:table-cell>
        </table:table-row>
        <table:table-row table:style-name="ro1">
          <table:table-cell office:value-type="string" calcext:value-type="string">
            <text:p>0.0000000000003874+0.0000000000000075j</text:p>
          </table:table-cell>
          <table:table-cell table:formula="of:=(ROW()-2)/1024" office:value-type="float" office:value="0.123046875" calcext:value-type="float">
            <text:p>0.123046875</text:p>
          </table:table-cell>
          <table:table-cell table:formula="of:=20*LOG10(ABS(IMREAL([.A128]))+1E-018)" office:value-type="float" office:value="-248.236785251382" calcext:value-type="float">
            <text:p>-248.236785251382</text:p>
          </table:table-cell>
        </table:table-row>
        <table:table-row table:style-name="ro1">
          <table:table-cell office:value-type="string" calcext:value-type="string">
            <text:p>0.0000009810710774+0.0000000000000652j</text:p>
          </table:table-cell>
          <table:table-cell table:formula="of:=(ROW()-2)/1024" office:value-type="float" office:value="0.1240234375" calcext:value-type="float">
            <text:p>0.1240234375</text:p>
          </table:table-cell>
          <table:table-cell table:formula="of:=20*LOG10(ABS(IMREAL([.A129]))+1E-018)" office:value-type="float" office:value="-120.165990547512" calcext:value-type="float">
            <text:p>-120.165990547512</text:p>
          </table:table-cell>
        </table:table-row>
        <table:table-row table:style-name="ro1">
          <table:table-cell office:value-type="string" calcext:value-type="string">
            <text:p>0.0000000000004545+0.0000000000000171j</text:p>
          </table:table-cell>
          <table:table-cell table:formula="of:=(ROW()-2)/1024" office:value-type="float" office:value="0.125" calcext:value-type="float">
            <text:p>0.125</text:p>
          </table:table-cell>
          <table:table-cell table:formula="of:=20*LOG10(ABS(IMREAL([.A130]))+1E-018)" office:value-type="float" office:value="-246.849303137993" calcext:value-type="float">
            <text:p>-246.849303137993</text:p>
          </table:table-cell>
        </table:table-row>
        <table:table-row table:style-name="ro1">
          <table:table-cell office:value-type="string" calcext:value-type="string">
            <text:p>0.0000012071354560-0.0000000000000280j</text:p>
          </table:table-cell>
          <table:table-cell table:formula="of:=(ROW()-2)/1024" office:value-type="float" office:value="0.1259765625" calcext:value-type="float">
            <text:p>0.1259765625</text:p>
          </table:table-cell>
          <table:table-cell table:formula="of:=20*LOG10(ABS(IMREAL([.A131]))+1E-018)" office:value-type="float" office:value="-118.364879875716" calcext:value-type="float">
            <text:p>-118.364879875716</text:p>
          </table:table-cell>
        </table:table-row>
        <table:table-row table:style-name="ro1">
          <table:table-cell office:value-type="string" calcext:value-type="string">
            <text:p>0.0000000000008857+0.0000000000000414j</text:p>
          </table:table-cell>
          <table:table-cell table:formula="of:=(ROW()-2)/1024" office:value-type="float" office:value="0.126953125" calcext:value-type="float">
            <text:p>0.126953125</text:p>
          </table:table-cell>
          <table:table-cell table:formula="of:=20*LOG10(ABS(IMREAL([.A132]))+1E-018)" office:value-type="float" office:value="-241.054257299642" calcext:value-type="float">
            <text:p>-241.054257299642</text:p>
          </table:table-cell>
        </table:table-row>
        <table:table-row table:style-name="ro1">
          <table:table-cell office:value-type="string" calcext:value-type="string">
            <text:p>0.0000002368815791+0.0000000000001241j</text:p>
          </table:table-cell>
          <table:table-cell table:formula="of:=(ROW()-2)/1024" office:value-type="float" office:value="0.1279296875" calcext:value-type="float">
            <text:p>0.1279296875</text:p>
          </table:table-cell>
          <table:table-cell table:formula="of:=20*LOG10(ABS(IMREAL([.A133]))+1E-018)" office:value-type="float" office:value="-132.509374210267" calcext:value-type="float">
            <text:p>-132.509374210267</text:p>
          </table:table-cell>
        </table:table-row>
        <table:table-row table:style-name="ro1">
          <table:table-cell office:value-type="string" calcext:value-type="string">
            <text:p>0.0000000000025453+0.0000000000001608j</text:p>
          </table:table-cell>
          <table:table-cell table:formula="of:=(ROW()-2)/1024" office:value-type="float" office:value="0.12890625" calcext:value-type="float">
            <text:p>0.12890625</text:p>
          </table:table-cell>
          <table:table-cell table:formula="of:=20*LOG10(ABS(IMREAL([.A134]))+1E-018)" office:value-type="float" office:value="-231.885217037395" calcext:value-type="float">
            <text:p>-231.885217037395</text:p>
          </table:table-cell>
        </table:table-row>
        <table:table-row table:style-name="ro1">
          <table:table-cell office:value-type="string" calcext:value-type="string">
            <text:p>511.9999994418411378+0.0000000000081514j</text:p>
          </table:table-cell>
          <table:table-cell table:formula="of:=(ROW()-2)/1024" office:value-type="float" office:value="0.1298828125" calcext:value-type="float">
            <text:p>0.1298828125</text:p>
          </table:table-cell>
          <table:table-cell table:formula="of:=20*LOG10(ABS(IMREAL([.A135]))+1E-018)" office:value-type="float" office:value="54.1853992100477" calcext:value-type="float">
            <text:p>54.1853992100477</text:p>
          </table:table-cell>
        </table:table-row>
        <table:table-row table:style-name="ro1">
          <table:table-cell office:value-type="string" calcext:value-type="string">
            <text:p>-0.0000000000026016-0.0000000000001978j</text:p>
          </table:table-cell>
          <table:table-cell table:formula="of:=(ROW()-2)/1024" office:value-type="float" office:value="0.130859375" calcext:value-type="float">
            <text:p>0.130859375</text:p>
          </table:table-cell>
          <table:table-cell table:formula="of:=20*LOG10(ABS(IMREAL([.A136]))+1E-018)" office:value-type="float" office:value="-231.695186183049" calcext:value-type="float">
            <text:p>-231.695186183049</text:p>
          </table:table-cell>
        </table:table-row>
        <table:table-row table:style-name="ro1">
          <table:table-cell office:value-type="string" calcext:value-type="string">
            <text:p>0.0000019382709918-0.0000000000000545j</text:p>
          </table:table-cell>
          <table:table-cell table:formula="of:=(ROW()-2)/1024" office:value-type="float" office:value="0.1318359375" calcext:value-type="float">
            <text:p>0.1318359375</text:p>
          </table:table-cell>
          <table:table-cell table:formula="of:=20*LOG10(ABS(IMREAL([.A137]))+1E-018)" office:value-type="float" office:value="-114.251710077013" calcext:value-type="float">
            <text:p>-114.251710077013</text:p>
          </table:table-cell>
        </table:table-row>
        <table:table-row table:style-name="ro1">
          <table:table-cell office:value-type="string" calcext:value-type="string">
            <text:p>-0.0000000000009418-0.0000000000000788j</text:p>
          </table:table-cell>
          <table:table-cell table:formula="of:=(ROW()-2)/1024" office:value-type="float" office:value="0.1328125" calcext:value-type="float">
            <text:p>0.1328125</text:p>
          </table:table-cell>
          <table:table-cell table:formula="of:=20*LOG10(ABS(IMREAL([.A138]))+1E-018)" office:value-type="float" office:value="-240.520817055223" calcext:value-type="float">
            <text:p>-240.520817055223</text:p>
          </table:table-cell>
        </table:table-row>
        <table:table-row table:style-name="ro1">
          <table:table-cell office:value-type="string" calcext:value-type="string">
            <text:p>-0.0000005930258998-0.0000000000001181j</text:p>
          </table:table-cell>
          <table:table-cell table:formula="of:=(ROW()-2)/1024" office:value-type="float" office:value="0.1337890625" calcext:value-type="float">
            <text:p>0.1337890625</text:p>
          </table:table-cell>
          <table:table-cell table:formula="of:=20*LOG10(ABS(IMREAL([.A139]))+1E-018)" office:value-type="float" office:value="-124.538526777065" calcext:value-type="float">
            <text:p>-124.538526777065</text:p>
          </table:table-cell>
        </table:table-row>
        <table:table-row table:style-name="ro1">
          <table:table-cell office:value-type="string" calcext:value-type="string">
            <text:p>-0.0000000000005110-0.0000000000000551j</text:p>
          </table:table-cell>
          <table:table-cell table:formula="of:=(ROW()-2)/1024" office:value-type="float" office:value="0.134765625" calcext:value-type="float">
            <text:p>0.134765625</text:p>
          </table:table-cell>
          <table:table-cell table:formula="of:=20*LOG10(ABS(IMREAL([.A140]))+1E-018)" office:value-type="float" office:value="-245.831564999495" calcext:value-type="float">
            <text:p>-245.831564999495</text:p>
          </table:table-cell>
        </table:table-row>
        <table:table-row table:style-name="ro1">
          <table:table-cell office:value-type="string" calcext:value-type="string">
            <text:p>0.0000001667823886+0.0000000000000048j</text:p>
          </table:table-cell>
          <table:table-cell table:formula="of:=(ROW()-2)/1024" office:value-type="float" office:value="0.1357421875" calcext:value-type="float">
            <text:p>0.1357421875</text:p>
          </table:table-cell>
          <table:table-cell table:formula="of:=20*LOG10(ABS(IMREAL([.A141]))+1E-018)" office:value-type="float" office:value="-135.55699621272" calcext:value-type="float">
            <text:p>-135.55699621272</text:p>
          </table:table-cell>
        </table:table-row>
        <table:table-row table:style-name="ro1">
          <table:table-cell office:value-type="string" calcext:value-type="string">
            <text:p>-0.0000000000004431-0.0000000000000448j</text:p>
          </table:table-cell>
          <table:table-cell table:formula="of:=(ROW()-2)/1024" office:value-type="float" office:value="0.13671875" calcext:value-type="float">
            <text:p>0.13671875</text:p>
          </table:table-cell>
          <table:table-cell table:formula="of:=20*LOG10(ABS(IMREAL([.A142]))+1E-018)" office:value-type="float" office:value="-247.06994539684" calcext:value-type="float">
            <text:p>-247.06994539684</text:p>
          </table:table-cell>
        </table:table-row>
        <table:table-row table:style-name="ro1">
          <table:table-cell office:value-type="string" calcext:value-type="string">
            <text:p>0.0000001684755893-0.0000000000000958j</text:p>
          </table:table-cell>
          <table:table-cell table:formula="of:=(ROW()-2)/1024" office:value-type="float" office:value="0.1376953125" calcext:value-type="float">
            <text:p>0.1376953125</text:p>
          </table:table-cell>
          <table:table-cell table:formula="of:=20*LOG10(ABS(IMREAL([.A143]))+1E-018)" office:value-type="float" office:value="-135.469260317202" calcext:value-type="float">
            <text:p>-135.469260317202</text:p>
          </table:table-cell>
        </table:table-row>
        <table:table-row table:style-name="ro1">
          <table:table-cell office:value-type="string" calcext:value-type="string">
            <text:p>-0.0000000000002771-0.0000000000000395j</text:p>
          </table:table-cell>
          <table:table-cell table:formula="of:=(ROW()-2)/1024" office:value-type="float" office:value="0.138671875" calcext:value-type="float">
            <text:p>0.138671875</text:p>
          </table:table-cell>
          <table:table-cell table:formula="of:=20*LOG10(ABS(IMREAL([.A144]))+1E-018)" office:value-type="float" office:value="-251.147238138726" calcext:value-type="float">
            <text:p>-251.147238138726</text:p>
          </table:table-cell>
        </table:table-row>
        <table:table-row table:style-name="ro1">
          <table:table-cell office:value-type="string" calcext:value-type="string">
            <text:p>0.0000001851610702+0.0000000000000163j</text:p>
          </table:table-cell>
          <table:table-cell table:formula="of:=(ROW()-2)/1024" office:value-type="float" office:value="0.1396484375" calcext:value-type="float">
            <text:p>0.1396484375</text:p>
          </table:table-cell>
          <table:table-cell table:formula="of:=20*LOG10(ABS(IMREAL([.A145]))+1E-018)" office:value-type="float" office:value="-134.649006354604" calcext:value-type="float">
            <text:p>-134.649006354604</text:p>
          </table:table-cell>
        </table:table-row>
        <table:table-row table:style-name="ro1">
          <table:table-cell office:value-type="string" calcext:value-type="string">
            <text:p>-0.0000000000003064-0.0000000000000360j</text:p>
          </table:table-cell>
          <table:table-cell table:formula="of:=(ROW()-2)/1024" office:value-type="float" office:value="0.140625" calcext:value-type="float">
            <text:p>0.140625</text:p>
          </table:table-cell>
          <table:table-cell table:formula="of:=20*LOG10(ABS(IMREAL([.A146]))+1E-018)" office:value-type="float" office:value="-250.274196432631" calcext:value-type="float">
            <text:p>-250.274196432631</text:p>
          </table:table-cell>
        </table:table-row>
        <table:table-row table:style-name="ro1">
          <table:table-cell office:value-type="string" calcext:value-type="string">
            <text:p>-0.0000002130710088-0.0000000000000888j</text:p>
          </table:table-cell>
          <table:table-cell table:formula="of:=(ROW()-2)/1024" office:value-type="float" office:value="0.1416015625" calcext:value-type="float">
            <text:p>0.1416015625</text:p>
          </table:table-cell>
          <table:table-cell table:formula="of:=20*LOG10(ABS(IMREAL([.A147]))+1E-018)" office:value-type="float" office:value="-133.429512758347" calcext:value-type="float">
            <text:p>-133.429512758347</text:p>
          </table:table-cell>
        </table:table-row>
        <table:table-row table:style-name="ro1">
          <table:table-cell office:value-type="string" calcext:value-type="string">
            <text:p>-0.0000000000001875-0.0000000000000338j</text:p>
          </table:table-cell>
          <table:table-cell table:formula="of:=(ROW()-2)/1024" office:value-type="float" office:value="0.142578125" calcext:value-type="float">
            <text:p>0.142578125</text:p>
          </table:table-cell>
          <table:table-cell table:formula="of:=20*LOG10(ABS(IMREAL([.A148]))+1E-018)" office:value-type="float" office:value="-254.539928234104" calcext:value-type="float">
            <text:p>-254.539928234104</text:p>
          </table:table-cell>
        </table:table-row>
        <table:table-row table:style-name="ro1">
          <table:table-cell office:value-type="string" calcext:value-type="string">
            <text:p>0.0000006299050571+0.0000000000000211j</text:p>
          </table:table-cell>
          <table:table-cell table:formula="of:=(ROW()-2)/1024" office:value-type="float" office:value="0.1435546875" calcext:value-type="float">
            <text:p>0.1435546875</text:p>
          </table:table-cell>
          <table:table-cell table:formula="of:=20*LOG10(ABS(IMREAL([.A149]))+1E-018)" office:value-type="float" office:value="-124.014498099323" calcext:value-type="float">
            <text:p>-124.014498099323</text:p>
          </table:table-cell>
        </table:table-row>
        <table:table-row table:style-name="ro1">
          <table:table-cell office:value-type="string" calcext:value-type="string">
            <text:p>-0.0000000000002430-0.0000000000000317j</text:p>
          </table:table-cell>
          <table:table-cell table:formula="of:=(ROW()-2)/1024" office:value-type="float" office:value="0.14453125" calcext:value-type="float">
            <text:p>0.14453125</text:p>
          </table:table-cell>
          <table:table-cell table:formula="of:=20*LOG10(ABS(IMREAL([.A150]))+1E-018)" office:value-type="float" office:value="-252.287838783706" calcext:value-type="float">
            <text:p>-252.287838783706</text:p>
          </table:table-cell>
        </table:table-row>
        <table:table-row table:style-name="ro1">
          <table:table-cell office:value-type="string" calcext:value-type="string">
            <text:p>0.0000007433809353-0.0000000000000851j</text:p>
          </table:table-cell>
          <table:table-cell table:formula="of:=(ROW()-2)/1024" office:value-type="float" office:value="0.1455078125" calcext:value-type="float">
            <text:p>0.1455078125</text:p>
          </table:table-cell>
          <table:table-cell table:formula="of:=20*LOG10(ABS(IMREAL([.A151]))+1E-018)" office:value-type="float" office:value="-122.575771619709" calcext:value-type="float">
            <text:p>-122.575771619709</text:p>
          </table:table-cell>
        </table:table-row>
        <table:table-row table:style-name="ro1">
          <table:table-cell office:value-type="string" calcext:value-type="string">
            <text:p>-0.0000000000001399-0.0000000000000307j</text:p>
          </table:table-cell>
          <table:table-cell table:formula="of:=(ROW()-2)/1024" office:value-type="float" office:value="0.146484375" calcext:value-type="float">
            <text:p>0.146484375</text:p>
          </table:table-cell>
          <table:table-cell table:formula="of:=20*LOG10(ABS(IMREAL([.A152]))+1E-018)" office:value-type="float" office:value="-257.083583623969" calcext:value-type="float">
            <text:p>-257.083583623969</text:p>
          </table:table-cell>
        </table:table-row>
        <table:table-row table:style-name="ro1">
          <table:table-cell office:value-type="string" calcext:value-type="string">
            <text:p>0.0000001126580394+0.0000000000000235j</text:p>
          </table:table-cell>
          <table:table-cell table:formula="of:=(ROW()-2)/1024" office:value-type="float" office:value="0.1474609375" calcext:value-type="float">
            <text:p>0.1474609375</text:p>
          </table:table-cell>
          <table:table-cell table:formula="of:=20*LOG10(ABS(IMREAL([.A153]))+1E-018)" office:value-type="float" office:value="-138.964756222094" calcext:value-type="float">
            <text:p>-138.964756222094</text:p>
          </table:table-cell>
        </table:table-row>
        <table:table-row table:style-name="ro1">
          <table:table-cell office:value-type="string" calcext:value-type="string">
            <text:p>-0.0000000000002058-0.0000000000000299j</text:p>
          </table:table-cell>
          <table:table-cell table:formula="of:=(ROW()-2)/1024" office:value-type="float" office:value="0.1484375" calcext:value-type="float">
            <text:p>0.1484375</text:p>
          </table:table-cell>
          <table:table-cell table:formula="of:=20*LOG10(ABS(IMREAL([.A154]))+1E-018)" office:value-type="float" office:value="-253.731050386085" calcext:value-type="float">
            <text:p>-253.731050386085</text:p>
          </table:table-cell>
        </table:table-row>
        <table:table-row table:style-name="ro1">
          <table:table-cell office:value-type="string" calcext:value-type="string">
            <text:p>0.0000005447109239-0.0000000000000834j</text:p>
          </table:table-cell>
          <table:table-cell table:formula="of:=(ROW()-2)/1024" office:value-type="float" office:value="0.1494140625" calcext:value-type="float">
            <text:p>0.1494140625</text:p>
          </table:table-cell>
          <table:table-cell table:formula="of:=20*LOG10(ABS(IMREAL([.A155]))+1E-018)" office:value-type="float" office:value="-125.276678301684" calcext:value-type="float">
            <text:p>-125.276678301684</text:p>
          </table:table-cell>
        </table:table-row>
        <table:table-row table:style-name="ro1">
          <table:table-cell office:value-type="string" calcext:value-type="string">
            <text:p>-0.0000000000001105-0.0000000000000292j</text:p>
          </table:table-cell>
          <table:table-cell table:formula="of:=(ROW()-2)/1024" office:value-type="float" office:value="0.150390625" calcext:value-type="float">
            <text:p>0.150390625</text:p>
          </table:table-cell>
          <table:table-cell table:formula="of:=20*LOG10(ABS(IMREAL([.A156]))+1E-018)" office:value-type="float" office:value="-259.132675834597" calcext:value-type="float">
            <text:p>-259.132675834597</text:p>
          </table:table-cell>
        </table:table-row>
        <table:table-row table:style-name="ro1">
          <table:table-cell office:value-type="string" calcext:value-type="string">
            <text:p>-0.0000017111246846+0.0000000000000250j</text:p>
          </table:table-cell>
          <table:table-cell table:formula="of:=(ROW()-2)/1024" office:value-type="float" office:value="0.1513671875" calcext:value-type="float">
            <text:p>0.1513671875</text:p>
          </table:table-cell>
          <table:table-cell table:formula="of:=20*LOG10(ABS(IMREAL([.A157]))+1E-018)" office:value-type="float" office:value="-115.334366870998" calcext:value-type="float">
            <text:p>-115.334366870998</text:p>
          </table:table-cell>
        </table:table-row>
        <table:table-row table:style-name="ro1">
          <table:table-cell office:value-type="string" calcext:value-type="string">
            <text:p>-0.0000000000001819-0.0000000000000288j</text:p>
          </table:table-cell>
          <table:table-cell table:formula="of:=(ROW()-2)/1024" office:value-type="float" office:value="0.15234375" calcext:value-type="float">
            <text:p>0.15234375</text:p>
          </table:table-cell>
          <table:table-cell table:formula="of:=20*LOG10(ABS(IMREAL([.A158]))+1E-018)" office:value-type="float" office:value="-254.803298267956" calcext:value-type="float">
            <text:p>-254.803298267956</text:p>
          </table:table-cell>
        </table:table-row>
        <table:table-row table:style-name="ro1">
          <table:table-cell office:value-type="string" calcext:value-type="string">
            <text:p>-0.0000009279516396-0.0000000000000824j</text:p>
          </table:table-cell>
          <table:table-cell table:formula="of:=(ROW()-2)/1024" office:value-type="float" office:value="0.1533203125" calcext:value-type="float">
            <text:p>0.1533203125</text:p>
          </table:table-cell>
          <table:table-cell table:formula="of:=20*LOG10(ABS(IMREAL([.A159]))+1E-018)" office:value-type="float" office:value="-120.649493130832" calcext:value-type="float">
            <text:p>-120.649493130832</text:p>
          </table:table-cell>
        </table:table-row>
        <table:table-row table:style-name="ro1">
          <table:table-cell office:value-type="string" calcext:value-type="string">
            <text:p>-0.0000000000000903-0.0000000000000283j</text:p>
          </table:table-cell>
          <table:table-cell table:formula="of:=(ROW()-2)/1024" office:value-type="float" office:value="0.154296875" calcext:value-type="float">
            <text:p>0.154296875</text:p>
          </table:table-cell>
          <table:table-cell table:formula="of:=20*LOG10(ABS(IMREAL([.A160]))+1E-018)" office:value-type="float" office:value="-260.886148805009" calcext:value-type="float">
            <text:p>-260.886148805009</text:p>
          </table:table-cell>
        </table:table-row>
        <table:table-row table:style-name="ro1">
          <table:table-cell office:value-type="string" calcext:value-type="string">
            <text:p>0.0000010963081144+0.0000000000000258j</text:p>
          </table:table-cell>
          <table:table-cell table:formula="of:=(ROW()-2)/1024" office:value-type="float" office:value="0.1552734375" calcext:value-type="float">
            <text:p>0.1552734375</text:p>
          </table:table-cell>
          <table:table-cell table:formula="of:=20*LOG10(ABS(IMREAL([.A161]))+1E-018)" office:value-type="float" office:value="-119.201347428373" calcext:value-type="float">
            <text:p>-119.201347428373</text:p>
          </table:table-cell>
        </table:table-row>
        <table:table-row table:style-name="ro1">
          <table:table-cell office:value-type="string" calcext:value-type="string">
            <text:p>-0.0000000000001645-0.0000000000000280j</text:p>
          </table:table-cell>
          <table:table-cell table:formula="of:=(ROW()-2)/1024" office:value-type="float" office:value="0.15625" calcext:value-type="float">
            <text:p>0.15625</text:p>
          </table:table-cell>
          <table:table-cell table:formula="of:=20*LOG10(ABS(IMREAL([.A162]))+1E-018)" office:value-type="float" office:value="-255.67662915268" calcext:value-type="float">
            <text:p>-255.67662915268</text:p>
          </table:table-cell>
        </table:table-row>
        <table:table-row table:style-name="ro1">
          <table:table-cell office:value-type="string" calcext:value-type="string">
            <text:p>-0.0000005073336952-0.0000000000000818j</text:p>
          </table:table-cell>
          <table:table-cell table:formula="of:=(ROW()-2)/1024" office:value-type="float" office:value="0.1572265625" calcext:value-type="float">
            <text:p>0.1572265625</text:p>
          </table:table-cell>
          <table:table-cell table:formula="of:=20*LOG10(ABS(IMREAL([.A163]))+1E-018)" office:value-type="float" office:value="-125.894125850285" calcext:value-type="float">
            <text:p>-125.894125850285</text:p>
          </table:table-cell>
        </table:table-row>
        <table:table-row table:style-name="ro1">
          <table:table-cell office:value-type="string" calcext:value-type="string">
            <text:p>-0.0000000000000756-0.0000000000000279j</text:p>
          </table:table-cell>
          <table:table-cell table:formula="of:=(ROW()-2)/1024" office:value-type="float" office:value="0.158203125" calcext:value-type="float">
            <text:p>0.158203125</text:p>
          </table:table-cell>
          <table:table-cell table:formula="of:=20*LOG10(ABS(IMREAL([.A164]))+1E-018)" office:value-type="float" office:value="-262.429449198016" calcext:value-type="float">
            <text:p>-262.429449198016</text:p>
          </table:table-cell>
        </table:table-row>
        <table:table-row table:style-name="ro1">
          <table:table-cell office:value-type="string" calcext:value-type="string">
            <text:p>-0.0000005023845292+0.0000000000000262j</text:p>
          </table:table-cell>
          <table:table-cell table:formula="of:=(ROW()-2)/1024" office:value-type="float" office:value="0.1591796875" calcext:value-type="float">
            <text:p>0.1591796875</text:p>
          </table:table-cell>
          <table:table-cell table:formula="of:=20*LOG10(ABS(IMREAL([.A165]))+1E-018)" office:value-type="float" office:value="-125.979274860978" calcext:value-type="float">
            <text:p>-125.979274860978</text:p>
          </table:table-cell>
        </table:table-row>
        <table:table-row table:style-name="ro1">
          <table:table-cell office:value-type="string" calcext:value-type="string">
            <text:p>-0.0000000000001520-0.0000000000000277j</text:p>
          </table:table-cell>
          <table:table-cell table:formula="of:=(ROW()-2)/1024" office:value-type="float" office:value="0.16015625" calcext:value-type="float">
            <text:p>0.16015625</text:p>
          </table:table-cell>
          <table:table-cell table:formula="of:=20*LOG10(ABS(IMREAL([.A166]))+1E-018)" office:value-type="float" office:value="-256.363071097282" calcext:value-type="float">
            <text:p>-256.363071097282</text:p>
          </table:table-cell>
        </table:table-row>
        <table:table-row table:style-name="ro1">
          <table:table-cell office:value-type="string" calcext:value-type="string">
            <text:p>0.0000009126840699-0.0000000000000815j</text:p>
          </table:table-cell>
          <table:table-cell table:formula="of:=(ROW()-2)/1024" office:value-type="float" office:value="0.1611328125" calcext:value-type="float">
            <text:p>0.1611328125</text:p>
          </table:table-cell>
          <table:table-cell table:formula="of:=20*LOG10(ABS(IMREAL([.A167]))+1E-018)" office:value-type="float" office:value="-120.793590592651" calcext:value-type="float">
            <text:p>-120.793590592651</text:p>
          </table:table-cell>
        </table:table-row>
        <table:table-row table:style-name="ro1">
          <table:table-cell office:value-type="string" calcext:value-type="string">
            <text:p>-0.0000000000000645-0.0000000000000276j</text:p>
          </table:table-cell>
          <table:table-cell table:formula="of:=(ROW()-2)/1024" office:value-type="float" office:value="0.162109375" calcext:value-type="float">
            <text:p>0.162109375</text:p>
          </table:table-cell>
          <table:table-cell table:formula="of:=20*LOG10(ABS(IMREAL([.A168]))+1E-018)" office:value-type="float" office:value="-263.808671043383" calcext:value-type="float">
            <text:p>-263.808671043383</text:p>
          </table:table-cell>
        </table:table-row>
        <table:table-row table:style-name="ro1">
          <table:table-cell office:value-type="string" calcext:value-type="string">
            <text:p>0.0000004770622205+0.0000000000000263j</text:p>
          </table:table-cell>
          <table:table-cell table:formula="of:=(ROW()-2)/1024" office:value-type="float" office:value="0.1630859375" calcext:value-type="float">
            <text:p>0.1630859375</text:p>
          </table:table-cell>
          <table:table-cell table:formula="of:=20*LOG10(ABS(IMREAL([.A169]))+1E-018)" office:value-type="float" office:value="-126.428499494334" calcext:value-type="float">
            <text:p>-126.428499494334</text:p>
          </table:table-cell>
        </table:table-row>
        <table:table-row table:style-name="ro1">
          <table:table-cell office:value-type="string" calcext:value-type="string">
            <text:p>-0.0000000000001422-0.0000000000000275j</text:p>
          </table:table-cell>
          <table:table-cell table:formula="of:=(ROW()-2)/1024" office:value-type="float" office:value="0.1640625" calcext:value-type="float">
            <text:p>0.1640625</text:p>
          </table:table-cell>
          <table:table-cell table:formula="of:=20*LOG10(ABS(IMREAL([.A170]))+1E-018)" office:value-type="float" office:value="-256.941946990134" calcext:value-type="float">
            <text:p>-256.941946990134</text:p>
          </table:table-cell>
        </table:table-row>
        <table:table-row table:style-name="ro1">
          <table:table-cell office:value-type="string" calcext:value-type="string">
            <text:p>0.0000005562707479-0.0000000000000814j</text:p>
          </table:table-cell>
          <table:table-cell table:formula="of:=(ROW()-2)/1024" office:value-type="float" office:value="0.1650390625" calcext:value-type="float">
            <text:p>0.1650390625</text:p>
          </table:table-cell>
          <table:table-cell table:formula="of:=20*LOG10(ABS(IMREAL([.A171]))+1E-018)" office:value-type="float" office:value="-125.094275546077" calcext:value-type="float">
            <text:p>-125.094275546077</text:p>
          </table:table-cell>
        </table:table-row>
        <table:table-row table:style-name="ro1">
          <table:table-cell office:value-type="string" calcext:value-type="string">
            <text:p>-0.0000000000000558-0.0000000000000274j</text:p>
          </table:table-cell>
          <table:table-cell table:formula="of:=(ROW()-2)/1024" office:value-type="float" office:value="0.166015625" calcext:value-type="float">
            <text:p>0.166015625</text:p>
          </table:table-cell>
          <table:table-cell table:formula="of:=20*LOG10(ABS(IMREAL([.A172]))+1E-018)" office:value-type="float" office:value="-265.067160361539" calcext:value-type="float">
            <text:p>-265.067160361539</text:p>
          </table:table-cell>
        </table:table-row>
        <table:table-row table:style-name="ro1">
          <table:table-cell office:value-type="string" calcext:value-type="string">
            <text:p>-0.0000008597937804+0.0000000000000265j</text:p>
          </table:table-cell>
          <table:table-cell table:formula="of:=(ROW()-2)/1024" office:value-type="float" office:value="0.1669921875" calcext:value-type="float">
            <text:p>0.1669921875</text:p>
          </table:table-cell>
          <table:table-cell table:formula="of:=20*LOG10(ABS(IMREAL([.A173]))+1E-018)" office:value-type="float" office:value="-121.312114016371" calcext:value-type="float">
            <text:p>-121.312114016371</text:p>
          </table:table-cell>
        </table:table-row>
        <table:table-row table:style-name="ro1">
          <table:table-cell office:value-type="string" calcext:value-type="string">
            <text:p>-0.0000000000001344-0.0000000000000274j</text:p>
          </table:table-cell>
          <table:table-cell table:formula="of:=(ROW()-2)/1024" office:value-type="float" office:value="0.16796875" calcext:value-type="float">
            <text:p>0.16796875</text:p>
          </table:table-cell>
          <table:table-cell table:formula="of:=20*LOG10(ABS(IMREAL([.A174]))+1E-018)" office:value-type="float" office:value="-257.431949998729" calcext:value-type="float">
            <text:p>-257.431949998729</text:p>
          </table:table-cell>
        </table:table-row>
        <table:table-row table:style-name="ro1">
          <table:table-cell office:value-type="string" calcext:value-type="string">
            <text:p>-0.0000001036861780-0.0000000000000813j</text:p>
          </table:table-cell>
          <table:table-cell table:formula="of:=(ROW()-2)/1024" office:value-type="float" office:value="0.1689453125" calcext:value-type="float">
            <text:p>0.1689453125</text:p>
          </table:table-cell>
          <table:table-cell table:formula="of:=20*LOG10(ABS(IMREAL([.A175]))+1E-018)" office:value-type="float" office:value="-139.685582677037" calcext:value-type="float">
            <text:p>-139.685582677037</text:p>
          </table:table-cell>
        </table:table-row>
        <table:table-row table:style-name="ro1">
          <table:table-cell office:value-type="string" calcext:value-type="string">
            <text:p>-0.0000000000000488-0.0000000000000274j</text:p>
          </table:table-cell>
          <table:table-cell table:formula="of:=(ROW()-2)/1024" office:value-type="float" office:value="0.169921875" calcext:value-type="float">
            <text:p>0.169921875</text:p>
          </table:table-cell>
          <table:table-cell table:formula="of:=20*LOG10(ABS(IMREAL([.A176]))+1E-018)" office:value-type="float" office:value="-266.231425572228" calcext:value-type="float">
            <text:p>-266.231425572228</text:p>
          </table:table-cell>
        </table:table-row>
        <table:table-row table:style-name="ro1">
          <table:table-cell office:value-type="string" calcext:value-type="string">
            <text:p>-0.0000002887484258+0.0000000000000265j</text:p>
          </table:table-cell>
          <table:table-cell table:formula="of:=(ROW()-2)/1024" office:value-type="float" office:value="0.1708984375" calcext:value-type="float">
            <text:p>0.1708984375</text:p>
          </table:table-cell>
          <table:table-cell table:formula="of:=20*LOG10(ABS(IMREAL([.A177]))+1E-018)" office:value-type="float" office:value="-130.78960749561" calcext:value-type="float">
            <text:p>-130.78960749561</text:p>
          </table:table-cell>
        </table:table-row>
        <table:table-row table:style-name="ro1">
          <table:table-cell office:value-type="string" calcext:value-type="string">
            <text:p>-0.0000000000001281-0.0000000000000273j</text:p>
          </table:table-cell>
          <table:table-cell table:formula="of:=(ROW()-2)/1024" office:value-type="float" office:value="0.171875" calcext:value-type="float">
            <text:p>0.171875</text:p>
          </table:table-cell>
          <table:table-cell table:formula="of:=20*LOG10(ABS(IMREAL([.A178]))+1E-018)" office:value-type="float" office:value="-257.848949599831" calcext:value-type="float">
            <text:p>-257.848949599831</text:p>
          </table:table-cell>
        </table:table-row>
        <table:table-row table:style-name="ro1">
          <table:table-cell office:value-type="string" calcext:value-type="string">
            <text:p>0.0000004086407059-0.0000000000000812j</text:p>
          </table:table-cell>
          <table:table-cell table:formula="of:=(ROW()-2)/1024" office:value-type="float" office:value="0.1728515625" calcext:value-type="float">
            <text:p>0.1728515625</text:p>
          </table:table-cell>
          <table:table-cell table:formula="of:=20*LOG10(ABS(IMREAL([.A179]))+1E-018)" office:value-type="float" office:value="-127.773167483995" calcext:value-type="float">
            <text:p>-127.773167483995</text:p>
          </table:table-cell>
        </table:table-row>
        <table:table-row table:style-name="ro1">
          <table:table-cell office:value-type="string" calcext:value-type="string">
            <text:p>-0.0000000000000430-0.0000000000000273j</text:p>
          </table:table-cell>
          <table:table-cell table:formula="of:=(ROW()-2)/1024" office:value-type="float" office:value="0.173828125" calcext:value-type="float">
            <text:p>0.173828125</text:p>
          </table:table-cell>
          <table:table-cell table:formula="of:=20*LOG10(ABS(IMREAL([.A180]))+1E-018)" office:value-type="float" office:value="-267.330428893324" calcext:value-type="float">
            <text:p>-267.330428893324</text:p>
          </table:table-cell>
        </table:table-row>
        <table:table-row table:style-name="ro1">
          <table:table-cell office:value-type="string" calcext:value-type="string">
            <text:p>0.0000004893554565+0.0000000000000265j</text:p>
          </table:table-cell>
          <table:table-cell table:formula="of:=(ROW()-2)/1024" office:value-type="float" office:value="0.1748046875" calcext:value-type="float">
            <text:p>0.1748046875</text:p>
          </table:table-cell>
          <table:table-cell table:formula="of:=20*LOG10(ABS(IMREAL([.A181]))+1E-018)" office:value-type="float" office:value="-126.207511295362" calcext:value-type="float">
            <text:p>-126.207511295362</text:p>
          </table:table-cell>
        </table:table-row>
        <table:table-row table:style-name="ro1">
          <table:table-cell office:value-type="string" calcext:value-type="string">
            <text:p>-0.0000000000001228-0.0000000000000274j</text:p>
          </table:table-cell>
          <table:table-cell table:formula="of:=(ROW()-2)/1024" office:value-type="float" office:value="0.17578125" calcext:value-type="float">
            <text:p>0.17578125</text:p>
          </table:table-cell>
          <table:table-cell table:formula="of:=20*LOG10(ABS(IMREAL([.A182]))+1E-018)" office:value-type="float" office:value="-258.215961932185" calcext:value-type="float">
            <text:p>-258.215961932185</text:p>
          </table:table-cell>
        </table:table-row>
        <table:table-row table:style-name="ro1">
          <table:table-cell office:value-type="string" calcext:value-type="string">
            <text:p>0.0000006677088164-0.0000000000000812j</text:p>
          </table:table-cell>
          <table:table-cell table:formula="of:=(ROW()-2)/1024" office:value-type="float" office:value="0.1767578125" calcext:value-type="float">
            <text:p>0.1767578125</text:p>
          </table:table-cell>
          <table:table-cell table:formula="of:=20*LOG10(ABS(IMREAL([.A183]))+1E-018)" office:value-type="float" office:value="-123.508257786427" calcext:value-type="float">
            <text:p>-123.508257786427</text:p>
          </table:table-cell>
        </table:table-row>
        <table:table-row table:style-name="ro1">
          <table:table-cell office:value-type="string" calcext:value-type="string">
            <text:p>-0.0000000000000380-0.0000000000000274j</text:p>
          </table:table-cell>
          <table:table-cell table:formula="of:=(ROW()-2)/1024" office:value-type="float" office:value="0.177734375" calcext:value-type="float">
            <text:p>0.177734375</text:p>
          </table:table-cell>
          <table:table-cell table:formula="of:=20*LOG10(ABS(IMREAL([.A184]))+1E-018)" office:value-type="float" office:value="-268.404099494628" calcext:value-type="float">
            <text:p>-268.404099494628</text:p>
          </table:table-cell>
        </table:table-row>
        <table:table-row table:style-name="ro1">
          <table:table-cell office:value-type="string" calcext:value-type="string">
            <text:p>0.0000002638084449+0.0000000000000264j</text:p>
          </table:table-cell>
          <table:table-cell table:formula="of:=(ROW()-2)/1024" office:value-type="float" office:value="0.1787109375" calcext:value-type="float">
            <text:p>0.1787109375</text:p>
          </table:table-cell>
          <table:table-cell table:formula="of:=20*LOG10(ABS(IMREAL([.A185]))+1E-018)" office:value-type="float" office:value="-131.574226123086" calcext:value-type="float">
            <text:p>-131.574226123086</text:p>
          </table:table-cell>
        </table:table-row>
        <table:table-row table:style-name="ro1">
          <table:table-cell office:value-type="string" calcext:value-type="string">
            <text:p>-0.0000000000001182-0.0000000000000275j</text:p>
          </table:table-cell>
          <table:table-cell table:formula="of:=(ROW()-2)/1024" office:value-type="float" office:value="0.1796875" calcext:value-type="float">
            <text:p>0.1796875</text:p>
          </table:table-cell>
          <table:table-cell table:formula="of:=20*LOG10(ABS(IMREAL([.A186]))+1E-018)" office:value-type="float" office:value="-258.547576984722" calcext:value-type="float">
            <text:p>-258.547576984722</text:p>
          </table:table-cell>
        </table:table-row>
        <table:table-row table:style-name="ro1">
          <table:table-cell office:value-type="string" calcext:value-type="string">
            <text:p>0.0000005616808345-0.0000000000000814j</text:p>
          </table:table-cell>
          <table:table-cell table:formula="of:=(ROW()-2)/1024" office:value-type="float" office:value="0.1806640625" calcext:value-type="float">
            <text:p>0.1806640625</text:p>
          </table:table-cell>
          <table:table-cell table:formula="of:=20*LOG10(ABS(IMREAL([.A187]))+1E-018)" office:value-type="float" office:value="-125.01020789465" calcext:value-type="float">
            <text:p>-125.01020789465</text:p>
          </table:table-cell>
        </table:table-row>
        <table:table-row table:style-name="ro1">
          <table:table-cell office:value-type="string" calcext:value-type="string">
            <text:p>-0.0000000000000339-0.0000000000000276j</text:p>
          </table:table-cell>
          <table:table-cell table:formula="of:=(ROW()-2)/1024" office:value-type="float" office:value="0.181640625" calcext:value-type="float">
            <text:p>0.181640625</text:p>
          </table:table-cell>
          <table:table-cell table:formula="of:=20*LOG10(ABS(IMREAL([.A188]))+1E-018)" office:value-type="float" office:value="-269.395749818784" calcext:value-type="float">
            <text:p>-269.395749818784</text:p>
          </table:table-cell>
        </table:table-row>
        <table:table-row table:style-name="ro1">
          <table:table-cell office:value-type="string" calcext:value-type="string">
            <text:p>0.0000006282142482+0.0000000000000262j</text:p>
          </table:table-cell>
          <table:table-cell table:formula="of:=(ROW()-2)/1024" office:value-type="float" office:value="0.1826171875" calcext:value-type="float">
            <text:p>0.1826171875</text:p>
          </table:table-cell>
          <table:table-cell table:formula="of:=20*LOG10(ABS(IMREAL([.A189]))+1E-018)" office:value-type="float" office:value="-124.037844356366" calcext:value-type="float">
            <text:p>-124.037844356366</text:p>
          </table:table-cell>
        </table:table-row>
        <table:table-row table:style-name="ro1">
          <table:table-cell office:value-type="string" calcext:value-type="string">
            <text:p>-0.0000000000001144-0.0000000000000277j</text:p>
          </table:table-cell>
          <table:table-cell table:formula="of:=(ROW()-2)/1024" office:value-type="float" office:value="0.18359375" calcext:value-type="float">
            <text:p>0.18359375</text:p>
          </table:table-cell>
          <table:table-cell table:formula="of:=20*LOG10(ABS(IMREAL([.A190]))+1E-018)" office:value-type="float" office:value="-258.831403585583" calcext:value-type="float">
            <text:p>-258.831403585583</text:p>
          </table:table-cell>
        </table:table-row>
        <table:table-row table:style-name="ro1">
          <table:table-cell office:value-type="string" calcext:value-type="string">
            <text:p>-0.0000007361806404-0.0000000000000817j</text:p>
          </table:table-cell>
          <table:table-cell table:formula="of:=(ROW()-2)/1024" office:value-type="float" office:value="0.1845703125" calcext:value-type="float">
            <text:p>0.1845703125</text:p>
          </table:table-cell>
          <table:table-cell table:formula="of:=20*LOG10(ABS(IMREAL([.A191]))+1E-018)" office:value-type="float" office:value="-122.660312150652" calcext:value-type="float">
            <text:p>-122.660312150652</text:p>
          </table:table-cell>
        </table:table-row>
        <table:table-row table:style-name="ro1">
          <table:table-cell office:value-type="string" calcext:value-type="string">
            <text:p>-0.0000000000000304-0.0000000000000279j</text:p>
          </table:table-cell>
          <table:table-cell table:formula="of:=(ROW()-2)/1024" office:value-type="float" office:value="0.185546875" calcext:value-type="float">
            <text:p>0.185546875</text:p>
          </table:table-cell>
          <table:table-cell table:formula="of:=20*LOG10(ABS(IMREAL([.A192]))+1E-018)" office:value-type="float" office:value="-270.34224261247" calcext:value-type="float">
            <text:p>-270.34224261247</text:p>
          </table:table-cell>
        </table:table-row>
        <table:table-row table:style-name="ro1">
          <table:table-cell office:value-type="string" calcext:value-type="string">
            <text:p>0.0000002035166139+0.0000000000000260j</text:p>
          </table:table-cell>
          <table:table-cell table:formula="of:=(ROW()-2)/1024" office:value-type="float" office:value="0.1865234375" calcext:value-type="float">
            <text:p>0.1865234375</text:p>
          </table:table-cell>
          <table:table-cell table:formula="of:=20*LOG10(ABS(IMREAL([.A193]))+1E-018)" office:value-type="float" office:value="-133.828002634818" calcext:value-type="float">
            <text:p>-133.828002634818</text:p>
          </table:table-cell>
        </table:table-row>
        <table:table-row table:style-name="ro1">
          <table:table-cell office:value-type="string" calcext:value-type="string">
            <text:p>-0.0000000000001110-0.0000000000000280j</text:p>
          </table:table-cell>
          <table:table-cell table:formula="of:=(ROW()-2)/1024" office:value-type="float" office:value="0.1875" calcext:value-type="float">
            <text:p>0.1875</text:p>
          </table:table-cell>
          <table:table-cell table:formula="of:=20*LOG10(ABS(IMREAL([.A194]))+1E-018)" office:value-type="float" office:value="-259.093462173361" calcext:value-type="float">
            <text:p>-259.093462173361</text:p>
          </table:table-cell>
        </table:table-row>
        <table:table-row table:style-name="ro1">
          <table:table-cell office:value-type="string" calcext:value-type="string">
            <text:p>0.0000010507023680-0.0000000000000820j</text:p>
          </table:table-cell>
          <table:table-cell table:formula="of:=(ROW()-2)/1024" office:value-type="float" office:value="0.1884765625" calcext:value-type="float">
            <text:p>0.1884765625</text:p>
          </table:table-cell>
          <table:table-cell table:formula="of:=20*LOG10(ABS(IMREAL([.A195]))+1E-018)" office:value-type="float" office:value="-119.570405779165" calcext:value-type="float">
            <text:p>-119.570405779165</text:p>
          </table:table-cell>
        </table:table-row>
        <table:table-row table:style-name="ro1">
          <table:table-cell office:value-type="string" calcext:value-type="string">
            <text:p>-0.0000000000000272-0.0000000000000281j</text:p>
          </table:table-cell>
          <table:table-cell table:formula="of:=(ROW()-2)/1024" office:value-type="float" office:value="0.189453125" calcext:value-type="float">
            <text:p>0.189453125</text:p>
          </table:table-cell>
          <table:table-cell table:formula="of:=20*LOG10(ABS(IMREAL([.A196]))+1E-018)" office:value-type="float" office:value="-271.308302591008" calcext:value-type="float">
            <text:p>-271.308302591008</text:p>
          </table:table-cell>
        </table:table-row>
        <table:table-row table:style-name="ro1">
          <table:table-cell office:value-type="string" calcext:value-type="string">
            <text:p>0.0000002753867514+0.0000000000000257j</text:p>
          </table:table-cell>
          <table:table-cell table:formula="of:=(ROW()-2)/1024" office:value-type="float" office:value="0.1904296875" calcext:value-type="float">
            <text:p>0.1904296875</text:p>
          </table:table-cell>
          <table:table-cell table:formula="of:=20*LOG10(ABS(IMREAL([.A197]))+1E-018)" office:value-type="float" office:value="-131.201139141556" calcext:value-type="float">
            <text:p>-131.201139141556</text:p>
          </table:table-cell>
        </table:table-row>
        <table:table-row table:style-name="ro1">
          <table:table-cell office:value-type="string" calcext:value-type="string">
            <text:p>-0.0000000000001080-0.0000000000000283j</text:p>
          </table:table-cell>
          <table:table-cell table:formula="of:=(ROW()-2)/1024" office:value-type="float" office:value="0.19140625" calcext:value-type="float">
            <text:p>0.19140625</text:p>
          </table:table-cell>
          <table:table-cell table:formula="of:=20*LOG10(ABS(IMREAL([.A198]))+1E-018)" office:value-type="float" office:value="-259.331444465729" calcext:value-type="float">
            <text:p>-259.331444465729</text:p>
          </table:table-cell>
        </table:table-row>
        <table:table-row table:style-name="ro1">
          <table:table-cell office:value-type="string" calcext:value-type="string">
            <text:p>-0.0000004061333894-0.0000000000000823j</text:p>
          </table:table-cell>
          <table:table-cell table:formula="of:=(ROW()-2)/1024" office:value-type="float" office:value="0.1923828125" calcext:value-type="float">
            <text:p>0.1923828125</text:p>
          </table:table-cell>
          <table:table-cell table:formula="of:=20*LOG10(ABS(IMREAL([.A199]))+1E-018)" office:value-type="float" office:value="-127.826626088726" calcext:value-type="float">
            <text:p>-127.826626088726</text:p>
          </table:table-cell>
        </table:table-row>
        <table:table-row table:style-name="ro1">
          <table:table-cell office:value-type="string" calcext:value-type="string">
            <text:p>-0.0000000000000244-0.0000000000000285j</text:p>
          </table:table-cell>
          <table:table-cell table:formula="of:=(ROW()-2)/1024" office:value-type="float" office:value="0.193359375" calcext:value-type="float">
            <text:p>0.193359375</text:p>
          </table:table-cell>
          <table:table-cell table:formula="of:=20*LOG10(ABS(IMREAL([.A200]))+1E-018)" office:value-type="float" office:value="-272.251847501436" calcext:value-type="float">
            <text:p>-272.251847501436</text:p>
          </table:table-cell>
        </table:table-row>
        <table:table-row table:style-name="ro1">
          <table:table-cell office:value-type="string" calcext:value-type="string">
            <text:p>-0.0000002202066493+0.0000000000000253j</text:p>
          </table:table-cell>
          <table:table-cell table:formula="of:=(ROW()-2)/1024" office:value-type="float" office:value="0.1943359375" calcext:value-type="float">
            <text:p>0.1943359375</text:p>
          </table:table-cell>
          <table:table-cell table:formula="of:=20*LOG10(ABS(IMREAL([.A201]))+1E-018)" office:value-type="float" office:value="-133.143391426528" calcext:value-type="float">
            <text:p>-133.143391426528</text:p>
          </table:table-cell>
        </table:table-row>
        <table:table-row table:style-name="ro1">
          <table:table-cell office:value-type="string" calcext:value-type="string">
            <text:p>-0.0000000000001055-0.0000000000000286j</text:p>
          </table:table-cell>
          <table:table-cell table:formula="of:=(ROW()-2)/1024" office:value-type="float" office:value="0.1953125" calcext:value-type="float">
            <text:p>0.1953125</text:p>
          </table:table-cell>
          <table:table-cell table:formula="of:=20*LOG10(ABS(IMREAL([.A202]))+1E-018)" office:value-type="float" office:value="-259.534868477009" calcext:value-type="float">
            <text:p>-259.534868477009</text:p>
          </table:table-cell>
        </table:table-row>
        <table:table-row table:style-name="ro1">
          <table:table-cell office:value-type="string" calcext:value-type="string">
            <text:p>0.0000003002258333-0.0000000000000826j</text:p>
          </table:table-cell>
          <table:table-cell table:formula="of:=(ROW()-2)/1024" office:value-type="float" office:value="0.1962890625" calcext:value-type="float">
            <text:p>0.1962890625</text:p>
          </table:table-cell>
          <table:table-cell table:formula="of:=20*LOG10(ABS(IMREAL([.A203]))+1E-018)" office:value-type="float" office:value="-130.451038821644" calcext:value-type="float">
            <text:p>-130.451038821644</text:p>
          </table:table-cell>
        </table:table-row>
        <table:table-row table:style-name="ro1">
          <table:table-cell office:value-type="string" calcext:value-type="string">
            <text:p>-0.0000000000000220-0.0000000000000289j</text:p>
          </table:table-cell>
          <table:table-cell table:formula="of:=(ROW()-2)/1024" office:value-type="float" office:value="0.197265625" calcext:value-type="float">
            <text:p>0.197265625</text:p>
          </table:table-cell>
          <table:table-cell table:formula="of:=20*LOG10(ABS(IMREAL([.A204]))+1E-018)" office:value-type="float" office:value="-273.151151579363" calcext:value-type="float">
            <text:p>-273.151151579363</text:p>
          </table:table-cell>
        </table:table-row>
        <table:table-row table:style-name="ro1">
          <table:table-cell office:value-type="string" calcext:value-type="string">
            <text:p>-0.0000000564623417+0.0000000000000249j</text:p>
          </table:table-cell>
          <table:table-cell table:formula="of:=(ROW()-2)/1024" office:value-type="float" office:value="0.1982421875" calcext:value-type="float">
            <text:p>0.1982421875</text:p>
          </table:table-cell>
          <table:table-cell table:formula="of:=20*LOG10(ABS(IMREAL([.A205]))+1E-018)" office:value-type="float" office:value="-144.964822280518" calcext:value-type="float">
            <text:p>-144.964822280518</text:p>
          </table:table-cell>
        </table:table-row>
        <table:table-row table:style-name="ro1">
          <table:table-cell office:value-type="string" calcext:value-type="string">
            <text:p>-0.0000000000001031-0.0000000000000290j</text:p>
          </table:table-cell>
          <table:table-cell table:formula="of:=(ROW()-2)/1024" office:value-type="float" office:value="0.19921875" calcext:value-type="float">
            <text:p>0.19921875</text:p>
          </table:table-cell>
          <table:table-cell table:formula="of:=20*LOG10(ABS(IMREAL([.A206]))+1E-018)" office:value-type="float" office:value="-259.734742447506" calcext:value-type="float">
            <text:p>-259.734742447506</text:p>
          </table:table-cell>
        </table:table-row>
        <table:table-row table:style-name="ro1">
          <table:table-cell office:value-type="string" calcext:value-type="string">
            <text:p>0.0000004888329137-0.0000000000000830j</text:p>
          </table:table-cell>
          <table:table-cell table:formula="of:=(ROW()-2)/1024" office:value-type="float" office:value="0.2001953125" calcext:value-type="float">
            <text:p>0.2001953125</text:p>
          </table:table-cell>
          <table:table-cell table:formula="of:=20*LOG10(ABS(IMREAL([.A207]))+1E-018)" office:value-type="float" office:value="-126.216791204349" calcext:value-type="float">
            <text:p>-126.216791204349</text:p>
          </table:table-cell>
        </table:table-row>
        <table:table-row table:style-name="ro1">
          <table:table-cell office:value-type="string" calcext:value-type="string">
            <text:p>-0.0000000000000197-0.0000000000000293j</text:p>
          </table:table-cell>
          <table:table-cell table:formula="of:=(ROW()-2)/1024" office:value-type="float" office:value="0.201171875" calcext:value-type="float">
            <text:p>0.201171875</text:p>
          </table:table-cell>
          <table:table-cell table:formula="of:=20*LOG10(ABS(IMREAL([.A208]))+1E-018)" office:value-type="float" office:value="-274.110234579855" calcext:value-type="float">
            <text:p>-274.110234579855</text:p>
          </table:table-cell>
        </table:table-row>
        <table:table-row table:style-name="ro1">
          <table:table-cell office:value-type="string" calcext:value-type="string">
            <text:p>0.0000007055873401+0.0000000000000246j</text:p>
          </table:table-cell>
          <table:table-cell table:formula="of:=(ROW()-2)/1024" office:value-type="float" office:value="0.2021484375" calcext:value-type="float">
            <text:p>0.2021484375</text:p>
          </table:table-cell>
          <table:table-cell table:formula="of:=20*LOG10(ABS(IMREAL([.A209]))+1E-018)" office:value-type="float" office:value="-123.028984401448" calcext:value-type="float">
            <text:p>-123.028984401448</text:p>
          </table:table-cell>
        </table:table-row>
        <table:table-row table:style-name="ro1">
          <table:table-cell office:value-type="string" calcext:value-type="string">
            <text:p>-0.0000000000001010-0.0000000000000294j</text:p>
          </table:table-cell>
          <table:table-cell table:formula="of:=(ROW()-2)/1024" office:value-type="float" office:value="0.203125" calcext:value-type="float">
            <text:p>0.203125</text:p>
          </table:table-cell>
          <table:table-cell table:formula="of:=20*LOG10(ABS(IMREAL([.A210]))+1E-018)" office:value-type="float" office:value="-259.913486525866" calcext:value-type="float">
            <text:p>-259.913486525866</text:p>
          </table:table-cell>
        </table:table-row>
        <table:table-row table:style-name="ro1">
          <table:table-cell office:value-type="string" calcext:value-type="string">
            <text:p>0.0000000370855920-0.0000000000000833j</text:p>
          </table:table-cell>
          <table:table-cell table:formula="of:=(ROW()-2)/1024" office:value-type="float" office:value="0.2041015625" calcext:value-type="float">
            <text:p>0.2041015625</text:p>
          </table:table-cell>
          <table:table-cell table:formula="of:=20*LOG10(ABS(IMREAL([.A211]))+1E-018)" office:value-type="float" office:value="-148.615895678215" calcext:value-type="float">
            <text:p>-148.615895678215</text:p>
          </table:table-cell>
        </table:table-row>
        <table:table-row table:style-name="ro1">
          <table:table-cell office:value-type="string" calcext:value-type="string">
            <text:p>-0.0000000000000176-0.0000000000000296j</text:p>
          </table:table-cell>
          <table:table-cell table:formula="of:=(ROW()-2)/1024" office:value-type="float" office:value="0.205078125" calcext:value-type="float">
            <text:p>0.205078125</text:p>
          </table:table-cell>
          <table:table-cell table:formula="of:=20*LOG10(ABS(IMREAL([.A212]))+1E-018)" office:value-type="float" office:value="-275.08925314128" calcext:value-type="float">
            <text:p>-275.08925314128</text:p>
          </table:table-cell>
        </table:table-row>
        <table:table-row table:style-name="ro1">
          <table:table-cell office:value-type="string" calcext:value-type="string">
            <text:p>0.0000002529490186+0.0000000000000243j</text:p>
          </table:table-cell>
          <table:table-cell table:formula="of:=(ROW()-2)/1024" office:value-type="float" office:value="0.2060546875" calcext:value-type="float">
            <text:p>0.2060546875</text:p>
          </table:table-cell>
          <table:table-cell table:formula="of:=20*LOG10(ABS(IMREAL([.A213]))+1E-018)" office:value-type="float" office:value="-131.939340024812" calcext:value-type="float">
            <text:p>-131.939340024812</text:p>
          </table:table-cell>
        </table:table-row>
        <table:table-row table:style-name="ro1">
          <table:table-cell office:value-type="string" calcext:value-type="string">
            <text:p>-0.0000000000000990-0.0000000000000297j</text:p>
          </table:table-cell>
          <table:table-cell table:formula="of:=(ROW()-2)/1024" office:value-type="float" office:value="0.20703125" calcext:value-type="float">
            <text:p>0.20703125</text:p>
          </table:table-cell>
          <table:table-cell table:formula="of:=20*LOG10(ABS(IMREAL([.A214]))+1E-018)" office:value-type="float" office:value="-260.087208372233" calcext:value-type="float">
            <text:p>-260.087208372233</text:p>
          </table:table-cell>
        </table:table-row>
        <table:table-row table:style-name="ro1">
          <table:table-cell office:value-type="string" calcext:value-type="string">
            <text:p>-0.0000003358165512-0.0000000000000837j</text:p>
          </table:table-cell>
          <table:table-cell table:formula="of:=(ROW()-2)/1024" office:value-type="float" office:value="0.2080078125" calcext:value-type="float">
            <text:p>0.2080078125</text:p>
          </table:table-cell>
          <table:table-cell table:formula="of:=20*LOG10(ABS(IMREAL([.A215]))+1E-018)" office:value-type="float" office:value="-129.477958056865" calcext:value-type="float">
            <text:p>-129.477958056865</text:p>
          </table:table-cell>
        </table:table-row>
        <table:table-row table:style-name="ro1">
          <table:table-cell office:value-type="string" calcext:value-type="string">
            <text:p>-0.0000000000000158-0.0000000000000299j</text:p>
          </table:table-cell>
          <table:table-cell table:formula="of:=(ROW()-2)/1024" office:value-type="float" office:value="0.208984375" calcext:value-type="float">
            <text:p>0.208984375</text:p>
          </table:table-cell>
          <table:table-cell table:formula="of:=20*LOG10(ABS(IMREAL([.A216]))+1E-018)" office:value-type="float" office:value="-276.026308538457" calcext:value-type="float">
            <text:p>-276.026308538457</text:p>
          </table:table-cell>
        </table:table-row>
        <table:table-row table:style-name="ro1">
          <table:table-cell office:value-type="string" calcext:value-type="string">
            <text:p>-0.0000007892132027+0.0000000000000240j</text:p>
          </table:table-cell>
          <table:table-cell table:formula="of:=(ROW()-2)/1024" office:value-type="float" office:value="0.2099609375" calcext:value-type="float">
            <text:p>0.2099609375</text:p>
          </table:table-cell>
          <table:table-cell table:formula="of:=20*LOG10(ABS(IMREAL([.A217]))+1E-018)" office:value-type="float" office:value="-122.056113161447" calcext:value-type="float">
            <text:p>-122.056113161447</text:p>
          </table:table-cell>
        </table:table-row>
        <table:table-row table:style-name="ro1">
          <table:table-cell office:value-type="string" calcext:value-type="string">
            <text:p>-0.0000000000000973-0.0000000000000300j</text:p>
          </table:table-cell>
          <table:table-cell table:formula="of:=(ROW()-2)/1024" office:value-type="float" office:value="0.2109375" calcext:value-type="float">
            <text:p>0.2109375</text:p>
          </table:table-cell>
          <table:table-cell table:formula="of:=20*LOG10(ABS(IMREAL([.A218]))+1E-018)" office:value-type="float" office:value="-260.237653925928" calcext:value-type="float">
            <text:p>-260.237653925928</text:p>
          </table:table-cell>
        </table:table-row>
        <table:table-row table:style-name="ro1">
          <table:table-cell office:value-type="string" calcext:value-type="string">
            <text:p>-0.0000006420856165-0.0000000000000840j</text:p>
          </table:table-cell>
          <table:table-cell table:formula="of:=(ROW()-2)/1024" office:value-type="float" office:value="0.2119140625" calcext:value-type="float">
            <text:p>0.2119140625</text:p>
          </table:table-cell>
          <table:table-cell table:formula="of:=20*LOG10(ABS(IMREAL([.A219]))+1E-018)" office:value-type="float" office:value="-123.848141173986" calcext:value-type="float">
            <text:p>-123.848141173986</text:p>
          </table:table-cell>
        </table:table-row>
        <table:table-row table:style-name="ro1">
          <table:table-cell office:value-type="string" calcext:value-type="string">
            <text:p>-0.0000000000000141-0.0000000000000302j</text:p>
          </table:table-cell>
          <table:table-cell table:formula="of:=(ROW()-2)/1024" office:value-type="float" office:value="0.212890625" calcext:value-type="float">
            <text:p>0.212890625</text:p>
          </table:table-cell>
          <table:table-cell table:formula="of:=20*LOG10(ABS(IMREAL([.A220]))+1E-018)" office:value-type="float" office:value="-277.015001748194" calcext:value-type="float">
            <text:p>-277.015001748194</text:p>
          </table:table-cell>
        </table:table-row>
        <table:table-row table:style-name="ro1">
          <table:table-cell office:value-type="string" calcext:value-type="string">
            <text:p>-0.0000002737003527+0.0000000000000236j</text:p>
          </table:table-cell>
          <table:table-cell table:formula="of:=(ROW()-2)/1024" office:value-type="float" office:value="0.2138671875" calcext:value-type="float">
            <text:p>0.2138671875</text:p>
          </table:table-cell>
          <table:table-cell table:formula="of:=20*LOG10(ABS(IMREAL([.A221]))+1E-018)" office:value-type="float" office:value="-131.254492858813" calcext:value-type="float">
            <text:p>-131.254492858813</text:p>
          </table:table-cell>
        </table:table-row>
        <table:table-row table:style-name="ro1">
          <table:table-cell office:value-type="string" calcext:value-type="string">
            <text:p>-0.0000000000000956-0.0000000000000303j</text:p>
          </table:table-cell>
          <table:table-cell table:formula="of:=(ROW()-2)/1024" office:value-type="float" office:value="0.21484375" calcext:value-type="float">
            <text:p>0.21484375</text:p>
          </table:table-cell>
          <table:table-cell table:formula="of:=20*LOG10(ABS(IMREAL([.A222]))+1E-018)" office:value-type="float" office:value="-260.390751298367" calcext:value-type="float">
            <text:p>-260.390751298367</text:p>
          </table:table-cell>
        </table:table-row>
        <table:table-row table:style-name="ro1">
          <table:table-cell office:value-type="string" calcext:value-type="string">
            <text:p>-0.0000003766494123-0.0000000000000843j</text:p>
          </table:table-cell>
          <table:table-cell table:formula="of:=(ROW()-2)/1024" office:value-type="float" office:value="0.2158203125" calcext:value-type="float">
            <text:p>0.2158203125</text:p>
          </table:table-cell>
          <table:table-cell table:formula="of:=20*LOG10(ABS(IMREAL([.A223]))+1E-018)" office:value-type="float" office:value="-128.481254117509" calcext:value-type="float">
            <text:p>-128.481254117509</text:p>
          </table:table-cell>
        </table:table-row>
        <table:table-row table:style-name="ro1">
          <table:table-cell office:value-type="string" calcext:value-type="string">
            <text:p>-0.0000000000000125-0.0000000000000305j</text:p>
          </table:table-cell>
          <table:table-cell table:formula="of:=(ROW()-2)/1024" office:value-type="float" office:value="0.216796875" calcext:value-type="float">
            <text:p>0.216796875</text:p>
          </table:table-cell>
          <table:table-cell table:formula="of:=20*LOG10(ABS(IMREAL([.A224]))+1E-018)" office:value-type="float" office:value="-278.061104896461" calcext:value-type="float">
            <text:p>-278.061104896461</text:p>
          </table:table-cell>
        </table:table-row>
        <table:table-row table:style-name="ro1">
          <table:table-cell office:value-type="string" calcext:value-type="string">
            <text:p>0.0000004895359383+0.0000000000000233j</text:p>
          </table:table-cell>
          <table:table-cell table:formula="of:=(ROW()-2)/1024" office:value-type="float" office:value="0.2177734375" calcext:value-type="float">
            <text:p>0.2177734375</text:p>
          </table:table-cell>
          <table:table-cell table:formula="of:=20*LOG10(ABS(IMREAL([.A225]))+1E-018)" office:value-type="float" office:value="-126.204308396608" calcext:value-type="float">
            <text:p>-126.204308396608</text:p>
          </table:table-cell>
        </table:table-row>
        <table:table-row table:style-name="ro1">
          <table:table-cell office:value-type="string" calcext:value-type="string">
            <text:p>-0.0000000000000941-0.0000000000000308j</text:p>
          </table:table-cell>
          <table:table-cell table:formula="of:=(ROW()-2)/1024" office:value-type="float" office:value="0.21875" calcext:value-type="float">
            <text:p>0.21875</text:p>
          </table:table-cell>
          <table:table-cell table:formula="of:=20*LOG10(ABS(IMREAL([.A226]))+1E-018)" office:value-type="float" office:value="-260.528115227061" calcext:value-type="float">
            <text:p>-260.528115227061</text:p>
          </table:table-cell>
        </table:table-row>
        <table:table-row table:style-name="ro1">
          <table:table-cell office:value-type="string" calcext:value-type="string">
            <text:p>-0.0000002930393865-0.0000000000000848j</text:p>
          </table:table-cell>
          <table:table-cell table:formula="of:=(ROW()-2)/1024" office:value-type="float" office:value="0.2197265625" calcext:value-type="float">
            <text:p>0.2197265625</text:p>
          </table:table-cell>
          <table:table-cell table:formula="of:=20*LOG10(ABS(IMREAL([.A227]))+1E-018)" office:value-type="float" office:value="-130.661480071385" calcext:value-type="float">
            <text:p>-130.661480071385</text:p>
          </table:table-cell>
        </table:table-row>
        <table:table-row table:style-name="ro1">
          <table:table-cell office:value-type="string" calcext:value-type="string">
            <text:p>-0.0000000000000110-0.0000000000000310j</text:p>
          </table:table-cell>
          <table:table-cell table:formula="of:=(ROW()-2)/1024" office:value-type="float" office:value="0.220703125" calcext:value-type="float">
            <text:p>0.220703125</text:p>
          </table:table-cell>
          <table:table-cell table:formula="of:=20*LOG10(ABS(IMREAL([.A228]))+1E-018)" office:value-type="float" office:value="-279.171356706395" calcext:value-type="float">
            <text:p>-279.171356706395</text:p>
          </table:table-cell>
        </table:table-row>
        <table:table-row table:style-name="ro1">
          <table:table-cell office:value-type="string" calcext:value-type="string">
            <text:p>-0.0000006688948522+0.0000000000000228j</text:p>
          </table:table-cell>
          <table:table-cell table:formula="of:=(ROW()-2)/1024" office:value-type="float" office:value="0.2216796875" calcext:value-type="float">
            <text:p>0.2216796875</text:p>
          </table:table-cell>
          <table:table-cell table:formula="of:=20*LOG10(ABS(IMREAL([.A229]))+1E-018)" office:value-type="float" office:value="-123.492842927092" calcext:value-type="float">
            <text:p>-123.492842927092</text:p>
          </table:table-cell>
        </table:table-row>
        <table:table-row table:style-name="ro1">
          <table:table-cell office:value-type="string" calcext:value-type="string">
            <text:p>-0.0000000000000926-0.0000000000000312j</text:p>
          </table:table-cell>
          <table:table-cell table:formula="of:=(ROW()-2)/1024" office:value-type="float" office:value="0.22265625" calcext:value-type="float">
            <text:p>0.22265625</text:p>
          </table:table-cell>
          <table:table-cell table:formula="of:=20*LOG10(ABS(IMREAL([.A230]))+1E-018)" office:value-type="float" office:value="-260.667686466764" calcext:value-type="float">
            <text:p>-260.667686466764</text:p>
          </table:table-cell>
        </table:table-row>
        <table:table-row table:style-name="ro1">
          <table:table-cell office:value-type="string" calcext:value-type="string">
            <text:p>-0.0000007990236829-0.0000000000000852j</text:p>
          </table:table-cell>
          <table:table-cell table:formula="of:=(ROW()-2)/1024" office:value-type="float" office:value="0.2236328125" calcext:value-type="float">
            <text:p>0.2236328125</text:p>
          </table:table-cell>
          <table:table-cell table:formula="of:=20*LOG10(ABS(IMREAL([.A231]))+1E-018)" office:value-type="float" office:value="-121.948806961886" calcext:value-type="float">
            <text:p>-121.948806961886</text:p>
          </table:table-cell>
        </table:table-row>
        <table:table-row table:style-name="ro1">
          <table:table-cell office:value-type="string" calcext:value-type="string">
            <text:p>-0.0000000000000097-0.0000000000000314j</text:p>
          </table:table-cell>
          <table:table-cell table:formula="of:=(ROW()-2)/1024" office:value-type="float" office:value="0.224609375" calcext:value-type="float">
            <text:p>0.224609375</text:p>
          </table:table-cell>
          <table:table-cell table:formula="of:=20*LOG10(ABS(IMREAL([.A232]))+1E-018)" office:value-type="float" office:value="-280.263669908289" calcext:value-type="float">
            <text:p>-280.263669908289</text:p>
          </table:table-cell>
        </table:table-row>
        <table:table-row table:style-name="ro1">
          <table:table-cell office:value-type="string" calcext:value-type="string">
            <text:p>0.0000000788019389+0.0000000000000224j</text:p>
          </table:table-cell>
          <table:table-cell table:formula="of:=(ROW()-2)/1024" office:value-type="float" office:value="0.2255859375" calcext:value-type="float">
            <text:p>0.2255859375</text:p>
          </table:table-cell>
          <table:table-cell table:formula="of:=20*LOG10(ABS(IMREAL([.A233]))+1E-018)" office:value-type="float" office:value="-142.069261933548" calcext:value-type="float">
            <text:p>-142.069261933548</text:p>
          </table:table-cell>
        </table:table-row>
        <table:table-row table:style-name="ro1">
          <table:table-cell office:value-type="string" calcext:value-type="string">
            <text:p>-0.0000000000000913-0.0000000000000316j</text:p>
          </table:table-cell>
          <table:table-cell table:formula="of:=(ROW()-2)/1024" office:value-type="float" office:value="0.2265625" calcext:value-type="float">
            <text:p>0.2265625</text:p>
          </table:table-cell>
          <table:table-cell table:formula="of:=20*LOG10(ABS(IMREAL([.A234]))+1E-018)" office:value-type="float" office:value="-260.790489314133" calcext:value-type="float">
            <text:p>-260.790489314133</text:p>
          </table:table-cell>
        </table:table-row>
        <table:table-row table:style-name="ro1">
          <table:table-cell office:value-type="string" calcext:value-type="string">
            <text:p>-0.0000006047992486-0.0000000000000856j</text:p>
          </table:table-cell>
          <table:table-cell table:formula="of:=(ROW()-2)/1024" office:value-type="float" office:value="0.2275390625" calcext:value-type="float">
            <text:p>0.2275390625</text:p>
          </table:table-cell>
          <table:table-cell table:formula="of:=20*LOG10(ABS(IMREAL([.A235]))+1E-018)" office:value-type="float" office:value="-124.367775141428" calcext:value-type="float">
            <text:p>-124.367775141428</text:p>
          </table:table-cell>
        </table:table-row>
        <table:table-row table:style-name="ro1">
          <table:table-cell office:value-type="string" calcext:value-type="string">
            <text:p>-0.0000000000000084-0.0000000000000318j</text:p>
          </table:table-cell>
          <table:table-cell table:formula="of:=(ROW()-2)/1024" office:value-type="float" office:value="0.228515625" calcext:value-type="float">
            <text:p>0.228515625</text:p>
          </table:table-cell>
          <table:table-cell table:formula="of:=20*LOG10(ABS(IMREAL([.A236]))+1E-018)" office:value-type="float" office:value="-281.513380305826" calcext:value-type="float">
            <text:p>-281.513380305826</text:p>
          </table:table-cell>
        </table:table-row>
        <table:table-row table:style-name="ro1">
          <table:table-cell office:value-type="string" calcext:value-type="string">
            <text:p>0.0000005441839771+0.0000000000000220j</text:p>
          </table:table-cell>
          <table:table-cell table:formula="of:=(ROW()-2)/1024" office:value-type="float" office:value="0.2294921875" calcext:value-type="float">
            <text:p>0.2294921875</text:p>
          </table:table-cell>
          <table:table-cell table:formula="of:=20*LOG10(ABS(IMREAL([.A237]))+1E-018)" office:value-type="float" office:value="-125.285084993832" calcext:value-type="float">
            <text:p>-125.285084993832</text:p>
          </table:table-cell>
        </table:table-row>
        <table:table-row table:style-name="ro1">
          <table:table-cell office:value-type="string" calcext:value-type="string">
            <text:p>-0.0000000000000901-0.0000000000000320j</text:p>
          </table:table-cell>
          <table:table-cell table:formula="of:=(ROW()-2)/1024" office:value-type="float" office:value="0.23046875" calcext:value-type="float">
            <text:p>0.23046875</text:p>
          </table:table-cell>
          <table:table-cell table:formula="of:=20*LOG10(ABS(IMREAL([.A238]))+1E-018)" office:value-type="float" office:value="-260.905407778183" calcext:value-type="float">
            <text:p>-260.905407778183</text:p>
          </table:table-cell>
        </table:table-row>
        <table:table-row table:style-name="ro1">
          <table:table-cell office:value-type="string" calcext:value-type="string">
            <text:p>-0.0000001994039435-0.0000000000000860j</text:p>
          </table:table-cell>
          <table:table-cell table:formula="of:=(ROW()-2)/1024" office:value-type="float" office:value="0.2314453125" calcext:value-type="float">
            <text:p>0.2314453125</text:p>
          </table:table-cell>
          <table:table-cell table:formula="of:=20*LOG10(ABS(IMREAL([.A239]))+1E-018)" office:value-type="float" office:value="-134.005325142775" calcext:value-type="float">
            <text:p>-134.005325142775</text:p>
          </table:table-cell>
        </table:table-row>
        <table:table-row table:style-name="ro1">
          <table:table-cell office:value-type="string" calcext:value-type="string">
            <text:p>-0.0000000000000072-0.0000000000000322j</text:p>
          </table:table-cell>
          <table:table-cell table:formula="of:=(ROW()-2)/1024" office:value-type="float" office:value="0.232421875" calcext:value-type="float">
            <text:p>0.232421875</text:p>
          </table:table-cell>
          <table:table-cell table:formula="of:=20*LOG10(ABS(IMREAL([.A240]))+1E-018)" office:value-type="float" office:value="-282.852143781582" calcext:value-type="float">
            <text:p>-282.852143781582</text:p>
          </table:table-cell>
        </table:table-row>
        <table:table-row table:style-name="ro1">
          <table:table-cell office:value-type="string" calcext:value-type="string">
            <text:p>0.0000005711939545+0.0000000000000216j</text:p>
          </table:table-cell>
          <table:table-cell table:formula="of:=(ROW()-2)/1024" office:value-type="float" office:value="0.2333984375" calcext:value-type="float">
            <text:p>0.2333984375</text:p>
          </table:table-cell>
          <table:table-cell table:formula="of:=20*LOG10(ABS(IMREAL([.A241]))+1E-018)" office:value-type="float" office:value="-124.864327955336" calcext:value-type="float">
            <text:p>-124.864327955336</text:p>
          </table:table-cell>
        </table:table-row>
        <table:table-row table:style-name="ro1">
          <table:table-cell office:value-type="string" calcext:value-type="string">
            <text:p>-0.0000000000000889-0.0000000000000324j</text:p>
          </table:table-cell>
          <table:table-cell table:formula="of:=(ROW()-2)/1024" office:value-type="float" office:value="0.234375" calcext:value-type="float">
            <text:p>0.234375</text:p>
          </table:table-cell>
          <table:table-cell table:formula="of:=20*LOG10(ABS(IMREAL([.A242]))+1E-018)" office:value-type="float" office:value="-261.0218670771" calcext:value-type="float">
            <text:p>-261.0218670771</text:p>
          </table:table-cell>
        </table:table-row>
        <table:table-row table:style-name="ro1">
          <table:table-cell office:value-type="string" calcext:value-type="string">
            <text:p>-0.0000000957367061-0.0000000000000864j</text:p>
          </table:table-cell>
          <table:table-cell table:formula="of:=(ROW()-2)/1024" office:value-type="float" office:value="0.2353515625" calcext:value-type="float">
            <text:p>0.2353515625</text:p>
          </table:table-cell>
          <table:table-cell table:formula="of:=20*LOG10(ABS(IMREAL([.A243]))+1E-018)" office:value-type="float" office:value="-140.378430377016" calcext:value-type="float">
            <text:p>-140.378430377016</text:p>
          </table:table-cell>
        </table:table-row>
        <table:table-row table:style-name="ro1">
          <table:table-cell office:value-type="string" calcext:value-type="string">
            <text:p>-0.0000000000000061-0.0000000000000326j</text:p>
          </table:table-cell>
          <table:table-cell table:formula="of:=(ROW()-2)/1024" office:value-type="float" office:value="0.236328125" calcext:value-type="float">
            <text:p>0.236328125</text:p>
          </table:table-cell>
          <table:table-cell table:formula="of:=20*LOG10(ABS(IMREAL([.A244]))+1E-018)" office:value-type="float" office:value="-284.291979500152" calcext:value-type="float">
            <text:p>-284.291979500152</text:p>
          </table:table-cell>
        </table:table-row>
        <table:table-row table:style-name="ro1">
          <table:table-cell office:value-type="string" calcext:value-type="string">
            <text:p>0.0000007605045317+0.0000000000000212j</text:p>
          </table:table-cell>
          <table:table-cell table:formula="of:=(ROW()-2)/1024" office:value-type="float" office:value="0.2373046875" calcext:value-type="float">
            <text:p>0.2373046875</text:p>
          </table:table-cell>
          <table:table-cell table:formula="of:=20*LOG10(ABS(IMREAL([.A245]))+1E-018)" office:value-type="float" office:value="-122.377963874511" calcext:value-type="float">
            <text:p>-122.377963874511</text:p>
          </table:table-cell>
        </table:table-row>
        <table:table-row table:style-name="ro1">
          <table:table-cell office:value-type="string" calcext:value-type="string">
            <text:p>-0.0000000000000878-0.0000000000000328j</text:p>
          </table:table-cell>
          <table:table-cell table:formula="of:=(ROW()-2)/1024" office:value-type="float" office:value="0.23828125" calcext:value-type="float">
            <text:p>0.23828125</text:p>
          </table:table-cell>
          <table:table-cell table:formula="of:=20*LOG10(ABS(IMREAL([.A246]))+1E-018)" office:value-type="float" office:value="-261.130010754313" calcext:value-type="float">
            <text:p>-261.130010754313</text:p>
          </table:table-cell>
        </table:table-row>
        <table:table-row table:style-name="ro1">
          <table:table-cell office:value-type="string" calcext:value-type="string">
            <text:p>-0.0000006225206996-0.0000000000000868j</text:p>
          </table:table-cell>
          <table:table-cell table:formula="of:=(ROW()-2)/1024" office:value-type="float" office:value="0.2392578125" calcext:value-type="float">
            <text:p>0.2392578125</text:p>
          </table:table-cell>
          <table:table-cell table:formula="of:=20*LOG10(ABS(IMREAL([.A247]))+1E-018)" office:value-type="float" office:value="-124.116924063021" calcext:value-type="float">
            <text:p>-124.116924063021</text:p>
          </table:table-cell>
        </table:table-row>
        <table:table-row table:style-name="ro1">
          <table:table-cell office:value-type="string" calcext:value-type="string">
            <text:p>-0.0000000000000050-0.0000000000000330j</text:p>
          </table:table-cell>
          <table:table-cell table:formula="of:=(ROW()-2)/1024" office:value-type="float" office:value="0.240234375" calcext:value-type="float">
            <text:p>0.240234375</text:p>
          </table:table-cell>
          <table:table-cell table:formula="of:=20*LOG10(ABS(IMREAL([.A248]))+1E-018)" office:value-type="float" office:value="-286.018862909047" calcext:value-type="float">
            <text:p>-286.018862909047</text:p>
          </table:table-cell>
        </table:table-row>
        <table:table-row table:style-name="ro1">
          <table:table-cell office:value-type="string" calcext:value-type="string">
            <text:p>0.0000007688749440+0.0000000000000208j</text:p>
          </table:table-cell>
          <table:table-cell table:formula="of:=(ROW()-2)/1024" office:value-type="float" office:value="0.2412109375" calcext:value-type="float">
            <text:p>0.2412109375</text:p>
          </table:table-cell>
          <table:table-cell table:formula="of:=20*LOG10(ABS(IMREAL([.A249]))+1E-018)" office:value-type="float" office:value="-122.282885831978" calcext:value-type="float">
            <text:p>-122.282885831978</text:p>
          </table:table-cell>
        </table:table-row>
        <table:table-row table:style-name="ro1">
          <table:table-cell office:value-type="string" calcext:value-type="string">
            <text:p>-0.0000000000000868-0.0000000000000333j</text:p>
          </table:table-cell>
          <table:table-cell table:formula="of:=(ROW()-2)/1024" office:value-type="float" office:value="0.2421875" calcext:value-type="float">
            <text:p>0.2421875</text:p>
          </table:table-cell>
          <table:table-cell table:formula="of:=20*LOG10(ABS(IMREAL([.A250]))+1E-018)" office:value-type="float" office:value="-261.229505429194" calcext:value-type="float">
            <text:p>-261.229505429194</text:p>
          </table:table-cell>
        </table:table-row>
        <table:table-row table:style-name="ro1">
          <table:table-cell office:value-type="string" calcext:value-type="string">
            <text:p>-0.0000017095896601-0.0000000000000873j</text:p>
          </table:table-cell>
          <table:table-cell table:formula="of:=(ROW()-2)/1024" office:value-type="float" office:value="0.2431640625" calcext:value-type="float">
            <text:p>0.2431640625</text:p>
          </table:table-cell>
          <table:table-cell table:formula="of:=20*LOG10(ABS(IMREAL([.A251]))+1E-018)" office:value-type="float" office:value="-115.342162350509" calcext:value-type="float">
            <text:p>-115.342162350509</text:p>
          </table:table-cell>
        </table:table-row>
        <table:table-row table:style-name="ro1">
          <table:table-cell office:value-type="string" calcext:value-type="string">
            <text:p>-0.0000000000000039-0.0000000000000334j</text:p>
          </table:table-cell>
          <table:table-cell table:formula="of:=(ROW()-2)/1024" office:value-type="float" office:value="0.244140625" calcext:value-type="float">
            <text:p>0.244140625</text:p>
          </table:table-cell>
          <table:table-cell table:formula="of:=20*LOG10(ABS(IMREAL([.A252]))+1E-018)" office:value-type="float" office:value="-288.176480993764" calcext:value-type="float">
            <text:p>-288.176480993764</text:p>
          </table:table-cell>
        </table:table-row>
        <table:table-row table:style-name="ro1">
          <table:table-cell office:value-type="string" calcext:value-type="string">
            <text:p>0.0000005453118195+0.0000000000000203j</text:p>
          </table:table-cell>
          <table:table-cell table:formula="of:=(ROW()-2)/1024" office:value-type="float" office:value="0.2451171875" calcext:value-type="float">
            <text:p>0.2451171875</text:p>
          </table:table-cell>
          <table:table-cell table:formula="of:=20*LOG10(ABS(IMREAL([.A253]))+1E-018)" office:value-type="float" office:value="-125.267101779679" calcext:value-type="float">
            <text:p>-125.267101779679</text:p>
          </table:table-cell>
        </table:table-row>
        <table:table-row table:style-name="ro1">
          <table:table-cell office:value-type="string" calcext:value-type="string">
            <text:p>-0.0000000000000858-0.0000000000000336j</text:p>
          </table:table-cell>
          <table:table-cell table:formula="of:=(ROW()-2)/1024" office:value-type="float" office:value="0.24609375" calcext:value-type="float">
            <text:p>0.24609375</text:p>
          </table:table-cell>
          <table:table-cell table:formula="of:=20*LOG10(ABS(IMREAL([.A254]))+1E-018)" office:value-type="float" office:value="-261.330153009471" calcext:value-type="float">
            <text:p>-261.330153009471</text:p>
          </table:table-cell>
        </table:table-row>
        <table:table-row table:style-name="ro1">
          <table:table-cell office:value-type="string" calcext:value-type="string">
            <text:p>0.0000002024670618-0.0000000000000877j</text:p>
          </table:table-cell>
          <table:table-cell table:formula="of:=(ROW()-2)/1024" office:value-type="float" office:value="0.2470703125" calcext:value-type="float">
            <text:p>0.2470703125</text:p>
          </table:table-cell>
          <table:table-cell table:formula="of:=20*LOG10(ABS(IMREAL([.A255]))+1E-018)" office:value-type="float" office:value="-133.872912391366" calcext:value-type="float">
            <text:p>-133.872912391366</text:p>
          </table:table-cell>
        </table:table-row>
        <table:table-row table:style-name="ro1">
          <table:table-cell office:value-type="string" calcext:value-type="string">
            <text:p>-0.0000000000000029-0.0000000000000339j</text:p>
          </table:table-cell>
          <table:table-cell table:formula="of:=(ROW()-2)/1024" office:value-type="float" office:value="0.248046875" calcext:value-type="float">
            <text:p>0.248046875</text:p>
          </table:table-cell>
          <table:table-cell table:formula="of:=20*LOG10(ABS(IMREAL([.A256]))+1E-018)" office:value-type="float" office:value="-290.749045423947" calcext:value-type="float">
            <text:p>-290.749045423947</text:p>
          </table:table-cell>
        </table:table-row>
        <table:table-row table:style-name="ro1">
          <table:table-cell office:value-type="string" calcext:value-type="string">
            <text:p>-0.0000001303273518+0.0000000000000199j</text:p>
          </table:table-cell>
          <table:table-cell table:formula="of:=(ROW()-2)/1024" office:value-type="float" office:value="0.2490234375" calcext:value-type="float">
            <text:p>0.2490234375</text:p>
          </table:table-cell>
          <table:table-cell table:formula="of:=20*LOG10(ABS(IMREAL([.A257]))+1E-018)" office:value-type="float" office:value="-137.699288586798" calcext:value-type="float">
            <text:p>-137.699288586798</text:p>
          </table:table-cell>
        </table:table-row>
        <table:table-row table:style-name="ro1">
          <table:table-cell office:value-type="string" calcext:value-type="string">
            <text:p>-0.0000000000000848-0.0000000000000341j</text:p>
          </table:table-cell>
          <table:table-cell table:formula="of:=(ROW()-2)/1024" office:value-type="float" office:value="0.25" calcext:value-type="float">
            <text:p>0.25</text:p>
          </table:table-cell>
          <table:table-cell table:formula="of:=20*LOG10(ABS(IMREAL([.A258]))+1E-018)" office:value-type="float" office:value="-261.431980527526" calcext:value-type="float">
            <text:p>-261.431980527526</text:p>
          </table:table-cell>
        </table:table-row>
        <table:table-row table:style-name="ro1">
          <table:table-cell office:value-type="string" calcext:value-type="string">
            <text:p>-0.0000005402314219-0.0000000000000881j</text:p>
          </table:table-cell>
          <table:table-cell table:formula="of:=(ROW()-2)/1024" office:value-type="float" office:value="0.2509765625" calcext:value-type="float">
            <text:p>0.2509765625</text:p>
          </table:table-cell>
          <table:table-cell table:formula="of:=20*LOG10(ABS(IMREAL([.A259]))+1E-018)" office:value-type="float" office:value="-125.348403184114" calcext:value-type="float">
            <text:p>-125.348403184114</text:p>
          </table:table-cell>
        </table:table-row>
        <table:table-row table:style-name="ro1">
          <table:table-cell office:value-type="string" calcext:value-type="string">
            <text:p>-0.0000000000000020-0.0000000000000343j</text:p>
          </table:table-cell>
          <table:table-cell table:formula="of:=(ROW()-2)/1024" office:value-type="float" office:value="0.251953125" calcext:value-type="float">
            <text:p>0.251953125</text:p>
          </table:table-cell>
          <table:table-cell table:formula="of:=20*LOG10(ABS(IMREAL([.A260]))+1E-018)" office:value-type="float" office:value="-293.975058227276" calcext:value-type="float">
            <text:p>-293.975058227276</text:p>
          </table:table-cell>
        </table:table-row>
        <table:table-row table:style-name="ro1">
          <table:table-cell office:value-type="string" calcext:value-type="string">
            <text:p>-0.0000007346203195+0.0000000000000194j</text:p>
          </table:table-cell>
          <table:table-cell table:formula="of:=(ROW()-2)/1024" office:value-type="float" office:value="0.2529296875" calcext:value-type="float">
            <text:p>0.2529296875</text:p>
          </table:table-cell>
          <table:table-cell table:formula="of:=20*LOG10(ABS(IMREAL([.A261]))+1E-018)" office:value-type="float" office:value="-122.678741265932" calcext:value-type="float">
            <text:p>-122.678741265932</text:p>
          </table:table-cell>
        </table:table-row>
        <table:table-row table:style-name="ro1">
          <table:table-cell office:value-type="string" calcext:value-type="string">
            <text:p>-0.0000000000000838-0.0000000000000345j</text:p>
          </table:table-cell>
          <table:table-cell table:formula="of:=(ROW()-2)/1024" office:value-type="float" office:value="0.25390625" calcext:value-type="float">
            <text:p>0.25390625</text:p>
          </table:table-cell>
          <table:table-cell table:formula="of:=20*LOG10(ABS(IMREAL([.A262]))+1E-018)" office:value-type="float" office:value="-261.535015977779" calcext:value-type="float">
            <text:p>-261.535015977779</text:p>
          </table:table-cell>
        </table:table-row>
        <table:table-row table:style-name="ro1">
          <table:table-cell office:value-type="string" calcext:value-type="string">
            <text:p>-0.0000006609788004-0.0000000000000885j</text:p>
          </table:table-cell>
          <table:table-cell table:formula="of:=(ROW()-2)/1024" office:value-type="float" office:value="0.2548828125" calcext:value-type="float">
            <text:p>0.2548828125</text:p>
          </table:table-cell>
          <table:table-cell table:formula="of:=20*LOG10(ABS(IMREAL([.A263]))+1E-018)" office:value-type="float" office:value="-123.596249388699" calcext:value-type="float">
            <text:p>-123.596249388699</text:p>
          </table:table-cell>
        </table:table-row>
        <table:table-row table:style-name="ro1">
          <table:table-cell office:value-type="string" calcext:value-type="string">
            <text:p>-0.0000000000000011-0.0000000000000348j</text:p>
          </table:table-cell>
          <table:table-cell table:formula="of:=(ROW()-2)/1024" office:value-type="float" office:value="0.255859375" calcext:value-type="float">
            <text:p>0.255859375</text:p>
          </table:table-cell>
          <table:table-cell table:formula="of:=20*LOG10(ABS(IMREAL([.A264]))+1E-018)" office:value-type="float" office:value="-299.164253620565" calcext:value-type="float">
            <text:p>-299.164253620565</text:p>
          </table:table-cell>
        </table:table-row>
        <table:table-row table:style-name="ro1">
          <table:table-cell office:value-type="string" calcext:value-type="string">
            <text:p>-0.0000001259341815+0.0000000000000190j</text:p>
          </table:table-cell>
          <table:table-cell table:formula="of:=(ROW()-2)/1024" office:value-type="float" office:value="0.2568359375" calcext:value-type="float">
            <text:p>0.2568359375</text:p>
          </table:table-cell>
          <table:table-cell table:formula="of:=20*LOG10(ABS(IMREAL([.A265]))+1E-018)" office:value-type="float" office:value="-137.997127522947" calcext:value-type="float">
            <text:p>-137.997127522947</text:p>
          </table:table-cell>
        </table:table-row>
        <table:table-row table:style-name="ro1">
          <table:table-cell office:value-type="string" calcext:value-type="string">
            <text:p>-0.0000000000000829-0.0000000000000350j</text:p>
          </table:table-cell>
          <table:table-cell table:formula="of:=(ROW()-2)/1024" office:value-type="float" office:value="0.2578125" calcext:value-type="float">
            <text:p>0.2578125</text:p>
          </table:table-cell>
          <table:table-cell table:formula="of:=20*LOG10(ABS(IMREAL([.A266]))+1E-018)" office:value-type="float" office:value="-261.628804614118" calcext:value-type="float">
            <text:p>-261.628804614118</text:p>
          </table:table-cell>
        </table:table-row>
        <table:table-row table:style-name="ro1">
          <table:table-cell office:value-type="string" calcext:value-type="string">
            <text:p>0.0000005246277244-0.0000000000000890j</text:p>
          </table:table-cell>
          <table:table-cell table:formula="of:=(ROW()-2)/1024" office:value-type="float" office:value="0.2587890625" calcext:value-type="float">
            <text:p>0.2587890625</text:p>
          </table:table-cell>
          <table:table-cell table:formula="of:=20*LOG10(ABS(IMREAL([.A267]))+1E-018)" office:value-type="float" office:value="-125.602975249514" calcext:value-type="float">
            <text:p>-125.602975249514</text:p>
          </table:table-cell>
        </table:table-row>
        <table:table-row table:style-name="ro1">
          <table:table-cell office:value-type="string" calcext:value-type="string">
            <text:p>-0.0000000000000002-0.0000000000000352j</text:p>
          </table:table-cell>
          <table:table-cell table:formula="of:=(ROW()-2)/1024" office:value-type="float" office:value="0.259765625" calcext:value-type="float">
            <text:p>0.259765625</text:p>
          </table:table-cell>
          <table:table-cell table:formula="of:=20*LOG10(ABS(IMREAL([.A268]))+1E-018)" office:value-type="float" office:value="-313.93607885159" calcext:value-type="float">
            <text:p>-313.93607885159</text:p>
          </table:table-cell>
        </table:table-row>
        <table:table-row table:style-name="ro1">
          <table:table-cell office:value-type="string" calcext:value-type="string">
            <text:p>-0.0000003455309936+0.0000000000000186j</text:p>
          </table:table-cell>
          <table:table-cell table:formula="of:=(ROW()-2)/1024" office:value-type="float" office:value="0.2607421875" calcext:value-type="float">
            <text:p>0.2607421875</text:p>
          </table:table-cell>
          <table:table-cell table:formula="of:=20*LOG10(ABS(IMREAL([.A269]))+1E-018)" office:value-type="float" office:value="-129.230259819852" calcext:value-type="float">
            <text:p>-129.230259819852</text:p>
          </table:table-cell>
        </table:table-row>
        <table:table-row table:style-name="ro1">
          <table:table-cell office:value-type="string" calcext:value-type="string">
            <text:p>-0.0000000000000821-0.0000000000000354j</text:p>
          </table:table-cell>
          <table:table-cell table:formula="of:=(ROW()-2)/1024" office:value-type="float" office:value="0.26171875" calcext:value-type="float">
            <text:p>0.26171875</text:p>
          </table:table-cell>
          <table:table-cell table:formula="of:=20*LOG10(ABS(IMREAL([.A270]))+1E-018)" office:value-type="float" office:value="-261.713031061792" calcext:value-type="float">
            <text:p>-261.713031061792</text:p>
          </table:table-cell>
        </table:table-row>
        <table:table-row table:style-name="ro1">
          <table:table-cell office:value-type="string" calcext:value-type="string">
            <text:p>-0.0000000514665307-0.0000000000000894j</text:p>
          </table:table-cell>
          <table:table-cell table:formula="of:=(ROW()-2)/1024" office:value-type="float" office:value="0.2626953125" calcext:value-type="float">
            <text:p>0.2626953125</text:p>
          </table:table-cell>
          <table:table-cell table:formula="of:=20*LOG10(ABS(IMREAL([.A271]))+1E-018)" office:value-type="float" office:value="-145.769502120986" calcext:value-type="float">
            <text:p>-145.769502120986</text:p>
          </table:table-cell>
        </table:table-row>
        <table:table-row table:style-name="ro1">
          <table:table-cell office:value-type="string" calcext:value-type="string">
            <text:p>0.0000000000000007-0.0000000000000356j</text:p>
          </table:table-cell>
          <table:table-cell table:formula="of:=(ROW()-2)/1024" office:value-type="float" office:value="0.263671875" calcext:value-type="float">
            <text:p>0.263671875</text:p>
          </table:table-cell>
          <table:table-cell table:formula="of:=20*LOG10(ABS(IMREAL([.A272]))+1E-018)" office:value-type="float" office:value="-303.085639640667" calcext:value-type="float">
            <text:p>-303.085639640667</text:p>
          </table:table-cell>
        </table:table-row>
        <table:table-row table:style-name="ro1">
          <table:table-cell office:value-type="string" calcext:value-type="string">
            <text:p>0.0000003283232120+0.0000000000000181j</text:p>
          </table:table-cell>
          <table:table-cell table:formula="of:=(ROW()-2)/1024" office:value-type="float" office:value="0.2646484375" calcext:value-type="float">
            <text:p>0.2646484375</text:p>
          </table:table-cell>
          <table:table-cell table:formula="of:=20*LOG10(ABS(IMREAL([.A273]))+1E-018)" office:value-type="float" office:value="-129.673968243215" calcext:value-type="float">
            <text:p>-129.673968243215</text:p>
          </table:table-cell>
        </table:table-row>
        <table:table-row table:style-name="ro1">
          <table:table-cell office:value-type="string" calcext:value-type="string">
            <text:p>-0.0000000000000812-0.0000000000000359j</text:p>
          </table:table-cell>
          <table:table-cell table:formula="of:=(ROW()-2)/1024" office:value-type="float" office:value="0.265625" calcext:value-type="float">
            <text:p>0.265625</text:p>
          </table:table-cell>
          <table:table-cell table:formula="of:=20*LOG10(ABS(IMREAL([.A274]))+1E-018)" office:value-type="float" office:value="-261.808772446751" calcext:value-type="float">
            <text:p>-261.808772446751</text:p>
          </table:table-cell>
        </table:table-row>
        <table:table-row table:style-name="ro1">
          <table:table-cell office:value-type="string" calcext:value-type="string">
            <text:p>0.0000003200189259-0.0000000000000899j</text:p>
          </table:table-cell>
          <table:table-cell table:formula="of:=(ROW()-2)/1024" office:value-type="float" office:value="0.2666015625" calcext:value-type="float">
            <text:p>0.2666015625</text:p>
          </table:table-cell>
          <table:table-cell table:formula="of:=20*LOG10(ABS(IMREAL([.A275]))+1E-018)" office:value-type="float" office:value="-129.896486735395" calcext:value-type="float">
            <text:p>-129.896486735395</text:p>
          </table:table-cell>
        </table:table-row>
        <table:table-row table:style-name="ro1">
          <table:table-cell office:value-type="string" calcext:value-type="string">
            <text:p>0.0000000000000015-0.0000000000000361j</text:p>
          </table:table-cell>
          <table:table-cell table:formula="of:=(ROW()-2)/1024" office:value-type="float" office:value="0.267578125" calcext:value-type="float">
            <text:p>0.267578125</text:p>
          </table:table-cell>
          <table:table-cell table:formula="of:=20*LOG10(ABS(IMREAL([.A276]))+1E-018)" office:value-type="float" office:value="-296.472386155135" calcext:value-type="float">
            <text:p>-296.472386155135</text:p>
          </table:table-cell>
        </table:table-row>
        <table:table-row table:style-name="ro1">
          <table:table-cell office:value-type="string" calcext:value-type="string">
            <text:p>0.0000003532113332+0.0000000000000177j</text:p>
          </table:table-cell>
          <table:table-cell table:formula="of:=(ROW()-2)/1024" office:value-type="float" office:value="0.2685546875" calcext:value-type="float">
            <text:p>0.2685546875</text:p>
          </table:table-cell>
          <table:table-cell table:formula="of:=20*LOG10(ABS(IMREAL([.A277]))+1E-018)" office:value-type="float" office:value="-129.039307400435" calcext:value-type="float">
            <text:p>-129.039307400435</text:p>
          </table:table-cell>
        </table:table-row>
        <table:table-row table:style-name="ro1">
          <table:table-cell office:value-type="string" calcext:value-type="string">
            <text:p>-0.0000000000000804-0.0000000000000363j</text:p>
          </table:table-cell>
          <table:table-cell table:formula="of:=(ROW()-2)/1024" office:value-type="float" office:value="0.26953125" calcext:value-type="float">
            <text:p>0.26953125</text:p>
          </table:table-cell>
          <table:table-cell table:formula="of:=20*LOG10(ABS(IMREAL([.A278]))+1E-018)" office:value-type="float" office:value="-261.89477099225" calcext:value-type="float">
            <text:p>-261.89477099225</text:p>
          </table:table-cell>
        </table:table-row>
        <table:table-row table:style-name="ro1">
          <table:table-cell office:value-type="string" calcext:value-type="string">
            <text:p>-0.0000005262073514-0.0000000000000903j</text:p>
          </table:table-cell>
          <table:table-cell table:formula="of:=(ROW()-2)/1024" office:value-type="float" office:value="0.2705078125" calcext:value-type="float">
            <text:p>0.2705078125</text:p>
          </table:table-cell>
          <table:table-cell table:formula="of:=20*LOG10(ABS(IMREAL([.A279]))+1E-018)" office:value-type="float" office:value="-125.576861777588" calcext:value-type="float">
            <text:p>-125.576861777588</text:p>
          </table:table-cell>
        </table:table-row>
        <table:table-row table:style-name="ro1">
          <table:table-cell office:value-type="string" calcext:value-type="string">
            <text:p>0.0000000000000023-0.0000000000000365j</text:p>
          </table:table-cell>
          <table:table-cell table:formula="of:=(ROW()-2)/1024" office:value-type="float" office:value="0.271484375" calcext:value-type="float">
            <text:p>0.271484375</text:p>
          </table:table-cell>
          <table:table-cell table:formula="of:=20*LOG10(ABS(IMREAL([.A280]))+1E-018)" office:value-type="float" office:value="-292.761667626627" calcext:value-type="float">
            <text:p>-292.761667626627</text:p>
          </table:table-cell>
        </table:table-row>
        <table:table-row table:style-name="ro1">
          <table:table-cell office:value-type="string" calcext:value-type="string">
            <text:p>-0.0000006652569207+0.0000000000000173j</text:p>
          </table:table-cell>
          <table:table-cell table:formula="of:=(ROW()-2)/1024" office:value-type="float" office:value="0.2724609375" calcext:value-type="float">
            <text:p>0.2724609375</text:p>
          </table:table-cell>
          <table:table-cell table:formula="of:=20*LOG10(ABS(IMREAL([.A281]))+1E-018)" office:value-type="float" office:value="-123.540211975317" calcext:value-type="float">
            <text:p>-123.540211975317</text:p>
          </table:table-cell>
        </table:table-row>
        <table:table-row table:style-name="ro1">
          <table:table-cell office:value-type="string" calcext:value-type="string">
            <text:p>-0.0000000000000796-0.0000000000000367j</text:p>
          </table:table-cell>
          <table:table-cell table:formula="of:=(ROW()-2)/1024" office:value-type="float" office:value="0.2734375" calcext:value-type="float">
            <text:p>0.2734375</text:p>
          </table:table-cell>
          <table:table-cell table:formula="of:=20*LOG10(ABS(IMREAL([.A282]))+1E-018)" office:value-type="float" office:value="-261.981629526716" calcext:value-type="float">
            <text:p>-261.981629526716</text:p>
          </table:table-cell>
        </table:table-row>
        <table:table-row table:style-name="ro1">
          <table:table-cell office:value-type="string" calcext:value-type="string">
            <text:p>-0.0000004512599636-0.0000000000000907j</text:p>
          </table:table-cell>
          <table:table-cell table:formula="of:=(ROW()-2)/1024" office:value-type="float" office:value="0.2744140625" calcext:value-type="float">
            <text:p>0.2744140625</text:p>
          </table:table-cell>
          <table:table-cell table:formula="of:=20*LOG10(ABS(IMREAL([.A283]))+1E-018)" office:value-type="float" office:value="-126.911463919381" calcext:value-type="float">
            <text:p>-126.911463919381</text:p>
          </table:table-cell>
        </table:table-row>
        <table:table-row table:style-name="ro1">
          <table:table-cell office:value-type="string" calcext:value-type="string">
            <text:p>0.0000000000000031-0.0000000000000369j</text:p>
          </table:table-cell>
          <table:table-cell table:formula="of:=(ROW()-2)/1024" office:value-type="float" office:value="0.275390625" calcext:value-type="float">
            <text:p>0.275390625</text:p>
          </table:table-cell>
          <table:table-cell table:formula="of:=20*LOG10(ABS(IMREAL([.A284]))+1E-018)" office:value-type="float" office:value="-290.169964675254" calcext:value-type="float">
            <text:p>-290.169964675254</text:p>
          </table:table-cell>
        </table:table-row>
        <table:table-row table:style-name="ro1">
          <table:table-cell office:value-type="string" calcext:value-type="string">
            <text:p>0.0000012560532544+0.0000000000000168j</text:p>
          </table:table-cell>
          <table:table-cell table:formula="of:=(ROW()-2)/1024" office:value-type="float" office:value="0.2763671875" calcext:value-type="float">
            <text:p>0.2763671875</text:p>
          </table:table-cell>
          <table:table-cell table:formula="of:=20*LOG10(ABS(IMREAL([.A285]))+1E-018)" office:value-type="float" office:value="-118.019838938056" calcext:value-type="float">
            <text:p>-118.019838938056</text:p>
          </table:table-cell>
        </table:table-row>
        <table:table-row table:style-name="ro1">
          <table:table-cell office:value-type="string" calcext:value-type="string">
            <text:p>-0.0000000000000788-0.0000000000000372j</text:p>
          </table:table-cell>
          <table:table-cell table:formula="of:=(ROW()-2)/1024" office:value-type="float" office:value="0.27734375" calcext:value-type="float">
            <text:p>0.27734375</text:p>
          </table:table-cell>
          <table:table-cell table:formula="of:=20*LOG10(ABS(IMREAL([.A286]))+1E-018)" office:value-type="float" office:value="-262.069365423882" calcext:value-type="float">
            <text:p>-262.069365423882</text:p>
          </table:table-cell>
        </table:table-row>
        <table:table-row table:style-name="ro1">
          <table:table-cell office:value-type="string" calcext:value-type="string">
            <text:p>-0.0000007494648992-0.0000000000000912j</text:p>
          </table:table-cell>
          <table:table-cell table:formula="of:=(ROW()-2)/1024" office:value-type="float" office:value="0.2783203125" calcext:value-type="float">
            <text:p>0.2783203125</text:p>
          </table:table-cell>
          <table:table-cell table:formula="of:=20*LOG10(ABS(IMREAL([.A287]))+1E-018)" office:value-type="float" office:value="-122.504974045915" calcext:value-type="float">
            <text:p>-122.504974045915</text:p>
          </table:table-cell>
        </table:table-row>
        <table:table-row table:style-name="ro1">
          <table:table-cell office:value-type="string" calcext:value-type="string">
            <text:p>0.0000000000000038-0.0000000000000374j</text:p>
          </table:table-cell>
          <table:table-cell table:formula="of:=(ROW()-2)/1024" office:value-type="float" office:value="0.279296875" calcext:value-type="float">
            <text:p>0.279296875</text:p>
          </table:table-cell>
          <table:table-cell table:formula="of:=20*LOG10(ABS(IMREAL([.A288]))+1E-018)" office:value-type="float" office:value="-288.402042607938" calcext:value-type="float">
            <text:p>-288.402042607938</text:p>
          </table:table-cell>
        </table:table-row>
        <table:table-row table:style-name="ro1">
          <table:table-cell office:value-type="string" calcext:value-type="string">
            <text:p>0.0000007355245705+0.0000000000000164j</text:p>
          </table:table-cell>
          <table:table-cell table:formula="of:=(ROW()-2)/1024" office:value-type="float" office:value="0.2802734375" calcext:value-type="float">
            <text:p>0.2802734375</text:p>
          </table:table-cell>
          <table:table-cell table:formula="of:=20*LOG10(ABS(IMREAL([.A289]))+1E-018)" office:value-type="float" office:value="-122.668056298164" calcext:value-type="float">
            <text:p>-122.668056298164</text:p>
          </table:table-cell>
        </table:table-row>
        <table:table-row table:style-name="ro1">
          <table:table-cell office:value-type="string" calcext:value-type="string">
            <text:p>-0.0000000000000781-0.0000000000000376j</text:p>
          </table:table-cell>
          <table:table-cell table:formula="of:=(ROW()-2)/1024" office:value-type="float" office:value="0.28125" calcext:value-type="float">
            <text:p>0.28125</text:p>
          </table:table-cell>
          <table:table-cell table:formula="of:=20*LOG10(ABS(IMREAL([.A290]))+1E-018)" office:value-type="float" office:value="-262.14686810819" calcext:value-type="float">
            <text:p>-262.14686810819</text:p>
          </table:table-cell>
        </table:table-row>
        <table:table-row table:style-name="ro1">
          <table:table-cell office:value-type="string" calcext:value-type="string">
            <text:p>0.0000002035895311-0.0000000000000916j</text:p>
          </table:table-cell>
          <table:table-cell table:formula="of:=(ROW()-2)/1024" office:value-type="float" office:value="0.2822265625" calcext:value-type="float">
            <text:p>0.2822265625</text:p>
          </table:table-cell>
          <table:table-cell table:formula="of:=20*LOG10(ABS(IMREAL([.A291]))+1E-018)" office:value-type="float" office:value="-133.824891157547" calcext:value-type="float">
            <text:p>-133.824891157547</text:p>
          </table:table-cell>
        </table:table-row>
        <table:table-row table:style-name="ro1">
          <table:table-cell office:value-type="string" calcext:value-type="string">
            <text:p>0.0000000000000046-0.0000000000000378j</text:p>
          </table:table-cell>
          <table:table-cell table:formula="of:=(ROW()-2)/1024" office:value-type="float" office:value="0.283203125" calcext:value-type="float">
            <text:p>0.283203125</text:p>
          </table:table-cell>
          <table:table-cell table:formula="of:=20*LOG10(ABS(IMREAL([.A292]))+1E-018)" office:value-type="float" office:value="-286.742955334704" calcext:value-type="float">
            <text:p>-286.742955334704</text:p>
          </table:table-cell>
        </table:table-row>
        <table:table-row table:style-name="ro1">
          <table:table-cell office:value-type="string" calcext:value-type="string">
            <text:p>0.0000001590291633+0.0000000000000159j</text:p>
          </table:table-cell>
          <table:table-cell table:formula="of:=(ROW()-2)/1024" office:value-type="float" office:value="0.2841796875" calcext:value-type="float">
            <text:p>0.2841796875</text:p>
          </table:table-cell>
          <table:table-cell table:formula="of:=20*LOG10(ABS(IMREAL([.A293]))+1E-018)" office:value-type="float" office:value="-135.970464519967" calcext:value-type="float">
            <text:p>-135.970464519967</text:p>
          </table:table-cell>
        </table:table-row>
        <table:table-row table:style-name="ro1">
          <table:table-cell office:value-type="string" calcext:value-type="string">
            <text:p>-0.0000000000000773-0.0000000000000381j</text:p>
          </table:table-cell>
          <table:table-cell table:formula="of:=(ROW()-2)/1024" office:value-type="float" office:value="0.28515625" calcext:value-type="float">
            <text:p>0.28515625</text:p>
          </table:table-cell>
          <table:table-cell table:formula="of:=20*LOG10(ABS(IMREAL([.A294]))+1E-018)" office:value-type="float" office:value="-262.236297756388" calcext:value-type="float">
            <text:p>-262.236297756388</text:p>
          </table:table-cell>
        </table:table-row>
        <table:table-row table:style-name="ro1">
          <table:table-cell office:value-type="string" calcext:value-type="string">
            <text:p>-0.0000003132166291-0.0000000000000921j</text:p>
          </table:table-cell>
          <table:table-cell table:formula="of:=(ROW()-2)/1024" office:value-type="float" office:value="0.2861328125" calcext:value-type="float">
            <text:p>0.2861328125</text:p>
          </table:table-cell>
          <table:table-cell table:formula="of:=20*LOG10(ABS(IMREAL([.A295]))+1E-018)" office:value-type="float" office:value="-130.08310377423" calcext:value-type="float">
            <text:p>-130.08310377423</text:p>
          </table:table-cell>
        </table:table-row>
        <table:table-row table:style-name="ro1">
          <table:table-cell office:value-type="string" calcext:value-type="string">
            <text:p>0.0000000000000053-0.0000000000000383j</text:p>
          </table:table-cell>
          <table:table-cell table:formula="of:=(ROW()-2)/1024" office:value-type="float" office:value="0.287109375" calcext:value-type="float">
            <text:p>0.287109375</text:p>
          </table:table-cell>
          <table:table-cell table:formula="of:=20*LOG10(ABS(IMREAL([.A296]))+1E-018)" office:value-type="float" office:value="-285.512843915472" calcext:value-type="float">
            <text:p>-285.512843915472</text:p>
          </table:table-cell>
        </table:table-row>
        <table:table-row table:style-name="ro1">
          <table:table-cell office:value-type="string" calcext:value-type="string">
            <text:p>0.0000007979416482+0.0000000000000155j</text:p>
          </table:table-cell>
          <table:table-cell table:formula="of:=(ROW()-2)/1024" office:value-type="float" office:value="0.2880859375" calcext:value-type="float">
            <text:p>0.2880859375</text:p>
          </table:table-cell>
          <table:table-cell table:formula="of:=20*LOG10(ABS(IMREAL([.A297]))+1E-018)" office:value-type="float" office:value="-121.960577330652" calcext:value-type="float">
            <text:p>-121.960577330652</text:p>
          </table:table-cell>
        </table:table-row>
        <table:table-row table:style-name="ro1">
          <table:table-cell office:value-type="string" calcext:value-type="string">
            <text:p>-0.0000000000000767-0.0000000000000385j</text:p>
          </table:table-cell>
          <table:table-cell table:formula="of:=(ROW()-2)/1024" office:value-type="float" office:value="0.2890625" calcext:value-type="float">
            <text:p>0.2890625</text:p>
          </table:table-cell>
          <table:table-cell table:formula="of:=20*LOG10(ABS(IMREAL([.A298]))+1E-018)" office:value-type="float" office:value="-262.303979476783" calcext:value-type="float">
            <text:p>-262.303979476783</text:p>
          </table:table-cell>
        </table:table-row>
        <table:table-row table:style-name="ro1">
          <table:table-cell office:value-type="string" calcext:value-type="string">
            <text:p>-0.0000000861850133-0.0000000000000925j</text:p>
          </table:table-cell>
          <table:table-cell table:formula="of:=(ROW()-2)/1024" office:value-type="float" office:value="0.2900390625" calcext:value-type="float">
            <text:p>0.2900390625</text:p>
          </table:table-cell>
          <table:table-cell table:formula="of:=20*LOG10(ABS(IMREAL([.A299]))+1E-018)" office:value-type="float" office:value="-141.291364940243" calcext:value-type="float">
            <text:p>-141.291364940243</text:p>
          </table:table-cell>
        </table:table-row>
        <table:table-row table:style-name="ro1">
          <table:table-cell office:value-type="string" calcext:value-type="string">
            <text:p>0.0000000000000060-0.0000000000000387j</text:p>
          </table:table-cell>
          <table:table-cell table:formula="of:=(ROW()-2)/1024" office:value-type="float" office:value="0.291015625" calcext:value-type="float">
            <text:p>0.291015625</text:p>
          </table:table-cell>
          <table:table-cell table:formula="of:=20*LOG10(ABS(IMREAL([.A300]))+1E-018)" office:value-type="float" office:value="-284.435527464678" calcext:value-type="float">
            <text:p>-284.435527464678</text:p>
          </table:table-cell>
        </table:table-row>
        <table:table-row table:style-name="ro1">
          <table:table-cell office:value-type="string" calcext:value-type="string">
            <text:p>-0.0000000726642422+0.0000000000000151j</text:p>
          </table:table-cell>
          <table:table-cell table:formula="of:=(ROW()-2)/1024" office:value-type="float" office:value="0.2919921875" calcext:value-type="float">
            <text:p>0.2919921875</text:p>
          </table:table-cell>
          <table:table-cell table:formula="of:=20*LOG10(ABS(IMREAL([.A301]))+1E-018)" office:value-type="float" office:value="-142.773585024951" calcext:value-type="float">
            <text:p>-142.773585024951</text:p>
          </table:table-cell>
        </table:table-row>
        <table:table-row table:style-name="ro1">
          <table:table-cell office:value-type="string" calcext:value-type="string">
            <text:p>-0.0000000000000760-0.0000000000000389j</text:p>
          </table:table-cell>
          <table:table-cell table:formula="of:=(ROW()-2)/1024" office:value-type="float" office:value="0.29296875" calcext:value-type="float">
            <text:p>0.29296875</text:p>
          </table:table-cell>
          <table:table-cell table:formula="of:=20*LOG10(ABS(IMREAL([.A302]))+1E-018)" office:value-type="float" office:value="-262.383613867115" calcext:value-type="float">
            <text:p>-262.383613867115</text:p>
          </table:table-cell>
        </table:table-row>
        <table:table-row table:style-name="ro1">
          <table:table-cell office:value-type="string" calcext:value-type="string">
            <text:p>-0.0000000570857350-0.0000000000000929j</text:p>
          </table:table-cell>
          <table:table-cell table:formula="of:=(ROW()-2)/1024" office:value-type="float" office:value="0.2939453125" calcext:value-type="float">
            <text:p>0.2939453125</text:p>
          </table:table-cell>
          <table:table-cell table:formula="of:=20*LOG10(ABS(IMREAL([.A303]))+1E-018)" office:value-type="float" office:value="-144.869448057268" calcext:value-type="float">
            <text:p>-144.869448057268</text:p>
          </table:table-cell>
        </table:table-row>
        <table:table-row table:style-name="ro1">
          <table:table-cell office:value-type="string" calcext:value-type="string">
            <text:p>0.0000000000000067-0.0000000000000391j</text:p>
          </table:table-cell>
          <table:table-cell table:formula="of:=(ROW()-2)/1024" office:value-type="float" office:value="0.294921875" calcext:value-type="float">
            <text:p>0.294921875</text:p>
          </table:table-cell>
          <table:table-cell table:formula="of:=20*LOG10(ABS(IMREAL([.A304]))+1E-018)" office:value-type="float" office:value="-283.477207641282" calcext:value-type="float">
            <text:p>-283.477207641282</text:p>
          </table:table-cell>
        </table:table-row>
        <table:table-row table:style-name="ro1">
          <table:table-cell office:value-type="string" calcext:value-type="string">
            <text:p>-0.0000007710314217+0.0000000000000147j</text:p>
          </table:table-cell>
          <table:table-cell table:formula="of:=(ROW()-2)/1024" office:value-type="float" office:value="0.2958984375" calcext:value-type="float">
            <text:p>0.2958984375</text:p>
          </table:table-cell>
          <table:table-cell table:formula="of:=20*LOG10(ABS(IMREAL([.A305]))+1E-018)" office:value-type="float" office:value="-122.258558457313" calcext:value-type="float">
            <text:p>-122.258558457313</text:p>
          </table:table-cell>
        </table:table-row>
        <table:table-row table:style-name="ro1">
          <table:table-cell office:value-type="string" calcext:value-type="string">
            <text:p>-0.0000000000000753-0.0000000000000393j</text:p>
          </table:table-cell>
          <table:table-cell table:formula="of:=(ROW()-2)/1024" office:value-type="float" office:value="0.296875" calcext:value-type="float">
            <text:p>0.296875</text:p>
          </table:table-cell>
          <table:table-cell table:formula="of:=20*LOG10(ABS(IMREAL([.A306]))+1E-018)" office:value-type="float" office:value="-262.463985126292" calcext:value-type="float">
            <text:p>-262.463985126292</text:p>
          </table:table-cell>
        </table:table-row>
        <table:table-row table:style-name="ro1">
          <table:table-cell office:value-type="string" calcext:value-type="string">
            <text:p>0.0000002855296580-0.0000000000000933j</text:p>
          </table:table-cell>
          <table:table-cell table:formula="of:=(ROW()-2)/1024" office:value-type="float" office:value="0.2978515625" calcext:value-type="float">
            <text:p>0.2978515625</text:p>
          </table:table-cell>
          <table:table-cell table:formula="of:=20*LOG10(ABS(IMREAL([.A307]))+1E-018)" office:value-type="float" office:value="-130.886975497069" calcext:value-type="float">
            <text:p>-130.886975497069</text:p>
          </table:table-cell>
        </table:table-row>
        <table:table-row table:style-name="ro1">
          <table:table-cell office:value-type="string" calcext:value-type="string">
            <text:p>0.0000000000000073-0.0000000000000395j</text:p>
          </table:table-cell>
          <table:table-cell table:formula="of:=(ROW()-2)/1024" office:value-type="float" office:value="0.298828125" calcext:value-type="float">
            <text:p>0.298828125</text:p>
          </table:table-cell>
          <table:table-cell table:formula="of:=20*LOG10(ABS(IMREAL([.A308]))+1E-018)" office:value-type="float" office:value="-282.732353031184" calcext:value-type="float">
            <text:p>-282.732353031184</text:p>
          </table:table-cell>
        </table:table-row>
        <table:table-row table:style-name="ro1">
          <table:table-cell office:value-type="string" calcext:value-type="string">
            <text:p>-0.0000002108973631+0.0000000000000143j</text:p>
          </table:table-cell>
          <table:table-cell table:formula="of:=(ROW()-2)/1024" office:value-type="float" office:value="0.2998046875" calcext:value-type="float">
            <text:p>0.2998046875</text:p>
          </table:table-cell>
          <table:table-cell table:formula="of:=20*LOG10(ABS(IMREAL([.A309]))+1E-018)" office:value-type="float" office:value="-133.518577006239" calcext:value-type="float">
            <text:p>-133.518577006239</text:p>
          </table:table-cell>
        </table:table-row>
        <table:table-row table:style-name="ro1">
          <table:table-cell office:value-type="string" calcext:value-type="string">
            <text:p>-0.0000000000000746-0.0000000000000398j</text:p>
          </table:table-cell>
          <table:table-cell table:formula="of:=(ROW()-2)/1024" office:value-type="float" office:value="0.30078125" calcext:value-type="float">
            <text:p>0.30078125</text:p>
          </table:table-cell>
          <table:table-cell table:formula="of:=20*LOG10(ABS(IMREAL([.A310]))+1E-018)" office:value-type="float" office:value="-262.54510701849" calcext:value-type="float">
            <text:p>-262.54510701849</text:p>
          </table:table-cell>
        </table:table-row>
        <table:table-row table:style-name="ro1">
          <table:table-cell office:value-type="string" calcext:value-type="string">
            <text:p>-0.0000002070791474-0.0000000000000938j</text:p>
          </table:table-cell>
          <table:table-cell table:formula="of:=(ROW()-2)/1024" office:value-type="float" office:value="0.3017578125" calcext:value-type="float">
            <text:p>0.3017578125</text:p>
          </table:table-cell>
          <table:table-cell table:formula="of:=20*LOG10(ABS(IMREAL([.A311]))+1E-018)" office:value-type="float" office:value="-133.677272635809" calcext:value-type="float">
            <text:p>-133.677272635809</text:p>
          </table:table-cell>
        </table:table-row>
        <table:table-row table:style-name="ro1">
          <table:table-cell office:value-type="string" calcext:value-type="string">
            <text:p>0.0000000000000080-0.0000000000000400j</text:p>
          </table:table-cell>
          <table:table-cell table:formula="of:=(ROW()-2)/1024" office:value-type="float" office:value="0.302734375" calcext:value-type="float">
            <text:p>0.302734375</text:p>
          </table:table-cell>
          <table:table-cell table:formula="of:=20*LOG10(ABS(IMREAL([.A312]))+1E-018)" office:value-type="float" office:value="-281.937114591809" calcext:value-type="float">
            <text:p>-281.937114591809</text:p>
          </table:table-cell>
        </table:table-row>
        <table:table-row table:style-name="ro1">
          <table:table-cell office:value-type="string" calcext:value-type="string">
            <text:p>-0.0000005416102898+0.0000000000000138j</text:p>
          </table:table-cell>
          <table:table-cell table:formula="of:=(ROW()-2)/1024" office:value-type="float" office:value="0.3037109375" calcext:value-type="float">
            <text:p>0.3037109375</text:p>
          </table:table-cell>
          <table:table-cell table:formula="of:=20*LOG10(ABS(IMREAL([.A313]))+1E-018)" office:value-type="float" office:value="-125.326261865729" calcext:value-type="float">
            <text:p>-125.326261865729</text:p>
          </table:table-cell>
        </table:table-row>
        <table:table-row table:style-name="ro1">
          <table:table-cell office:value-type="string" calcext:value-type="string">
            <text:p>-0.0000000000000740-0.0000000000000402j</text:p>
          </table:table-cell>
          <table:table-cell table:formula="of:=(ROW()-2)/1024" office:value-type="float" office:value="0.3046875" calcext:value-type="float">
            <text:p>0.3046875</text:p>
          </table:table-cell>
          <table:table-cell table:formula="of:=20*LOG10(ABS(IMREAL([.A314]))+1E-018)" office:value-type="float" office:value="-262.615248229287" calcext:value-type="float">
            <text:p>-262.615248229287</text:p>
          </table:table-cell>
        </table:table-row>
        <table:table-row table:style-name="ro1">
          <table:table-cell office:value-type="string" calcext:value-type="string">
            <text:p>-0.0000006825720529-0.0000000000000942j</text:p>
          </table:table-cell>
          <table:table-cell table:formula="of:=(ROW()-2)/1024" office:value-type="float" office:value="0.3056640625" calcext:value-type="float">
            <text:p>0.3056640625</text:p>
          </table:table-cell>
          <table:table-cell table:formula="of:=20*LOG10(ABS(IMREAL([.A315]))+1E-018)" office:value-type="float" office:value="-123.317029947264" calcext:value-type="float">
            <text:p>-123.317029947264</text:p>
          </table:table-cell>
        </table:table-row>
        <table:table-row table:style-name="ro1">
          <table:table-cell office:value-type="string" calcext:value-type="string">
            <text:p>0.0000000000000086-0.0000000000000404j</text:p>
          </table:table-cell>
          <table:table-cell table:formula="of:=(ROW()-2)/1024" office:value-type="float" office:value="0.306640625" calcext:value-type="float">
            <text:p>0.306640625</text:p>
          </table:table-cell>
          <table:table-cell table:formula="of:=20*LOG10(ABS(IMREAL([.A316]))+1E-018)" office:value-type="float" office:value="-281.309021046677" calcext:value-type="float">
            <text:p>-281.309021046677</text:p>
          </table:table-cell>
        </table:table-row>
        <table:table-row table:style-name="ro1">
          <table:table-cell office:value-type="string" calcext:value-type="string">
            <text:p>-0.0000008028015283+0.0000000000000134j</text:p>
          </table:table-cell>
          <table:table-cell table:formula="of:=(ROW()-2)/1024" office:value-type="float" office:value="0.3076171875" calcext:value-type="float">
            <text:p>0.3076171875</text:p>
          </table:table-cell>
          <table:table-cell table:formula="of:=20*LOG10(ABS(IMREAL([.A317]))+1E-018)" office:value-type="float" office:value="-121.907836188264" calcext:value-type="float">
            <text:p>-121.907836188264</text:p>
          </table:table-cell>
        </table:table-row>
        <table:table-row table:style-name="ro1">
          <table:table-cell office:value-type="string" calcext:value-type="string">
            <text:p>-0.0000000000000734-0.0000000000000406j</text:p>
          </table:table-cell>
          <table:table-cell table:formula="of:=(ROW()-2)/1024" office:value-type="float" office:value="0.30859375" calcext:value-type="float">
            <text:p>0.30859375</text:p>
          </table:table-cell>
          <table:table-cell table:formula="of:=20*LOG10(ABS(IMREAL([.A318]))+1E-018)" office:value-type="float" office:value="-262.685960466114" calcext:value-type="float">
            <text:p>-262.685960466114</text:p>
          </table:table-cell>
        </table:table-row>
        <table:table-row table:style-name="ro1">
          <table:table-cell office:value-type="string" calcext:value-type="string">
            <text:p>-0.0000010300149914-0.0000000000000946j</text:p>
          </table:table-cell>
          <table:table-cell table:formula="of:=(ROW()-2)/1024" office:value-type="float" office:value="0.3095703125" calcext:value-type="float">
            <text:p>0.3095703125</text:p>
          </table:table-cell>
          <table:table-cell table:formula="of:=20*LOG10(ABS(IMREAL([.A319]))+1E-018)" office:value-type="float" office:value="-119.743129085793" calcext:value-type="float">
            <text:p>-119.743129085793</text:p>
          </table:table-cell>
        </table:table-row>
        <table:table-row table:style-name="ro1">
          <table:table-cell office:value-type="string" calcext:value-type="string">
            <text:p>0.0000000000000093-0.0000000000000409j</text:p>
          </table:table-cell>
          <table:table-cell table:formula="of:=(ROW()-2)/1024" office:value-type="float" office:value="0.310546875" calcext:value-type="float">
            <text:p>0.310546875</text:p>
          </table:table-cell>
          <table:table-cell table:formula="of:=20*LOG10(ABS(IMREAL([.A320]))+1E-018)" office:value-type="float" office:value="-280.629407112503" calcext:value-type="float">
            <text:p>-280.629407112503</text:p>
          </table:table-cell>
        </table:table-row>
        <table:table-row table:style-name="ro1">
          <table:table-cell office:value-type="string" calcext:value-type="string">
            <text:p>0.0000003853649120+0.0000000000000129j</text:p>
          </table:table-cell>
          <table:table-cell table:formula="of:=(ROW()-2)/1024" office:value-type="float" office:value="0.3115234375" calcext:value-type="float">
            <text:p>0.3115234375</text:p>
          </table:table-cell>
          <table:table-cell table:formula="of:=20*LOG10(ABS(IMREAL([.A321]))+1E-018)" office:value-type="float" office:value="-128.282556619666" calcext:value-type="float">
            <text:p>-128.282556619666</text:p>
          </table:table-cell>
        </table:table-row>
        <table:table-row table:style-name="ro1">
          <table:table-cell office:value-type="string" calcext:value-type="string">
            <text:p>-0.0000000000000727-0.0000000000000411j</text:p>
          </table:table-cell>
          <table:table-cell table:formula="of:=(ROW()-2)/1024" office:value-type="float" office:value="0.3125" calcext:value-type="float">
            <text:p>0.3125</text:p>
          </table:table-cell>
          <table:table-cell table:formula="of:=20*LOG10(ABS(IMREAL([.A322]))+1E-018)" office:value-type="float" office:value="-262.769192307855" calcext:value-type="float">
            <text:p>-262.769192307855</text:p>
          </table:table-cell>
        </table:table-row>
        <table:table-row table:style-name="ro1">
          <table:table-cell office:value-type="string" calcext:value-type="string">
            <text:p>0.0000005048378548-0.0000000000000951j</text:p>
          </table:table-cell>
          <table:table-cell table:formula="of:=(ROW()-2)/1024" office:value-type="float" office:value="0.3134765625" calcext:value-type="float">
            <text:p>0.3134765625</text:p>
          </table:table-cell>
          <table:table-cell table:formula="of:=20*LOG10(ABS(IMREAL([.A323]))+1E-018)" office:value-type="float" office:value="-125.936961747434" calcext:value-type="float">
            <text:p>-125.936961747434</text:p>
          </table:table-cell>
        </table:table-row>
        <table:table-row table:style-name="ro1">
          <table:table-cell office:value-type="string" calcext:value-type="string">
            <text:p>0.0000000000000100-0.0000000000000413j</text:p>
          </table:table-cell>
          <table:table-cell table:formula="of:=(ROW()-2)/1024" office:value-type="float" office:value="0.314453125" calcext:value-type="float">
            <text:p>0.314453125</text:p>
          </table:table-cell>
          <table:table-cell table:formula="of:=20*LOG10(ABS(IMREAL([.A324]))+1E-018)" office:value-type="float" office:value="-279.999131454463" calcext:value-type="float">
            <text:p>-279.999131454463</text:p>
          </table:table-cell>
        </table:table-row>
        <table:table-row table:style-name="ro1">
          <table:table-cell office:value-type="string" calcext:value-type="string">
            <text:p>0.0000015019351052+0.0000000000000125j</text:p>
          </table:table-cell>
          <table:table-cell table:formula="of:=(ROW()-2)/1024" office:value-type="float" office:value="0.3154296875" calcext:value-type="float">
            <text:p>0.3154296875</text:p>
          </table:table-cell>
          <table:table-cell table:formula="of:=20*LOG10(ABS(IMREAL([.A325]))+1E-018)" office:value-type="float" office:value="-116.466976633747" calcext:value-type="float">
            <text:p>-116.466976633747</text:p>
          </table:table-cell>
        </table:table-row>
        <table:table-row table:style-name="ro1">
          <table:table-cell office:value-type="string" calcext:value-type="string">
            <text:p>-0.0000000000000720-0.0000000000000415j</text:p>
          </table:table-cell>
          <table:table-cell table:formula="of:=(ROW()-2)/1024" office:value-type="float" office:value="0.31640625" calcext:value-type="float">
            <text:p>0.31640625</text:p>
          </table:table-cell>
          <table:table-cell table:formula="of:=20*LOG10(ABS(IMREAL([.A326]))+1E-018)" office:value-type="float" office:value="-262.853229434856" calcext:value-type="float">
            <text:p>-262.853229434856</text:p>
          </table:table-cell>
        </table:table-row>
        <table:table-row table:style-name="ro1">
          <table:table-cell office:value-type="string" calcext:value-type="string">
            <text:p>-0.0000010507465350-0.0000000000000955j</text:p>
          </table:table-cell>
          <table:table-cell table:formula="of:=(ROW()-2)/1024" office:value-type="float" office:value="0.3173828125" calcext:value-type="float">
            <text:p>0.3173828125</text:p>
          </table:table-cell>
          <table:table-cell table:formula="of:=20*LOG10(ABS(IMREAL([.A327]))+1E-018)" office:value-type="float" office:value="-119.570040669466" calcext:value-type="float">
            <text:p>-119.570040669466</text:p>
          </table:table-cell>
        </table:table-row>
        <table:table-row table:style-name="ro1">
          <table:table-cell office:value-type="string" calcext:value-type="string">
            <text:p>0.0000000000000106-0.0000000000000418j</text:p>
          </table:table-cell>
          <table:table-cell table:formula="of:=(ROW()-2)/1024" office:value-type="float" office:value="0.318359375" calcext:value-type="float">
            <text:p>0.318359375</text:p>
          </table:table-cell>
          <table:table-cell table:formula="of:=20*LOG10(ABS(IMREAL([.A328]))+1E-018)" office:value-type="float" office:value="-279.493063309803" calcext:value-type="float">
            <text:p>-279.493063309803</text:p>
          </table:table-cell>
        </table:table-row>
        <table:table-row table:style-name="ro1">
          <table:table-cell office:value-type="string" calcext:value-type="string">
            <text:p>0.0000000801027979+0.0000000000000120j</text:p>
          </table:table-cell>
          <table:table-cell table:formula="of:=(ROW()-2)/1024" office:value-type="float" office:value="0.3193359375" calcext:value-type="float">
            <text:p>0.3193359375</text:p>
          </table:table-cell>
          <table:table-cell table:formula="of:=20*LOG10(ABS(IMREAL([.A329]))+1E-018)" office:value-type="float" office:value="-141.927046284621" calcext:value-type="float">
            <text:p>-141.927046284621</text:p>
          </table:table-cell>
        </table:table-row>
        <table:table-row table:style-name="ro1">
          <table:table-cell office:value-type="string" calcext:value-type="string">
            <text:p>-0.0000000000000714-0.0000000000000420j</text:p>
          </table:table-cell>
          <table:table-cell table:formula="of:=(ROW()-2)/1024" office:value-type="float" office:value="0.3203125" calcext:value-type="float">
            <text:p>0.3203125</text:p>
          </table:table-cell>
          <table:table-cell table:formula="of:=20*LOG10(ABS(IMREAL([.A330]))+1E-018)" office:value-type="float" office:value="-262.925914114213" calcext:value-type="float">
            <text:p>-262.925914114213</text:p>
          </table:table-cell>
        </table:table-row>
        <table:table-row table:style-name="ro1">
          <table:table-cell office:value-type="string" calcext:value-type="string">
            <text:p>-0.0000000143911676-0.0000000000000960j</text:p>
          </table:table-cell>
          <table:table-cell table:formula="of:=(ROW()-2)/1024" office:value-type="float" office:value="0.3212890625" calcext:value-type="float">
            <text:p>0.3212890625</text:p>
          </table:table-cell>
          <table:table-cell table:formula="of:=20*LOG10(ABS(IMREAL([.A331]))+1E-018)" office:value-type="float" office:value="-156.838079378947" calcext:value-type="float">
            <text:p>-156.838079378947</text:p>
          </table:table-cell>
        </table:table-row>
        <table:table-row table:style-name="ro1">
          <table:table-cell office:value-type="string" calcext:value-type="string">
            <text:p>0.0000000000000113-0.0000000000000422j</text:p>
          </table:table-cell>
          <table:table-cell table:formula="of:=(ROW()-2)/1024" office:value-type="float" office:value="0.322265625" calcext:value-type="float">
            <text:p>0.322265625</text:p>
          </table:table-cell>
          <table:table-cell table:formula="of:=20*LOG10(ABS(IMREAL([.A332]))+1E-018)" office:value-type="float" office:value="-278.937662501541" calcext:value-type="float">
            <text:p>-278.937662501541</text:p>
          </table:table-cell>
        </table:table-row>
        <table:table-row table:style-name="ro1">
          <table:table-cell office:value-type="string" calcext:value-type="string">
            <text:p>-0.0000010305779213+0.0000000000000115j</text:p>
          </table:table-cell>
          <table:table-cell table:formula="of:=(ROW()-2)/1024" office:value-type="float" office:value="0.3232421875" calcext:value-type="float">
            <text:p>0.3232421875</text:p>
          </table:table-cell>
          <table:table-cell table:formula="of:=20*LOG10(ABS(IMREAL([.A333]))+1E-018)" office:value-type="float" office:value="-119.738383318614" calcext:value-type="float">
            <text:p>-119.738383318614</text:p>
          </table:table-cell>
        </table:table-row>
        <table:table-row table:style-name="ro1">
          <table:table-cell office:value-type="string" calcext:value-type="string">
            <text:p>-0.0000000000000707-0.0000000000000425j</text:p>
          </table:table-cell>
          <table:table-cell table:formula="of:=(ROW()-2)/1024" office:value-type="float" office:value="0.32421875" calcext:value-type="float">
            <text:p>0.32421875</text:p>
          </table:table-cell>
          <table:table-cell table:formula="of:=20*LOG10(ABS(IMREAL([.A334]))+1E-018)" office:value-type="float" office:value="-263.011488869349" calcext:value-type="float">
            <text:p>-263.011488869349</text:p>
          </table:table-cell>
        </table:table-row>
        <table:table-row table:style-name="ro1">
          <table:table-cell office:value-type="string" calcext:value-type="string">
            <text:p>0.0000014169467710-0.0000000000000965j</text:p>
          </table:table-cell>
          <table:table-cell table:formula="of:=(ROW()-2)/1024" office:value-type="float" office:value="0.3251953125" calcext:value-type="float">
            <text:p>0.3251953125</text:p>
          </table:table-cell>
          <table:table-cell table:formula="of:=20*LOG10(ABS(IMREAL([.A335]))+1E-018)" office:value-type="float" office:value="-116.972929282909" calcext:value-type="float">
            <text:p>-116.972929282909</text:p>
          </table:table-cell>
        </table:table-row>
        <table:table-row table:style-name="ro1">
          <table:table-cell office:value-type="string" calcext:value-type="string">
            <text:p>0.0000000000000119-0.0000000000000427j</text:p>
          </table:table-cell>
          <table:table-cell table:formula="of:=(ROW()-2)/1024" office:value-type="float" office:value="0.326171875" calcext:value-type="float">
            <text:p>0.326171875</text:p>
          </table:table-cell>
          <table:table-cell table:formula="of:=20*LOG10(ABS(IMREAL([.A336]))+1E-018)" office:value-type="float" office:value="-278.488330896124" calcext:value-type="float">
            <text:p>-278.488330896124</text:p>
          </table:table-cell>
        </table:table-row>
        <table:table-row table:style-name="ro1">
          <table:table-cell office:value-type="string" calcext:value-type="string">
            <text:p>0.0000002183009763+0.0000000000000111j</text:p>
          </table:table-cell>
          <table:table-cell table:formula="of:=(ROW()-2)/1024" office:value-type="float" office:value="0.3271484375" calcext:value-type="float">
            <text:p>0.3271484375</text:p>
          </table:table-cell>
          <table:table-cell table:formula="of:=20*LOG10(ABS(IMREAL([.A337]))+1E-018)" office:value-type="float" office:value="-133.218886440083" calcext:value-type="float">
            <text:p>-133.218886440083</text:p>
          </table:table-cell>
        </table:table-row>
        <table:table-row table:style-name="ro1">
          <table:table-cell office:value-type="string" calcext:value-type="string">
            <text:p>-0.0000000000000701-0.0000000000000429j</text:p>
          </table:table-cell>
          <table:table-cell table:formula="of:=(ROW()-2)/1024" office:value-type="float" office:value="0.328125" calcext:value-type="float">
            <text:p>0.328125</text:p>
          </table:table-cell>
          <table:table-cell table:formula="of:=20*LOG10(ABS(IMREAL([.A338]))+1E-018)" office:value-type="float" office:value="-263.085515734423" calcext:value-type="float">
            <text:p>-263.085515734423</text:p>
          </table:table-cell>
        </table:table-row>
        <table:table-row table:style-name="ro1">
          <table:table-cell office:value-type="string" calcext:value-type="string">
            <text:p>-0.0000004125855593-0.0000000000000969j</text:p>
          </table:table-cell>
          <table:table-cell table:formula="of:=(ROW()-2)/1024" office:value-type="float" office:value="0.3291015625" calcext:value-type="float">
            <text:p>0.3291015625</text:p>
          </table:table-cell>
          <table:table-cell table:formula="of:=20*LOG10(ABS(IMREAL([.A339]))+1E-018)" office:value-type="float" office:value="-127.689719532378" calcext:value-type="float">
            <text:p>-127.689719532378</text:p>
          </table:table-cell>
        </table:table-row>
        <table:table-row table:style-name="ro1">
          <table:table-cell office:value-type="string" calcext:value-type="string">
            <text:p>0.0000000000000125-0.0000000000000431j</text:p>
          </table:table-cell>
          <table:table-cell table:formula="of:=(ROW()-2)/1024" office:value-type="float" office:value="0.330078125" calcext:value-type="float">
            <text:p>0.330078125</text:p>
          </table:table-cell>
          <table:table-cell table:formula="of:=20*LOG10(ABS(IMREAL([.A340]))+1E-018)" office:value-type="float" office:value="-278.061104896461" calcext:value-type="float">
            <text:p>-278.061104896461</text:p>
          </table:table-cell>
        </table:table-row>
        <table:table-row table:style-name="ro1">
          <table:table-cell office:value-type="string" calcext:value-type="string">
            <text:p>-0.0000010610878797+0.0000000000000107j</text:p>
          </table:table-cell>
          <table:table-cell table:formula="of:=(ROW()-2)/1024" office:value-type="float" office:value="0.3310546875" calcext:value-type="float">
            <text:p>0.3310546875</text:p>
          </table:table-cell>
          <table:table-cell table:formula="of:=20*LOG10(ABS(IMREAL([.A341]))+1E-018)" office:value-type="float" office:value="-119.484972923505" calcext:value-type="float">
            <text:p>-119.484972923505</text:p>
          </table:table-cell>
        </table:table-row>
        <table:table-row table:style-name="ro1">
          <table:table-cell office:value-type="string" calcext:value-type="string">
            <text:p>-0.0000000000000695-0.0000000000000433j</text:p>
          </table:table-cell>
          <table:table-cell table:formula="of:=(ROW()-2)/1024" office:value-type="float" office:value="0.33203125" calcext:value-type="float">
            <text:p>0.33203125</text:p>
          </table:table-cell>
          <table:table-cell table:formula="of:=20*LOG10(ABS(IMREAL([.A342]))+1E-018)" office:value-type="float" office:value="-263.160178932268" calcext:value-type="float">
            <text:p>-263.160178932268</text:p>
          </table:table-cell>
        </table:table-row>
        <table:table-row table:style-name="ro1">
          <table:table-cell office:value-type="string" calcext:value-type="string">
            <text:p>0.0000005662676672-0.0000000000000973j</text:p>
          </table:table-cell>
          <table:table-cell table:formula="of:=(ROW()-2)/1024" office:value-type="float" office:value="0.3330078125" calcext:value-type="float">
            <text:p>0.3330078125</text:p>
          </table:table-cell>
          <table:table-cell table:formula="of:=20*LOG10(ABS(IMREAL([.A343]))+1E-018)" office:value-type="float" office:value="-124.93956470097" calcext:value-type="float">
            <text:p>-124.93956470097</text:p>
          </table:table-cell>
        </table:table-row>
        <table:table-row table:style-name="ro1">
          <table:table-cell office:value-type="string" calcext:value-type="string">
            <text:p>0.0000000000000131-0.0000000000000436j</text:p>
          </table:table-cell>
          <table:table-cell table:formula="of:=(ROW()-2)/1024" office:value-type="float" office:value="0.333984375" calcext:value-type="float">
            <text:p>0.333984375</text:p>
          </table:table-cell>
          <table:table-cell table:formula="of:=20*LOG10(ABS(IMREAL([.A344]))+1E-018)" office:value-type="float" office:value="-277.65391106718" calcext:value-type="float">
            <text:p>-277.65391106718</text:p>
          </table:table-cell>
        </table:table-row>
        <table:table-row table:style-name="ro1">
          <table:table-cell office:value-type="string" calcext:value-type="string">
            <text:p>0.0000005242646075+0.0000000000000102j</text:p>
          </table:table-cell>
          <table:table-cell table:formula="of:=(ROW()-2)/1024" office:value-type="float" office:value="0.3349609375" calcext:value-type="float">
            <text:p>0.3349609375</text:p>
          </table:table-cell>
          <table:table-cell table:formula="of:=20*LOG10(ABS(IMREAL([.A345]))+1E-018)" office:value-type="float" office:value="-125.608989200325" calcext:value-type="float">
            <text:p>-125.608989200325</text:p>
          </table:table-cell>
        </table:table-row>
        <table:table-row table:style-name="ro1">
          <table:table-cell office:value-type="string" calcext:value-type="string">
            <text:p>-0.0000000000000688-0.0000000000000438j</text:p>
          </table:table-cell>
          <table:table-cell table:formula="of:=(ROW()-2)/1024" office:value-type="float" office:value="0.3359375" calcext:value-type="float">
            <text:p>0.3359375</text:p>
          </table:table-cell>
          <table:table-cell table:formula="of:=20*LOG10(ABS(IMREAL([.A346]))+1E-018)" office:value-type="float" office:value="-263.248104987811" calcext:value-type="float">
            <text:p>-263.248104987811</text:p>
          </table:table-cell>
        </table:table-row>
        <table:table-row table:style-name="ro1">
          <table:table-cell office:value-type="string" calcext:value-type="string">
            <text:p>0.0000000433163628-0.0000000000000978j</text:p>
          </table:table-cell>
          <table:table-cell table:formula="of:=(ROW()-2)/1024" office:value-type="float" office:value="0.3369140625" calcext:value-type="float">
            <text:p>0.3369140625</text:p>
          </table:table-cell>
          <table:table-cell table:formula="of:=20*LOG10(ABS(IMREAL([.A347]))+1E-018)" office:value-type="float" office:value="-147.266960349232" calcext:value-type="float">
            <text:p>-147.266960349232</text:p>
          </table:table-cell>
        </table:table-row>
        <table:table-row table:style-name="ro1">
          <table:table-cell office:value-type="string" calcext:value-type="string">
            <text:p>0.0000000000000138-0.0000000000000440j</text:p>
          </table:table-cell>
          <table:table-cell table:formula="of:=(ROW()-2)/1024" office:value-type="float" office:value="0.337890625" calcext:value-type="float">
            <text:p>0.337890625</text:p>
          </table:table-cell>
          <table:table-cell table:formula="of:=20*LOG10(ABS(IMREAL([.A348]))+1E-018)" office:value-type="float" office:value="-277.201788882486" calcext:value-type="float">
            <text:p>-277.201788882486</text:p>
          </table:table-cell>
        </table:table-row>
        <table:table-row table:style-name="ro1">
          <table:table-cell office:value-type="string" calcext:value-type="string">
            <text:p>-0.0000012848611958+0.0000000000000098j</text:p>
          </table:table-cell>
          <table:table-cell table:formula="of:=(ROW()-2)/1024" office:value-type="float" office:value="0.3388671875" calcext:value-type="float">
            <text:p>0.3388671875</text:p>
          </table:table-cell>
          <table:table-cell table:formula="of:=20*LOG10(ABS(IMREAL([.A349]))+1E-018)" office:value-type="float" office:value="-117.822875736984" calcext:value-type="float">
            <text:p>-117.822875736984</text:p>
          </table:table-cell>
        </table:table-row>
        <table:table-row table:style-name="ro1">
          <table:table-cell office:value-type="string" calcext:value-type="string">
            <text:p>-0.0000000000000682-0.0000000000000442j</text:p>
          </table:table-cell>
          <table:table-cell table:formula="of:=(ROW()-2)/1024" office:value-type="float" office:value="0.33984375" calcext:value-type="float">
            <text:p>0.33984375</text:p>
          </table:table-cell>
          <table:table-cell table:formula="of:=20*LOG10(ABS(IMREAL([.A350]))+1E-018)" office:value-type="float" office:value="-263.324185148719" calcext:value-type="float">
            <text:p>-263.324185148719</text:p>
          </table:table-cell>
        </table:table-row>
        <table:table-row table:style-name="ro1">
          <table:table-cell office:value-type="string" calcext:value-type="string">
            <text:p>0.0000001104469421-0.0000000000000982j</text:p>
          </table:table-cell>
          <table:table-cell table:formula="of:=(ROW()-2)/1024" office:value-type="float" office:value="0.3408203125" calcext:value-type="float">
            <text:p>0.3408203125</text:p>
          </table:table-cell>
          <table:table-cell table:formula="of:=20*LOG10(ABS(IMREAL([.A351]))+1E-018)" office:value-type="float" office:value="-139.136926075171" calcext:value-type="float">
            <text:p>-139.136926075171</text:p>
          </table:table-cell>
        </table:table-row>
        <table:table-row table:style-name="ro1">
          <table:table-cell office:value-type="string" calcext:value-type="string">
            <text:p>0.0000000000000144-0.0000000000000444j</text:p>
          </table:table-cell>
          <table:table-cell table:formula="of:=(ROW()-2)/1024" office:value-type="float" office:value="0.341796875" calcext:value-type="float">
            <text:p>0.341796875</text:p>
          </table:table-cell>
          <table:table-cell table:formula="of:=20*LOG10(ABS(IMREAL([.A352]))+1E-018)" office:value-type="float" office:value="-276.832146992258" calcext:value-type="float">
            <text:p>-276.832146992258</text:p>
          </table:table-cell>
        </table:table-row>
        <table:table-row table:style-name="ro1">
          <table:table-cell office:value-type="string" calcext:value-type="string">
            <text:p>0.0000004469088387+0.0000000000000093j</text:p>
          </table:table-cell>
          <table:table-cell table:formula="of:=(ROW()-2)/1024" office:value-type="float" office:value="0.3427734375" calcext:value-type="float">
            <text:p>0.3427734375</text:p>
          </table:table-cell>
          <table:table-cell table:formula="of:=20*LOG10(ABS(IMREAL([.A353]))+1E-018)" office:value-type="float" office:value="-126.995621120661" calcext:value-type="float">
            <text:p>-126.995621120661</text:p>
          </table:table-cell>
        </table:table-row>
        <table:table-row table:style-name="ro1">
          <table:table-cell office:value-type="string" calcext:value-type="string">
            <text:p>-0.0000000000000676-0.0000000000000447j</text:p>
          </table:table-cell>
          <table:table-cell table:formula="of:=(ROW()-2)/1024" office:value-type="float" office:value="0.34375" calcext:value-type="float">
            <text:p>0.34375</text:p>
          </table:table-cell>
          <table:table-cell table:formula="of:=20*LOG10(ABS(IMREAL([.A354]))+1E-018)" office:value-type="float" office:value="-263.400937592626" calcext:value-type="float">
            <text:p>-263.400937592626</text:p>
          </table:table-cell>
        </table:table-row>
        <table:table-row table:style-name="ro1">
          <table:table-cell office:value-type="string" calcext:value-type="string">
            <text:p>0.0000000816376779-0.0000000000000987j</text:p>
          </table:table-cell>
          <table:table-cell table:formula="of:=(ROW()-2)/1024" office:value-type="float" office:value="0.3447265625" calcext:value-type="float">
            <text:p>0.3447265625</text:p>
          </table:table-cell>
          <table:table-cell table:formula="of:=20*LOG10(ABS(IMREAL([.A355]))+1E-018)" office:value-type="float" office:value="-141.76218713672" calcext:value-type="float">
            <text:p>-141.76218713672</text:p>
          </table:table-cell>
        </table:table-row>
        <table:table-row table:style-name="ro1">
          <table:table-cell office:value-type="string" calcext:value-type="string">
            <text:p>0.0000000000000151-0.0000000000000449j</text:p>
          </table:table-cell>
          <table:table-cell table:formula="of:=(ROW()-2)/1024" office:value-type="float" office:value="0.345703125" calcext:value-type="float">
            <text:p>0.345703125</text:p>
          </table:table-cell>
          <table:table-cell table:formula="of:=20*LOG10(ABS(IMREAL([.A356]))+1E-018)" office:value-type="float" office:value="-276.419885848704" calcext:value-type="float">
            <text:p>-276.419885848704</text:p>
          </table:table-cell>
        </table:table-row>
        <table:table-row table:style-name="ro1">
          <table:table-cell office:value-type="string" calcext:value-type="string">
            <text:p>-0.0000002355665832+0.0000000000000088j</text:p>
          </table:table-cell>
          <table:table-cell table:formula="of:=(ROW()-2)/1024" office:value-type="float" office:value="0.3466796875" calcext:value-type="float">
            <text:p>0.3466796875</text:p>
          </table:table-cell>
          <table:table-cell table:formula="of:=20*LOG10(ABS(IMREAL([.A357]))+1E-018)" office:value-type="float" office:value="-132.557726345672" calcext:value-type="float">
            <text:p>-132.557726345672</text:p>
          </table:table-cell>
        </table:table-row>
        <table:table-row table:style-name="ro1">
          <table:table-cell office:value-type="string" calcext:value-type="string">
            <text:p>-0.0000000000000669-0.0000000000000452j</text:p>
          </table:table-cell>
          <table:table-cell table:formula="of:=(ROW()-2)/1024" office:value-type="float" office:value="0.34765625" calcext:value-type="float">
            <text:p>0.34765625</text:p>
          </table:table-cell>
          <table:table-cell table:formula="of:=20*LOG10(ABS(IMREAL([.A358]))+1E-018)" office:value-type="float" office:value="-263.491347811688" calcext:value-type="float">
            <text:p>-263.491347811688</text:p>
          </table:table-cell>
        </table:table-row>
        <table:table-row table:style-name="ro1">
          <table:table-cell office:value-type="string" calcext:value-type="string">
            <text:p>-0.0000007337437878-0.0000000000000992j</text:p>
          </table:table-cell>
          <table:table-cell table:formula="of:=(ROW()-2)/1024" office:value-type="float" office:value="0.3486328125" calcext:value-type="float">
            <text:p>0.3486328125</text:p>
          </table:table-cell>
          <table:table-cell table:formula="of:=20*LOG10(ABS(IMREAL([.A359]))+1E-018)" office:value-type="float" office:value="-122.689111253153" calcext:value-type="float">
            <text:p>-122.689111253153</text:p>
          </table:table-cell>
        </table:table-row>
        <table:table-row table:style-name="ro1">
          <table:table-cell office:value-type="string" calcext:value-type="string">
            <text:p>0.0000000000000157-0.0000000000000454j</text:p>
          </table:table-cell>
          <table:table-cell table:formula="of:=(ROW()-2)/1024" office:value-type="float" office:value="0.349609375" calcext:value-type="float">
            <text:p>0.349609375</text:p>
          </table:table-cell>
          <table:table-cell table:formula="of:=20*LOG10(ABS(IMREAL([.A360]))+1E-018)" office:value-type="float" office:value="-276.081453728055" calcext:value-type="float">
            <text:p>-276.081453728055</text:p>
          </table:table-cell>
        </table:table-row>
        <table:table-row table:style-name="ro1">
          <table:table-cell office:value-type="string" calcext:value-type="string">
            <text:p>-0.0000005836637960+0.0000000000000084j</text:p>
          </table:table-cell>
          <table:table-cell table:formula="of:=(ROW()-2)/1024" office:value-type="float" office:value="0.3505859375" calcext:value-type="float">
            <text:p>0.3505859375</text:p>
          </table:table-cell>
          <table:table-cell table:formula="of:=20*LOG10(ABS(IMREAL([.A361]))+1E-018)" office:value-type="float" office:value="-124.676744892907" calcext:value-type="float">
            <text:p>-124.676744892907</text:p>
          </table:table-cell>
        </table:table-row>
        <table:table-row table:style-name="ro1">
          <table:table-cell office:value-type="string" calcext:value-type="string">
            <text:p>-0.0000000000000663-0.0000000000000456j</text:p>
          </table:table-cell>
          <table:table-cell table:formula="of:=(ROW()-2)/1024" office:value-type="float" office:value="0.3515625" calcext:value-type="float">
            <text:p>0.3515625</text:p>
          </table:table-cell>
          <table:table-cell table:formula="of:=20*LOG10(ABS(IMREAL([.A362]))+1E-018)" office:value-type="float" office:value="-263.569598423999" calcext:value-type="float">
            <text:p>-263.569598423999</text:p>
          </table:table-cell>
        </table:table-row>
        <table:table-row table:style-name="ro1">
          <table:table-cell office:value-type="string" calcext:value-type="string">
            <text:p>-0.0000001817401642-0.0000000000000996j</text:p>
          </table:table-cell>
          <table:table-cell table:formula="of:=(ROW()-2)/1024" office:value-type="float" office:value="0.3525390625" calcext:value-type="float">
            <text:p>0.3525390625</text:p>
          </table:table-cell>
          <table:table-cell table:formula="of:=20*LOG10(ABS(IMREAL([.A363]))+1E-018)" office:value-type="float" office:value="-134.810981678024" calcext:value-type="float">
            <text:p>-134.810981678024</text:p>
          </table:table-cell>
        </table:table-row>
        <table:table-row table:style-name="ro1">
          <table:table-cell office:value-type="string" calcext:value-type="string">
            <text:p>0.0000000000000163-0.0000000000000459j</text:p>
          </table:table-cell>
          <table:table-cell table:formula="of:=(ROW()-2)/1024" office:value-type="float" office:value="0.353515625" calcext:value-type="float">
            <text:p>0.353515625</text:p>
          </table:table-cell>
          <table:table-cell table:formula="of:=20*LOG10(ABS(IMREAL([.A364]))+1E-018)" office:value-type="float" office:value="-275.755715051601" calcext:value-type="float">
            <text:p>-275.755715051601</text:p>
          </table:table-cell>
        </table:table-row>
        <table:table-row table:style-name="ro1">
          <table:table-cell office:value-type="string" calcext:value-type="string">
            <text:p>-0.0000005722462524+0.0000000000000079j</text:p>
          </table:table-cell>
          <table:table-cell table:formula="of:=(ROW()-2)/1024" office:value-type="float" office:value="0.3544921875" calcext:value-type="float">
            <text:p>0.3544921875</text:p>
          </table:table-cell>
          <table:table-cell table:formula="of:=20*LOG10(ABS(IMREAL([.A365]))+1E-018)" office:value-type="float" office:value="-124.84834085614" calcext:value-type="float">
            <text:p>-124.84834085614</text:p>
          </table:table-cell>
        </table:table-row>
        <table:table-row table:style-name="ro1">
          <table:table-cell office:value-type="string" calcext:value-type="string">
            <text:p>-0.0000000000000656-0.0000000000000461j</text:p>
          </table:table-cell>
          <table:table-cell table:formula="of:=(ROW()-2)/1024" office:value-type="float" office:value="0.35546875" calcext:value-type="float">
            <text:p>0.35546875</text:p>
          </table:table-cell>
          <table:table-cell table:formula="of:=20*LOG10(ABS(IMREAL([.A366]))+1E-018)" office:value-type="float" office:value="-263.661790806642" calcext:value-type="float">
            <text:p>-263.661790806642</text:p>
          </table:table-cell>
        </table:table-row>
        <table:table-row table:style-name="ro1">
          <table:table-cell office:value-type="string" calcext:value-type="string">
            <text:p>-0.0000000603178208-0.0000000000001001j</text:p>
          </table:table-cell>
          <table:table-cell table:formula="of:=(ROW()-2)/1024" office:value-type="float" office:value="0.3564453125" calcext:value-type="float">
            <text:p>0.3564453125</text:p>
          </table:table-cell>
          <table:table-cell table:formula="of:=20*LOG10(ABS(IMREAL([.A367]))+1E-018)" office:value-type="float" office:value="-144.391087146213" calcext:value-type="float">
            <text:p>-144.391087146213</text:p>
          </table:table-cell>
        </table:table-row>
        <table:table-row table:style-name="ro1">
          <table:table-cell office:value-type="string" calcext:value-type="string">
            <text:p>0.0000000000000170-0.0000000000000463j</text:p>
          </table:table-cell>
          <table:table-cell table:formula="of:=(ROW()-2)/1024" office:value-type="float" office:value="0.357421875" calcext:value-type="float">
            <text:p>0.357421875</text:p>
          </table:table-cell>
          <table:table-cell table:formula="of:=20*LOG10(ABS(IMREAL([.A368]))+1E-018)" office:value-type="float" office:value="-275.390510652777" calcext:value-type="float">
            <text:p>-275.390510652777</text:p>
          </table:table-cell>
        </table:table-row>
        <table:table-row table:style-name="ro1">
          <table:table-cell office:value-type="string" calcext:value-type="string">
            <text:p>-0.0000003037945733+0.0000000000000075j</text:p>
          </table:table-cell>
          <table:table-cell table:formula="of:=(ROW()-2)/1024" office:value-type="float" office:value="0.3583984375" calcext:value-type="float">
            <text:p>0.3583984375</text:p>
          </table:table-cell>
          <table:table-cell table:formula="of:=20*LOG10(ABS(IMREAL([.A369]))+1E-018)" office:value-type="float" office:value="-130.348399764598" calcext:value-type="float">
            <text:p>-130.348399764598</text:p>
          </table:table-cell>
        </table:table-row>
        <table:table-row table:style-name="ro1">
          <table:table-cell office:value-type="string" calcext:value-type="string">
            <text:p>-0.0000000000000650-0.0000000000000465j</text:p>
          </table:table-cell>
          <table:table-cell table:formula="of:=(ROW()-2)/1024" office:value-type="float" office:value="0.359375" calcext:value-type="float">
            <text:p>0.359375</text:p>
          </table:table-cell>
          <table:table-cell table:formula="of:=20*LOG10(ABS(IMREAL([.A370]))+1E-018)" office:value-type="float" office:value="-263.741599239099" calcext:value-type="float">
            <text:p>-263.741599239099</text:p>
          </table:table-cell>
        </table:table-row>
        <table:table-row table:style-name="ro1">
          <table:table-cell office:value-type="string" calcext:value-type="string">
            <text:p>-0.0000004120953495-0.0000000000001005j</text:p>
          </table:table-cell>
          <table:table-cell table:formula="of:=(ROW()-2)/1024" office:value-type="float" office:value="0.3603515625" calcext:value-type="float">
            <text:p>0.3603515625</text:p>
          </table:table-cell>
          <table:table-cell table:formula="of:=20*LOG10(ABS(IMREAL([.A371]))+1E-018)" office:value-type="float" office:value="-127.700045729283" calcext:value-type="float">
            <text:p>-127.700045729283</text:p>
          </table:table-cell>
        </table:table-row>
        <table:table-row table:style-name="ro1">
          <table:table-cell office:value-type="string" calcext:value-type="string">
            <text:p>0.0000000000000177-0.0000000000000468j</text:p>
          </table:table-cell>
          <table:table-cell table:formula="of:=(ROW()-2)/1024" office:value-type="float" office:value="0.361328125" calcext:value-type="float">
            <text:p>0.361328125</text:p>
          </table:table-cell>
          <table:table-cell table:formula="of:=20*LOG10(ABS(IMREAL([.A372]))+1E-018)" office:value-type="float" office:value="-275.040043958398" calcext:value-type="float">
            <text:p>-275.040043958398</text:p>
          </table:table-cell>
        </table:table-row>
        <table:table-row table:style-name="ro1">
          <table:table-cell office:value-type="string" calcext:value-type="string">
            <text:p>0.0000014674539645+0.0000000000000070j</text:p>
          </table:table-cell>
          <table:table-cell table:formula="of:=(ROW()-2)/1024" office:value-type="float" office:value="0.3623046875" calcext:value-type="float">
            <text:p>0.3623046875</text:p>
          </table:table-cell>
          <table:table-cell table:formula="of:=20*LOG10(ABS(IMREAL([.A373]))+1E-018)" office:value-type="float" office:value="-116.668710282381" calcext:value-type="float">
            <text:p>-116.668710282381</text:p>
          </table:table-cell>
        </table:table-row>
        <table:table-row table:style-name="ro1">
          <table:table-cell office:value-type="string" calcext:value-type="string">
            <text:p>-0.0000000000000643-0.0000000000000470j</text:p>
          </table:table-cell>
          <table:table-cell table:formula="of:=(ROW()-2)/1024" office:value-type="float" office:value="0.36328125" calcext:value-type="float">
            <text:p>0.36328125</text:p>
          </table:table-cell>
          <table:table-cell table:formula="of:=20*LOG10(ABS(IMREAL([.A374]))+1E-018)" office:value-type="float" office:value="-263.835645458746" calcext:value-type="float">
            <text:p>-263.835645458746</text:p>
          </table:table-cell>
        </table:table-row>
        <table:table-row table:style-name="ro1">
          <table:table-cell office:value-type="string" calcext:value-type="string">
            <text:p>0.0000001663546310-0.0000000000001010j</text:p>
          </table:table-cell>
          <table:table-cell table:formula="of:=(ROW()-2)/1024" office:value-type="float" office:value="0.3642578125" calcext:value-type="float">
            <text:p>0.3642578125</text:p>
          </table:table-cell>
          <table:table-cell table:formula="of:=20*LOG10(ABS(IMREAL([.A375]))+1E-018)" office:value-type="float" office:value="-135.579302093657" calcext:value-type="float">
            <text:p>-135.579302093657</text:p>
          </table:table-cell>
        </table:table-row>
        <table:table-row table:style-name="ro1">
          <table:table-cell office:value-type="string" calcext:value-type="string">
            <text:p>0.0000000000000183-0.0000000000000472j</text:p>
          </table:table-cell>
          <table:table-cell table:formula="of:=(ROW()-2)/1024" office:value-type="float" office:value="0.365234375" calcext:value-type="float">
            <text:p>0.365234375</text:p>
          </table:table-cell>
          <table:table-cell table:formula="of:=20*LOG10(ABS(IMREAL([.A376]))+1E-018)" office:value-type="float" office:value="-274.750503579581" calcext:value-type="float">
            <text:p>-274.750503579581</text:p>
          </table:table-cell>
        </table:table-row>
        <table:table-row table:style-name="ro1">
          <table:table-cell office:value-type="string" calcext:value-type="string">
            <text:p>0.0000001451110423+0.0000000000000066j</text:p>
          </table:table-cell>
          <table:table-cell table:formula="of:=(ROW()-2)/1024" office:value-type="float" office:value="0.3662109375" calcext:value-type="float">
            <text:p>0.3662109375</text:p>
          </table:table-cell>
          <table:table-cell table:formula="of:=20*LOG10(ABS(IMREAL([.A377]))+1E-018)" office:value-type="float" office:value="-136.765990768761" calcext:value-type="float">
            <text:p>-136.765990768761</text:p>
          </table:table-cell>
        </table:table-row>
        <table:table-row table:style-name="ro1">
          <table:table-cell office:value-type="string" calcext:value-type="string">
            <text:p>-0.0000000000000636-0.0000000000000474j</text:p>
          </table:table-cell>
          <table:table-cell table:formula="of:=(ROW()-2)/1024" office:value-type="float" office:value="0.3671875" calcext:value-type="float">
            <text:p>0.3671875</text:p>
          </table:table-cell>
          <table:table-cell table:formula="of:=20*LOG10(ABS(IMREAL([.A378]))+1E-018)" office:value-type="float" office:value="-263.930721117514" calcext:value-type="float">
            <text:p>-263.930721117514</text:p>
          </table:table-cell>
        </table:table-row>
        <table:table-row table:style-name="ro1">
          <table:table-cell office:value-type="string" calcext:value-type="string">
            <text:p>0.0000003465984934-0.0000000000001015j</text:p>
          </table:table-cell>
          <table:table-cell table:formula="of:=(ROW()-2)/1024" office:value-type="float" office:value="0.3681640625" calcext:value-type="float">
            <text:p>0.3681640625</text:p>
          </table:table-cell>
          <table:table-cell table:formula="of:=20*LOG10(ABS(IMREAL([.A379]))+1E-018)" office:value-type="float" office:value="-129.203466588302" calcext:value-type="float">
            <text:p>-129.203466588302</text:p>
          </table:table-cell>
        </table:table-row>
        <table:table-row table:style-name="ro1">
          <table:table-cell office:value-type="string" calcext:value-type="string">
            <text:p>0.0000000000000190-0.0000000000000477j</text:p>
          </table:table-cell>
          <table:table-cell table:formula="of:=(ROW()-2)/1024" office:value-type="float" office:value="0.369140625" calcext:value-type="float">
            <text:p>0.369140625</text:p>
          </table:table-cell>
          <table:table-cell table:formula="of:=20*LOG10(ABS(IMREAL([.A380]))+1E-018)" office:value-type="float" office:value="-274.424470840887" calcext:value-type="float">
            <text:p>-274.424470840887</text:p>
          </table:table-cell>
        </table:table-row>
        <table:table-row table:style-name="ro1">
          <table:table-cell office:value-type="string" calcext:value-type="string">
            <text:p>0.0000002821452863+0.0000000000000061j</text:p>
          </table:table-cell>
          <table:table-cell table:formula="of:=(ROW()-2)/1024" office:value-type="float" office:value="0.3701171875" calcext:value-type="float">
            <text:p>0.3701171875</text:p>
          </table:table-cell>
          <table:table-cell table:formula="of:=20*LOG10(ABS(IMREAL([.A381]))+1E-018)" office:value-type="float" office:value="-130.990544018676" calcext:value-type="float">
            <text:p>-130.990544018676</text:p>
          </table:table-cell>
        </table:table-row>
        <table:table-row table:style-name="ro1">
          <table:table-cell office:value-type="string" calcext:value-type="string">
            <text:p>-0.0000000000000629-0.0000000000000479j</text:p>
          </table:table-cell>
          <table:table-cell table:formula="of:=(ROW()-2)/1024" office:value-type="float" office:value="0.37109375" calcext:value-type="float">
            <text:p>0.37109375</text:p>
          </table:table-cell>
          <table:table-cell table:formula="of:=20*LOG10(ABS(IMREAL([.A382]))+1E-018)" office:value-type="float" office:value="-264.026849001737" calcext:value-type="float">
            <text:p>-264.026849001737</text:p>
          </table:table-cell>
        </table:table-row>
        <table:table-row table:style-name="ro1">
          <table:table-cell office:value-type="string" calcext:value-type="string">
            <text:p>0.0000003821889868-0.0000000000001019j</text:p>
          </table:table-cell>
          <table:table-cell table:formula="of:=(ROW()-2)/1024" office:value-type="float" office:value="0.3720703125" calcext:value-type="float">
            <text:p>0.3720703125</text:p>
          </table:table-cell>
          <table:table-cell table:formula="of:=20*LOG10(ABS(IMREAL([.A383]))+1E-018)" office:value-type="float" office:value="-128.354436635545" calcext:value-type="float">
            <text:p>-128.354436635545</text:p>
          </table:table-cell>
        </table:table-row>
        <table:table-row table:style-name="ro1">
          <table:table-cell office:value-type="string" calcext:value-type="string">
            <text:p>0.0000000000000197-0.0000000000000481j</text:p>
          </table:table-cell>
          <table:table-cell table:formula="of:=(ROW()-2)/1024" office:value-type="float" office:value="0.373046875" calcext:value-type="float">
            <text:p>0.373046875</text:p>
          </table:table-cell>
          <table:table-cell table:formula="of:=20*LOG10(ABS(IMREAL([.A384]))+1E-018)" office:value-type="float" office:value="-274.110234579855" calcext:value-type="float">
            <text:p>-274.110234579855</text:p>
          </table:table-cell>
        </table:table-row>
        <table:table-row table:style-name="ro1">
          <table:table-cell office:value-type="string" calcext:value-type="string">
            <text:p>-0.0000008901822911+0.0000000000000057j</text:p>
          </table:table-cell>
          <table:table-cell table:formula="of:=(ROW()-2)/1024" office:value-type="float" office:value="0.3740234375" calcext:value-type="float">
            <text:p>0.3740234375</text:p>
          </table:table-cell>
          <table:table-cell table:formula="of:=20*LOG10(ABS(IMREAL([.A385]))+1E-018)" office:value-type="float" office:value="-121.010420992659" calcext:value-type="float">
            <text:p>-121.010420992659</text:p>
          </table:table-cell>
        </table:table-row>
        <table:table-row table:style-name="ro1">
          <table:table-cell office:value-type="string" calcext:value-type="string">
            <text:p>-0.0000000000000623-0.0000000000000484j</text:p>
          </table:table-cell>
          <table:table-cell table:formula="of:=(ROW()-2)/1024" office:value-type="float" office:value="0.375" calcext:value-type="float">
            <text:p>0.375</text:p>
          </table:table-cell>
          <table:table-cell table:formula="of:=20*LOG10(ABS(IMREAL([.A386]))+1E-018)" office:value-type="float" office:value="-264.110099647556" calcext:value-type="float">
            <text:p>-264.110099647556</text:p>
          </table:table-cell>
        </table:table-row>
        <table:table-row table:style-name="ro1">
          <table:table-cell office:value-type="string" calcext:value-type="string">
            <text:p>0.0000006174420385-0.0000000000001024j</text:p>
          </table:table-cell>
          <table:table-cell table:formula="of:=(ROW()-2)/1024" office:value-type="float" office:value="0.3759765625" calcext:value-type="float">
            <text:p>0.3759765625</text:p>
          </table:table-cell>
          <table:table-cell table:formula="of:=20*LOG10(ABS(IMREAL([.A387]))+1E-018)" office:value-type="float" office:value="-124.188076098715" calcext:value-type="float">
            <text:p>-124.188076098715</text:p>
          </table:table-cell>
        </table:table-row>
        <table:table-row table:style-name="ro1">
          <table:table-cell office:value-type="string" calcext:value-type="string">
            <text:p>0.0000000000000204-0.0000000000000486j</text:p>
          </table:table-cell>
          <table:table-cell table:formula="of:=(ROW()-2)/1024" office:value-type="float" office:value="0.376953125" calcext:value-type="float">
            <text:p>0.376953125</text:p>
          </table:table-cell>
          <table:table-cell table:formula="of:=20*LOG10(ABS(IMREAL([.A388]))+1E-018)" office:value-type="float" office:value="-273.806970883014" calcext:value-type="float">
            <text:p>-273.806970883014</text:p>
          </table:table-cell>
        </table:table-row>
        <table:table-row table:style-name="ro1">
          <table:table-cell office:value-type="string" calcext:value-type="string">
            <text:p>0.0000003342106190+0.0000000000000052j</text:p>
          </table:table-cell>
          <table:table-cell table:formula="of:=(ROW()-2)/1024" office:value-type="float" office:value="0.3779296875" calcext:value-type="float">
            <text:p>0.3779296875</text:p>
          </table:table-cell>
          <table:table-cell table:formula="of:=20*LOG10(ABS(IMREAL([.A389]))+1E-018)" office:value-type="float" office:value="-129.519595104396" calcext:value-type="float">
            <text:p>-129.519595104396</text:p>
          </table:table-cell>
        </table:table-row>
        <table:table-row table:style-name="ro1">
          <table:table-cell office:value-type="string" calcext:value-type="string">
            <text:p>-0.0000000000000616-0.0000000000000488j</text:p>
          </table:table-cell>
          <table:table-cell table:formula="of:=(ROW()-2)/1024" office:value-type="float" office:value="0.37890625" calcext:value-type="float">
            <text:p>0.37890625</text:p>
          </table:table-cell>
          <table:table-cell table:formula="of:=20*LOG10(ABS(IMREAL([.A390]))+1E-018)" office:value-type="float" office:value="-264.208244753154" calcext:value-type="float">
            <text:p>-264.208244753154</text:p>
          </table:table-cell>
        </table:table-row>
        <table:table-row table:style-name="ro1">
          <table:table-cell office:value-type="string" calcext:value-type="string">
            <text:p>-0.0000007032912901-0.0000000000001028j</text:p>
          </table:table-cell>
          <table:table-cell table:formula="of:=(ROW()-2)/1024" office:value-type="float" office:value="0.3798828125" calcext:value-type="float">
            <text:p>0.3798828125</text:p>
          </table:table-cell>
          <table:table-cell table:formula="of:=20*LOG10(ABS(IMREAL([.A391]))+1E-018)" office:value-type="float" office:value="-123.057295221318" calcext:value-type="float">
            <text:p>-123.057295221318</text:p>
          </table:table-cell>
        </table:table-row>
        <table:table-row table:style-name="ro1">
          <table:table-cell office:value-type="string" calcext:value-type="string">
            <text:p>0.0000000000000211-0.0000000000000491j</text:p>
          </table:table-cell>
          <table:table-cell table:formula="of:=(ROW()-2)/1024" office:value-type="float" office:value="0.380859375" calcext:value-type="float">
            <text:p>0.380859375</text:p>
          </table:table-cell>
          <table:table-cell table:formula="of:=20*LOG10(ABS(IMREAL([.A392]))+1E-018)" office:value-type="float" office:value="-273.513939250263" calcext:value-type="float">
            <text:p>-273.513939250263</text:p>
          </table:table-cell>
        </table:table-row>
        <table:table-row table:style-name="ro1">
          <table:table-cell office:value-type="string" calcext:value-type="string">
            <text:p>0.0000014729053043+0.0000000000000047j</text:p>
          </table:table-cell>
          <table:table-cell table:formula="of:=(ROW()-2)/1024" office:value-type="float" office:value="0.3818359375" calcext:value-type="float">
            <text:p>0.3818359375</text:p>
          </table:table-cell>
          <table:table-cell table:formula="of:=20*LOG10(ABS(IMREAL([.A393]))+1E-018)" office:value-type="float" office:value="-116.636503476474" calcext:value-type="float">
            <text:p>-116.636503476474</text:p>
          </table:table-cell>
        </table:table-row>
        <table:table-row table:style-name="ro1">
          <table:table-cell office:value-type="string" calcext:value-type="string">
            <text:p>-0.0000000000000609-0.0000000000000494j</text:p>
          </table:table-cell>
          <table:table-cell table:formula="of:=(ROW()-2)/1024" office:value-type="float" office:value="0.3828125" calcext:value-type="float">
            <text:p>0.3828125</text:p>
          </table:table-cell>
          <table:table-cell table:formula="of:=20*LOG10(ABS(IMREAL([.A394]))+1E-018)" office:value-type="float" office:value="-264.307511523068" calcext:value-type="float">
            <text:p>-264.307511523068</text:p>
          </table:table-cell>
        </table:table-row>
        <table:table-row table:style-name="ro1">
          <table:table-cell office:value-type="string" calcext:value-type="string">
            <text:p>0.0000004167303012-0.0000000000001034j</text:p>
          </table:table-cell>
          <table:table-cell table:formula="of:=(ROW()-2)/1024" office:value-type="float" office:value="0.3837890625" calcext:value-type="float">
            <text:p>0.3837890625</text:p>
          </table:table-cell>
          <table:table-cell table:formula="of:=20*LOG10(ABS(IMREAL([.A395]))+1E-018)" office:value-type="float" office:value="-127.602898401416" calcext:value-type="float">
            <text:p>-127.602898401416</text:p>
          </table:table-cell>
        </table:table-row>
        <table:table-row table:style-name="ro1">
          <table:table-cell office:value-type="string" calcext:value-type="string">
            <text:p>0.0000000000000217-0.0000000000000496j</text:p>
          </table:table-cell>
          <table:table-cell table:formula="of:=(ROW()-2)/1024" office:value-type="float" office:value="0.384765625" calcext:value-type="float">
            <text:p>0.384765625</text:p>
          </table:table-cell>
          <table:table-cell table:formula="of:=20*LOG10(ABS(IMREAL([.A396]))+1E-018)" office:value-type="float" office:value="-273.27040506084" calcext:value-type="float">
            <text:p>-273.27040506084</text:p>
          </table:table-cell>
        </table:table-row>
        <table:table-row table:style-name="ro1">
          <table:table-cell office:value-type="string" calcext:value-type="string">
            <text:p>0.0000001059432132+0.0000000000000042j</text:p>
          </table:table-cell>
          <table:table-cell table:formula="of:=(ROW()-2)/1024" office:value-type="float" office:value="0.3857421875" calcext:value-type="float">
            <text:p>0.3857421875</text:p>
          </table:table-cell>
          <table:table-cell table:formula="of:=20*LOG10(ABS(IMREAL([.A397]))+1E-018)" office:value-type="float" office:value="-139.498537185626" calcext:value-type="float">
            <text:p>-139.498537185626</text:p>
          </table:table-cell>
        </table:table-row>
        <table:table-row table:style-name="ro1">
          <table:table-cell office:value-type="string" calcext:value-type="string">
            <text:p>-0.0000000000000603-0.0000000000000498j</text:p>
          </table:table-cell>
          <table:table-cell table:formula="of:=(ROW()-2)/1024" office:value-type="float" office:value="0.38671875" calcext:value-type="float">
            <text:p>0.38671875</text:p>
          </table:table-cell>
          <table:table-cell table:formula="of:=20*LOG10(ABS(IMREAL([.A398]))+1E-018)" office:value-type="float" office:value="-264.393509713787" calcext:value-type="float">
            <text:p>-264.393509713787</text:p>
          </table:table-cell>
        </table:table-row>
        <table:table-row table:style-name="ro1">
          <table:table-cell office:value-type="string" calcext:value-type="string">
            <text:p>-0.0000006138631402-0.0000000000001038j</text:p>
          </table:table-cell>
          <table:table-cell table:formula="of:=(ROW()-2)/1024" office:value-type="float" office:value="0.3876953125" calcext:value-type="float">
            <text:p>0.3876953125</text:p>
          </table:table-cell>
          <table:table-cell table:formula="of:=20*LOG10(ABS(IMREAL([.A399]))+1E-018)" office:value-type="float" office:value="-124.238568866452" calcext:value-type="float">
            <text:p>-124.238568866452</text:p>
          </table:table-cell>
        </table:table-row>
        <table:table-row table:style-name="ro1">
          <table:table-cell office:value-type="string" calcext:value-type="string">
            <text:p>0.0000000000000224-0.0000000000000500j</text:p>
          </table:table-cell>
          <table:table-cell table:formula="of:=(ROW()-2)/1024" office:value-type="float" office:value="0.388671875" calcext:value-type="float">
            <text:p>0.388671875</text:p>
          </table:table-cell>
          <table:table-cell table:formula="of:=20*LOG10(ABS(IMREAL([.A400]))+1E-018)" office:value-type="float" office:value="-272.994651879042" calcext:value-type="float">
            <text:p>-272.994651879042</text:p>
          </table:table-cell>
        </table:table-row>
        <table:table-row table:style-name="ro1">
          <table:table-cell office:value-type="string" calcext:value-type="string">
            <text:p>-0.0000003066146311+0.0000000000000037j</text:p>
          </table:table-cell>
          <table:table-cell table:formula="of:=(ROW()-2)/1024" office:value-type="float" office:value="0.3896484375" calcext:value-type="float">
            <text:p>0.3896484375</text:p>
          </table:table-cell>
          <table:table-cell table:formula="of:=20*LOG10(ABS(IMREAL([.A401]))+1E-018)" office:value-type="float" office:value="-130.268142504648" calcext:value-type="float">
            <text:p>-130.268142504648</text:p>
          </table:table-cell>
        </table:table-row>
        <table:table-row table:style-name="ro1">
          <table:table-cell office:value-type="string" calcext:value-type="string">
            <text:p>-0.0000000000000596-0.0000000000000503j</text:p>
          </table:table-cell>
          <table:table-cell table:formula="of:=(ROW()-2)/1024" office:value-type="float" office:value="0.390625" calcext:value-type="float">
            <text:p>0.390625</text:p>
          </table:table-cell>
          <table:table-cell table:formula="of:=20*LOG10(ABS(IMREAL([.A402]))+1E-018)" office:value-type="float" office:value="-264.494929070015" calcext:value-type="float">
            <text:p>-264.494929070015</text:p>
          </table:table-cell>
        </table:table-row>
        <table:table-row table:style-name="ro1">
          <table:table-cell office:value-type="string" calcext:value-type="string">
            <text:p>0.0000002611607798-0.0000000000001043j</text:p>
          </table:table-cell>
          <table:table-cell table:formula="of:=(ROW()-2)/1024" office:value-type="float" office:value="0.3916015625" calcext:value-type="float">
            <text:p>0.3916015625</text:p>
          </table:table-cell>
          <table:table-cell table:formula="of:=20*LOG10(ABS(IMREAL([.A403]))+1E-018)" office:value-type="float" office:value="-131.661840866081" calcext:value-type="float">
            <text:p>-131.661840866081</text:p>
          </table:table-cell>
        </table:table-row>
        <table:table-row table:style-name="ro1">
          <table:table-cell office:value-type="string" calcext:value-type="string">
            <text:p>0.0000000000000231-0.0000000000000505j</text:p>
          </table:table-cell>
          <table:table-cell table:formula="of:=(ROW()-2)/1024" office:value-type="float" office:value="0.392578125" calcext:value-type="float">
            <text:p>0.392578125</text:p>
          </table:table-cell>
          <table:table-cell table:formula="of:=20*LOG10(ABS(IMREAL([.A404]))+1E-018)" office:value-type="float" office:value="-272.727384397757" calcext:value-type="float">
            <text:p>-272.727384397757</text:p>
          </table:table-cell>
        </table:table-row>
        <table:table-row table:style-name="ro1">
          <table:table-cell office:value-type="string" calcext:value-type="string">
            <text:p>-0.0000009444406134+0.0000000000000033j</text:p>
          </table:table-cell>
          <table:table-cell table:formula="of:=(ROW()-2)/1024" office:value-type="float" office:value="0.3935546875" calcext:value-type="float">
            <text:p>0.3935546875</text:p>
          </table:table-cell>
          <table:table-cell table:formula="of:=20*LOG10(ABS(IMREAL([.A405]))+1E-018)" office:value-type="float" office:value="-120.496506908006" calcext:value-type="float">
            <text:p>-120.496506908006</text:p>
          </table:table-cell>
        </table:table-row>
        <table:table-row table:style-name="ro1">
          <table:table-cell office:value-type="string" calcext:value-type="string">
            <text:p>-0.0000000000000589-0.0000000000000507j</text:p>
          </table:table-cell>
          <table:table-cell table:formula="of:=(ROW()-2)/1024" office:value-type="float" office:value="0.39453125" calcext:value-type="float">
            <text:p>0.39453125</text:p>
          </table:table-cell>
          <table:table-cell table:formula="of:=20*LOG10(ABS(IMREAL([.A406]))+1E-018)" office:value-type="float" office:value="-264.597546637095" calcext:value-type="float">
            <text:p>-264.597546637095</text:p>
          </table:table-cell>
        </table:table-row>
        <table:table-row table:style-name="ro1">
          <table:table-cell office:value-type="string" calcext:value-type="string">
            <text:p>0.0000002947844678-0.0000000000001048j</text:p>
          </table:table-cell>
          <table:table-cell table:formula="of:=(ROW()-2)/1024" office:value-type="float" office:value="0.3955078125" calcext:value-type="float">
            <text:p>0.3955078125</text:p>
          </table:table-cell>
          <table:table-cell table:formula="of:=20*LOG10(ABS(IMREAL([.A407]))+1E-018)" office:value-type="float" office:value="-130.609908063887" calcext:value-type="float">
            <text:p>-130.609908063887</text:p>
          </table:table-cell>
        </table:table-row>
        <table:table-row table:style-name="ro1">
          <table:table-cell office:value-type="string" calcext:value-type="string">
            <text:p>0.0000000000000238-0.0000000000000510j</text:p>
          </table:table-cell>
          <table:table-cell table:formula="of:=(ROW()-2)/1024" office:value-type="float" office:value="0.396484375" calcext:value-type="float">
            <text:p>0.396484375</text:p>
          </table:table-cell>
          <table:table-cell table:formula="of:=20*LOG10(ABS(IMREAL([.A408]))+1E-018)" office:value-type="float" office:value="-272.468095913191" calcext:value-type="float">
            <text:p>-272.468095913191</text:p>
          </table:table-cell>
        </table:table-row>
        <table:table-row table:style-name="ro1">
          <table:table-cell office:value-type="string" calcext:value-type="string">
            <text:p>0.0000003571613532+0.0000000000000028j</text:p>
          </table:table-cell>
          <table:table-cell table:formula="of:=(ROW()-2)/1024" office:value-type="float" office:value="0.3974609375" calcext:value-type="float">
            <text:p>0.3974609375</text:p>
          </table:table-cell>
          <table:table-cell table:formula="of:=20*LOG10(ABS(IMREAL([.A409]))+1E-018)" office:value-type="float" office:value="-128.942710805277" calcext:value-type="float">
            <text:p>-128.942710805277</text:p>
          </table:table-cell>
        </table:table-row>
        <table:table-row table:style-name="ro1">
          <table:table-cell office:value-type="string" calcext:value-type="string">
            <text:p>-0.0000000000000582-0.0000000000000512j</text:p>
          </table:table-cell>
          <table:table-cell table:formula="of:=(ROW()-2)/1024" office:value-type="float" office:value="0.3984375" calcext:value-type="float">
            <text:p>0.3984375</text:p>
          </table:table-cell>
          <table:table-cell table:formula="of:=20*LOG10(ABS(IMREAL([.A410]))+1E-018)" office:value-type="float" office:value="-264.701391066194" calcext:value-type="float">
            <text:p>-264.701391066194</text:p>
          </table:table-cell>
        </table:table-row>
        <table:table-row table:style-name="ro1">
          <table:table-cell office:value-type="string" calcext:value-type="string">
            <text:p>-0.0000002409055675-0.0000000000001052j</text:p>
          </table:table-cell>
          <table:table-cell table:formula="of:=(ROW()-2)/1024" office:value-type="float" office:value="0.3994140625" calcext:value-type="float">
            <text:p>0.3994140625</text:p>
          </table:table-cell>
          <table:table-cell table:formula="of:=20*LOG10(ABS(IMREAL([.A411]))+1E-018)" office:value-type="float" office:value="-132.363063260554" calcext:value-type="float">
            <text:p>-132.363063260554</text:p>
          </table:table-cell>
        </table:table-row>
        <table:table-row table:style-name="ro1">
          <table:table-cell office:value-type="string" calcext:value-type="string">
            <text:p>0.0000000000000245-0.0000000000000514j</text:p>
          </table:table-cell>
          <table:table-cell table:formula="of:=(ROW()-2)/1024" office:value-type="float" office:value="0.400390625" calcext:value-type="float">
            <text:p>0.400390625</text:p>
          </table:table-cell>
          <table:table-cell table:formula="of:=20*LOG10(ABS(IMREAL([.A412]))+1E-018)" office:value-type="float" office:value="-272.216323793837" calcext:value-type="float">
            <text:p>-272.216323793837</text:p>
          </table:table-cell>
        </table:table-row>
        <table:table-row table:style-name="ro1">
          <table:table-cell office:value-type="string" calcext:value-type="string">
            <text:p>-0.0000006846284942+0.0000000000000023j</text:p>
          </table:table-cell>
          <table:table-cell table:formula="of:=(ROW()-2)/1024" office:value-type="float" office:value="0.4013671875" calcext:value-type="float">
            <text:p>0.4013671875</text:p>
          </table:table-cell>
          <table:table-cell table:formula="of:=20*LOG10(ABS(IMREAL([.A413]))+1E-018)" office:value-type="float" office:value="-123.290900590181" calcext:value-type="float">
            <text:p>-123.290900590181</text:p>
          </table:table-cell>
        </table:table-row>
        <table:table-row table:style-name="ro1">
          <table:table-cell office:value-type="string" calcext:value-type="string">
            <text:p>-0.0000000000000575-0.0000000000000517j</text:p>
          </table:table-cell>
          <table:table-cell table:formula="of:=(ROW()-2)/1024" office:value-type="float" office:value="0.40234375" calcext:value-type="float">
            <text:p>0.40234375</text:p>
          </table:table-cell>
          <table:table-cell table:formula="of:=20*LOG10(ABS(IMREAL([.A414]))+1E-018)" office:value-type="float" office:value="-264.806492048571" calcext:value-type="float">
            <text:p>-264.806492048571</text:p>
          </table:table-cell>
        </table:table-row>
        <table:table-row table:style-name="ro1">
          <table:table-cell office:value-type="string" calcext:value-type="string">
            <text:p>0.0000009853916991-0.0000000000001057j</text:p>
          </table:table-cell>
          <table:table-cell table:formula="of:=(ROW()-2)/1024" office:value-type="float" office:value="0.4033203125" calcext:value-type="float">
            <text:p>0.4033203125</text:p>
          </table:table-cell>
          <table:table-cell table:formula="of:=20*LOG10(ABS(IMREAL([.A415]))+1E-018)" office:value-type="float" office:value="-120.12782201049" calcext:value-type="float">
            <text:p>-120.12782201049</text:p>
          </table:table-cell>
        </table:table-row>
        <table:table-row table:style-name="ro1">
          <table:table-cell office:value-type="string" calcext:value-type="string">
            <text:p>0.0000000000000251-0.0000000000000520j</text:p>
          </table:table-cell>
          <table:table-cell table:formula="of:=(ROW()-2)/1024" office:value-type="float" office:value="0.404296875" calcext:value-type="float">
            <text:p>0.404296875</text:p>
          </table:table-cell>
          <table:table-cell table:formula="of:=20*LOG10(ABS(IMREAL([.A416]))+1E-018)" office:value-type="float" office:value="-272.006179525893" calcext:value-type="float">
            <text:p>-272.006179525893</text:p>
          </table:table-cell>
        </table:table-row>
        <table:table-row table:style-name="ro1">
          <table:table-cell office:value-type="string" calcext:value-type="string">
            <text:p>0.0000008700554296+0.0000000000000018j</text:p>
          </table:table-cell>
          <table:table-cell table:formula="of:=(ROW()-2)/1024" office:value-type="float" office:value="0.4052734375" calcext:value-type="float">
            <text:p>0.4052734375</text:p>
          </table:table-cell>
          <table:table-cell table:formula="of:=20*LOG10(ABS(IMREAL([.A417]))+1E-018)" office:value-type="float" office:value="-121.209061568248" calcext:value-type="float">
            <text:p>-121.209061568248</text:p>
          </table:table-cell>
        </table:table-row>
        <table:table-row table:style-name="ro1">
          <table:table-cell office:value-type="string" calcext:value-type="string">
            <text:p>-0.0000000000000568-0.0000000000000522j</text:p>
          </table:table-cell>
          <table:table-cell table:formula="of:=(ROW()-2)/1024" office:value-type="float" office:value="0.40625" calcext:value-type="float">
            <text:p>0.40625</text:p>
          </table:table-cell>
          <table:table-cell table:formula="of:=20*LOG10(ABS(IMREAL([.A418]))+1E-018)" office:value-type="float" office:value="-264.912880366534" calcext:value-type="float">
            <text:p>-264.912880366534</text:p>
          </table:table-cell>
        </table:table-row>
        <table:table-row table:style-name="ro1">
          <table:table-cell office:value-type="string" calcext:value-type="string">
            <text:p>0.0000007508617616-0.0000000000001062j</text:p>
          </table:table-cell>
          <table:table-cell table:formula="of:=(ROW()-2)/1024" office:value-type="float" office:value="0.4072265625" calcext:value-type="float">
            <text:p>0.4072265625</text:p>
          </table:table-cell>
          <table:table-cell table:formula="of:=20*LOG10(ABS(IMREAL([.A419]))+1E-018)" office:value-type="float" office:value="-122.488800239945" calcext:value-type="float">
            <text:p>-122.488800239945</text:p>
          </table:table-cell>
        </table:table-row>
        <table:table-row table:style-name="ro1">
          <table:table-cell office:value-type="string" calcext:value-type="string">
            <text:p>0.0000000000000259-0.0000000000000524j</text:p>
          </table:table-cell>
          <table:table-cell table:formula="of:=(ROW()-2)/1024" office:value-type="float" office:value="0.408203125" calcext:value-type="float">
            <text:p>0.408203125</text:p>
          </table:table-cell>
          <table:table-cell table:formula="of:=20*LOG10(ABS(IMREAL([.A420]))+1E-018)" office:value-type="float" office:value="-271.733669362315" calcext:value-type="float">
            <text:p>-271.733669362315</text:p>
          </table:table-cell>
        </table:table-row>
        <table:table-row table:style-name="ro1">
          <table:table-cell office:value-type="string" calcext:value-type="string">
            <text:p>0.0000004547748112+0.0000000000000014j</text:p>
          </table:table-cell>
          <table:table-cell table:formula="of:=(ROW()-2)/1024" office:value-type="float" office:value="0.4091796875" calcext:value-type="float">
            <text:p>0.4091796875</text:p>
          </table:table-cell>
          <table:table-cell table:formula="of:=20*LOG10(ABS(IMREAL([.A421]))+1E-018)" office:value-type="float" office:value="-126.844071955295" calcext:value-type="float">
            <text:p>-126.844071955295</text:p>
          </table:table-cell>
        </table:table-row>
        <table:table-row table:style-name="ro1">
          <table:table-cell office:value-type="string" calcext:value-type="string">
            <text:p>-0.0000000000000561-0.0000000000000526j</text:p>
          </table:table-cell>
          <table:table-cell table:formula="of:=(ROW()-2)/1024" office:value-type="float" office:value="0.41015625" calcext:value-type="float">
            <text:p>0.41015625</text:p>
          </table:table-cell>
          <table:table-cell table:formula="of:=20*LOG10(ABS(IMREAL([.A422]))+1E-018)" office:value-type="float" office:value="-265.020587947564" calcext:value-type="float">
            <text:p>-265.020587947564</text:p>
          </table:table-cell>
        </table:table-row>
        <table:table-row table:style-name="ro1">
          <table:table-cell office:value-type="string" calcext:value-type="string">
            <text:p>-0.0000017089220449-0.0000000000001066j</text:p>
          </table:table-cell>
          <table:table-cell table:formula="of:=(ROW()-2)/1024" office:value-type="float" office:value="0.4111328125" calcext:value-type="float">
            <text:p>0.4111328125</text:p>
          </table:table-cell>
          <table:table-cell table:formula="of:=20*LOG10(ABS(IMREAL([.A423]))+1E-018)" office:value-type="float" office:value="-115.34555495672" calcext:value-type="float">
            <text:p>-115.34555495672</text:p>
          </table:table-cell>
        </table:table-row>
        <table:table-row table:style-name="ro1">
          <table:table-cell office:value-type="string" calcext:value-type="string">
            <text:p>0.0000000000000266-0.0000000000000528j</text:p>
          </table:table-cell>
          <table:table-cell table:formula="of:=(ROW()-2)/1024" office:value-type="float" office:value="0.412109375" calcext:value-type="float">
            <text:p>0.412109375</text:p>
          </table:table-cell>
          <table:table-cell table:formula="of:=20*LOG10(ABS(IMREAL([.A424]))+1E-018)" office:value-type="float" office:value="-271.502040736312" calcext:value-type="float">
            <text:p>-271.502040736312</text:p>
          </table:table-cell>
        </table:table-row>
        <table:table-row table:style-name="ro1">
          <table:table-cell office:value-type="string" calcext:value-type="string">
            <text:p>-0.0000010072793252+0.0000000000000010j</text:p>
          </table:table-cell>
          <table:table-cell table:formula="of:=(ROW()-2)/1024" office:value-type="float" office:value="0.4130859375" calcext:value-type="float">
            <text:p>0.4130859375</text:p>
          </table:table-cell>
          <table:table-cell table:formula="of:=20*LOG10(ABS(IMREAL([.A425]))+1E-018)" office:value-type="float" office:value="-119.937001600408" calcext:value-type="float">
            <text:p>-119.937001600408</text:p>
          </table:table-cell>
        </table:table-row>
        <table:table-row table:style-name="ro1">
          <table:table-cell office:value-type="string" calcext:value-type="string">
            <text:p>-0.0000000000000554-0.0000000000000531j</text:p>
          </table:table-cell>
          <table:table-cell table:formula="of:=(ROW()-2)/1024" office:value-type="float" office:value="0.4140625" calcext:value-type="float">
            <text:p>0.4140625</text:p>
          </table:table-cell>
          <table:table-cell table:formula="of:=20*LOG10(ABS(IMREAL([.A426]))+1E-018)" office:value-type="float" office:value="-265.129647921835" calcext:value-type="float">
            <text:p>-265.129647921835</text:p>
          </table:table-cell>
        </table:table-row>
        <table:table-row table:style-name="ro1">
          <table:table-cell office:value-type="string" calcext:value-type="string">
            <text:p>0.0000013363004804-0.0000000000001071j</text:p>
          </table:table-cell>
          <table:table-cell table:formula="of:=(ROW()-2)/1024" office:value-type="float" office:value="0.4150390625" calcext:value-type="float">
            <text:p>0.4150390625</text:p>
          </table:table-cell>
          <table:table-cell table:formula="of:=20*LOG10(ABS(IMREAL([.A427]))+1E-018)" office:value-type="float" office:value="-117.481917509257" calcext:value-type="float">
            <text:p>-117.481917509257</text:p>
          </table:table-cell>
        </table:table-row>
        <table:table-row table:style-name="ro1">
          <table:table-cell office:value-type="string" calcext:value-type="string">
            <text:p>0.0000000000000273-0.0000000000000533j</text:p>
          </table:table-cell>
          <table:table-cell table:formula="of:=(ROW()-2)/1024" office:value-type="float" office:value="0.416015625" calcext:value-type="float">
            <text:p>0.416015625</text:p>
          </table:table-cell>
          <table:table-cell table:formula="of:=20*LOG10(ABS(IMREAL([.A428]))+1E-018)" office:value-type="float" office:value="-271.276428900556" calcext:value-type="float">
            <text:p>-271.276428900556</text:p>
          </table:table-cell>
        </table:table-row>
        <table:table-row table:style-name="ro1">
          <table:table-cell office:value-type="string" calcext:value-type="string">
            <text:p>-0.0000008161318481+0.0000000000000005j</text:p>
          </table:table-cell>
          <table:table-cell table:formula="of:=(ROW()-2)/1024" office:value-type="float" office:value="0.4169921875" calcext:value-type="float">
            <text:p>0.4169921875</text:p>
          </table:table-cell>
          <table:table-cell table:formula="of:=20*LOG10(ABS(IMREAL([.A429]))+1E-018)" office:value-type="float" office:value="-121.764793484797" calcext:value-type="float">
            <text:p>-121.764793484797</text:p>
          </table:table-cell>
        </table:table-row>
        <table:table-row table:style-name="ro1">
          <table:table-cell office:value-type="string" calcext:value-type="string">
            <text:p>-0.0000000000000546-0.0000000000000535j</text:p>
          </table:table-cell>
          <table:table-cell table:formula="of:=(ROW()-2)/1024" office:value-type="float" office:value="0.41796875" calcext:value-type="float">
            <text:p>0.41796875</text:p>
          </table:table-cell>
          <table:table-cell table:formula="of:=20*LOG10(ABS(IMREAL([.A430]))+1E-018)" office:value-type="float" office:value="-265.255988065134" calcext:value-type="float">
            <text:p>-265.255988065134</text:p>
          </table:table-cell>
        </table:table-row>
        <table:table-row table:style-name="ro1">
          <table:table-cell office:value-type="string" calcext:value-type="string">
            <text:p>-0.0000009443688261-0.0000000000001075j</text:p>
          </table:table-cell>
          <table:table-cell table:formula="of:=(ROW()-2)/1024" office:value-type="float" office:value="0.4189453125" calcext:value-type="float">
            <text:p>0.4189453125</text:p>
          </table:table-cell>
          <table:table-cell table:formula="of:=20*LOG10(ABS(IMREAL([.A431]))+1E-018)" office:value-type="float" office:value="-120.497167150963" calcext:value-type="float">
            <text:p>-120.497167150963</text:p>
          </table:table-cell>
        </table:table-row>
        <table:table-row table:style-name="ro1">
          <table:table-cell office:value-type="string" calcext:value-type="string">
            <text:p>0.0000000000000281-0.0000000000000538j</text:p>
          </table:table-cell>
          <table:table-cell table:formula="of:=(ROW()-2)/1024" office:value-type="float" office:value="0.419921875" calcext:value-type="float">
            <text:p>0.419921875</text:p>
          </table:table-cell>
          <table:table-cell table:formula="of:=20*LOG10(ABS(IMREAL([.A432]))+1E-018)" office:value-type="float" office:value="-271.025564501006" calcext:value-type="float">
            <text:p>-271.025564501006</text:p>
          </table:table-cell>
        </table:table-row>
        <table:table-row table:style-name="ro1">
          <table:table-cell office:value-type="string" calcext:value-type="string">
            <text:p>-0.0000002919163315+0.0000000000000000j</text:p>
          </table:table-cell>
          <table:table-cell table:formula="of:=(ROW()-2)/1024" office:value-type="float" office:value="0.4208984375" calcext:value-type="float">
            <text:p>0.4208984375</text:p>
          </table:table-cell>
          <table:table-cell table:formula="of:=20*LOG10(ABS(IMREAL([.A433]))+1E-018)" office:value-type="float" office:value="-130.694832147355" calcext:value-type="float">
            <text:p>-130.694832147355</text:p>
          </table:table-cell>
        </table:table-row>
        <table:table-row table:style-name="ro1">
          <table:table-cell office:value-type="string" calcext:value-type="string">
            <text:p>-0.0000000000000539-0.0000000000000540j</text:p>
          </table:table-cell>
          <table:table-cell table:formula="of:=(ROW()-2)/1024" office:value-type="float" office:value="0.421875" calcext:value-type="float">
            <text:p>0.421875</text:p>
          </table:table-cell>
          <table:table-cell table:formula="of:=20*LOG10(ABS(IMREAL([.A434]))+1E-018)" office:value-type="float" office:value="-265.368063549529" calcext:value-type="float">
            <text:p>-265.368063549529</text:p>
          </table:table-cell>
        </table:table-row>
        <table:table-row table:style-name="ro1">
          <table:table-cell office:value-type="string" calcext:value-type="string">
            <text:p>-0.0000008333768015-0.0000000000001080j</text:p>
          </table:table-cell>
          <table:table-cell table:formula="of:=(ROW()-2)/1024" office:value-type="float" office:value="0.4228515625" calcext:value-type="float">
            <text:p>0.4228515625</text:p>
          </table:table-cell>
          <table:table-cell table:formula="of:=20*LOG10(ABS(IMREAL([.A435]))+1E-018)" office:value-type="float" office:value="-121.58317186112" calcext:value-type="float">
            <text:p>-121.58317186112</text:p>
          </table:table-cell>
        </table:table-row>
        <table:table-row table:style-name="ro1">
          <table:table-cell office:value-type="string" calcext:value-type="string">
            <text:p>0.0000000000000288-0.0000000000000542j</text:p>
          </table:table-cell>
          <table:table-cell table:formula="of:=(ROW()-2)/1024" office:value-type="float" office:value="0.423828125" calcext:value-type="float">
            <text:p>0.423828125</text:p>
          </table:table-cell>
          <table:table-cell table:formula="of:=20*LOG10(ABS(IMREAL([.A436]))+1E-018)" office:value-type="float" office:value="-270.811848656661" calcext:value-type="float">
            <text:p>-270.811848656661</text:p>
          </table:table-cell>
        </table:table-row>
        <table:table-row table:style-name="ro1">
          <table:table-cell office:value-type="string" calcext:value-type="string">
            <text:p>0.0000008954532838-0.0000000000000004j</text:p>
          </table:table-cell>
          <table:table-cell table:formula="of:=(ROW()-2)/1024" office:value-type="float" office:value="0.4248046875" calcext:value-type="float">
            <text:p>0.4248046875</text:p>
          </table:table-cell>
          <table:table-cell table:formula="of:=20*LOG10(ABS(IMREAL([.A437]))+1E-018)" office:value-type="float" office:value="-120.959141331233" calcext:value-type="float">
            <text:p>-120.959141331233</text:p>
          </table:table-cell>
        </table:table-row>
        <table:table-row table:style-name="ro1">
          <table:table-cell office:value-type="string" calcext:value-type="string">
            <text:p>-0.0000000000000532-0.0000000000000544j</text:p>
          </table:table-cell>
          <table:table-cell table:formula="of:=(ROW()-2)/1024" office:value-type="float" office:value="0.42578125" calcext:value-type="float">
            <text:p>0.42578125</text:p>
          </table:table-cell>
          <table:table-cell table:formula="of:=20*LOG10(ABS(IMREAL([.A438]))+1E-018)" office:value-type="float" office:value="-265.481604087031" calcext:value-type="float">
            <text:p>-265.481604087031</text:p>
          </table:table-cell>
        </table:table-row>
        <table:table-row table:style-name="ro1">
          <table:table-cell office:value-type="string" calcext:value-type="string">
            <text:p>-0.0000006362796122-0.0000000000001084j</text:p>
          </table:table-cell>
          <table:table-cell table:formula="of:=(ROW()-2)/1024" office:value-type="float" office:value="0.4267578125" calcext:value-type="float">
            <text:p>0.4267578125</text:p>
          </table:table-cell>
          <table:table-cell table:formula="of:=20*LOG10(ABS(IMREAL([.A439]))+1E-018)" office:value-type="float" office:value="-123.927039845835" calcext:value-type="float">
            <text:p>-123.927039845835</text:p>
          </table:table-cell>
        </table:table-row>
        <table:table-row table:style-name="ro1">
          <table:table-cell office:value-type="string" calcext:value-type="string">
            <text:p>0.0000000000000295-0.0000000000000546j</text:p>
          </table:table-cell>
          <table:table-cell table:formula="of:=(ROW()-2)/1024" office:value-type="float" office:value="0.427734375" calcext:value-type="float">
            <text:p>0.427734375</text:p>
          </table:table-cell>
          <table:table-cell table:formula="of:=20*LOG10(ABS(IMREAL([.A440]))+1E-018)" office:value-type="float" office:value="-270.60326524849" calcext:value-type="float">
            <text:p>-270.60326524849</text:p>
          </table:table-cell>
        </table:table-row>
        <table:table-row table:style-name="ro1">
          <table:table-cell office:value-type="string" calcext:value-type="string">
            <text:p>-0.0000002907342591-0.0000000000000008j</text:p>
          </table:table-cell>
          <table:table-cell table:formula="of:=(ROW()-2)/1024" office:value-type="float" office:value="0.4287109375" calcext:value-type="float">
            <text:p>0.4287109375</text:p>
          </table:table-cell>
          <table:table-cell table:formula="of:=20*LOG10(ABS(IMREAL([.A441]))+1E-018)" office:value-type="float" office:value="-130.730075789644" calcext:value-type="float">
            <text:p>-130.730075789644</text:p>
          </table:table-cell>
        </table:table-row>
        <table:table-row table:style-name="ro1">
          <table:table-cell office:value-type="string" calcext:value-type="string">
            <text:p>-0.0000000000000524-0.0000000000000548j</text:p>
          </table:table-cell>
          <table:table-cell table:formula="of:=(ROW()-2)/1024" office:value-type="float" office:value="0.4296875" calcext:value-type="float">
            <text:p>0.4296875</text:p>
          </table:table-cell>
          <table:table-cell table:formula="of:=20*LOG10(ABS(IMREAL([.A442]))+1E-018)" office:value-type="float" office:value="-265.613208500655" calcext:value-type="float">
            <text:p>-265.613208500655</text:p>
          </table:table-cell>
        </table:table-row>
        <table:table-row table:style-name="ro1">
          <table:table-cell office:value-type="string" calcext:value-type="string">
            <text:p>-0.0000002296444912-0.0000000000001088j</text:p>
          </table:table-cell>
          <table:table-cell table:formula="of:=(ROW()-2)/1024" office:value-type="float" office:value="0.4306640625" calcext:value-type="float">
            <text:p>0.4306640625</text:p>
          </table:table-cell>
          <table:table-cell table:formula="of:=20*LOG10(ABS(IMREAL([.A443]))+1E-018)" office:value-type="float" office:value="-132.778879362831" calcext:value-type="float">
            <text:p>-132.778879362831</text:p>
          </table:table-cell>
        </table:table-row>
        <table:table-row table:style-name="ro1">
          <table:table-cell office:value-type="string" calcext:value-type="string">
            <text:p>0.0000000000000302-0.0000000000000550j</text:p>
          </table:table-cell>
          <table:table-cell table:formula="of:=(ROW()-2)/1024" office:value-type="float" office:value="0.431640625" calcext:value-type="float">
            <text:p>0.431640625</text:p>
          </table:table-cell>
          <table:table-cell table:formula="of:=20*LOG10(ABS(IMREAL([.A444]))+1E-018)" office:value-type="float" office:value="-270.399573533379" calcext:value-type="float">
            <text:p>-270.399573533379</text:p>
          </table:table-cell>
        </table:table-row>
        <table:table-row table:style-name="ro1">
          <table:table-cell office:value-type="string" calcext:value-type="string">
            <text:p>-0.0000000591695934-0.0000000000000013j</text:p>
          </table:table-cell>
          <table:table-cell table:formula="of:=(ROW()-2)/1024" office:value-type="float" office:value="0.4326171875" calcext:value-type="float">
            <text:p>0.4326171875</text:p>
          </table:table-cell>
          <table:table-cell table:formula="of:=20*LOG10(ABS(IMREAL([.A445]))+1E-018)" office:value-type="float" office:value="-144.558028301568" calcext:value-type="float">
            <text:p>-144.558028301568</text:p>
          </table:table-cell>
        </table:table-row>
        <table:table-row table:style-name="ro1">
          <table:table-cell office:value-type="string" calcext:value-type="string">
            <text:p>-0.0000000000000517-0.0000000000000553j</text:p>
          </table:table-cell>
          <table:table-cell table:formula="of:=(ROW()-2)/1024" office:value-type="float" office:value="0.43359375" calcext:value-type="float">
            <text:p>0.43359375</text:p>
          </table:table-cell>
          <table:table-cell table:formula="of:=20*LOG10(ABS(IMREAL([.A446]))+1E-018)" office:value-type="float" office:value="-265.730021134144" calcext:value-type="float">
            <text:p>-265.730021134144</text:p>
          </table:table-cell>
        </table:table-row>
        <table:table-row table:style-name="ro1">
          <table:table-cell office:value-type="string" calcext:value-type="string">
            <text:p>0.0000002423723384-0.0000000000001093j</text:p>
          </table:table-cell>
          <table:table-cell table:formula="of:=(ROW()-2)/1024" office:value-type="float" office:value="0.4345703125" calcext:value-type="float">
            <text:p>0.4345703125</text:p>
          </table:table-cell>
          <table:table-cell table:formula="of:=20*LOG10(ABS(IMREAL([.A447]))+1E-018)" office:value-type="float" office:value="-132.310338941378" calcext:value-type="float">
            <text:p>-132.310338941378</text:p>
          </table:table-cell>
        </table:table-row>
        <table:table-row table:style-name="ro1">
          <table:table-cell office:value-type="string" calcext:value-type="string">
            <text:p>0.0000000000000310-0.0000000000000555j</text:p>
          </table:table-cell>
          <table:table-cell table:formula="of:=(ROW()-2)/1024" office:value-type="float" office:value="0.435546875" calcext:value-type="float">
            <text:p>0.435546875</text:p>
          </table:table-cell>
          <table:table-cell table:formula="of:=20*LOG10(ABS(IMREAL([.A448]))+1E-018)" office:value-type="float" office:value="-270.172485937845" calcext:value-type="float">
            <text:p>-270.172485937845</text:p>
          </table:table-cell>
        </table:table-row>
        <table:table-row table:style-name="ro1">
          <table:table-cell office:value-type="string" calcext:value-type="string">
            <text:p>0.0000009976199368-0.0000000000000017j</text:p>
          </table:table-cell>
          <table:table-cell table:formula="of:=(ROW()-2)/1024" office:value-type="float" office:value="0.4365234375" calcext:value-type="float">
            <text:p>0.4365234375</text:p>
          </table:table-cell>
          <table:table-cell table:formula="of:=20*LOG10(ABS(IMREAL([.A449]))+1E-018)" office:value-type="float" office:value="-120.020697606866" calcext:value-type="float">
            <text:p>-120.020697606866</text:p>
          </table:table-cell>
        </table:table-row>
        <table:table-row table:style-name="ro1">
          <table:table-cell office:value-type="string" calcext:value-type="string">
            <text:p>-0.0000000000000509-0.0000000000000557j</text:p>
          </table:table-cell>
          <table:table-cell table:formula="of:=(ROW()-2)/1024" office:value-type="float" office:value="0.4375" calcext:value-type="float">
            <text:p>0.4375</text:p>
          </table:table-cell>
          <table:table-cell table:formula="of:=20*LOG10(ABS(IMREAL([.A450]))+1E-018)" office:value-type="float" office:value="-265.865473708779" calcext:value-type="float">
            <text:p>-265.865473708779</text:p>
          </table:table-cell>
        </table:table-row>
        <table:table-row table:style-name="ro1">
          <table:table-cell office:value-type="string" calcext:value-type="string">
            <text:p>0.0000004000582804-0.0000000000001097j</text:p>
          </table:table-cell>
          <table:table-cell table:formula="of:=(ROW()-2)/1024" office:value-type="float" office:value="0.4384765625" calcext:value-type="float">
            <text:p>0.4384765625</text:p>
          </table:table-cell>
          <table:table-cell table:formula="of:=20*LOG10(ABS(IMREAL([.A451]))+1E-018)" office:value-type="float" office:value="-127.957534722799" calcext:value-type="float">
            <text:p>-127.957534722799</text:p>
          </table:table-cell>
        </table:table-row>
        <table:table-row table:style-name="ro1">
          <table:table-cell office:value-type="string" calcext:value-type="string">
            <text:p>0.0000000000000318-0.0000000000000559j</text:p>
          </table:table-cell>
          <table:table-cell table:formula="of:=(ROW()-2)/1024" office:value-type="float" office:value="0.439453125" calcext:value-type="float">
            <text:p>0.439453125</text:p>
          </table:table-cell>
          <table:table-cell table:formula="of:=20*LOG10(ABS(IMREAL([.A452]))+1E-018)" office:value-type="float" office:value="-269.951184463422" calcext:value-type="float">
            <text:p>-269.951184463422</text:p>
          </table:table-cell>
        </table:table-row>
        <table:table-row table:style-name="ro1">
          <table:table-cell office:value-type="string" calcext:value-type="string">
            <text:p>0.0000006092751948-0.0000000000000021j</text:p>
          </table:table-cell>
          <table:table-cell table:formula="of:=(ROW()-2)/1024" office:value-type="float" office:value="0.4404296875" calcext:value-type="float">
            <text:p>0.4404296875</text:p>
          </table:table-cell>
          <table:table-cell table:formula="of:=20*LOG10(ABS(IMREAL([.A453]))+1E-018)" office:value-type="float" office:value="-124.303730055772" calcext:value-type="float">
            <text:p>-124.303730055772</text:p>
          </table:table-cell>
        </table:table-row>
        <table:table-row table:style-name="ro1">
          <table:table-cell office:value-type="string" calcext:value-type="string">
            <text:p>-0.0000000000000501-0.0000000000000561j</text:p>
          </table:table-cell>
          <table:table-cell table:formula="of:=(ROW()-2)/1024" office:value-type="float" office:value="0.44140625" calcext:value-type="float">
            <text:p>0.44140625</text:p>
          </table:table-cell>
          <table:table-cell table:formula="of:=20*LOG10(ABS(IMREAL([.A454]))+1E-018)" office:value-type="float" office:value="-266.003072113335" calcext:value-type="float">
            <text:p>-266.003072113335</text:p>
          </table:table-cell>
        </table:table-row>
        <table:table-row table:style-name="ro1">
          <table:table-cell office:value-type="string" calcext:value-type="string">
            <text:p>0.0000004989788841-0.0000000000001102j</text:p>
          </table:table-cell>
          <table:table-cell table:formula="of:=(ROW()-2)/1024" office:value-type="float" office:value="0.4423828125" calcext:value-type="float">
            <text:p>0.4423828125</text:p>
          </table:table-cell>
          <table:table-cell table:formula="of:=20*LOG10(ABS(IMREAL([.A455]))+1E-018)" office:value-type="float" office:value="-126.038356651158" calcext:value-type="float">
            <text:p>-126.038356651158</text:p>
          </table:table-cell>
        </table:table-row>
        <table:table-row table:style-name="ro1">
          <table:table-cell office:value-type="string" calcext:value-type="string">
            <text:p>0.0000000000000325-0.0000000000000564j</text:p>
          </table:table-cell>
          <table:table-cell table:formula="of:=(ROW()-2)/1024" office:value-type="float" office:value="0.443359375" calcext:value-type="float">
            <text:p>0.443359375</text:p>
          </table:table-cell>
          <table:table-cell table:formula="of:=20*LOG10(ABS(IMREAL([.A456]))+1E-018)" office:value-type="float" office:value="-269.762065526391" calcext:value-type="float">
            <text:p>-269.762065526391</text:p>
          </table:table-cell>
        </table:table-row>
        <table:table-row table:style-name="ro1">
          <table:table-cell office:value-type="string" calcext:value-type="string">
            <text:p>0.0000001045220765-0.0000000000000026j</text:p>
          </table:table-cell>
          <table:table-cell table:formula="of:=(ROW()-2)/1024" office:value-type="float" office:value="0.4443359375" calcext:value-type="float">
            <text:p>0.4443359375</text:p>
          </table:table-cell>
          <table:table-cell table:formula="of:=20*LOG10(ABS(IMREAL([.A457]))+1E-018)" office:value-type="float" office:value="-139.615839417859" calcext:value-type="float">
            <text:p>-139.615839417859</text:p>
          </table:table-cell>
        </table:table-row>
        <table:table-row table:style-name="ro1">
          <table:table-cell office:value-type="string" calcext:value-type="string">
            <text:p>-0.0000000000000494-0.0000000000000566j</text:p>
          </table:table-cell>
          <table:table-cell table:formula="of:=(ROW()-2)/1024" office:value-type="float" office:value="0.4453125" calcext:value-type="float">
            <text:p>0.4453125</text:p>
          </table:table-cell>
          <table:table-cell table:formula="of:=20*LOG10(ABS(IMREAL([.A458]))+1E-018)" office:value-type="float" office:value="-266.125285195581" calcext:value-type="float">
            <text:p>-266.125285195581</text:p>
          </table:table-cell>
        </table:table-row>
        <table:table-row table:style-name="ro1">
          <table:table-cell office:value-type="string" calcext:value-type="string">
            <text:p>-0.0000005705143000-0.0000000000001106j</text:p>
          </table:table-cell>
          <table:table-cell table:formula="of:=(ROW()-2)/1024" office:value-type="float" office:value="0.4462890625" calcext:value-type="float">
            <text:p>0.4462890625</text:p>
          </table:table-cell>
          <table:table-cell table:formula="of:=20*LOG10(ABS(IMREAL([.A459]))+1E-018)" office:value-type="float" office:value="-124.874669309448" calcext:value-type="float">
            <text:p>-124.874669309448</text:p>
          </table:table-cell>
        </table:table-row>
        <table:table-row table:style-name="ro1">
          <table:table-cell office:value-type="string" calcext:value-type="string">
            <text:p>0.0000000000000333-0.0000000000000568j</text:p>
          </table:table-cell>
          <table:table-cell table:formula="of:=(ROW()-2)/1024" office:value-type="float" office:value="0.447265625" calcext:value-type="float">
            <text:p>0.447265625</text:p>
          </table:table-cell>
          <table:table-cell table:formula="of:=20*LOG10(ABS(IMREAL([.A460]))+1E-018)" office:value-type="float" office:value="-269.550854496263" calcext:value-type="float">
            <text:p>-269.550854496263</text:p>
          </table:table-cell>
        </table:table-row>
        <table:table-row table:style-name="ro1">
          <table:table-cell office:value-type="string" calcext:value-type="string">
            <text:p>0.0000009293522607-0.0000000000000030j</text:p>
          </table:table-cell>
          <table:table-cell table:formula="of:=(ROW()-2)/1024" office:value-type="float" office:value="0.4482421875" calcext:value-type="float">
            <text:p>0.4482421875</text:p>
          </table:table-cell>
          <table:table-cell table:formula="of:=20*LOG10(ABS(IMREAL([.A461]))+1E-018)" office:value-type="float" office:value="-120.636392805566" calcext:value-type="float">
            <text:p>-120.636392805566</text:p>
          </table:table-cell>
        </table:table-row>
        <table:table-row table:style-name="ro1">
          <table:table-cell office:value-type="string" calcext:value-type="string">
            <text:p>-0.0000000000000486-0.0000000000000570j</text:p>
          </table:table-cell>
          <table:table-cell table:formula="of:=(ROW()-2)/1024" office:value-type="float" office:value="0.44921875" calcext:value-type="float">
            <text:p>0.44921875</text:p>
          </table:table-cell>
          <table:table-cell table:formula="of:=20*LOG10(ABS(IMREAL([.A462]))+1E-018)" office:value-type="float" office:value="-266.267095894584" calcext:value-type="float">
            <text:p>-266.267095894584</text:p>
          </table:table-cell>
        </table:table-row>
        <table:table-row table:style-name="ro1">
          <table:table-cell office:value-type="string" calcext:value-type="string">
            <text:p>0.0000004488026171-0.0000000000001110j</text:p>
          </table:table-cell>
          <table:table-cell table:formula="of:=(ROW()-2)/1024" office:value-type="float" office:value="0.4501953125" calcext:value-type="float">
            <text:p>0.4501953125</text:p>
          </table:table-cell>
          <table:table-cell table:formula="of:=20*LOG10(ABS(IMREAL([.A463]))+1E-018)" office:value-type="float" office:value="-126.958892384895" calcext:value-type="float">
            <text:p>-126.958892384895</text:p>
          </table:table-cell>
        </table:table-row>
        <table:table-row table:style-name="ro1">
          <table:table-cell office:value-type="string" calcext:value-type="string">
            <text:p>0.0000000000000341-0.0000000000000573j</text:p>
          </table:table-cell>
          <table:table-cell table:formula="of:=(ROW()-2)/1024" office:value-type="float" office:value="0.451171875" calcext:value-type="float">
            <text:p>0.451171875</text:p>
          </table:table-cell>
          <table:table-cell table:formula="of:=20*LOG10(ABS(IMREAL([.A464]))+1E-018)" office:value-type="float" office:value="-269.344657705714" calcext:value-type="float">
            <text:p>-269.344657705714</text:p>
          </table:table-cell>
        </table:table-row>
        <table:table-row table:style-name="ro1">
          <table:table-cell office:value-type="string" calcext:value-type="string">
            <text:p>0.0000004723781582-0.0000000000000035j</text:p>
          </table:table-cell>
          <table:table-cell table:formula="of:=(ROW()-2)/1024" office:value-type="float" office:value="0.4521484375" calcext:value-type="float">
            <text:p>0.4521484375</text:p>
          </table:table-cell>
          <table:table-cell table:formula="of:=20*LOG10(ABS(IMREAL([.A465]))+1E-018)" office:value-type="float" office:value="-126.514203829641" calcext:value-type="float">
            <text:p>-126.514203829641</text:p>
          </table:table-cell>
        </table:table-row>
        <table:table-row table:style-name="ro1">
          <table:table-cell office:value-type="string" calcext:value-type="string">
            <text:p>-0.0000000000000478-0.0000000000000575j</text:p>
          </table:table-cell>
          <table:table-cell table:formula="of:=(ROW()-2)/1024" office:value-type="float" office:value="0.453125" calcext:value-type="float">
            <text:p>0.453125</text:p>
          </table:table-cell>
          <table:table-cell table:formula="of:=20*LOG10(ABS(IMREAL([.A466]))+1E-018)" office:value-type="float" office:value="-266.411260356486" calcext:value-type="float">
            <text:p>-266.411260356486</text:p>
          </table:table-cell>
        </table:table-row>
        <table:table-row table:style-name="ro1">
          <table:table-cell office:value-type="string" calcext:value-type="string">
            <text:p>0.0000000755980117-0.0000000000001115j</text:p>
          </table:table-cell>
          <table:table-cell table:formula="of:=(ROW()-2)/1024" office:value-type="float" office:value="0.4541015625" calcext:value-type="float">
            <text:p>0.4541015625</text:p>
          </table:table-cell>
          <table:table-cell table:formula="of:=20*LOG10(ABS(IMREAL([.A467]))+1E-018)" office:value-type="float" office:value="-142.42979253406" calcext:value-type="float">
            <text:p>-142.42979253406</text:p>
          </table:table-cell>
        </table:table-row>
        <table:table-row table:style-name="ro1">
          <table:table-cell office:value-type="string" calcext:value-type="string">
            <text:p>0.0000000000000349-0.0000000000000577j</text:p>
          </table:table-cell>
          <table:table-cell table:formula="of:=(ROW()-2)/1024" office:value-type="float" office:value="0.455078125" calcext:value-type="float">
            <text:p>0.455078125</text:p>
          </table:table-cell>
          <table:table-cell table:formula="of:=20*LOG10(ABS(IMREAL([.A468]))+1E-018)" office:value-type="float" office:value="-269.143242585023" calcext:value-type="float">
            <text:p>-269.143242585023</text:p>
          </table:table-cell>
        </table:table-row>
        <table:table-row table:style-name="ro1">
          <table:table-cell office:value-type="string" calcext:value-type="string">
            <text:p>0.0000001975166505-0.0000000000000039j</text:p>
          </table:table-cell>
          <table:table-cell table:formula="of:=(ROW()-2)/1024" office:value-type="float" office:value="0.4560546875" calcext:value-type="float">
            <text:p>0.4560546875</text:p>
          </table:table-cell>
          <table:table-cell table:formula="of:=20*LOG10(ABS(IMREAL([.A469]))+1E-018)" office:value-type="float" office:value="-134.087925756102" calcext:value-type="float">
            <text:p>-134.087925756102</text:p>
          </table:table-cell>
        </table:table-row>
        <table:table-row table:style-name="ro1">
          <table:table-cell office:value-type="string" calcext:value-type="string">
            <text:p>-0.0000000000000470-0.0000000000000579j</text:p>
          </table:table-cell>
          <table:table-cell table:formula="of:=(ROW()-2)/1024" office:value-type="float" office:value="0.45703125" calcext:value-type="float">
            <text:p>0.45703125</text:p>
          </table:table-cell>
          <table:table-cell table:formula="of:=20*LOG10(ABS(IMREAL([.A470]))+1E-018)" office:value-type="float" office:value="-266.557858037089" calcext:value-type="float">
            <text:p>-266.557858037089</text:p>
          </table:table-cell>
        </table:table-row>
        <table:table-row table:style-name="ro1">
          <table:table-cell office:value-type="string" calcext:value-type="string">
            <text:p>-0.0000001678766318-0.0000000000001119j</text:p>
          </table:table-cell>
          <table:table-cell table:formula="of:=(ROW()-2)/1024" office:value-type="float" office:value="0.4580078125" calcext:value-type="float">
            <text:p>0.4580078125</text:p>
          </table:table-cell>
          <table:table-cell table:formula="of:=20*LOG10(ABS(IMREAL([.A471]))+1E-018)" office:value-type="float" office:value="-135.50019505713" calcext:value-type="float">
            <text:p>-135.50019505713</text:p>
          </table:table-cell>
        </table:table-row>
        <table:table-row table:style-name="ro1">
          <table:table-cell office:value-type="string" calcext:value-type="string">
            <text:p>0.0000000000000357-0.0000000000000581j</text:p>
          </table:table-cell>
          <table:table-cell table:formula="of:=(ROW()-2)/1024" office:value-type="float" office:value="0.458984375" calcext:value-type="float">
            <text:p>0.458984375</text:p>
          </table:table-cell>
          <table:table-cell table:formula="of:=20*LOG10(ABS(IMREAL([.A472]))+1E-018)" office:value-type="float" office:value="-268.946392378933" calcext:value-type="float">
            <text:p>-268.946392378933</text:p>
          </table:table-cell>
        </table:table-row>
        <table:table-row table:style-name="ro1">
          <table:table-cell office:value-type="string" calcext:value-type="string">
            <text:p>0.0000002990334392-0.0000000000000044j</text:p>
          </table:table-cell>
          <table:table-cell table:formula="of:=(ROW()-2)/1024" office:value-type="float" office:value="0.4599609375" calcext:value-type="float">
            <text:p>0.4599609375</text:p>
          </table:table-cell>
          <table:table-cell table:formula="of:=20*LOG10(ABS(IMREAL([.A473]))+1E-018)" office:value-type="float" office:value="-130.485604885788" calcext:value-type="float">
            <text:p>-130.485604885788</text:p>
          </table:table-cell>
        </table:table-row>
        <table:table-row table:style-name="ro1">
          <table:table-cell office:value-type="string" calcext:value-type="string">
            <text:p>-0.0000000000000462-0.0000000000000584j</text:p>
          </table:table-cell>
          <table:table-cell table:formula="of:=(ROW()-2)/1024" office:value-type="float" office:value="0.4609375" calcext:value-type="float">
            <text:p>0.4609375</text:p>
          </table:table-cell>
          <table:table-cell table:formula="of:=20*LOG10(ABS(IMREAL([.A474]))+1E-018)" office:value-type="float" office:value="-266.706972484643" calcext:value-type="float">
            <text:p>-266.706972484643</text:p>
          </table:table-cell>
        </table:table-row>
        <table:table-row table:style-name="ro1">
          <table:table-cell office:value-type="string" calcext:value-type="string">
            <text:p>0.0000007896123526-0.0000000000001124j</text:p>
          </table:table-cell>
          <table:table-cell table:formula="of:=(ROW()-2)/1024" office:value-type="float" office:value="0.4619140625" calcext:value-type="float">
            <text:p>0.4619140625</text:p>
          </table:table-cell>
          <table:table-cell table:formula="of:=20*LOG10(ABS(IMREAL([.A475]))+1E-018)" office:value-type="float" office:value="-122.051721324689" calcext:value-type="float">
            <text:p>-122.051721324689</text:p>
          </table:table-cell>
        </table:table-row>
        <table:table-row table:style-name="ro1">
          <table:table-cell office:value-type="string" calcext:value-type="string">
            <text:p>0.0000000000000365-0.0000000000000586j</text:p>
          </table:table-cell>
          <table:table-cell table:formula="of:=(ROW()-2)/1024" office:value-type="float" office:value="0.462890625" calcext:value-type="float">
            <text:p>0.462890625</text:p>
          </table:table-cell>
          <table:table-cell table:formula="of:=20*LOG10(ABS(IMREAL([.A476]))+1E-018)" office:value-type="float" office:value="-268.753904744551" calcext:value-type="float">
            <text:p>-268.753904744551</text:p>
          </table:table-cell>
        </table:table-row>
        <table:table-row table:style-name="ro1">
          <table:table-cell office:value-type="string" calcext:value-type="string">
            <text:p>0.0000000808171464-0.0000000000000048j</text:p>
          </table:table-cell>
          <table:table-cell table:formula="of:=(ROW()-2)/1024" office:value-type="float" office:value="0.4638671875" calcext:value-type="float">
            <text:p>0.4638671875</text:p>
          </table:table-cell>
          <table:table-cell table:formula="of:=20*LOG10(ABS(IMREAL([.A477]))+1E-018)" office:value-type="float" office:value="-141.849929765365" calcext:value-type="float">
            <text:p>-141.849929765365</text:p>
          </table:table-cell>
        </table:table-row>
        <table:table-row table:style-name="ro1">
          <table:table-cell office:value-type="string" calcext:value-type="string">
            <text:p>-0.0000000000000454-0.0000000000000588j</text:p>
          </table:table-cell>
          <table:table-cell table:formula="of:=(ROW()-2)/1024" office:value-type="float" office:value="0.46484375" calcext:value-type="float">
            <text:p>0.46484375</text:p>
          </table:table-cell>
          <table:table-cell table:formula="of:=20*LOG10(ABS(IMREAL([.A478]))+1E-018)" office:value-type="float" office:value="-266.85869162581" calcext:value-type="float">
            <text:p>-266.85869162581</text:p>
          </table:table-cell>
        </table:table-row>
        <table:table-row table:style-name="ro1">
          <table:table-cell office:value-type="string" calcext:value-type="string">
            <text:p>0.0000000112546941-0.0000000000001128j</text:p>
          </table:table-cell>
          <table:table-cell table:formula="of:=(ROW()-2)/1024" office:value-type="float" office:value="0.4658203125" calcext:value-type="float">
            <text:p>0.4658203125</text:p>
          </table:table-cell>
          <table:table-cell table:formula="of:=20*LOG10(ABS(IMREAL([.A479]))+1E-018)" office:value-type="float" office:value="-158.973326089774" calcext:value-type="float">
            <text:p>-158.973326089774</text:p>
          </table:table-cell>
        </table:table-row>
        <table:table-row table:style-name="ro1">
          <table:table-cell office:value-type="string" calcext:value-type="string">
            <text:p>0.0000000000000373-0.0000000000000590j</text:p>
          </table:table-cell>
          <table:table-cell table:formula="of:=(ROW()-2)/1024" office:value-type="float" office:value="0.466796875" calcext:value-type="float">
            <text:p>0.466796875</text:p>
          </table:table-cell>
          <table:table-cell table:formula="of:=20*LOG10(ABS(IMREAL([.A480]))+1E-018)" office:value-type="float" office:value="-268.565590501274" calcext:value-type="float">
            <text:p>-268.565590501274</text:p>
          </table:table-cell>
        </table:table-row>
        <table:table-row table:style-name="ro1">
          <table:table-cell office:value-type="string" calcext:value-type="string">
            <text:p>-0.0000018751160146-0.0000000000000053j</text:p>
          </table:table-cell>
          <table:table-cell table:formula="of:=(ROW()-2)/1024" office:value-type="float" office:value="0.4677734375" calcext:value-type="float">
            <text:p>0.4677734375</text:p>
          </table:table-cell>
          <table:table-cell table:formula="of:=20*LOG10(ABS(IMREAL([.A481]))+1E-018)" office:value-type="float" office:value="-114.539437140674" calcext:value-type="float">
            <text:p>-114.539437140674</text:p>
          </table:table-cell>
        </table:table-row>
        <table:table-row table:style-name="ro1">
          <table:table-cell office:value-type="string" calcext:value-type="string">
            <text:p>-0.0000000000000445-0.0000000000000593j</text:p>
          </table:table-cell>
          <table:table-cell table:formula="of:=(ROW()-2)/1024" office:value-type="float" office:value="0.46875" calcext:value-type="float">
            <text:p>0.46875</text:p>
          </table:table-cell>
          <table:table-cell table:formula="of:=20*LOG10(ABS(IMREAL([.A482]))+1E-018)" office:value-type="float" office:value="-267.032604594043" calcext:value-type="float">
            <text:p>-267.032604594043</text:p>
          </table:table-cell>
        </table:table-row>
        <table:table-row table:style-name="ro1">
          <table:table-cell office:value-type="string" calcext:value-type="string">
            <text:p>-0.0000012996248893-0.0000000000001133j</text:p>
          </table:table-cell>
          <table:table-cell table:formula="of:=(ROW()-2)/1024" office:value-type="float" office:value="0.4697265625" calcext:value-type="float">
            <text:p>0.4697265625</text:p>
          </table:table-cell>
          <table:table-cell table:formula="of:=20*LOG10(ABS(IMREAL([.A483]))+1E-018)" office:value-type="float" office:value="-117.723639600241" calcext:value-type="float">
            <text:p>-117.723639600241</text:p>
          </table:table-cell>
        </table:table-row>
        <table:table-row table:style-name="ro1">
          <table:table-cell office:value-type="string" calcext:value-type="string">
            <text:p>0.0000000000000382-0.0000000000000595j</text:p>
          </table:table-cell>
          <table:table-cell table:formula="of:=(ROW()-2)/1024" office:value-type="float" office:value="0.470703125" calcext:value-type="float">
            <text:p>0.470703125</text:p>
          </table:table-cell>
          <table:table-cell table:formula="of:=20*LOG10(ABS(IMREAL([.A484]))+1E-018)" office:value-type="float" office:value="-268.358505365432" calcext:value-type="float">
            <text:p>-268.358505365432</text:p>
          </table:table-cell>
        </table:table-row>
        <table:table-row table:style-name="ro1">
          <table:table-cell office:value-type="string" calcext:value-type="string">
            <text:p>-0.0000011934771992-0.0000000000000057j</text:p>
          </table:table-cell>
          <table:table-cell table:formula="of:=(ROW()-2)/1024" office:value-type="float" office:value="0.4716796875" calcext:value-type="float">
            <text:p>0.4716796875</text:p>
          </table:table-cell>
          <table:table-cell table:formula="of:=20*LOG10(ABS(IMREAL([.A485]))+1E-018)" office:value-type="float" office:value="-118.463717471239" calcext:value-type="float">
            <text:p>-118.463717471239</text:p>
          </table:table-cell>
        </table:table-row>
        <table:table-row table:style-name="ro1">
          <table:table-cell office:value-type="string" calcext:value-type="string">
            <text:p>-0.0000000000000437-0.0000000000000597j</text:p>
          </table:table-cell>
          <table:table-cell table:formula="of:=(ROW()-2)/1024" office:value-type="float" office:value="0.47265625" calcext:value-type="float">
            <text:p>0.47265625</text:p>
          </table:table-cell>
          <table:table-cell table:formula="of:=20*LOG10(ABS(IMREAL([.A486]))+1E-018)" office:value-type="float" office:value="-267.190172501089" calcext:value-type="float">
            <text:p>-267.190172501089</text:p>
          </table:table-cell>
        </table:table-row>
        <table:table-row table:style-name="ro1">
          <table:table-cell office:value-type="string" calcext:value-type="string">
            <text:p>0.0000006622246954-0.0000000000001137j</text:p>
          </table:table-cell>
          <table:table-cell table:formula="of:=(ROW()-2)/1024" office:value-type="float" office:value="0.4736328125" calcext:value-type="float">
            <text:p>0.4736328125</text:p>
          </table:table-cell>
          <table:table-cell table:formula="of:=20*LOG10(ABS(IMREAL([.A487]))+1E-018)" office:value-type="float" office:value="-123.579892555146" calcext:value-type="float">
            <text:p>-123.579892555146</text:p>
          </table:table-cell>
        </table:table-row>
        <table:table-row table:style-name="ro1">
          <table:table-cell office:value-type="string" calcext:value-type="string">
            <text:p>0.0000000000000390-0.0000000000000599j</text:p>
          </table:table-cell>
          <table:table-cell table:formula="of:=(ROW()-2)/1024" office:value-type="float" office:value="0.474609375" calcext:value-type="float">
            <text:p>0.474609375</text:p>
          </table:table-cell>
          <table:table-cell table:formula="of:=20*LOG10(ABS(IMREAL([.A488]))+1E-018)" office:value-type="float" office:value="-268.178485147206" calcext:value-type="float">
            <text:p>-268.178485147206</text:p>
          </table:table-cell>
        </table:table-row>
        <table:table-row table:style-name="ro1">
          <table:table-cell office:value-type="string" calcext:value-type="string">
            <text:p>-0.0000002018308093-0.0000000000000061j</text:p>
          </table:table-cell>
          <table:table-cell table:formula="of:=(ROW()-2)/1024" office:value-type="float" office:value="0.4755859375" calcext:value-type="float">
            <text:p>0.4755859375</text:p>
          </table:table-cell>
          <table:table-cell table:formula="of:=20*LOG10(ABS(IMREAL([.A489]))+1E-018)" office:value-type="float" office:value="-133.900250767124" calcext:value-type="float">
            <text:p>-133.900250767124</text:p>
          </table:table-cell>
        </table:table-row>
        <table:table-row table:style-name="ro1">
          <table:table-cell office:value-type="string" calcext:value-type="string">
            <text:p>-0.0000000000000428-0.0000000000000601j</text:p>
          </table:table-cell>
          <table:table-cell table:formula="of:=(ROW()-2)/1024" office:value-type="float" office:value="0.4765625" calcext:value-type="float">
            <text:p>0.4765625</text:p>
          </table:table-cell>
          <table:table-cell table:formula="of:=20*LOG10(ABS(IMREAL([.A490]))+1E-018)" office:value-type="float" office:value="-267.370921680761" calcext:value-type="float">
            <text:p>-267.370921680761</text:p>
          </table:table-cell>
        </table:table-row>
        <table:table-row table:style-name="ro1">
          <table:table-cell office:value-type="string" calcext:value-type="string">
            <text:p>-0.0000008646269759-0.0000000000001141j</text:p>
          </table:table-cell>
          <table:table-cell table:formula="of:=(ROW()-2)/1024" office:value-type="float" office:value="0.4775390625" calcext:value-type="float">
            <text:p>0.4775390625</text:p>
          </table:table-cell>
          <table:table-cell table:formula="of:=20*LOG10(ABS(IMREAL([.A491]))+1E-018)" office:value-type="float" office:value="-121.263424376691" calcext:value-type="float">
            <text:p>-121.263424376691</text:p>
          </table:table-cell>
        </table:table-row>
        <table:table-row table:style-name="ro1">
          <table:table-cell office:value-type="string" calcext:value-type="string">
            <text:p>0.0000000000000399-0.0000000000000603j</text:p>
          </table:table-cell>
          <table:table-cell table:formula="of:=(ROW()-2)/1024" office:value-type="float" office:value="0.478515625" calcext:value-type="float">
            <text:p>0.478515625</text:p>
          </table:table-cell>
          <table:table-cell table:formula="of:=20*LOG10(ABS(IMREAL([.A492]))+1E-018)" office:value-type="float" office:value="-267.980324397523" calcext:value-type="float">
            <text:p>-267.980324397523</text:p>
          </table:table-cell>
        </table:table-row>
        <table:table-row table:style-name="ro1">
          <table:table-cell office:value-type="string" calcext:value-type="string">
            <text:p>-0.0000003081595183-0.0000000000000066j</text:p>
          </table:table-cell>
          <table:table-cell table:formula="of:=(ROW()-2)/1024" office:value-type="float" office:value="0.4794921875" calcext:value-type="float">
            <text:p>0.4794921875</text:p>
          </table:table-cell>
          <table:table-cell table:formula="of:=20*LOG10(ABS(IMREAL([.A493]))+1E-018)" office:value-type="float" office:value="-130.224488268433" calcext:value-type="float">
            <text:p>-130.224488268433</text:p>
          </table:table-cell>
        </table:table-row>
        <table:table-row table:style-name="ro1">
          <table:table-cell office:value-type="string" calcext:value-type="string">
            <text:p>-0.0000000000000420-0.0000000000000606j</text:p>
          </table:table-cell>
          <table:table-cell table:formula="of:=(ROW()-2)/1024" office:value-type="float" office:value="0.48046875" calcext:value-type="float">
            <text:p>0.48046875</text:p>
          </table:table-cell>
          <table:table-cell table:formula="of:=20*LOG10(ABS(IMREAL([.A494]))+1E-018)" office:value-type="float" office:value="-267.534807387608" calcext:value-type="float">
            <text:p>-267.534807387608</text:p>
          </table:table-cell>
        </table:table-row>
        <table:table-row table:style-name="ro1">
          <table:table-cell office:value-type="string" calcext:value-type="string">
            <text:p>-0.0000003570762270-0.0000000000001146j</text:p>
          </table:table-cell>
          <table:table-cell table:formula="of:=(ROW()-2)/1024" office:value-type="float" office:value="0.4814453125" calcext:value-type="float">
            <text:p>0.4814453125</text:p>
          </table:table-cell>
          <table:table-cell table:formula="of:=20*LOG10(ABS(IMREAL([.A495]))+1E-018)" office:value-type="float" office:value="-128.944781255789" calcext:value-type="float">
            <text:p>-128.944781255789</text:p>
          </table:table-cell>
        </table:table-row>
        <table:table-row table:style-name="ro1">
          <table:table-cell office:value-type="string" calcext:value-type="string">
            <text:p>0.0000000000000408-0.0000000000000608j</text:p>
          </table:table-cell>
          <table:table-cell table:formula="of:=(ROW()-2)/1024" office:value-type="float" office:value="0.482421875" calcext:value-type="float">
            <text:p>0.482421875</text:p>
          </table:table-cell>
          <table:table-cell table:formula="of:=20*LOG10(ABS(IMREAL([.A496]))+1E-018)" office:value-type="float" office:value="-267.786583851359" calcext:value-type="float">
            <text:p>-267.786583851359</text:p>
          </table:table-cell>
        </table:table-row>
        <table:table-row table:style-name="ro1">
          <table:table-cell office:value-type="string" calcext:value-type="string">
            <text:p>-0.0000008497541710-0.0000000000000070j</text:p>
          </table:table-cell>
          <table:table-cell table:formula="of:=(ROW()-2)/1024" office:value-type="float" office:value="0.4833984375" calcext:value-type="float">
            <text:p>0.4833984375</text:p>
          </table:table-cell>
          <table:table-cell table:formula="of:=20*LOG10(ABS(IMREAL([.A497]))+1E-018)" office:value-type="float" office:value="-121.414133900281" calcext:value-type="float">
            <text:p>-121.414133900281</text:p>
          </table:table-cell>
        </table:table-row>
        <table:table-row table:style-name="ro1">
          <table:table-cell office:value-type="string" calcext:value-type="string">
            <text:p>-0.0000000000000411-0.0000000000000610j</text:p>
          </table:table-cell>
          <table:table-cell table:formula="of:=(ROW()-2)/1024" office:value-type="float" office:value="0.484375" calcext:value-type="float">
            <text:p>0.484375</text:p>
          </table:table-cell>
          <table:table-cell table:formula="of:=20*LOG10(ABS(IMREAL([.A498]))+1E-018)" office:value-type="float" office:value="-267.722952229535" calcext:value-type="float">
            <text:p>-267.722952229535</text:p>
          </table:table-cell>
        </table:table-row>
        <table:table-row table:style-name="ro1">
          <table:table-cell office:value-type="string" calcext:value-type="string">
            <text:p>-0.0000001342099099-0.0000000000001150j</text:p>
          </table:table-cell>
          <table:table-cell table:formula="of:=(ROW()-2)/1024" office:value-type="float" office:value="0.4853515625" calcext:value-type="float">
            <text:p>0.4853515625</text:p>
          </table:table-cell>
          <table:table-cell table:formula="of:=20*LOG10(ABS(IMREAL([.A499]))+1E-018)" office:value-type="float" office:value="-137.444308303844" calcext:value-type="float">
            <text:p>-137.444308303844</text:p>
          </table:table-cell>
        </table:table-row>
        <table:table-row table:style-name="ro1">
          <table:table-cell office:value-type="string" calcext:value-type="string">
            <text:p>0.0000000000000417-0.0000000000000612j</text:p>
          </table:table-cell>
          <table:table-cell table:formula="of:=(ROW()-2)/1024" office:value-type="float" office:value="0.486328125" calcext:value-type="float">
            <text:p>0.486328125</text:p>
          </table:table-cell>
          <table:table-cell table:formula="of:=20*LOG10(ABS(IMREAL([.A500]))+1E-018)" office:value-type="float" office:value="-267.597070608307" calcext:value-type="float">
            <text:p>-267.597070608307</text:p>
          </table:table-cell>
        </table:table-row>
        <table:table-row table:style-name="ro1">
          <table:table-cell office:value-type="string" calcext:value-type="string">
            <text:p>-0.0000008747174441-0.0000000000000074j</text:p>
          </table:table-cell>
          <table:table-cell table:formula="of:=(ROW()-2)/1024" office:value-type="float" office:value="0.4873046875" calcext:value-type="float">
            <text:p>0.4873046875</text:p>
          </table:table-cell>
          <table:table-cell table:formula="of:=20*LOG10(ABS(IMREAL([.A501]))+1E-018)" office:value-type="float" office:value="-121.162644248931" calcext:value-type="float">
            <text:p>-121.162644248931</text:p>
          </table:table-cell>
        </table:table-row>
        <table:table-row table:style-name="ro1">
          <table:table-cell office:value-type="string" calcext:value-type="string">
            <text:p>-0.0000000000000402-0.0000000000000614j</text:p>
          </table:table-cell>
          <table:table-cell table:formula="of:=(ROW()-2)/1024" office:value-type="float" office:value="0.48828125" calcext:value-type="float">
            <text:p>0.48828125</text:p>
          </table:table-cell>
          <table:table-cell table:formula="of:=20*LOG10(ABS(IMREAL([.A502]))+1E-018)" office:value-type="float" office:value="-267.915262874092" calcext:value-type="float">
            <text:p>-267.915262874092</text:p>
          </table:table-cell>
        </table:table-row>
        <table:table-row table:style-name="ro1">
          <table:table-cell office:value-type="string" calcext:value-type="string">
            <text:p>-0.0000001519691651-0.0000000000001154j</text:p>
          </table:table-cell>
          <table:table-cell table:formula="of:=(ROW()-2)/1024" office:value-type="float" office:value="0.4892578125" calcext:value-type="float">
            <text:p>0.4892578125</text:p>
          </table:table-cell>
          <table:table-cell table:formula="of:=20*LOG10(ABS(IMREAL([.A503]))+1E-018)" office:value-type="float" office:value="-136.364890449653" calcext:value-type="float">
            <text:p>-136.364890449653</text:p>
          </table:table-cell>
        </table:table-row>
        <table:table-row table:style-name="ro1">
          <table:table-cell office:value-type="string" calcext:value-type="string">
            <text:p>0.0000000000000426-0.0000000000000617j</text:p>
          </table:table-cell>
          <table:table-cell table:formula="of:=(ROW()-2)/1024" office:value-type="float" office:value="0.490234375" calcext:value-type="float">
            <text:p>0.490234375</text:p>
          </table:table-cell>
          <table:table-cell table:formula="of:=20*LOG10(ABS(IMREAL([.A504]))+1E-018)" office:value-type="float" office:value="-267.411604126216" calcext:value-type="float">
            <text:p>-267.411604126216</text:p>
          </table:table-cell>
        </table:table-row>
        <table:table-row table:style-name="ro1">
          <table:table-cell office:value-type="string" calcext:value-type="string">
            <text:p>-0.0000007207946239-0.0000000000000079j</text:p>
          </table:table-cell>
          <table:table-cell table:formula="of:=(ROW()-2)/1024" office:value-type="float" office:value="0.4912109375" calcext:value-type="float">
            <text:p>0.4912109375</text:p>
          </table:table-cell>
          <table:table-cell table:formula="of:=20*LOG10(ABS(IMREAL([.A505]))+1E-018)" office:value-type="float" office:value="-122.843769224676" calcext:value-type="float">
            <text:p>-122.843769224676</text:p>
          </table:table-cell>
        </table:table-row>
        <table:table-row table:style-name="ro1">
          <table:table-cell office:value-type="string" calcext:value-type="string">
            <text:p>-0.0000000000000393-0.0000000000000619j</text:p>
          </table:table-cell>
          <table:table-cell table:formula="of:=(ROW()-2)/1024" office:value-type="float" office:value="0.4921875" calcext:value-type="float">
            <text:p>0.4921875</text:p>
          </table:table-cell>
          <table:table-cell table:formula="of:=20*LOG10(ABS(IMREAL([.A506]))+1E-018)" office:value-type="float" office:value="-268.1119279803" calcext:value-type="float">
            <text:p>-268.1119279803</text:p>
          </table:table-cell>
        </table:table-row>
        <table:table-row table:style-name="ro1">
          <table:table-cell office:value-type="string" calcext:value-type="string">
            <text:p>-0.0000003451900087-0.0000000000001159j</text:p>
          </table:table-cell>
          <table:table-cell table:formula="of:=(ROW()-2)/1024" office:value-type="float" office:value="0.4931640625" calcext:value-type="float">
            <text:p>0.4931640625</text:p>
          </table:table-cell>
          <table:table-cell table:formula="of:=20*LOG10(ABS(IMREAL([.A507]))+1E-018)" office:value-type="float" office:value="-129.238835662892" calcext:value-type="float">
            <text:p>-129.238835662892</text:p>
          </table:table-cell>
        </table:table-row>
        <table:table-row table:style-name="ro1">
          <table:table-cell office:value-type="string" calcext:value-type="string">
            <text:p>0.0000000000000435-0.0000000000000621j</text:p>
          </table:table-cell>
          <table:table-cell table:formula="of:=(ROW()-2)/1024" office:value-type="float" office:value="0.494140625" calcext:value-type="float">
            <text:p>0.494140625</text:p>
          </table:table-cell>
          <table:table-cell table:formula="of:=20*LOG10(ABS(IMREAL([.A508]))+1E-018)" office:value-type="float" office:value="-267.230015187579" calcext:value-type="float">
            <text:p>-267.230015187579</text:p>
          </table:table-cell>
        </table:table-row>
        <table:table-row table:style-name="ro1">
          <table:table-cell office:value-type="string" calcext:value-type="string">
            <text:p>-0.0000001905369896-0.0000000000000083j</text:p>
          </table:table-cell>
          <table:table-cell table:formula="of:=(ROW()-2)/1024" office:value-type="float" office:value="0.4951171875" calcext:value-type="float">
            <text:p>0.4951171875</text:p>
          </table:table-cell>
          <table:table-cell table:formula="of:=20*LOG10(ABS(IMREAL([.A509]))+1E-018)" office:value-type="float" office:value="-134.400414014446" calcext:value-type="float">
            <text:p>-134.400414014446</text:p>
          </table:table-cell>
        </table:table-row>
        <table:table-row table:style-name="ro1">
          <table:table-cell office:value-type="string" calcext:value-type="string">
            <text:p>-0.0000000000000384-0.0000000000000623j</text:p>
          </table:table-cell>
          <table:table-cell table:formula="of:=(ROW()-2)/1024" office:value-type="float" office:value="0.49609375" calcext:value-type="float">
            <text:p>0.49609375</text:p>
          </table:table-cell>
          <table:table-cell table:formula="of:=20*LOG10(ABS(IMREAL([.A510]))+1E-018)" office:value-type="float" office:value="-268.313149320552" calcext:value-type="float">
            <text:p>-268.313149320552</text:p>
          </table:table-cell>
        </table:table-row>
        <table:table-row table:style-name="ro1">
          <table:table-cell office:value-type="string" calcext:value-type="string">
            <text:p>0.0000008630778289-0.0000000000001163j</text:p>
          </table:table-cell>
          <table:table-cell table:formula="of:=(ROW()-2)/1024" office:value-type="float" office:value="0.4970703125" calcext:value-type="float">
            <text:p>0.4970703125</text:p>
          </table:table-cell>
          <table:table-cell table:formula="of:=20*LOG10(ABS(IMREAL([.A511]))+1E-018)" office:value-type="float" office:value="-121.279000791647" calcext:value-type="float">
            <text:p>-121.279000791647</text:p>
          </table:table-cell>
        </table:table-row>
        <table:table-row table:style-name="ro1">
          <table:table-cell office:value-type="string" calcext:value-type="string">
            <text:p>0.0000000000000444-0.0000000000000625j</text:p>
          </table:table-cell>
          <table:table-cell table:formula="of:=(ROW()-2)/1024" office:value-type="float" office:value="0.498046875" calcext:value-type="float">
            <text:p>0.498046875</text:p>
          </table:table-cell>
          <table:table-cell table:formula="of:=20*LOG10(ABS(IMREAL([.A512]))+1E-018)" office:value-type="float" office:value="-267.052144971766" calcext:value-type="float">
            <text:p>-267.052144971766</text:p>
          </table:table-cell>
        </table:table-row>
        <table:table-row table:style-name="ro1">
          <table:table-cell office:value-type="string" calcext:value-type="string">
            <text:p>0.0000008846679535-0.0000000000000088j</text:p>
          </table:table-cell>
          <table:table-cell table:formula="of:=(ROW()-2)/1024" office:value-type="float" office:value="0.4990234375" calcext:value-type="float">
            <text:p>0.4990234375</text:p>
          </table:table-cell>
          <table:table-cell table:formula="of:=20*LOG10(ABS(IMREAL([.A513]))+1E-018)" office:value-type="float" office:value="-121.064394089357" calcext:value-type="float">
            <text:p>-121.064394089357</text:p>
          </table:table-cell>
        </table:table-row>
        <table:table-row table:style-name="ro1">
          <table:table-cell office:value-type="string" calcext:value-type="string">
            <text:p>-0.0000000000000374-0.0000000000000628j</text:p>
          </table:table-cell>
          <table:table-cell table:formula="of:=(ROW()-2)/1024" office:value-type="float" office:value="0.5" calcext:value-type="float">
            <text:p>0.5</text:p>
          </table:table-cell>
          <table:table-cell table:formula="of:=20*LOG10(ABS(IMREAL([.A514]))+1E-018)" office:value-type="float" office:value="-268.542335716057" calcext:value-type="float">
            <text:p>-268.542335716057</text:p>
          </table:table-cell>
        </table:table-row>
        <table:table-row table:style-name="ro1">
          <table:table-cell office:value-type="string" calcext:value-type="string">
            <text:p>0.0000008846679540-0.0000000000001168j</text:p>
          </table:table-cell>
          <table:table-cell table:formula="of:=(ROW()-2)/1024" office:value-type="float" office:value="0.5009765625" calcext:value-type="float">
            <text:p>0.5009765625</text:p>
          </table:table-cell>
          <table:table-cell table:formula="of:=20*LOG10(ABS(IMREAL([.A515]))+1E-018)" office:value-type="float" office:value="-121.064394084448" calcext:value-type="float">
            <text:p>-121.064394084448</text:p>
          </table:table-cell>
        </table:table-row>
        <table:table-row table:style-name="ro1">
          <table:table-cell office:value-type="string" calcext:value-type="string">
            <text:p>0.0000000000000454-0.0000000000000630j</text:p>
          </table:table-cell>
          <table:table-cell table:formula="of:=(ROW()-2)/1024" office:value-type="float" office:value="0.501953125" calcext:value-type="float">
            <text:p>0.501953125</text:p>
          </table:table-cell>
          <table:table-cell table:formula="of:=20*LOG10(ABS(IMREAL([.A516]))+1E-018)" office:value-type="float" office:value="-266.85869162581" calcext:value-type="float">
            <text:p>-266.85869162581</text:p>
          </table:table-cell>
        </table:table-row>
        <table:table-row table:style-name="ro1">
          <table:table-cell office:value-type="string" calcext:value-type="string">
            <text:p>0.0000008630778303-0.0000000000000092j</text:p>
          </table:table-cell>
          <table:table-cell table:formula="of:=(ROW()-2)/1024" office:value-type="float" office:value="0.5029296875" calcext:value-type="float">
            <text:p>0.5029296875</text:p>
          </table:table-cell>
          <table:table-cell table:formula="of:=20*LOG10(ABS(IMREAL([.A517]))+1E-018)" office:value-type="float" office:value="-121.279000777558" calcext:value-type="float">
            <text:p>-121.279000777558</text:p>
          </table:table-cell>
        </table:table-row>
        <table:table-row table:style-name="ro1">
          <table:table-cell office:value-type="string" calcext:value-type="string">
            <text:p>-0.0000000000000365-0.0000000000000632j</text:p>
          </table:table-cell>
          <table:table-cell table:formula="of:=(ROW()-2)/1024" office:value-type="float" office:value="0.50390625" calcext:value-type="float">
            <text:p>0.50390625</text:p>
          </table:table-cell>
          <table:table-cell table:formula="of:=20*LOG10(ABS(IMREAL([.A518]))+1E-018)" office:value-type="float" office:value="-268.753904744551" calcext:value-type="float">
            <text:p>-268.753904744551</text:p>
          </table:table-cell>
        </table:table-row>
        <table:table-row table:style-name="ro1">
          <table:table-cell office:value-type="string" calcext:value-type="string">
            <text:p>-0.0000001905369872-0.0000000000001172j</text:p>
          </table:table-cell>
          <table:table-cell table:formula="of:=(ROW()-2)/1024" office:value-type="float" office:value="0.5048828125" calcext:value-type="float">
            <text:p>0.5048828125</text:p>
          </table:table-cell>
          <table:table-cell table:formula="of:=20*LOG10(ABS(IMREAL([.A519]))+1E-018)" office:value-type="float" office:value="-134.400414123853" calcext:value-type="float">
            <text:p>-134.400414123853</text:p>
          </table:table-cell>
        </table:table-row>
        <table:table-row table:style-name="ro1">
          <table:table-cell office:value-type="string" calcext:value-type="string">
            <text:p>0.0000000000000463-0.0000000000000634j</text:p>
          </table:table-cell>
          <table:table-cell table:formula="of:=(ROW()-2)/1024" office:value-type="float" office:value="0.505859375" calcext:value-type="float">
            <text:p>0.505859375</text:p>
          </table:table-cell>
          <table:table-cell table:formula="of:=20*LOG10(ABS(IMREAL([.A520]))+1E-018)" office:value-type="float" office:value="-266.688192581459" calcext:value-type="float">
            <text:p>-266.688192581459</text:p>
          </table:table-cell>
        </table:table-row>
        <table:table-row table:style-name="ro1">
          <table:table-cell office:value-type="string" calcext:value-type="string">
            <text:p>-0.0000003451900054-0.0000000000000096j</text:p>
          </table:table-cell>
          <table:table-cell table:formula="of:=(ROW()-2)/1024" office:value-type="float" office:value="0.5068359375" calcext:value-type="float">
            <text:p>0.5068359375</text:p>
          </table:table-cell>
          <table:table-cell table:formula="of:=20*LOG10(ABS(IMREAL([.A521]))+1E-018)" office:value-type="float" office:value="-129.238835745929" calcext:value-type="float">
            <text:p>-129.238835745929</text:p>
          </table:table-cell>
        </table:table-row>
        <table:table-row table:style-name="ro1">
          <table:table-cell office:value-type="string" calcext:value-type="string">
            <text:p>-0.0000000000000355-0.0000000000000636j</text:p>
          </table:table-cell>
          <table:table-cell table:formula="of:=(ROW()-2)/1024" office:value-type="float" office:value="0.5078125" calcext:value-type="float">
            <text:p>0.5078125</text:p>
          </table:table-cell>
          <table:table-cell table:formula="of:=20*LOG10(ABS(IMREAL([.A522]))+1E-018)" office:value-type="float" office:value="-268.995188269397" calcext:value-type="float">
            <text:p>-268.995188269397</text:p>
          </table:table-cell>
        </table:table-row>
        <table:table-row table:style-name="ro1">
          <table:table-cell office:value-type="string" calcext:value-type="string">
            <text:p>-0.0000007207946197-0.0000000000001176j</text:p>
          </table:table-cell>
          <table:table-cell table:formula="of:=(ROW()-2)/1024" office:value-type="float" office:value="0.5087890625" calcext:value-type="float">
            <text:p>0.5087890625</text:p>
          </table:table-cell>
          <table:table-cell table:formula="of:=20*LOG10(ABS(IMREAL([.A523]))+1E-018)" office:value-type="float" office:value="-122.843769275288" calcext:value-type="float">
            <text:p>-122.843769275288</text:p>
          </table:table-cell>
        </table:table-row>
        <table:table-row table:style-name="ro1">
          <table:table-cell office:value-type="string" calcext:value-type="string">
            <text:p>0.0000000000000473-0.0000000000000638j</text:p>
          </table:table-cell>
          <table:table-cell table:formula="of:=(ROW()-2)/1024" office:value-type="float" office:value="0.509765625" calcext:value-type="float">
            <text:p>0.509765625</text:p>
          </table:table-cell>
          <table:table-cell table:formula="of:=20*LOG10(ABS(IMREAL([.A524]))+1E-018)" office:value-type="float" office:value="-266.502593553155" calcext:value-type="float">
            <text:p>-266.502593553155</text:p>
          </table:table-cell>
        </table:table-row>
        <table:table-row table:style-name="ro1">
          <table:table-cell office:value-type="string" calcext:value-type="string">
            <text:p>-0.0000001519691599-0.0000000000000101j</text:p>
          </table:table-cell>
          <table:table-cell table:formula="of:=(ROW()-2)/1024" office:value-type="float" office:value="0.5107421875" calcext:value-type="float">
            <text:p>0.5107421875</text:p>
          </table:table-cell>
          <table:table-cell table:formula="of:=20*LOG10(ABS(IMREAL([.A525]))+1E-018)" office:value-type="float" office:value="-136.364890746862" calcext:value-type="float">
            <text:p>-136.364890746862</text:p>
          </table:table-cell>
        </table:table-row>
        <table:table-row table:style-name="ro1">
          <table:table-cell office:value-type="string" calcext:value-type="string">
            <text:p>-0.0000000000000345-0.0000000000000641j</text:p>
          </table:table-cell>
          <table:table-cell table:formula="of:=(ROW()-2)/1024" office:value-type="float" office:value="0.51171875" calcext:value-type="float">
            <text:p>0.51171875</text:p>
          </table:table-cell>
          <table:table-cell table:formula="of:=20*LOG10(ABS(IMREAL([.A526]))+1E-018)" office:value-type="float" office:value="-269.243366337266" calcext:value-type="float">
            <text:p>-269.243366337266</text:p>
          </table:table-cell>
        </table:table-row>
        <table:table-row table:style-name="ro1">
          <table:table-cell office:value-type="string" calcext:value-type="string">
            <text:p>-0.0000008747174379-0.0000000000001181j</text:p>
          </table:table-cell>
          <table:table-cell table:formula="of:=(ROW()-2)/1024" office:value-type="float" office:value="0.5126953125" calcext:value-type="float">
            <text:p>0.5126953125</text:p>
          </table:table-cell>
          <table:table-cell table:formula="of:=20*LOG10(ABS(IMREAL([.A527]))+1E-018)" office:value-type="float" office:value="-121.162644310496" calcext:value-type="float">
            <text:p>-121.162644310496</text:p>
          </table:table-cell>
        </table:table-row>
        <table:table-row table:style-name="ro1">
          <table:table-cell office:value-type="string" calcext:value-type="string">
            <text:p>0.0000000000000483-0.0000000000000643j</text:p>
          </table:table-cell>
          <table:table-cell table:formula="of:=(ROW()-2)/1024" office:value-type="float" office:value="0.513671875" calcext:value-type="float">
            <text:p>0.513671875</text:p>
          </table:table-cell>
          <table:table-cell table:formula="of:=20*LOG10(ABS(IMREAL([.A528]))+1E-018)" office:value-type="float" office:value="-266.320877554748" calcext:value-type="float">
            <text:p>-266.320877554748</text:p>
          </table:table-cell>
        </table:table-row>
        <table:table-row table:style-name="ro1">
          <table:table-cell office:value-type="string" calcext:value-type="string">
            <text:p>-0.0000001342099028-0.0000000000000105j</text:p>
          </table:table-cell>
          <table:table-cell table:formula="of:=(ROW()-2)/1024" office:value-type="float" office:value="0.5146484375" calcext:value-type="float">
            <text:p>0.5146484375</text:p>
          </table:table-cell>
          <table:table-cell table:formula="of:=20*LOG10(ABS(IMREAL([.A529]))+1E-018)" office:value-type="float" office:value="-137.444308763347" calcext:value-type="float">
            <text:p>-137.444308763347</text:p>
          </table:table-cell>
        </table:table-row>
        <table:table-row table:style-name="ro1">
          <table:table-cell office:value-type="string" calcext:value-type="string">
            <text:p>-0.0000000000000335-0.0000000000000645j</text:p>
          </table:table-cell>
          <table:table-cell table:formula="of:=(ROW()-2)/1024" office:value-type="float" office:value="0.515625" calcext:value-type="float">
            <text:p>0.515625</text:p>
          </table:table-cell>
          <table:table-cell table:formula="of:=20*LOG10(ABS(IMREAL([.A530]))+1E-018)" office:value-type="float" office:value="-269.498844582845" calcext:value-type="float">
            <text:p>-269.498844582845</text:p>
          </table:table-cell>
        </table:table-row>
        <table:table-row table:style-name="ro1">
          <table:table-cell office:value-type="string" calcext:value-type="string">
            <text:p>-0.0000008497541630-0.0000000000001185j</text:p>
          </table:table-cell>
          <table:table-cell table:formula="of:=(ROW()-2)/1024" office:value-type="float" office:value="0.5166015625" calcext:value-type="float">
            <text:p>0.5166015625</text:p>
          </table:table-cell>
          <table:table-cell table:formula="of:=20*LOG10(ABS(IMREAL([.A531]))+1E-018)" office:value-type="float" office:value="-121.414133982055" calcext:value-type="float">
            <text:p>-121.414133982055</text:p>
          </table:table-cell>
        </table:table-row>
        <table:table-row table:style-name="ro1">
          <table:table-cell office:value-type="string" calcext:value-type="string">
            <text:p>0.0000000000000493-0.0000000000000647j</text:p>
          </table:table-cell>
          <table:table-cell table:formula="of:=(ROW()-2)/1024" office:value-type="float" office:value="0.517578125" calcext:value-type="float">
            <text:p>0.517578125</text:p>
          </table:table-cell>
          <table:table-cell table:formula="of:=20*LOG10(ABS(IMREAL([.A532]))+1E-018)" office:value-type="float" office:value="-266.142885431868" calcext:value-type="float">
            <text:p>-266.142885431868</text:p>
          </table:table-cell>
        </table:table-row>
        <table:table-row table:style-name="ro1">
          <table:table-cell office:value-type="string" calcext:value-type="string">
            <text:p>-0.0000003570762180-0.0000000000000109j</text:p>
          </table:table-cell>
          <table:table-cell table:formula="of:=(ROW()-2)/1024" office:value-type="float" office:value="0.5185546875" calcext:value-type="float">
            <text:p>0.5185546875</text:p>
          </table:table-cell>
          <table:table-cell table:formula="of:=20*LOG10(ABS(IMREAL([.A533]))+1E-018)" office:value-type="float" office:value="-128.944781474715" calcext:value-type="float">
            <text:p>-128.944781474715</text:p>
          </table:table-cell>
        </table:table-row>
        <table:table-row table:style-name="ro1">
          <table:table-cell office:value-type="string" calcext:value-type="string">
            <text:p>-0.0000000000000325-0.0000000000000649j</text:p>
          </table:table-cell>
          <table:table-cell table:formula="of:=(ROW()-2)/1024" office:value-type="float" office:value="0.51953125" calcext:value-type="float">
            <text:p>0.51953125</text:p>
          </table:table-cell>
          <table:table-cell table:formula="of:=20*LOG10(ABS(IMREAL([.A534]))+1E-018)" office:value-type="float" office:value="-269.762065526391" calcext:value-type="float">
            <text:p>-269.762065526391</text:p>
          </table:table-cell>
        </table:table-row>
        <table:table-row table:style-name="ro1">
          <table:table-cell office:value-type="string" calcext:value-type="string">
            <text:p>-0.0000003081595084-0.0000000000001189j</text:p>
          </table:table-cell>
          <table:table-cell table:formula="of:=(ROW()-2)/1024" office:value-type="float" office:value="0.5205078125" calcext:value-type="float">
            <text:p>0.5205078125</text:p>
          </table:table-cell>
          <table:table-cell table:formula="of:=20*LOG10(ABS(IMREAL([.A535]))+1E-018)" office:value-type="float" office:value="-130.224488547478" calcext:value-type="float">
            <text:p>-130.224488547478</text:p>
          </table:table-cell>
        </table:table-row>
        <table:table-row table:style-name="ro1">
          <table:table-cell office:value-type="string" calcext:value-type="string">
            <text:p>0.0000000000000503-0.0000000000000651j</text:p>
          </table:table-cell>
          <table:table-cell table:formula="of:=(ROW()-2)/1024" office:value-type="float" office:value="0.521484375" calcext:value-type="float">
            <text:p>0.521484375</text:p>
          </table:table-cell>
          <table:table-cell table:formula="of:=20*LOG10(ABS(IMREAL([.A536]))+1E-018)" office:value-type="float" office:value="-265.968467618895" calcext:value-type="float">
            <text:p>-265.968467618895</text:p>
          </table:table-cell>
        </table:table-row>
        <table:table-row table:style-name="ro1">
          <table:table-cell office:value-type="string" calcext:value-type="string">
            <text:p>-0.0000008646269650-0.0000000000000113j</text:p>
          </table:table-cell>
          <table:table-cell table:formula="of:=(ROW()-2)/1024" office:value-type="float" office:value="0.5224609375" calcext:value-type="float">
            <text:p>0.5224609375</text:p>
          </table:table-cell>
          <table:table-cell table:formula="of:=20*LOG10(ABS(IMREAL([.A537]))+1E-018)" office:value-type="float" office:value="-121.26342448619" calcext:value-type="float">
            <text:p>-121.26342448619</text:p>
          </table:table-cell>
        </table:table-row>
        <table:table-row table:style-name="ro1">
          <table:table-cell office:value-type="string" calcext:value-type="string">
            <text:p>-0.0000000000000315-0.0000000000000653j</text:p>
          </table:table-cell>
          <table:table-cell table:formula="of:=(ROW()-2)/1024" office:value-type="float" office:value="0.5234375" calcext:value-type="float">
            <text:p>0.5234375</text:p>
          </table:table-cell>
          <table:table-cell table:formula="of:=20*LOG10(ABS(IMREAL([.A538]))+1E-018)" office:value-type="float" office:value="-270.033513186057" calcext:value-type="float">
            <text:p>-270.033513186057</text:p>
          </table:table-cell>
        </table:table-row>
        <table:table-row table:style-name="ro1">
          <table:table-cell office:value-type="string" calcext:value-type="string">
            <text:p>-0.0000002018307975-0.0000000000001193j</text:p>
          </table:table-cell>
          <table:table-cell table:formula="of:=(ROW()-2)/1024" office:value-type="float" office:value="0.5244140625" calcext:value-type="float">
            <text:p>0.5244140625</text:p>
          </table:table-cell>
          <table:table-cell table:formula="of:=20*LOG10(ABS(IMREAL([.A539]))+1E-018)" office:value-type="float" office:value="-133.900251274943" calcext:value-type="float">
            <text:p>-133.900251274943</text:p>
          </table:table-cell>
        </table:table-row>
        <table:table-row table:style-name="ro1">
          <table:table-cell office:value-type="string" calcext:value-type="string">
            <text:p>0.0000000000000514-0.0000000000000656j</text:p>
          </table:table-cell>
          <table:table-cell table:formula="of:=(ROW()-2)/1024" office:value-type="float" office:value="0.525390625" calcext:value-type="float">
            <text:p>0.525390625</text:p>
          </table:table-cell>
          <table:table-cell table:formula="of:=20*LOG10(ABS(IMREAL([.A540]))+1E-018)" office:value-type="float" office:value="-265.780568635559" calcext:value-type="float">
            <text:p>-265.780568635559</text:p>
          </table:table-cell>
        </table:table-row>
        <table:table-row table:style-name="ro1">
          <table:table-cell office:value-type="string" calcext:value-type="string">
            <text:p>0.0000006622247082-0.0000000000000118j</text:p>
          </table:table-cell>
          <table:table-cell table:formula="of:=(ROW()-2)/1024" office:value-type="float" office:value="0.5263671875" calcext:value-type="float">
            <text:p>0.5263671875</text:p>
          </table:table-cell>
          <table:table-cell table:formula="of:=20*LOG10(ABS(IMREAL([.A541]))+1E-018)" office:value-type="float" office:value="-123.579892387258" calcext:value-type="float">
            <text:p>-123.579892387258</text:p>
          </table:table-cell>
        </table:table-row>
        <table:table-row table:style-name="ro1">
          <table:table-cell office:value-type="string" calcext:value-type="string">
            <text:p>-0.0000000000000304-0.0000000000000658j</text:p>
          </table:table-cell>
          <table:table-cell table:formula="of:=(ROW()-2)/1024" office:value-type="float" office:value="0.52734375" calcext:value-type="float">
            <text:p>0.52734375</text:p>
          </table:table-cell>
          <table:table-cell table:formula="of:=20*LOG10(ABS(IMREAL([.A542]))+1E-018)" office:value-type="float" office:value="-270.34224261247" calcext:value-type="float">
            <text:p>-270.34224261247</text:p>
          </table:table-cell>
        </table:table-row>
        <table:table-row table:style-name="ro1">
          <table:table-cell office:value-type="string" calcext:value-type="string">
            <text:p>-0.0000011934771855-0.0000000000001198j</text:p>
          </table:table-cell>
          <table:table-cell table:formula="of:=(ROW()-2)/1024" office:value-type="float" office:value="0.5283203125" calcext:value-type="float">
            <text:p>0.5283203125</text:p>
          </table:table-cell>
          <table:table-cell table:formula="of:=20*LOG10(ABS(IMREAL([.A543]))+1E-018)" office:value-type="float" office:value="-118.463717570945" calcext:value-type="float">
            <text:p>-118.463717570945</text:p>
          </table:table-cell>
        </table:table-row>
        <table:table-row table:style-name="ro1">
          <table:table-cell office:value-type="string" calcext:value-type="string">
            <text:p>0.0000000000000524-0.0000000000000660j</text:p>
          </table:table-cell>
          <table:table-cell table:formula="of:=(ROW()-2)/1024" office:value-type="float" office:value="0.529296875" calcext:value-type="float">
            <text:p>0.529296875</text:p>
          </table:table-cell>
          <table:table-cell table:formula="of:=20*LOG10(ABS(IMREAL([.A544]))+1E-018)" office:value-type="float" office:value="-265.613208500655" calcext:value-type="float">
            <text:p>-265.613208500655</text:p>
          </table:table-cell>
        </table:table-row>
        <table:table-row table:style-name="ro1">
          <table:table-cell office:value-type="string" calcext:value-type="string">
            <text:p>-0.0000012996248746-0.0000000000000122j</text:p>
          </table:table-cell>
          <table:table-cell table:formula="of:=(ROW()-2)/1024" office:value-type="float" office:value="0.5302734375" calcext:value-type="float">
            <text:p>0.5302734375</text:p>
          </table:table-cell>
          <table:table-cell table:formula="of:=20*LOG10(ABS(IMREAL([.A545]))+1E-018)" office:value-type="float" office:value="-117.723639698487" calcext:value-type="float">
            <text:p>-117.723639698487</text:p>
          </table:table-cell>
        </table:table-row>
        <table:table-row table:style-name="ro1">
          <table:table-cell office:value-type="string" calcext:value-type="string">
            <text:p>-0.0000000000000294-0.0000000000000662j</text:p>
          </table:table-cell>
          <table:table-cell table:formula="of:=(ROW()-2)/1024" office:value-type="float" office:value="0.53125" calcext:value-type="float">
            <text:p>0.53125</text:p>
          </table:table-cell>
          <table:table-cell table:formula="of:=20*LOG10(ABS(IMREAL([.A546]))+1E-018)" office:value-type="float" office:value="-270.632757958358" calcext:value-type="float">
            <text:p>-270.632757958358</text:p>
          </table:table-cell>
        </table:table-row>
        <table:table-row table:style-name="ro1">
          <table:table-cell office:value-type="string" calcext:value-type="string">
            <text:p>-0.0000018751159990-0.0000000000001202j</text:p>
          </table:table-cell>
          <table:table-cell table:formula="of:=(ROW()-2)/1024" office:value-type="float" office:value="0.5322265625" calcext:value-type="float">
            <text:p>0.5322265625</text:p>
          </table:table-cell>
          <table:table-cell table:formula="of:=20*LOG10(ABS(IMREAL([.A547]))+1E-018)" office:value-type="float" office:value="-114.539437212936" calcext:value-type="float">
            <text:p>-114.539437212936</text:p>
          </table:table-cell>
        </table:table-row>
        <table:table-row table:style-name="ro1">
          <table:table-cell office:value-type="string" calcext:value-type="string">
            <text:p>0.0000000000000535-0.0000000000000664j</text:p>
          </table:table-cell>
          <table:table-cell table:formula="of:=(ROW()-2)/1024" office:value-type="float" office:value="0.533203125" calcext:value-type="float">
            <text:p>0.533203125</text:p>
          </table:table-cell>
          <table:table-cell table:formula="of:=20*LOG10(ABS(IMREAL([.A548]))+1E-018)" office:value-type="float" office:value="-265.432762008015" calcext:value-type="float">
            <text:p>-265.432762008015</text:p>
          </table:table-cell>
        </table:table-row>
        <table:table-row table:style-name="ro1">
          <table:table-cell office:value-type="string" calcext:value-type="string">
            <text:p>0.0000000112547107-0.0000000000000126j</text:p>
          </table:table-cell>
          <table:table-cell table:formula="of:=(ROW()-2)/1024" office:value-type="float" office:value="0.5341796875" calcext:value-type="float">
            <text:p>0.5341796875</text:p>
          </table:table-cell>
          <table:table-cell table:formula="of:=20*LOG10(ABS(IMREAL([.A549]))+1E-018)" office:value-type="float" office:value="-158.973313278616" calcext:value-type="float">
            <text:p>-158.973313278616</text:p>
          </table:table-cell>
        </table:table-row>
        <table:table-row table:style-name="ro1">
          <table:table-cell office:value-type="string" calcext:value-type="string">
            <text:p>-0.0000000000000283-0.0000000000000666j</text:p>
          </table:table-cell>
          <table:table-cell table:formula="of:=(ROW()-2)/1024" office:value-type="float" office:value="0.53515625" calcext:value-type="float">
            <text:p>0.53515625</text:p>
          </table:table-cell>
          <table:table-cell table:formula="of:=20*LOG10(ABS(IMREAL([.A550]))+1E-018)" office:value-type="float" office:value="-270.963964373041" calcext:value-type="float">
            <text:p>-270.963964373041</text:p>
          </table:table-cell>
        </table:table-row>
        <table:table-row table:style-name="ro1">
          <table:table-cell office:value-type="string" calcext:value-type="string">
            <text:p>0.0000000808171640-0.0000000000001206j</text:p>
          </table:table-cell>
          <table:table-cell table:formula="of:=(ROW()-2)/1024" office:value-type="float" office:value="0.5361328125" calcext:value-type="float">
            <text:p>0.5361328125</text:p>
          </table:table-cell>
          <table:table-cell table:formula="of:=20*LOG10(ABS(IMREAL([.A551]))+1E-018)" office:value-type="float" office:value="-141.849927873791" calcext:value-type="float">
            <text:p>-141.849927873791</text:p>
          </table:table-cell>
        </table:table-row>
        <table:table-row table:style-name="ro1">
          <table:table-cell office:value-type="string" calcext:value-type="string">
            <text:p>0.0000000000000546-0.0000000000000668j</text:p>
          </table:table-cell>
          <table:table-cell table:formula="of:=(ROW()-2)/1024" office:value-type="float" office:value="0.537109375" calcext:value-type="float">
            <text:p>0.537109375</text:p>
          </table:table-cell>
          <table:table-cell table:formula="of:=20*LOG10(ABS(IMREAL([.A552]))+1E-018)" office:value-type="float" office:value="-265.255988065134" calcext:value-type="float">
            <text:p>-265.255988065134</text:p>
          </table:table-cell>
        </table:table-row>
        <table:table-row table:style-name="ro1">
          <table:table-cell office:value-type="string" calcext:value-type="string">
            <text:p>0.0000007896123711-0.0000000000000131j</text:p>
          </table:table-cell>
          <table:table-cell table:formula="of:=(ROW()-2)/1024" office:value-type="float" office:value="0.5380859375" calcext:value-type="float">
            <text:p>0.5380859375</text:p>
          </table:table-cell>
          <table:table-cell table:formula="of:=20*LOG10(ABS(IMREAL([.A553]))+1E-018)" office:value-type="float" office:value="-122.051721121186" calcext:value-type="float">
            <text:p>-122.051721121186</text:p>
          </table:table-cell>
        </table:table-row>
        <table:table-row table:style-name="ro1">
          <table:table-cell office:value-type="string" calcext:value-type="string">
            <text:p>-0.0000000000000272-0.0000000000000671j</text:p>
          </table:table-cell>
          <table:table-cell table:formula="of:=(ROW()-2)/1024" office:value-type="float" office:value="0.5390625" calcext:value-type="float">
            <text:p>0.5390625</text:p>
          </table:table-cell>
          <table:table-cell table:formula="of:=20*LOG10(ABS(IMREAL([.A554]))+1E-018)" office:value-type="float" office:value="-271.308302591008" calcext:value-type="float">
            <text:p>-271.308302591008</text:p>
          </table:table-cell>
        </table:table-row>
        <table:table-row table:style-name="ro1">
          <table:table-cell office:value-type="string" calcext:value-type="string">
            <text:p>0.0000002990334586-0.0000000000001211j</text:p>
          </table:table-cell>
          <table:table-cell table:formula="of:=(ROW()-2)/1024" office:value-type="float" office:value="0.5400390625" calcext:value-type="float">
            <text:p>0.5400390625</text:p>
          </table:table-cell>
          <table:table-cell table:formula="of:=20*LOG10(ABS(IMREAL([.A555]))+1E-018)" office:value-type="float" office:value="-130.485604322285" calcext:value-type="float">
            <text:p>-130.485604322285</text:p>
          </table:table-cell>
        </table:table-row>
        <table:table-row table:style-name="ro1">
          <table:table-cell office:value-type="string" calcext:value-type="string">
            <text:p>0.0000000000000556-0.0000000000000673j</text:p>
          </table:table-cell>
          <table:table-cell table:formula="of:=(ROW()-2)/1024" office:value-type="float" office:value="0.541015625" calcext:value-type="float">
            <text:p>0.541015625</text:p>
          </table:table-cell>
          <table:table-cell table:formula="of:=20*LOG10(ABS(IMREAL([.A556]))+1E-018)" office:value-type="float" office:value="-265.098347948727" calcext:value-type="float">
            <text:p>-265.098347948727</text:p>
          </table:table-cell>
        </table:table-row>
        <table:table-row table:style-name="ro1">
          <table:table-cell office:value-type="string" calcext:value-type="string">
            <text:p>-0.0000001678766114-0.0000000000000135j</text:p>
          </table:table-cell>
          <table:table-cell table:formula="of:=(ROW()-2)/1024" office:value-type="float" office:value="0.5419921875" calcext:value-type="float">
            <text:p>0.5419921875</text:p>
          </table:table-cell>
          <table:table-cell table:formula="of:=20*LOG10(ABS(IMREAL([.A557]))+1E-018)" office:value-type="float" office:value="-135.50019611262" calcext:value-type="float">
            <text:p>-135.50019611262</text:p>
          </table:table-cell>
        </table:table-row>
        <table:table-row table:style-name="ro1">
          <table:table-cell office:value-type="string" calcext:value-type="string">
            <text:p>-0.0000000000000262-0.0000000000000675j</text:p>
          </table:table-cell>
          <table:table-cell table:formula="of:=(ROW()-2)/1024" office:value-type="float" office:value="0.54296875" calcext:value-type="float">
            <text:p>0.54296875</text:p>
          </table:table-cell>
          <table:table-cell table:formula="of:=20*LOG10(ABS(IMREAL([.A558]))+1E-018)" office:value-type="float" office:value="-271.633642657426" calcext:value-type="float">
            <text:p>-271.633642657426</text:p>
          </table:table-cell>
        </table:table-row>
        <table:table-row table:style-name="ro1">
          <table:table-cell office:value-type="string" calcext:value-type="string">
            <text:p>0.0000001975166719-0.0000000000001215j</text:p>
          </table:table-cell>
          <table:table-cell table:formula="of:=(ROW()-2)/1024" office:value-type="float" office:value="0.5439453125" calcext:value-type="float">
            <text:p>0.5439453125</text:p>
          </table:table-cell>
          <table:table-cell table:formula="of:=20*LOG10(ABS(IMREAL([.A559]))+1E-018)" office:value-type="float" office:value="-134.087924815027" calcext:value-type="float">
            <text:p>-134.087924815027</text:p>
          </table:table-cell>
        </table:table-row>
        <table:table-row table:style-name="ro1">
          <table:table-cell office:value-type="string" calcext:value-type="string">
            <text:p>0.0000000000000568-0.0000000000000677j</text:p>
          </table:table-cell>
          <table:table-cell table:formula="of:=(ROW()-2)/1024" office:value-type="float" office:value="0.544921875" calcext:value-type="float">
            <text:p>0.544921875</text:p>
          </table:table-cell>
          <table:table-cell table:formula="of:=20*LOG10(ABS(IMREAL([.A560]))+1E-018)" office:value-type="float" office:value="-264.912880366534" calcext:value-type="float">
            <text:p>-264.912880366534</text:p>
          </table:table-cell>
        </table:table-row>
        <table:table-row table:style-name="ro1">
          <table:table-cell office:value-type="string" calcext:value-type="string">
            <text:p>0.0000000755980341-0.0000000000000139j</text:p>
          </table:table-cell>
          <table:table-cell table:formula="of:=(ROW()-2)/1024" office:value-type="float" office:value="0.5458984375" calcext:value-type="float">
            <text:p>0.5458984375</text:p>
          </table:table-cell>
          <table:table-cell table:formula="of:=20*LOG10(ABS(IMREAL([.A561]))+1E-018)" office:value-type="float" office:value="-142.429789960396" calcext:value-type="float">
            <text:p>-142.429789960396</text:p>
          </table:table-cell>
        </table:table-row>
        <table:table-row table:style-name="ro1">
          <table:table-cell office:value-type="string" calcext:value-type="string">
            <text:p>-0.0000000000000250-0.0000000000000679j</text:p>
          </table:table-cell>
          <table:table-cell table:formula="of:=(ROW()-2)/1024" office:value-type="float" office:value="0.546875" calcext:value-type="float">
            <text:p>0.546875</text:p>
          </table:table-cell>
          <table:table-cell table:formula="of:=20*LOG10(ABS(IMREAL([.A562]))+1E-018)" office:value-type="float" office:value="-272.040852397922" calcext:value-type="float">
            <text:p>-272.040852397922</text:p>
          </table:table-cell>
        </table:table-row>
        <table:table-row table:style-name="ro1">
          <table:table-cell office:value-type="string" calcext:value-type="string">
            <text:p>0.0000004723781815-0.0000000000001219j</text:p>
          </table:table-cell>
          <table:table-cell table:formula="of:=(ROW()-2)/1024" office:value-type="float" office:value="0.5478515625" calcext:value-type="float">
            <text:p>0.5478515625</text:p>
          </table:table-cell>
          <table:table-cell table:formula="of:=20*LOG10(ABS(IMREAL([.A563]))+1E-018)" office:value-type="float" office:value="-126.514203401211" calcext:value-type="float">
            <text:p>-126.514203401211</text:p>
          </table:table-cell>
        </table:table-row>
        <table:table-row table:style-name="ro1">
          <table:table-cell office:value-type="string" calcext:value-type="string">
            <text:p>0.0000000000000579-0.0000000000000682j</text:p>
          </table:table-cell>
          <table:table-cell table:formula="of:=(ROW()-2)/1024" office:value-type="float" office:value="0.548828125" calcext:value-type="float">
            <text:p>0.548828125</text:p>
          </table:table-cell>
          <table:table-cell table:formula="of:=20*LOG10(ABS(IMREAL([.A564]))+1E-018)" office:value-type="float" office:value="-264.746278711382" calcext:value-type="float">
            <text:p>-264.746278711382</text:p>
          </table:table-cell>
        </table:table-row>
        <table:table-row table:style-name="ro1">
          <table:table-cell office:value-type="string" calcext:value-type="string">
            <text:p>0.0000004488026413-0.0000000000000144j</text:p>
          </table:table-cell>
          <table:table-cell table:formula="of:=(ROW()-2)/1024" office:value-type="float" office:value="0.5498046875" calcext:value-type="float">
            <text:p>0.5498046875</text:p>
          </table:table-cell>
          <table:table-cell table:formula="of:=20*LOG10(ABS(IMREAL([.A565]))+1E-018)" office:value-type="float" office:value="-126.958891916541" calcext:value-type="float">
            <text:p>-126.958891916541</text:p>
          </table:table-cell>
        </table:table-row>
        <table:table-row table:style-name="ro1">
          <table:table-cell office:value-type="string" calcext:value-type="string">
            <text:p>-0.0000000000000239-0.0000000000000684j</text:p>
          </table:table-cell>
          <table:table-cell table:formula="of:=(ROW()-2)/1024" office:value-type="float" office:value="0.55078125" calcext:value-type="float">
            <text:p>0.55078125</text:p>
          </table:table-cell>
          <table:table-cell table:formula="of:=20*LOG10(ABS(IMREAL([.A566]))+1E-018)" office:value-type="float" office:value="-272.431678562295" calcext:value-type="float">
            <text:p>-272.431678562295</text:p>
          </table:table-cell>
        </table:table-row>
        <table:table-row table:style-name="ro1">
          <table:table-cell office:value-type="string" calcext:value-type="string">
            <text:p>0.0000009293522859-0.0000000000001224j</text:p>
          </table:table-cell>
          <table:table-cell table:formula="of:=(ROW()-2)/1024" office:value-type="float" office:value="0.5517578125" calcext:value-type="float">
            <text:p>0.5517578125</text:p>
          </table:table-cell>
          <table:table-cell table:formula="of:=20*LOG10(ABS(IMREAL([.A567]))+1E-018)" office:value-type="float" office:value="-120.636392570043" calcext:value-type="float">
            <text:p>-120.636392570043</text:p>
          </table:table-cell>
        </table:table-row>
        <table:table-row table:style-name="ro1">
          <table:table-cell office:value-type="string" calcext:value-type="string">
            <text:p>0.0000000000000590-0.0000000000000686j</text:p>
          </table:table-cell>
          <table:table-cell table:formula="of:=(ROW()-2)/1024" office:value-type="float" office:value="0.552734375" calcext:value-type="float">
            <text:p>0.552734375</text:p>
          </table:table-cell>
          <table:table-cell table:formula="of:=20*LOG10(ABS(IMREAL([.A568]))+1E-018)" office:value-type="float" office:value="-264.582812549936" calcext:value-type="float">
            <text:p>-264.582812549936</text:p>
          </table:table-cell>
        </table:table-row>
        <table:table-row table:style-name="ro1">
          <table:table-cell office:value-type="string" calcext:value-type="string">
            <text:p>-0.0000005705142739-0.0000000000000148j</text:p>
          </table:table-cell>
          <table:table-cell table:formula="of:=(ROW()-2)/1024" office:value-type="float" office:value="0.5537109375" calcext:value-type="float">
            <text:p>0.5537109375</text:p>
          </table:table-cell>
          <table:table-cell table:formula="of:=20*LOG10(ABS(IMREAL([.A569]))+1E-018)" office:value-type="float" office:value="-124.874669706812" calcext:value-type="float">
            <text:p>-124.874669706812</text:p>
          </table:table-cell>
        </table:table-row>
        <table:table-row table:style-name="ro1">
          <table:table-cell office:value-type="string" calcext:value-type="string">
            <text:p>-0.0000000000000227-0.0000000000000688j</text:p>
          </table:table-cell>
          <table:table-cell table:formula="of:=(ROW()-2)/1024" office:value-type="float" office:value="0.5546875" calcext:value-type="float">
            <text:p>0.5546875</text:p>
          </table:table-cell>
          <table:table-cell table:formula="of:=20*LOG10(ABS(IMREAL([.A570]))+1E-018)" office:value-type="float" office:value="-272.879100226255" calcext:value-type="float">
            <text:p>-272.879100226255</text:p>
          </table:table-cell>
        </table:table-row>
        <table:table-row table:style-name="ro1">
          <table:table-cell office:value-type="string" calcext:value-type="string">
            <text:p>0.0000001045221037-0.0000000000001228j</text:p>
          </table:table-cell>
          <table:table-cell table:formula="of:=(ROW()-2)/1024" office:value-type="float" office:value="0.5556640625" calcext:value-type="float">
            <text:p>0.5556640625</text:p>
          </table:table-cell>
          <table:table-cell table:formula="of:=20*LOG10(ABS(IMREAL([.A571]))+1E-018)" office:value-type="float" office:value="-139.615837157512" calcext:value-type="float">
            <text:p>-139.615837157512</text:p>
          </table:table-cell>
        </table:table-row>
        <table:table-row table:style-name="ro1">
          <table:table-cell office:value-type="string" calcext:value-type="string">
            <text:p>0.0000000000000602-0.0000000000000690j</text:p>
          </table:table-cell>
          <table:table-cell table:formula="of:=(ROW()-2)/1024" office:value-type="float" office:value="0.556640625" calcext:value-type="float">
            <text:p>0.556640625</text:p>
          </table:table-cell>
          <table:table-cell table:formula="of:=20*LOG10(ABS(IMREAL([.A572]))+1E-018)" office:value-type="float" office:value="-264.407925892161" calcext:value-type="float">
            <text:p>-264.407925892161</text:p>
          </table:table-cell>
        </table:table-row>
        <table:table-row table:style-name="ro1">
          <table:table-cell office:value-type="string" calcext:value-type="string">
            <text:p>0.0000004989789123-0.0000000000000152j</text:p>
          </table:table-cell>
          <table:table-cell table:formula="of:=(ROW()-2)/1024" office:value-type="float" office:value="0.5576171875" calcext:value-type="float">
            <text:p>0.5576171875</text:p>
          </table:table-cell>
          <table:table-cell table:formula="of:=20*LOG10(ABS(IMREAL([.A573]))+1E-018)" office:value-type="float" office:value="-126.038356160271" calcext:value-type="float">
            <text:p>-126.038356160271</text:p>
          </table:table-cell>
        </table:table-row>
        <table:table-row table:style-name="ro1">
          <table:table-cell office:value-type="string" calcext:value-type="string">
            <text:p>-0.0000000000000215-0.0000000000000692j</text:p>
          </table:table-cell>
          <table:table-cell table:formula="of:=(ROW()-2)/1024" office:value-type="float" office:value="0.55859375" calcext:value-type="float">
            <text:p>0.55859375</text:p>
          </table:table-cell>
          <table:table-cell table:formula="of:=20*LOG10(ABS(IMREAL([.A574]))+1E-018)" office:value-type="float" office:value="-273.350826816216" calcext:value-type="float">
            <text:p>-273.350826816216</text:p>
          </table:table-cell>
        </table:table-row>
        <table:table-row table:style-name="ro1">
          <table:table-cell office:value-type="string" calcext:value-type="string">
            <text:p>0.0000006092752240-0.0000000000001232j</text:p>
          </table:table-cell>
          <table:table-cell table:formula="of:=(ROW()-2)/1024" office:value-type="float" office:value="0.5595703125" calcext:value-type="float">
            <text:p>0.5595703125</text:p>
          </table:table-cell>
          <table:table-cell table:formula="of:=20*LOG10(ABS(IMREAL([.A575]))+1E-018)" office:value-type="float" office:value="-124.303729639494" calcext:value-type="float">
            <text:p>-124.303729639494</text:p>
          </table:table-cell>
        </table:table-row>
        <table:table-row table:style-name="ro1">
          <table:table-cell office:value-type="string" calcext:value-type="string">
            <text:p>0.0000000000000614-0.0000000000000694j</text:p>
          </table:table-cell>
          <table:table-cell table:formula="of:=(ROW()-2)/1024" office:value-type="float" office:value="0.560546875" calcext:value-type="float">
            <text:p>0.560546875</text:p>
          </table:table-cell>
          <table:table-cell table:formula="of:=20*LOG10(ABS(IMREAL([.A576]))+1E-018)" office:value-type="float" office:value="-264.236491114328" calcext:value-type="float">
            <text:p>-264.236491114328</text:p>
          </table:table-cell>
        </table:table-row>
        <table:table-row table:style-name="ro1">
          <table:table-cell office:value-type="string" calcext:value-type="string">
            <text:p>0.0000004000583105-0.0000000000000157j</text:p>
          </table:table-cell>
          <table:table-cell table:formula="of:=(ROW()-2)/1024" office:value-type="float" office:value="0.5615234375" calcext:value-type="float">
            <text:p>0.5615234375</text:p>
          </table:table-cell>
          <table:table-cell table:formula="of:=20*LOG10(ABS(IMREAL([.A577]))+1E-018)" office:value-type="float" office:value="-127.957534069281" calcext:value-type="float">
            <text:p>-127.957534069281</text:p>
          </table:table-cell>
        </table:table-row>
        <table:table-row table:style-name="ro1">
          <table:table-cell office:value-type="string" calcext:value-type="string">
            <text:p>-0.0000000000000203-0.0000000000000697j</text:p>
          </table:table-cell>
          <table:table-cell table:formula="of:=(ROW()-2)/1024" office:value-type="float" office:value="0.5625" calcext:value-type="float">
            <text:p>0.5625</text:p>
          </table:table-cell>
          <table:table-cell table:formula="of:=20*LOG10(ABS(IMREAL([.A578]))+1E-018)" office:value-type="float" office:value="-273.849651375937" calcext:value-type="float">
            <text:p>-273.849651375937</text:p>
          </table:table-cell>
        </table:table-row>
        <table:table-row table:style-name="ro1">
          <table:table-cell office:value-type="string" calcext:value-type="string">
            <text:p>0.0000009976199679-0.0000000000001237j</text:p>
          </table:table-cell>
          <table:table-cell table:formula="of:=(ROW()-2)/1024" office:value-type="float" office:value="0.5634765625" calcext:value-type="float">
            <text:p>0.5634765625</text:p>
          </table:table-cell>
          <table:table-cell table:formula="of:=20*LOG10(ABS(IMREAL([.A579]))+1E-018)" office:value-type="float" office:value="-120.020697336091" calcext:value-type="float">
            <text:p>-120.020697336091</text:p>
          </table:table-cell>
        </table:table-row>
        <table:table-row table:style-name="ro1">
          <table:table-cell office:value-type="string" calcext:value-type="string">
            <text:p>0.0000000000000627-0.0000000000000699j</text:p>
          </table:table-cell>
          <table:table-cell table:formula="of:=(ROW()-2)/1024" office:value-type="float" office:value="0.564453125" calcext:value-type="float">
            <text:p>0.564453125</text:p>
          </table:table-cell>
          <table:table-cell table:formula="of:=20*LOG10(ABS(IMREAL([.A580]))+1E-018)" office:value-type="float" office:value="-264.054510653555" calcext:value-type="float">
            <text:p>-264.054510653555</text:p>
          </table:table-cell>
        </table:table-row>
        <table:table-row table:style-name="ro1">
          <table:table-cell office:value-type="string" calcext:value-type="string">
            <text:p>0.0000002423723705-0.0000000000000161j</text:p>
          </table:table-cell>
          <table:table-cell table:formula="of:=(ROW()-2)/1024" office:value-type="float" office:value="0.5654296875" calcext:value-type="float">
            <text:p>0.5654296875</text:p>
          </table:table-cell>
          <table:table-cell table:formula="of:=20*LOG10(ABS(IMREAL([.A581]))+1E-018)" office:value-type="float" office:value="-132.310337791012" calcext:value-type="float">
            <text:p>-132.310337791012</text:p>
          </table:table-cell>
        </table:table-row>
        <table:table-row table:style-name="ro1">
          <table:table-cell office:value-type="string" calcext:value-type="string">
            <text:p>-0.0000000000000190-0.0000000000000701j</text:p>
          </table:table-cell>
          <table:table-cell table:formula="of:=(ROW()-2)/1024" office:value-type="float" office:value="0.56640625" calcext:value-type="float">
            <text:p>0.56640625</text:p>
          </table:table-cell>
          <table:table-cell table:formula="of:=20*LOG10(ABS(IMREAL([.A582]))+1E-018)" office:value-type="float" office:value="-274.424470840887" calcext:value-type="float">
            <text:p>-274.424470840887</text:p>
          </table:table-cell>
        </table:table-row>
        <table:table-row table:style-name="ro1">
          <table:table-cell office:value-type="string" calcext:value-type="string">
            <text:p>-0.0000000591695603-0.0000000000001241j</text:p>
          </table:table-cell>
          <table:table-cell table:formula="of:=(ROW()-2)/1024" office:value-type="float" office:value="0.5673828125" calcext:value-type="float">
            <text:p>0.5673828125</text:p>
          </table:table-cell>
          <table:table-cell table:formula="of:=20*LOG10(ABS(IMREAL([.A583]))+1E-018)" office:value-type="float" office:value="-144.558033160533" calcext:value-type="float">
            <text:p>-144.558033160533</text:p>
          </table:table-cell>
        </table:table-row>
        <table:table-row table:style-name="ro1">
          <table:table-cell office:value-type="string" calcext:value-type="string">
            <text:p>0.0000000000000639-0.0000000000000703j</text:p>
          </table:table-cell>
          <table:table-cell table:formula="of:=(ROW()-2)/1024" office:value-type="float" office:value="0.568359375" calcext:value-type="float">
            <text:p>0.568359375</text:p>
          </table:table-cell>
          <table:table-cell table:formula="of:=20*LOG10(ABS(IMREAL([.A584]))+1E-018)" office:value-type="float" office:value="-263.88984690848" calcext:value-type="float">
            <text:p>-263.88984690848</text:p>
          </table:table-cell>
        </table:table-row>
        <table:table-row table:style-name="ro1">
          <table:table-cell office:value-type="string" calcext:value-type="string">
            <text:p>-0.0000002296444570-0.0000000000000165j</text:p>
          </table:table-cell>
          <table:table-cell table:formula="of:=(ROW()-2)/1024" office:value-type="float" office:value="0.5693359375" calcext:value-type="float">
            <text:p>0.5693359375</text:p>
          </table:table-cell>
          <table:table-cell table:formula="of:=20*LOG10(ABS(IMREAL([.A585]))+1E-018)" office:value-type="float" office:value="-132.778880656385" calcext:value-type="float">
            <text:p>-132.778880656385</text:p>
          </table:table-cell>
        </table:table-row>
        <table:table-row table:style-name="ro1">
          <table:table-cell office:value-type="string" calcext:value-type="string">
            <text:p>-0.0000000000000177-0.0000000000000705j</text:p>
          </table:table-cell>
          <table:table-cell table:formula="of:=(ROW()-2)/1024" office:value-type="float" office:value="0.5703125" calcext:value-type="float">
            <text:p>0.5703125</text:p>
          </table:table-cell>
          <table:table-cell table:formula="of:=20*LOG10(ABS(IMREAL([.A586]))+1E-018)" office:value-type="float" office:value="-275.040043958398" calcext:value-type="float">
            <text:p>-275.040043958398</text:p>
          </table:table-cell>
        </table:table-row>
        <table:table-row table:style-name="ro1">
          <table:table-cell office:value-type="string" calcext:value-type="string">
            <text:p>-0.0000002907342238-0.0000000000001245j</text:p>
          </table:table-cell>
          <table:table-cell table:formula="of:=(ROW()-2)/1024" office:value-type="float" office:value="0.5712890625" calcext:value-type="float">
            <text:p>0.5712890625</text:p>
          </table:table-cell>
          <table:table-cell table:formula="of:=20*LOG10(ABS(IMREAL([.A587]))+1E-018)" office:value-type="float" office:value="-130.730076844256" calcext:value-type="float">
            <text:p>-130.730076844256</text:p>
          </table:table-cell>
        </table:table-row>
        <table:table-row table:style-name="ro1">
          <table:table-cell office:value-type="string" calcext:value-type="string">
            <text:p>0.0000000000000653-0.0000000000000707j</text:p>
          </table:table-cell>
          <table:table-cell table:formula="of:=(ROW()-2)/1024" office:value-type="float" office:value="0.572265625" calcext:value-type="float">
            <text:p>0.572265625</text:p>
          </table:table-cell>
          <table:table-cell table:formula="of:=20*LOG10(ABS(IMREAL([.A588]))+1E-018)" office:value-type="float" office:value="-263.701603360362" calcext:value-type="float">
            <text:p>-263.701603360362</text:p>
          </table:table-cell>
        </table:table-row>
        <table:table-row table:style-name="ro1">
          <table:table-cell office:value-type="string" calcext:value-type="string">
            <text:p>-0.0000006362795760-0.0000000000000169j</text:p>
          </table:table-cell>
          <table:table-cell table:formula="of:=(ROW()-2)/1024" office:value-type="float" office:value="0.5732421875" calcext:value-type="float">
            <text:p>0.5732421875</text:p>
          </table:table-cell>
          <table:table-cell table:formula="of:=20*LOG10(ABS(IMREAL([.A589]))+1E-018)" office:value-type="float" office:value="-123.927040340004" calcext:value-type="float">
            <text:p>-123.927040340004</text:p>
          </table:table-cell>
        </table:table-row>
        <table:table-row table:style-name="ro1">
          <table:table-cell office:value-type="string" calcext:value-type="string">
            <text:p>-0.0000000000000164-0.0000000000000709j</text:p>
          </table:table-cell>
          <table:table-cell table:formula="of:=(ROW()-2)/1024" office:value-type="float" office:value="0.57421875" calcext:value-type="float">
            <text:p>0.57421875</text:p>
          </table:table-cell>
          <table:table-cell table:formula="of:=20*LOG10(ABS(IMREAL([.A590]))+1E-018)" office:value-type="float" office:value="-275.702593427776" calcext:value-type="float">
            <text:p>-275.702593427776</text:p>
          </table:table-cell>
        </table:table-row>
        <table:table-row table:style-name="ro1">
          <table:table-cell office:value-type="string" calcext:value-type="string">
            <text:p>0.0000008954533211-0.0000000000001249j</text:p>
          </table:table-cell>
          <table:table-cell table:formula="of:=(ROW()-2)/1024" office:value-type="float" office:value="0.5751953125" calcext:value-type="float">
            <text:p>0.5751953125</text:p>
          </table:table-cell>
          <table:table-cell table:formula="of:=20*LOG10(ABS(IMREAL([.A591]))+1E-018)" office:value-type="float" office:value="-120.959140969423" calcext:value-type="float">
            <text:p>-120.959140969423</text:p>
          </table:table-cell>
        </table:table-row>
        <table:table-row table:style-name="ro1">
          <table:table-cell office:value-type="string" calcext:value-type="string">
            <text:p>0.0000000000000665-0.0000000000000711j</text:p>
          </table:table-cell>
          <table:table-cell table:formula="of:=(ROW()-2)/1024" office:value-type="float" office:value="0.576171875" calcext:value-type="float">
            <text:p>0.576171875</text:p>
          </table:table-cell>
          <table:table-cell table:formula="of:=20*LOG10(ABS(IMREAL([.A592]))+1E-018)" office:value-type="float" office:value="-263.543436480038" calcext:value-type="float">
            <text:p>-263.543436480038</text:p>
          </table:table-cell>
        </table:table-row>
        <table:table-row table:style-name="ro1">
          <table:table-cell office:value-type="string" calcext:value-type="string">
            <text:p>-0.0000008333767632-0.0000000000000173j</text:p>
          </table:table-cell>
          <table:table-cell table:formula="of:=(ROW()-2)/1024" office:value-type="float" office:value="0.5771484375" calcext:value-type="float">
            <text:p>0.5771484375</text:p>
          </table:table-cell>
          <table:table-cell table:formula="of:=20*LOG10(ABS(IMREAL([.A593]))+1E-018)" office:value-type="float" office:value="-121.583172260303" calcext:value-type="float">
            <text:p>-121.583172260303</text:p>
          </table:table-cell>
        </table:table-row>
        <table:table-row table:style-name="ro1">
          <table:table-cell office:value-type="string" calcext:value-type="string">
            <text:p>-0.0000000000000151-0.0000000000000713j</text:p>
          </table:table-cell>
          <table:table-cell table:formula="of:=(ROW()-2)/1024" office:value-type="float" office:value="0.578125" calcext:value-type="float">
            <text:p>0.578125</text:p>
          </table:table-cell>
          <table:table-cell table:formula="of:=20*LOG10(ABS(IMREAL([.A594]))+1E-018)" office:value-type="float" office:value="-276.419885848704" calcext:value-type="float">
            <text:p>-276.419885848704</text:p>
          </table:table-cell>
        </table:table-row>
        <table:table-row table:style-name="ro1">
          <table:table-cell office:value-type="string" calcext:value-type="string">
            <text:p>-0.0000002919162923-0.0000000000001253j</text:p>
          </table:table-cell>
          <table:table-cell table:formula="of:=(ROW()-2)/1024" office:value-type="float" office:value="0.5791015625" calcext:value-type="float">
            <text:p>0.5791015625</text:p>
          </table:table-cell>
          <table:table-cell table:formula="of:=20*LOG10(ABS(IMREAL([.A595]))+1E-018)" office:value-type="float" office:value="-130.69483331374" calcext:value-type="float">
            <text:p>-130.69483331374</text:p>
          </table:table-cell>
        </table:table-row>
        <table:table-row table:style-name="ro1">
          <table:table-cell office:value-type="string" calcext:value-type="string">
            <text:p>0.0000000000000678-0.0000000000000715j</text:p>
          </table:table-cell>
          <table:table-cell table:formula="of:=(ROW()-2)/1024" office:value-type="float" office:value="0.580078125" calcext:value-type="float">
            <text:p>0.580078125</text:p>
          </table:table-cell>
          <table:table-cell table:formula="of:=20*LOG10(ABS(IMREAL([.A596]))+1E-018)" office:value-type="float" office:value="-263.375278013137" calcext:value-type="float">
            <text:p>-263.375278013137</text:p>
          </table:table-cell>
        </table:table-row>
        <table:table-row table:style-name="ro1">
          <table:table-cell office:value-type="string" calcext:value-type="string">
            <text:p>-0.0000009443687859-0.0000000000000178j</text:p>
          </table:table-cell>
          <table:table-cell table:formula="of:=(ROW()-2)/1024" office:value-type="float" office:value="0.5810546875" calcext:value-type="float">
            <text:p>0.5810546875</text:p>
          </table:table-cell>
          <table:table-cell table:formula="of:=20*LOG10(ABS(IMREAL([.A597]))+1E-018)" office:value-type="float" office:value="-120.497167520705" calcext:value-type="float">
            <text:p>-120.497167520705</text:p>
          </table:table-cell>
        </table:table-row>
        <table:table-row table:style-name="ro1">
          <table:table-cell office:value-type="string" calcext:value-type="string">
            <text:p>-0.0000000000000138-0.0000000000000717j</text:p>
          </table:table-cell>
          <table:table-cell table:formula="of:=(ROW()-2)/1024" office:value-type="float" office:value="0.58203125" calcext:value-type="float">
            <text:p>0.58203125</text:p>
          </table:table-cell>
          <table:table-cell table:formula="of:=20*LOG10(ABS(IMREAL([.A598]))+1E-018)" office:value-type="float" office:value="-277.201788882486" calcext:value-type="float">
            <text:p>-277.201788882486</text:p>
          </table:table-cell>
        </table:table-row>
        <table:table-row table:style-name="ro1">
          <table:table-cell office:value-type="string" calcext:value-type="string">
            <text:p>-0.0000008161318068-0.0000000000001257j</text:p>
          </table:table-cell>
          <table:table-cell table:formula="of:=(ROW()-2)/1024" office:value-type="float" office:value="0.5830078125" calcext:value-type="float">
            <text:p>0.5830078125</text:p>
          </table:table-cell>
          <table:table-cell table:formula="of:=20*LOG10(ABS(IMREAL([.A599]))+1E-018)" office:value-type="float" office:value="-121.764793924342" calcext:value-type="float">
            <text:p>-121.764793924342</text:p>
          </table:table-cell>
        </table:table-row>
        <table:table-row table:style-name="ro1">
          <table:table-cell office:value-type="string" calcext:value-type="string">
            <text:p>0.0000000000000692-0.0000000000000719j</text:p>
          </table:table-cell>
          <table:table-cell table:formula="of:=(ROW()-2)/1024" office:value-type="float" office:value="0.583984375" calcext:value-type="float">
            <text:p>0.583984375</text:p>
          </table:table-cell>
          <table:table-cell table:formula="of:=20*LOG10(ABS(IMREAL([.A600]))+1E-018)" office:value-type="float" office:value="-263.197752593135" calcext:value-type="float">
            <text:p>-263.197752593135</text:p>
          </table:table-cell>
        </table:table-row>
        <table:table-row table:style-name="ro1">
          <table:table-cell office:value-type="string" calcext:value-type="string">
            <text:p>0.0000013363005228-0.0000000000000181j</text:p>
          </table:table-cell>
          <table:table-cell table:formula="of:=(ROW()-2)/1024" office:value-type="float" office:value="0.5849609375" calcext:value-type="float">
            <text:p>0.5849609375</text:p>
          </table:table-cell>
          <table:table-cell table:formula="of:=20*LOG10(ABS(IMREAL([.A601]))+1E-018)" office:value-type="float" office:value="-117.481917233659" calcext:value-type="float">
            <text:p>-117.481917233659</text:p>
          </table:table-cell>
        </table:table-row>
        <table:table-row table:style-name="ro1">
          <table:table-cell office:value-type="string" calcext:value-type="string">
            <text:p>-0.0000000000000125-0.0000000000000721j</text:p>
          </table:table-cell>
          <table:table-cell table:formula="of:=(ROW()-2)/1024" office:value-type="float" office:value="0.5859375" calcext:value-type="float">
            <text:p>0.5859375</text:p>
          </table:table-cell>
          <table:table-cell table:formula="of:=20*LOG10(ABS(IMREAL([.A602]))+1E-018)" office:value-type="float" office:value="-278.061104896461" calcext:value-type="float">
            <text:p>-278.061104896461</text:p>
          </table:table-cell>
        </table:table-row>
        <table:table-row table:style-name="ro1">
          <table:table-cell office:value-type="string" calcext:value-type="string">
            <text:p>-0.0000010072792818-0.0000000000001261j</text:p>
          </table:table-cell>
          <table:table-cell table:formula="of:=(ROW()-2)/1024" office:value-type="float" office:value="0.5869140625" calcext:value-type="float">
            <text:p>0.5869140625</text:p>
          </table:table-cell>
          <table:table-cell table:formula="of:=20*LOG10(ABS(IMREAL([.A603]))+1E-018)" office:value-type="float" office:value="-119.937001974652" calcext:value-type="float">
            <text:p>-119.937001974652</text:p>
          </table:table-cell>
        </table:table-row>
        <table:table-row table:style-name="ro1">
          <table:table-cell office:value-type="string" calcext:value-type="string">
            <text:p>0.0000000000000705-0.0000000000000724j</text:p>
          </table:table-cell>
          <table:table-cell table:formula="of:=(ROW()-2)/1024" office:value-type="float" office:value="0.587890625" calcext:value-type="float">
            <text:p>0.587890625</text:p>
          </table:table-cell>
          <table:table-cell table:formula="of:=20*LOG10(ABS(IMREAL([.A604]))+1E-018)" office:value-type="float" office:value="-263.036094456937" calcext:value-type="float">
            <text:p>-263.036094456937</text:p>
          </table:table-cell>
        </table:table-row>
        <table:table-row table:style-name="ro1">
          <table:table-cell office:value-type="string" calcext:value-type="string">
            <text:p>-0.0000017089220005-0.0000000000000186j</text:p>
          </table:table-cell>
          <table:table-cell table:formula="of:=(ROW()-2)/1024" office:value-type="float" office:value="0.5888671875" calcext:value-type="float">
            <text:p>0.5888671875</text:p>
          </table:table-cell>
          <table:table-cell table:formula="of:=20*LOG10(ABS(IMREAL([.A605]))+1E-018)" office:value-type="float" office:value="-115.345555182391" calcext:value-type="float">
            <text:p>-115.345555182391</text:p>
          </table:table-cell>
        </table:table-row>
        <table:table-row table:style-name="ro1">
          <table:table-cell office:value-type="string" calcext:value-type="string">
            <text:p>-0.0000000000000111-0.0000000000000726j</text:p>
          </table:table-cell>
          <table:table-cell table:formula="of:=(ROW()-2)/1024" office:value-type="float" office:value="0.58984375" calcext:value-type="float">
            <text:p>0.58984375</text:p>
          </table:table-cell>
          <table:table-cell table:formula="of:=20*LOG10(ABS(IMREAL([.A606]))+1E-018)" office:value-type="float" office:value="-279.092757946933" calcext:value-type="float">
            <text:p>-279.092757946933</text:p>
          </table:table-cell>
        </table:table-row>
        <table:table-row table:style-name="ro1">
          <table:table-cell office:value-type="string" calcext:value-type="string">
            <text:p>0.0000004547748567-0.0000000000001266j</text:p>
          </table:table-cell>
          <table:table-cell table:formula="of:=(ROW()-2)/1024" office:value-type="float" office:value="0.5908203125" calcext:value-type="float">
            <text:p>0.5908203125</text:p>
          </table:table-cell>
          <table:table-cell table:formula="of:=20*LOG10(ABS(IMREAL([.A607]))+1E-018)" office:value-type="float" office:value="-126.844071086276" calcext:value-type="float">
            <text:p>-126.844071086276</text:p>
          </table:table-cell>
        </table:table-row>
        <table:table-row table:style-name="ro1">
          <table:table-cell office:value-type="string" calcext:value-type="string">
            <text:p>0.0000000000000719-0.0000000000000728j</text:p>
          </table:table-cell>
          <table:table-cell table:formula="of:=(ROW()-2)/1024" office:value-type="float" office:value="0.591796875" calcext:value-type="float">
            <text:p>0.591796875</text:p>
          </table:table-cell>
          <table:table-cell table:formula="of:=20*LOG10(ABS(IMREAL([.A608]))+1E-018)" office:value-type="float" office:value="-262.865301388041" calcext:value-type="float">
            <text:p>-262.865301388041</text:p>
          </table:table-cell>
        </table:table-row>
        <table:table-row table:style-name="ro1">
          <table:table-cell office:value-type="string" calcext:value-type="string">
            <text:p>0.0000007508618082-0.0000000000000190j</text:p>
          </table:table-cell>
          <table:table-cell table:formula="of:=(ROW()-2)/1024" office:value-type="float" office:value="0.5927734375" calcext:value-type="float">
            <text:p>0.5927734375</text:p>
          </table:table-cell>
          <table:table-cell table:formula="of:=20*LOG10(ABS(IMREAL([.A609]))+1E-018)" office:value-type="float" office:value="-122.488799700881" calcext:value-type="float">
            <text:p>-122.488799700881</text:p>
          </table:table-cell>
        </table:table-row>
        <table:table-row table:style-name="ro1">
          <table:table-cell office:value-type="string" calcext:value-type="string">
            <text:p>-0.0000000000000097-0.0000000000000730j</text:p>
          </table:table-cell>
          <table:table-cell table:formula="of:=(ROW()-2)/1024" office:value-type="float" office:value="0.59375" calcext:value-type="float">
            <text:p>0.59375</text:p>
          </table:table-cell>
          <table:table-cell table:formula="of:=20*LOG10(ABS(IMREAL([.A610]))+1E-018)" office:value-type="float" office:value="-280.263669908289" calcext:value-type="float">
            <text:p>-280.263669908289</text:p>
          </table:table-cell>
        </table:table-row>
        <table:table-row table:style-name="ro1">
          <table:table-cell office:value-type="string" calcext:value-type="string">
            <text:p>0.0000008700554773-0.0000000000001270j</text:p>
          </table:table-cell>
          <table:table-cell table:formula="of:=(ROW()-2)/1024" office:value-type="float" office:value="0.5947265625" calcext:value-type="float">
            <text:p>0.5947265625</text:p>
          </table:table-cell>
          <table:table-cell table:formula="of:=20*LOG10(ABS(IMREAL([.A611]))+1E-018)" office:value-type="float" office:value="-121.209061092052" calcext:value-type="float">
            <text:p>-121.209061092052</text:p>
          </table:table-cell>
        </table:table-row>
        <table:table-row table:style-name="ro1">
          <table:table-cell office:value-type="string" calcext:value-type="string">
            <text:p>0.0000000000000734-0.0000000000000732j</text:p>
          </table:table-cell>
          <table:table-cell table:formula="of:=(ROW()-2)/1024" office:value-type="float" office:value="0.595703125" calcext:value-type="float">
            <text:p>0.595703125</text:p>
          </table:table-cell>
          <table:table-cell table:formula="of:=20*LOG10(ABS(IMREAL([.A612]))+1E-018)" office:value-type="float" office:value="-262.685960466114" calcext:value-type="float">
            <text:p>-262.685960466114</text:p>
          </table:table-cell>
        </table:table-row>
        <table:table-row table:style-name="ro1">
          <table:table-cell office:value-type="string" calcext:value-type="string">
            <text:p>0.0000009853917479-0.0000000000000194j</text:p>
          </table:table-cell>
          <table:table-cell table:formula="of:=(ROW()-2)/1024" office:value-type="float" office:value="0.5966796875" calcext:value-type="float">
            <text:p>0.5966796875</text:p>
          </table:table-cell>
          <table:table-cell table:formula="of:=20*LOG10(ABS(IMREAL([.A613]))+1E-018)" office:value-type="float" office:value="-120.127821580335" calcext:value-type="float">
            <text:p>-120.127821580335</text:p>
          </table:table-cell>
        </table:table-row>
        <table:table-row table:style-name="ro1">
          <table:table-cell office:value-type="string" calcext:value-type="string">
            <text:p>-0.0000000000000082-0.0000000000000734j</text:p>
          </table:table-cell>
          <table:table-cell table:formula="of:=(ROW()-2)/1024" office:value-type="float" office:value="0.59765625" calcext:value-type="float">
            <text:p>0.59765625</text:p>
          </table:table-cell>
          <table:table-cell table:formula="of:=20*LOG10(ABS(IMREAL([.A614]))+1E-018)" office:value-type="float" office:value="-281.722663762075" calcext:value-type="float">
            <text:p>-281.722663762075</text:p>
          </table:table-cell>
        </table:table-row>
        <table:table-row table:style-name="ro1">
          <table:table-cell office:value-type="string" calcext:value-type="string">
            <text:p>-0.0000006846284444-0.0000000000001274j</text:p>
          </table:table-cell>
          <table:table-cell table:formula="of:=(ROW()-2)/1024" office:value-type="float" office:value="0.5986328125" calcext:value-type="float">
            <text:p>0.5986328125</text:p>
          </table:table-cell>
          <table:table-cell table:formula="of:=20*LOG10(ABS(IMREAL([.A615]))+1E-018)" office:value-type="float" office:value="-123.290901221995" calcext:value-type="float">
            <text:p>-123.290901221995</text:p>
          </table:table-cell>
        </table:table-row>
        <table:table-row table:style-name="ro1">
          <table:table-cell office:value-type="string" calcext:value-type="string">
            <text:p>0.0000000000000749-0.0000000000000737j</text:p>
          </table:table-cell>
          <table:table-cell table:formula="of:=(ROW()-2)/1024" office:value-type="float" office:value="0.599609375" calcext:value-type="float">
            <text:p>0.599609375</text:p>
          </table:table-cell>
          <table:table-cell table:formula="of:=20*LOG10(ABS(IMREAL([.A616]))+1E-018)" office:value-type="float" office:value="-262.510247680301" calcext:value-type="float">
            <text:p>-262.510247680301</text:p>
          </table:table-cell>
        </table:table-row>
        <table:table-row table:style-name="ro1">
          <table:table-cell office:value-type="string" calcext:value-type="string">
            <text:p>-0.0000002409055166-0.0000000000000199j</text:p>
          </table:table-cell>
          <table:table-cell table:formula="of:=(ROW()-2)/1024" office:value-type="float" office:value="0.6005859375" calcext:value-type="float">
            <text:p>0.6005859375</text:p>
          </table:table-cell>
          <table:table-cell table:formula="of:=20*LOG10(ABS(IMREAL([.A617]))+1E-018)" office:value-type="float" office:value="-132.363065095762" calcext:value-type="float">
            <text:p>-132.363065095762</text:p>
          </table:table-cell>
        </table:table-row>
        <table:table-row table:style-name="ro1">
          <table:table-cell office:value-type="string" calcext:value-type="string">
            <text:p>-0.0000000000000067-0.0000000000000739j</text:p>
          </table:table-cell>
          <table:table-cell table:formula="of:=(ROW()-2)/1024" office:value-type="float" office:value="0.6015625" calcext:value-type="float">
            <text:p>0.6015625</text:p>
          </table:table-cell>
          <table:table-cell table:formula="of:=20*LOG10(ABS(IMREAL([.A618]))+1E-018)" office:value-type="float" office:value="-283.477207641282" calcext:value-type="float">
            <text:p>-283.477207641282</text:p>
          </table:table-cell>
        </table:table-row>
        <table:table-row table:style-name="ro1">
          <table:table-cell office:value-type="string" calcext:value-type="string">
            <text:p>0.0000003571614052-0.0000000000001278j</text:p>
          </table:table-cell>
          <table:table-cell table:formula="of:=(ROW()-2)/1024" office:value-type="float" office:value="0.6025390625" calcext:value-type="float">
            <text:p>0.6025390625</text:p>
          </table:table-cell>
          <table:table-cell table:formula="of:=20*LOG10(ABS(IMREAL([.A619]))+1E-018)" office:value-type="float" office:value="-128.942709540677" calcext:value-type="float">
            <text:p>-128.942709540677</text:p>
          </table:table-cell>
        </table:table-row>
        <table:table-row table:style-name="ro1">
          <table:table-cell office:value-type="string" calcext:value-type="string">
            <text:p>0.0000000000000764-0.0000000000000740j</text:p>
          </table:table-cell>
          <table:table-cell table:formula="of:=(ROW()-2)/1024" office:value-type="float" office:value="0.603515625" calcext:value-type="float">
            <text:p>0.603515625</text:p>
          </table:table-cell>
          <table:table-cell table:formula="of:=20*LOG10(ABS(IMREAL([.A620]))+1E-018)" office:value-type="float" office:value="-262.338019139575" calcext:value-type="float">
            <text:p>-262.338019139575</text:p>
          </table:table-cell>
        </table:table-row>
        <table:table-row table:style-name="ro1">
          <table:table-cell office:value-type="string" calcext:value-type="string">
            <text:p>0.0000002947845210-0.0000000000000203j</text:p>
          </table:table-cell>
          <table:table-cell table:formula="of:=(ROW()-2)/1024" office:value-type="float" office:value="0.6044921875" calcext:value-type="float">
            <text:p>0.6044921875</text:p>
          </table:table-cell>
          <table:table-cell table:formula="of:=20*LOG10(ABS(IMREAL([.A621]))+1E-018)" office:value-type="float" office:value="-130.609906496337" calcext:value-type="float">
            <text:p>-130.609906496337</text:p>
          </table:table-cell>
        </table:table-row>
        <table:table-row table:style-name="ro1">
          <table:table-cell office:value-type="string" calcext:value-type="string">
            <text:p>-0.0000000000000051-0.0000000000000742j</text:p>
          </table:table-cell>
          <table:table-cell table:formula="of:=(ROW()-2)/1024" office:value-type="float" office:value="0.60546875" calcext:value-type="float">
            <text:p>0.60546875</text:p>
          </table:table-cell>
          <table:table-cell table:formula="of:=20*LOG10(ABS(IMREAL([.A622]))+1E-018)" office:value-type="float" office:value="-285.846893529376" calcext:value-type="float">
            <text:p>-285.846893529376</text:p>
          </table:table-cell>
        </table:table-row>
        <table:table-row table:style-name="ro1">
          <table:table-cell office:value-type="string" calcext:value-type="string">
            <text:p>-0.0000009444405591-0.0000000000001282j</text:p>
          </table:table-cell>
          <table:table-cell table:formula="of:=(ROW()-2)/1024" office:value-type="float" office:value="0.6064453125" calcext:value-type="float">
            <text:p>0.6064453125</text:p>
          </table:table-cell>
          <table:table-cell table:formula="of:=20*LOG10(ABS(IMREAL([.A623]))+1E-018)" office:value-type="float" office:value="-120.496507407395" calcext:value-type="float">
            <text:p>-120.496507407395</text:p>
          </table:table-cell>
        </table:table-row>
        <table:table-row table:style-name="ro1">
          <table:table-cell office:value-type="string" calcext:value-type="string">
            <text:p>0.0000000000000780-0.0000000000000745j</text:p>
          </table:table-cell>
          <table:table-cell table:formula="of:=(ROW()-2)/1024" office:value-type="float" office:value="0.607421875" calcext:value-type="float">
            <text:p>0.607421875</text:p>
          </table:table-cell>
          <table:table-cell table:formula="of:=20*LOG10(ABS(IMREAL([.A624]))+1E-018)" office:value-type="float" office:value="-262.157996589345" calcext:value-type="float">
            <text:p>-262.157996589345</text:p>
          </table:table-cell>
        </table:table-row>
        <table:table-row table:style-name="ro1">
          <table:table-cell office:value-type="string" calcext:value-type="string">
            <text:p>0.0000002611608353-0.0000000000000207j</text:p>
          </table:table-cell>
          <table:table-cell table:formula="of:=(ROW()-2)/1024" office:value-type="float" office:value="0.6083984375" calcext:value-type="float">
            <text:p>0.6083984375</text:p>
          </table:table-cell>
          <table:table-cell table:formula="of:=20*LOG10(ABS(IMREAL([.A625]))+1E-018)" office:value-type="float" office:value="-131.661839020218" calcext:value-type="float">
            <text:p>-131.661839020218</text:p>
          </table:table-cell>
        </table:table-row>
        <table:table-row table:style-name="ro1">
          <table:table-cell office:value-type="string" calcext:value-type="string">
            <text:p>-0.0000000000000036-0.0000000000000747j</text:p>
          </table:table-cell>
          <table:table-cell table:formula="of:=(ROW()-2)/1024" office:value-type="float" office:value="0.609375" calcext:value-type="float">
            <text:p>0.609375</text:p>
          </table:table-cell>
          <table:table-cell table:formula="of:=20*LOG10(ABS(IMREAL([.A626]))+1E-018)" office:value-type="float" office:value="-288.871537572574" calcext:value-type="float">
            <text:p>-288.871537572574</text:p>
          </table:table-cell>
        </table:table-row>
        <table:table-row table:style-name="ro1">
          <table:table-cell office:value-type="string" calcext:value-type="string">
            <text:p>-0.0000003066145745-0.0000000000001287j</text:p>
          </table:table-cell>
          <table:table-cell table:formula="of:=(ROW()-2)/1024" office:value-type="float" office:value="0.6103515625" calcext:value-type="float">
            <text:p>0.6103515625</text:p>
          </table:table-cell>
          <table:table-cell table:formula="of:=20*LOG10(ABS(IMREAL([.A627]))+1E-018)" office:value-type="float" office:value="-130.268144108033" calcext:value-type="float">
            <text:p>-130.268144108033</text:p>
          </table:table-cell>
        </table:table-row>
        <table:table-row table:style-name="ro1">
          <table:table-cell office:value-type="string" calcext:value-type="string">
            <text:p>0.0000000000000795-0.0000000000000749j</text:p>
          </table:table-cell>
          <table:table-cell table:formula="of:=(ROW()-2)/1024" office:value-type="float" office:value="0.611328125" calcext:value-type="float">
            <text:p>0.611328125</text:p>
          </table:table-cell>
          <table:table-cell table:formula="of:=20*LOG10(ABS(IMREAL([.A628]))+1E-018)" office:value-type="float" office:value="-261.992548171084" calcext:value-type="float">
            <text:p>-261.992548171084</text:p>
          </table:table-cell>
        </table:table-row>
        <table:table-row table:style-name="ro1">
          <table:table-cell office:value-type="string" calcext:value-type="string">
            <text:p>-0.0000006138630825-0.0000000000000211j</text:p>
          </table:table-cell>
          <table:table-cell table:formula="of:=(ROW()-2)/1024" office:value-type="float" office:value="0.6123046875" calcext:value-type="float">
            <text:p>0.6123046875</text:p>
          </table:table-cell>
          <table:table-cell table:formula="of:=20*LOG10(ABS(IMREAL([.A629]))+1E-018)" office:value-type="float" office:value="-124.238569682881" calcext:value-type="float">
            <text:p>-124.238569682881</text:p>
          </table:table-cell>
        </table:table-row>
        <table:table-row table:style-name="ro1">
          <table:table-cell office:value-type="string" calcext:value-type="string">
            <text:p>-0.0000000000000019-0.0000000000000751j</text:p>
          </table:table-cell>
          <table:table-cell table:formula="of:=(ROW()-2)/1024" office:value-type="float" office:value="0.61328125" calcext:value-type="float">
            <text:p>0.61328125</text:p>
          </table:table-cell>
          <table:table-cell table:formula="of:=20*LOG10(ABS(IMREAL([.A630]))+1E-018)" office:value-type="float" office:value="-294.420357662691" calcext:value-type="float">
            <text:p>-294.420357662691</text:p>
          </table:table-cell>
        </table:table-row>
        <table:table-row table:style-name="ro1">
          <table:table-cell office:value-type="string" calcext:value-type="string">
            <text:p>0.0000001059432721-0.0000000000001291j</text:p>
          </table:table-cell>
          <table:table-cell table:formula="of:=(ROW()-2)/1024" office:value-type="float" office:value="0.6142578125" calcext:value-type="float">
            <text:p>0.6142578125</text:p>
          </table:table-cell>
          <table:table-cell table:formula="of:=20*LOG10(ABS(IMREAL([.A631]))+1E-018)" office:value-type="float" office:value="-139.498532356635" calcext:value-type="float">
            <text:p>-139.498532356635</text:p>
          </table:table-cell>
        </table:table-row>
        <table:table-row table:style-name="ro1">
          <table:table-cell office:value-type="string" calcext:value-type="string">
            <text:p>0.0000000000000812-0.0000000000000752j</text:p>
          </table:table-cell>
          <table:table-cell table:formula="of:=(ROW()-2)/1024" office:value-type="float" office:value="0.615234375" calcext:value-type="float">
            <text:p>0.615234375</text:p>
          </table:table-cell>
          <table:table-cell table:formula="of:=20*LOG10(ABS(IMREAL([.A632]))+1E-018)" office:value-type="float" office:value="-261.808772446751" calcext:value-type="float">
            <text:p>-261.808772446751</text:p>
          </table:table-cell>
        </table:table-row>
        <table:table-row table:style-name="ro1">
          <table:table-cell office:value-type="string" calcext:value-type="string">
            <text:p>0.0000004167303612-0.0000000000000214j</text:p>
          </table:table-cell>
          <table:table-cell table:formula="of:=(ROW()-2)/1024" office:value-type="float" office:value="0.6162109375" calcext:value-type="float">
            <text:p>0.6162109375</text:p>
          </table:table-cell>
          <table:table-cell table:formula="of:=20*LOG10(ABS(IMREAL([.A633]))+1E-018)" office:value-type="float" office:value="-127.602897150839" calcext:value-type="float">
            <text:p>-127.602897150839</text:p>
          </table:table-cell>
        </table:table-row>
        <table:table-row table:style-name="ro1">
          <table:table-cell office:value-type="string" calcext:value-type="string">
            <text:p>-0.0000000000000003-0.0000000000000754j</text:p>
          </table:table-cell>
          <table:table-cell table:formula="of:=(ROW()-2)/1024" office:value-type="float" office:value="0.6171875" calcext:value-type="float">
            <text:p>0.6171875</text:p>
          </table:table-cell>
          <table:table-cell table:formula="of:=20*LOG10(ABS(IMREAL([.A634]))+1E-018)" office:value-type="float" office:value="-310.428670088123" calcext:value-type="float">
            <text:p>-310.428670088123</text:p>
          </table:table-cell>
        </table:table-row>
        <table:table-row table:style-name="ro1">
          <table:table-cell office:value-type="string" calcext:value-type="string">
            <text:p>0.0000014729053655-0.0000000000001294j</text:p>
          </table:table-cell>
          <table:table-cell table:formula="of:=(ROW()-2)/1024" office:value-type="float" office:value="0.6181640625" calcext:value-type="float">
            <text:p>0.6181640625</text:p>
          </table:table-cell>
          <table:table-cell table:formula="of:=20*LOG10(ABS(IMREAL([.A635]))+1E-018)" office:value-type="float" office:value="-116.636503115571" calcext:value-type="float">
            <text:p>-116.636503115571</text:p>
          </table:table-cell>
        </table:table-row>
        <table:table-row table:style-name="ro1">
          <table:table-cell office:value-type="string" calcext:value-type="string">
            <text:p>0.0000000000000829-0.0000000000000755j</text:p>
          </table:table-cell>
          <table:table-cell table:formula="of:=(ROW()-2)/1024" office:value-type="float" office:value="0.619140625" calcext:value-type="float">
            <text:p>0.619140625</text:p>
          </table:table-cell>
          <table:table-cell table:formula="of:=20*LOG10(ABS(IMREAL([.A636]))+1E-018)" office:value-type="float" office:value="-261.628804614118" calcext:value-type="float">
            <text:p>-261.628804614118</text:p>
          </table:table-cell>
        </table:table-row>
        <table:table-row table:style-name="ro1">
          <table:table-cell office:value-type="string" calcext:value-type="string">
            <text:p>-0.0000007032912277-0.0000000000000217j</text:p>
          </table:table-cell>
          <table:table-cell table:formula="of:=(ROW()-2)/1024" office:value-type="float" office:value="0.6201171875" calcext:value-type="float">
            <text:p>0.6201171875</text:p>
          </table:table-cell>
          <table:table-cell table:formula="of:=20*LOG10(ABS(IMREAL([.A637]))+1E-018)" office:value-type="float" office:value="-123.05729599198" calcext:value-type="float">
            <text:p>-123.05729599198</text:p>
          </table:table-cell>
        </table:table-row>
        <table:table-row table:style-name="ro1">
          <table:table-cell office:value-type="string" calcext:value-type="string">
            <text:p>0.0000000000000014-0.0000000000000757j</text:p>
          </table:table-cell>
          <table:table-cell table:formula="of:=(ROW()-2)/1024" office:value-type="float" office:value="0.62109375" calcext:value-type="float">
            <text:p>0.62109375</text:p>
          </table:table-cell>
          <table:table-cell table:formula="of:=20*LOG10(ABS(IMREAL([.A638]))+1E-018)" office:value-type="float" office:value="-297.071237294285" calcext:value-type="float">
            <text:p>-297.071237294285</text:p>
          </table:table-cell>
        </table:table-row>
        <table:table-row table:style-name="ro1">
          <table:table-cell office:value-type="string" calcext:value-type="string">
            <text:p>0.0000003342106826-0.0000000000001297j</text:p>
          </table:table-cell>
          <table:table-cell table:formula="of:=(ROW()-2)/1024" office:value-type="float" office:value="0.6220703125" calcext:value-type="float">
            <text:p>0.6220703125</text:p>
          </table:table-cell>
          <table:table-cell table:formula="of:=20*LOG10(ABS(IMREAL([.A639]))+1E-018)" office:value-type="float" office:value="-129.519593451479" calcext:value-type="float">
            <text:p>-129.519593451479</text:p>
          </table:table-cell>
        </table:table-row>
        <table:table-row table:style-name="ro1">
          <table:table-cell office:value-type="string" calcext:value-type="string">
            <text:p>0.0000000000000846-0.0000000000000759j</text:p>
          </table:table-cell>
          <table:table-cell table:formula="of:=(ROW()-2)/1024" office:value-type="float" office:value="0.623046875" calcext:value-type="float">
            <text:p>0.623046875</text:p>
          </table:table-cell>
          <table:table-cell table:formula="of:=20*LOG10(ABS(IMREAL([.A640]))+1E-018)" office:value-type="float" office:value="-261.452490069736" calcext:value-type="float">
            <text:p>-261.452490069736</text:p>
          </table:table-cell>
        </table:table-row>
        <table:table-row table:style-name="ro1">
          <table:table-cell office:value-type="string" calcext:value-type="string">
            <text:p>0.0000006174421033-0.0000000000000221j</text:p>
          </table:table-cell>
          <table:table-cell table:formula="of:=(ROW()-2)/1024" office:value-type="float" office:value="0.6240234375" calcext:value-type="float">
            <text:p>0.6240234375</text:p>
          </table:table-cell>
          <table:table-cell table:formula="of:=20*LOG10(ABS(IMREAL([.A641]))+1E-018)" office:value-type="float" office:value="-124.188075187139" calcext:value-type="float">
            <text:p>-124.188075187139</text:p>
          </table:table-cell>
        </table:table-row>
        <table:table-row table:style-name="ro1">
          <table:table-cell office:value-type="string" calcext:value-type="string">
            <text:p>0.0000000000000031-0.0000000000000761j</text:p>
          </table:table-cell>
          <table:table-cell table:formula="of:=(ROW()-2)/1024" office:value-type="float" office:value="0.625" calcext:value-type="float">
            <text:p>0.625</text:p>
          </table:table-cell>
          <table:table-cell table:formula="of:=20*LOG10(ABS(IMREAL([.A642]))+1E-018)" office:value-type="float" office:value="-290.169964675254" calcext:value-type="float">
            <text:p>-290.169964675254</text:p>
          </table:table-cell>
        </table:table-row>
        <table:table-row table:style-name="ro1">
          <table:table-cell office:value-type="string" calcext:value-type="string">
            <text:p>-0.0000008901822250-0.0000000000001301j</text:p>
          </table:table-cell>
          <table:table-cell table:formula="of:=(ROW()-2)/1024" office:value-type="float" office:value="0.6259765625" calcext:value-type="float">
            <text:p>0.6259765625</text:p>
          </table:table-cell>
          <table:table-cell table:formula="of:=20*LOG10(ABS(IMREAL([.A643]))+1E-018)" office:value-type="float" office:value="-121.010421637625" calcext:value-type="float">
            <text:p>-121.010421637625</text:p>
          </table:table-cell>
        </table:table-row>
        <table:table-row table:style-name="ro1">
          <table:table-cell office:value-type="string" calcext:value-type="string">
            <text:p>0.0000000000000863-0.0000000000000763j</text:p>
          </table:table-cell>
          <table:table-cell table:formula="of:=(ROW()-2)/1024" office:value-type="float" office:value="0.626953125" calcext:value-type="float">
            <text:p>0.626953125</text:p>
          </table:table-cell>
          <table:table-cell table:formula="of:=20*LOG10(ABS(IMREAL([.A644]))+1E-018)" office:value-type="float" office:value="-261.279683438659" calcext:value-type="float">
            <text:p>-261.279683438659</text:p>
          </table:table-cell>
        </table:table-row>
        <table:table-row table:style-name="ro1">
          <table:table-cell office:value-type="string" calcext:value-type="string">
            <text:p>0.0000003821890541-0.0000000000000225j</text:p>
          </table:table-cell>
          <table:table-cell table:formula="of:=(ROW()-2)/1024" office:value-type="float" office:value="0.6279296875" calcext:value-type="float">
            <text:p>0.6279296875</text:p>
          </table:table-cell>
          <table:table-cell table:formula="of:=20*LOG10(ABS(IMREAL([.A645]))+1E-018)" office:value-type="float" office:value="-128.354435106039" calcext:value-type="float">
            <text:p>-128.354435106039</text:p>
          </table:table-cell>
        </table:table-row>
        <table:table-row table:style-name="ro1">
          <table:table-cell office:value-type="string" calcext:value-type="string">
            <text:p>0.0000000000000049-0.0000000000000765j</text:p>
          </table:table-cell>
          <table:table-cell table:formula="of:=(ROW()-2)/1024" office:value-type="float" office:value="0.62890625" calcext:value-type="float">
            <text:p>0.62890625</text:p>
          </table:table-cell>
          <table:table-cell table:formula="of:=20*LOG10(ABS(IMREAL([.A646]))+1E-018)" office:value-type="float" office:value="-286.194305949747" calcext:value-type="float">
            <text:p>-286.194305949747</text:p>
          </table:table-cell>
        </table:table-row>
        <table:table-row table:style-name="ro1">
          <table:table-cell office:value-type="string" calcext:value-type="string">
            <text:p>0.0000002821453548-0.0000000000001305j</text:p>
          </table:table-cell>
          <table:table-cell table:formula="of:=(ROW()-2)/1024" office:value-type="float" office:value="0.6298828125" calcext:value-type="float">
            <text:p>0.6298828125</text:p>
          </table:table-cell>
          <table:table-cell table:formula="of:=20*LOG10(ABS(IMREAL([.A647]))+1E-018)" office:value-type="float" office:value="-130.990541909892" calcext:value-type="float">
            <text:p>-130.990541909892</text:p>
          </table:table-cell>
        </table:table-row>
        <table:table-row table:style-name="ro1">
          <table:table-cell office:value-type="string" calcext:value-type="string">
            <text:p>0.0000000000000882-0.0000000000000767j</text:p>
          </table:table-cell>
          <table:table-cell table:formula="of:=(ROW()-2)/1024" office:value-type="float" office:value="0.630859375" calcext:value-type="float">
            <text:p>0.630859375</text:p>
          </table:table-cell>
          <table:table-cell table:formula="of:=20*LOG10(ABS(IMREAL([.A648]))+1E-018)" office:value-type="float" office:value="-261.090529818448" calcext:value-type="float">
            <text:p>-261.090529818448</text:p>
          </table:table-cell>
        </table:table-row>
        <table:table-row table:style-name="ro1">
          <table:table-cell office:value-type="string" calcext:value-type="string">
            <text:p>0.0000003465985631-0.0000000000000229j</text:p>
          </table:table-cell>
          <table:table-cell table:formula="of:=(ROW()-2)/1024" office:value-type="float" office:value="0.6318359375" calcext:value-type="float">
            <text:p>0.6318359375</text:p>
          </table:table-cell>
          <table:table-cell table:formula="of:=20*LOG10(ABS(IMREAL([.A649]))+1E-018)" office:value-type="float" office:value="-129.203464841594" calcext:value-type="float">
            <text:p>-129.203464841594</text:p>
          </table:table-cell>
        </table:table-row>
        <table:table-row table:style-name="ro1">
          <table:table-cell office:value-type="string" calcext:value-type="string">
            <text:p>0.0000000000000068-0.0000000000000769j</text:p>
          </table:table-cell>
          <table:table-cell table:formula="of:=(ROW()-2)/1024" office:value-type="float" office:value="0.6328125" calcext:value-type="float">
            <text:p>0.6328125</text:p>
          </table:table-cell>
          <table:table-cell table:formula="of:=20*LOG10(ABS(IMREAL([.A650]))+1E-018)" office:value-type="float" office:value="-283.348544503076" calcext:value-type="float">
            <text:p>-283.348544503076</text:p>
          </table:table-cell>
        </table:table-row>
        <table:table-row table:style-name="ro1">
          <table:table-cell office:value-type="string" calcext:value-type="string">
            <text:p>0.0000001451111134-0.0000000000001309j</text:p>
          </table:table-cell>
          <table:table-cell table:formula="of:=(ROW()-2)/1024" office:value-type="float" office:value="0.6337890625" calcext:value-type="float">
            <text:p>0.6337890625</text:p>
          </table:table-cell>
          <table:table-cell table:formula="of:=20*LOG10(ABS(IMREAL([.A651]))+1E-018)" office:value-type="float" office:value="-136.76598651294" calcext:value-type="float">
            <text:p>-136.76598651294</text:p>
          </table:table-cell>
        </table:table-row>
        <table:table-row table:style-name="ro1">
          <table:table-cell office:value-type="string" calcext:value-type="string">
            <text:p>0.0000000000000900-0.0000000000000772j</text:p>
          </table:table-cell>
          <table:table-cell table:formula="of:=(ROW()-2)/1024" office:value-type="float" office:value="0.634765625" calcext:value-type="float">
            <text:p>0.634765625</text:p>
          </table:table-cell>
          <table:table-cell table:formula="of:=20*LOG10(ABS(IMREAL([.A652]))+1E-018)" office:value-type="float" office:value="-260.915053301865" calcext:value-type="float">
            <text:p>-260.915053301865</text:p>
          </table:table-cell>
        </table:table-row>
        <table:table-row table:style-name="ro1">
          <table:table-cell office:value-type="string" calcext:value-type="string">
            <text:p>0.0000001663547033-0.0000000000000234j</text:p>
          </table:table-cell>
          <table:table-cell table:formula="of:=(ROW()-2)/1024" office:value-type="float" office:value="0.6357421875" calcext:value-type="float">
            <text:p>0.6357421875</text:p>
          </table:table-cell>
          <table:table-cell table:formula="of:=20*LOG10(ABS(IMREAL([.A653]))+1E-018)" office:value-type="float" office:value="-135.579298318651" calcext:value-type="float">
            <text:p>-135.579298318651</text:p>
          </table:table-cell>
        </table:table-row>
        <table:table-row table:style-name="ro1">
          <table:table-cell office:value-type="string" calcext:value-type="string">
            <text:p>0.0000000000000086-0.0000000000000773j</text:p>
          </table:table-cell>
          <table:table-cell table:formula="of:=(ROW()-2)/1024" office:value-type="float" office:value="0.63671875" calcext:value-type="float">
            <text:p>0.63671875</text:p>
          </table:table-cell>
          <table:table-cell table:formula="of:=20*LOG10(ABS(IMREAL([.A654]))+1E-018)" office:value-type="float" office:value="-281.309021046677" calcext:value-type="float">
            <text:p>-281.309021046677</text:p>
          </table:table-cell>
        </table:table-row>
        <table:table-row table:style-name="ro1">
          <table:table-cell office:value-type="string" calcext:value-type="string">
            <text:p>0.0000014674540381-0.0000000000001313j</text:p>
          </table:table-cell>
          <table:table-cell table:formula="of:=(ROW()-2)/1024" office:value-type="float" office:value="0.6376953125" calcext:value-type="float">
            <text:p>0.6376953125</text:p>
          </table:table-cell>
          <table:table-cell table:formula="of:=20*LOG10(ABS(IMREAL([.A655]))+1E-018)" office:value-type="float" office:value="-116.668709846741" calcext:value-type="float">
            <text:p>-116.668709846741</text:p>
          </table:table-cell>
        </table:table-row>
        <table:table-row table:style-name="ro1">
          <table:table-cell office:value-type="string" calcext:value-type="string">
            <text:p>0.0000000000000919-0.0000000000000775j</text:p>
          </table:table-cell>
          <table:table-cell table:formula="of:=(ROW()-2)/1024" office:value-type="float" office:value="0.638671875" calcext:value-type="float">
            <text:p>0.638671875</text:p>
          </table:table-cell>
          <table:table-cell table:formula="of:=20*LOG10(ABS(IMREAL([.A656]))+1E-018)" office:value-type="float" office:value="-260.733595258215" calcext:value-type="float">
            <text:p>-260.733595258215</text:p>
          </table:table-cell>
        </table:table-row>
        <table:table-row table:style-name="ro1">
          <table:table-cell office:value-type="string" calcext:value-type="string">
            <text:p>-0.0000004120952747-0.0000000000000237j</text:p>
          </table:table-cell>
          <table:table-cell table:formula="of:=(ROW()-2)/1024" office:value-type="float" office:value="0.6396484375" calcext:value-type="float">
            <text:p>0.6396484375</text:p>
          </table:table-cell>
          <table:table-cell table:formula="of:=20*LOG10(ABS(IMREAL([.A657]))+1E-018)" office:value-type="float" office:value="-127.700047305871" calcext:value-type="float">
            <text:p>-127.700047305871</text:p>
          </table:table-cell>
        </table:table-row>
        <table:table-row table:style-name="ro1">
          <table:table-cell office:value-type="string" calcext:value-type="string">
            <text:p>0.0000000000000106-0.0000000000000777j</text:p>
          </table:table-cell>
          <table:table-cell table:formula="of:=(ROW()-2)/1024" office:value-type="float" office:value="0.640625" calcext:value-type="float">
            <text:p>0.640625</text:p>
          </table:table-cell>
          <table:table-cell table:formula="of:=20*LOG10(ABS(IMREAL([.A658]))+1E-018)" office:value-type="float" office:value="-279.493063309803" calcext:value-type="float">
            <text:p>-279.493063309803</text:p>
          </table:table-cell>
        </table:table-row>
        <table:table-row table:style-name="ro1">
          <table:table-cell office:value-type="string" calcext:value-type="string">
            <text:p>-0.0000003037944971-0.0000000000001317j</text:p>
          </table:table-cell>
          <table:table-cell table:formula="of:=(ROW()-2)/1024" office:value-type="float" office:value="0.6416015625" calcext:value-type="float">
            <text:p>0.6416015625</text:p>
          </table:table-cell>
          <table:table-cell table:formula="of:=20*LOG10(ABS(IMREAL([.A659]))+1E-018)" office:value-type="float" office:value="-130.348401943258" calcext:value-type="float">
            <text:p>-130.348401943258</text:p>
          </table:table-cell>
        </table:table-row>
        <table:table-row table:style-name="ro1">
          <table:table-cell office:value-type="string" calcext:value-type="string">
            <text:p>0.0000000000000939-0.0000000000000779j</text:p>
          </table:table-cell>
          <table:table-cell table:formula="of:=(ROW()-2)/1024" office:value-type="float" office:value="0.642578125" calcext:value-type="float">
            <text:p>0.642578125</text:p>
          </table:table-cell>
          <table:table-cell table:formula="of:=20*LOG10(ABS(IMREAL([.A660]))+1E-018)" office:value-type="float" office:value="-260.546595653683" calcext:value-type="float">
            <text:p>-260.546595653683</text:p>
          </table:table-cell>
        </table:table-row>
        <table:table-row table:style-name="ro1">
          <table:table-cell office:value-type="string" calcext:value-type="string">
            <text:p>-0.0000000603177432-0.0000000000000241j</text:p>
          </table:table-cell>
          <table:table-cell table:formula="of:=(ROW()-2)/1024" office:value-type="float" office:value="0.6435546875" calcext:value-type="float">
            <text:p>0.6435546875</text:p>
          </table:table-cell>
          <table:table-cell table:formula="of:=20*LOG10(ABS(IMREAL([.A661]))+1E-018)" office:value-type="float" office:value="-144.391098320779" calcext:value-type="float">
            <text:p>-144.391098320779</text:p>
          </table:table-cell>
        </table:table-row>
        <table:table-row table:style-name="ro1">
          <table:table-cell office:value-type="string" calcext:value-type="string">
            <text:p>0.0000000000000126-0.0000000000000781j</text:p>
          </table:table-cell>
          <table:table-cell table:formula="of:=(ROW()-2)/1024" office:value-type="float" office:value="0.64453125" calcext:value-type="float">
            <text:p>0.64453125</text:p>
          </table:table-cell>
          <table:table-cell table:formula="of:=20*LOG10(ABS(IMREAL([.A662]))+1E-018)" office:value-type="float" office:value="-277.991899768682" calcext:value-type="float">
            <text:p>-277.991899768682</text:p>
          </table:table-cell>
        </table:table-row>
        <table:table-row table:style-name="ro1">
          <table:table-cell office:value-type="string" calcext:value-type="string">
            <text:p>-0.0000005722461735-0.0000000000001321j</text:p>
          </table:table-cell>
          <table:table-cell table:formula="of:=(ROW()-2)/1024" office:value-type="float" office:value="0.6455078125" calcext:value-type="float">
            <text:p>0.6455078125</text:p>
          </table:table-cell>
          <table:table-cell table:formula="of:=20*LOG10(ABS(IMREAL([.A663]))+1E-018)" office:value-type="float" office:value="-124.848342053731" calcext:value-type="float">
            <text:p>-124.848342053731</text:p>
          </table:table-cell>
        </table:table-row>
        <table:table-row table:style-name="ro1">
          <table:table-cell office:value-type="string" calcext:value-type="string">
            <text:p>0.0000000000000959-0.0000000000000783j</text:p>
          </table:table-cell>
          <table:table-cell table:formula="of:=(ROW()-2)/1024" office:value-type="float" office:value="0.646484375" calcext:value-type="float">
            <text:p>0.646484375</text:p>
          </table:table-cell>
          <table:table-cell table:formula="of:=20*LOG10(ABS(IMREAL([.A664]))+1E-018)" office:value-type="float" office:value="-260.363537284696" calcext:value-type="float">
            <text:p>-260.363537284696</text:p>
          </table:table-cell>
        </table:table-row>
        <table:table-row table:style-name="ro1">
          <table:table-cell office:value-type="string" calcext:value-type="string">
            <text:p>-0.0000001817400840-0.0000000000000245j</text:p>
          </table:table-cell>
          <table:table-cell table:formula="of:=(ROW()-2)/1024" office:value-type="float" office:value="0.6474609375" calcext:value-type="float">
            <text:p>0.6474609375</text:p>
          </table:table-cell>
          <table:table-cell table:formula="of:=20*LOG10(ABS(IMREAL([.A665]))+1E-018)" office:value-type="float" office:value="-134.810985511016" calcext:value-type="float">
            <text:p>-134.810985511016</text:p>
          </table:table-cell>
        </table:table-row>
        <table:table-row table:style-name="ro1">
          <table:table-cell office:value-type="string" calcext:value-type="string">
            <text:p>0.0000000000000146-0.0000000000000785j</text:p>
          </table:table-cell>
          <table:table-cell table:formula="of:=(ROW()-2)/1024" office:value-type="float" office:value="0.6484375" calcext:value-type="float">
            <text:p>0.6484375</text:p>
          </table:table-cell>
          <table:table-cell table:formula="of:=20*LOG10(ABS(IMREAL([.A666]))+1E-018)" office:value-type="float" office:value="-276.712347980737" calcext:value-type="float">
            <text:p>-276.712347980737</text:p>
          </table:table-cell>
        </table:table-row>
        <table:table-row table:style-name="ro1">
          <table:table-cell office:value-type="string" calcext:value-type="string">
            <text:p>-0.0000005836637143-0.0000000000001325j</text:p>
          </table:table-cell>
          <table:table-cell table:formula="of:=(ROW()-2)/1024" office:value-type="float" office:value="0.6494140625" calcext:value-type="float">
            <text:p>0.6494140625</text:p>
          </table:table-cell>
          <table:table-cell table:formula="of:=20*LOG10(ABS(IMREAL([.A667]))+1E-018)" office:value-type="float" office:value="-124.676746108739" calcext:value-type="float">
            <text:p>-124.676746108739</text:p>
          </table:table-cell>
        </table:table-row>
        <table:table-row table:style-name="ro1">
          <table:table-cell office:value-type="string" calcext:value-type="string">
            <text:p>0.0000000000000980-0.0000000000000787j</text:p>
          </table:table-cell>
          <table:table-cell table:formula="of:=(ROW()-2)/1024" office:value-type="float" office:value="0.650390625" calcext:value-type="float">
            <text:p>0.650390625</text:p>
          </table:table-cell>
          <table:table-cell table:formula="of:=20*LOG10(ABS(IMREAL([.A668]))+1E-018)" office:value-type="float" office:value="-260.175389855075" calcext:value-type="float">
            <text:p>-260.175389855075</text:p>
          </table:table-cell>
        </table:table-row>
        <table:table-row table:style-name="ro1">
          <table:table-cell office:value-type="string" calcext:value-type="string">
            <text:p>-0.0000007337437048-0.0000000000000249j</text:p>
          </table:table-cell>
          <table:table-cell table:formula="of:=(ROW()-2)/1024" office:value-type="float" office:value="0.6513671875" calcext:value-type="float">
            <text:p>0.6513671875</text:p>
          </table:table-cell>
          <table:table-cell table:formula="of:=20*LOG10(ABS(IMREAL([.A669]))+1E-018)" office:value-type="float" office:value="-122.689112235688" calcext:value-type="float">
            <text:p>-122.689112235688</text:p>
          </table:table-cell>
        </table:table-row>
        <table:table-row table:style-name="ro1">
          <table:table-cell office:value-type="string" calcext:value-type="string">
            <text:p>0.0000000000000167-0.0000000000000789j</text:p>
          </table:table-cell>
          <table:table-cell table:formula="of:=(ROW()-2)/1024" office:value-type="float" office:value="0.65234375" calcext:value-type="float">
            <text:p>0.65234375</text:p>
          </table:table-cell>
          <table:table-cell table:formula="of:=20*LOG10(ABS(IMREAL([.A670]))+1E-018)" office:value-type="float" office:value="-275.545150479468" calcext:value-type="float">
            <text:p>-275.545150479468</text:p>
          </table:table-cell>
        </table:table-row>
        <table:table-row table:style-name="ro1">
          <table:table-cell office:value-type="string" calcext:value-type="string">
            <text:p>-0.0000002355664988-0.0000000000001328j</text:p>
          </table:table-cell>
          <table:table-cell table:formula="of:=(ROW()-2)/1024" office:value-type="float" office:value="0.6533203125" calcext:value-type="float">
            <text:p>0.6533203125</text:p>
          </table:table-cell>
          <table:table-cell table:formula="of:=20*LOG10(ABS(IMREAL([.A671]))+1E-018)" office:value-type="float" office:value="-132.557729457698" calcext:value-type="float">
            <text:p>-132.557729457698</text:p>
          </table:table-cell>
        </table:table-row>
        <table:table-row table:style-name="ro1">
          <table:table-cell office:value-type="string" calcext:value-type="string">
            <text:p>0.0000000000001001-0.0000000000000790j</text:p>
          </table:table-cell>
          <table:table-cell table:formula="of:=(ROW()-2)/1024" office:value-type="float" office:value="0.654296875" calcext:value-type="float">
            <text:p>0.654296875</text:p>
          </table:table-cell>
          <table:table-cell table:formula="of:=20*LOG10(ABS(IMREAL([.A672]))+1E-018)" office:value-type="float" office:value="-259.991231678723" calcext:value-type="float">
            <text:p>-259.991231678723</text:p>
          </table:table-cell>
        </table:table-row>
        <table:table-row table:style-name="ro1">
          <table:table-cell office:value-type="string" calcext:value-type="string">
            <text:p>0.0000000816377636-0.0000000000000252j</text:p>
          </table:table-cell>
          <table:table-cell table:formula="of:=(ROW()-2)/1024" office:value-type="float" office:value="0.6552734375" calcext:value-type="float">
            <text:p>0.6552734375</text:p>
          </table:table-cell>
          <table:table-cell table:formula="of:=20*LOG10(ABS(IMREAL([.A673]))+1E-018)" office:value-type="float" office:value="-141.762178018622" calcext:value-type="float">
            <text:p>-141.762178018622</text:p>
          </table:table-cell>
        </table:table-row>
        <table:table-row table:style-name="ro1">
          <table:table-cell office:value-type="string" calcext:value-type="string">
            <text:p>0.0000000000000188-0.0000000000000792j</text:p>
          </table:table-cell>
          <table:table-cell table:formula="of:=(ROW()-2)/1024" office:value-type="float" office:value="0.65625" calcext:value-type="float">
            <text:p>0.65625</text:p>
          </table:table-cell>
          <table:table-cell table:formula="of:=20*LOG10(ABS(IMREAL([.A674]))+1E-018)" office:value-type="float" office:value="-274.516381011607" calcext:value-type="float">
            <text:p>-274.516381011607</text:p>
          </table:table-cell>
        </table:table-row>
        <table:table-row table:style-name="ro1">
          <table:table-cell office:value-type="string" calcext:value-type="string">
            <text:p>0.0000004469089258-0.0000000000001332j</text:p>
          </table:table-cell>
          <table:table-cell table:formula="of:=(ROW()-2)/1024" office:value-type="float" office:value="0.6572265625" calcext:value-type="float">
            <text:p>0.6572265625</text:p>
          </table:table-cell>
          <table:table-cell table:formula="of:=20*LOG10(ABS(IMREAL([.A675]))+1E-018)" office:value-type="float" office:value="-126.995619427831" calcext:value-type="float">
            <text:p>-126.995619427831</text:p>
          </table:table-cell>
        </table:table-row>
        <table:table-row table:style-name="ro1">
          <table:table-cell office:value-type="string" calcext:value-type="string">
            <text:p>0.0000000000001023-0.0000000000000794j</text:p>
          </table:table-cell>
          <table:table-cell table:formula="of:=(ROW()-2)/1024" office:value-type="float" office:value="0.658203125" calcext:value-type="float">
            <text:p>0.658203125</text:p>
          </table:table-cell>
          <table:table-cell table:formula="of:=20*LOG10(ABS(IMREAL([.A676]))+1E-018)" office:value-type="float" office:value="-259.802402420115" calcext:value-type="float">
            <text:p>-259.802402420115</text:p>
          </table:table-cell>
        </table:table-row>
        <table:table-row table:style-name="ro1">
          <table:table-cell office:value-type="string" calcext:value-type="string">
            <text:p>0.0000001104470307-0.0000000000000256j</text:p>
          </table:table-cell>
          <table:table-cell table:formula="of:=(ROW()-2)/1024" office:value-type="float" office:value="0.6591796875" calcext:value-type="float">
            <text:p>0.6591796875</text:p>
          </table:table-cell>
          <table:table-cell table:formula="of:=20*LOG10(ABS(IMREAL([.A677]))+1E-018)" office:value-type="float" office:value="-139.136919107396" calcext:value-type="float">
            <text:p>-139.136919107396</text:p>
          </table:table-cell>
        </table:table-row>
        <table:table-row table:style-name="ro1">
          <table:table-cell office:value-type="string" calcext:value-type="string">
            <text:p>0.0000000000000211-0.0000000000000796j</text:p>
          </table:table-cell>
          <table:table-cell table:formula="of:=(ROW()-2)/1024" office:value-type="float" office:value="0.66015625" calcext:value-type="float">
            <text:p>0.66015625</text:p>
          </table:table-cell>
          <table:table-cell table:formula="of:=20*LOG10(ABS(IMREAL([.A678]))+1E-018)" office:value-type="float" office:value="-273.513939250263" calcext:value-type="float">
            <text:p>-273.513939250263</text:p>
          </table:table-cell>
        </table:table-row>
        <table:table-row table:style-name="ro1">
          <table:table-cell office:value-type="string" calcext:value-type="string">
            <text:p>-0.0000012848611058-0.0000000000001335j</text:p>
          </table:table-cell>
          <table:table-cell table:formula="of:=(ROW()-2)/1024" office:value-type="float" office:value="0.6611328125" calcext:value-type="float">
            <text:p>0.6611328125</text:p>
          </table:table-cell>
          <table:table-cell table:formula="of:=20*LOG10(ABS(IMREAL([.A679]))+1E-018)" office:value-type="float" office:value="-117.8228763454" calcext:value-type="float">
            <text:p>-117.8228763454</text:p>
          </table:table-cell>
        </table:table-row>
        <table:table-row table:style-name="ro1">
          <table:table-cell office:value-type="string" calcext:value-type="string">
            <text:p>0.0000000000001045-0.0000000000000797j</text:p>
          </table:table-cell>
          <table:table-cell table:formula="of:=(ROW()-2)/1024" office:value-type="float" office:value="0.662109375" calcext:value-type="float">
            <text:p>0.662109375</text:p>
          </table:table-cell>
          <table:table-cell table:formula="of:=20*LOG10(ABS(IMREAL([.A680]))+1E-018)" office:value-type="float" office:value="-259.617591072895" calcext:value-type="float">
            <text:p>-259.617591072895</text:p>
          </table:table-cell>
        </table:table-row>
        <table:table-row table:style-name="ro1">
          <table:table-cell office:value-type="string" calcext:value-type="string">
            <text:p>0.0000000433164542-0.0000000000000259j</text:p>
          </table:table-cell>
          <table:table-cell table:formula="of:=(ROW()-2)/1024" office:value-type="float" office:value="0.6630859375" calcext:value-type="float">
            <text:p>0.6630859375</text:p>
          </table:table-cell>
          <table:table-cell table:formula="of:=20*LOG10(ABS(IMREAL([.A681]))+1E-018)" office:value-type="float" office:value="-147.266942021528" calcext:value-type="float">
            <text:p>-147.266942021528</text:p>
          </table:table-cell>
        </table:table-row>
        <table:table-row table:style-name="ro1">
          <table:table-cell office:value-type="string" calcext:value-type="string">
            <text:p>0.0000000000000233-0.0000000000000799j</text:p>
          </table:table-cell>
          <table:table-cell table:formula="of:=(ROW()-2)/1024" office:value-type="float" office:value="0.6640625" calcext:value-type="float">
            <text:p>0.6640625</text:p>
          </table:table-cell>
          <table:table-cell table:formula="of:=20*LOG10(ABS(IMREAL([.A682]))+1E-018)" office:value-type="float" office:value="-272.652508802516" calcext:value-type="float">
            <text:p>-272.652508802516</text:p>
          </table:table-cell>
        </table:table-row>
        <table:table-row table:style-name="ro1">
          <table:table-cell office:value-type="string" calcext:value-type="string">
            <text:p>0.0000005242647004-0.0000000000001339j</text:p>
          </table:table-cell>
          <table:table-cell table:formula="of:=(ROW()-2)/1024" office:value-type="float" office:value="0.6650390625" calcext:value-type="float">
            <text:p>0.6650390625</text:p>
          </table:table-cell>
          <table:table-cell table:formula="of:=20*LOG10(ABS(IMREAL([.A683]))+1E-018)" office:value-type="float" office:value="-125.608987661181" calcext:value-type="float">
            <text:p>-125.608987661181</text:p>
          </table:table-cell>
        </table:table-row>
        <table:table-row table:style-name="ro1">
          <table:table-cell office:value-type="string" calcext:value-type="string">
            <text:p>0.0000000000001068-0.0000000000000800j</text:p>
          </table:table-cell>
          <table:table-cell table:formula="of:=(ROW()-2)/1024" office:value-type="float" office:value="0.666015625" calcext:value-type="float">
            <text:p>0.666015625</text:p>
          </table:table-cell>
          <table:table-cell table:formula="of:=20*LOG10(ABS(IMREAL([.A684]))+1E-018)" office:value-type="float" office:value="-259.428493617975" calcext:value-type="float">
            <text:p>-259.428493617975</text:p>
          </table:table-cell>
        </table:table-row>
        <table:table-row table:style-name="ro1">
          <table:table-cell office:value-type="string" calcext:value-type="string">
            <text:p>0.0000005662677616-0.0000000000000262j</text:p>
          </table:table-cell>
          <table:table-cell table:formula="of:=(ROW()-2)/1024" office:value-type="float" office:value="0.6669921875" calcext:value-type="float">
            <text:p>0.6669921875</text:p>
          </table:table-cell>
          <table:table-cell table:formula="of:=20*LOG10(ABS(IMREAL([.A685]))+1E-018)" office:value-type="float" office:value="-124.939563252983" calcext:value-type="float">
            <text:p>-124.939563252983</text:p>
          </table:table-cell>
        </table:table-row>
        <table:table-row table:style-name="ro1">
          <table:table-cell office:value-type="string" calcext:value-type="string">
            <text:p>0.0000000000000257-0.0000000000000802j</text:p>
          </table:table-cell>
          <table:table-cell table:formula="of:=(ROW()-2)/1024" office:value-type="float" office:value="0.66796875" calcext:value-type="float">
            <text:p>0.66796875</text:p>
          </table:table-cell>
          <table:table-cell table:formula="of:=20*LOG10(ABS(IMREAL([.A686]))+1E-018)" office:value-type="float" office:value="-271.80099956759" calcext:value-type="float">
            <text:p>-271.80099956759</text:p>
          </table:table-cell>
        </table:table-row>
        <table:table-row table:style-name="ro1">
          <table:table-cell office:value-type="string" calcext:value-type="string">
            <text:p>-0.0000010610877837-0.0000000000001342j</text:p>
          </table:table-cell>
          <table:table-cell table:formula="of:=(ROW()-2)/1024" office:value-type="float" office:value="0.6689453125" calcext:value-type="float">
            <text:p>0.6689453125</text:p>
          </table:table-cell>
          <table:table-cell table:formula="of:=20*LOG10(ABS(IMREAL([.A687]))+1E-018)" office:value-type="float" office:value="-119.484973709345" calcext:value-type="float">
            <text:p>-119.484973709345</text:p>
          </table:table-cell>
        </table:table-row>
        <table:table-row table:style-name="ro1">
          <table:table-cell office:value-type="string" calcext:value-type="string">
            <text:p>0.0000000000001092-0.0000000000000804j</text:p>
          </table:table-cell>
          <table:table-cell table:formula="of:=(ROW()-2)/1024" office:value-type="float" office:value="0.669921875" calcext:value-type="float">
            <text:p>0.669921875</text:p>
          </table:table-cell>
          <table:table-cell table:formula="of:=20*LOG10(ABS(IMREAL([.A688]))+1E-018)" office:value-type="float" office:value="-259.235467691876" calcext:value-type="float">
            <text:p>-259.235467691876</text:p>
          </table:table-cell>
        </table:table-row>
        <table:table-row table:style-name="ro1">
          <table:table-cell office:value-type="string" calcext:value-type="string">
            <text:p>-0.0000004125854619-0.0000000000000266j</text:p>
          </table:table-cell>
          <table:table-cell table:formula="of:=(ROW()-2)/1024" office:value-type="float" office:value="0.6708984375" calcext:value-type="float">
            <text:p>0.6708984375</text:p>
          </table:table-cell>
          <table:table-cell table:formula="of:=20*LOG10(ABS(IMREAL([.A689]))+1E-018)" office:value-type="float" office:value="-127.689721582876" calcext:value-type="float">
            <text:p>-127.689721582876</text:p>
          </table:table-cell>
        </table:table-row>
        <table:table-row table:style-name="ro1">
          <table:table-cell office:value-type="string" calcext:value-type="string">
            <text:p>0.0000000000000281-0.0000000000000806j</text:p>
          </table:table-cell>
          <table:table-cell table:formula="of:=(ROW()-2)/1024" office:value-type="float" office:value="0.671875" calcext:value-type="float">
            <text:p>0.671875</text:p>
          </table:table-cell>
          <table:table-cell table:formula="of:=20*LOG10(ABS(IMREAL([.A690]))+1E-018)" office:value-type="float" office:value="-271.025564501006" calcext:value-type="float">
            <text:p>-271.025564501006</text:p>
          </table:table-cell>
        </table:table-row>
        <table:table-row table:style-name="ro1">
          <table:table-cell office:value-type="string" calcext:value-type="string">
            <text:p>0.0000002183010752-0.0000000000001346j</text:p>
          </table:table-cell>
          <table:table-cell table:formula="of:=(ROW()-2)/1024" office:value-type="float" office:value="0.6728515625" calcext:value-type="float">
            <text:p>0.6728515625</text:p>
          </table:table-cell>
          <table:table-cell table:formula="of:=20*LOG10(ABS(IMREAL([.A691]))+1E-018)" office:value-type="float" office:value="-133.218882504992" calcext:value-type="float">
            <text:p>-133.218882504992</text:p>
          </table:table-cell>
        </table:table-row>
        <table:table-row table:style-name="ro1">
          <table:table-cell office:value-type="string" calcext:value-type="string">
            <text:p>0.0000000000001116-0.0000000000000808j</text:p>
          </table:table-cell>
          <table:table-cell table:formula="of:=(ROW()-2)/1024" office:value-type="float" office:value="0.673828125" calcext:value-type="float">
            <text:p>0.673828125</text:p>
          </table:table-cell>
          <table:table-cell table:formula="of:=20*LOG10(ABS(IMREAL([.A692]))+1E-018)" office:value-type="float" office:value="-259.046638277765" calcext:value-type="float">
            <text:p>-259.046638277765</text:p>
          </table:table-cell>
        </table:table-row>
        <table:table-row table:style-name="ro1">
          <table:table-cell office:value-type="string" calcext:value-type="string">
            <text:p>0.0000014169468715-0.0000000000000270j</text:p>
          </table:table-cell>
          <table:table-cell table:formula="of:=(ROW()-2)/1024" office:value-type="float" office:value="0.6748046875" calcext:value-type="float">
            <text:p>0.6748046875</text:p>
          </table:table-cell>
          <table:table-cell table:formula="of:=20*LOG10(ABS(IMREAL([.A693]))+1E-018)" office:value-type="float" office:value="-116.972928666843" calcext:value-type="float">
            <text:p>-116.972928666843</text:p>
          </table:table-cell>
        </table:table-row>
        <table:table-row table:style-name="ro1">
          <table:table-cell office:value-type="string" calcext:value-type="string">
            <text:p>0.0000000000000305-0.0000000000000810j</text:p>
          </table:table-cell>
          <table:table-cell table:formula="of:=(ROW()-2)/1024" office:value-type="float" office:value="0.67578125" calcext:value-type="float">
            <text:p>0.67578125</text:p>
          </table:table-cell>
          <table:table-cell table:formula="of:=20*LOG10(ABS(IMREAL([.A694]))+1E-018)" office:value-type="float" office:value="-270.313718434466" calcext:value-type="float">
            <text:p>-270.313718434466</text:p>
          </table:table-cell>
        </table:table-row>
        <table:table-row table:style-name="ro1">
          <table:table-cell office:value-type="string" calcext:value-type="string">
            <text:p>-0.0000010305778193-0.0000000000001349j</text:p>
          </table:table-cell>
          <table:table-cell table:formula="of:=(ROW()-2)/1024" office:value-type="float" office:value="0.6767578125" calcext:value-type="float">
            <text:p>0.6767578125</text:p>
          </table:table-cell>
          <table:table-cell table:formula="of:=20*LOG10(ABS(IMREAL([.A695]))+1E-018)" office:value-type="float" office:value="-119.738384178288" calcext:value-type="float">
            <text:p>-119.738384178288</text:p>
          </table:table-cell>
        </table:table-row>
        <table:table-row table:style-name="ro1">
          <table:table-cell office:value-type="string" calcext:value-type="string">
            <text:p>0.0000000000001141-0.0000000000000811j</text:p>
          </table:table-cell>
          <table:table-cell table:formula="of:=(ROW()-2)/1024" office:value-type="float" office:value="0.677734375" calcext:value-type="float">
            <text:p>0.677734375</text:p>
          </table:table-cell>
          <table:table-cell table:formula="of:=20*LOG10(ABS(IMREAL([.A696]))+1E-018)" office:value-type="float" office:value="-258.854210986731" calcext:value-type="float">
            <text:p>-258.854210986731</text:p>
          </table:table-cell>
        </table:table-row>
        <table:table-row table:style-name="ro1">
          <table:table-cell office:value-type="string" calcext:value-type="string">
            <text:p>-0.0000000143910640-0.0000000000000273j</text:p>
          </table:table-cell>
          <table:table-cell table:formula="of:=(ROW()-2)/1024" office:value-type="float" office:value="0.6787109375" calcext:value-type="float">
            <text:p>0.6787109375</text:p>
          </table:table-cell>
          <table:table-cell table:formula="of:=20*LOG10(ABS(IMREAL([.A697]))+1E-018)" office:value-type="float" office:value="-156.838141907675" calcext:value-type="float">
            <text:p>-156.838141907675</text:p>
          </table:table-cell>
        </table:table-row>
        <table:table-row table:style-name="ro1">
          <table:table-cell office:value-type="string" calcext:value-type="string">
            <text:p>0.0000000000000331-0.0000000000000813j</text:p>
          </table:table-cell>
          <table:table-cell table:formula="of:=(ROW()-2)/1024" office:value-type="float" office:value="0.6796875" calcext:value-type="float">
            <text:p>0.6796875</text:p>
          </table:table-cell>
          <table:table-cell table:formula="of:=20*LOG10(ABS(IMREAL([.A698]))+1E-018)" office:value-type="float" office:value="-269.603177714865" calcext:value-type="float">
            <text:p>-269.603177714865</text:p>
          </table:table-cell>
        </table:table-row>
        <table:table-row table:style-name="ro1">
          <table:table-cell office:value-type="string" calcext:value-type="string">
            <text:p>0.0000000801029032-0.0000000000001353j</text:p>
          </table:table-cell>
          <table:table-cell table:formula="of:=(ROW()-2)/1024" office:value-type="float" office:value="0.6806640625" calcext:value-type="float">
            <text:p>0.6806640625</text:p>
          </table:table-cell>
          <table:table-cell table:formula="of:=20*LOG10(ABS(IMREAL([.A699]))+1E-018)" office:value-type="float" office:value="-141.927034866499" calcext:value-type="float">
            <text:p>-141.927034866499</text:p>
          </table:table-cell>
        </table:table-row>
        <table:table-row table:style-name="ro1">
          <table:table-cell office:value-type="string" calcext:value-type="string">
            <text:p>0.0000000000001167-0.0000000000000815j</text:p>
          </table:table-cell>
          <table:table-cell table:formula="of:=(ROW()-2)/1024" office:value-type="float" office:value="0.681640625" calcext:value-type="float">
            <text:p>0.681640625</text:p>
          </table:table-cell>
          <table:table-cell table:formula="of:=20*LOG10(ABS(IMREAL([.A700]))+1E-018)" office:value-type="float" office:value="-258.658508450194" calcext:value-type="float">
            <text:p>-258.658508450194</text:p>
          </table:table-cell>
        </table:table-row>
        <table:table-row table:style-name="ro1">
          <table:table-cell office:value-type="string" calcext:value-type="string">
            <text:p>-0.0000010507464281-0.0000000000000276j</text:p>
          </table:table-cell>
          <table:table-cell table:formula="of:=(ROW()-2)/1024" office:value-type="float" office:value="0.6826171875" calcext:value-type="float">
            <text:p>0.6826171875</text:p>
          </table:table-cell>
          <table:table-cell table:formula="of:=20*LOG10(ABS(IMREAL([.A701]))+1E-018)" office:value-type="float" office:value="-119.570041553144" calcext:value-type="float">
            <text:p>-119.570041553144</text:p>
          </table:table-cell>
        </table:table-row>
        <table:table-row table:style-name="ro1">
          <table:table-cell office:value-type="string" calcext:value-type="string">
            <text:p>0.0000000000000357-0.0000000000000816j</text:p>
          </table:table-cell>
          <table:table-cell table:formula="of:=(ROW()-2)/1024" office:value-type="float" office:value="0.68359375" calcext:value-type="float">
            <text:p>0.68359375</text:p>
          </table:table-cell>
          <table:table-cell table:formula="of:=20*LOG10(ABS(IMREAL([.A702]))+1E-018)" office:value-type="float" office:value="-268.946392378933" calcext:value-type="float">
            <text:p>-268.946392378933</text:p>
          </table:table-cell>
        </table:table-row>
        <table:table-row table:style-name="ro1">
          <table:table-cell office:value-type="string" calcext:value-type="string">
            <text:p>0.0000015019352138-0.0000000000001356j</text:p>
          </table:table-cell>
          <table:table-cell table:formula="of:=(ROW()-2)/1024" office:value-type="float" office:value="0.6845703125" calcext:value-type="float">
            <text:p>0.6845703125</text:p>
          </table:table-cell>
          <table:table-cell table:formula="of:=20*LOG10(ABS(IMREAL([.A703]))+1E-018)" office:value-type="float" office:value="-116.466976005699" calcext:value-type="float">
            <text:p>-116.466976005699</text:p>
          </table:table-cell>
        </table:table-row>
        <table:table-row table:style-name="ro1">
          <table:table-cell office:value-type="string" calcext:value-type="string">
            <text:p>0.0000000000001194-0.0000000000000818j</text:p>
          </table:table-cell>
          <table:table-cell table:formula="of:=(ROW()-2)/1024" office:value-type="float" office:value="0.685546875" calcext:value-type="float">
            <text:p>0.685546875</text:p>
          </table:table-cell>
          <table:table-cell table:formula="of:=20*LOG10(ABS(IMREAL([.A704]))+1E-018)" office:value-type="float" office:value="-258.459840718293" calcext:value-type="float">
            <text:p>-258.459840718293</text:p>
          </table:table-cell>
        </table:table-row>
        <table:table-row table:style-name="ro1">
          <table:table-cell office:value-type="string" calcext:value-type="string">
            <text:p>0.0000005048379651-0.0000000000000280j</text:p>
          </table:table-cell>
          <table:table-cell table:formula="of:=(ROW()-2)/1024" office:value-type="float" office:value="0.6865234375" calcext:value-type="float">
            <text:p>0.6865234375</text:p>
          </table:table-cell>
          <table:table-cell table:formula="of:=20*LOG10(ABS(IMREAL([.A705]))+1E-018)" office:value-type="float" office:value="-125.936959849689" calcext:value-type="float">
            <text:p>-125.936959849689</text:p>
          </table:table-cell>
        </table:table-row>
        <table:table-row table:style-name="ro1">
          <table:table-cell office:value-type="string" calcext:value-type="string">
            <text:p>0.0000000000000385-0.0000000000000819j</text:p>
          </table:table-cell>
          <table:table-cell table:formula="of:=(ROW()-2)/1024" office:value-type="float" office:value="0.6875" calcext:value-type="float">
            <text:p>0.6875</text:p>
          </table:table-cell>
          <table:table-cell table:formula="of:=20*LOG10(ABS(IMREAL([.A706]))+1E-018)" office:value-type="float" office:value="-268.290559805237" calcext:value-type="float">
            <text:p>-268.290559805237</text:p>
          </table:table-cell>
        </table:table-row>
        <table:table-row table:style-name="ro1">
          <table:table-cell office:value-type="string" calcext:value-type="string">
            <text:p>0.0000003853650240-0.0000000000001359j</text:p>
          </table:table-cell>
          <table:table-cell table:formula="of:=(ROW()-2)/1024" office:value-type="float" office:value="0.6884765625" calcext:value-type="float">
            <text:p>0.6884765625</text:p>
          </table:table-cell>
          <table:table-cell table:formula="of:=20*LOG10(ABS(IMREAL([.A707]))+1E-018)" office:value-type="float" office:value="-128.282554095255" calcext:value-type="float">
            <text:p>-128.282554095255</text:p>
          </table:table-cell>
        </table:table-row>
        <table:table-row table:style-name="ro1">
          <table:table-cell office:value-type="string" calcext:value-type="string">
            <text:p>0.0000000000001222-0.0000000000000821j</text:p>
          </table:table-cell>
          <table:table-cell table:formula="of:=(ROW()-2)/1024" office:value-type="float" office:value="0.689453125" calcext:value-type="float">
            <text:p>0.689453125</text:p>
          </table:table-cell>
          <table:table-cell table:formula="of:=20*LOG10(ABS(IMREAL([.A708]))+1E-018)" office:value-type="float" office:value="-258.258504802867" calcext:value-type="float">
            <text:p>-258.258504802867</text:p>
          </table:table-cell>
        </table:table-row>
        <table:table-row table:style-name="ro1">
          <table:table-cell office:value-type="string" calcext:value-type="string">
            <text:p>-0.0000010300148776-0.0000000000000283j</text:p>
          </table:table-cell>
          <table:table-cell table:formula="of:=(ROW()-2)/1024" office:value-type="float" office:value="0.6904296875" calcext:value-type="float">
            <text:p>0.6904296875</text:p>
          </table:table-cell>
          <table:table-cell table:formula="of:=20*LOG10(ABS(IMREAL([.A709]))+1E-018)" office:value-type="float" office:value="-119.743130045443" calcext:value-type="float">
            <text:p>-119.743130045443</text:p>
          </table:table-cell>
        </table:table-row>
        <table:table-row table:style-name="ro1">
          <table:table-cell office:value-type="string" calcext:value-type="string">
            <text:p>0.0000000000000413-0.0000000000000822j</text:p>
          </table:table-cell>
          <table:table-cell table:formula="of:=(ROW()-2)/1024" office:value-type="float" office:value="0.69140625" calcext:value-type="float">
            <text:p>0.69140625</text:p>
          </table:table-cell>
          <table:table-cell table:formula="of:=20*LOG10(ABS(IMREAL([.A710]))+1E-018)" office:value-type="float" office:value="-267.68078865732" calcext:value-type="float">
            <text:p>-267.68078865732</text:p>
          </table:table-cell>
        </table:table-row>
        <table:table-row table:style-name="ro1">
          <table:table-cell office:value-type="string" calcext:value-type="string">
            <text:p>-0.0000008028014127-0.0000000000001362j</text:p>
          </table:table-cell>
          <table:table-cell table:formula="of:=(ROW()-2)/1024" office:value-type="float" office:value="0.6923828125" calcext:value-type="float">
            <text:p>0.6923828125</text:p>
          </table:table-cell>
          <table:table-cell table:formula="of:=20*LOG10(ABS(IMREAL([.A711]))+1E-018)" office:value-type="float" office:value="-121.907837438995" calcext:value-type="float">
            <text:p>-121.907837438995</text:p>
          </table:table-cell>
        </table:table-row>
        <table:table-row table:style-name="ro1">
          <table:table-cell office:value-type="string" calcext:value-type="string">
            <text:p>0.0000000000001251-0.0000000000000824j</text:p>
          </table:table-cell>
          <table:table-cell table:formula="of:=(ROW()-2)/1024" office:value-type="float" office:value="0.693359375" calcext:value-type="float">
            <text:p>0.693359375</text:p>
          </table:table-cell>
          <table:table-cell table:formula="of:=20*LOG10(ABS(IMREAL([.A712]))+1E-018)" office:value-type="float" office:value="-258.054784374837" calcext:value-type="float">
            <text:p>-258.054784374837</text:p>
          </table:table-cell>
        </table:table-row>
        <table:table-row table:style-name="ro1">
          <table:table-cell office:value-type="string" calcext:value-type="string">
            <text:p>-0.0000006825719356-0.0000000000000286j</text:p>
          </table:table-cell>
          <table:table-cell table:formula="of:=(ROW()-2)/1024" office:value-type="float" office:value="0.6943359375" calcext:value-type="float">
            <text:p>0.6943359375</text:p>
          </table:table-cell>
          <table:table-cell table:formula="of:=20*LOG10(ABS(IMREAL([.A713]))+1E-018)" office:value-type="float" office:value="-123.317031439934" calcext:value-type="float">
            <text:p>-123.317031439934</text:p>
          </table:table-cell>
        </table:table-row>
        <table:table-row table:style-name="ro1">
          <table:table-cell office:value-type="string" calcext:value-type="string">
            <text:p>0.0000000000000443-0.0000000000000826j</text:p>
          </table:table-cell>
          <table:table-cell table:formula="of:=(ROW()-2)/1024" office:value-type="float" office:value="0.6953125" calcext:value-type="float">
            <text:p>0.6953125</text:p>
          </table:table-cell>
          <table:table-cell table:formula="of:=20*LOG10(ABS(IMREAL([.A714]))+1E-018)" office:value-type="float" office:value="-267.071729408008" calcext:value-type="float">
            <text:p>-267.071729408008</text:p>
          </table:table-cell>
        </table:table-row>
        <table:table-row table:style-name="ro1">
          <table:table-cell office:value-type="string" calcext:value-type="string">
            <text:p>-0.0000005416101705-0.0000000000001366j</text:p>
          </table:table-cell>
          <table:table-cell table:formula="of:=(ROW()-2)/1024" office:value-type="float" office:value="0.6962890625" calcext:value-type="float">
            <text:p>0.6962890625</text:p>
          </table:table-cell>
          <table:table-cell table:formula="of:=20*LOG10(ABS(IMREAL([.A715]))+1E-018)" office:value-type="float" office:value="-125.326263778962" calcext:value-type="float">
            <text:p>-125.326263778962</text:p>
          </table:table-cell>
        </table:table-row>
        <table:table-row table:style-name="ro1">
          <table:table-cell office:value-type="string" calcext:value-type="string">
            <text:p>0.0000000000001281-0.0000000000000827j</text:p>
          </table:table-cell>
          <table:table-cell table:formula="of:=(ROW()-2)/1024" office:value-type="float" office:value="0.697265625" calcext:value-type="float">
            <text:p>0.697265625</text:p>
          </table:table-cell>
          <table:table-cell table:formula="of:=20*LOG10(ABS(IMREAL([.A716]))+1E-018)" office:value-type="float" office:value="-257.848949599831" calcext:value-type="float">
            <text:p>-257.848949599831</text:p>
          </table:table-cell>
        </table:table-row>
        <table:table-row table:style-name="ro1">
          <table:table-cell office:value-type="string" calcext:value-type="string">
            <text:p>-0.0000002070790263-0.0000000000000289j</text:p>
          </table:table-cell>
          <table:table-cell table:formula="of:=(ROW()-2)/1024" office:value-type="float" office:value="0.6982421875" calcext:value-type="float">
            <text:p>0.6982421875</text:p>
          </table:table-cell>
          <table:table-cell table:formula="of:=20*LOG10(ABS(IMREAL([.A717]))+1E-018)" office:value-type="float" office:value="-133.677277715324" calcext:value-type="float">
            <text:p>-133.677277715324</text:p>
          </table:table-cell>
        </table:table-row>
        <table:table-row table:style-name="ro1">
          <table:table-cell office:value-type="string" calcext:value-type="string">
            <text:p>0.0000000000000474-0.0000000000000829j</text:p>
          </table:table-cell>
          <table:table-cell table:formula="of:=(ROW()-2)/1024" office:value-type="float" office:value="0.69921875" calcext:value-type="float">
            <text:p>0.69921875</text:p>
          </table:table-cell>
          <table:table-cell table:formula="of:=20*LOG10(ABS(IMREAL([.A718]))+1E-018)" office:value-type="float" office:value="-266.484249921834" calcext:value-type="float">
            <text:p>-266.484249921834</text:p>
          </table:table-cell>
        </table:table-row>
        <table:table-row table:style-name="ro1">
          <table:table-cell office:value-type="string" calcext:value-type="string">
            <text:p>-0.0000002108972401-0.0000000000001368j</text:p>
          </table:table-cell>
          <table:table-cell table:formula="of:=(ROW()-2)/1024" office:value-type="float" office:value="0.7001953125" calcext:value-type="float">
            <text:p>0.7001953125</text:p>
          </table:table-cell>
          <table:table-cell table:formula="of:=20*LOG10(ABS(IMREAL([.A719]))+1E-018)" office:value-type="float" office:value="-133.518582072043" calcext:value-type="float">
            <text:p>-133.518582072043</text:p>
          </table:table-cell>
        </table:table-row>
        <table:table-row table:style-name="ro1">
          <table:table-cell office:value-type="string" calcext:value-type="string">
            <text:p>0.0000000000001313-0.0000000000000830j</text:p>
          </table:table-cell>
          <table:table-cell table:formula="of:=(ROW()-2)/1024" office:value-type="float" office:value="0.701171875" calcext:value-type="float">
            <text:p>0.701171875</text:p>
          </table:table-cell>
          <table:table-cell table:formula="of:=20*LOG10(ABS(IMREAL([.A720]))+1E-018)" office:value-type="float" office:value="-257.634639325457" calcext:value-type="float">
            <text:p>-257.634639325457</text:p>
          </table:table-cell>
        </table:table-row>
        <table:table-row table:style-name="ro1">
          <table:table-cell office:value-type="string" calcext:value-type="string">
            <text:p>0.0000002855297828-0.0000000000000292j</text:p>
          </table:table-cell>
          <table:table-cell table:formula="of:=(ROW()-2)/1024" office:value-type="float" office:value="0.7021484375" calcext:value-type="float">
            <text:p>0.7021484375</text:p>
          </table:table-cell>
          <table:table-cell table:formula="of:=20*LOG10(ABS(IMREAL([.A721]))+1E-018)" office:value-type="float" office:value="-130.88697170062" calcext:value-type="float">
            <text:p>-130.88697170062</text:p>
          </table:table-cell>
        </table:table-row>
        <table:table-row table:style-name="ro1">
          <table:table-cell office:value-type="string" calcext:value-type="string">
            <text:p>0.0000000000000506-0.0000000000000832j</text:p>
          </table:table-cell>
          <table:table-cell table:formula="of:=(ROW()-2)/1024" office:value-type="float" office:value="0.703125" calcext:value-type="float">
            <text:p>0.703125</text:p>
          </table:table-cell>
          <table:table-cell table:formula="of:=20*LOG10(ABS(IMREAL([.A722]))+1E-018)" office:value-type="float" office:value="-265.916818007002" calcext:value-type="float">
            <text:p>-265.916818007002</text:p>
          </table:table-cell>
        </table:table-row>
        <table:table-row table:style-name="ro1">
          <table:table-cell office:value-type="string" calcext:value-type="string">
            <text:p>-0.0000007710312949-0.0000000000001372j</text:p>
          </table:table-cell>
          <table:table-cell table:formula="of:=(ROW()-2)/1024" office:value-type="float" office:value="0.7041015625" calcext:value-type="float">
            <text:p>0.7041015625</text:p>
          </table:table-cell>
          <table:table-cell table:formula="of:=20*LOG10(ABS(IMREAL([.A723]))+1E-018)" office:value-type="float" office:value="-122.258559885752" calcext:value-type="float">
            <text:p>-122.258559885752</text:p>
          </table:table-cell>
        </table:table-row>
        <table:table-row table:style-name="ro1">
          <table:table-cell office:value-type="string" calcext:value-type="string">
            <text:p>0.0000000000001345-0.0000000000000833j</text:p>
          </table:table-cell>
          <table:table-cell table:formula="of:=(ROW()-2)/1024" office:value-type="float" office:value="0.705078125" calcext:value-type="float">
            <text:p>0.705078125</text:p>
          </table:table-cell>
          <table:table-cell table:formula="of:=20*LOG10(ABS(IMREAL([.A724]))+1E-018)" office:value-type="float" office:value="-257.425489734366" calcext:value-type="float">
            <text:p>-257.425489734366</text:p>
          </table:table-cell>
        </table:table-row>
        <table:table-row table:style-name="ro1">
          <table:table-cell office:value-type="string" calcext:value-type="string">
            <text:p>-0.0000000570856062-0.0000000000000295j</text:p>
          </table:table-cell>
          <table:table-cell table:formula="of:=(ROW()-2)/1024" office:value-type="float" office:value="0.7060546875" calcext:value-type="float">
            <text:p>0.7060546875</text:p>
          </table:table-cell>
          <table:table-cell table:formula="of:=20*LOG10(ABS(IMREAL([.A725]))+1E-018)" office:value-type="float" office:value="-144.869467654876" calcext:value-type="float">
            <text:p>-144.869467654876</text:p>
          </table:table-cell>
        </table:table-row>
        <table:table-row table:style-name="ro1">
          <table:table-cell office:value-type="string" calcext:value-type="string">
            <text:p>0.0000000000000539-0.0000000000000835j</text:p>
          </table:table-cell>
          <table:table-cell table:formula="of:=(ROW()-2)/1024" office:value-type="float" office:value="0.70703125" calcext:value-type="float">
            <text:p>0.70703125</text:p>
          </table:table-cell>
          <table:table-cell table:formula="of:=20*LOG10(ABS(IMREAL([.A726]))+1E-018)" office:value-type="float" office:value="-265.368063549529" calcext:value-type="float">
            <text:p>-265.368063549529</text:p>
          </table:table-cell>
        </table:table-row>
        <table:table-row table:style-name="ro1">
          <table:table-cell office:value-type="string" calcext:value-type="string">
            <text:p>-0.0000000726641113-0.0000000000001375j</text:p>
          </table:table-cell>
          <table:table-cell table:formula="of:=(ROW()-2)/1024" office:value-type="float" office:value="0.7080078125" calcext:value-type="float">
            <text:p>0.7080078125</text:p>
          </table:table-cell>
          <table:table-cell table:formula="of:=20*LOG10(ABS(IMREAL([.A727]))+1E-018)" office:value-type="float" office:value="-142.773600672041" calcext:value-type="float">
            <text:p>-142.773600672041</text:p>
          </table:table-cell>
        </table:table-row>
        <table:table-row table:style-name="ro1">
          <table:table-cell office:value-type="string" calcext:value-type="string">
            <text:p>0.0000000000001379-0.0000000000000836j</text:p>
          </table:table-cell>
          <table:table-cell table:formula="of:=(ROW()-2)/1024" office:value-type="float" office:value="0.708984375" calcext:value-type="float">
            <text:p>0.708984375</text:p>
          </table:table-cell>
          <table:table-cell table:formula="of:=20*LOG10(ABS(IMREAL([.A728]))+1E-018)" office:value-type="float" office:value="-257.208651689839" calcext:value-type="float">
            <text:p>-257.208651689839</text:p>
          </table:table-cell>
        </table:table-row>
        <table:table-row table:style-name="ro1">
          <table:table-cell office:value-type="string" calcext:value-type="string">
            <text:p>-0.0000000861848803-0.0000000000000298j</text:p>
          </table:table-cell>
          <table:table-cell table:formula="of:=(ROW()-2)/1024" office:value-type="float" office:value="0.7099609375" calcext:value-type="float">
            <text:p>0.7099609375</text:p>
          </table:table-cell>
          <table:table-cell table:formula="of:=20*LOG10(ABS(IMREAL([.A729]))+1E-018)" office:value-type="float" office:value="-141.291378344247" calcext:value-type="float">
            <text:p>-141.291378344247</text:p>
          </table:table-cell>
        </table:table-row>
        <table:table-row table:style-name="ro1">
          <table:table-cell office:value-type="string" calcext:value-type="string">
            <text:p>0.0000000000000573-0.0000000000000838j</text:p>
          </table:table-cell>
          <table:table-cell table:formula="of:=(ROW()-2)/1024" office:value-type="float" office:value="0.7109375" calcext:value-type="float">
            <text:p>0.7109375</text:p>
          </table:table-cell>
          <table:table-cell table:formula="of:=20*LOG10(ABS(IMREAL([.A730]))+1E-018)" office:value-type="float" office:value="-264.836755975768" calcext:value-type="float">
            <text:p>-264.836755975768</text:p>
          </table:table-cell>
        </table:table-row>
        <table:table-row table:style-name="ro1">
          <table:table-cell office:value-type="string" calcext:value-type="string">
            <text:p>0.0000007979417831-0.0000000000001378j</text:p>
          </table:table-cell>
          <table:table-cell table:formula="of:=(ROW()-2)/1024" office:value-type="float" office:value="0.7119140625" calcext:value-type="float">
            <text:p>0.7119140625</text:p>
          </table:table-cell>
          <table:table-cell table:formula="of:=20*LOG10(ABS(IMREAL([.A731]))+1E-018)" office:value-type="float" office:value="-121.960575862216" calcext:value-type="float">
            <text:p>-121.960575862216</text:p>
          </table:table-cell>
        </table:table-row>
        <table:table-row table:style-name="ro1">
          <table:table-cell office:value-type="string" calcext:value-type="string">
            <text:p>0.0000000000001413-0.0000000000000840j</text:p>
          </table:table-cell>
          <table:table-cell table:formula="of:=(ROW()-2)/1024" office:value-type="float" office:value="0.712890625" calcext:value-type="float">
            <text:p>0.712890625</text:p>
          </table:table-cell>
          <table:table-cell table:formula="of:=20*LOG10(ABS(IMREAL([.A732]))+1E-018)" office:value-type="float" office:value="-256.997095291982" calcext:value-type="float">
            <text:p>-256.997095291982</text:p>
          </table:table-cell>
        </table:table-row>
        <table:table-row table:style-name="ro1">
          <table:table-cell office:value-type="string" calcext:value-type="string">
            <text:p>-0.0000003132164920-0.0000000000000301j</text:p>
          </table:table-cell>
          <table:table-cell table:formula="of:=(ROW()-2)/1024" office:value-type="float" office:value="0.7138671875" calcext:value-type="float">
            <text:p>0.7138671875</text:p>
          </table:table-cell>
          <table:table-cell table:formula="of:=20*LOG10(ABS(IMREAL([.A733]))+1E-018)" office:value-type="float" office:value="-130.083107576186" calcext:value-type="float">
            <text:p>-130.083107576186</text:p>
          </table:table-cell>
        </table:table-row>
        <table:table-row table:style-name="ro1">
          <table:table-cell office:value-type="string" calcext:value-type="string">
            <text:p>0.0000000000000608-0.0000000000000841j</text:p>
          </table:table-cell>
          <table:table-cell table:formula="of:=(ROW()-2)/1024" office:value-type="float" office:value="0.71484375" calcext:value-type="float">
            <text:p>0.71484375</text:p>
          </table:table-cell>
          <table:table-cell table:formula="of:=20*LOG10(ABS(IMREAL([.A734]))+1E-018)" office:value-type="float" office:value="-264.321785555693" calcext:value-type="float">
            <text:p>-264.321785555693</text:p>
          </table:table-cell>
        </table:table-row>
        <table:table-row table:style-name="ro1">
          <table:table-cell office:value-type="string" calcext:value-type="string">
            <text:p>0.0000001590293026-0.0000000000001381j</text:p>
          </table:table-cell>
          <table:table-cell table:formula="of:=(ROW()-2)/1024" office:value-type="float" office:value="0.7158203125" calcext:value-type="float">
            <text:p>0.7158203125</text:p>
          </table:table-cell>
          <table:table-cell table:formula="of:=20*LOG10(ABS(IMREAL([.A735]))+1E-018)" office:value-type="float" office:value="-135.970456911653" calcext:value-type="float">
            <text:p>-135.970456911653</text:p>
          </table:table-cell>
        </table:table-row>
        <table:table-row table:style-name="ro1">
          <table:table-cell office:value-type="string" calcext:value-type="string">
            <text:p>0.0000000000001450-0.0000000000000843j</text:p>
          </table:table-cell>
          <table:table-cell table:formula="of:=(ROW()-2)/1024" office:value-type="float" office:value="0.716796875" calcext:value-type="float">
            <text:p>0.716796875</text:p>
          </table:table-cell>
          <table:table-cell table:formula="of:=20*LOG10(ABS(IMREAL([.A736]))+1E-018)" office:value-type="float" office:value="-256.77258005282" calcext:value-type="float">
            <text:p>-256.77258005282</text:p>
          </table:table-cell>
        </table:table-row>
        <table:table-row table:style-name="ro1">
          <table:table-cell office:value-type="string" calcext:value-type="string">
            <text:p>0.0000002035896726-0.0000000000000304j</text:p>
          </table:table-cell>
          <table:table-cell table:formula="of:=(ROW()-2)/1024" office:value-type="float" office:value="0.7177734375" calcext:value-type="float">
            <text:p>0.7177734375</text:p>
          </table:table-cell>
          <table:table-cell table:formula="of:=20*LOG10(ABS(IMREAL([.A737]))+1E-018)" office:value-type="float" office:value="-133.82488512063" calcext:value-type="float">
            <text:p>-133.82488512063</text:p>
          </table:table-cell>
        </table:table-row>
        <table:table-row table:style-name="ro1">
          <table:table-cell office:value-type="string" calcext:value-type="string">
            <text:p>0.0000000000000646-0.0000000000000844j</text:p>
          </table:table-cell>
          <table:table-cell table:formula="of:=(ROW()-2)/1024" office:value-type="float" office:value="0.71875" calcext:value-type="float">
            <text:p>0.71875</text:p>
          </table:table-cell>
          <table:table-cell table:formula="of:=20*LOG10(ABS(IMREAL([.A738]))+1E-018)" office:value-type="float" office:value="-263.795215184643" calcext:value-type="float">
            <text:p>-263.795215184643</text:p>
          </table:table-cell>
        </table:table-row>
        <table:table-row table:style-name="ro1">
          <table:table-cell office:value-type="string" calcext:value-type="string">
            <text:p>0.0000007355247143-0.0000000000001384j</text:p>
          </table:table-cell>
          <table:table-cell table:formula="of:=(ROW()-2)/1024" office:value-type="float" office:value="0.7197265625" calcext:value-type="float">
            <text:p>0.7197265625</text:p>
          </table:table-cell>
          <table:table-cell table:formula="of:=20*LOG10(ABS(IMREAL([.A739]))+1E-018)" office:value-type="float" office:value="-122.668054600015" calcext:value-type="float">
            <text:p>-122.668054600015</text:p>
          </table:table-cell>
        </table:table-row>
        <table:table-row table:style-name="ro1">
          <table:table-cell office:value-type="string" calcext:value-type="string">
            <text:p>0.0000000000001488-0.0000000000000845j</text:p>
          </table:table-cell>
          <table:table-cell table:formula="of:=(ROW()-2)/1024" office:value-type="float" office:value="0.720703125" calcext:value-type="float">
            <text:p>0.720703125</text:p>
          </table:table-cell>
          <table:table-cell table:formula="of:=20*LOG10(ABS(IMREAL([.A740]))+1E-018)" office:value-type="float" office:value="-256.547883003085" calcext:value-type="float">
            <text:p>-256.547883003085</text:p>
          </table:table-cell>
        </table:table-row>
        <table:table-row table:style-name="ro1">
          <table:table-cell office:value-type="string" calcext:value-type="string">
            <text:p>-0.0000007494647531-0.0000000000000307j</text:p>
          </table:table-cell>
          <table:table-cell table:formula="of:=(ROW()-2)/1024" office:value-type="float" office:value="0.7216796875" calcext:value-type="float">
            <text:p>0.7216796875</text:p>
          </table:table-cell>
          <table:table-cell table:formula="of:=20*LOG10(ABS(IMREAL([.A741]))+1E-018)" office:value-type="float" office:value="-122.504975739134" calcext:value-type="float">
            <text:p>-122.504975739134</text:p>
          </table:table-cell>
        </table:table-row>
        <table:table-row table:style-name="ro1">
          <table:table-cell office:value-type="string" calcext:value-type="string">
            <text:p>0.0000000000000685-0.0000000000000846j</text:p>
          </table:table-cell>
          <table:table-cell table:formula="of:=(ROW()-2)/1024" office:value-type="float" office:value="0.72265625" calcext:value-type="float">
            <text:p>0.72265625</text:p>
          </table:table-cell>
          <table:table-cell table:formula="of:=20*LOG10(ABS(IMREAL([.A742]))+1E-018)" office:value-type="float" office:value="-263.286061769768" calcext:value-type="float">
            <text:p>-263.286061769768</text:p>
          </table:table-cell>
        </table:table-row>
        <table:table-row table:style-name="ro1">
          <table:table-cell office:value-type="string" calcext:value-type="string">
            <text:p>0.0000012560534029-0.0000000000001386j</text:p>
          </table:table-cell>
          <table:table-cell table:formula="of:=(ROW()-2)/1024" office:value-type="float" office:value="0.7236328125" calcext:value-type="float">
            <text:p>0.7236328125</text:p>
          </table:table-cell>
          <table:table-cell table:formula="of:=20*LOG10(ABS(IMREAL([.A743]))+1E-018)" office:value-type="float" office:value="-118.019837911146" calcext:value-type="float">
            <text:p>-118.019837911146</text:p>
          </table:table-cell>
        </table:table-row>
        <table:table-row table:style-name="ro1">
          <table:table-cell office:value-type="string" calcext:value-type="string">
            <text:p>0.0000000000001528-0.0000000000000848j</text:p>
          </table:table-cell>
          <table:table-cell table:formula="of:=(ROW()-2)/1024" office:value-type="float" office:value="0.724609375" calcext:value-type="float">
            <text:p>0.724609375</text:p>
          </table:table-cell>
          <table:table-cell table:formula="of:=20*LOG10(ABS(IMREAL([.A744]))+1E-018)" office:value-type="float" office:value="-256.317476070565" calcext:value-type="float">
            <text:p>-256.317476070565</text:p>
          </table:table-cell>
        </table:table-row>
        <table:table-row table:style-name="ro1">
          <table:table-cell office:value-type="string" calcext:value-type="string">
            <text:p>-0.0000004512598127-0.0000000000000310j</text:p>
          </table:table-cell>
          <table:table-cell table:formula="of:=(ROW()-2)/1024" office:value-type="float" office:value="0.7255859375" calcext:value-type="float">
            <text:p>0.7255859375</text:p>
          </table:table-cell>
          <table:table-cell table:formula="of:=20*LOG10(ABS(IMREAL([.A745]))+1E-018)" office:value-type="float" office:value="-126.911466823917" calcext:value-type="float">
            <text:p>-126.911466823917</text:p>
          </table:table-cell>
        </table:table-row>
        <table:table-row table:style-name="ro1">
          <table:table-cell office:value-type="string" calcext:value-type="string">
            <text:p>0.0000000000000725-0.0000000000000849j</text:p>
          </table:table-cell>
          <table:table-cell table:formula="of:=(ROW()-2)/1024" office:value-type="float" office:value="0.7265625" calcext:value-type="float">
            <text:p>0.7265625</text:p>
          </table:table-cell>
          <table:table-cell table:formula="of:=20*LOG10(ABS(IMREAL([.A746]))+1E-018)" office:value-type="float" office:value="-262.793120064032" calcext:value-type="float">
            <text:p>-262.793120064032</text:p>
          </table:table-cell>
        </table:table-row>
        <table:table-row table:style-name="ro1">
          <table:table-cell office:value-type="string" calcext:value-type="string">
            <text:p>-0.0000006652567673-0.0000000000001389j</text:p>
          </table:table-cell>
          <table:table-cell table:formula="of:=(ROW()-2)/1024" office:value-type="float" office:value="0.7275390625" calcext:value-type="float">
            <text:p>0.7275390625</text:p>
          </table:table-cell>
          <table:table-cell table:formula="of:=20*LOG10(ABS(IMREAL([.A747]))+1E-018)" office:value-type="float" office:value="-123.540213978176" calcext:value-type="float">
            <text:p>-123.540213978176</text:p>
          </table:table-cell>
        </table:table-row>
        <table:table-row table:style-name="ro1">
          <table:table-cell office:value-type="string" calcext:value-type="string">
            <text:p>0.0000000000001570-0.0000000000000850j</text:p>
          </table:table-cell>
          <table:table-cell table:formula="of:=(ROW()-2)/1024" office:value-type="float" office:value="0.728515625" calcext:value-type="float">
            <text:p>0.728515625</text:p>
          </table:table-cell>
          <table:table-cell table:formula="of:=20*LOG10(ABS(IMREAL([.A748]))+1E-018)" office:value-type="float" office:value="-256.081951627854" calcext:value-type="float">
            <text:p>-256.081951627854</text:p>
          </table:table-cell>
        </table:table-row>
        <table:table-row table:style-name="ro1">
          <table:table-cell office:value-type="string" calcext:value-type="string">
            <text:p>-0.0000005262071954-0.0000000000000312j</text:p>
          </table:table-cell>
          <table:table-cell table:formula="of:=(ROW()-2)/1024" office:value-type="float" office:value="0.7294921875" calcext:value-type="float">
            <text:p>0.7294921875</text:p>
          </table:table-cell>
          <table:table-cell table:formula="of:=20*LOG10(ABS(IMREAL([.A749]))+1E-018)" office:value-type="float" office:value="-125.576864352616" calcext:value-type="float">
            <text:p>-125.576864352616</text:p>
          </table:table-cell>
        </table:table-row>
        <table:table-row table:style-name="ro1">
          <table:table-cell office:value-type="string" calcext:value-type="string">
            <text:p>0.0000000000000768-0.0000000000000852j</text:p>
          </table:table-cell>
          <table:table-cell table:formula="of:=(ROW()-2)/1024" office:value-type="float" office:value="0.73046875" calcext:value-type="float">
            <text:p>0.73046875</text:p>
          </table:table-cell>
          <table:table-cell table:formula="of:=20*LOG10(ABS(IMREAL([.A750]))+1E-018)" office:value-type="float" office:value="-262.292662502585" calcext:value-type="float">
            <text:p>-262.292662502585</text:p>
          </table:table-cell>
        </table:table-row>
        <table:table-row table:style-name="ro1">
          <table:table-cell office:value-type="string" calcext:value-type="string">
            <text:p>0.0000003532114917-0.0000000000001391j</text:p>
          </table:table-cell>
          <table:table-cell table:formula="of:=(ROW()-2)/1024" office:value-type="float" office:value="0.7314453125" calcext:value-type="float">
            <text:p>0.7314453125</text:p>
          </table:table-cell>
          <table:table-cell table:formula="of:=20*LOG10(ABS(IMREAL([.A751]))+1E-018)" office:value-type="float" office:value="-129.039303502731" calcext:value-type="float">
            <text:p>-129.039303502731</text:p>
          </table:table-cell>
        </table:table-row>
        <table:table-row table:style-name="ro1">
          <table:table-cell office:value-type="string" calcext:value-type="string">
            <text:p>0.0000000000001613-0.0000000000000853j</text:p>
          </table:table-cell>
          <table:table-cell table:formula="of:=(ROW()-2)/1024" office:value-type="float" office:value="0.732421875" calcext:value-type="float">
            <text:p>0.732421875</text:p>
          </table:table-cell>
          <table:table-cell table:formula="of:=20*LOG10(ABS(IMREAL([.A752]))+1E-018)" office:value-type="float" office:value="-255.847258803103" calcext:value-type="float">
            <text:p>-255.847258803103</text:p>
          </table:table-cell>
        </table:table-row>
        <table:table-row table:style-name="ro1">
          <table:table-cell office:value-type="string" calcext:value-type="string">
            <text:p>0.0000003200190870-0.0000000000000314j</text:p>
          </table:table-cell>
          <table:table-cell table:formula="of:=(ROW()-2)/1024" office:value-type="float" office:value="0.7333984375" calcext:value-type="float">
            <text:p>0.7333984375</text:p>
          </table:table-cell>
          <table:table-cell table:formula="of:=20*LOG10(ABS(IMREAL([.A753]))+1E-018)" office:value-type="float" office:value="-129.896482362852" calcext:value-type="float">
            <text:p>-129.896482362852</text:p>
          </table:table-cell>
        </table:table-row>
        <table:table-row table:style-name="ro1">
          <table:table-cell office:value-type="string" calcext:value-type="string">
            <text:p>0.0000000000000813-0.0000000000000854j</text:p>
          </table:table-cell>
          <table:table-cell table:formula="of:=(ROW()-2)/1024" office:value-type="float" office:value="0.734375" calcext:value-type="float">
            <text:p>0.734375</text:p>
          </table:table-cell>
          <table:table-cell table:formula="of:=20*LOG10(ABS(IMREAL([.A754]))+1E-018)" office:value-type="float" office:value="-261.798082251265" calcext:value-type="float">
            <text:p>-261.798082251265</text:p>
          </table:table-cell>
        </table:table-row>
        <table:table-row table:style-name="ro1">
          <table:table-cell office:value-type="string" calcext:value-type="string">
            <text:p>0.0000003283233759-0.0000000000001393j</text:p>
          </table:table-cell>
          <table:table-cell table:formula="of:=(ROW()-2)/1024" office:value-type="float" office:value="0.7353515625" calcext:value-type="float">
            <text:p>0.7353515625</text:p>
          </table:table-cell>
          <table:table-cell table:formula="of:=20*LOG10(ABS(IMREAL([.A755]))+1E-018)" office:value-type="float" office:value="-129.673963907192" calcext:value-type="float">
            <text:p>-129.673963907192</text:p>
          </table:table-cell>
        </table:table-row>
        <table:table-row table:style-name="ro1">
          <table:table-cell office:value-type="string" calcext:value-type="string">
            <text:p>0.0000000000001659-0.0000000000000855j</text:p>
          </table:table-cell>
          <table:table-cell table:formula="of:=(ROW()-2)/1024" office:value-type="float" office:value="0.736328125" calcext:value-type="float">
            <text:p>0.736328125</text:p>
          </table:table-cell>
          <table:table-cell table:formula="of:=20*LOG10(ABS(IMREAL([.A756]))+1E-018)" office:value-type="float" office:value="-255.603019923494" calcext:value-type="float">
            <text:p>-255.603019923494</text:p>
          </table:table-cell>
        </table:table-row>
        <table:table-row table:style-name="ro1">
          <table:table-cell office:value-type="string" calcext:value-type="string">
            <text:p>-0.0000000514663640-0.0000000000000316j</text:p>
          </table:table-cell>
          <table:table-cell table:formula="of:=(ROW()-2)/1024" office:value-type="float" office:value="0.7373046875" calcext:value-type="float">
            <text:p>0.7373046875</text:p>
          </table:table-cell>
          <table:table-cell table:formula="of:=20*LOG10(ABS(IMREAL([.A757]))+1E-018)" office:value-type="float" office:value="-145.769530254612" calcext:value-type="float">
            <text:p>-145.769530254612</text:p>
          </table:table-cell>
        </table:table-row>
        <table:table-row table:style-name="ro1">
          <table:table-cell office:value-type="string" calcext:value-type="string">
            <text:p>0.0000000000000860-0.0000000000000856j</text:p>
          </table:table-cell>
          <table:table-cell table:formula="of:=(ROW()-2)/1024" office:value-type="float" office:value="0.73828125" calcext:value-type="float">
            <text:p>0.73828125</text:p>
          </table:table-cell>
          <table:table-cell table:formula="of:=20*LOG10(ABS(IMREAL([.A758]))+1E-018)" office:value-type="float" office:value="-261.309929976999" calcext:value-type="float">
            <text:p>-261.309929976999</text:p>
          </table:table-cell>
        </table:table-row>
        <table:table-row table:style-name="ro1">
          <table:table-cell office:value-type="string" calcext:value-type="string">
            <text:p>-0.0000003455308241-0.0000000000001395j</text:p>
          </table:table-cell>
          <table:table-cell table:formula="of:=(ROW()-2)/1024" office:value-type="float" office:value="0.7392578125" calcext:value-type="float">
            <text:p>0.7392578125</text:p>
          </table:table-cell>
          <table:table-cell table:formula="of:=20*LOG10(ABS(IMREAL([.A759]))+1E-018)" office:value-type="float" office:value="-129.23026408071" calcext:value-type="float">
            <text:p>-129.23026408071</text:p>
          </table:table-cell>
        </table:table-row>
        <table:table-row table:style-name="ro1">
          <table:table-cell office:value-type="string" calcext:value-type="string">
            <text:p>0.0000000000001708-0.0000000000000857j</text:p>
          </table:table-cell>
          <table:table-cell table:formula="of:=(ROW()-2)/1024" office:value-type="float" office:value="0.740234375" calcext:value-type="float">
            <text:p>0.740234375</text:p>
          </table:table-cell>
          <table:table-cell table:formula="of:=20*LOG10(ABS(IMREAL([.A760]))+1E-018)" office:value-type="float" office:value="-255.350191818934" calcext:value-type="float">
            <text:p>-255.350191818934</text:p>
          </table:table-cell>
        </table:table-row>
        <table:table-row table:style-name="ro1">
          <table:table-cell office:value-type="string" calcext:value-type="string">
            <text:p>0.0000005246278968-0.0000000000000318j</text:p>
          </table:table-cell>
          <table:table-cell table:formula="of:=(ROW()-2)/1024" office:value-type="float" office:value="0.7412109375" calcext:value-type="float">
            <text:p>0.7412109375</text:p>
          </table:table-cell>
          <table:table-cell table:formula="of:=20*LOG10(ABS(IMREAL([.A761]))+1E-018)" office:value-type="float" office:value="-125.60297239521" calcext:value-type="float">
            <text:p>-125.60297239521</text:p>
          </table:table-cell>
        </table:table-row>
        <table:table-row table:style-name="ro1">
          <table:table-cell office:value-type="string" calcext:value-type="string">
            <text:p>0.0000000000000910-0.0000000000000858j</text:p>
          </table:table-cell>
          <table:table-cell table:formula="of:=(ROW()-2)/1024" office:value-type="float" office:value="0.7421875" calcext:value-type="float">
            <text:p>0.7421875</text:p>
          </table:table-cell>
          <table:table-cell table:formula="of:=20*LOG10(ABS(IMREAL([.A762]))+1E-018)" office:value-type="float" office:value="-260.819076704766" calcext:value-type="float">
            <text:p>-260.819076704766</text:p>
          </table:table-cell>
        </table:table-row>
        <table:table-row table:style-name="ro1">
          <table:table-cell office:value-type="string" calcext:value-type="string">
            <text:p>-0.0000001259340061-0.0000000000001397j</text:p>
          </table:table-cell>
          <table:table-cell table:formula="of:=(ROW()-2)/1024" office:value-type="float" office:value="0.7431640625" calcext:value-type="float">
            <text:p>0.7431640625</text:p>
          </table:table-cell>
          <table:table-cell table:formula="of:=20*LOG10(ABS(IMREAL([.A763]))+1E-018)" office:value-type="float" office:value="-137.997139620585" calcext:value-type="float">
            <text:p>-137.997139620585</text:p>
          </table:table-cell>
        </table:table-row>
        <table:table-row table:style-name="ro1">
          <table:table-cell office:value-type="string" calcext:value-type="string">
            <text:p>0.0000000000001759-0.0000000000000859j</text:p>
          </table:table-cell>
          <table:table-cell table:formula="of:=(ROW()-2)/1024" office:value-type="float" office:value="0.744140625" calcext:value-type="float">
            <text:p>0.744140625</text:p>
          </table:table-cell>
          <table:table-cell table:formula="of:=20*LOG10(ABS(IMREAL([.A764]))+1E-018)" office:value-type="float" office:value="-255.094633831289" calcext:value-type="float">
            <text:p>-255.094633831289</text:p>
          </table:table-cell>
        </table:table-row>
        <table:table-row table:style-name="ro1">
          <table:table-cell office:value-type="string" calcext:value-type="string">
            <text:p>-0.0000006609786219-0.0000000000000320j</text:p>
          </table:table-cell>
          <table:table-cell table:formula="of:=(ROW()-2)/1024" office:value-type="float" office:value="0.7451171875" calcext:value-type="float">
            <text:p>0.7451171875</text:p>
          </table:table-cell>
          <table:table-cell table:formula="of:=20*LOG10(ABS(IMREAL([.A765]))+1E-018)" office:value-type="float" office:value="-123.596251734359" calcext:value-type="float">
            <text:p>-123.596251734359</text:p>
          </table:table-cell>
        </table:table-row>
        <table:table-row table:style-name="ro1">
          <table:table-cell office:value-type="string" calcext:value-type="string">
            <text:p>0.0000000000000962-0.0000000000000859j</text:p>
          </table:table-cell>
          <table:table-cell table:formula="of:=(ROW()-2)/1024" office:value-type="float" office:value="0.74609375" calcext:value-type="float">
            <text:p>0.74609375</text:p>
          </table:table-cell>
          <table:table-cell table:formula="of:=20*LOG10(ABS(IMREAL([.A766]))+1E-018)" office:value-type="float" office:value="-260.3364082698" calcext:value-type="float">
            <text:p>-260.3364082698</text:p>
          </table:table-cell>
        </table:table-row>
        <table:table-row table:style-name="ro1">
          <table:table-cell office:value-type="string" calcext:value-type="string">
            <text:p>-0.0000007346201379-0.0000000000001399j</text:p>
          </table:table-cell>
          <table:table-cell table:formula="of:=(ROW()-2)/1024" office:value-type="float" office:value="0.7470703125" calcext:value-type="float">
            <text:p>0.7470703125</text:p>
          </table:table-cell>
          <table:table-cell table:formula="of:=20*LOG10(ABS(IMREAL([.A767]))+1E-018)" office:value-type="float" office:value="-122.678743413106" calcext:value-type="float">
            <text:p>-122.678743413106</text:p>
          </table:table-cell>
        </table:table-row>
        <table:table-row table:style-name="ro1">
          <table:table-cell office:value-type="string" calcext:value-type="string">
            <text:p>0.0000000000001812-0.0000000000000860j</text:p>
          </table:table-cell>
          <table:table-cell table:formula="of:=(ROW()-2)/1024" office:value-type="float" office:value="0.748046875" calcext:value-type="float">
            <text:p>0.748046875</text:p>
          </table:table-cell>
          <table:table-cell table:formula="of:=20*LOG10(ABS(IMREAL([.A768]))+1E-018)" office:value-type="float" office:value="-254.836788197943" calcext:value-type="float">
            <text:p>-254.836788197943</text:p>
          </table:table-cell>
        </table:table-row>
        <table:table-row table:style-name="ro1">
          <table:table-cell office:value-type="string" calcext:value-type="string">
            <text:p>-0.0000005402312370-0.0000000000000322j</text:p>
          </table:table-cell>
          <table:table-cell table:formula="of:=(ROW()-2)/1024" office:value-type="float" office:value="0.7490234375" calcext:value-type="float">
            <text:p>0.7490234375</text:p>
          </table:table-cell>
          <table:table-cell table:formula="of:=20*LOG10(ABS(IMREAL([.A769]))+1E-018)" office:value-type="float" office:value="-125.348406156953" calcext:value-type="float">
            <text:p>-125.348406156953</text:p>
          </table:table-cell>
        </table:table-row>
        <table:table-row table:style-name="ro1">
          <table:table-cell office:value-type="string" calcext:value-type="string">
            <text:p>0.0000000000001017-0.0000000000000861j</text:p>
          </table:table-cell>
          <table:table-cell table:formula="of:=(ROW()-2)/1024" office:value-type="float" office:value="0.75" calcext:value-type="float">
            <text:p>0.75</text:p>
          </table:table-cell>
          <table:table-cell table:formula="of:=20*LOG10(ABS(IMREAL([.A770]))+1E-018)" office:value-type="float" office:value="-259.853495534987" calcext:value-type="float">
            <text:p>-259.853495534987</text:p>
          </table:table-cell>
        </table:table-row>
        <table:table-row table:style-name="ro1">
          <table:table-cell office:value-type="string" calcext:value-type="string">
            <text:p>-0.0000001303271637-0.0000000000001400j</text:p>
          </table:table-cell>
          <table:table-cell table:formula="of:=(ROW()-2)/1024" office:value-type="float" office:value="0.7509765625" calcext:value-type="float">
            <text:p>0.7509765625</text:p>
          </table:table-cell>
          <table:table-cell table:formula="of:=20*LOG10(ABS(IMREAL([.A771]))+1E-018)" office:value-type="float" office:value="-137.699301123054" calcext:value-type="float">
            <text:p>-137.699301123054</text:p>
          </table:table-cell>
        </table:table-row>
        <table:table-row table:style-name="ro1">
          <table:table-cell office:value-type="string" calcext:value-type="string">
            <text:p>0.0000000000001869-0.0000000000000862j</text:p>
          </table:table-cell>
          <table:table-cell table:formula="of:=(ROW()-2)/1024" office:value-type="float" office:value="0.751953125" calcext:value-type="float">
            <text:p>0.751953125</text:p>
          </table:table-cell>
          <table:table-cell table:formula="of:=20*LOG10(ABS(IMREAL([.A772]))+1E-018)" office:value-type="float" office:value="-254.567767499088" calcext:value-type="float">
            <text:p>-254.567767499088</text:p>
          </table:table-cell>
        </table:table-row>
        <table:table-row table:style-name="ro1">
          <table:table-cell office:value-type="string" calcext:value-type="string">
            <text:p>0.0000002024672534-0.0000000000000323j</text:p>
          </table:table-cell>
          <table:table-cell table:formula="of:=(ROW()-2)/1024" office:value-type="float" office:value="0.7529296875" calcext:value-type="float">
            <text:p>0.7529296875</text:p>
          </table:table-cell>
          <table:table-cell table:formula="of:=20*LOG10(ABS(IMREAL([.A773]))+1E-018)" office:value-type="float" office:value="-133.87290417168" calcext:value-type="float">
            <text:p>-133.87290417168</text:p>
          </table:table-cell>
        </table:table-row>
        <table:table-row table:style-name="ro1">
          <table:table-cell office:value-type="string" calcext:value-type="string">
            <text:p>0.0000000000001076-0.0000000000000862j</text:p>
          </table:table-cell>
          <table:table-cell table:formula="of:=(ROW()-2)/1024" office:value-type="float" office:value="0.75390625" calcext:value-type="float">
            <text:p>0.75390625</text:p>
          </table:table-cell>
          <table:table-cell table:formula="of:=20*LOG10(ABS(IMREAL([.A774]))+1E-018)" office:value-type="float" office:value="-259.363673849886" calcext:value-type="float">
            <text:p>-259.363673849886</text:p>
          </table:table-cell>
        </table:table-row>
        <table:table-row table:style-name="ro1">
          <table:table-cell office:value-type="string" calcext:value-type="string">
            <text:p>0.0000005453120145-0.0000000000001402j</text:p>
          </table:table-cell>
          <table:table-cell table:formula="of:=(ROW()-2)/1024" office:value-type="float" office:value="0.7548828125" calcext:value-type="float">
            <text:p>0.7548828125</text:p>
          </table:table-cell>
          <table:table-cell table:formula="of:=20*LOG10(ABS(IMREAL([.A775]))+1E-018)" office:value-type="float" office:value="-125.267098673661" calcext:value-type="float">
            <text:p>-125.267098673661</text:p>
          </table:table-cell>
        </table:table-row>
        <table:table-row table:style-name="ro1">
          <table:table-cell office:value-type="string" calcext:value-type="string">
            <text:p>0.0000000000001929-0.0000000000000863j</text:p>
          </table:table-cell>
          <table:table-cell table:formula="of:=(ROW()-2)/1024" office:value-type="float" office:value="0.755859375" calcext:value-type="float">
            <text:p>0.755859375</text:p>
          </table:table-cell>
          <table:table-cell table:formula="of:=20*LOG10(ABS(IMREAL([.A776]))+1E-018)" office:value-type="float" office:value="-254.293310419299" calcext:value-type="float">
            <text:p>-254.293310419299</text:p>
          </table:table-cell>
        </table:table-row>
        <table:table-row table:style-name="ro1">
          <table:table-cell office:value-type="string" calcext:value-type="string">
            <text:p>-0.0000017095894614-0.0000000000000324j</text:p>
          </table:table-cell>
          <table:table-cell table:formula="of:=(ROW()-2)/1024" office:value-type="float" office:value="0.7568359375" calcext:value-type="float">
            <text:p>0.7568359375</text:p>
          </table:table-cell>
          <table:table-cell table:formula="of:=20*LOG10(ABS(IMREAL([.A777]))+1E-018)" office:value-type="float" office:value="-115.342163360042" calcext:value-type="float">
            <text:p>-115.342163360042</text:p>
          </table:table-cell>
        </table:table-row>
        <table:table-row table:style-name="ro1">
          <table:table-cell office:value-type="string" calcext:value-type="string">
            <text:p>0.0000000000001137-0.0000000000000864j</text:p>
          </table:table-cell>
          <table:table-cell table:formula="of:=(ROW()-2)/1024" office:value-type="float" office:value="0.7578125" calcext:value-type="float">
            <text:p>0.7578125</text:p>
          </table:table-cell>
          <table:table-cell table:formula="of:=20*LOG10(ABS(IMREAL([.A778]))+1E-018)" office:value-type="float" office:value="-258.884714313533" calcext:value-type="float">
            <text:p>-258.884714313533</text:p>
          </table:table-cell>
        </table:table-row>
        <table:table-row table:style-name="ro1">
          <table:table-cell office:value-type="string" calcext:value-type="string">
            <text:p>0.0000007688751464-0.0000000000001403j</text:p>
          </table:table-cell>
          <table:table-cell table:formula="of:=(ROW()-2)/1024" office:value-type="float" office:value="0.7587890625" calcext:value-type="float">
            <text:p>0.7587890625</text:p>
          </table:table-cell>
          <table:table-cell table:formula="of:=20*LOG10(ABS(IMREAL([.A779]))+1E-018)" office:value-type="float" office:value="-122.282883545489" calcext:value-type="float">
            <text:p>-122.282883545489</text:p>
          </table:table-cell>
        </table:table-row>
        <table:table-row table:style-name="ro1">
          <table:table-cell office:value-type="string" calcext:value-type="string">
            <text:p>0.0000000000001993-0.0000000000000864j</text:p>
          </table:table-cell>
          <table:table-cell table:formula="of:=(ROW()-2)/1024" office:value-type="float" office:value="0.759765625" calcext:value-type="float">
            <text:p>0.759765625</text:p>
          </table:table-cell>
          <table:table-cell table:formula="of:=20*LOG10(ABS(IMREAL([.A780]))+1E-018)" office:value-type="float" office:value="-254.009810444114" calcext:value-type="float">
            <text:p>-254.009810444114</text:p>
          </table:table-cell>
        </table:table-row>
        <table:table-row table:style-name="ro1">
          <table:table-cell office:value-type="string" calcext:value-type="string">
            <text:p>-0.0000006225204934-0.0000000000000325j</text:p>
          </table:table-cell>
          <table:table-cell table:formula="of:=(ROW()-2)/1024" office:value-type="float" office:value="0.7607421875" calcext:value-type="float">
            <text:p>0.7607421875</text:p>
          </table:table-cell>
          <table:table-cell table:formula="of:=20*LOG10(ABS(IMREAL([.A781]))+1E-018)" office:value-type="float" office:value="-124.116926940083" calcext:value-type="float">
            <text:p>-124.116926940083</text:p>
          </table:table-cell>
        </table:table-row>
        <table:table-row table:style-name="ro1">
          <table:table-cell office:value-type="string" calcext:value-type="string">
            <text:p>0.0000000000001203-0.0000000000000864j</text:p>
          </table:table-cell>
          <table:table-cell table:formula="of:=(ROW()-2)/1024" office:value-type="float" office:value="0.76171875" calcext:value-type="float">
            <text:p>0.76171875</text:p>
          </table:table-cell>
          <table:table-cell table:formula="of:=20*LOG10(ABS(IMREAL([.A782]))+1E-018)" office:value-type="float" office:value="-258.394615251594" calcext:value-type="float">
            <text:p>-258.394615251594</text:p>
          </table:table-cell>
        </table:table-row>
        <table:table-row table:style-name="ro1">
          <table:table-cell office:value-type="string" calcext:value-type="string">
            <text:p>0.0000007605047418-0.0000000000001403j</text:p>
          </table:table-cell>
          <table:table-cell table:formula="of:=(ROW()-2)/1024" office:value-type="float" office:value="0.7626953125" calcext:value-type="float">
            <text:p>0.7626953125</text:p>
          </table:table-cell>
          <table:table-cell table:formula="of:=20*LOG10(ABS(IMREAL([.A783]))+1E-018)" office:value-type="float" office:value="-122.377961474913" calcext:value-type="float">
            <text:p>-122.377961474913</text:p>
          </table:table-cell>
        </table:table-row>
        <table:table-row table:style-name="ro1">
          <table:table-cell office:value-type="string" calcext:value-type="string">
            <text:p>0.0000000000002061-0.0000000000000865j</text:p>
          </table:table-cell>
          <table:table-cell table:formula="of:=(ROW()-2)/1024" office:value-type="float" office:value="0.763671875" calcext:value-type="float">
            <text:p>0.763671875</text:p>
          </table:table-cell>
          <table:table-cell table:formula="of:=20*LOG10(ABS(IMREAL([.A784]))+1E-018)" office:value-type="float" office:value="-253.718398020463" calcext:value-type="float">
            <text:p>-253.718398020463</text:p>
          </table:table-cell>
        </table:table-row>
        <table:table-row table:style-name="ro1">
          <table:table-cell office:value-type="string" calcext:value-type="string">
            <text:p>-0.0000000957364919-0.0000000000000326j</text:p>
          </table:table-cell>
          <table:table-cell table:formula="of:=(ROW()-2)/1024" office:value-type="float" office:value="0.7646484375" calcext:value-type="float">
            <text:p>0.7646484375</text:p>
          </table:table-cell>
          <table:table-cell table:formula="of:=20*LOG10(ABS(IMREAL([.A785]))+1E-018)" office:value-type="float" office:value="-140.378449810729" calcext:value-type="float">
            <text:p>-140.378449810729</text:p>
          </table:table-cell>
        </table:table-row>
        <table:table-row table:style-name="ro1">
          <table:table-cell office:value-type="string" calcext:value-type="string">
            <text:p>0.0000000000001273-0.0000000000000865j</text:p>
          </table:table-cell>
          <table:table-cell table:formula="of:=(ROW()-2)/1024" office:value-type="float" office:value="0.765625" calcext:value-type="float">
            <text:p>0.765625</text:p>
          </table:table-cell>
          <table:table-cell table:formula="of:=20*LOG10(ABS(IMREAL([.A786]))+1E-018)" office:value-type="float" office:value="-257.90336369554" calcext:value-type="float">
            <text:p>-257.90336369554</text:p>
          </table:table-cell>
        </table:table-row>
        <table:table-row table:style-name="ro1">
          <table:table-cell office:value-type="string" calcext:value-type="string">
            <text:p>0.0000005711941729-0.0000000000001405j</text:p>
          </table:table-cell>
          <table:table-cell table:formula="of:=(ROW()-2)/1024" office:value-type="float" office:value="0.7666015625" calcext:value-type="float">
            <text:p>0.7666015625</text:p>
          </table:table-cell>
          <table:table-cell table:formula="of:=20*LOG10(ABS(IMREAL([.A787]))+1E-018)" office:value-type="float" office:value="-124.864324634226" calcext:value-type="float">
            <text:p>-124.864324634226</text:p>
          </table:table-cell>
        </table:table-row>
        <table:table-row table:style-name="ro1">
          <table:table-cell office:value-type="string" calcext:value-type="string">
            <text:p>0.0000000000002133-0.0000000000000866j</text:p>
          </table:table-cell>
          <table:table-cell table:formula="of:=(ROW()-2)/1024" office:value-type="float" office:value="0.767578125" calcext:value-type="float">
            <text:p>0.767578125</text:p>
          </table:table-cell>
          <table:table-cell table:formula="of:=20*LOG10(ABS(IMREAL([.A788]))+1E-018)" office:value-type="float" office:value="-253.420142169636" calcext:value-type="float">
            <text:p>-253.420142169636</text:p>
          </table:table-cell>
        </table:table-row>
        <table:table-row table:style-name="ro1">
          <table:table-cell office:value-type="string" calcext:value-type="string">
            <text:p>-0.0000001994037208-0.0000000000000327j</text:p>
          </table:table-cell>
          <table:table-cell table:formula="of:=(ROW()-2)/1024" office:value-type="float" office:value="0.7685546875" calcext:value-type="float">
            <text:p>0.7685546875</text:p>
          </table:table-cell>
          <table:table-cell table:formula="of:=20*LOG10(ABS(IMREAL([.A789]))+1E-018)" office:value-type="float" office:value="-134.005334843429" calcext:value-type="float">
            <text:p>-134.005334843429</text:p>
          </table:table-cell>
        </table:table-row>
        <table:table-row table:style-name="ro1">
          <table:table-cell office:value-type="string" calcext:value-type="string">
            <text:p>0.0000000000001348-0.0000000000000866j</text:p>
          </table:table-cell>
          <table:table-cell table:formula="of:=(ROW()-2)/1024" office:value-type="float" office:value="0.76953125" calcext:value-type="float">
            <text:p>0.76953125</text:p>
          </table:table-cell>
          <table:table-cell table:formula="of:=20*LOG10(ABS(IMREAL([.A790]))+1E-018)" office:value-type="float" office:value="-257.40613772087" calcext:value-type="float">
            <text:p>-257.40613772087</text:p>
          </table:table-cell>
        </table:table-row>
        <table:table-row table:style-name="ro1">
          <table:table-cell office:value-type="string" calcext:value-type="string">
            <text:p>0.0000005441842043-0.0000000000001405j</text:p>
          </table:table-cell>
          <table:table-cell table:formula="of:=(ROW()-2)/1024" office:value-type="float" office:value="0.7705078125" calcext:value-type="float">
            <text:p>0.7705078125</text:p>
          </table:table-cell>
          <table:table-cell table:formula="of:=20*LOG10(ABS(IMREAL([.A791]))+1E-018)" office:value-type="float" office:value="-125.285081367423" calcext:value-type="float">
            <text:p>-125.285081367423</text:p>
          </table:table-cell>
        </table:table-row>
        <table:table-row table:style-name="ro1">
          <table:table-cell office:value-type="string" calcext:value-type="string">
            <text:p>0.0000000000002211-0.0000000000000867j</text:p>
          </table:table-cell>
          <table:table-cell table:formula="of:=(ROW()-2)/1024" office:value-type="float" office:value="0.771484375" calcext:value-type="float">
            <text:p>0.771484375</text:p>
          </table:table-cell>
          <table:table-cell table:formula="of:=20*LOG10(ABS(IMREAL([.A792]))+1E-018)" office:value-type="float" office:value="-253.108185863622" calcext:value-type="float">
            <text:p>-253.108185863622</text:p>
          </table:table-cell>
        </table:table-row>
        <table:table-row table:style-name="ro1">
          <table:table-cell office:value-type="string" calcext:value-type="string">
            <text:p>-0.0000006047990168-0.0000000000000328j</text:p>
          </table:table-cell>
          <table:table-cell table:formula="of:=(ROW()-2)/1024" office:value-type="float" office:value="0.7724609375" calcext:value-type="float">
            <text:p>0.7724609375</text:p>
          </table:table-cell>
          <table:table-cell table:formula="of:=20*LOG10(ABS(IMREAL([.A793]))+1E-018)" office:value-type="float" office:value="-124.367778470449" calcext:value-type="float">
            <text:p>-124.367778470449</text:p>
          </table:table-cell>
        </table:table-row>
        <table:table-row table:style-name="ro1">
          <table:table-cell office:value-type="string" calcext:value-type="string">
            <text:p>0.0000000000001428-0.0000000000000866j</text:p>
          </table:table-cell>
          <table:table-cell table:formula="of:=(ROW()-2)/1024" office:value-type="float" office:value="0.7734375" calcext:value-type="float">
            <text:p>0.7734375</text:p>
          </table:table-cell>
          <table:table-cell table:formula="of:=20*LOG10(ABS(IMREAL([.A794]))+1E-018)" office:value-type="float" office:value="-256.905375025852" calcext:value-type="float">
            <text:p>-256.905375025852</text:p>
          </table:table-cell>
        </table:table-row>
        <table:table-row table:style-name="ro1">
          <table:table-cell office:value-type="string" calcext:value-type="string">
            <text:p>0.0000000788021755-0.0000000000001406j</text:p>
          </table:table-cell>
          <table:table-cell table:formula="of:=(ROW()-2)/1024" office:value-type="float" office:value="0.7744140625" calcext:value-type="float">
            <text:p>0.7744140625</text:p>
          </table:table-cell>
          <table:table-cell table:formula="of:=20*LOG10(ABS(IMREAL([.A795]))+1E-018)" office:value-type="float" office:value="-142.069235854514" calcext:value-type="float">
            <text:p>-142.069235854514</text:p>
          </table:table-cell>
        </table:table-row>
        <table:table-row table:style-name="ro1">
          <table:table-cell office:value-type="string" calcext:value-type="string">
            <text:p>0.0000000000002294-0.0000000000000866j</text:p>
          </table:table-cell>
          <table:table-cell table:formula="of:=(ROW()-2)/1024" office:value-type="float" office:value="0.775390625" calcext:value-type="float">
            <text:p>0.775390625</text:p>
          </table:table-cell>
          <table:table-cell table:formula="of:=20*LOG10(ABS(IMREAL([.A796]))+1E-018)" office:value-type="float" office:value="-252.788093865266" calcext:value-type="float">
            <text:p>-252.788093865266</text:p>
          </table:table-cell>
        </table:table-row>
        <table:table-row table:style-name="ro1">
          <table:table-cell office:value-type="string" calcext:value-type="string">
            <text:p>-0.0000007990234413-0.0000000000000327j</text:p>
          </table:table-cell>
          <table:table-cell table:formula="of:=(ROW()-2)/1024" office:value-type="float" office:value="0.7763671875" calcext:value-type="float">
            <text:p>0.7763671875</text:p>
          </table:table-cell>
          <table:table-cell table:formula="of:=20*LOG10(ABS(IMREAL([.A797]))+1E-018)" office:value-type="float" office:value="-121.94880958823" calcext:value-type="float">
            <text:p>-121.94880958823</text:p>
          </table:table-cell>
        </table:table-row>
        <table:table-row table:style-name="ro1">
          <table:table-cell office:value-type="string" calcext:value-type="string">
            <text:p>0.0000000000001515-0.0000000000000866j</text:p>
          </table:table-cell>
          <table:table-cell table:formula="of:=(ROW()-2)/1024" office:value-type="float" office:value="0.77734375" calcext:value-type="float">
            <text:p>0.77734375</text:p>
          </table:table-cell>
          <table:table-cell table:formula="of:=20*LOG10(ABS(IMREAL([.A798]))+1E-018)" office:value-type="float" office:value="-256.391690010818" calcext:value-type="float">
            <text:p>-256.391690010818</text:p>
          </table:table-cell>
        </table:table-row>
        <table:table-row table:style-name="ro1">
          <table:table-cell office:value-type="string" calcext:value-type="string">
            <text:p>-0.0000006688946055-0.0000000000001405j</text:p>
          </table:table-cell>
          <table:table-cell table:formula="of:=(ROW()-2)/1024" office:value-type="float" office:value="0.7783203125" calcext:value-type="float">
            <text:p>0.7783203125</text:p>
          </table:table-cell>
          <table:table-cell table:formula="of:=20*LOG10(ABS(IMREAL([.A799]))+1E-018)" office:value-type="float" office:value="-123.492846130599" calcext:value-type="float">
            <text:p>-123.492846130599</text:p>
          </table:table-cell>
        </table:table-row>
        <table:table-row table:style-name="ro1">
          <table:table-cell office:value-type="string" calcext:value-type="string">
            <text:p>0.0000000000002384-0.0000000000000866j</text:p>
          </table:table-cell>
          <table:table-cell table:formula="of:=(ROW()-2)/1024" office:value-type="float" office:value="0.779296875" calcext:value-type="float">
            <text:p>0.779296875</text:p>
          </table:table-cell>
          <table:table-cell table:formula="of:=20*LOG10(ABS(IMREAL([.A800]))+1E-018)" office:value-type="float" office:value="-252.453838544612" calcext:value-type="float">
            <text:p>-252.453838544612</text:p>
          </table:table-cell>
        </table:table-row>
        <table:table-row table:style-name="ro1">
          <table:table-cell office:value-type="string" calcext:value-type="string">
            <text:p>-0.0000002930391344-0.0000000000000326j</text:p>
          </table:table-cell>
          <table:table-cell table:formula="of:=(ROW()-2)/1024" office:value-type="float" office:value="0.7802734375" calcext:value-type="float">
            <text:p>0.7802734375</text:p>
          </table:table-cell>
          <table:table-cell table:formula="of:=20*LOG10(ABS(IMREAL([.A801]))+1E-018)" office:value-type="float" office:value="-130.661487543806" calcext:value-type="float">
            <text:p>-130.661487543806</text:p>
          </table:table-cell>
        </table:table-row>
        <table:table-row table:style-name="ro1">
          <table:table-cell office:value-type="string" calcext:value-type="string">
            <text:p>0.0000000000001608-0.0000000000000865j</text:p>
          </table:table-cell>
          <table:table-cell table:formula="of:=(ROW()-2)/1024" office:value-type="float" office:value="0.78125" calcext:value-type="float">
            <text:p>0.78125</text:p>
          </table:table-cell>
          <table:table-cell table:formula="of:=20*LOG10(ABS(IMREAL([.A802]))+1E-018)" office:value-type="float" office:value="-255.874225095193" calcext:value-type="float">
            <text:p>-255.874225095193</text:p>
          </table:table-cell>
        </table:table-row>
        <table:table-row table:style-name="ro1">
          <table:table-cell office:value-type="string" calcext:value-type="string">
            <text:p>0.0000004895361960-0.0000000000001403j</text:p>
          </table:table-cell>
          <table:table-cell table:formula="of:=(ROW()-2)/1024" office:value-type="float" office:value="0.7822265625" calcext:value-type="float">
            <text:p>0.7822265625</text:p>
          </table:table-cell>
          <table:table-cell table:formula="of:=20*LOG10(ABS(IMREAL([.A803]))+1E-018)" office:value-type="float" office:value="-126.20430382421" calcext:value-type="float">
            <text:p>-126.20430382421</text:p>
          </table:table-cell>
        </table:table-row>
        <table:table-row table:style-name="ro1">
          <table:table-cell office:value-type="string" calcext:value-type="string">
            <text:p>0.0000000000002481-0.0000000000000864j</text:p>
          </table:table-cell>
          <table:table-cell table:formula="of:=(ROW()-2)/1024" office:value-type="float" office:value="0.783203125" calcext:value-type="float">
            <text:p>0.783203125</text:p>
          </table:table-cell>
          <table:table-cell table:formula="of:=20*LOG10(ABS(IMREAL([.A804]))+1E-018)" office:value-type="float" office:value="-252.107429704995" calcext:value-type="float">
            <text:p>-252.107429704995</text:p>
          </table:table-cell>
        </table:table-row>
        <table:table-row table:style-name="ro1">
          <table:table-cell office:value-type="string" calcext:value-type="string">
            <text:p>-0.0000003766491487-0.0000000000000325j</text:p>
          </table:table-cell>
          <table:table-cell table:formula="of:=(ROW()-2)/1024" office:value-type="float" office:value="0.7841796875" calcext:value-type="float">
            <text:p>0.7841796875</text:p>
          </table:table-cell>
          <table:table-cell table:formula="of:=20*LOG10(ABS(IMREAL([.A805]))+1E-018)" office:value-type="float" office:value="-128.481260196375" calcext:value-type="float">
            <text:p>-128.481260196375</text:p>
          </table:table-cell>
        </table:table-row>
        <table:table-row table:style-name="ro1">
          <table:table-cell office:value-type="string" calcext:value-type="string">
            <text:p>0.0000000000001710-0.0000000000000863j</text:p>
          </table:table-cell>
          <table:table-cell table:formula="of:=(ROW()-2)/1024" office:value-type="float" office:value="0.78515625" calcext:value-type="float">
            <text:p>0.78515625</text:p>
          </table:table-cell>
          <table:table-cell table:formula="of:=20*LOG10(ABS(IMREAL([.A806]))+1E-018)" office:value-type="float" office:value="-255.340026997629" calcext:value-type="float">
            <text:p>-255.340026997629</text:p>
          </table:table-cell>
        </table:table-row>
        <table:table-row table:style-name="ro1">
          <table:table-cell office:value-type="string" calcext:value-type="string">
            <text:p>-0.0000002737000831-0.0000000000001402j</text:p>
          </table:table-cell>
          <table:table-cell table:formula="of:=(ROW()-2)/1024" office:value-type="float" office:value="0.7861328125" calcext:value-type="float">
            <text:p>0.7861328125</text:p>
          </table:table-cell>
          <table:table-cell table:formula="of:=20*LOG10(ABS(IMREAL([.A807]))+1E-018)" office:value-type="float" office:value="-131.254501414582" calcext:value-type="float">
            <text:p>-131.254501414582</text:p>
          </table:table-cell>
        </table:table-row>
        <table:table-row table:style-name="ro1">
          <table:table-cell office:value-type="string" calcext:value-type="string">
            <text:p>0.0000000000002586-0.0000000000000863j</text:p>
          </table:table-cell>
          <table:table-cell table:formula="of:=(ROW()-2)/1024" office:value-type="float" office:value="0.787109375" calcext:value-type="float">
            <text:p>0.787109375</text:p>
          </table:table-cell>
          <table:table-cell table:formula="of:=20*LOG10(ABS(IMREAL([.A808]))+1E-018)" office:value-type="float" office:value="-251.74739600105" calcext:value-type="float">
            <text:p>-251.74739600105</text:p>
          </table:table-cell>
        </table:table-row>
        <table:table-row table:style-name="ro1">
          <table:table-cell office:value-type="string" calcext:value-type="string">
            <text:p>-0.0000006420853406-0.0000000000000324j</text:p>
          </table:table-cell>
          <table:table-cell table:formula="of:=(ROW()-2)/1024" office:value-type="float" office:value="0.7880859375" calcext:value-type="float">
            <text:p>0.7880859375</text:p>
          </table:table-cell>
          <table:table-cell table:formula="of:=20*LOG10(ABS(IMREAL([.A809]))+1E-018)" office:value-type="float" office:value="-123.848144906257" calcext:value-type="float">
            <text:p>-123.848144906257</text:p>
          </table:table-cell>
        </table:table-row>
        <table:table-row table:style-name="ro1">
          <table:table-cell office:value-type="string" calcext:value-type="string">
            <text:p>0.0000000000001819-0.0000000000000863j</text:p>
          </table:table-cell>
          <table:table-cell table:formula="of:=(ROW()-2)/1024" office:value-type="float" office:value="0.7890625" calcext:value-type="float">
            <text:p>0.7890625</text:p>
          </table:table-cell>
          <table:table-cell table:formula="of:=20*LOG10(ABS(IMREAL([.A810]))+1E-018)" office:value-type="float" office:value="-254.803298267956" calcext:value-type="float">
            <text:p>-254.803298267956</text:p>
          </table:table-cell>
        </table:table-row>
        <table:table-row table:style-name="ro1">
          <table:table-cell office:value-type="string" calcext:value-type="string">
            <text:p>-0.0000007892129202-0.0000000000001402j</text:p>
          </table:table-cell>
          <table:table-cell table:formula="of:=(ROW()-2)/1024" office:value-type="float" office:value="0.7900390625" calcext:value-type="float">
            <text:p>0.7900390625</text:p>
          </table:table-cell>
          <table:table-cell table:formula="of:=20*LOG10(ABS(IMREAL([.A811]))+1E-018)" office:value-type="float" office:value="-122.056116270575" calcext:value-type="float">
            <text:p>-122.056116270575</text:p>
          </table:table-cell>
        </table:table-row>
        <table:table-row table:style-name="ro1">
          <table:table-cell office:value-type="string" calcext:value-type="string">
            <text:p>0.0000000000002700-0.0000000000000863j</text:p>
          </table:table-cell>
          <table:table-cell table:formula="of:=(ROW()-2)/1024" office:value-type="float" office:value="0.791015625" calcext:value-type="float">
            <text:p>0.791015625</text:p>
          </table:table-cell>
          <table:table-cell table:formula="of:=20*LOG10(ABS(IMREAL([.A812]))+1E-018)" office:value-type="float" office:value="-251.372692546918" calcext:value-type="float">
            <text:p>-251.372692546918</text:p>
          </table:table-cell>
        </table:table-row>
        <table:table-row table:style-name="ro1">
          <table:table-cell office:value-type="string" calcext:value-type="string">
            <text:p>-0.0000003358162618-0.0000000000000323j</text:p>
          </table:table-cell>
          <table:table-cell table:formula="of:=(ROW()-2)/1024" office:value-type="float" office:value="0.7919921875" calcext:value-type="float">
            <text:p>0.7919921875</text:p>
          </table:table-cell>
          <table:table-cell table:formula="of:=20*LOG10(ABS(IMREAL([.A813]))+1E-018)" office:value-type="float" office:value="-129.477965542194" calcext:value-type="float">
            <text:p>-129.477965542194</text:p>
          </table:table-cell>
        </table:table-row>
        <table:table-row table:style-name="ro1">
          <table:table-cell office:value-type="string" calcext:value-type="string">
            <text:p>0.0000000000001939-0.0000000000000861j</text:p>
          </table:table-cell>
          <table:table-cell table:formula="of:=(ROW()-2)/1024" office:value-type="float" office:value="0.79296875" calcext:value-type="float">
            <text:p>0.79296875</text:p>
          </table:table-cell>
          <table:table-cell table:formula="of:=20*LOG10(ABS(IMREAL([.A814]))+1E-018)" office:value-type="float" office:value="-254.248399022824" calcext:value-type="float">
            <text:p>-254.248399022824</text:p>
          </table:table-cell>
        </table:table-row>
        <table:table-row table:style-name="ro1">
          <table:table-cell office:value-type="string" calcext:value-type="string">
            <text:p>0.0000002529493152-0.0000000000001399j</text:p>
          </table:table-cell>
          <table:table-cell table:formula="of:=(ROW()-2)/1024" office:value-type="float" office:value="0.7939453125" calcext:value-type="float">
            <text:p>0.7939453125</text:p>
          </table:table-cell>
          <table:table-cell table:formula="of:=20*LOG10(ABS(IMREAL([.A815]))+1E-018)" office:value-type="float" office:value="-131.939329840019" calcext:value-type="float">
            <text:p>-131.939329840019</text:p>
          </table:table-cell>
        </table:table-row>
        <table:table-row table:style-name="ro1">
          <table:table-cell office:value-type="string" calcext:value-type="string">
            <text:p>0.0000000000002826-0.0000000000000860j</text:p>
          </table:table-cell>
          <table:table-cell table:formula="of:=(ROW()-2)/1024" office:value-type="float" office:value="0.794921875" calcext:value-type="float">
            <text:p>0.794921875</text:p>
          </table:table-cell>
          <table:table-cell table:formula="of:=20*LOG10(ABS(IMREAL([.A816]))+1E-018)" office:value-type="float" office:value="-250.976526114171" calcext:value-type="float">
            <text:p>-250.976526114171</text:p>
          </table:table-cell>
        </table:table-row>
        <table:table-row table:style-name="ro1">
          <table:table-cell office:value-type="string" calcext:value-type="string">
            <text:p>0.0000000370858962-0.0000000000000320j</text:p>
          </table:table-cell>
          <table:table-cell table:formula="of:=(ROW()-2)/1024" office:value-type="float" office:value="0.7958984375" calcext:value-type="float">
            <text:p>0.7958984375</text:p>
          </table:table-cell>
          <table:table-cell table:formula="of:=20*LOG10(ABS(IMREAL([.A817]))+1E-018)" office:value-type="float" office:value="-148.615824431226" calcext:value-type="float">
            <text:p>-148.615824431226</text:p>
          </table:table-cell>
        </table:table-row>
        <table:table-row table:style-name="ro1">
          <table:table-cell office:value-type="string" calcext:value-type="string">
            <text:p>0.0000000000002071-0.0000000000000858j</text:p>
          </table:table-cell>
          <table:table-cell table:formula="of:=(ROW()-2)/1024" office:value-type="float" office:value="0.796875" calcext:value-type="float">
            <text:p>0.796875</text:p>
          </table:table-cell>
          <table:table-cell table:formula="of:=20*LOG10(ABS(IMREAL([.A818]))+1E-018)" office:value-type="float" office:value="-253.676356081674" calcext:value-type="float">
            <text:p>-253.676356081674</text:p>
          </table:table-cell>
        </table:table-row>
        <table:table-row table:style-name="ro1">
          <table:table-cell office:value-type="string" calcext:value-type="string">
            <text:p>0.0000007055876522-0.0000000000001397j</text:p>
          </table:table-cell>
          <table:table-cell table:formula="of:=(ROW()-2)/1024" office:value-type="float" office:value="0.7978515625" calcext:value-type="float">
            <text:p>0.7978515625</text:p>
          </table:table-cell>
          <table:table-cell table:formula="of:=20*LOG10(ABS(IMREAL([.A819]))+1E-018)" office:value-type="float" office:value="-123.028980559449" calcext:value-type="float">
            <text:p>-123.028980559449</text:p>
          </table:table-cell>
        </table:table-row>
        <table:table-row table:style-name="ro1">
          <table:table-cell office:value-type="string" calcext:value-type="string">
            <text:p>0.0000000000002965-0.0000000000000856j</text:p>
          </table:table-cell>
          <table:table-cell table:formula="of:=(ROW()-2)/1024" office:value-type="float" office:value="0.798828125" calcext:value-type="float">
            <text:p>0.798828125</text:p>
          </table:table-cell>
          <table:table-cell table:formula="of:=20*LOG10(ABS(IMREAL([.A820]))+1E-018)" office:value-type="float" office:value="-250.559476751306" calcext:value-type="float">
            <text:p>-250.559476751306</text:p>
          </table:table-cell>
        </table:table-row>
        <table:table-row table:style-name="ro1">
          <table:table-cell office:value-type="string" calcext:value-type="string">
            <text:p>0.0000004888332341-0.0000000000000316j</text:p>
          </table:table-cell>
          <table:table-cell table:formula="of:=(ROW()-2)/1024" office:value-type="float" office:value="0.7998046875" calcext:value-type="float">
            <text:p>0.7998046875</text:p>
          </table:table-cell>
          <table:table-cell table:formula="of:=20*LOG10(ABS(IMREAL([.A821]))+1E-018)" office:value-type="float" office:value="-126.216785511283" calcext:value-type="float">
            <text:p>-126.216785511283</text:p>
          </table:table-cell>
        </table:table-row>
        <table:table-row table:style-name="ro1">
          <table:table-cell office:value-type="string" calcext:value-type="string">
            <text:p>0.0000000000002216-0.0000000000000854j</text:p>
          </table:table-cell>
          <table:table-cell table:formula="of:=(ROW()-2)/1024" office:value-type="float" office:value="0.80078125" calcext:value-type="float">
            <text:p>0.80078125</text:p>
          </table:table-cell>
          <table:table-cell table:formula="of:=20*LOG10(ABS(IMREAL([.A822]))+1E-018)" office:value-type="float" office:value="-253.088565682708" calcext:value-type="float">
            <text:p>-253.088565682708</text:p>
          </table:table-cell>
        </table:table-row>
        <table:table-row table:style-name="ro1">
          <table:table-cell office:value-type="string" calcext:value-type="string">
            <text:p>-0.0000000564620125-0.0000000000001392j</text:p>
          </table:table-cell>
          <table:table-cell table:formula="of:=(ROW()-2)/1024" office:value-type="float" office:value="0.8017578125" calcext:value-type="float">
            <text:p>0.8017578125</text:p>
          </table:table-cell>
          <table:table-cell table:formula="of:=20*LOG10(ABS(IMREAL([.A823]))+1E-018)" office:value-type="float" office:value="-144.964872923179" calcext:value-type="float">
            <text:p>-144.964872923179</text:p>
          </table:table-cell>
        </table:table-row>
        <table:table-row table:style-name="ro1">
          <table:table-cell office:value-type="string" calcext:value-type="string">
            <text:p>0.0000000000003118-0.0000000000000853j</text:p>
          </table:table-cell>
          <table:table-cell table:formula="of:=(ROW()-2)/1024" office:value-type="float" office:value="0.802734375" calcext:value-type="float">
            <text:p>0.802734375</text:p>
          </table:table-cell>
          <table:table-cell table:formula="of:=20*LOG10(ABS(IMREAL([.A824]))+1E-018)" office:value-type="float" office:value="-250.122449925741" calcext:value-type="float">
            <text:p>-250.122449925741</text:p>
          </table:table-cell>
        </table:table-row>
        <table:table-row table:style-name="ro1">
          <table:table-cell office:value-type="string" calcext:value-type="string">
            <text:p>0.0000003002261718-0.0000000000000312j</text:p>
          </table:table-cell>
          <table:table-cell table:formula="of:=(ROW()-2)/1024" office:value-type="float" office:value="0.8037109375" calcext:value-type="float">
            <text:p>0.8037109375</text:p>
          </table:table-cell>
          <table:table-cell table:formula="of:=20*LOG10(ABS(IMREAL([.A825]))+1E-018)" office:value-type="float" office:value="-130.451029028442" calcext:value-type="float">
            <text:p>-130.451029028442</text:p>
          </table:table-cell>
        </table:table-row>
        <table:table-row table:style-name="ro1">
          <table:table-cell office:value-type="string" calcext:value-type="string">
            <text:p>0.0000000000002378-0.0000000000000850j</text:p>
          </table:table-cell>
          <table:table-cell table:formula="of:=(ROW()-2)/1024" office:value-type="float" office:value="0.8046875" calcext:value-type="float">
            <text:p>0.8046875</text:p>
          </table:table-cell>
          <table:table-cell table:formula="of:=20*LOG10(ABS(IMREAL([.A826]))+1E-018)" office:value-type="float" office:value="-252.475726468395" calcext:value-type="float">
            <text:p>-252.475726468395</text:p>
          </table:table-cell>
        </table:table-row>
        <table:table-row table:style-name="ro1">
          <table:table-cell office:value-type="string" calcext:value-type="string">
            <text:p>-0.0000002202063010-0.0000000000001386j</text:p>
          </table:table-cell>
          <table:table-cell table:formula="of:=(ROW()-2)/1024" office:value-type="float" office:value="0.8056640625" calcext:value-type="float">
            <text:p>0.8056640625</text:p>
          </table:table-cell>
          <table:table-cell table:formula="of:=20*LOG10(ABS(IMREAL([.A827]))+1E-018)" office:value-type="float" office:value="-133.143405164977" calcext:value-type="float">
            <text:p>-133.143405164977</text:p>
          </table:table-cell>
        </table:table-row>
        <table:table-row table:style-name="ro1">
          <table:table-cell office:value-type="string" calcext:value-type="string">
            <text:p>0.0000000000003289-0.0000000000000846j</text:p>
          </table:table-cell>
          <table:table-cell table:formula="of:=(ROW()-2)/1024" office:value-type="float" office:value="0.806640625" calcext:value-type="float">
            <text:p>0.806640625</text:p>
          </table:table-cell>
          <table:table-cell table:formula="of:=20*LOG10(ABS(IMREAL([.A828]))+1E-018)" office:value-type="float" office:value="-249.65869612148" calcext:value-type="float">
            <text:p>-249.65869612148</text:p>
          </table:table-cell>
        </table:table-row>
        <table:table-row table:style-name="ro1">
          <table:table-cell office:value-type="string" calcext:value-type="string">
            <text:p>-0.0000004061330308-0.0000000000000306j</text:p>
          </table:table-cell>
          <table:table-cell table:formula="of:=(ROW()-2)/1024" office:value-type="float" office:value="0.8076171875" calcext:value-type="float">
            <text:p>0.8076171875</text:p>
          </table:table-cell>
          <table:table-cell table:formula="of:=20*LOG10(ABS(IMREAL([.A829]))+1E-018)" office:value-type="float" office:value="-127.826633758032" calcext:value-type="float">
            <text:p>-127.826633758032</text:p>
          </table:table-cell>
        </table:table-row>
        <table:table-row table:style-name="ro1">
          <table:table-cell office:value-type="string" calcext:value-type="string">
            <text:p>0.0000000000002559-0.0000000000000844j</text:p>
          </table:table-cell>
          <table:table-cell table:formula="of:=(ROW()-2)/1024" office:value-type="float" office:value="0.80859375" calcext:value-type="float">
            <text:p>0.80859375</text:p>
          </table:table-cell>
          <table:table-cell table:formula="of:=20*LOG10(ABS(IMREAL([.A830]))+1E-018)" office:value-type="float" office:value="-251.838560339807" calcext:value-type="float">
            <text:p>-251.838560339807</text:p>
          </table:table-cell>
        </table:table-row>
        <table:table-row table:style-name="ro1">
          <table:table-cell office:value-type="string" calcext:value-type="string">
            <text:p>0.0000002753871209-0.0000000000001380j</text:p>
          </table:table-cell>
          <table:table-cell table:formula="of:=(ROW()-2)/1024" office:value-type="float" office:value="0.8095703125" calcext:value-type="float">
            <text:p>0.8095703125</text:p>
          </table:table-cell>
          <table:table-cell table:formula="of:=20*LOG10(ABS(IMREAL([.A831]))+1E-018)" office:value-type="float" office:value="-131.201127487277" calcext:value-type="float">
            <text:p>-131.201127487277</text:p>
          </table:table-cell>
        </table:table-row>
        <table:table-row table:style-name="ro1">
          <table:table-cell office:value-type="string" calcext:value-type="string">
            <text:p>0.0000000000003482-0.0000000000000840j</text:p>
          </table:table-cell>
          <table:table-cell table:formula="of:=(ROW()-2)/1024" office:value-type="float" office:value="0.810546875" calcext:value-type="float">
            <text:p>0.810546875</text:p>
          </table:table-cell>
          <table:table-cell table:formula="of:=20*LOG10(ABS(IMREAL([.A832]))+1E-018)" office:value-type="float" office:value="-249.163399719293" calcext:value-type="float">
            <text:p>-249.163399719293</text:p>
          </table:table-cell>
        </table:table-row>
        <table:table-row table:style-name="ro1">
          <table:table-cell office:value-type="string" calcext:value-type="string">
            <text:p>0.0000010507027492-0.0000000000000298j</text:p>
          </table:table-cell>
          <table:table-cell table:formula="of:=(ROW()-2)/1024" office:value-type="float" office:value="0.8115234375" calcext:value-type="float">
            <text:p>0.8115234375</text:p>
          </table:table-cell>
          <table:table-cell table:formula="of:=20*LOG10(ABS(IMREAL([.A833]))+1E-018)" office:value-type="float" office:value="-119.570402627881" calcext:value-type="float">
            <text:p>-119.570402627881</text:p>
          </table:table-cell>
        </table:table-row>
        <table:table-row table:style-name="ro1">
          <table:table-cell office:value-type="string" calcext:value-type="string">
            <text:p>0.0000000000002763-0.0000000000000836j</text:p>
          </table:table-cell>
          <table:table-cell table:formula="of:=(ROW()-2)/1024" office:value-type="float" office:value="0.8125" calcext:value-type="float">
            <text:p>0.8125</text:p>
          </table:table-cell>
          <table:table-cell table:formula="of:=20*LOG10(ABS(IMREAL([.A834]))+1E-018)" office:value-type="float" office:value="-251.172350865282" calcext:value-type="float">
            <text:p>-251.172350865282</text:p>
          </table:table-cell>
        </table:table-row>
        <table:table-row table:style-name="ro1">
          <table:table-cell office:value-type="string" calcext:value-type="string">
            <text:p>0.0000002035170075-0.0000000000001372j</text:p>
          </table:table-cell>
          <table:table-cell table:formula="of:=(ROW()-2)/1024" office:value-type="float" office:value="0.8134765625" calcext:value-type="float">
            <text:p>0.8134765625</text:p>
          </table:table-cell>
          <table:table-cell table:formula="of:=20*LOG10(ABS(IMREAL([.A835]))+1E-018)" office:value-type="float" office:value="-133.827985836372" calcext:value-type="float">
            <text:p>-133.827985836372</text:p>
          </table:table-cell>
        </table:table-row>
        <table:table-row table:style-name="ro1">
          <table:table-cell office:value-type="string" calcext:value-type="string">
            <text:p>0.0000000000003699-0.0000000000000831j</text:p>
          </table:table-cell>
          <table:table-cell table:formula="of:=(ROW()-2)/1024" office:value-type="float" office:value="0.814453125" calcext:value-type="float">
            <text:p>0.814453125</text:p>
          </table:table-cell>
          <table:table-cell table:formula="of:=20*LOG10(ABS(IMREAL([.A836]))+1E-018)" office:value-type="float" office:value="-248.638289892" calcext:value-type="float">
            <text:p>-248.638289892</text:p>
          </table:table-cell>
        </table:table-row>
        <table:table-row table:style-name="ro1">
          <table:table-cell office:value-type="string" calcext:value-type="string">
            <text:p>-0.0000007361802335-0.0000000000000290j</text:p>
          </table:table-cell>
          <table:table-cell table:formula="of:=(ROW()-2)/1024" office:value-type="float" office:value="0.8154296875" calcext:value-type="float">
            <text:p>0.8154296875</text:p>
          </table:table-cell>
          <table:table-cell table:formula="of:=20*LOG10(ABS(IMREAL([.A837]))+1E-018)" office:value-type="float" office:value="-122.660316951498" calcext:value-type="float">
            <text:p>-122.660316951498</text:p>
          </table:table-cell>
        </table:table-row>
        <table:table-row table:style-name="ro1">
          <table:table-cell office:value-type="string" calcext:value-type="string">
            <text:p>0.0000000000002995-0.0000000000000826j</text:p>
          </table:table-cell>
          <table:table-cell table:formula="of:=(ROW()-2)/1024" office:value-type="float" office:value="0.81640625" calcext:value-type="float">
            <text:p>0.81640625</text:p>
          </table:table-cell>
          <table:table-cell table:formula="of:=20*LOG10(ABS(IMREAL([.A838]))+1E-018)" office:value-type="float" office:value="-250.472034464241" calcext:value-type="float">
            <text:p>-250.472034464241</text:p>
          </table:table-cell>
        </table:table-row>
        <table:table-row table:style-name="ro1">
          <table:table-cell office:value-type="string" calcext:value-type="string">
            <text:p>0.0000006282146693-0.0000000000001363j</text:p>
          </table:table-cell>
          <table:table-cell table:formula="of:=(ROW()-2)/1024" office:value-type="float" office:value="0.8173828125" calcext:value-type="float">
            <text:p>0.8173828125</text:p>
          </table:table-cell>
          <table:table-cell table:formula="of:=20*LOG10(ABS(IMREAL([.A839]))+1E-018)" office:value-type="float" office:value="-124.037838534105" calcext:value-type="float">
            <text:p>-124.037838534105</text:p>
          </table:table-cell>
        </table:table-row>
        <table:table-row table:style-name="ro1">
          <table:table-cell office:value-type="string" calcext:value-type="string">
            <text:p>0.0000000000003947-0.0000000000000822j</text:p>
          </table:table-cell>
          <table:table-cell table:formula="of:=(ROW()-2)/1024" office:value-type="float" office:value="0.818359375" calcext:value-type="float">
            <text:p>0.818359375</text:p>
          </table:table-cell>
          <table:table-cell table:formula="of:=20*LOG10(ABS(IMREAL([.A840]))+1E-018)" office:value-type="float" office:value="-248.07463546581" calcext:value-type="float">
            <text:p>-248.07463546581</text:p>
          </table:table-cell>
        </table:table-row>
        <table:table-row table:style-name="ro1">
          <table:table-cell office:value-type="string" calcext:value-type="string">
            <text:p>0.0000005616812709-0.0000000000000280j</text:p>
          </table:table-cell>
          <table:table-cell table:formula="of:=(ROW()-2)/1024" office:value-type="float" office:value="0.8193359375" calcext:value-type="float">
            <text:p>0.8193359375</text:p>
          </table:table-cell>
          <table:table-cell table:formula="of:=20*LOG10(ABS(IMREAL([.A841]))+1E-018)" office:value-type="float" office:value="-125.010201146118" calcext:value-type="float">
            <text:p>-125.010201146118</text:p>
          </table:table-cell>
        </table:table-row>
        <table:table-row table:style-name="ro1">
          <table:table-cell office:value-type="string" calcext:value-type="string">
            <text:p>0.0000000000003262-0.0000000000000816j</text:p>
          </table:table-cell>
          <table:table-cell table:formula="of:=(ROW()-2)/1024" office:value-type="float" office:value="0.8203125" calcext:value-type="float">
            <text:p>0.8203125</text:p>
          </table:table-cell>
          <table:table-cell table:formula="of:=20*LOG10(ABS(IMREAL([.A842]))+1E-018)" office:value-type="float" office:value="-249.730294238458" calcext:value-type="float">
            <text:p>-249.730294238458</text:p>
          </table:table-cell>
        </table:table-row>
        <table:table-row table:style-name="ro1">
          <table:table-cell office:value-type="string" calcext:value-type="string">
            <text:p>0.0000002638088978-0.0000000000001352j</text:p>
          </table:table-cell>
          <table:table-cell table:formula="of:=(ROW()-2)/1024" office:value-type="float" office:value="0.8212890625" calcext:value-type="float">
            <text:p>0.8212890625</text:p>
          </table:table-cell>
          <table:table-cell table:formula="of:=20*LOG10(ABS(IMREAL([.A843]))+1E-018)" office:value-type="float" office:value="-131.574211211373" calcext:value-type="float">
            <text:p>-131.574211211373</text:p>
          </table:table-cell>
        </table:table-row>
        <table:table-row table:style-name="ro1">
          <table:table-cell office:value-type="string" calcext:value-type="string">
            <text:p>0.0000000000004234-0.0000000000000810j</text:p>
          </table:table-cell>
          <table:table-cell table:formula="of:=(ROW()-2)/1024" office:value-type="float" office:value="0.822265625" calcext:value-type="float">
            <text:p>0.822265625</text:p>
          </table:table-cell>
          <table:table-cell table:formula="of:=20*LOG10(ABS(IMREAL([.A844]))+1E-018)" office:value-type="float" office:value="-247.464962411737" calcext:value-type="float">
            <text:p>-247.464962411737</text:p>
          </table:table-cell>
        </table:table-row>
        <table:table-row table:style-name="ro1">
          <table:table-cell office:value-type="string" calcext:value-type="string">
            <text:p>0.0000006677092869-0.0000000000000268j</text:p>
          </table:table-cell>
          <table:table-cell table:formula="of:=(ROW()-2)/1024" office:value-type="float" office:value="0.8232421875" calcext:value-type="float">
            <text:p>0.8232421875</text:p>
          </table:table-cell>
          <table:table-cell table:formula="of:=20*LOG10(ABS(IMREAL([.A845]))+1E-018)" office:value-type="float" office:value="-123.508251665931" calcext:value-type="float">
            <text:p>-123.508251665931</text:p>
          </table:table-cell>
        </table:table-row>
        <table:table-row table:style-name="ro1">
          <table:table-cell office:value-type="string" calcext:value-type="string">
            <text:p>0.0000000000003573-0.0000000000000803j</text:p>
          </table:table-cell>
          <table:table-cell table:formula="of:=(ROW()-2)/1024" office:value-type="float" office:value="0.82421875" calcext:value-type="float">
            <text:p>0.82421875</text:p>
          </table:table-cell>
          <table:table-cell table:formula="of:=20*LOG10(ABS(IMREAL([.A846]))+1E-018)" office:value-type="float" office:value="-248.939315366191" calcext:value-type="float">
            <text:p>-248.939315366191</text:p>
          </table:table-cell>
        </table:table-row>
        <table:table-row table:style-name="ro1">
          <table:table-cell office:value-type="string" calcext:value-type="string">
            <text:p>0.0000004893559463-0.0000000000001339j</text:p>
          </table:table-cell>
          <table:table-cell table:formula="of:=(ROW()-2)/1024" office:value-type="float" office:value="0.8251953125" calcext:value-type="float">
            <text:p>0.8251953125</text:p>
          </table:table-cell>
          <table:table-cell table:formula="of:=20*LOG10(ABS(IMREAL([.A847]))+1E-018)" office:value-type="float" office:value="-126.207502601586" calcext:value-type="float">
            <text:p>-126.207502601586</text:p>
          </table:table-cell>
        </table:table-row>
        <table:table-row table:style-name="ro1">
          <table:table-cell office:value-type="string" calcext:value-type="string">
            <text:p>0.0000000000004570-0.0000000000000796j</text:p>
          </table:table-cell>
          <table:table-cell table:formula="of:=(ROW()-2)/1024" office:value-type="float" office:value="0.826171875" calcext:value-type="float">
            <text:p>0.826171875</text:p>
          </table:table-cell>
          <table:table-cell table:formula="of:=20*LOG10(ABS(IMREAL([.A848]))+1E-018)" office:value-type="float" office:value="-246.801656992301" calcext:value-type="float">
            <text:p>-246.801656992301</text:p>
          </table:table-cell>
        </table:table-row>
        <table:table-row table:style-name="ro1">
          <table:table-cell office:value-type="string" calcext:value-type="string">
            <text:p>0.0000004086412166-0.0000000000000253j</text:p>
          </table:table-cell>
          <table:table-cell table:formula="of:=(ROW()-2)/1024" office:value-type="float" office:value="0.8271484375" calcext:value-type="float">
            <text:p>0.8271484375</text:p>
          </table:table-cell>
          <table:table-cell table:formula="of:=20*LOG10(ABS(IMREAL([.A849]))+1E-018)" office:value-type="float" office:value="-127.773156628784" calcext:value-type="float">
            <text:p>-127.773156628784</text:p>
          </table:table-cell>
        </table:table-row>
        <table:table-row table:style-name="ro1">
          <table:table-cell office:value-type="string" calcext:value-type="string">
            <text:p>0.0000000000003938-0.0000000000000787j</text:p>
          </table:table-cell>
          <table:table-cell table:formula="of:=(ROW()-2)/1024" office:value-type="float" office:value="0.828125" calcext:value-type="float">
            <text:p>0.828125</text:p>
          </table:table-cell>
          <table:table-cell table:formula="of:=20*LOG10(ABS(IMREAL([.A850]))+1E-018)" office:value-type="float" office:value="-248.094463707385" calcext:value-type="float">
            <text:p>-248.094463707385</text:p>
          </table:table-cell>
        </table:table-row>
        <table:table-row table:style-name="ro1">
          <table:table-cell office:value-type="string" calcext:value-type="string">
            <text:p>-0.0000002887478923-0.0000000000001322j</text:p>
          </table:table-cell>
          <table:table-cell table:formula="of:=(ROW()-2)/1024" office:value-type="float" office:value="0.8291015625" calcext:value-type="float">
            <text:p>0.8291015625</text:p>
          </table:table-cell>
          <table:table-cell table:formula="of:=20*LOG10(ABS(IMREAL([.A851]))+1E-018)" office:value-type="float" office:value="-130.789623543928" calcext:value-type="float">
            <text:p>-130.789623543928</text:p>
          </table:table-cell>
        </table:table-row>
        <table:table-row table:style-name="ro1">
          <table:table-cell office:value-type="string" calcext:value-type="string">
            <text:p>0.0000000000004969-0.0000000000000778j</text:p>
          </table:table-cell>
          <table:table-cell table:formula="of:=(ROW()-2)/1024" office:value-type="float" office:value="0.830078125" calcext:value-type="float">
            <text:p>0.830078125</text:p>
          </table:table-cell>
          <table:table-cell table:formula="of:=20*LOG10(ABS(IMREAL([.A852]))+1E-018)" office:value-type="float" office:value="-246.074602584951" calcext:value-type="float">
            <text:p>-246.074602584951</text:p>
          </table:table-cell>
        </table:table-row>
        <table:table-row table:style-name="ro1">
          <table:table-cell office:value-type="string" calcext:value-type="string">
            <text:p>-0.0000001036856196-0.0000000000000234j</text:p>
          </table:table-cell>
          <table:table-cell table:formula="of:=(ROW()-2)/1024" office:value-type="float" office:value="0.8310546875" calcext:value-type="float">
            <text:p>0.8310546875</text:p>
          </table:table-cell>
          <table:table-cell table:formula="of:=20*LOG10(ABS(IMREAL([.A853]))+1E-018)" office:value-type="float" office:value="-139.685629454862" calcext:value-type="float">
            <text:p>-139.685629454862</text:p>
          </table:table-cell>
        </table:table-row>
        <table:table-row table:style-name="ro1">
          <table:table-cell office:value-type="string" calcext:value-type="string">
            <text:p>0.0000000000004374-0.0000000000000767j</text:p>
          </table:table-cell>
          <table:table-cell table:formula="of:=(ROW()-2)/1024" office:value-type="float" office:value="0.83203125" calcext:value-type="float">
            <text:p>0.83203125</text:p>
          </table:table-cell>
          <table:table-cell table:formula="of:=20*LOG10(ABS(IMREAL([.A854]))+1E-018)" office:value-type="float" office:value="-247.182404567989" calcext:value-type="float">
            <text:p>-247.182404567989</text:p>
          </table:table-cell>
        </table:table-row>
        <table:table-row table:style-name="ro1">
          <table:table-cell office:value-type="string" calcext:value-type="string">
            <text:p>-0.0000008597931944-0.0000000000001300j</text:p>
          </table:table-cell>
          <table:table-cell table:formula="of:=(ROW()-2)/1024" office:value-type="float" office:value="0.8330078125" calcext:value-type="float">
            <text:p>0.8330078125</text:p>
          </table:table-cell>
          <table:table-cell table:formula="of:=20*LOG10(ABS(IMREAL([.A855]))+1E-018)" office:value-type="float" office:value="-121.312119936318" calcext:value-type="float">
            <text:p>-121.312119936318</text:p>
          </table:table-cell>
        </table:table-row>
        <table:table-row table:style-name="ro1">
          <table:table-cell office:value-type="string" calcext:value-type="string">
            <text:p>0.0000000000005451-0.0000000000000754j</text:p>
          </table:table-cell>
          <table:table-cell table:formula="of:=(ROW()-2)/1024" office:value-type="float" office:value="0.833984375" calcext:value-type="float">
            <text:p>0.833984375</text:p>
          </table:table-cell>
          <table:table-cell table:formula="of:=20*LOG10(ABS(IMREAL([.A856]))+1E-018)" office:value-type="float" office:value="-245.270460424972" calcext:value-type="float">
            <text:p>-245.270460424972</text:p>
          </table:table-cell>
        </table:table-row>
        <table:table-row table:style-name="ro1">
          <table:table-cell office:value-type="string" calcext:value-type="string">
            <text:p>0.0000005562713645-0.0000000000000208j</text:p>
          </table:table-cell>
          <table:table-cell table:formula="of:=(ROW()-2)/1024" office:value-type="float" office:value="0.8349609375" calcext:value-type="float">
            <text:p>0.8349609375</text:p>
          </table:table-cell>
          <table:table-cell table:formula="of:=20*LOG10(ABS(IMREAL([.A857]))+1E-018)" office:value-type="float" office:value="-125.094265918181" calcext:value-type="float">
            <text:p>-125.094265918181</text:p>
          </table:table-cell>
        </table:table-row>
        <table:table-row table:style-name="ro1">
          <table:table-cell office:value-type="string" calcext:value-type="string">
            <text:p>0.0000000000004908-0.0000000000000740j</text:p>
          </table:table-cell>
          <table:table-cell table:formula="of:=(ROW()-2)/1024" office:value-type="float" office:value="0.8359375" calcext:value-type="float">
            <text:p>0.8359375</text:p>
          </table:table-cell>
          <table:table-cell table:formula="of:=20*LOG10(ABS(IMREAL([.A858]))+1E-018)" office:value-type="float" office:value="-246.181891221507" calcext:value-type="float">
            <text:p>-246.181891221507</text:p>
          </table:table-cell>
        </table:table-row>
        <table:table-row table:style-name="ro1">
          <table:table-cell office:value-type="string" calcext:value-type="string">
            <text:p>0.0000004770628711-0.0000000000001272j</text:p>
          </table:table-cell>
          <table:table-cell table:formula="of:=(ROW()-2)/1024" office:value-type="float" office:value="0.8369140625" calcext:value-type="float">
            <text:p>0.8369140625</text:p>
          </table:table-cell>
          <table:table-cell table:formula="of:=20*LOG10(ABS(IMREAL([.A859]))+1E-018)" office:value-type="float" office:value="-126.428487648843" calcext:value-type="float">
            <text:p>-126.428487648843</text:p>
          </table:table-cell>
        </table:table-row>
        <table:table-row table:style-name="ro1">
          <table:table-cell office:value-type="string" calcext:value-type="string">
            <text:p>0.0000000000006048-0.0000000000000725j</text:p>
          </table:table-cell>
          <table:table-cell table:formula="of:=(ROW()-2)/1024" office:value-type="float" office:value="0.837890625" calcext:value-type="float">
            <text:p>0.837890625</text:p>
          </table:table-cell>
          <table:table-cell table:formula="of:=20*LOG10(ABS(IMREAL([.A860]))+1E-018)" office:value-type="float" office:value="-244.367749988559" calcext:value-type="float">
            <text:p>-244.367749988559</text:p>
          </table:table-cell>
        </table:table-row>
        <table:table-row table:style-name="ro1">
          <table:table-cell office:value-type="string" calcext:value-type="string">
            <text:p>0.0000009126847589-0.0000000000000178j</text:p>
          </table:table-cell>
          <table:table-cell table:formula="of:=(ROW()-2)/1024" office:value-type="float" office:value="0.8388671875" calcext:value-type="float">
            <text:p>0.8388671875</text:p>
          </table:table-cell>
          <table:table-cell table:formula="of:=20*LOG10(ABS(IMREAL([.A861]))+1E-018)" office:value-type="float" office:value="-120.793584035534" calcext:value-type="float">
            <text:p>-120.793584035534</text:p>
          </table:table-cell>
        </table:table-row>
        <table:table-row table:style-name="ro1">
          <table:table-cell office:value-type="string" calcext:value-type="string">
            <text:p>0.0000000000005580-0.0000000000000708j</text:p>
          </table:table-cell>
          <table:table-cell table:formula="of:=(ROW()-2)/1024" office:value-type="float" office:value="0.83984375" calcext:value-type="float">
            <text:p>0.83984375</text:p>
          </table:table-cell>
          <table:table-cell table:formula="of:=20*LOG10(ABS(IMREAL([.A862]))+1E-018)" office:value-type="float" office:value="-245.067300455152" calcext:value-type="float">
            <text:p>-245.067300455152</text:p>
          </table:table-cell>
        </table:table-row>
        <table:table-row table:style-name="ro1">
          <table:table-cell office:value-type="string" calcext:value-type="string">
            <text:p>-0.0000005023837970-0.0000000000001237j</text:p>
          </table:table-cell>
          <table:table-cell table:formula="of:=(ROW()-2)/1024" office:value-type="float" office:value="0.8408203125" calcext:value-type="float">
            <text:p>0.8408203125</text:p>
          </table:table-cell>
          <table:table-cell table:formula="of:=20*LOG10(ABS(IMREAL([.A863]))+1E-018)" office:value-type="float" office:value="-125.979287520231" calcext:value-type="float">
            <text:p>-125.979287520231</text:p>
          </table:table-cell>
        </table:table-row>
        <table:table-row table:style-name="ro1">
          <table:table-cell office:value-type="string" calcext:value-type="string">
            <text:p>0.0000000000006805-0.0000000000000686j</text:p>
          </table:table-cell>
          <table:table-cell table:formula="of:=(ROW()-2)/1024" office:value-type="float" office:value="0.841796875" calcext:value-type="float">
            <text:p>0.841796875</text:p>
          </table:table-cell>
          <table:table-cell table:formula="of:=20*LOG10(ABS(IMREAL([.A864]))+1E-018)" office:value-type="float" office:value="-243.34342464524" calcext:value-type="float">
            <text:p>-243.34342464524</text:p>
          </table:table-cell>
        </table:table-row>
        <table:table-row table:style-name="ro1">
          <table:table-cell office:value-type="string" calcext:value-type="string">
            <text:p>-0.0000005073329136-0.0000000000000136j</text:p>
          </table:table-cell>
          <table:table-cell table:formula="of:=(ROW()-2)/1024" office:value-type="float" office:value="0.8427734375" calcext:value-type="float">
            <text:p>0.8427734375</text:p>
          </table:table-cell>
          <table:table-cell table:formula="of:=20*LOG10(ABS(IMREAL([.A865]))+1E-018)" office:value-type="float" office:value="-125.894139231806" calcext:value-type="float">
            <text:p>-125.894139231806</text:p>
          </table:table-cell>
        </table:table-row>
        <table:table-row table:style-name="ro1">
          <table:table-cell office:value-type="string" calcext:value-type="string">
            <text:p>0.0000000000006444-0.0000000000000661j</text:p>
          </table:table-cell>
          <table:table-cell table:formula="of:=(ROW()-2)/1024" office:value-type="float" office:value="0.84375" calcext:value-type="float">
            <text:p>0.84375</text:p>
          </table:table-cell>
          <table:table-cell table:formula="of:=20*LOG10(ABS(IMREAL([.A866]))+1E-018)" office:value-type="float" office:value="-243.816875886033" calcext:value-type="float">
            <text:p>-243.816875886033</text:p>
          </table:table-cell>
        </table:table-row>
        <table:table-row table:style-name="ro1">
          <table:table-cell office:value-type="string" calcext:value-type="string">
            <text:p>0.0000010963089528-0.0000000000001186j</text:p>
          </table:table-cell>
          <table:table-cell table:formula="of:=(ROW()-2)/1024" office:value-type="float" office:value="0.8447265625" calcext:value-type="float">
            <text:p>0.8447265625</text:p>
          </table:table-cell>
          <table:table-cell table:formula="of:=20*LOG10(ABS(IMREAL([.A867]))+1E-018)" office:value-type="float" office:value="-119.201340785854" calcext:value-type="float">
            <text:p>-119.201340785854</text:p>
          </table:table-cell>
        </table:table-row>
        <table:table-row table:style-name="ro1">
          <table:table-cell office:value-type="string" calcext:value-type="string">
            <text:p>0.0000000000007801-0.0000000000000633j</text:p>
          </table:table-cell>
          <table:table-cell table:formula="of:=(ROW()-2)/1024" office:value-type="float" office:value="0.845703125" calcext:value-type="float">
            <text:p>0.845703125</text:p>
          </table:table-cell>
          <table:table-cell table:formula="of:=20*LOG10(ABS(IMREAL([.A868]))+1E-018)" office:value-type="float" office:value="-242.156983307651" calcext:value-type="float">
            <text:p>-242.156983307651</text:p>
          </table:table-cell>
        </table:table-row>
        <table:table-row table:style-name="ro1">
          <table:table-cell office:value-type="string" calcext:value-type="string">
            <text:p>-0.0000009279507346-0.0000000000000079j</text:p>
          </table:table-cell>
          <table:table-cell table:formula="of:=(ROW()-2)/1024" office:value-type="float" office:value="0.8466796875" calcext:value-type="float">
            <text:p>0.8466796875</text:p>
          </table:table-cell>
          <table:table-cell table:formula="of:=20*LOG10(ABS(IMREAL([.A869]))+1E-018)" office:value-type="float" office:value="-120.649501601892" calcext:value-type="float">
            <text:p>-120.649501601892</text:p>
          </table:table-cell>
        </table:table-row>
        <table:table-row table:style-name="ro1">
          <table:table-cell office:value-type="string" calcext:value-type="string">
            <text:p>0.0000000000007606-0.0000000000000600j</text:p>
          </table:table-cell>
          <table:table-cell table:formula="of:=(ROW()-2)/1024" office:value-type="float" office:value="0.84765625" calcext:value-type="float">
            <text:p>0.84765625</text:p>
          </table:table-cell>
          <table:table-cell table:formula="of:=20*LOG10(ABS(IMREAL([.A870]))+1E-018)" office:value-type="float" office:value="-242.37686215871" calcext:value-type="float">
            <text:p>-242.37686215871</text:p>
          </table:table-cell>
        </table:table-row>
        <table:table-row table:style-name="ro1">
          <table:table-cell office:value-type="string" calcext:value-type="string">
            <text:p>-0.0000017111237014-0.0000000000001119j</text:p>
          </table:table-cell>
          <table:table-cell table:formula="of:=(ROW()-2)/1024" office:value-type="float" office:value="0.8486328125" calcext:value-type="float">
            <text:p>0.8486328125</text:p>
          </table:table-cell>
          <table:table-cell table:formula="of:=20*LOG10(ABS(IMREAL([.A871]))+1E-018)" office:value-type="float" office:value="-115.33437186185" calcext:value-type="float">
            <text:p>-115.33437186185</text:p>
          </table:table-cell>
        </table:table-row>
        <table:table-row table:style-name="ro1">
          <table:table-cell office:value-type="string" calcext:value-type="string">
            <text:p>0.0000000000009173-0.0000000000000559j</text:p>
          </table:table-cell>
          <table:table-cell table:formula="of:=(ROW()-2)/1024" office:value-type="float" office:value="0.849609375" calcext:value-type="float">
            <text:p>0.849609375</text:p>
          </table:table-cell>
          <table:table-cell table:formula="of:=20*LOG10(ABS(IMREAL([.A872]))+1E-018)" office:value-type="float" office:value="-240.749762660879" calcext:value-type="float">
            <text:p>-240.749762660879</text:p>
          </table:table-cell>
        </table:table-row>
        <table:table-row table:style-name="ro1">
          <table:table-cell office:value-type="string" calcext:value-type="string">
            <text:p>0.0000005447120005+0.0000000000000004j</text:p>
          </table:table-cell>
          <table:table-cell table:formula="of:=(ROW()-2)/1024" office:value-type="float" office:value="0.8505859375" calcext:value-type="float">
            <text:p>0.8505859375</text:p>
          </table:table-cell>
          <table:table-cell table:formula="of:=20*LOG10(ABS(IMREAL([.A873]))+1E-018)" office:value-type="float" office:value="-125.276661134377" calcext:value-type="float">
            <text:p>-125.276661134377</text:p>
          </table:table-cell>
        </table:table-row>
        <table:table-row table:style-name="ro1">
          <table:table-cell office:value-type="string" calcext:value-type="string">
            <text:p>0.0000000000009248-0.0000000000000511j</text:p>
          </table:table-cell>
          <table:table-cell table:formula="of:=(ROW()-2)/1024" office:value-type="float" office:value="0.8515625" calcext:value-type="float">
            <text:p>0.8515625</text:p>
          </table:table-cell>
          <table:table-cell table:formula="of:=20*LOG10(ABS(IMREAL([.A874]))+1E-018)" office:value-type="float" office:value="-240.679034186294" calcext:value-type="float">
            <text:p>-240.679034186294</text:p>
          </table:table-cell>
        </table:table-row>
        <table:table-row table:style-name="ro1">
          <table:table-cell office:value-type="string" calcext:value-type="string">
            <text:p>0.0000001126592301-0.0000000000001019j</text:p>
          </table:table-cell>
          <table:table-cell table:formula="of:=(ROW()-2)/1024" office:value-type="float" office:value="0.8525390625" calcext:value-type="float">
            <text:p>0.8525390625</text:p>
          </table:table-cell>
          <table:table-cell table:formula="of:=20*LOG10(ABS(IMREAL([.A875]))+1E-018)" office:value-type="float" office:value="-138.964664420087" calcext:value-type="float">
            <text:p>-138.964664420087</text:p>
          </table:table-cell>
        </table:table-row>
        <table:table-row table:style-name="ro1">
          <table:table-cell office:value-type="string" calcext:value-type="string">
            <text:p>0.0000000000011180-0.0000000000000447j</text:p>
          </table:table-cell>
          <table:table-cell table:formula="of:=(ROW()-2)/1024" office:value-type="float" office:value="0.853515625" calcext:value-type="float">
            <text:p>0.853515625</text:p>
          </table:table-cell>
          <table:table-cell table:formula="of:=20*LOG10(ABS(IMREAL([.A876]))+1E-018)" office:value-type="float" office:value="-239.031156159863" calcext:value-type="float">
            <text:p>-239.031156159863</text:p>
          </table:table-cell>
        </table:table-row>
        <table:table-row table:style-name="ro1">
          <table:table-cell office:value-type="string" calcext:value-type="string">
            <text:p>0.0000007433822690+0.0000000000000128j</text:p>
          </table:table-cell>
          <table:table-cell table:formula="of:=(ROW()-2)/1024" office:value-type="float" office:value="0.8544921875" calcext:value-type="float">
            <text:p>0.8544921875</text:p>
          </table:table-cell>
          <table:table-cell table:formula="of:=20*LOG10(ABS(IMREAL([.A877]))+1E-018)" office:value-type="float" office:value="-122.575756036365" calcext:value-type="float">
            <text:p>-122.575756036365</text:p>
          </table:table-cell>
        </table:table-row>
        <table:table-row table:style-name="ro1">
          <table:table-cell office:value-type="string" calcext:value-type="string">
            <text:p>0.0000000000011761-0.0000000000000370j</text:p>
          </table:table-cell>
          <table:table-cell table:formula="of:=(ROW()-2)/1024" office:value-type="float" office:value="0.85546875" calcext:value-type="float">
            <text:p>0.85546875</text:p>
          </table:table-cell>
          <table:table-cell table:formula="of:=20*LOG10(ABS(IMREAL([.A878]))+1E-018)" office:value-type="float" office:value="-238.591107615212" calcext:value-type="float">
            <text:p>-238.591107615212</text:p>
          </table:table-cell>
        </table:table-row>
        <table:table-row table:style-name="ro1">
          <table:table-cell office:value-type="string" calcext:value-type="string">
            <text:p>0.0000006299065736-0.0000000000000859j</text:p>
          </table:table-cell>
          <table:table-cell table:formula="of:=(ROW()-2)/1024" office:value-type="float" office:value="0.8564453125" calcext:value-type="float">
            <text:p>0.8564453125</text:p>
          </table:table-cell>
          <table:table-cell table:formula="of:=20*LOG10(ABS(IMREAL([.A879]))+1E-018)" office:value-type="float" office:value="-124.014477188019" calcext:value-type="float">
            <text:p>-124.014477188019</text:p>
          </table:table-cell>
        </table:table-row>
        <table:table-row table:style-name="ro1">
          <table:table-cell office:value-type="string" calcext:value-type="string">
            <text:p>0.0000000000014413-0.0000000000000266j</text:p>
          </table:table-cell>
          <table:table-cell table:formula="of:=(ROW()-2)/1024" office:value-type="float" office:value="0.857421875" calcext:value-type="float">
            <text:p>0.857421875</text:p>
          </table:table-cell>
          <table:table-cell table:formula="of:=20*LOG10(ABS(IMREAL([.A880]))+1E-018)" office:value-type="float" office:value="-236.824906240929" calcext:value-type="float">
            <text:p>-236.824906240929</text:p>
          </table:table-cell>
        </table:table-row>
        <table:table-row table:style-name="ro1">
          <table:table-cell office:value-type="string" calcext:value-type="string">
            <text:p>-0.0000002130692490+0.0000000000000337j</text:p>
          </table:table-cell>
          <table:table-cell table:formula="of:=(ROW()-2)/1024" office:value-type="float" office:value="0.8583984375" calcext:value-type="float">
            <text:p>0.8583984375</text:p>
          </table:table-cell>
          <table:table-cell table:formula="of:=20*LOG10(ABS(IMREAL([.A881]))+1E-018)" office:value-type="float" office:value="-133.429584497303" calcext:value-type="float">
            <text:p>-133.429584497303</text:p>
          </table:table-cell>
        </table:table-row>
        <table:table-row table:style-name="ro1">
          <table:table-cell office:value-type="string" calcext:value-type="string">
            <text:p>0.0000000000016084-0.0000000000000123j</text:p>
          </table:table-cell>
          <table:table-cell table:formula="of:=(ROW()-2)/1024" office:value-type="float" office:value="0.859375" calcext:value-type="float">
            <text:p>0.859375</text:p>
          </table:table-cell>
          <table:table-cell table:formula="of:=20*LOG10(ABS(IMREAL([.A882]))+1E-018)" office:value-type="float" office:value="-235.872113311055" calcext:value-type="float">
            <text:p>-235.872113311055</text:p>
          </table:table-cell>
        </table:table-row>
        <table:table-row table:style-name="ro1">
          <table:table-cell office:value-type="string" calcext:value-type="string">
            <text:p>0.0000001851631709-0.0000000000000567j</text:p>
          </table:table-cell>
          <table:table-cell table:formula="of:=(ROW()-2)/1024" office:value-type="float" office:value="0.8603515625" calcext:value-type="float">
            <text:p>0.8603515625</text:p>
          </table:table-cell>
          <table:table-cell table:formula="of:=20*LOG10(ABS(IMREAL([.A883]))+1E-018)" office:value-type="float" office:value="-134.648907811509" calcext:value-type="float">
            <text:p>-134.648907811509</text:p>
          </table:table-cell>
        </table:table-row>
        <table:table-row table:style-name="ro1">
          <table:table-cell office:value-type="string" calcext:value-type="string">
            <text:p>0.0000000000020508+0.0000000000000085j</text:p>
          </table:table-cell>
          <table:table-cell table:formula="of:=(ROW()-2)/1024" office:value-type="float" office:value="0.861328125" calcext:value-type="float">
            <text:p>0.861328125</text:p>
          </table:table-cell>
          <table:table-cell table:formula="of:=20*LOG10(ABS(IMREAL([.A884]))+1E-018)" office:value-type="float" office:value="-233.761529589267" calcext:value-type="float">
            <text:p>-233.761529589267</text:p>
          </table:table-cell>
        </table:table-row>
        <table:table-row table:style-name="ro1">
          <table:table-cell office:value-type="string" calcext:value-type="string">
            <text:p>0.0000001684782012+0.0000000000000769j</text:p>
          </table:table-cell>
          <table:table-cell table:formula="of:=(ROW()-2)/1024" office:value-type="float" office:value="0.8623046875" calcext:value-type="float">
            <text:p>0.8623046875</text:p>
          </table:table-cell>
          <table:table-cell table:formula="of:=20*LOG10(ABS(IMREAL([.A885]))+1E-018)" office:value-type="float" office:value="-135.469125659716" calcext:value-type="float">
            <text:p>-135.469125659716</text:p>
          </table:table-cell>
        </table:table-row>
        <table:table-row table:style-name="ro1">
          <table:table-cell office:value-type="string" calcext:value-type="string">
            <text:p>0.0000000000025340+0.0000000000000417j</text:p>
          </table:table-cell>
          <table:table-cell table:formula="of:=(ROW()-2)/1024" office:value-type="float" office:value="0.86328125" calcext:value-type="float">
            <text:p>0.86328125</text:p>
          </table:table-cell>
          <table:table-cell table:formula="of:=20*LOG10(ABS(IMREAL([.A886]))+1E-018)" office:value-type="float" office:value="-231.923864361314" calcext:value-type="float">
            <text:p>-231.923864361314</text:p>
          </table:table-cell>
        </table:table-row>
        <table:table-row table:style-name="ro1">
          <table:table-cell office:value-type="string" calcext:value-type="string">
            <text:p>0.0000001667858519+0.0000000000000126j</text:p>
          </table:table-cell>
          <table:table-cell table:formula="of:=(ROW()-2)/1024" office:value-type="float" office:value="0.8642578125" calcext:value-type="float">
            <text:p>0.8642578125</text:p>
          </table:table-cell>
          <table:table-cell table:formula="of:=20*LOG10(ABS(IMREAL([.A887]))+1E-018)" office:value-type="float" office:value="-135.556815848777" calcext:value-type="float">
            <text:p>-135.556815848777</text:p>
          </table:table-cell>
        </table:table-row>
        <table:table-row table:style-name="ro1">
          <table:table-cell office:value-type="string" calcext:value-type="string">
            <text:p>0.0000000000036331+0.0000000000001013j</text:p>
          </table:table-cell>
          <table:table-cell table:formula="of:=(ROW()-2)/1024" office:value-type="float" office:value="0.865234375" calcext:value-type="float">
            <text:p>0.865234375</text:p>
          </table:table-cell>
          <table:table-cell table:formula="of:=20*LOG10(ABS(IMREAL([.A888]))+1E-018)" office:value-type="float" office:value="-228.794450572154" calcext:value-type="float">
            <text:p>-228.794450572154</text:p>
          </table:table-cell>
        </table:table-row>
        <table:table-row table:style-name="ro1">
          <table:table-cell office:value-type="string" calcext:value-type="string">
            <text:p>-0.0000005930207346+0.0000000000002073j</text:p>
          </table:table-cell>
          <table:table-cell table:formula="of:=(ROW()-2)/1024" office:value-type="float" office:value="0.8662109375" calcext:value-type="float">
            <text:p>0.8662109375</text:p>
          </table:table-cell>
          <table:table-cell table:formula="of:=20*LOG10(ABS(IMREAL([.A889]))+1E-018)" office:value-type="float" office:value="-124.538602430679" calcext:value-type="float">
            <text:p>-124.538602430679</text:p>
          </table:table-cell>
        </table:table-row>
        <table:table-row table:style-name="ro1">
          <table:table-cell office:value-type="string" calcext:value-type="string">
            <text:p>0.0000000000059230+0.0000000000002399j</text:p>
          </table:table-cell>
          <table:table-cell table:formula="of:=(ROW()-2)/1024" office:value-type="float" office:value="0.8671875" calcext:value-type="float">
            <text:p>0.8671875</text:p>
          </table:table-cell>
          <table:table-cell table:formula="of:=20*LOG10(ABS(IMREAL([.A890]))+1E-018)" office:value-type="float" office:value="-224.549163880713" calcext:value-type="float">
            <text:p>-224.549163880713</text:p>
          </table:table-cell>
        </table:table-row>
        <table:table-row table:style-name="ro1">
          <table:table-cell office:value-type="string" calcext:value-type="string">
            <text:p>0.0000019382812558+0.0000000000003595j</text:p>
          </table:table-cell>
          <table:table-cell table:formula="of:=(ROW()-2)/1024" office:value-type="float" office:value="0.8681640625" calcext:value-type="float">
            <text:p>0.8681640625</text:p>
          </table:table-cell>
          <table:table-cell table:formula="of:=20*LOG10(ABS(IMREAL([.A891]))+1E-018)" office:value-type="float" office:value="-114.251664081518" calcext:value-type="float">
            <text:p>-114.251664081518</text:p>
          </table:table-cell>
        </table:table-row>
        <table:table-row table:style-name="ro1">
          <table:table-cell office:value-type="string" calcext:value-type="string">
            <text:p>0.0000000000178599+0.0000000000009336j</text:p>
          </table:table-cell>
          <table:table-cell table:formula="of:=(ROW()-2)/1024" office:value-type="float" office:value="0.869140625" calcext:value-type="float">
            <text:p>0.869140625</text:p>
          </table:table-cell>
          <table:table-cell table:formula="of:=20*LOG10(ABS(IMREAL([.A892]))+1E-018)" office:value-type="float" office:value="-214.962419055952" calcext:value-type="float">
            <text:p>-214.962419055952</text:p>
          </table:table-cell>
        </table:table-row>
        <table:table-row table:style-name="ro1">
          <table:table-cell office:value-type="string" calcext:value-type="string">
            <text:p>511.9999994418385041+0.0000000000558081j</text:p>
          </table:table-cell>
          <table:table-cell table:formula="of:=(ROW()-2)/1024" office:value-type="float" office:value="0.8701171875" calcext:value-type="float">
            <text:p>0.8701171875</text:p>
          </table:table-cell>
          <table:table-cell table:formula="of:=20*LOG10(ABS(IMREAL([.A893]))+1E-018)" office:value-type="float" office:value="54.1853992100476" calcext:value-type="float">
            <text:p>54.1853992100476</text:p>
          </table:table-cell>
        </table:table-row>
        <table:table-row table:style-name="ro1">
          <table:table-cell office:value-type="string" calcext:value-type="string">
            <text:p>-0.0000000000177827-0.0000000000011490j</text:p>
          </table:table-cell>
          <table:table-cell table:formula="of:=(ROW()-2)/1024" office:value-type="float" office:value="0.87109375" calcext:value-type="float">
            <text:p>0.87109375</text:p>
          </table:table-cell>
          <table:table-cell table:formula="of:=20*LOG10(ABS(IMREAL([.A894]))+1E-018)" office:value-type="float" office:value="-215.000045474396" calcext:value-type="float">
            <text:p>-215.000045474396</text:p>
          </table:table-cell>
        </table:table-row>
        <table:table-row table:style-name="ro1">
          <table:table-cell office:value-type="string" calcext:value-type="string">
            <text:p>0.0000002368714500-0.0000000000006827j</text:p>
          </table:table-cell>
          <table:table-cell table:formula="of:=(ROW()-2)/1024" office:value-type="float" office:value="0.8720703125" calcext:value-type="float">
            <text:p>0.8720703125</text:p>
          </table:table-cell>
          <table:table-cell table:formula="of:=20*LOG10(ABS(IMREAL([.A895]))+1E-018)" office:value-type="float" office:value="-132.509745628451" calcext:value-type="float">
            <text:p>-132.509745628451</text:p>
          </table:table-cell>
        </table:table-row>
        <table:table-row table:style-name="ro1">
          <table:table-cell office:value-type="string" calcext:value-type="string">
            <text:p>-0.0000000000058445-0.0000000000004558j</text:p>
          </table:table-cell>
          <table:table-cell table:formula="of:=(ROW()-2)/1024" office:value-type="float" office:value="0.873046875" calcext:value-type="float">
            <text:p>0.873046875</text:p>
          </table:table-cell>
          <table:table-cell table:formula="of:=20*LOG10(ABS(IMREAL([.A896]))+1E-018)" office:value-type="float" office:value="-224.665051254449" calcext:value-type="float">
            <text:p>-224.665051254449</text:p>
          </table:table-cell>
        </table:table-row>
        <table:table-row table:style-name="ro1">
          <table:table-cell office:value-type="string" calcext:value-type="string">
            <text:p>0.0000012071304244-0.0000000000003150j</text:p>
          </table:table-cell>
          <table:table-cell table:formula="of:=(ROW()-2)/1024" office:value-type="float" office:value="0.8740234375" calcext:value-type="float">
            <text:p>0.8740234375</text:p>
          </table:table-cell>
          <table:table-cell table:formula="of:=20*LOG10(ABS(IMREAL([.A897]))+1E-018)" office:value-type="float" office:value="-118.364916080446" calcext:value-type="float">
            <text:p>-118.364916080446</text:p>
          </table:table-cell>
        </table:table-row>
        <table:table-row table:style-name="ro1">
          <table:table-cell office:value-type="string" calcext:value-type="string">
            <text:p>-0.0000000000035566-0.0000000000003175j</text:p>
          </table:table-cell>
          <table:table-cell table:formula="of:=(ROW()-2)/1024" office:value-type="float" office:value="0.875" calcext:value-type="float">
            <text:p>0.875</text:p>
          </table:table-cell>
          <table:table-cell table:formula="of:=20*LOG10(ABS(IMREAL([.A898]))+1E-018)" office:value-type="float" office:value="-228.979297074794" calcext:value-type="float">
            <text:p>-228.979297074794</text:p>
          </table:table-cell>
        </table:table-row>
        <table:table-row table:style-name="ro1">
          <table:table-cell office:value-type="string" calcext:value-type="string">
            <text:p>0.0000009810677466-0.0000000000003369j</text:p>
          </table:table-cell>
          <table:table-cell table:formula="of:=(ROW()-2)/1024" office:value-type="float" office:value="0.8759765625" calcext:value-type="float">
            <text:p>0.8759765625</text:p>
          </table:table-cell>
          <table:table-cell table:formula="of:=20*LOG10(ABS(IMREAL([.A899]))+1E-018)" office:value-type="float" office:value="-120.166020036721" calcext:value-type="float">
            <text:p>-120.166020036721</text:p>
          </table:table-cell>
        </table:table-row>
        <table:table-row table:style-name="ro1">
          <table:table-cell office:value-type="string" calcext:value-type="string">
            <text:p>-0.0000000000024578-0.0000000000002584j</text:p>
          </table:table-cell>
          <table:table-cell table:formula="of:=(ROW()-2)/1024" office:value-type="float" office:value="0.876953125" calcext:value-type="float">
            <text:p>0.876953125</text:p>
          </table:table-cell>
          <table:table-cell table:formula="of:=20*LOG10(ABS(IMREAL([.A900]))+1E-018)" office:value-type="float" office:value="-232.189065668215" calcext:value-type="float">
            <text:p>-232.189065668215</text:p>
          </table:table-cell>
        </table:table-row>
        <table:table-row table:style-name="ro1">
          <table:table-cell office:value-type="string" calcext:value-type="string">
            <text:p>0.0000015001463790-0.0000000000001859j</text:p>
          </table:table-cell>
          <table:table-cell table:formula="of:=(ROW()-2)/1024" office:value-type="float" office:value="0.8779296875" calcext:value-type="float">
            <text:p>0.8779296875</text:p>
          </table:table-cell>
          <table:table-cell table:formula="of:=20*LOG10(ABS(IMREAL([.A901]))+1E-018)" office:value-type="float" office:value="-116.47732723901" calcext:value-type="float">
            <text:p>-116.47732723901</text:p>
          </table:table-cell>
        </table:table-row>
        <table:table-row table:style-name="ro1">
          <table:table-cell office:value-type="string" calcext:value-type="string">
            <text:p>-0.0000000000019746-0.0000000000002250j</text:p>
          </table:table-cell>
          <table:table-cell table:formula="of:=(ROW()-2)/1024" office:value-type="float" office:value="0.87890625" calcext:value-type="float">
            <text:p>0.87890625</text:p>
          </table:table-cell>
          <table:table-cell table:formula="of:=20*LOG10(ABS(IMREAL([.A902]))+1E-018)" office:value-type="float" office:value="-234.090412947631" calcext:value-type="float">
            <text:p>-234.090412947631</text:p>
          </table:table-cell>
        </table:table-row>
        <table:table-row table:style-name="ro1">
          <table:table-cell office:value-type="string" calcext:value-type="string">
            <text:p>-0.0000000628862356-0.0000000000002672j</text:p>
          </table:table-cell>
          <table:table-cell table:formula="of:=(ROW()-2)/1024" office:value-type="float" office:value="0.8798828125" calcext:value-type="float">
            <text:p>0.8798828125</text:p>
          </table:table-cell>
          <table:table-cell table:formula="of:=20*LOG10(ABS(IMREAL([.A903]))+1E-018)" office:value-type="float" office:value="-144.028888031218" calcext:value-type="float">
            <text:p>-144.028888031218</text:p>
          </table:table-cell>
        </table:table-row>
        <table:table-row table:style-name="ro1">
          <table:table-cell office:value-type="string" calcext:value-type="string">
            <text:p>-0.0000000000015324-0.0000000000002041j</text:p>
          </table:table-cell>
          <table:table-cell table:formula="of:=(ROW()-2)/1024" office:value-type="float" office:value="0.880859375" calcext:value-type="float">
            <text:p>0.880859375</text:p>
          </table:table-cell>
          <table:table-cell table:formula="of:=20*LOG10(ABS(IMREAL([.A904]))+1E-018)" office:value-type="float" office:value="-236.29255146562" calcext:value-type="float">
            <text:p>-236.29255146562</text:p>
          </table:table-cell>
        </table:table-row>
        <table:table-row table:style-name="ro1">
          <table:table-cell office:value-type="string" calcext:value-type="string">
            <text:p>-0.0000006247620634-0.0000000000001423j</text:p>
          </table:table-cell>
          <table:table-cell table:formula="of:=(ROW()-2)/1024" office:value-type="float" office:value="0.8818359375" calcext:value-type="float">
            <text:p>0.8818359375</text:p>
          </table:table-cell>
          <table:table-cell table:formula="of:=20*LOG10(ABS(IMREAL([.A905]))+1E-018)" office:value-type="float" office:value="-124.085706988371" calcext:value-type="float">
            <text:p>-124.085706988371</text:p>
          </table:table-cell>
        </table:table-row>
        <table:table-row table:style-name="ro1">
          <table:table-cell office:value-type="string" calcext:value-type="string">
            <text:p>-0.0000000000013654-0.0000000000001895j</text:p>
          </table:table-cell>
          <table:table-cell table:formula="of:=(ROW()-2)/1024" office:value-type="float" office:value="0.8828125" calcext:value-type="float">
            <text:p>0.8828125</text:p>
          </table:table-cell>
          <table:table-cell table:formula="of:=20*LOG10(ABS(IMREAL([.A906]))+1E-018)" office:value-type="float" office:value="-237.294795668264" calcext:value-type="float">
            <text:p>-237.294795668264</text:p>
          </table:table-cell>
        </table:table-row>
        <table:table-row table:style-name="ro1">
          <table:table-cell office:value-type="string" calcext:value-type="string">
            <text:p>0.0000006096543133-0.0000000000002377j</text:p>
          </table:table-cell>
          <table:table-cell table:formula="of:=(ROW()-2)/1024" office:value-type="float" office:value="0.8837890625" calcext:value-type="float">
            <text:p>0.8837890625</text:p>
          </table:table-cell>
          <table:table-cell table:formula="of:=20*LOG10(ABS(IMREAL([.A907]))+1E-018)" office:value-type="float" office:value="-124.298326984413" calcext:value-type="float">
            <text:p>-124.298326984413</text:p>
          </table:table-cell>
        </table:table-row>
        <table:table-row table:style-name="ro1">
          <table:table-cell office:value-type="string" calcext:value-type="string">
            <text:p>-0.0000000000011001-0.0000000000001788j</text:p>
          </table:table-cell>
          <table:table-cell table:formula="of:=(ROW()-2)/1024" office:value-type="float" office:value="0.884765625" calcext:value-type="float">
            <text:p>0.884765625</text:p>
          </table:table-cell>
          <table:table-cell table:formula="of:=20*LOG10(ABS(IMREAL([.A908]))+1E-018)" office:value-type="float" office:value="-239.171348810853" calcext:value-type="float">
            <text:p>-239.171348810853</text:p>
          </table:table-cell>
        </table:table-row>
        <table:table-row table:style-name="ro1">
          <table:table-cell office:value-type="string" calcext:value-type="string">
            <text:p>-0.0000004384720950-0.0000000000001205j</text:p>
          </table:table-cell>
          <table:table-cell table:formula="of:=(ROW()-2)/1024" office:value-type="float" office:value="0.8857421875" calcext:value-type="float">
            <text:p>0.8857421875</text:p>
          </table:table-cell>
          <table:table-cell table:formula="of:=20*LOG10(ABS(IMREAL([.A909]))+1E-018)" office:value-type="float" office:value="-127.161160810963" calcext:value-type="float">
            <text:p>-127.161160810963</text:p>
          </table:table-cell>
        </table:table-row>
        <table:table-row table:style-name="ro1">
          <table:table-cell office:value-type="string" calcext:value-type="string">
            <text:p>-0.0000000000010418-0.0000000000001705j</text:p>
          </table:table-cell>
          <table:table-cell table:formula="of:=(ROW()-2)/1024" office:value-type="float" office:value="0.88671875" calcext:value-type="float">
            <text:p>0.88671875</text:p>
          </table:table-cell>
          <table:table-cell table:formula="of:=20*LOG10(ABS(IMREAL([.A910]))+1E-018)" office:value-type="float" office:value="-239.644304600684" calcext:value-type="float">
            <text:p>-239.644304600684</text:p>
          </table:table-cell>
        </table:table-row>
        <table:table-row table:style-name="ro1">
          <table:table-cell office:value-type="string" calcext:value-type="string">
            <text:p>0.0000005541355577-0.0000000000002211j</text:p>
          </table:table-cell>
          <table:table-cell table:formula="of:=(ROW()-2)/1024" office:value-type="float" office:value="0.8876953125" calcext:value-type="float">
            <text:p>0.8876953125</text:p>
          </table:table-cell>
          <table:table-cell table:formula="of:=20*LOG10(ABS(IMREAL([.A911]))+1E-018)" office:value-type="float" office:value="-125.127679623842" calcext:value-type="float">
            <text:p>-125.127679623842</text:p>
          </table:table-cell>
        </table:table-row>
        <table:table-row table:style-name="ro1">
          <table:table-cell office:value-type="string" calcext:value-type="string">
            <text:p>-0.0000000000008483-0.0000000000001643j</text:p>
          </table:table-cell>
          <table:table-cell table:formula="of:=(ROW()-2)/1024" office:value-type="float" office:value="0.888671875" calcext:value-type="float">
            <text:p>0.888671875</text:p>
          </table:table-cell>
          <table:table-cell table:formula="of:=20*LOG10(ABS(IMREAL([.A912]))+1E-018)" office:value-type="float" office:value="-241.429000420801" calcext:value-type="float">
            <text:p>-241.429000420801</text:p>
          </table:table-cell>
        </table:table-row>
        <table:table-row table:style-name="ro1">
          <table:table-cell office:value-type="string" calcext:value-type="string">
            <text:p>-0.0000004660325776-0.0000000000001078j</text:p>
          </table:table-cell>
          <table:table-cell table:formula="of:=(ROW()-2)/1024" office:value-type="float" office:value="0.8896484375" calcext:value-type="float">
            <text:p>0.8896484375</text:p>
          </table:table-cell>
          <table:table-cell table:formula="of:=20*LOG10(ABS(IMREAL([.A913]))+1E-018)" office:value-type="float" office:value="-126.631674465435" calcext:value-type="float">
            <text:p>-126.631674465435</text:p>
          </table:table-cell>
        </table:table-row>
        <table:table-row table:style-name="ro1">
          <table:table-cell office:value-type="string" calcext:value-type="string">
            <text:p>-0.0000000000008404-0.0000000000001592j</text:p>
          </table:table-cell>
          <table:table-cell table:formula="of:=(ROW()-2)/1024" office:value-type="float" office:value="0.890625" calcext:value-type="float">
            <text:p>0.890625</text:p>
          </table:table-cell>
          <table:table-cell table:formula="of:=20*LOG10(ABS(IMREAL([.A914]))+1E-018)" office:value-type="float" office:value="-241.510268789905" calcext:value-type="float">
            <text:p>-241.510268789905</text:p>
          </table:table-cell>
        </table:table-row>
        <table:table-row table:style-name="ro1">
          <table:table-cell office:value-type="string" calcext:value-type="string">
            <text:p>0.0000002109987197-0.0000000000002111j</text:p>
          </table:table-cell>
          <table:table-cell table:formula="of:=(ROW()-2)/1024" office:value-type="float" office:value="0.8916015625" calcext:value-type="float">
            <text:p>0.8916015625</text:p>
          </table:table-cell>
          <table:table-cell table:formula="of:=20*LOG10(ABS(IMREAL([.A915]))+1E-018)" office:value-type="float" office:value="-133.514403598167" calcext:value-type="float">
            <text:p>-133.514403598167</text:p>
          </table:table-cell>
        </table:table-row>
        <table:table-row table:style-name="ro1">
          <table:table-cell office:value-type="string" calcext:value-type="string">
            <text:p>-0.0000000000006836-0.0000000000001553j</text:p>
          </table:table-cell>
          <table:table-cell table:formula="of:=(ROW()-2)/1024" office:value-type="float" office:value="0.892578125" calcext:value-type="float">
            <text:p>0.892578125</text:p>
          </table:table-cell>
          <table:table-cell table:formula="of:=20*LOG10(ABS(IMREAL([.A916]))+1E-018)" office:value-type="float" office:value="-243.303946212936" calcext:value-type="float">
            <text:p>-243.303946212936</text:p>
          </table:table-cell>
        </table:table-row>
        <table:table-row table:style-name="ro1">
          <table:table-cell office:value-type="string" calcext:value-type="string">
            <text:p>0.0000006261953119-0.0000000000000996j</text:p>
          </table:table-cell>
          <table:table-cell table:formula="of:=(ROW()-2)/1024" office:value-type="float" office:value="0.8935546875" calcext:value-type="float">
            <text:p>0.8935546875</text:p>
          </table:table-cell>
          <table:table-cell table:formula="of:=20*LOG10(ABS(IMREAL([.A917]))+1E-018)" office:value-type="float" office:value="-124.065803762269" calcext:value-type="float">
            <text:p>-124.065803762269</text:p>
          </table:table-cell>
        </table:table-row>
        <table:table-row table:style-name="ro1">
          <table:table-cell office:value-type="string" calcext:value-type="string">
            <text:p>-0.0000000000007031-0.0000000000001517j</text:p>
          </table:table-cell>
          <table:table-cell table:formula="of:=(ROW()-2)/1024" office:value-type="float" office:value="0.89453125" calcext:value-type="float">
            <text:p>0.89453125</text:p>
          </table:table-cell>
          <table:table-cell table:formula="of:=20*LOG10(ABS(IMREAL([.A918]))+1E-018)" office:value-type="float" office:value="-243.059645687597" calcext:value-type="float">
            <text:p>-243.059645687597</text:p>
          </table:table-cell>
        </table:table-row>
        <table:table-row table:style-name="ro1">
          <table:table-cell office:value-type="string" calcext:value-type="string">
            <text:p>0.0000007685191517-0.0000000000002041j</text:p>
          </table:table-cell>
          <table:table-cell table:formula="of:=(ROW()-2)/1024" office:value-type="float" office:value="0.8955078125" calcext:value-type="float">
            <text:p>0.8955078125</text:p>
          </table:table-cell>
          <table:table-cell table:formula="of:=20*LOG10(ABS(IMREAL([.A919]))+1E-018)" office:value-type="float" office:value="-122.286906105915" calcext:value-type="float">
            <text:p>-122.286906105915</text:p>
          </table:table-cell>
        </table:table-row>
        <table:table-row table:style-name="ro1">
          <table:table-cell office:value-type="string" calcext:value-type="string">
            <text:p>-0.0000000000005670-0.0000000000001487j</text:p>
          </table:table-cell>
          <table:table-cell table:formula="of:=(ROW()-2)/1024" office:value-type="float" office:value="0.896484375" calcext:value-type="float">
            <text:p>0.896484375</text:p>
          </table:table-cell>
          <table:table-cell table:formula="of:=20*LOG10(ABS(IMREAL([.A920]))+1E-018)" office:value-type="float" office:value="-244.928323503126" calcext:value-type="float">
            <text:p>-244.928323503126</text:p>
          </table:table-cell>
        </table:table-row>
        <table:table-row table:style-name="ro1">
          <table:table-cell office:value-type="string" calcext:value-type="string">
            <text:p>0.0000006499078138-0.0000000000000936j</text:p>
          </table:table-cell>
          <table:table-cell table:formula="of:=(ROW()-2)/1024" office:value-type="float" office:value="0.8974609375" calcext:value-type="float">
            <text:p>0.8974609375</text:p>
          </table:table-cell>
          <table:table-cell table:formula="of:=20*LOG10(ABS(IMREAL([.A921]))+1E-018)" office:value-type="float" office:value="-123.742964830123" calcext:value-type="float">
            <text:p>-123.742964830123</text:p>
          </table:table-cell>
        </table:table-row>
        <table:table-row table:style-name="ro1">
          <table:table-cell office:value-type="string" calcext:value-type="string">
            <text:p>-0.0000000000006027-0.0000000000001463j</text:p>
          </table:table-cell>
          <table:table-cell table:formula="of:=(ROW()-2)/1024" office:value-type="float" office:value="0.8984375" calcext:value-type="float">
            <text:p>0.8984375</text:p>
          </table:table-cell>
          <table:table-cell table:formula="of:=20*LOG10(ABS(IMREAL([.A922]))+1E-018)" office:value-type="float" office:value="-244.397961759023" calcext:value-type="float">
            <text:p>-244.397961759023</text:p>
          </table:table-cell>
        </table:table-row>
        <table:table-row table:style-name="ro1">
          <table:table-cell office:value-type="string" calcext:value-type="string">
            <text:p>0.0000008766214074-0.0000000000001991j</text:p>
          </table:table-cell>
          <table:table-cell table:formula="of:=(ROW()-2)/1024" office:value-type="float" office:value="0.8994140625" calcext:value-type="float">
            <text:p>0.8994140625</text:p>
          </table:table-cell>
          <table:table-cell table:formula="of:=20*LOG10(ABS(IMREAL([.A923]))+1E-018)" office:value-type="float" office:value="-121.143758558592" calcext:value-type="float">
            <text:p>-121.143758558592</text:p>
          </table:table-cell>
        </table:table-row>
        <table:table-row table:style-name="ro1">
          <table:table-cell office:value-type="string" calcext:value-type="string">
            <text:p>-0.0000000000004799-0.0000000000001440j</text:p>
          </table:table-cell>
          <table:table-cell table:formula="of:=(ROW()-2)/1024" office:value-type="float" office:value="0.900390625" calcext:value-type="float">
            <text:p>0.900390625</text:p>
          </table:table-cell>
          <table:table-cell table:formula="of:=20*LOG10(ABS(IMREAL([.A924]))+1E-018)" office:value-type="float" office:value="-246.376966901996" calcext:value-type="float">
            <text:p>-246.376966901996</text:p>
          </table:table-cell>
        </table:table-row>
        <table:table-row table:style-name="ro1">
          <table:table-cell office:value-type="string" calcext:value-type="string">
            <text:p>-0.0000002512446288-0.0000000000000892j</text:p>
          </table:table-cell>
          <table:table-cell table:formula="of:=(ROW()-2)/1024" office:value-type="float" office:value="0.9013671875" calcext:value-type="float">
            <text:p>0.9013671875</text:p>
          </table:table-cell>
          <table:table-cell table:formula="of:=20*LOG10(ABS(IMREAL([.A925]))+1E-018)" office:value-type="float" office:value="-131.99806427955" calcext:value-type="float">
            <text:p>-131.99806427955</text:p>
          </table:table-cell>
        </table:table-row>
        <table:table-row table:style-name="ro1">
          <table:table-cell office:value-type="string" calcext:value-type="string">
            <text:p>-0.0000000000005263-0.0000000000001422j</text:p>
          </table:table-cell>
          <table:table-cell table:formula="of:=(ROW()-2)/1024" office:value-type="float" office:value="0.90234375" calcext:value-type="float">
            <text:p>0.90234375</text:p>
          </table:table-cell>
          <table:table-cell table:formula="of:=20*LOG10(ABS(IMREAL([.A926]))+1E-018)" office:value-type="float" office:value="-245.575316095985" calcext:value-type="float">
            <text:p>-245.575316095985</text:p>
          </table:table-cell>
        </table:table-row>
        <table:table-row table:style-name="ro1">
          <table:table-cell office:value-type="string" calcext:value-type="string">
            <text:p>0.0000006789247085-0.0000000000001953j</text:p>
          </table:table-cell>
          <table:table-cell table:formula="of:=(ROW()-2)/1024" office:value-type="float" office:value="0.9033203125" calcext:value-type="float">
            <text:p>0.9033203125</text:p>
          </table:table-cell>
          <table:table-cell table:formula="of:=20*LOG10(ABS(IMREAL([.A927]))+1E-018)" office:value-type="float" office:value="-123.363567710137" calcext:value-type="float">
            <text:p>-123.363567710137</text:p>
          </table:table-cell>
        </table:table-row>
        <table:table-row table:style-name="ro1">
          <table:table-cell office:value-type="string" calcext:value-type="string">
            <text:p>-0.0000000000004120-0.0000000000001406j</text:p>
          </table:table-cell>
          <table:table-cell table:formula="of:=(ROW()-2)/1024" office:value-type="float" office:value="0.904296875" calcext:value-type="float">
            <text:p>0.904296875</text:p>
          </table:table-cell>
          <table:table-cell table:formula="of:=20*LOG10(ABS(IMREAL([.A928]))+1E-018)" office:value-type="float" office:value="-247.702034597106" calcext:value-type="float">
            <text:p>-247.702034597106</text:p>
          </table:table-cell>
        </table:table-row>
        <table:table-row table:style-name="ro1">
          <table:table-cell office:value-type="string" calcext:value-type="string">
            <text:p>-0.0000000838374464-0.0000000000000860j</text:p>
          </table:table-cell>
          <table:table-cell table:formula="of:=(ROW()-2)/1024" office:value-type="float" office:value="0.9052734375" calcext:value-type="float">
            <text:p>0.9052734375</text:p>
          </table:table-cell>
          <table:table-cell table:formula="of:=20*LOG10(ABS(IMREAL([.A929]))+1E-018)" office:value-type="float" office:value="-141.531239166092" calcext:value-type="float">
            <text:p>-141.531239166092</text:p>
          </table:table-cell>
        </table:table-row>
        <table:table-row table:style-name="ro1">
          <table:table-cell office:value-type="string" calcext:value-type="string">
            <text:p>-0.0000000000004657-0.0000000000001392j</text:p>
          </table:table-cell>
          <table:table-cell table:formula="of:=(ROW()-2)/1024" office:value-type="float" office:value="0.90625" calcext:value-type="float">
            <text:p>0.90625</text:p>
          </table:table-cell>
          <table:table-cell table:formula="of:=20*LOG10(ABS(IMREAL([.A930]))+1E-018)" office:value-type="float" office:value="-246.63785659011" calcext:value-type="float">
            <text:p>-246.63785659011</text:p>
          </table:table-cell>
        </table:table-row>
        <table:table-row table:style-name="ro1">
          <table:table-cell office:value-type="string" calcext:value-type="string">
            <text:p>0.0000003249594567-0.0000000000001924j</text:p>
          </table:table-cell>
          <table:table-cell table:formula="of:=(ROW()-2)/1024" office:value-type="float" office:value="0.9072265625" calcext:value-type="float">
            <text:p>0.9072265625</text:p>
          </table:table-cell>
          <table:table-cell table:formula="of:=20*LOG10(ABS(IMREAL([.A931]))+1E-018)" office:value-type="float" office:value="-129.763416400693" calcext:value-type="float">
            <text:p>-129.763416400693</text:p>
          </table:table-cell>
        </table:table-row>
        <table:table-row table:style-name="ro1">
          <table:table-cell office:value-type="string" calcext:value-type="string">
            <text:p>-0.0000000000003575-0.0000000000001379j</text:p>
          </table:table-cell>
          <table:table-cell table:formula="of:=(ROW()-2)/1024" office:value-type="float" office:value="0.908203125" calcext:value-type="float">
            <text:p>0.908203125</text:p>
          </table:table-cell>
          <table:table-cell table:formula="of:=20*LOG10(ABS(IMREAL([.A932]))+1E-018)" office:value-type="float" office:value="-248.934454781097" calcext:value-type="float">
            <text:p>-248.934454781097</text:p>
          </table:table-cell>
        </table:table-row>
        <table:table-row table:style-name="ro1">
          <table:table-cell office:value-type="string" calcext:value-type="string">
            <text:p>-0.0000000646877753-0.0000000000000834j</text:p>
          </table:table-cell>
          <table:table-cell table:formula="of:=(ROW()-2)/1024" office:value-type="float" office:value="0.9091796875" calcext:value-type="float">
            <text:p>0.9091796875</text:p>
          </table:table-cell>
          <table:table-cell table:formula="of:=20*LOG10(ABS(IMREAL([.A933]))+1E-018)" office:value-type="float" office:value="-143.783555691401" calcext:value-type="float">
            <text:p>-143.783555691401</text:p>
          </table:table-cell>
        </table:table-row>
        <table:table-row table:style-name="ro1">
          <table:table-cell office:value-type="string" calcext:value-type="string">
            <text:p>-0.0000000000004164-0.0000000000001368j</text:p>
          </table:table-cell>
          <table:table-cell table:formula="of:=(ROW()-2)/1024" office:value-type="float" office:value="0.91015625" calcext:value-type="float">
            <text:p>0.91015625</text:p>
          </table:table-cell>
          <table:table-cell table:formula="of:=20*LOG10(ABS(IMREAL([.A934]))+1E-018)" office:value-type="float" office:value="-247.60976472377" calcext:value-type="float">
            <text:p>-247.60976472377</text:p>
          </table:table-cell>
        </table:table-row>
        <table:table-row table:style-name="ro1">
          <table:table-cell office:value-type="string" calcext:value-type="string">
            <text:p>-0.0000005553110065-0.0000000000001901j</text:p>
          </table:table-cell>
          <table:table-cell table:formula="of:=(ROW()-2)/1024" office:value-type="float" office:value="0.9111328125" calcext:value-type="float">
            <text:p>0.9111328125</text:p>
          </table:table-cell>
          <table:table-cell table:formula="of:=20*LOG10(ABS(IMREAL([.A935]))+1E-018)" office:value-type="float" office:value="-125.109274370805" calcext:value-type="float">
            <text:p>-125.109274370805</text:p>
          </table:table-cell>
        </table:table-row>
        <table:table-row table:style-name="ro1">
          <table:table-cell office:value-type="string" calcext:value-type="string">
            <text:p>-0.0000000000003127-0.0000000000001358j</text:p>
          </table:table-cell>
          <table:table-cell table:formula="of:=(ROW()-2)/1024" office:value-type="float" office:value="0.912109375" calcext:value-type="float">
            <text:p>0.912109375</text:p>
          </table:table-cell>
          <table:table-cell table:formula="of:=20*LOG10(ABS(IMREAL([.A936]))+1E-018)" office:value-type="float" office:value="-250.097414598116" calcext:value-type="float">
            <text:p>-250.097414598116</text:p>
          </table:table-cell>
        </table:table-row>
        <table:table-row table:style-name="ro1">
          <table:table-cell office:value-type="string" calcext:value-type="string">
            <text:p>-0.0000003220389521-0.0000000000000814j</text:p>
          </table:table-cell>
          <table:table-cell table:formula="of:=(ROW()-2)/1024" office:value-type="float" office:value="0.9130859375" calcext:value-type="float">
            <text:p>0.9130859375</text:p>
          </table:table-cell>
          <table:table-cell table:formula="of:=20*LOG10(ABS(IMREAL([.A937]))+1E-018)" office:value-type="float" office:value="-129.841831904008" calcext:value-type="float">
            <text:p>-129.841831904008</text:p>
          </table:table-cell>
        </table:table-row>
        <table:table-row table:style-name="ro1">
          <table:table-cell office:value-type="string" calcext:value-type="string">
            <text:p>-0.0000000000003755-0.0000000000001347j</text:p>
          </table:table-cell>
          <table:table-cell table:formula="of:=(ROW()-2)/1024" office:value-type="float" office:value="0.9140625" calcext:value-type="float">
            <text:p>0.9140625</text:p>
          </table:table-cell>
          <table:table-cell table:formula="of:=20*LOG10(ABS(IMREAL([.A938]))+1E-018)" office:value-type="float" office:value="-248.507778041697" calcext:value-type="float">
            <text:p>-248.507778041697</text:p>
          </table:table-cell>
        </table:table-row>
        <table:table-row table:style-name="ro1">
          <table:table-cell office:value-type="string" calcext:value-type="string">
            <text:p>-0.0000002687455923-0.0000000000001882j</text:p>
          </table:table-cell>
          <table:table-cell table:formula="of:=(ROW()-2)/1024" office:value-type="float" office:value="0.9150390625" calcext:value-type="float">
            <text:p>0.9150390625</text:p>
          </table:table-cell>
          <table:table-cell table:formula="of:=20*LOG10(ABS(IMREAL([.A939]))+1E-018)" office:value-type="float" office:value="-131.413172997717" calcext:value-type="float">
            <text:p>-131.413172997717</text:p>
          </table:table-cell>
        </table:table-row>
        <table:table-row table:style-name="ro1">
          <table:table-cell office:value-type="string" calcext:value-type="string">
            <text:p>-0.0000000000002751-0.0000000000001339j</text:p>
          </table:table-cell>
          <table:table-cell table:formula="of:=(ROW()-2)/1024" office:value-type="float" office:value="0.916015625" calcext:value-type="float">
            <text:p>0.916015625</text:p>
          </table:table-cell>
          <table:table-cell table:formula="of:=20*LOG10(ABS(IMREAL([.A940]))+1E-018)" office:value-type="float" office:value="-251.210156618692" calcext:value-type="float">
            <text:p>-251.210156618692</text:p>
          </table:table-cell>
        </table:table-row>
        <table:table-row table:style-name="ro1">
          <table:table-cell office:value-type="string" calcext:value-type="string">
            <text:p>0.0000000720192953-0.0000000000000797j</text:p>
          </table:table-cell>
          <table:table-cell table:formula="of:=(ROW()-2)/1024" office:value-type="float" office:value="0.9169921875" calcext:value-type="float">
            <text:p>0.9169921875</text:p>
          </table:table-cell>
          <table:table-cell table:formula="of:=20*LOG10(ABS(IMREAL([.A941]))+1E-018)" office:value-type="float" office:value="-142.851022649127" calcext:value-type="float">
            <text:p>-142.851022649127</text:p>
          </table:table-cell>
        </table:table-row>
        <table:table-row table:style-name="ro1">
          <table:table-cell office:value-type="string" calcext:value-type="string">
            <text:p>-0.0000000000003408-0.0000000000001333j</text:p>
          </table:table-cell>
          <table:table-cell table:formula="of:=(ROW()-2)/1024" office:value-type="float" office:value="0.91796875" calcext:value-type="float">
            <text:p>0.91796875</text:p>
          </table:table-cell>
          <table:table-cell table:formula="of:=20*LOG10(ABS(IMREAL([.A942]))+1E-018)" office:value-type="float" office:value="-249.349982791379" calcext:value-type="float">
            <text:p>-249.349982791379</text:p>
          </table:table-cell>
        </table:table-row>
        <table:table-row table:style-name="ro1">
          <table:table-cell office:value-type="string" calcext:value-type="string">
            <text:p>0.0000003114212157-0.0000000000001868j</text:p>
          </table:table-cell>
          <table:table-cell table:formula="of:=(ROW()-2)/1024" office:value-type="float" office:value="0.9189453125" calcext:value-type="float">
            <text:p>0.9189453125</text:p>
          </table:table-cell>
          <table:table-cell table:formula="of:=20*LOG10(ABS(IMREAL([.A943]))+1E-018)" office:value-type="float" office:value="-130.133036085325" calcext:value-type="float">
            <text:p>-130.133036085325</text:p>
          </table:table-cell>
        </table:table-row>
        <table:table-row table:style-name="ro1">
          <table:table-cell office:value-type="string" calcext:value-type="string">
            <text:p>-0.0000000000002431-0.0000000000001325j</text:p>
          </table:table-cell>
          <table:table-cell table:formula="of:=(ROW()-2)/1024" office:value-type="float" office:value="0.919921875" calcext:value-type="float">
            <text:p>0.919921875</text:p>
          </table:table-cell>
          <table:table-cell table:formula="of:=20*LOG10(ABS(IMREAL([.A944]))+1E-018)" office:value-type="float" office:value="-252.284265093509" calcext:value-type="float">
            <text:p>-252.284265093509</text:p>
          </table:table-cell>
        </table:table-row>
        <table:table-row table:style-name="ro1">
          <table:table-cell office:value-type="string" calcext:value-type="string">
            <text:p>-0.0000005219161622-0.0000000000000784j</text:p>
          </table:table-cell>
          <table:table-cell table:formula="of:=(ROW()-2)/1024" office:value-type="float" office:value="0.9208984375" calcext:value-type="float">
            <text:p>0.9208984375</text:p>
          </table:table-cell>
          <table:table-cell table:formula="of:=20*LOG10(ABS(IMREAL([.A945]))+1E-018)" office:value-type="float" office:value="-125.647985082395" calcext:value-type="float">
            <text:p>-125.647985082395</text:p>
          </table:table-cell>
        </table:table-row>
        <table:table-row table:style-name="ro1">
          <table:table-cell office:value-type="string" calcext:value-type="string">
            <text:p>-0.0000000000003110-0.0000000000001319j</text:p>
          </table:table-cell>
          <table:table-cell table:formula="of:=(ROW()-2)/1024" office:value-type="float" office:value="0.921875" calcext:value-type="float">
            <text:p>0.921875</text:p>
          </table:table-cell>
          <table:table-cell table:formula="of:=20*LOG10(ABS(IMREAL([.A946]))+1E-018)" office:value-type="float" office:value="-250.144764290603" calcext:value-type="float">
            <text:p>-250.144764290603</text:p>
          </table:table-cell>
        </table:table-row>
        <table:table-row table:style-name="ro1">
          <table:table-cell office:value-type="string" calcext:value-type="string">
            <text:p>-0.0000001533535182-0.0000000000001855j</text:p>
          </table:table-cell>
          <table:table-cell table:formula="of:=(ROW()-2)/1024" office:value-type="float" office:value="0.9228515625" calcext:value-type="float">
            <text:p>0.9228515625</text:p>
          </table:table-cell>
          <table:table-cell table:formula="of:=20*LOG10(ABS(IMREAL([.A947]))+1E-018)" office:value-type="float" office:value="-136.28612512167" calcext:value-type="float">
            <text:p>-136.28612512167</text:p>
          </table:table-cell>
        </table:table-row>
        <table:table-row table:style-name="ro1">
          <table:table-cell office:value-type="string" calcext:value-type="string">
            <text:p>-0.0000000000002152-0.0000000000001314j</text:p>
          </table:table-cell>
          <table:table-cell table:formula="of:=(ROW()-2)/1024" office:value-type="float" office:value="0.923828125" calcext:value-type="float">
            <text:p>0.923828125</text:p>
          </table:table-cell>
          <table:table-cell table:formula="of:=20*LOG10(ABS(IMREAL([.A948]))+1E-018)" office:value-type="float" office:value="-253.343114298266" calcext:value-type="float">
            <text:p>-253.343114298266</text:p>
          </table:table-cell>
        </table:table-row>
        <table:table-row table:style-name="ro1">
          <table:table-cell office:value-type="string" calcext:value-type="string">
            <text:p>-0.0000008732039368-0.0000000000000772j</text:p>
          </table:table-cell>
          <table:table-cell table:formula="of:=(ROW()-2)/1024" office:value-type="float" office:value="0.9248046875" calcext:value-type="float">
            <text:p>0.9248046875</text:p>
          </table:table-cell>
          <table:table-cell table:formula="of:=20*LOG10(ABS(IMREAL([.A949]))+1E-018)" office:value-type="float" office:value="-121.177686299224" calcext:value-type="float">
            <text:p>-121.177686299224</text:p>
          </table:table-cell>
        </table:table-row>
        <table:table-row table:style-name="ro1">
          <table:table-cell office:value-type="string" calcext:value-type="string">
            <text:p>-0.0000000000002849-0.0000000000001308j</text:p>
          </table:table-cell>
          <table:table-cell table:formula="of:=(ROW()-2)/1024" office:value-type="float" office:value="0.92578125" calcext:value-type="float">
            <text:p>0.92578125</text:p>
          </table:table-cell>
          <table:table-cell table:formula="of:=20*LOG10(ABS(IMREAL([.A950]))+1E-018)" office:value-type="float" office:value="-250.906120527761" calcext:value-type="float">
            <text:p>-250.906120527761</text:p>
          </table:table-cell>
        </table:table-row>
        <table:table-row table:style-name="ro1">
          <table:table-cell office:value-type="string" calcext:value-type="string">
            <text:p>0.0000005342563002-0.0000000000001844j</text:p>
          </table:table-cell>
          <table:table-cell table:formula="of:=(ROW()-2)/1024" office:value-type="float" office:value="0.9267578125" calcext:value-type="float">
            <text:p>0.9267578125</text:p>
          </table:table-cell>
          <table:table-cell table:formula="of:=20*LOG10(ABS(IMREAL([.A951]))+1E-018)" office:value-type="float" office:value="-125.445006954587" calcext:value-type="float">
            <text:p>-125.445006954587</text:p>
          </table:table-cell>
        </table:table-row>
        <table:table-row table:style-name="ro1">
          <table:table-cell office:value-type="string" calcext:value-type="string">
            <text:p>-0.0000000000001907-0.0000000000001304j</text:p>
          </table:table-cell>
          <table:table-cell table:formula="of:=(ROW()-2)/1024" office:value-type="float" office:value="0.927734375" calcext:value-type="float">
            <text:p>0.927734375</text:p>
          </table:table-cell>
          <table:table-cell table:formula="of:=20*LOG10(ABS(IMREAL([.A952]))+1E-018)" office:value-type="float" office:value="-254.392940591797" calcext:value-type="float">
            <text:p>-254.392940591797</text:p>
          </table:table-cell>
        </table:table-row>
        <table:table-row table:style-name="ro1">
          <table:table-cell office:value-type="string" calcext:value-type="string">
            <text:p>-0.0000000208755385-0.0000000000000762j</text:p>
          </table:table-cell>
          <table:table-cell table:formula="of:=(ROW()-2)/1024" office:value-type="float" office:value="0.9287109375" calcext:value-type="float">
            <text:p>0.9287109375</text:p>
          </table:table-cell>
          <table:table-cell table:formula="of:=20*LOG10(ABS(IMREAL([.A953]))+1E-018)" office:value-type="float" office:value="-153.607246254615" calcext:value-type="float">
            <text:p>-153.607246254615</text:p>
          </table:table-cell>
        </table:table-row>
        <table:table-row table:style-name="ro1">
          <table:table-cell office:value-type="string" calcext:value-type="string">
            <text:p>-0.0000000000002618-0.0000000000001299j</text:p>
          </table:table-cell>
          <table:table-cell table:formula="of:=(ROW()-2)/1024" office:value-type="float" office:value="0.9296875" calcext:value-type="float">
            <text:p>0.9296875</text:p>
          </table:table-cell>
          <table:table-cell table:formula="of:=20*LOG10(ABS(IMREAL([.A954]))+1E-018)" office:value-type="float" office:value="-251.640573978192" calcext:value-type="float">
            <text:p>-251.640573978192</text:p>
          </table:table-cell>
        </table:table-row>
        <table:table-row table:style-name="ro1">
          <table:table-cell office:value-type="string" calcext:value-type="string">
            <text:p>0.0000002124417674-0.0000000000001836j</text:p>
          </table:table-cell>
          <table:table-cell table:formula="of:=(ROW()-2)/1024" office:value-type="float" office:value="0.9306640625" calcext:value-type="float">
            <text:p>0.9306640625</text:p>
          </table:table-cell>
          <table:table-cell table:formula="of:=20*LOG10(ABS(IMREAL([.A955]))+1E-018)" office:value-type="float" office:value="-133.455201882837" calcext:value-type="float">
            <text:p>-133.455201882837</text:p>
          </table:table-cell>
        </table:table-row>
        <table:table-row table:style-name="ro1">
          <table:table-cell office:value-type="string" calcext:value-type="string">
            <text:p>-0.0000000000001689-0.0000000000001295j</text:p>
          </table:table-cell>
          <table:table-cell table:formula="of:=(ROW()-2)/1024" office:value-type="float" office:value="0.931640625" calcext:value-type="float">
            <text:p>0.931640625</text:p>
          </table:table-cell>
          <table:table-cell table:formula="of:=20*LOG10(ABS(IMREAL([.A956]))+1E-018)" office:value-type="float" office:value="-255.447355582506" calcext:value-type="float">
            <text:p>-255.447355582506</text:p>
          </table:table-cell>
        </table:table-row>
        <table:table-row table:style-name="ro1">
          <table:table-cell office:value-type="string" calcext:value-type="string">
            <text:p>-0.0000005931091110-0.0000000000000755j</text:p>
          </table:table-cell>
          <table:table-cell table:formula="of:=(ROW()-2)/1024" office:value-type="float" office:value="0.9326171875" calcext:value-type="float">
            <text:p>0.9326171875</text:p>
          </table:table-cell>
          <table:table-cell table:formula="of:=20*LOG10(ABS(IMREAL([.A957]))+1E-018)" office:value-type="float" office:value="-124.537308090668" calcext:value-type="float">
            <text:p>-124.537308090668</text:p>
          </table:table-cell>
        </table:table-row>
        <table:table-row table:style-name="ro1">
          <table:table-cell office:value-type="string" calcext:value-type="string">
            <text:p>-0.0000000000002412-0.0000000000001292j</text:p>
          </table:table-cell>
          <table:table-cell table:formula="of:=(ROW()-2)/1024" office:value-type="float" office:value="0.93359375" calcext:value-type="float">
            <text:p>0.93359375</text:p>
          </table:table-cell>
          <table:table-cell table:formula="of:=20*LOG10(ABS(IMREAL([.A958]))+1E-018)" office:value-type="float" office:value="-252.352417919561" calcext:value-type="float">
            <text:p>-252.352417919561</text:p>
          </table:table-cell>
        </table:table-row>
        <table:table-row table:style-name="ro1">
          <table:table-cell office:value-type="string" calcext:value-type="string">
            <text:p>-0.0000008064151947-0.0000000000001829j</text:p>
          </table:table-cell>
          <table:table-cell table:formula="of:=(ROW()-2)/1024" office:value-type="float" office:value="0.9345703125" calcext:value-type="float">
            <text:p>0.9345703125</text:p>
          </table:table-cell>
          <table:table-cell table:formula="of:=20*LOG10(ABS(IMREAL([.A959]))+1E-018)" office:value-type="float" office:value="-121.868825954463" calcext:value-type="float">
            <text:p>-121.868825954463</text:p>
          </table:table-cell>
        </table:table-row>
        <table:table-row table:style-name="ro1">
          <table:table-cell office:value-type="string" calcext:value-type="string">
            <text:p>-0.0000000000001493-0.0000000000001289j</text:p>
          </table:table-cell>
          <table:table-cell table:formula="of:=(ROW()-2)/1024" office:value-type="float" office:value="0.935546875" calcext:value-type="float">
            <text:p>0.935546875</text:p>
          </table:table-cell>
          <table:table-cell table:formula="of:=20*LOG10(ABS(IMREAL([.A960]))+1E-018)" office:value-type="float" office:value="-256.518745668269" calcext:value-type="float">
            <text:p>-256.518745668269</text:p>
          </table:table-cell>
        </table:table-row>
        <table:table-row table:style-name="ro1">
          <table:table-cell office:value-type="string" calcext:value-type="string">
            <text:p>-0.0000004668269265-0.0000000000000748j</text:p>
          </table:table-cell>
          <table:table-cell table:formula="of:=(ROW()-2)/1024" office:value-type="float" office:value="0.9365234375" calcext:value-type="float">
            <text:p>0.9365234375</text:p>
          </table:table-cell>
          <table:table-cell table:formula="of:=20*LOG10(ABS(IMREAL([.A961]))+1E-018)" office:value-type="float" office:value="-126.616882037386" calcext:value-type="float">
            <text:p>-126.616882037386</text:p>
          </table:table-cell>
        </table:table-row>
        <table:table-row table:style-name="ro1">
          <table:table-cell office:value-type="string" calcext:value-type="string">
            <text:p>-0.0000000000002225-0.0000000000001286j</text:p>
          </table:table-cell>
          <table:table-cell table:formula="of:=(ROW()-2)/1024" office:value-type="float" office:value="0.9375" calcext:value-type="float">
            <text:p>0.9375</text:p>
          </table:table-cell>
          <table:table-cell table:formula="of:=20*LOG10(ABS(IMREAL([.A962]))+1E-018)" office:value-type="float" office:value="-253.053360656042" calcext:value-type="float">
            <text:p>-253.053360656042</text:p>
          </table:table-cell>
        </table:table-row>
        <table:table-row table:style-name="ro1">
          <table:table-cell office:value-type="string" calcext:value-type="string">
            <text:p>-0.0000003735619874-0.0000000000001823j</text:p>
          </table:table-cell>
          <table:table-cell table:formula="of:=(ROW()-2)/1024" office:value-type="float" office:value="0.9384765625" calcext:value-type="float">
            <text:p>0.9384765625</text:p>
          </table:table-cell>
          <table:table-cell table:formula="of:=20*LOG10(ABS(IMREAL([.A963]))+1E-018)" office:value-type="float" office:value="-128.55274645515" calcext:value-type="float">
            <text:p>-128.55274645515</text:p>
          </table:table-cell>
        </table:table-row>
        <table:table-row table:style-name="ro1">
          <table:table-cell office:value-type="string" calcext:value-type="string">
            <text:p>-0.0000000000001315-0.0000000000001283j</text:p>
          </table:table-cell>
          <table:table-cell table:formula="of:=(ROW()-2)/1024" office:value-type="float" office:value="0.939453125" calcext:value-type="float">
            <text:p>0.939453125</text:p>
          </table:table-cell>
          <table:table-cell table:formula="of:=20*LOG10(ABS(IMREAL([.A964]))+1E-018)" office:value-type="float" office:value="-257.621418891343" calcext:value-type="float">
            <text:p>-257.621418891343</text:p>
          </table:table-cell>
        </table:table-row>
        <table:table-row table:style-name="ro1">
          <table:table-cell office:value-type="string" calcext:value-type="string">
            <text:p>0.0000009519581308-0.0000000000000743j</text:p>
          </table:table-cell>
          <table:table-cell table:formula="of:=(ROW()-2)/1024" office:value-type="float" office:value="0.9404296875" calcext:value-type="float">
            <text:p>0.9404296875</text:p>
          </table:table-cell>
          <table:table-cell table:formula="of:=20*LOG10(ABS(IMREAL([.A965]))+1E-018)" office:value-type="float" office:value="-120.427643048318" calcext:value-type="float">
            <text:p>-120.427643048318</text:p>
          </table:table-cell>
        </table:table-row>
        <table:table-row table:style-name="ro1">
          <table:table-cell office:value-type="string" calcext:value-type="string">
            <text:p>-0.0000000000002055-0.0000000000001281j</text:p>
          </table:table-cell>
          <table:table-cell table:formula="of:=(ROW()-2)/1024" office:value-type="float" office:value="0.94140625" calcext:value-type="float">
            <text:p>0.94140625</text:p>
          </table:table-cell>
          <table:table-cell table:formula="of:=20*LOG10(ABS(IMREAL([.A966]))+1E-018)" office:value-type="float" office:value="-253.743721208758" calcext:value-type="float">
            <text:p>-253.743721208758</text:p>
          </table:table-cell>
        </table:table-row>
        <table:table-row table:style-name="ro1">
          <table:table-cell office:value-type="string" calcext:value-type="string">
            <text:p>-0.0000006765262515-0.0000000000001818j</text:p>
          </table:table-cell>
          <table:table-cell table:formula="of:=(ROW()-2)/1024" office:value-type="float" office:value="0.9423828125" calcext:value-type="float">
            <text:p>0.9423828125</text:p>
          </table:table-cell>
          <table:table-cell table:formula="of:=20*LOG10(ABS(IMREAL([.A967]))+1E-018)" office:value-type="float" office:value="-123.394306932966" calcext:value-type="float">
            <text:p>-123.394306932966</text:p>
          </table:table-cell>
        </table:table-row>
        <table:table-row table:style-name="ro1">
          <table:table-cell office:value-type="string" calcext:value-type="string">
            <text:p>-0.0000000000001152-0.0000000000001278j</text:p>
          </table:table-cell>
          <table:table-cell table:formula="of:=(ROW()-2)/1024" office:value-type="float" office:value="0.943359375" calcext:value-type="float">
            <text:p>0.943359375</text:p>
          </table:table-cell>
          <table:table-cell table:formula="of:=20*LOG10(ABS(IMREAL([.A968]))+1E-018)" office:value-type="float" office:value="-258.770875020236" calcext:value-type="float">
            <text:p>-258.770875020236</text:p>
          </table:table-cell>
        </table:table-row>
        <table:table-row table:style-name="ro1">
          <table:table-cell office:value-type="string" calcext:value-type="string">
            <text:p>0.0000012348100420-0.0000000000000739j</text:p>
          </table:table-cell>
          <table:table-cell table:formula="of:=(ROW()-2)/1024" office:value-type="float" office:value="0.9443359375" calcext:value-type="float">
            <text:p>0.9443359375</text:p>
          </table:table-cell>
          <table:table-cell table:formula="of:=20*LOG10(ABS(IMREAL([.A969]))+1E-018)" office:value-type="float" office:value="-118.167996946159" calcext:value-type="float">
            <text:p>-118.167996946159</text:p>
          </table:table-cell>
        </table:table-row>
        <table:table-row table:style-name="ro1">
          <table:table-cell office:value-type="string" calcext:value-type="string">
            <text:p>-0.0000000000001898-0.0000000000001276j</text:p>
          </table:table-cell>
          <table:table-cell table:formula="of:=(ROW()-2)/1024" office:value-type="float" office:value="0.9453125" calcext:value-type="float">
            <text:p>0.9453125</text:p>
          </table:table-cell>
          <table:table-cell table:formula="of:=20*LOG10(ABS(IMREAL([.A970]))+1E-018)" office:value-type="float" office:value="-254.434030074914" calcext:value-type="float">
            <text:p>-254.434030074914</text:p>
          </table:table-cell>
        </table:table-row>
        <table:table-row table:style-name="ro1">
          <table:table-cell office:value-type="string" calcext:value-type="string">
            <text:p>0.0000000153222746-0.0000000000001815j</text:p>
          </table:table-cell>
          <table:table-cell table:formula="of:=(ROW()-2)/1024" office:value-type="float" office:value="0.9462890625" calcext:value-type="float">
            <text:p>0.9462890625</text:p>
          </table:table-cell>
          <table:table-cell table:formula="of:=20*LOG10(ABS(IMREAL([.A971]))+1E-018)" office:value-type="float" office:value="-156.293535172742" calcext:value-type="float">
            <text:p>-156.293535172742</text:p>
          </table:table-cell>
        </table:table-row>
        <table:table-row table:style-name="ro1">
          <table:table-cell office:value-type="string" calcext:value-type="string">
            <text:p>-0.0000000000001001-0.0000000000001275j</text:p>
          </table:table-cell>
          <table:table-cell table:formula="of:=(ROW()-2)/1024" office:value-type="float" office:value="0.947265625" calcext:value-type="float">
            <text:p>0.947265625</text:p>
          </table:table-cell>
          <table:table-cell table:formula="of:=20*LOG10(ABS(IMREAL([.A972]))+1E-018)" office:value-type="float" office:value="-259.991231678723" calcext:value-type="float">
            <text:p>-259.991231678723</text:p>
          </table:table-cell>
        </table:table-row>
        <table:table-row table:style-name="ro1">
          <table:table-cell office:value-type="string" calcext:value-type="string">
            <text:p>0.0000010449147900-0.0000000000000735j</text:p>
          </table:table-cell>
          <table:table-cell table:formula="of:=(ROW()-2)/1024" office:value-type="float" office:value="0.9482421875" calcext:value-type="float">
            <text:p>0.9482421875</text:p>
          </table:table-cell>
          <table:table-cell table:formula="of:=20*LOG10(ABS(IMREAL([.A973]))+1E-018)" office:value-type="float" office:value="-119.618382473187" calcext:value-type="float">
            <text:p>-119.618382473187</text:p>
          </table:table-cell>
        </table:table-row>
        <table:table-row table:style-name="ro1">
          <table:table-cell office:value-type="string" calcext:value-type="string">
            <text:p>-0.0000000000001753-0.0000000000001272j</text:p>
          </table:table-cell>
          <table:table-cell table:formula="of:=(ROW()-2)/1024" office:value-type="float" office:value="0.94921875" calcext:value-type="float">
            <text:p>0.94921875</text:p>
          </table:table-cell>
          <table:table-cell table:formula="of:=20*LOG10(ABS(IMREAL([.A974]))+1E-018)" office:value-type="float" office:value="-255.124312129551" calcext:value-type="float">
            <text:p>-255.124312129551</text:p>
          </table:table-cell>
        </table:table-row>
        <table:table-row table:style-name="ro1">
          <table:table-cell office:value-type="string" calcext:value-type="string">
            <text:p>-0.0000000014244111-0.0000000000001810j</text:p>
          </table:table-cell>
          <table:table-cell table:formula="of:=(ROW()-2)/1024" office:value-type="float" office:value="0.9501953125" calcext:value-type="float">
            <text:p>0.9501953125</text:p>
          </table:table-cell>
          <table:table-cell table:formula="of:=20*LOG10(ABS(IMREAL([.A975]))+1E-018)" office:value-type="float" office:value="-176.927293007113" calcext:value-type="float">
            <text:p>-176.927293007113</text:p>
          </table:table-cell>
        </table:table-row>
        <table:table-row table:style-name="ro1">
          <table:table-cell office:value-type="string" calcext:value-type="string">
            <text:p>-0.0000000000000861-0.0000000000001271j</text:p>
          </table:table-cell>
          <table:table-cell table:formula="of:=(ROW()-2)/1024" office:value-type="float" office:value="0.951171875" calcext:value-type="float">
            <text:p>0.951171875</text:p>
          </table:table-cell>
          <table:table-cell table:formula="of:=20*LOG10(ABS(IMREAL([.A976]))+1E-018)" office:value-type="float" office:value="-261.2998360901" calcext:value-type="float">
            <text:p>-261.2998360901</text:p>
          </table:table-cell>
        </table:table-row>
        <table:table-row table:style-name="ro1">
          <table:table-cell office:value-type="string" calcext:value-type="string">
            <text:p>-0.0000004357249886-0.0000000000000731j</text:p>
          </table:table-cell>
          <table:table-cell table:formula="of:=(ROW()-2)/1024" office:value-type="float" office:value="0.9521484375" calcext:value-type="float">
            <text:p>0.9521484375</text:p>
          </table:table-cell>
          <table:table-cell table:formula="of:=20*LOG10(ABS(IMREAL([.A977]))+1E-018)" office:value-type="float" office:value="-127.215750655757" calcext:value-type="float">
            <text:p>-127.215750655757</text:p>
          </table:table-cell>
        </table:table-row>
        <table:table-row table:style-name="ro1">
          <table:table-cell office:value-type="string" calcext:value-type="string">
            <text:p>-0.0000000000001617-0.0000000000001269j</text:p>
          </table:table-cell>
          <table:table-cell table:formula="of:=(ROW()-2)/1024" office:value-type="float" office:value="0.953125" calcext:value-type="float">
            <text:p>0.953125</text:p>
          </table:table-cell>
          <table:table-cell table:formula="of:=20*LOG10(ABS(IMREAL([.A978]))+1E-018)" office:value-type="float" office:value="-255.825745885961" calcext:value-type="float">
            <text:p>-255.825745885961</text:p>
          </table:table-cell>
        </table:table-row>
        <table:table-row table:style-name="ro1">
          <table:table-cell office:value-type="string" calcext:value-type="string">
            <text:p>-0.0000011574743145-0.0000000000001807j</text:p>
          </table:table-cell>
          <table:table-cell table:formula="of:=(ROW()-2)/1024" office:value-type="float" office:value="0.9541015625" calcext:value-type="float">
            <text:p>0.9541015625</text:p>
          </table:table-cell>
          <table:table-cell table:formula="of:=20*LOG10(ABS(IMREAL([.A979]))+1E-018)" office:value-type="float" office:value="-118.729772752537" calcext:value-type="float">
            <text:p>-118.729772752537</text:p>
          </table:table-cell>
        </table:table-row>
        <table:table-row table:style-name="ro1">
          <table:table-cell office:value-type="string" calcext:value-type="string">
            <text:p>-0.0000000000000729-0.0000000000001268j</text:p>
          </table:table-cell>
          <table:table-cell table:formula="of:=(ROW()-2)/1024" office:value-type="float" office:value="0.955078125" calcext:value-type="float">
            <text:p>0.955078125</text:p>
          </table:table-cell>
          <table:table-cell table:formula="of:=20*LOG10(ABS(IMREAL([.A980]))+1E-018)" office:value-type="float" office:value="-262.745330286452" calcext:value-type="float">
            <text:p>-262.745330286452</text:p>
          </table:table-cell>
        </table:table-row>
        <table:table-row table:style-name="ro1">
          <table:table-cell office:value-type="string" calcext:value-type="string">
            <text:p>-0.0000015110910284-0.0000000000000728j</text:p>
          </table:table-cell>
          <table:table-cell table:formula="of:=(ROW()-2)/1024" office:value-type="float" office:value="0.9560546875" calcext:value-type="float">
            <text:p>0.9560546875</text:p>
          </table:table-cell>
          <table:table-cell table:formula="of:=20*LOG10(ABS(IMREAL([.A981]))+1E-018)" office:value-type="float" office:value="-116.414187457872" calcext:value-type="float">
            <text:p>-116.414187457872</text:p>
          </table:table-cell>
        </table:table-row>
        <table:table-row table:style-name="ro1">
          <table:table-cell office:value-type="string" calcext:value-type="string">
            <text:p>-0.0000000000001490-0.0000000000001266j</text:p>
          </table:table-cell>
          <table:table-cell table:formula="of:=(ROW()-2)/1024" office:value-type="float" office:value="0.95703125" calcext:value-type="float">
            <text:p>0.95703125</text:p>
          </table:table-cell>
          <table:table-cell table:formula="of:=20*LOG10(ABS(IMREAL([.A982]))+1E-018)" office:value-type="float" office:value="-256.536216337389" calcext:value-type="float">
            <text:p>-256.536216337389</text:p>
          </table:table-cell>
        </table:table-row>
        <table:table-row table:style-name="ro1">
          <table:table-cell office:value-type="string" calcext:value-type="string">
            <text:p>0.0000010294156886-0.0000000000001805j</text:p>
          </table:table-cell>
          <table:table-cell table:formula="of:=(ROW()-2)/1024" office:value-type="float" office:value="0.9580078125" calcext:value-type="float">
            <text:p>0.9580078125</text:p>
          </table:table-cell>
          <table:table-cell table:formula="of:=20*LOG10(ABS(IMREAL([.A983]))+1E-018)" office:value-type="float" office:value="-119.748184345169" calcext:value-type="float">
            <text:p>-119.748184345169</text:p>
          </table:table-cell>
        </table:table-row>
        <table:table-row table:style-name="ro1">
          <table:table-cell office:value-type="string" calcext:value-type="string">
            <text:p>-0.0000000000000605-0.0000000000001265j</text:p>
          </table:table-cell>
          <table:table-cell table:formula="of:=(ROW()-2)/1024" office:value-type="float" office:value="0.958984375" calcext:value-type="float">
            <text:p>0.958984375</text:p>
          </table:table-cell>
          <table:table-cell table:formula="of:=20*LOG10(ABS(IMREAL([.A984]))+1E-018)" office:value-type="float" office:value="-264.364748939713" calcext:value-type="float">
            <text:p>-264.364748939713</text:p>
          </table:table-cell>
        </table:table-row>
        <table:table-row table:style-name="ro1">
          <table:table-cell office:value-type="string" calcext:value-type="string">
            <text:p>-0.0000002504355406-0.0000000000000726j</text:p>
          </table:table-cell>
          <table:table-cell table:formula="of:=(ROW()-2)/1024" office:value-type="float" office:value="0.9599609375" calcext:value-type="float">
            <text:p>0.9599609375</text:p>
          </table:table-cell>
          <table:table-cell table:formula="of:=20*LOG10(ABS(IMREAL([.A985]))+1E-018)" office:value-type="float" office:value="-132.026080762298" calcext:value-type="float">
            <text:p>-132.026080762298</text:p>
          </table:table-cell>
        </table:table-row>
        <table:table-row table:style-name="ro1">
          <table:table-cell office:value-type="string" calcext:value-type="string">
            <text:p>-0.0000000000001369-0.0000000000001264j</text:p>
          </table:table-cell>
          <table:table-cell table:formula="of:=(ROW()-2)/1024" office:value-type="float" office:value="0.9609375" calcext:value-type="float">
            <text:p>0.9609375</text:p>
          </table:table-cell>
          <table:table-cell table:formula="of:=20*LOG10(ABS(IMREAL([.A986]))+1E-018)" office:value-type="float" office:value="-257.271867590586" calcext:value-type="float">
            <text:p>-257.271867590586</text:p>
          </table:table-cell>
        </table:table-row>
        <table:table-row table:style-name="ro1">
          <table:table-cell office:value-type="string" calcext:value-type="string">
            <text:p>-0.0000001999192069-0.0000000000001802j</text:p>
          </table:table-cell>
          <table:table-cell table:formula="of:=(ROW()-2)/1024" office:value-type="float" office:value="0.9619140625" calcext:value-type="float">
            <text:p>0.9619140625</text:p>
          </table:table-cell>
          <table:table-cell table:formula="of:=20*LOG10(ABS(IMREAL([.A987]))+1E-018)" office:value-type="float" office:value="-133.982909595335" calcext:value-type="float">
            <text:p>-133.982909595335</text:p>
          </table:table-cell>
        </table:table-row>
        <table:table-row table:style-name="ro1">
          <table:table-cell office:value-type="string" calcext:value-type="string">
            <text:p>-0.0000000000000487-0.0000000000001263j</text:p>
          </table:table-cell>
          <table:table-cell table:formula="of:=(ROW()-2)/1024" office:value-type="float" office:value="0.962890625" calcext:value-type="float">
            <text:p>0.962890625</text:p>
          </table:table-cell>
          <table:table-cell table:formula="of:=20*LOG10(ABS(IMREAL([.A988]))+1E-018)" office:value-type="float" office:value="-266.249242422515" calcext:value-type="float">
            <text:p>-266.249242422515</text:p>
          </table:table-cell>
        </table:table-row>
        <table:table-row table:style-name="ro1">
          <table:table-cell office:value-type="string" calcext:value-type="string">
            <text:p>-0.0000008926692577-0.0000000000000724j</text:p>
          </table:table-cell>
          <table:table-cell table:formula="of:=(ROW()-2)/1024" office:value-type="float" office:value="0.9638671875" calcext:value-type="float">
            <text:p>0.9638671875</text:p>
          </table:table-cell>
          <table:table-cell table:formula="of:=20*LOG10(ABS(IMREAL([.A989]))+1E-018)" office:value-type="float" office:value="-120.986188429441" calcext:value-type="float">
            <text:p>-120.986188429441</text:p>
          </table:table-cell>
        </table:table-row>
        <table:table-row table:style-name="ro1">
          <table:table-cell office:value-type="string" calcext:value-type="string">
            <text:p>-0.0000000000001253-0.0000000000001262j</text:p>
          </table:table-cell>
          <table:table-cell table:formula="of:=(ROW()-2)/1024" office:value-type="float" office:value="0.96484375" calcext:value-type="float">
            <text:p>0.96484375</text:p>
          </table:table-cell>
          <table:table-cell table:formula="of:=20*LOG10(ABS(IMREAL([.A990]))+1E-018)" office:value-type="float" office:value="-258.040909259646" calcext:value-type="float">
            <text:p>-258.040909259646</text:p>
          </table:table-cell>
        </table:table-row>
        <table:table-row table:style-name="ro1">
          <table:table-cell office:value-type="string" calcext:value-type="string">
            <text:p>0.0000005944530034-0.0000000000001800j</text:p>
          </table:table-cell>
          <table:table-cell table:formula="of:=(ROW()-2)/1024" office:value-type="float" office:value="0.9658203125" calcext:value-type="float">
            <text:p>0.9658203125</text:p>
          </table:table-cell>
          <table:table-cell table:formula="of:=20*LOG10(ABS(IMREAL([.A991]))+1E-018)" office:value-type="float" office:value="-124.517649487698" calcext:value-type="float">
            <text:p>-124.517649487698</text:p>
          </table:table-cell>
        </table:table-row>
        <table:table-row table:style-name="ro1">
          <table:table-cell office:value-type="string" calcext:value-type="string">
            <text:p>-0.0000000000000374-0.0000000000001261j</text:p>
          </table:table-cell>
          <table:table-cell table:formula="of:=(ROW()-2)/1024" office:value-type="float" office:value="0.966796875" calcext:value-type="float">
            <text:p>0.966796875</text:p>
          </table:table-cell>
          <table:table-cell table:formula="of:=20*LOG10(ABS(IMREAL([.A992]))+1E-018)" office:value-type="float" office:value="-268.542335716057" calcext:value-type="float">
            <text:p>-268.542335716057</text:p>
          </table:table-cell>
        </table:table-row>
        <table:table-row table:style-name="ro1">
          <table:table-cell office:value-type="string" calcext:value-type="string">
            <text:p>-0.0000008754498716-0.0000000000000722j</text:p>
          </table:table-cell>
          <table:table-cell table:formula="of:=(ROW()-2)/1024" office:value-type="float" office:value="0.9677734375" calcext:value-type="float">
            <text:p>0.9677734375</text:p>
          </table:table-cell>
          <table:table-cell table:formula="of:=20*LOG10(ABS(IMREAL([.A993]))+1E-018)" office:value-type="float" office:value="-121.155374332795" calcext:value-type="float">
            <text:p>-121.155374332795</text:p>
          </table:table-cell>
        </table:table-row>
        <table:table-row table:style-name="ro1">
          <table:table-cell office:value-type="string" calcext:value-type="string">
            <text:p>-0.0000000000001142-0.0000000000001261j</text:p>
          </table:table-cell>
          <table:table-cell table:formula="of:=(ROW()-2)/1024" office:value-type="float" office:value="0.96875" calcext:value-type="float">
            <text:p>0.96875</text:p>
          </table:table-cell>
          <table:table-cell table:formula="of:=20*LOG10(ABS(IMREAL([.A994]))+1E-018)" office:value-type="float" office:value="-258.846601863558" calcext:value-type="float">
            <text:p>-258.846601863558</text:p>
          </table:table-cell>
        </table:table-row>
        <table:table-row table:style-name="ro1">
          <table:table-cell office:value-type="string" calcext:value-type="string">
            <text:p>0.0000000454457012-0.0000000000001799j</text:p>
          </table:table-cell>
          <table:table-cell table:formula="of:=(ROW()-2)/1024" office:value-type="float" office:value="0.9697265625" calcext:value-type="float">
            <text:p>0.9697265625</text:p>
          </table:table-cell>
          <table:table-cell table:formula="of:=20*LOG10(ABS(IMREAL([.A995]))+1E-018)" office:value-type="float" office:value="-146.850143825509" calcext:value-type="float">
            <text:p>-146.850143825509</text:p>
          </table:table-cell>
        </table:table-row>
        <table:table-row table:style-name="ro1">
          <table:table-cell office:value-type="string" calcext:value-type="string">
            <text:p>-0.0000000000000265-0.0000000000001260j</text:p>
          </table:table-cell>
          <table:table-cell table:formula="of:=(ROW()-2)/1024" office:value-type="float" office:value="0.970703125" calcext:value-type="float">
            <text:p>0.970703125</text:p>
          </table:table-cell>
          <table:table-cell table:formula="of:=20*LOG10(ABS(IMREAL([.A996]))+1E-018)" office:value-type="float" office:value="-271.534754758028" calcext:value-type="float">
            <text:p>-271.534754758028</text:p>
          </table:table-cell>
        </table:table-row>
        <table:table-row table:style-name="ro1">
          <table:table-cell office:value-type="string" calcext:value-type="string">
            <text:p>0.0000013839364892-0.0000000000000721j</text:p>
          </table:table-cell>
          <table:table-cell table:formula="of:=(ROW()-2)/1024" office:value-type="float" office:value="0.9716796875" calcext:value-type="float">
            <text:p>0.9716796875</text:p>
          </table:table-cell>
          <table:table-cell table:formula="of:=20*LOG10(ABS(IMREAL([.A997]))+1E-018)" office:value-type="float" office:value="-117.177676796175" calcext:value-type="float">
            <text:p>-117.177676796175</text:p>
          </table:table-cell>
        </table:table-row>
        <table:table-row table:style-name="ro1">
          <table:table-cell office:value-type="string" calcext:value-type="string">
            <text:p>-0.0000000000001035-0.0000000000001260j</text:p>
          </table:table-cell>
          <table:table-cell table:formula="of:=(ROW()-2)/1024" office:value-type="float" office:value="0.97265625" calcext:value-type="float">
            <text:p>0.97265625</text:p>
          </table:table-cell>
          <table:table-cell table:formula="of:=20*LOG10(ABS(IMREAL([.A998]))+1E-018)" office:value-type="float" office:value="-259.701109082908" calcext:value-type="float">
            <text:p>-259.701109082908</text:p>
          </table:table-cell>
        </table:table-row>
        <table:table-row table:style-name="ro1">
          <table:table-cell office:value-type="string" calcext:value-type="string">
            <text:p>0.0000009030278717-0.0000000000001798j</text:p>
          </table:table-cell>
          <table:table-cell table:formula="of:=(ROW()-2)/1024" office:value-type="float" office:value="0.9736328125" calcext:value-type="float">
            <text:p>0.9736328125</text:p>
          </table:table-cell>
          <table:table-cell table:formula="of:=20*LOG10(ABS(IMREAL([.A999]))+1E-018)" office:value-type="float" office:value="-120.885976902055" calcext:value-type="float">
            <text:p>-120.885976902055</text:p>
          </table:table-cell>
        </table:table-row>
        <table:table-row table:style-name="ro1">
          <table:table-cell office:value-type="string" calcext:value-type="string">
            <text:p>-0.0000000000000159-0.0000000000001259j</text:p>
          </table:table-cell>
          <table:table-cell table:formula="of:=(ROW()-2)/1024" office:value-type="float" office:value="0.974609375" calcext:value-type="float">
            <text:p>0.974609375</text:p>
          </table:table-cell>
          <table:table-cell table:formula="of:=20*LOG10(ABS(IMREAL([.A1000]))+1E-018)" office:value-type="float" office:value="-275.971511248402" calcext:value-type="float">
            <text:p>-275.971511248402</text:p>
          </table:table-cell>
        </table:table-row>
        <table:table-row table:style-name="ro1">
          <table:table-cell office:value-type="string" calcext:value-type="string">
            <text:p>0.0000004088334060-0.0000000000000720j</text:p>
          </table:table-cell>
          <table:table-cell table:formula="of:=(ROW()-2)/1024" office:value-type="float" office:value="0.9755859375" calcext:value-type="float">
            <text:p>0.9755859375</text:p>
          </table:table-cell>
          <table:table-cell table:formula="of:=20*LOG10(ABS(IMREAL([.A1001]))+1E-018)" office:value-type="float" office:value="-127.769072499681" calcext:value-type="float">
            <text:p>-127.769072499681</text:p>
          </table:table-cell>
        </table:table-row>
        <table:table-row table:style-name="ro1">
          <table:table-cell office:value-type="string" calcext:value-type="string">
            <text:p>-0.0000000000000930-0.0000000000001259j</text:p>
          </table:table-cell>
          <table:table-cell table:formula="of:=(ROW()-2)/1024" office:value-type="float" office:value="0.9765625" calcext:value-type="float">
            <text:p>0.9765625</text:p>
          </table:table-cell>
          <table:table-cell table:formula="of:=20*LOG10(ABS(IMREAL([.A1002]))+1E-018)" office:value-type="float" office:value="-260.630247632761" calcext:value-type="float">
            <text:p>-260.630247632761</text:p>
          </table:table-cell>
        </table:table-row>
        <table:table-row table:style-name="ro1">
          <table:table-cell office:value-type="string" calcext:value-type="string">
            <text:p>0.0000003024805182-0.0000000000001797j</text:p>
          </table:table-cell>
          <table:table-cell table:formula="of:=(ROW()-2)/1024" office:value-type="float" office:value="0.9775390625" calcext:value-type="float">
            <text:p>0.9775390625</text:p>
          </table:table-cell>
          <table:table-cell table:formula="of:=20*LOG10(ABS(IMREAL([.A1003]))+1E-018)" office:value-type="float" office:value="-130.386051832479" calcext:value-type="float">
            <text:p>-130.386051832479</text:p>
          </table:table-cell>
        </table:table-row>
        <table:table-row table:style-name="ro1">
          <table:table-cell office:value-type="string" calcext:value-type="string">
            <text:p>-0.0000000000000056-0.0000000000001258j</text:p>
          </table:table-cell>
          <table:table-cell table:formula="of:=(ROW()-2)/1024" office:value-type="float" office:value="0.978515625" calcext:value-type="float">
            <text:p>0.978515625</text:p>
          </table:table-cell>
          <table:table-cell table:formula="of:=20*LOG10(ABS(IMREAL([.A1004]))+1E-018)" office:value-type="float" office:value="-285.034688546625" calcext:value-type="float">
            <text:p>-285.034688546625</text:p>
          </table:table-cell>
        </table:table-row>
        <table:table-row table:style-name="ro1">
          <table:table-cell office:value-type="string" calcext:value-type="string">
            <text:p>0.0000000888703942-0.0000000000000719j</text:p>
          </table:table-cell>
          <table:table-cell table:formula="of:=(ROW()-2)/1024" office:value-type="float" office:value="0.9794921875" calcext:value-type="float">
            <text:p>0.9794921875</text:p>
          </table:table-cell>
          <table:table-cell table:formula="of:=20*LOG10(ABS(IMREAL([.A1005]))+1E-018)" office:value-type="float" office:value="-141.024857868686" calcext:value-type="float">
            <text:p>-141.024857868686</text:p>
          </table:table-cell>
        </table:table-row>
        <table:table-row table:style-name="ro1">
          <table:table-cell office:value-type="string" calcext:value-type="string">
            <text:p>-0.0000000000000829-0.0000000000001258j</text:p>
          </table:table-cell>
          <table:table-cell table:formula="of:=(ROW()-2)/1024" office:value-type="float" office:value="0.98046875" calcext:value-type="float">
            <text:p>0.98046875</text:p>
          </table:table-cell>
          <table:table-cell table:formula="of:=20*LOG10(ABS(IMREAL([.A1006]))+1E-018)" office:value-type="float" office:value="-261.628804614118" calcext:value-type="float">
            <text:p>-261.628804614118</text:p>
          </table:table-cell>
        </table:table-row>
        <table:table-row table:style-name="ro1">
          <table:table-cell office:value-type="string" calcext:value-type="string">
            <text:p>-0.0000004476399408-0.0000000000001796j</text:p>
          </table:table-cell>
          <table:table-cell table:formula="of:=(ROW()-2)/1024" office:value-type="float" office:value="0.9814453125" calcext:value-type="float">
            <text:p>0.9814453125</text:p>
          </table:table-cell>
          <table:table-cell table:formula="of:=20*LOG10(ABS(IMREAL([.A1007]))+1E-018)" office:value-type="float" office:value="-126.981423407324" calcext:value-type="float">
            <text:p>-126.981423407324</text:p>
          </table:table-cell>
        </table:table-row>
        <table:table-row table:style-name="ro1">
          <table:table-cell office:value-type="string" calcext:value-type="string">
            <text:p>0.0000000000000044-0.0000000000001257j</text:p>
          </table:table-cell>
          <table:table-cell table:formula="of:=(ROW()-2)/1024" office:value-type="float" office:value="0.982421875" calcext:value-type="float">
            <text:p>0.982421875</text:p>
          </table:table-cell>
          <table:table-cell table:formula="of:=20*LOG10(ABS(IMREAL([.A1008]))+1E-018)" office:value-type="float" office:value="-287.128972628741" calcext:value-type="float">
            <text:p>-287.128972628741</text:p>
          </table:table-cell>
        </table:table-row>
        <table:table-row table:style-name="ro1">
          <table:table-cell office:value-type="string" calcext:value-type="string">
            <text:p>-0.0000003913574352-0.0000000000000718j</text:p>
          </table:table-cell>
          <table:table-cell table:formula="of:=(ROW()-2)/1024" office:value-type="float" office:value="0.9833984375" calcext:value-type="float">
            <text:p>0.9833984375</text:p>
          </table:table-cell>
          <table:table-cell table:formula="of:=20*LOG10(ABS(IMREAL([.A1009]))+1E-018)" office:value-type="float" office:value="-128.148528216512" calcext:value-type="float">
            <text:p>-128.148528216512</text:p>
          </table:table-cell>
        </table:table-row>
        <table:table-row table:style-name="ro1">
          <table:table-cell office:value-type="string" calcext:value-type="string">
            <text:p>-0.0000000000000729-0.0000000000001257j</text:p>
          </table:table-cell>
          <table:table-cell table:formula="of:=(ROW()-2)/1024" office:value-type="float" office:value="0.984375" calcext:value-type="float">
            <text:p>0.984375</text:p>
          </table:table-cell>
          <table:table-cell table:formula="of:=20*LOG10(ABS(IMREAL([.A1010]))+1E-018)" office:value-type="float" office:value="-262.745330286452" calcext:value-type="float">
            <text:p>-262.745330286452</text:p>
          </table:table-cell>
        </table:table-row>
        <table:table-row table:style-name="ro1">
          <table:table-cell office:value-type="string" calcext:value-type="string">
            <text:p>0.0000000632961485-0.0000000000001795j</text:p>
          </table:table-cell>
          <table:table-cell table:formula="of:=(ROW()-2)/1024" office:value-type="float" office:value="0.9853515625" calcext:value-type="float">
            <text:p>0.9853515625</text:p>
          </table:table-cell>
          <table:table-cell table:formula="of:=20*LOG10(ABS(IMREAL([.A1011]))+1E-018)" office:value-type="float" office:value="-143.972454310128" calcext:value-type="float">
            <text:p>-143.972454310128</text:p>
          </table:table-cell>
        </table:table-row>
        <table:table-row table:style-name="ro1">
          <table:table-cell office:value-type="string" calcext:value-type="string">
            <text:p>0.0000000000000143-0.0000000000001256j</text:p>
          </table:table-cell>
          <table:table-cell table:formula="of:=(ROW()-2)/1024" office:value-type="float" office:value="0.986328125" calcext:value-type="float">
            <text:p>0.986328125</text:p>
          </table:table-cell>
          <table:table-cell table:formula="of:=20*LOG10(ABS(IMREAL([.A1012]))+1E-018)" office:value-type="float" office:value="-276.892671867066" calcext:value-type="float">
            <text:p>-276.892671867066</text:p>
          </table:table-cell>
        </table:table-row>
        <table:table-row table:style-name="ro1">
          <table:table-cell office:value-type="string" calcext:value-type="string">
            <text:p>0.0000003077331299-0.0000000000000717j</text:p>
          </table:table-cell>
          <table:table-cell table:formula="of:=(ROW()-2)/1024" office:value-type="float" office:value="0.9873046875" calcext:value-type="float">
            <text:p>0.9873046875</text:p>
          </table:table-cell>
          <table:table-cell table:formula="of:=20*LOG10(ABS(IMREAL([.A1013]))+1E-018)" office:value-type="float" office:value="-130.236514920117" calcext:value-type="float">
            <text:p>-130.236514920117</text:p>
          </table:table-cell>
        </table:table-row>
        <table:table-row table:style-name="ro1">
          <table:table-cell office:value-type="string" calcext:value-type="string">
            <text:p>-0.0000000000000631-0.0000000000001256j</text:p>
          </table:table-cell>
          <table:table-cell table:formula="of:=(ROW()-2)/1024" office:value-type="float" office:value="0.98828125" calcext:value-type="float">
            <text:p>0.98828125</text:p>
          </table:table-cell>
          <table:table-cell table:formula="of:=20*LOG10(ABS(IMREAL([.A1014]))+1E-018)" office:value-type="float" office:value="-263.99927516344" calcext:value-type="float">
            <text:p>-263.99927516344</text:p>
          </table:table-cell>
        </table:table-row>
        <table:table-row table:style-name="ro1">
          <table:table-cell office:value-type="string" calcext:value-type="string">
            <text:p>-0.0000006723725229-0.0000000000001794j</text:p>
          </table:table-cell>
          <table:table-cell table:formula="of:=(ROW()-2)/1024" office:value-type="float" office:value="0.9892578125" calcext:value-type="float">
            <text:p>0.9892578125</text:p>
          </table:table-cell>
          <table:table-cell table:formula="of:=20*LOG10(ABS(IMREAL([.A1015]))+1E-018)" office:value-type="float" office:value="-123.447800853976" calcext:value-type="float">
            <text:p>-123.447800853976</text:p>
          </table:table-cell>
        </table:table-row>
        <table:table-row table:style-name="ro1">
          <table:table-cell office:value-type="string" calcext:value-type="string">
            <text:p>0.0000000000000241-0.0000000000001255j</text:p>
          </table:table-cell>
          <table:table-cell table:formula="of:=(ROW()-2)/1024" office:value-type="float" office:value="0.990234375" calcext:value-type="float">
            <text:p>0.990234375</text:p>
          </table:table-cell>
          <table:table-cell table:formula="of:=20*LOG10(ABS(IMREAL([.A1016]))+1E-018)" office:value-type="float" office:value="-272.359298745621" calcext:value-type="float">
            <text:p>-272.359298745621</text:p>
          </table:table-cell>
        </table:table-row>
        <table:table-row table:style-name="ro1">
          <table:table-cell office:value-type="string" calcext:value-type="string">
            <text:p>0.0000005517459289-0.0000000000000716j</text:p>
          </table:table-cell>
          <table:table-cell table:formula="of:=(ROW()-2)/1024" office:value-type="float" office:value="0.9912109375" calcext:value-type="float">
            <text:p>0.9912109375</text:p>
          </table:table-cell>
          <table:table-cell table:formula="of:=20*LOG10(ABS(IMREAL([.A1017]))+1E-018)" office:value-type="float" office:value="-125.165217252582" calcext:value-type="float">
            <text:p>-125.165217252582</text:p>
          </table:table-cell>
        </table:table-row>
        <table:table-row table:style-name="ro1">
          <table:table-cell office:value-type="string" calcext:value-type="string">
            <text:p>-0.0000000000000533-0.0000000000001255j</text:p>
          </table:table-cell>
          <table:table-cell table:formula="of:=(ROW()-2)/1024" office:value-type="float" office:value="0.9921875" calcext:value-type="float">
            <text:p>0.9921875</text:p>
          </table:table-cell>
          <table:table-cell table:formula="of:=20*LOG10(ABS(IMREAL([.A1018]))+1E-018)" office:value-type="float" office:value="-265.465292858715" calcext:value-type="float">
            <text:p>-265.465292858715</text:p>
          </table:table-cell>
        </table:table-row>
        <table:table-row table:style-name="ro1">
          <table:table-cell office:value-type="string" calcext:value-type="string">
            <text:p>-0.0000001606675595-0.0000000000001794j</text:p>
          </table:table-cell>
          <table:table-cell table:formula="of:=(ROW()-2)/1024" office:value-type="float" office:value="0.9931640625" calcext:value-type="float">
            <text:p>0.9931640625</text:p>
          </table:table-cell>
          <table:table-cell table:formula="of:=20*LOG10(ABS(IMREAL([.A1019]))+1E-018)" office:value-type="float" office:value="-135.881436061739" calcext:value-type="float">
            <text:p>-135.881436061739</text:p>
          </table:table-cell>
        </table:table-row>
        <table:table-row table:style-name="ro1">
          <table:table-cell office:value-type="string" calcext:value-type="string">
            <text:p>0.0000000000000338-0.0000000000001254j</text:p>
          </table:table-cell>
          <table:table-cell table:formula="of:=(ROW()-2)/1024" office:value-type="float" office:value="0.994140625" calcext:value-type="float">
            <text:p>0.994140625</text:p>
          </table:table-cell>
          <table:table-cell table:formula="of:=20*LOG10(ABS(IMREAL([.A1020]))+1E-018)" office:value-type="float" office:value="-269.421409019265" calcext:value-type="float">
            <text:p>-269.421409019265</text:p>
          </table:table-cell>
        </table:table-row>
        <table:table-row table:style-name="ro1">
          <table:table-cell office:value-type="string" calcext:value-type="string">
            <text:p>-0.0000001946781773-0.0000000000000715j</text:p>
          </table:table-cell>
          <table:table-cell table:formula="of:=(ROW()-2)/1024" office:value-type="float" office:value="0.9951171875" calcext:value-type="float">
            <text:p>0.9951171875</text:p>
          </table:table-cell>
          <table:table-cell table:formula="of:=20*LOG10(ABS(IMREAL([.A1021]))+1E-018)" office:value-type="float" office:value="-134.213654570928" calcext:value-type="float">
            <text:p>-134.213654570928</text:p>
          </table:table-cell>
        </table:table-row>
        <table:table-row table:style-name="ro1">
          <table:table-cell office:value-type="string" calcext:value-type="string">
            <text:p>-0.0000000000000436-0.0000000000001254j</text:p>
          </table:table-cell>
          <table:table-cell table:formula="of:=(ROW()-2)/1024" office:value-type="float" office:value="0.99609375" calcext:value-type="float">
            <text:p>0.99609375</text:p>
          </table:table-cell>
          <table:table-cell table:formula="of:=20*LOG10(ABS(IMREAL([.A1022]))+1E-018)" office:value-type="float" office:value="-267.210070999261" calcext:value-type="float">
            <text:p>-267.210070999261</text:p>
          </table:table-cell>
        </table:table-row>
        <table:table-row table:style-name="ro1">
          <table:table-cell office:value-type="string" calcext:value-type="string">
            <text:p>0.0000006052183358-0.0000000000001793j</text:p>
          </table:table-cell>
          <table:table-cell table:formula="of:=(ROW()-2)/1024" office:value-type="float" office:value="0.9970703125" calcext:value-type="float">
            <text:p>0.9970703125</text:p>
          </table:table-cell>
          <table:table-cell table:formula="of:=20*LOG10(ABS(IMREAL([.A1023]))+1E-018)" office:value-type="float" office:value="-124.361758459753" calcext:value-type="float">
            <text:p>-124.361758459753</text:p>
          </table:table-cell>
        </table:table-row>
        <table:table-row table:style-name="ro1">
          <table:table-cell office:value-type="string" calcext:value-type="string">
            <text:p>0.0000000000000436-0.0000000000001254j</text:p>
          </table:table-cell>
          <table:table-cell table:formula="of:=(ROW()-2)/1024" office:value-type="float" office:value="0.998046875" calcext:value-type="float">
            <text:p>0.998046875</text:p>
          </table:table-cell>
          <table:table-cell table:formula="of:=20*LOG10(ABS(IMREAL([.A1024]))+1E-018)" office:value-type="float" office:value="-267.210070999261" calcext:value-type="float">
            <text:p>-267.210070999261</text:p>
          </table:table-cell>
        </table:table-row>
        <table:table-row table:style-name="ro1">
          <table:table-cell office:value-type="string" calcext:value-type="string">
            <text:p>-0.0000001568641430-0.0000000000000715j</text:p>
          </table:table-cell>
          <table:table-cell table:formula="of:=(ROW()-2)/1024" office:value-type="float" office:value="0.9990234375" calcext:value-type="float">
            <text:p>0.9990234375</text:p>
          </table:table-cell>
          <table:table-cell table:formula="of:=20*LOG10(ABS(IMREAL([.A1025]))+1E-018)" office:value-type="float" office:value="-136.089526377018" calcext:value-type="float">
            <text:p>-136.0895263770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5T20:26:45.107563623</meta:creation-date>
    <dc:date>2024-07-15T21:47:09.329345185</dc:date>
    <meta:editing-duration>PT1H20M25S</meta:editing-duration>
    <meta:editing-cycles>1</meta:editing-cycles>
    <meta:document-statistic meta:table-count="2" meta:cell-count="5125" meta:object-count="2"/>
    <meta:generator>LibreOffice/7.6.7.2$Linux_X86_64 LibreOffice_project/6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96.507cm" svg:height="16.291cm" xlink:href=".." xlink:type="simple" chart:class="chart:line" chart:style-name="ch1">
        <chart:plot-area chart:style-name="ch2" table:cell-range-address="input.A3:input.A1026" svg:x="1.93cm" svg:y="0.325cm" svg:width="92.647cm" svg:height="15.641cm">
          <chart:coordinate-region svg:x="2.795cm" svg:y="0.527cm" svg:width="91.782cm" svg:height="15.23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input.A3:input.A1026" chart:class="chart:line">
            <chart:data-point chart:repeated="1024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input.A3:input.A10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850836677727">
                <text:p>0.68508366777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613207363022085">
                <text:p>-0.06132073630220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6910333764558">
                <text:p>-0.769103337645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99247953459871">
                <text:p>-0.992479534598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90759701858874">
                <text:p>-0.5907597018588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83039887955141">
                <text:p>0.1830398879551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41554977436898">
                <text:p>0.8415549774368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70031253194544">
                <text:p>0.9700312531945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87550160148436">
                <text:p>0.4875501601484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302005949319228">
                <text:p>-0.3020059493192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901348847046022">
                <text:p>-0.9013488470460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932992798834739">
                <text:p>-0.9329927988347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377007410216418">
                <text:p>-0.3770074102164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16429560097638">
                <text:p>0.4164295600976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47585591017741">
                <text:p>0.9475855910177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81921264348355">
                <text:p>0.8819212643483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60794117915275">
                <text:p>0.2607941179152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524589682678468">
                <text:p>-0.5245896826784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97956976568544">
                <text:p>-0.979569765685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817584813151584">
                <text:p>-0.8175848131515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140658239332849">
                <text:p>-0.1406582393328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24859488142387">
                <text:p>0.6248594881423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96820299291166">
                <text:p>0.9968202992911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4095112535496">
                <text:p>0.740951125354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84067299058058">
                <text:p>0.01840672990580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715730825283818">
                <text:p>-0.7157308252838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999077727752645">
                <text:p>-0.9990777277526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653172842953776">
                <text:p>-0.6531728429537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04121633872052">
                <text:p>0.1041216338720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95836904608883">
                <text:p>0.7958369046088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86308097244599">
                <text:p>0.9863080972445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55570233019603">
                <text:p>0.5555702330196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225083911359793">
                <text:p>-0.2250839113597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863972856121587">
                <text:p>-0.8639728561215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958703474895872">
                <text:p>-0.9587034748958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449611329654609">
                <text:p>-0.4496113296546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42660717311993">
                <text:p>0.3426607173119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19113851690057">
                <text:p>0.9191138516900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16679059921043">
                <text:p>0.9166790599210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3688985339222">
                <text:p>0.336889853392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455083587126341">
                <text:p>-0.4550835871263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960430519415566">
                <text:p>-0.9604305194155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860866938637768">
                <text:p>-0.8608669386377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219101240156868">
                <text:p>-0.2191012401568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60661576197335">
                <text:p>0.5606615761973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87301418157858">
                <text:p>0.9873014181578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92106577300212">
                <text:p>0.7921065773002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980171403295636">
                <text:p>0.09801714032956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65780669329708">
                <text:p>-0.657806693297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999322384588349">
                <text:p>-0.9993223845883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71143219574522">
                <text:p>-0.711432195745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245412285229114">
                <text:p>0.02454122852291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45057785441463">
                <text:p>0.7450577854414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96312612182778">
                <text:p>0.9963126121827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20057211763291">
                <text:p>0.6200572117632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146730474455363">
                <text:p>-0.1467304744553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821102514991104">
                <text:p>-0.8211025149911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978317370719629">
                <text:p>-0.9783173707196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51935599016559">
                <text:p>-0.519355990165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66712757474895">
                <text:p>0.2667127574748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884797098430938">
                <text:p>0.8847970984309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45607325380522">
                <text:p>0.9456073253805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10843171057903">
                <text:p>0.4108431710579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382683432365088">
                <text:p>-0.3826834323650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935183509938946">
                <text:p>-0.9351835099389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898674465693954">
                <text:p>-0.8986744656939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296150888243627">
                <text:p>-0.2961508882436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92898192229785">
                <text:p>0.49289819222978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71503890986251">
                <text:p>0.9715038909862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38224705554841">
                <text:p>0.8382247055548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7700422041215">
                <text:p>0.177004220412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59569930449243">
                <text:p>-0.595699304492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993211949234795">
                <text:p>-0.9932119492347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765167265622461">
                <text:p>-0.7651672656224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551952443496893">
                <text:p>-0.05519524434968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89540544737065">
                <text:p>0.6895405447370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99981175282601">
                <text:p>0.9999811752826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680600997795454">
                <text:p>0.6806009977954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674439195636598">
                <text:p>-0.06744391956365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773010453362737">
                <text:p>-0.7730104533627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991709753669099">
                <text:p>-0.9917097536690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585797857456444">
                <text:p>-0.5857978574564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89068664149804">
                <text:p>0.1890686641498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4853565249708">
                <text:p>0.8448535652497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68522094274419">
                <text:p>0.9685220942744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82183772079126">
                <text:p>0.4821837720791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307849640041535">
                <text:p>-0.3078496400415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903989293123445">
                <text:p>-0.9039892931234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930766961078986">
                <text:p>-0.93076696107898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371317193951839">
                <text:p>-0.37131719395183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22000270799802">
                <text:p>0.4220002707998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49528180593034">
                <text:p>0.94952818059303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79012226428635">
                <text:p>0.8790122264286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54865659604514">
                <text:p>0.2548656596045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529803624686286">
                <text:p>-0.5298036246862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980785280403229">
                <text:p>-0.9807852804032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814036329705949">
                <text:p>-0.8140363297059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134580708507124">
                <text:p>-0.1345807085071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629638238914921">
                <text:p>0.62963823891492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9729045667869">
                <text:p>0.9972904566786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73681656887737">
                <text:p>0.7368165688773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122715382857298">
                <text:p>0.01227153828572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720002507961378">
                <text:p>-0.72000250796137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998795456205173">
                <text:p>-0.99879545620517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648514401022111">
                <text:p>-0.6485144010221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10222207293875">
                <text:p>0.1102222072938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799537269107903">
                <text:p>0.79953726910790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985277642388941">
                <text:p>0.98527764238894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550457972936613">
                <text:p>0.55045797293661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231058108280666">
                <text:p>-0.23105810828066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867046245515692">
                <text:p>-0.8670462455156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956940335732208">
                <text:p>-0.95694033573220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444122144570436">
                <text:p>-0.44412214457043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48418680249431">
                <text:p>0.3484186802494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21514039342042">
                <text:p>0.92151403934204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14209755703535">
                <text:p>0.91420975570353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31106305759882">
                <text:p>0.33110630575988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460538710958239">
                <text:p>-0.46053871095823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962121404269042">
                <text:p>-0.96212140426904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857728610000276">
                <text:p>-0.85772861000027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213110319916095">
                <text:p>-0.2131103199160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565731810783614">
                <text:p>0.56573181078361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988257567730748">
                <text:p>0.9882575677307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78834642762661">
                <text:p>0.7883464276266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91908956497134">
                <text:p>0.09190895649713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662415777590174">
                <text:p>-0.66241577759017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999529417501093">
                <text:p>-0.99952941750109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70710678118655">
                <text:p>-0.707106781186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306748031766375">
                <text:p>0.03067480317663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749136394523453">
                <text:p>0.74913639452345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99576741446766">
                <text:p>0.9957674144676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615231590580628">
                <text:p>0.61523159058062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152797185258432">
                <text:p>-0.15279718525843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824589302785021">
                <text:p>-0.8245893027850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977028142657755">
                <text:p>-0.97702814265775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514102744193221">
                <text:p>-0.51410274419322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7262135544994">
                <text:p>0.2726213554499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887639620402852">
                <text:p>0.88763962040285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943593458161961">
                <text:p>0.94359345816196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405241314005">
                <text:p>0.40524131400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38834504669882">
                <text:p>-0.3883450466988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937339011912574">
                <text:p>-0.93733901191257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895966249756185">
                <text:p>-0.89596624975618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290284677254471">
                <text:p>-0.29028467725447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98227666972778">
                <text:p>0.49822766697277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7293995220556">
                <text:p>0.9729399522055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834862874986386">
                <text:p>0.83486287498638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70961888760308">
                <text:p>0.17096188876030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600616479383867">
                <text:p>-0.6006164793838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993906970002356">
                <text:p>-0.99390697000235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761202385484267">
                <text:p>-0.76120238548426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0490676743274227">
                <text:p>-0.049067674327422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693971460889654">
                <text:p>0.69397146088965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99924701839145">
                <text:p>0.99992470183914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76092703575321">
                <text:p>0.67609270357532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0735645635996649">
                <text:p>-0.073564563599664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776888465673224">
                <text:p>-0.77688846567322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990902635427781">
                <text:p>-0.99090263542778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580813958095768">
                <text:p>-0.58081395809576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95090322016128">
                <text:p>0.19509032201612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848120344803299">
                <text:p>0.84812034480329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96697647104485">
                <text:p>0.9669764710448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476799230063337">
                <text:p>0.47679923006333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31368174039888">
                <text:p>-0.3136817403988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906595704514912">
                <text:p>-0.9065957045149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928506080473217">
                <text:p>-0.92850608047321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365612997804774">
                <text:p>-0.36561299780477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427555093430286">
                <text:p>0.42755509343028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951435020969011">
                <text:p>0.95143502096901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876070094195415">
                <text:p>0.87607009419541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248927605745732">
                <text:p>0.24892760574573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53499761988709">
                <text:p>-0.5349976198870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981963869109555">
                <text:p>-0.98196386910955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810457198252595">
                <text:p>-0.81045719825259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128498110793789">
                <text:p>-0.12849811079378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634393284163652">
                <text:p>0.63439328416365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997723066644191">
                <text:p>0.99772306664419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32654271672421">
                <text:p>0.73265427167242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613588464916259">
                <text:p>0.0061358846491625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724247082951464">
                <text:p>-0.72424708295146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998475580573295">
                <text:p>-0.99847558057329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643831542889788">
                <text:p>-0.64383154288978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16318630911913">
                <text:p>0.11631863091191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03207531480635">
                <text:p>0.80320753148063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984210092386931">
                <text:p>0.98421009238693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545324988422053">
                <text:p>0.54532498842205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237023605994363">
                <text:p>-0.23702360599436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870086991108712">
                <text:p>-0.87008699110871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95514116830577">
                <text:p>-0.9551411683057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438616238538546">
                <text:p>-0.43861623853854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354163525420475">
                <text:p>0.35416352542047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23879532511282">
                <text:p>0.92387953251128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11706032005433">
                <text:p>0.91170603200543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325310292162266">
                <text:p>0.32531029216226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465976495767967">
                <text:p>-0.46597649576796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963776065795441">
                <text:p>-0.96377606579544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854557988365411">
                <text:p>-0.85455798836541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207111376192234">
                <text:p>-0.20711137619223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570780745886958">
                <text:p>0.57078074588695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98917650996478">
                <text:p>0.9891765099647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784556597155578">
                <text:p>0.78455659715557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857973123444394">
                <text:p>0.085797312344439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666999922303641">
                <text:p>-0.66699992230364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999698818696204">
                <text:p>-0.99969881869620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702754744457236">
                <text:p>-0.70275474445723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368072229413473">
                <text:p>0.036807222941347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753186799043608">
                <text:p>0.75318679904360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995184726672197">
                <text:p>0.99518472667219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610382806276309">
                <text:p>0.61038280627630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158858143333866">
                <text:p>-0.15885814333386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828045045257745">
                <text:p>-0.82804504525774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975702130038532">
                <text:p>-0.97570213003853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508830142543117">
                <text:p>-0.50883014254311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278519689385046">
                <text:p>0.27851968938504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890448723244756">
                <text:p>0.89044872324475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941544065183021">
                <text:p>0.94154406518302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399624199845642">
                <text:p>0.39962419984564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.39399204006103">
                <text:p>-0.3939920400610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939459223602185">
                <text:p>-0.93945922360218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89322430119552">
                <text:p>-0.8932243011955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284407537211279">
                <text:p>-0.28440753721127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503538383725715">
                <text:p>0.50353838372571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974339382785576">
                <text:p>0.97433938278557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831469612302543">
                <text:p>0.83146961230254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164913120489989">
                <text:p>0.16491312048998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605511041404313">
                <text:p>-0.60551104140431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994564570734254">
                <text:p>-0.99456457073425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757208846506489">
                <text:p>-0.75720884650648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0429382569349437">
                <text:p>-0.042938256934943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698376249408974">
                <text:p>0.69837624940897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999830581795823">
                <text:p>0.99983058179582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671558954847033">
                <text:p>0.67155895484703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0796824379714152">
                <text:p>-0.079682437971415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780737228572088">
                <text:p>-0.78073722857208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990058210262298">
                <text:p>-0.99005821026229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575808191417848">
                <text:p>-0.57580819141784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201104634842093">
                <text:p>0.20110463484209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851355193105268">
                <text:p>0.85135519310526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965394441697694">
                <text:p>0.96539444169769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471396736826011">
                <text:p>0.47139673682601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319502030816006">
                <text:p>-0.31950203081600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90916798309052">
                <text:p>-0.9091679830905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926210242138312">
                <text:p>-0.92621024213831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359895036534987">
                <text:p>-0.35989503653498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433093818853157">
                <text:p>0.43309381885315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953306040354188">
                <text:p>0.95330604035418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873094978418297">
                <text:p>0.87309497841829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242980179903274">
                <text:p>0.24298017990327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540171472729887">
                <text:p>-0.54017147272988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983105487431216">
                <text:p>-0.98310548743121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0.806847553543798">
                <text:p>-0.80684755354379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0.122410675199211">
                <text:p>-0.12241067519921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639124444863761">
                <text:p>0.63912444486376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998118112900148">
                <text:p>0.99811811290014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728464390448232">
                <text:p>0.72846439044823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.36754437492965E-015">
                <text:p>6.36754437492965E-01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0.728464390448224">
                <text:p>-0.72846439044822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0.998118112900149">
                <text:p>-0.99811811290014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639124444863771">
                <text:p>-0.63912444486377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122410675199198">
                <text:p>0.12241067519919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806847553543791">
                <text:p>0.80684755354379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983105487431218">
                <text:p>0.98310548743121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540171472729898">
                <text:p>0.54017147272989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242980179903262">
                <text:p>-0.24298017990326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873094978418291">
                <text:p>-0.87309497841829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.953306040354201">
                <text:p>-0.95330604035420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.433093818853168">
                <text:p>-0.43309381885316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359895036534975">
                <text:p>0.35989503653497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926210242138308">
                <text:p>0.92621024213830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909167983090525">
                <text:p>0.90916798309052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319502030816018">
                <text:p>0.31950203081601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0.471396736826">
                <text:p>-0.47139673682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965394441697684">
                <text:p>-0.96539444169768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.851355193105275">
                <text:p>-0.85135519310527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.201104634842106">
                <text:p>-0.20110463484210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575808191417837">
                <text:p>0.57580819141783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990058210262296">
                <text:p>0.99005821026229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780737228572096">
                <text:p>0.78073722857209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796824379714279">
                <text:p>0.079682437971427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0.671558954847002">
                <text:p>-0.67155895484700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.999830581795823">
                <text:p>-0.99983058179582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0.698376249408983">
                <text:p>-0.69837624940898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42938256934931">
                <text:p>0.04293825693493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757208846506481">
                <text:p>0.75720884650648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994564570734256">
                <text:p>0.99456457073425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605511041404324">
                <text:p>0.60551104140432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0.164913120489948">
                <text:p>-0.16491312048994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0.831469612302535">
                <text:p>-0.83146961230253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0.974339382785579">
                <text:p>-0.97433938278557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0.503538383725726">
                <text:p>-0.50353838372572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284407537211267">
                <text:p>0.28440753721126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893224301195515">
                <text:p>0.89322430119551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939459223602189">
                <text:p>0.93945922360218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393992040061068">
                <text:p>0.39399204006106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0.399624199845631">
                <text:p>-0.39962419984563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0.941544065183016">
                <text:p>-0.94154406518301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0.890448723244762">
                <text:p>-0.89044872324476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0.278519689385058">
                <text:p>-0.27851968938505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508830142543106">
                <text:p>0.50883014254310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975702130038529">
                <text:p>0.97570213003852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828045045257768">
                <text:p>0.82804504525776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158858143333879">
                <text:p>0.15885814333387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0.610382806276299">
                <text:p>-0.61038280627629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0.995184726672196">
                <text:p>-0.99518472667219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0.753186799043616">
                <text:p>-0.75318679904361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0.03680722294136">
                <text:p>-0.0368072229413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702754744457227">
                <text:p>0.70275474445722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999698818696205">
                <text:p>0.99969881869620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666999922303651">
                <text:p>0.66699992230365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0.0857973123444267">
                <text:p>-0.085797312344426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0.78455659715557">
                <text:p>-0.7845565971555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0.989176509964782">
                <text:p>-0.98917650996478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0.570780745886968">
                <text:p>-0.57078074588696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207111376192194">
                <text:p>0.20711137619219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854557988365404">
                <text:p>0.85455798836540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963776065795445">
                <text:p>0.96377606579544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465976495767953">
                <text:p>0.46597649576795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0.325310292162254">
                <text:p>-0.32531029216225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0.911706032005416">
                <text:p>-0.91170603200541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0.923879532511287">
                <text:p>-0.92387953251128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0.354163525420514">
                <text:p>-0.35416352542051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438616238538534">
                <text:p>0.43861623853853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955141168305766">
                <text:p>0.95514116830576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870086991108704">
                <text:p>0.87008699110870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237023605994376">
                <text:p>0.23702360599437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0.545324988422019">
                <text:p>-0.54532498842201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0.984210092386929">
                <text:p>-0.98421009238692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0.80320753148066">
                <text:p>-0.8032075314806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0.116318630911897">
                <text:p>-0.11631863091189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643831542889779">
                <text:p>0.64383154288977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998475580573296">
                <text:p>0.99847558057329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724247082951473">
                <text:p>0.72424708295147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0.00613588464912144">
                <text:p>-0.0061358846491214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0.732654271672413">
                <text:p>-0.73265427167241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0.997723066644193">
                <text:p>-0.99772306664419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0.63439328416364">
                <text:p>-0.6343932841636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128498110793777">
                <text:p>0.12849811079377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810457198252604">
                <text:p>0.81045719825260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981963869109557">
                <text:p>0.98196386910955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534997619887125">
                <text:p>0.53499761988712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0.24892760574572">
                <text:p>-0.2489276057457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0.876070094195395">
                <text:p>-0.87607009419539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0.951435020969006">
                <text:p>-0.95143502096900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0.427555093430297">
                <text:p>-0.42755509343029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365612997804789">
                <text:p>0.36561299780478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928506080473213">
                <text:p>0.92850608047321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906595704514929">
                <text:p>0.90659570451492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313681740398892">
                <text:p>0.31368174039889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0.476799230063301">
                <text:p>-0.47679923006330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0.966976471044854">
                <text:p>-0.96697647104485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0.848120344803306">
                <text:p>-0.84812034480330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0.195090322016112">
                <text:p>-0.19509032201611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580813958095758">
                <text:p>0.58081395809575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990902635427776">
                <text:p>0.99090263542777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776888465673232">
                <text:p>0.77688846567323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735645635996918">
                <text:p>0.073564563599691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0.676092703575322">
                <text:p>-0.67609270357532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0.999924701839144">
                <text:p>-0.99992470183914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0.693971460889642">
                <text:p>-0.69397146088964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4906767432741">
                <text:p>0.0490676743274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761202385484241">
                <text:p>0.76120238548424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993906970002356">
                <text:p>0.99390697000235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600616479383888">
                <text:p>0.60061647938388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0.170961888760309">
                <text:p>-0.17096188876030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0.834862874986371">
                <text:p>-0.83486287498637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0.972939952205556">
                <text:p>-0.97293995220555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0.498227666972789">
                <text:p>-0.49822766697278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290284677254432">
                <text:p>0.29028467725443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895966249756185">
                <text:p>0.89596624975618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937339011912583">
                <text:p>0.93733901191258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388345046698819">
                <text:p>0.38834504669881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0.405241314004975">
                <text:p>-0.40524131400497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0.943593458161947">
                <text:p>-0.94359345816194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0.887639620402858">
                <text:p>-0.88763962040285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0.27262135544998">
                <text:p>-0.2726213554499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514102744193222">
                <text:p>0.51410274419322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977028142657749">
                <text:p>0.97702814265774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82458930278502">
                <text:p>0.8245893027850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152797185258459">
                <text:p>0.15279718525845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0.615231590580595">
                <text:p>-0.61523159058059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0.995767414467659">
                <text:p>-0.99576741446765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0.749136394523481">
                <text:p>-0.74913639452348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0.0306748031766361">
                <text:p>-0.030674803176636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707106781186531">
                <text:p>0.70710678118653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999529417501093">
                <text:p>0.99952941750109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662415777590183">
                <text:p>0.66241577759018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0.091908956497093">
                <text:p>-0.09190895649709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0.788346427626602">
                <text:p>-0.78834642762660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0.988257567730754">
                <text:p>-0.98825756773075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0.565731810783613">
                <text:p>-0.56573181078361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213110319916068">
                <text:p>0.21311031991606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857728610000277">
                <text:p>0.85772861000027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962121404269046">
                <text:p>0.96212140426904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460538710958275">
                <text:p>0.46053871095827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0.33110630575987">
                <text:p>-0.3311063057598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0.914209755703518">
                <text:p>-0.91420975570351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0.921514039342042">
                <text:p>-0.92151403934204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0.348418680249457">
                <text:p>-0.34841868024945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444122144570437">
                <text:p>0.44412214457043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956940335732204">
                <text:p>0.95694033573220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867046245515712">
                <text:p>0.86704624551571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231058108280678">
                <text:p>0.23105810828067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0.550457972936579">
                <text:p>-0.55045797293657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0.985277642388941">
                <text:p>-0.98527764238894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0.799537269107919">
                <text:p>-0.79953726910791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0.110222207293874">
                <text:p>-0.11022220729387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648514401022101">
                <text:p>0.64851440102210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99879545620517">
                <text:p>0.9987954562051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720002507961386">
                <text:p>0.72000250796138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0.0122715382856886">
                <text:p>-0.012271538285688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0.736816568877371">
                <text:p>-0.73681656887737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0.997290456678692">
                <text:p>-0.99729045667869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0.62963823891492">
                <text:p>-0.6296382389149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134580708507111">
                <text:p>0.13458070850711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814036329705926">
                <text:p>0.81403632970592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980785280403232">
                <text:p>0.98078528040323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529803624686321">
                <text:p>0.52980362468632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0.254865659604516">
                <text:p>-0.25486565960451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0.879012226428623">
                <text:p>-0.87901222642862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0.949528180593034">
                <text:p>-0.94952818059303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0.422000270799813">
                <text:p>-0.42200027079981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371317193951801">
                <text:p>0.37131719395180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930766961078981">
                <text:p>0.93076696107898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903989293123457">
                <text:p>0.90398929312345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307849640041533">
                <text:p>0.30784964004153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0.482183772079103">
                <text:p>-0.48218377207910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0.96852209427442">
                <text:p>-0.9685220942744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0.844853565249715">
                <text:p>-0.84485356524971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0.189068664149845">
                <text:p>-0.18906866414984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585797857456434">
                <text:p>0.58579785745643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991709753669096">
                <text:p>0.99170975366909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773010453362736">
                <text:p>0.77301045336273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674439195636867">
                <text:p>0.067443919563686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0.68060099779546">
                <text:p>-0.6806009977954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0.999981175282601">
                <text:p>-0.99998117528260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0.689540544737095">
                <text:p>-0.68954054473709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551952443496836">
                <text:p>0.055195244349683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765167265622439">
                <text:p>0.76516726562243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993211949234794">
                <text:p>0.99321194923479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595699304492452">
                <text:p>0.59569930449245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0.177004220412159">
                <text:p>-0.17700422041215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0.83822470555483">
                <text:p>-0.8382247055548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0.971503890986261">
                <text:p>-0.97150389098626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0.492898192229789">
                <text:p>-0.49289819222978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296150888243595">
                <text:p>0.29615088824359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898674465693955">
                <text:p>0.89867446569395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935183509938956">
                <text:p>0.93518350993895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38268343236508">
                <text:p>0.3826834323650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0.410843171057891">
                <text:p>-0.41084317105789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0.945607325380509">
                <text:p>-0.94560732538050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0.884797098430941">
                <text:p>-0.88479709843094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0.266712757474928">
                <text:p>-0.26671275747492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519355990165591">
                <text:p>0.51935599016559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978317370719623">
                <text:p>0.97831737071962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821102514991099">
                <text:p>0.82110251499109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146730474455376">
                <text:p>0.14673047445537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0.620057211763259">
                <text:p>-0.62005721176325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0.996312612182778">
                <text:p>-0.99631261218277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0.745057785441486">
                <text:p>-0.74505778544148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0.02454122852291">
                <text:p>-0.0245412285229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711432195745201">
                <text:p>0.71143219574520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999322384588349">
                <text:p>0.99932238458834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657806693297089">
                <text:p>0.65780669329708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0.0980171403295226">
                <text:p>-0.098017140329522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0.792106577300209">
                <text:p>-0.79210657730020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0.987301418157863">
                <text:p>-0.98730141815786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0.560661576197334">
                <text:p>-0.56066157619733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219101240156848">
                <text:p>0.21910124015684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860866938637773">
                <text:p>0.86086693863777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96043051941557">
                <text:p>0.9604305194155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455083587126378">
                <text:p>0.45508358712637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0.336889853392215">
                <text:p>-0.33688985339221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0.916679059921031">
                <text:p>-0.91667905992103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0.919113851690057">
                <text:p>-0.91911385169005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0.342660717312015">
                <text:p>-0.34266071731201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449611329654616">
                <text:p>0.44961132965461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958703474895868">
                <text:p>0.95870347489586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863972856121606">
                <text:p>0.86397285612160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225083911359798">
                <text:p>0.22508391135979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0.555570233019578">
                <text:p>-0.55557023301957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0.986308097244599">
                <text:p>-0.98630809724459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0.795836904608897">
                <text:p>-0.79583690460889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0.104121633872044">
                <text:p>-0.10412163387204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653172842953767">
                <text:p>0.65317284295376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999077727752644">
                <text:p>0.99907772775264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715730825283822">
                <text:p>0.71573082528382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0.0184067299057753">
                <text:p>-0.018406729905775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0.740951125354961">
                <text:p>-0.74095112535496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0.996820299291167">
                <text:p>-0.99682029929116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0.624859488142378">
                <text:p>-0.62485948814237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140658239332836">
                <text:p>0.14065823933283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817584813151562">
                <text:p>0.81758481315156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979569765685442">
                <text:p>0.97956976568544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524589682678494">
                <text:p>0.52458968267849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0.260794117915279">
                <text:p>-0.26079411791527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0.881921264348345">
                <text:p>-0.88192126434834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0.947585591017738">
                <text:p>-0.94758559101773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0.416429560097649">
                <text:p>-0.41642956009764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377007410216384">
                <text:p>0.37700741021638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932992798834737">
                <text:p>0.93299279883473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901348847046035">
                <text:p>0.90134884704603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302005949319225">
                <text:p>0.30200594931922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0.487550160148418">
                <text:p>-0.48755016014841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0.970031253194547">
                <text:p>-0.97003125319454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0.841554977436905">
                <text:p>-0.84155497743690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0.183039887955178">
                <text:p>-0.18303988795517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59075970185887">
                <text:p>0.5907597018588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992479534598706">
                <text:p>0.99247953459870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769103337645578">
                <text:p>0.76910333764557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613207363022294">
                <text:p>0.061320736302229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0.685083667772709">
                <text:p>-0.68508366777270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0.685083667772727">
                <text:p>-0.68508366777272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61320736302204">
                <text:p>0.06132073630220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769103337645561">
                <text:p>0.76910333764556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99247953459871">
                <text:p>0.9924795345987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590759701858891">
                <text:p>0.59075970185889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0.183039887955153">
                <text:p>-0.18303988795515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0.841554977436892">
                <text:p>-0.84155497743689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0.970031253194553">
                <text:p>-0.97003125319455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0.48755016014844">
                <text:p>-0.4875501601484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302005949319201">
                <text:p>0.30200594931920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901348847046024">
                <text:p>0.90134884704602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932992798834746">
                <text:p>0.93299279883474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37700741021646">
                <text:p>0.3770074102164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0.416429560097626">
                <text:p>-0.41642956009762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0.947585591017729">
                <text:p>-0.94758559101772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0.881921264348357">
                <text:p>-0.88192126434835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0.260794117915303">
                <text:p>-0.26079411791530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524589682678472">
                <text:p>0.52458968267847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979569765685436">
                <text:p>0.97956976568543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81758481315161">
                <text:p>0.8175848131516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140658239332861">
                <text:p>0.14065823933286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0.624859488142358">
                <text:p>-0.62485948814235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0.996820299291165">
                <text:p>-0.99682029929116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0.740951125354978">
                <text:p>-0.74095112535497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0.0184067299058007">
                <text:p>-0.018406729905800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715730825283805">
                <text:p>0.71573082528380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999077727752647">
                <text:p>0.99907772775264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653172842953786">
                <text:p>0.65317284295378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0.104121633872018">
                <text:p>-0.10412163387201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0.795836904608881">
                <text:p>-0.79583690460888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0.986308097244603">
                <text:p>-0.98630809724460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0.555570233019599">
                <text:p>-0.55557023301959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225083911359773">
                <text:p>0.22508391135977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863972856121564">
                <text:p>0.86397285612156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958703474895875">
                <text:p>0.95870347489587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449611329654639">
                <text:p>0.44961132965463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0.342660717311991">
                <text:p>-0.34266071731199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0.919113851690047">
                <text:p>-0.91911385169004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0.916679059921041">
                <text:p>-0.91667905992104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0.336889853392239">
                <text:p>-0.33688985339223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455083587126304">
                <text:p>0.45508358712630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960430519415563">
                <text:p>0.96043051941556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860866938637786">
                <text:p>0.86086693863778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219101240156873">
                <text:p>0.21910124015687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0.560661576197313">
                <text:p>-0.56066157619731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0.987301418157859">
                <text:p>-0.98730141815785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0.792106577300224">
                <text:p>-0.79210657730022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0.0980171403296045">
                <text:p>-0.098017140329604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65780669329707">
                <text:p>0.6578066932970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999322384588348">
                <text:p>0.99932238458834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711432195745219">
                <text:p>0.71143219574521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0.0245412285228845">
                <text:p>-0.024541228522884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0.745057785441469">
                <text:p>-0.74505778544146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0.99631261218278">
                <text:p>-0.9963126121827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0.620057211763324">
                <text:p>-0.62005721176332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14673047445535">
                <text:p>0.1467304744553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821102514991084">
                <text:p>0.82110251499108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978317370719628">
                <text:p>0.97831737071962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519355990165613">
                <text:p>0.51935599016561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0.266712757474903">
                <text:p>-0.26671275747490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0.884797098430929">
                <text:p>-0.88479709843092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0.945607325380536">
                <text:p>-0.94560732538053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0.410843171057914">
                <text:p>-0.41084317105791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382683432365057">
                <text:p>0.38268343236505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935183509938947">
                <text:p>0.93518350993894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898674465693966">
                <text:p>0.89867446569396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296150888243619">
                <text:p>0.29615088824361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0.492898192229767">
                <text:p>-0.49289819222976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0.971503890986242">
                <text:p>-0.97150389098624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0.838224705554844">
                <text:p>-0.83822470555484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0.177004220412184">
                <text:p>-0.17700422041218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595699304492431">
                <text:p>0.59569930449243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993211949234791">
                <text:p>0.99321194923479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765167265622456">
                <text:p>0.76516726562245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551952443497091">
                <text:p>0.055195244349709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0.689540544737035">
                <text:p>-0.68954054473703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0.999981175282601">
                <text:p>-0.99998117528260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0.680600997795479">
                <text:p>-0.68060099779547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674439195636613">
                <text:p>0.067443919563661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77301045336272">
                <text:p>0.7730104533627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991709753669099">
                <text:p>0.99170975366909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585797857456454">
                <text:p>0.58579785745645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0.189068664149764">
                <text:p>-0.18906866414976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0.844853565249701">
                <text:p>-0.84485356524970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0.968522094274426">
                <text:p>-0.96852209427442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0.482183772079125">
                <text:p>-0.48218377207912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307849640041509">
                <text:p>0.30784964004150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903989293123446">
                <text:p>0.90398929312344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930766961078991">
                <text:p>0.93076696107899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371317193951878">
                <text:p>0.37131719395187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0.42200027079979">
                <text:p>-0.4220002707997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0.949528180593026">
                <text:p>-0.94952818059302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0.879012226428635">
                <text:p>-0.87901222642863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0.254865659604541">
                <text:p>-0.25486565960454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5298036246863">
                <text:p>0.529803624686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980785280403227">
                <text:p>0.98078528040322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814036329705973">
                <text:p>0.81403632970597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134580708507137">
                <text:p>0.13458070850713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0.6296382389149">
                <text:p>-0.629638238914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0.99729045667869">
                <text:p>-0.9972904566786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0.736816568877388">
                <text:p>-0.73681656887738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0.0122715382857141">
                <text:p>-0.012271538285714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720002507961369">
                <text:p>0.72000250796136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998795456205175">
                <text:p>0.99879545620517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64851440102212">
                <text:p>0.6485144010221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0.110222207293849">
                <text:p>-0.11022220729384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0.799537269107904">
                <text:p>-0.79953726910790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0.985277642388946">
                <text:p>-0.98527764238894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0.5504579729366">
                <text:p>-0.550457972936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231058108280653">
                <text:p>0.23105810828065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867046245515671">
                <text:p>0.86704624551567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956940335732212">
                <text:p>0.95694033573221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44412214457046">
                <text:p>0.4441221445704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0.348418680249433">
                <text:p>-0.34841868024943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0.921514039342032">
                <text:p>-0.92151403934203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0.914209755703551">
                <text:p>-0.91420975570355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0.331106305759894">
                <text:p>-0.33110630575989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460538710958253">
                <text:p>0.46053871095825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962121404269023">
                <text:p>0.96212140426902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85772861000029">
                <text:p>0.8577286100002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213110319916093">
                <text:p>0.21311031991609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0.565731810783638">
                <text:p>-0.56573181078363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0.988257567730742">
                <text:p>-0.98825756773074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0.788346427626617">
                <text:p>-0.78834642762661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0.0919089564971183">
                <text:p>-0.091908956497118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662415777590122">
                <text:p>0.66241577759012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999529417501092">
                <text:p>0.99952941750109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707106781186549">
                <text:p>0.70710678118654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-0.0306748031766674">
                <text:p>-0.030674803176667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-0.749136394523426">
                <text:p>-0.74913639452342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-0.995767414467662">
                <text:p>-0.99576741446766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-0.615231590580615">
                <text:p>-0.61523159058061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152797185258378">
                <text:p>0.15279718525837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824589302785006">
                <text:p>0.82458930278500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977028142657755">
                <text:p>0.97702814265775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514102744193195">
                <text:p>0.51410274419319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-0.272621355449901">
                <text:p>-0.27262135544990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-0.887639620402846">
                <text:p>-0.88763962040284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-0.943593458161956">
                <text:p>-0.94359345816195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-0.405241314005051">
                <text:p>-0.40524131400505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388345046698795">
                <text:p>0.38834504669879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937339011912574">
                <text:p>0.93733901191257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895966249756171">
                <text:p>0.89596624975617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29028467725451">
                <text:p>0.2902846772545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-0.498227666972767">
                <text:p>-0.49822766697276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0.972939952205564">
                <text:p>-0.97293995220556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0.834862874986417">
                <text:p>-0.83486287498641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-0.170961888760334">
                <text:p>-0.17096188876033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600616479383868">
                <text:p>0.60061647938386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99390697000236">
                <text:p>0.9939069700023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761202385484294">
                <text:p>0.76120238548429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490676743274354">
                <text:p>0.049067674327435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-0.693971460889665">
                <text:p>-0.69397146088966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-0.999924701839145">
                <text:p>-0.99992470183914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-0.676092703575341">
                <text:p>-0.67609270357534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735645635996664">
                <text:p>0.073564563599666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776888465673252">
                <text:p>0.77688846567325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990902635427787">
                <text:p>0.99090263542778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580813958095779">
                <text:p>0.58081395809577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-0.195090322016143">
                <text:p>-0.19509032201614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-0.848120344803262">
                <text:p>-0.84812034480326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-0.966976471044861">
                <text:p>-0.96697647104486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-0.476799230063323">
                <text:p>-0.47679923006332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313681740398922">
                <text:p>0.31368174039892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906595704514895">
                <text:p>0.90659570451489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928506080473222">
                <text:p>0.92850608047322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36561299780476">
                <text:p>0.3656129978047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-0.427555093430223">
                <text:p>-0.42755509343022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-0.951435020968998">
                <text:p>-0.95143502096899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-0.876070094195407">
                <text:p>-0.87607009419540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-0.248927605745689">
                <text:p>-0.24892760574568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534997619887055">
                <text:p>0.53499761988705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981963869109552">
                <text:p>0.98196386910955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810457198252586">
                <text:p>0.81045719825258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128498110793858">
                <text:p>0.12849811079385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-0.63439328416362">
                <text:p>-0.6343932841636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-0.997723066644192">
                <text:p>-0.99772306664419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-0.732654271672391">
                <text:p>-0.73265427167239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-0.00613588464920375">
                <text:p>-0.0061358846492037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724247082951455">
                <text:p>0.72424708295145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998475580573294">
                <text:p>0.99847558057329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643831542889842">
                <text:p>0.64383154288984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-0.116318630911872">
                <text:p>-0.11631863091187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0.803207531480645">
                <text:p>-0.80320753148064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-0.984210092386923">
                <text:p>-0.98421009238692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-0.545324988422088">
                <text:p>-0.54532498842208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237023605994351">
                <text:p>0.23702360599435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870086991108719">
                <text:p>0.87008699110871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95514116830579">
                <text:p>0.9551411683057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438616238538557">
                <text:p>0.43861623853855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0.35416352542049">
                <text:p>-0.3541635254204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-0.923879532511299">
                <text:p>-0.92387953251129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-0.91170603200545">
                <text:p>-0.9117060320054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-0.325310292162278">
                <text:p>-0.32531029216227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46597649576798">
                <text:p>0.4659764957679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963776065795423">
                <text:p>0.96377606579542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854557988365417">
                <text:p>0.85455798836541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207111376192219">
                <text:p>0.20711137619221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-0.570780745886994">
                <text:p>-0.57078074588699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-0.989176509964774">
                <text:p>-0.98917650996477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0.784556597155585">
                <text:p>-0.78455659715558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-0.0857973123444237">
                <text:p>-0.085797312344423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666999922303589">
                <text:p>0.66699992230358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999698818696204">
                <text:p>0.99969881869620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702754744457225">
                <text:p>0.70275474445722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-0.0368072229413914">
                <text:p>-0.036807222941391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-0.75318679904358">
                <text:p>-0.7531867990435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-0.995184726672199">
                <text:p>-0.99518472667219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-0.610382806276297">
                <text:p>-0.61038280627629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158858143333797">
                <text:p>0.15885814333379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828045045257738">
                <text:p>0.82804504525773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975702130038529">
                <text:p>0.97570213003852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508830142543079">
                <text:p>0.50883014254307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-0.278519689385007">
                <text:p>-0.27851968938500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-0.890448723244751">
                <text:p>-0.89044872324475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-0.941544065183015">
                <text:p>-0.94154406518301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-0.399624199845706">
                <text:p>-0.39962419984570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393992040061019">
                <text:p>0.39399204006101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93945922360219">
                <text:p>0.9394592236021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893224301195501">
                <text:p>0.89322430119550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284407537211318">
                <text:p>0.28440753721131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-0.503538383725704">
                <text:p>-0.50353838372570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-0.97433938278558">
                <text:p>-0.9743393827855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-0.831469612302581">
                <text:p>-0.83146961230258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-0.164913120490001">
                <text:p>-0.16491312049000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605511041404326">
                <text:p>0.60551104140432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994564570734259">
                <text:p>0.99456457073425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757208846506516">
                <text:p>0.75720884650651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429382569349565">
                <text:p>0.042938256934956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0.698376249408985">
                <text:p>-0.69837624940898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-0.999830581795825">
                <text:p>-0.99983058179582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-0.671558954847042">
                <text:p>-0.67155895484704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0796824379714308">
                <text:p>0.079682437971430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780737228572044">
                <text:p>0.78073722857204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990058210262304">
                <text:p>0.99005821026230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575808191417858">
                <text:p>0.57580819141785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-0.201104634842109">
                <text:p>-0.20110463484210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-0.851355193105231">
                <text:p>-0.85135519310523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-0.965394441697698">
                <text:p>-0.96539444169769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-0.471396736825997">
                <text:p>-0.47139673682599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31950203081594">
                <text:p>0.3195020308159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909167983090503">
                <text:p>0.90916798309050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926210242138317">
                <text:p>0.92621024213831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359895036534972">
                <text:p>0.35989503653497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-0.433093818853094">
                <text:p>-0.43309381885309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-0.953306040354184">
                <text:p>-0.95330604035418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-0.87309497841829">
                <text:p>-0.8730949784182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-0.242980179903342">
                <text:p>-0.24298017990334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540171472729853">
                <text:p>0.54017147272985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983105487431214">
                <text:p>0.98310548743121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806847553543789">
                <text:p>0.80684755354378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12241067519928">
                <text:p>0.1224106751992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-0.639124444863752">
                <text:p>-0.63912444486375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-0.998118112900149">
                <text:p>-0.99811811290014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-0.72846439044828">
                <text:p>-0.7284643904482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-0.000000000000047524342555193">
                <text:p>-0.00000000000004752434255519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728464390448215">
                <text:p>0.72846439044821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998118112900148">
                <text:p>0.99811811290014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639124444863825">
                <text:p>0.63912444486382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-0.122410675199185">
                <text:p>-0.12241067519918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-0.8068475535438">
                <text:p>-0.806847553543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-0.983105487431231">
                <text:p>-0.98310548743123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-0.540171472729933">
                <text:p>-0.54017147272993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242980179903249">
                <text:p>0.24298017990324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873094978418299">
                <text:p>0.87309497841829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953306040354213">
                <text:p>0.95330604035421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43309381885318">
                <text:p>0.4330938188531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-0.35989503653499">
                <text:p>-0.3598950365349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-0.926210242138281">
                <text:p>-0.92621024213828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-0.909167983090542">
                <text:p>-0.90916798309054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-0.31950203081603">
                <text:p>-0.3195020308160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471396736826013">
                <text:p>0.47139673682601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965394441697673">
                <text:p>0.96539444169767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851355193105281">
                <text:p>0.85135519310528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20110463484209">
                <text:p>0.2011046348420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-0.57580819141778">
                <text:p>-0.5758081914177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-0.990058210262291">
                <text:p>-0.99005821026229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-0.780737228572104">
                <text:p>-0.78073722857210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-0.0796824379714122">
                <text:p>-0.079682437971412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671558954846972">
                <text:p>0.67155895484697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999830581795823">
                <text:p>0.99983058179582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698376249408972">
                <text:p>0.69837624940897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-0.0429382569348615">
                <text:p>-0.042938256934861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-0.757208846506454">
                <text:p>-0.75720884650645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-0.994564570734257">
                <text:p>-0.99456457073425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-0.605511041404311">
                <text:p>-0.60551104140431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164913120489908">
                <text:p>0.16491312048990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831469612302528">
                <text:p>0.83146961230252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974339382785575">
                <text:p>0.97433938278557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503538383725786">
                <text:p>0.50353838372578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-0.284407537211227">
                <text:p>-0.28440753721122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-0.893224301195509">
                <text:p>-0.89322430119550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-0.939459223602184">
                <text:p>-0.93945922360218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-0.393992040061106">
                <text:p>-0.39399204006110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399624199845619">
                <text:p>0.39962419984561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941544065183022">
                <text:p>0.94154406518302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890448723244794">
                <text:p>0.89044872324479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278519689385098">
                <text:p>0.27851968938509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-0.508830142543095">
                <text:p>-0.50883014254309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-0.975702130038533">
                <text:p>-0.97570213003853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-0.828045045257791">
                <text:p>-0.82804504525779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-0.158858143333891">
                <text:p>-0.15885814333389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610382806276311">
                <text:p>0.61038280627631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995184726672189">
                <text:p>0.99518472667218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753186799043643">
                <text:p>0.75318679904364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0368072229413727">
                <text:p>0.036807222941372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-0.702754744457239">
                <text:p>-0.70275474445723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-0.999698818696206">
                <text:p>-0.99969881869620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-0.66699992230366">
                <text:p>-0.6669999223036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0857973123444423">
                <text:p>0.085797312344442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784556597155526">
                <text:p>0.78455659715552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989176509964788">
                <text:p>0.989176509964788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570780745886979">
                <text:p>0.57078074588697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-0.207111376192237">
                <text:p>-0.20711137619223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-0.854557988365368">
                <text:p>-0.85455798836536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-0.963776065795448">
                <text:p>-0.96377606579544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-0.465976495767964">
                <text:p>-0.46597649576796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325310292162189">
                <text:p>0.32531029216218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911706032005411">
                <text:p>0.91170603200541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923879532511292">
                <text:p>0.92387953251129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354163525420473">
                <text:p>0.35416352542047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-0.438616238538472">
                <text:p>-0.43861623853847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-0.955141168305762">
                <text:p>-0.95514116830576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-0.87008699110871">
                <text:p>-0.8700869911087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-0.237023605994443">
                <text:p>-0.23702360599444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545324988422008">
                <text:p>0.54532498842200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984210092386927">
                <text:p>0.98421009238692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803207531480634">
                <text:p>0.80320753148063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116318630911966">
                <text:p>0.11631863091196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-0.643831542889769">
                <text:p>-0.64383154288976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-0.998475580573295">
                <text:p>-0.99847558057329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-0.724247082951521">
                <text:p>-0.72424708295152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061358846491087">
                <text:p>0.006135884649108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732654271672404">
                <text:p>0.73265427167240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99772306664419">
                <text:p>0.9977230666441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634393284163693">
                <text:p>0.63439328416369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-0.128498110793764">
                <text:p>-0.12849811079376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-0.810457198252597">
                <text:p>-0.81045719825259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-0.98196386910957">
                <text:p>-0.9819638691095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-0.534997619887136">
                <text:p>-0.53499761988713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248927605745707">
                <text:p>0.24892760574570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876070094195416">
                <text:p>0.87607009419541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951435020969027">
                <text:p>0.95143502096902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427555093430309">
                <text:p>0.42755509343030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-0.365612997804777">
                <text:p>-0.36561299780477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-0.928506080473187">
                <text:p>-0.92850608047318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-0.906595704514935">
                <text:p>-0.90659570451493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-0.313681740398904">
                <text:p>-0.31368174039890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476799230063339">
                <text:p>0.476799230063339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966976471044836">
                <text:p>0.96697647104483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848120344803313">
                <text:p>0.84812034480331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195090322016125">
                <text:p>0.19509032201612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-0.580813958095701">
                <text:p>-0.58081395809570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-0.990902635427774">
                <text:p>-0.99090263542777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-0.776888465673241">
                <text:p>-0.77688846567324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-0.0735645635996478">
                <text:p>-0.073564563599647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676092703575271">
                <text:p>0.67609270357527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999924701839144">
                <text:p>0.99992470183914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693971460889651">
                <text:p>0.69397146088965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-0.0490676743273405">
                <text:p>-0.049067674327340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-0.761202385484233">
                <text:p>-0.76120238548423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-0.993906970002357">
                <text:p>-0.99390697000235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-0.600616479383853">
                <text:p>-0.60061647938385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170961888760241">
                <text:p>0.17096188876024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834862874986364">
                <text:p>0.83486287498636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972939952205559">
                <text:p>0.972939952205559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498227666972849">
                <text:p>0.49822766697284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-0.290284677254419">
                <text:p>-0.29028467725441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-0.89596624975618">
                <text:p>-0.8959662497561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-0.937339011912568">
                <text:p>-0.93733901191256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-0.388345046698883">
                <text:p>-0.38834504669888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405241314004964">
                <text:p>0.40524131400496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943593458161962">
                <text:p>0.94359345816196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88763962040289">
                <text:p>0.8876396204028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272621355449992">
                <text:p>0.27262135544999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-0.514102744193211">
                <text:p>-0.51410274419321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-0.977028142657759">
                <text:p>-0.97702814265775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-0.82458930278506">
                <text:p>-0.8245893027850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-0.152797185258472">
                <text:p>-0.15279718525847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61523159058063">
                <text:p>0.6152315905806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995767414467653">
                <text:p>0.99576741446765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749136394523489">
                <text:p>0.74913639452348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0306748031766488">
                <text:p>0.030674803176648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-0.707106781186562">
                <text:p>-0.70710678118656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-0.999529417501095">
                <text:p>-0.99952941750109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-0.662415777590193">
                <text:p>-0.66241577759019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0919089564971369">
                <text:p>0.091908956497136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788346427626559">
                <text:p>0.78834642762655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988257567730756">
                <text:p>0.98825756773075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565731810783623">
                <text:p>0.56573181078362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-0.213110319916111">
                <text:p>-0.21311031991611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-0.857728610000241">
                <text:p>-0.85772861000024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-0.962121404269049">
                <text:p>-0.96212140426904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-0.460538710958236">
                <text:p>-0.46053871095823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331106305759804">
                <text:p>0.33110630575980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914209755703513">
                <text:p>0.91420975570351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921514039342047">
                <text:p>0.92151403934204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348418680249415">
                <text:p>0.34841868024941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-0.444122144570375">
                <text:p>-0.44412214457037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-0.956940335732201">
                <text:p>-0.95694033573220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-0.86704624551569">
                <text:p>-0.8670462455156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-0.231058108280746">
                <text:p>-0.23105810828074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550457972936568">
                <text:p>0.55045797293656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985277642388939">
                <text:p>0.98527764238893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799537269107893">
                <text:p>0.79953726910789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110222207293943">
                <text:p>0.11022220729394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-0.648514401022091">
                <text:p>-0.64851440102209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-0.998795456205173">
                <text:p>-0.99879545620517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-0.720002507961435">
                <text:p>-0.72000250796143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0122715382856759">
                <text:p>0.012271538285675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736816568877362">
                <text:p>0.73681656887736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997290456678689">
                <text:p>0.99729045667868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629638238914974">
                <text:p>0.62963823891497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-0.134580708507099">
                <text:p>-0.13458070850709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-0.814036329705951">
                <text:p>-0.81403632970595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-0.980785280403245">
                <text:p>-0.98078528040324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-0.529803624686332">
                <text:p>-0.52980362468633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254865659604504">
                <text:p>0.25486565960450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879012226428644">
                <text:p>0.87901222642864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949528180593056">
                <text:p>0.94952818059305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422000270799825">
                <text:p>0.42200027079982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-0.371317193951842">
                <text:p>-0.37131719395184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-0.930766961078956">
                <text:p>-0.93076696107895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-0.903989293123462">
                <text:p>-0.90398929312346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-0.307849640041546">
                <text:p>-0.30784964004154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482183772079141">
                <text:p>0.48218377207914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968522094274402">
                <text:p>0.96852209427440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844853565249722">
                <text:p>0.84485356524972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189068664149801">
                <text:p>0.18906866414980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-0.585797857456377">
                <text:p>-0.58579785745637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-0.991709753669094">
                <text:p>-0.99170975366909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-0.773010453362744">
                <text:p>-0.77301045336274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-0.0674439195636427">
                <text:p>-0.067443919563642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680600997795409">
                <text:p>0.68060099779540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999981175282601">
                <text:p>0.99998117528260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689540544737063">
                <text:p>0.68954054473706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-0.0551952443496142">
                <text:p>-0.055195244349614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-0.765167265622431">
                <text:p>-0.76516726562243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-0.993211949234796">
                <text:p>-0.99321194923479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-0.595699304492416">
                <text:p>-0.59569930449241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17700422041209">
                <text:p>0.1770042204120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838224705554823">
                <text:p>0.83822470555482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971503890986251">
                <text:p>0.97150389098625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49289819222985">
                <text:p>0.4928981922298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-0.296150888243583">
                <text:p>-0.29615088824358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-0.898674465693949">
                <text:p>-0.89867446569394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-0.93518350993894">
                <text:p>-0.9351835099389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-0.382683432365145">
                <text:p>-0.38268343236514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410843171057879">
                <text:p>0.41084317105787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945607325380523">
                <text:p>0.945607325380523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884797098430973">
                <text:p>0.88479709843097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26671275747494">
                <text:p>0.2667127574749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-0.519355990165581">
                <text:p>-0.51935599016558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-0.978317370719632">
                <text:p>-0.97831737071963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-0.821102514991139">
                <text:p>-0.82110251499113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-0.146730474455388">
                <text:p>-0.14673047445538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620057211763294">
                <text:p>0.62005721176329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996312612182772">
                <text:p>0.99631261218277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745057785441495">
                <text:p>0.74505778544149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0245412285229227">
                <text:p>0.024541228522922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-0.711432195745232">
                <text:p>-0.71143219574523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-0.999322384588352">
                <text:p>-0.99932238458835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-0.657806693297099">
                <text:p>-0.65780669329709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0980171403295665">
                <text:p>0.098017140329566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792106577300166">
                <text:p>0.79210657730016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987301418157865">
                <text:p>0.98730141815786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560661576197345">
                <text:p>0.56066157619734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-0.219101240156892">
                <text:p>-0.21910124015689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-0.860866938637737">
                <text:p>-0.86086693863773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-0.960430519415573">
                <text:p>-0.96043051941557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-0.455083587126338">
                <text:p>-0.45508358712633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336889853392149">
                <text:p>0.33688985339214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916679059921026">
                <text:p>0.91667905992102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919113851690062">
                <text:p>0.91911385169006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342660717311973">
                <text:p>0.34266071731197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-0.449611329654554">
                <text:p>-0.44961132965455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-0.958703474895864">
                <text:p>-0.95870347489586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-0.863972856121584">
                <text:p>-0.86397285612158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-0.225083911359866">
                <text:p>-0.22508391135986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555570233019567">
                <text:p>0.55557023301956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986308097244597">
                <text:p>0.98630809724459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79583690460887">
                <text:p>0.7958369046088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104121633872113">
                <text:p>0.10412163387211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-0.653172842953757">
                <text:p>-0.65317284295375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-0.999077727752646">
                <text:p>-0.99907772775264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-0.715730825283871">
                <text:p>-0.71573082528387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184067299057626">
                <text:p>0.0184067299057626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740951125354953">
                <text:p>0.740951125354953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996820299291164">
                <text:p>0.996820299291164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624859488142432">
                <text:p>0.624859488142432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-0.140658239332824">
                <text:p>-0.140658239332824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-0.817584813151588">
                <text:p>-0.817584813151588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-0.979569765685456">
                <text:p>-0.979569765685456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-0.524589682678505">
                <text:p>-0.52458968267850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260794117915266">
                <text:p>0.260794117915266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881921264348366">
                <text:p>0.881921264348366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94758559101776">
                <text:p>0.94758559101776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416429560097661">
                <text:p>0.416429560097661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-0.377007410216425">
                <text:p>-0.37700741021642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-0.932992798834712">
                <text:p>-0.932992798834712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-0.90134884704604">
                <text:p>-0.90134884704604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-0.302005949319237">
                <text:p>-0.302005949319237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487550160148456">
                <text:p>0.487550160148456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97003125319453">
                <text:p>0.97003125319453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841554977436912">
                <text:p>0.841554977436912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183039887955134">
                <text:p>0.183039887955134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-0.590759701858814">
                <text:p>-0.590759701858814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-0.992479534598705">
                <text:p>-0.992479534598705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-0.769103337645586">
                <text:p>-0.769103337645586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-0.0613207363021854">
                <text:p>-0.0613207363021854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685083667772658">
                <text:p>0.6850836677726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>
        <chart:symbol-image xlink:href="Pictures/2000000E000000DF000000DF448171A3.svm"/>
      </style:chart-properties>
    </style:style>
    <style:style style:name="ch3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loext:major-origin="0.5" chart:axis-position="0" style:rotation-angle="9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9.517cm" svg:height="23.954cm" xlink:href=".." xlink:type="simple" chart:class="chart:scatter" chart:style-name="ch1">
        <chart:plot-area chart:style-name="ch2" table:cell-range-address="output.B1:output.C1025" chart:data-source-has-labels="row" svg:x="1.19cm" svg:y="0.479cm" svg:width="57.137cm" svg:height="22.996cm">
          <chart:coordinate-region svg:x="2.14cm" svg:y="0.681cm" svg:width="55.985cm" svg:height="22.59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output.C2:output.C1025" chart:label-cell-address="output.C1:output.C1" chart:class="chart:scatter">
            <chart:domain table:cell-range-address="output.B2:output.B1025"/>
            <chart:data-point chart:repeated="10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eal</text:p>
                <draw:g>
                  <svg:desc>output.C1:output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utput.B2:output.B1025</svg:desc>
                </draw:g>
              </table:table-cell>
              <table:table-cell office:value-type="float" office:value="-267.701844859332">
                <text:p>-267.701844859332</text:p>
                <draw:g>
                  <svg:desc>output.C2:output.C10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9765625">
                <text:p>0.0009765625</text:p>
              </table:table-cell>
              <table:table-cell office:value-type="float" office:value="-136.089526105695">
                <text:p>-136.0895261056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953125">
                <text:p>0.001953125</text:p>
              </table:table-cell>
              <table:table-cell office:value-type="float" office:value="-267.701844859332">
                <text:p>-267.7018448593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9296875">
                <text:p>0.0029296875</text:p>
              </table:table-cell>
              <table:table-cell office:value-type="float" office:value="-124.361758459753">
                <text:p>-124.3617584597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90625">
                <text:p>0.00390625</text:p>
              </table:table-cell>
              <table:table-cell office:value-type="float" office:value="-267.722952229535">
                <text:p>-267.7229522295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48828125">
                <text:p>0.0048828125</text:p>
              </table:table-cell>
              <table:table-cell office:value-type="float" office:value="-134.213654794011">
                <text:p>-134.2136547940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5859375">
                <text:p>0.005859375</text:p>
              </table:table-cell>
              <table:table-cell office:value-type="float" office:value="-267.68078865732">
                <text:p>-267.680788657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68359375">
                <text:p>0.0068359375</text:p>
              </table:table-cell>
              <table:table-cell office:value-type="float" office:value="-135.881436596946">
                <text:p>-135.8814365969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78125">
                <text:p>0.0078125</text:p>
              </table:table-cell>
              <table:table-cell office:value-type="float" office:value="-267.76532147351">
                <text:p>-267.765321473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87890625">
                <text:p>0.0087890625</text:p>
              </table:table-cell>
              <table:table-cell office:value-type="float" office:value="-125.165217018018">
                <text:p>-125.1652170180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9765625">
                <text:p>0.009765625</text:p>
              </table:table-cell>
              <table:table-cell office:value-type="float" office:value="-267.638828769734">
                <text:p>-267.6388287697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07421875">
                <text:p>0.0107421875</text:p>
              </table:table-cell>
              <table:table-cell office:value-type="float" office:value="-123.44780111105">
                <text:p>-123.447801111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171875">
                <text:p>0.01171875</text:p>
              </table:table-cell>
              <table:table-cell office:value-type="float" office:value="-267.807898405596">
                <text:p>-267.8078984055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26953125">
                <text:p>0.0126953125</text:p>
              </table:table-cell>
              <table:table-cell office:value-type="float" office:value="-130.236514214482">
                <text:p>-130.2365142144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3671875">
                <text:p>0.013671875</text:p>
              </table:table-cell>
              <table:table-cell office:value-type="float" office:value="-267.576266570582">
                <text:p>-267.5762665705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46484375">
                <text:p>0.0146484375</text:p>
              </table:table-cell>
              <table:table-cell office:value-type="float" office:value="-143.972450193343">
                <text:p>-143.9724501933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5625">
                <text:p>0.015625</text:p>
              </table:table-cell>
              <table:table-cell office:value-type="float" office:value="-267.87215770318">
                <text:p>-267.872157703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66015625">
                <text:p>0.0166015625</text:p>
              </table:table-cell>
              <table:table-cell office:value-type="float" office:value="-128.14852899775">
                <text:p>-128.148528997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7578125">
                <text:p>0.017578125</text:p>
              </table:table-cell>
              <table:table-cell office:value-type="float" office:value="-267.514151770069">
                <text:p>-267.5141517700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85546875">
                <text:p>0.0185546875</text:p>
              </table:table-cell>
              <table:table-cell office:value-type="float" office:value="-126.981424189295">
                <text:p>-126.9814241892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953125">
                <text:p>0.01953125</text:p>
              </table:table-cell>
              <table:table-cell office:value-type="float" office:value="-267.958583028914">
                <text:p>-267.9585830289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05078125">
                <text:p>0.0205078125</text:p>
              </table:table-cell>
              <table:table-cell office:value-type="float" office:value="-141.024853421672">
                <text:p>-141.0248534216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1484375">
                <text:p>0.021484375</text:p>
              </table:table-cell>
              <table:table-cell office:value-type="float" office:value="-267.432017027524">
                <text:p>-267.4320170275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24609375">
                <text:p>0.0224609375</text:p>
              </table:table-cell>
              <table:table-cell office:value-type="float" office:value="-130.386050370859">
                <text:p>-130.3860503708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34375">
                <text:p>0.0234375</text:p>
              </table:table-cell>
              <table:table-cell office:value-type="float" office:value="-268.067838194314">
                <text:p>-268.0678381943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44140625">
                <text:p>0.0244140625</text:p>
              </table:table-cell>
              <table:table-cell office:value-type="float" office:value="-127.769071305681">
                <text:p>-127.7690713056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5390625">
                <text:p>0.025390625</text:p>
              </table:table-cell>
              <table:table-cell office:value-type="float" office:value="-267.310253070361">
                <text:p>-267.3102530703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63671875">
                <text:p>0.0263671875</text:p>
              </table:table-cell>
              <table:table-cell office:value-type="float" office:value="-120.885976308585">
                <text:p>-120.8859763085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734375">
                <text:p>0.02734375</text:p>
              </table:table-cell>
              <table:table-cell office:value-type="float" office:value="-268.178485147206">
                <text:p>-268.1784851472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83203125">
                <text:p>0.0283203125</text:p>
              </table:table-cell>
              <table:table-cell office:value-type="float" office:value="-117.177676374413">
                <text:p>-117.1776763744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29296875">
                <text:p>0.029296875</text:p>
              </table:table-cell>
              <table:table-cell office:value-type="float" office:value="-267.190172501089">
                <text:p>-267.1901725010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302734375">
                <text:p>0.0302734375</text:p>
              </table:table-cell>
              <table:table-cell office:value-type="float" office:value="-146.850129873267">
                <text:p>-146.8501298732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125">
                <text:p>0.03125</text:p>
              </table:table-cell>
              <table:table-cell office:value-type="float" office:value="-268.335797737958">
                <text:p>-268.3357977379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22265625">
                <text:p>0.0322265625</text:p>
              </table:table-cell>
              <table:table-cell office:value-type="float" office:value="-121.15537511462">
                <text:p>-121.155375114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33203125">
                <text:p>0.033203125</text:p>
              </table:table-cell>
              <table:table-cell office:value-type="float" office:value="-267.052144971766">
                <text:p>-267.0521449717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341796875">
                <text:p>0.0341796875</text:p>
              </table:table-cell>
              <table:table-cell office:value-type="float" office:value="-124.517648250098">
                <text:p>-124.5176482500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3515625">
                <text:p>0.03515625</text:p>
              </table:table-cell>
              <table:table-cell office:value-type="float" office:value="-268.51914302481">
                <text:p>-268.519143024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361328125">
                <text:p>0.0361328125</text:p>
              </table:table-cell>
              <table:table-cell office:value-type="float" office:value="-120.986189312947">
                <text:p>-120.9861893129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37109375">
                <text:p>0.037109375</text:p>
              </table:table-cell>
              <table:table-cell office:value-type="float" office:value="-266.897039140198">
                <text:p>-266.8970391401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380859375">
                <text:p>0.0380859375</text:p>
              </table:table-cell>
              <table:table-cell office:value-type="float" office:value="-133.982913809695">
                <text:p>-133.9829138096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390625">
                <text:p>0.0390625</text:p>
              </table:table-cell>
              <table:table-cell office:value-type="float" office:value="-268.730140975965">
                <text:p>-268.7301409759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400390625">
                <text:p>0.0400390625</text:p>
              </table:table-cell>
              <table:table-cell office:value-type="float" office:value="-132.026084348535">
                <text:p>-132.0260843485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41015625">
                <text:p>0.041015625</text:p>
              </table:table-cell>
              <table:table-cell office:value-type="float" office:value="-266.706972484643">
                <text:p>-266.7069724846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419921875">
                <text:p>0.0419921875</text:p>
              </table:table-cell>
              <table:table-cell office:value-type="float" office:value="-119.748183417867">
                <text:p>-119.7481834178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4296875">
                <text:p>0.04296875</text:p>
              </table:table-cell>
              <table:table-cell office:value-type="float" office:value="-268.970756058305">
                <text:p>-268.9707560583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439453125">
                <text:p>0.0439453125</text:p>
              </table:table-cell>
              <table:table-cell office:value-type="float" office:value="-116.414188128675">
                <text:p>-116.4141881286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44921875">
                <text:p>0.044921875</text:p>
              </table:table-cell>
              <table:table-cell office:value-type="float" office:value="-266.520976006182">
                <text:p>-266.5209760061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458984375">
                <text:p>0.0458984375</text:p>
              </table:table-cell>
              <table:table-cell office:value-type="float" office:value="-118.729773680053">
                <text:p>-118.7297736800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46875">
                <text:p>0.046875</text:p>
              </table:table-cell>
              <table:table-cell office:value-type="float" office:value="-269.243366337266">
                <text:p>-269.2433663372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478515625">
                <text:p>0.0478515625</text:p>
              </table:table-cell>
              <table:table-cell office:value-type="float" office:value="-127.215753263169">
                <text:p>-127.21575326316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48828125">
                <text:p>0.048828125</text:p>
              </table:table-cell>
              <table:table-cell office:value-type="float" office:value="-266.302913308436">
                <text:p>-266.3029133084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498046875">
                <text:p>0.0498046875</text:p>
              </table:table-cell>
              <table:table-cell office:value-type="float" office:value="-176.928135775176">
                <text:p>-176.9281357751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5078125">
                <text:p>0.05078125</text:p>
              </table:table-cell>
              <table:table-cell office:value-type="float" office:value="-269.576976706677">
                <text:p>-269.5769767066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17578125">
                <text:p>0.0517578125</text:p>
              </table:table-cell>
              <table:table-cell office:value-type="float" office:value="-119.618381260388">
                <text:p>-119.6183812603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52734375">
                <text:p>0.052734375</text:p>
              </table:table-cell>
              <table:table-cell office:value-type="float" office:value="-266.055238731102">
                <text:p>-266.0552387311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537109375">
                <text:p>0.0537109375</text:p>
              </table:table-cell>
              <table:table-cell office:value-type="float" office:value="-156.293447873675">
                <text:p>-156.2934478736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546875">
                <text:p>0.0546875</text:p>
              </table:table-cell>
              <table:table-cell office:value-type="float" office:value="-269.978540757139">
                <text:p>-269.97854075713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556640625">
                <text:p>0.0556640625</text:p>
              </table:table-cell>
              <table:table-cell office:value-type="float" office:value="-118.167995805213">
                <text:p>-118.1679958052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56640625">
                <text:p>0.056640625</text:p>
              </table:table-cell>
              <table:table-cell office:value-type="float" office:value="-265.780568635559">
                <text:p>-265.7805686355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576171875">
                <text:p>0.0576171875</text:p>
              </table:table-cell>
              <table:table-cell office:value-type="float" office:value="-123.394309127143">
                <text:p>-123.3943091271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5859375">
                <text:p>0.05859375</text:p>
              </table:table-cell>
              <table:table-cell office:value-type="float" office:value="-270.428381525154">
                <text:p>-270.4283815251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595703125">
                <text:p>0.0595703125</text:p>
              </table:table-cell>
              <table:table-cell office:value-type="float" office:value="-120.427641406868">
                <text:p>-120.4276414068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60546875">
                <text:p>0.060546875</text:p>
              </table:table-cell>
              <table:table-cell office:value-type="float" office:value="-265.497946003835">
                <text:p>-265.4979460038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615234375">
                <text:p>0.0615234375</text:p>
              </table:table-cell>
              <table:table-cell office:value-type="float" office:value="-128.552750858992">
                <text:p>-128.5527508589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625">
                <text:p>0.0625</text:p>
              </table:table-cell>
              <table:table-cell office:value-type="float" office:value="-270.994709828803">
                <text:p>-270.9947098288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634765625">
                <text:p>0.0634765625</text:p>
              </table:table-cell>
              <table:table-cell office:value-type="float" office:value="-126.616885745609">
                <text:p>-126.6168857456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64453125">
                <text:p>0.064453125</text:p>
              </table:table-cell>
              <table:table-cell office:value-type="float" office:value="-265.161061093768">
                <text:p>-265.1610610937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654296875">
                <text:p>0.0654296875</text:p>
              </table:table-cell>
              <table:table-cell office:value-type="float" office:value="-121.86882821314">
                <text:p>-121.868828213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6640625">
                <text:p>0.06640625</text:p>
              </table:table-cell>
              <table:table-cell office:value-type="float" office:value="-271.70019897433">
                <text:p>-271.700198974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673828125">
                <text:p>0.0673828125</text:p>
              </table:table-cell>
              <table:table-cell office:value-type="float" office:value="-124.537311324213">
                <text:p>-124.5373113242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68359375">
                <text:p>0.068359375</text:p>
              </table:table-cell>
              <table:table-cell office:value-type="float" office:value="-264.79139953615">
                <text:p>-264.791399536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693359375">
                <text:p>0.0693359375</text:p>
              </table:table-cell>
              <table:table-cell office:value-type="float" office:value="-133.45519238503">
                <text:p>-133.4551923850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703125">
                <text:p>0.0703125</text:p>
              </table:table-cell>
              <table:table-cell office:value-type="float" office:value="-272.615311667863">
                <text:p>-272.6153116678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712890625">
                <text:p>0.0712890625</text:p>
              </table:table-cell>
              <table:table-cell office:value-type="float" office:value="-153.607348028328">
                <text:p>-153.6073480283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72265625">
                <text:p>0.072265625</text:p>
              </table:table-cell>
              <table:table-cell office:value-type="float" office:value="-264.393509713787">
                <text:p>-264.39350971378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732421875">
                <text:p>0.0732421875</text:p>
              </table:table-cell>
              <table:table-cell office:value-type="float" office:value="-125.445002768177">
                <text:p>-125.44500276817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7421875">
                <text:p>0.07421875</text:p>
              </table:table-cell>
              <table:table-cell office:value-type="float" office:value="-273.722233957723">
                <text:p>-273.7222339577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751953125">
                <text:p>0.0751953125</text:p>
              </table:table-cell>
              <table:table-cell office:value-type="float" office:value="-121.177688997886">
                <text:p>-121.17768899788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-263.971788582891">
                <text:p>-263.9717885828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771484375">
                <text:p>0.0771484375</text:p>
              </table:table-cell>
              <table:table-cell office:value-type="float" office:value="-136.286141320625">
                <text:p>-136.2861413206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78125">
                <text:p>0.078125</text:p>
              </table:table-cell>
              <table:table-cell office:value-type="float" office:value="-275.288926082945">
                <text:p>-275.2889260829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791015625">
                <text:p>0.0791015625</text:p>
              </table:table-cell>
              <table:table-cell office:value-type="float" office:value="-125.647990103381">
                <text:p>-125.6479901033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-263.478374306807">
                <text:p>-263.4783743068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810546875">
                <text:p>0.0810546875</text:p>
              </table:table-cell>
              <table:table-cell office:value-type="float" office:value="-130.133027199215">
                <text:p>-130.1330271992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8203125">
                <text:p>0.08203125</text:p>
              </table:table-cell>
              <table:table-cell office:value-type="float" office:value="-277.5223141308">
                <text:p>-277.52231413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830078125">
                <text:p>0.0830078125</text:p>
              </table:table-cell>
              <table:table-cell office:value-type="float" office:value="-142.850982029446">
                <text:p>-142.8509820294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-262.950278135288">
                <text:p>-262.95027813528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849609375">
                <text:p>0.0849609375</text:p>
              </table:table-cell>
              <table:table-cell office:value-type="float" office:value="-131.413184516615">
                <text:p>-131.4131845166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859375">
                <text:p>0.0859375</text:p>
              </table:table-cell>
              <table:table-cell office:value-type="float" office:value="-281.208616626882">
                <text:p>-281.2086166268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869140625">
                <text:p>0.0869140625</text:p>
              </table:table-cell>
              <table:table-cell office:value-type="float" office:value="-129.841842088472">
                <text:p>-129.8418420884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-262.360786585903">
                <text:p>-262.3607865859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888671875">
                <text:p>0.0888671875</text:p>
              </table:table-cell>
              <table:table-cell office:value-type="float" office:value="-125.109280638351">
                <text:p>-125.10928063835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8984375">
                <text:p>0.08984375</text:p>
              </table:table-cell>
              <table:table-cell office:value-type="float" office:value="-289.894286517117">
                <text:p>-289.8942865171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908203125">
                <text:p>0.0908203125</text:p>
              </table:table-cell>
              <table:table-cell office:value-type="float" office:value="-143.783612932617">
                <text:p>-143.78361293261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-261.681350355415">
                <text:p>-261.6813503554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927734375">
                <text:p>0.0927734375</text:p>
              </table:table-cell>
              <table:table-cell office:value-type="float" office:value="-129.763404257649">
                <text:p>-129.76340425764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9375">
                <text:p>0.09375</text:p>
              </table:table-cell>
              <table:table-cell office:value-type="float" office:value="-288.871537572574">
                <text:p>-288.8715375725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947265625">
                <text:p>0.0947265625</text:p>
              </table:table-cell>
              <table:table-cell office:value-type="float" office:value="-141.531289434868">
                <text:p>-141.53128943486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-260.915053301865">
                <text:p>-260.9150533018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966796875">
                <text:p>0.0966796875</text:p>
              </table:table-cell>
              <table:table-cell office:value-type="float" office:value="-123.363561061306">
                <text:p>-123.36356106130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9765625">
                <text:p>0.09765625</text:p>
              </table:table-cell>
              <table:table-cell office:value-type="float" office:value="-278.343574781213">
                <text:p>-278.3435747812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986328125">
                <text:p>0.0986328125</text:p>
              </table:table-cell>
              <table:table-cell office:value-type="float" office:value="-131.998083577352">
                <text:p>-131.99808357735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-260.043451090151">
                <text:p>-260.04345109015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005859375">
                <text:p>0.1005859375</text:p>
              </table:table-cell>
              <table:table-cell office:value-type="float" office:value="-121.143752596728">
                <text:p>-121.1437525967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015625">
                <text:p>0.1015625</text:p>
              </table:table-cell>
              <table:table-cell office:value-type="float" office:value="-272.840922108273">
                <text:p>-272.84092210827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025390625">
                <text:p>0.1025390625</text:p>
              </table:table-cell>
              <table:table-cell office:value-type="float" office:value="-123.742956126968">
                <text:p>-123.74295612696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03515625">
                <text:p>0.103515625</text:p>
              </table:table-cell>
              <table:table-cell office:value-type="float" office:value="-259.031086238019">
                <text:p>-259.03108623801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044921875">
                <text:p>0.1044921875</text:p>
              </table:table-cell>
              <table:table-cell office:value-type="float" office:value="-122.286898098372">
                <text:p>-122.28689809837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0546875">
                <text:p>0.10546875</text:p>
              </table:table-cell>
              <table:table-cell office:value-type="float" office:value="-268.565590501274">
                <text:p>-268.56559050127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064453125">
                <text:p>0.1064453125</text:p>
              </table:table-cell>
              <table:table-cell office:value-type="float" office:value="-124.065793013719">
                <text:p>-124.06579301371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07421875">
                <text:p>0.107421875</text:p>
              </table:table-cell>
              <table:table-cell office:value-type="float" office:value="-257.815113086588">
                <text:p>-257.81511308658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083984375">
                <text:p>0.1083984375</text:p>
              </table:table-cell>
              <table:table-cell office:value-type="float" office:value="-133.514368496328">
                <text:p>-133.5143684963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09375">
                <text:p>0.109375</text:p>
              </table:table-cell>
              <table:table-cell office:value-type="float" office:value="-264.882350503858">
                <text:p>-264.88235050385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103515625">
                <text:p>0.1103515625</text:p>
              </table:table-cell>
              <table:table-cell office:value-type="float" office:value="-126.631692104404">
                <text:p>-126.63169210440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11328125">
                <text:p>0.111328125</text:p>
              </table:table-cell>
              <table:table-cell office:value-type="float" office:value="-256.340243666089">
                <text:p>-256.34024366608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123046875">
                <text:p>0.1123046875</text:p>
              </table:table-cell>
              <table:table-cell office:value-type="float" office:value="-125.127662994605">
                <text:p>-125.12766299460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1328125">
                <text:p>0.11328125</text:p>
              </table:table-cell>
              <table:table-cell office:value-type="float" office:value="-261.269624619874">
                <text:p>-261.26962461987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142578125">
                <text:p>0.1142578125</text:p>
              </table:table-cell>
              <table:table-cell office:value-type="float" office:value="-127.161184661569">
                <text:p>-127.16118466156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15234375">
                <text:p>0.115234375</text:p>
              </table:table-cell>
              <table:table-cell office:value-type="float" office:value="-254.456941836589">
                <text:p>-254.45694183658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162109375">
                <text:p>0.1162109375</text:p>
              </table:table-cell>
              <table:table-cell office:value-type="float" office:value="-124.298307224942">
                <text:p>-124.29830722494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171875">
                <text:p>0.1171875</text:p>
              </table:table-cell>
              <table:table-cell office:value-type="float" office:value="-257.483805823309">
                <text:p>-257.48380582330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181640625">
                <text:p>0.1181640625</text:p>
              </table:table-cell>
              <table:table-cell office:value-type="float" office:value="-124.085729649828">
                <text:p>-124.08572964982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19140625">
                <text:p>0.119140625</text:p>
              </table:table-cell>
              <table:table-cell office:value-type="float" office:value="-251.961620562885">
                <text:p>-251.96162056288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201171875">
                <text:p>0.1201171875</text:p>
              </table:table-cell>
              <table:table-cell office:value-type="float" office:value="-144.029160160845">
                <text:p>-144.02916016084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2109375">
                <text:p>0.12109375</text:p>
              </table:table-cell>
              <table:table-cell office:value-type="float" office:value="-253.072901385446">
                <text:p>-253.07290138544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220703125">
                <text:p>0.1220703125</text:p>
              </table:table-cell>
              <table:table-cell office:value-type="float" office:value="-116.477312878594">
                <text:p>-116.47731287859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23046875">
                <text:p>0.123046875</text:p>
              </table:table-cell>
              <table:table-cell office:value-type="float" office:value="-248.236785251382">
                <text:p>-248.23678525138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240234375">
                <text:p>0.1240234375</text:p>
              </table:table-cell>
              <table:table-cell office:value-type="float" office:value="-120.165990547512">
                <text:p>-120.16599054751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25">
                <text:p>0.125</text:p>
              </table:table-cell>
              <table:table-cell office:value-type="float" office:value="-246.849303137993">
                <text:p>-246.84930313799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259765625">
                <text:p>0.1259765625</text:p>
              </table:table-cell>
              <table:table-cell office:value-type="float" office:value="-118.364879875716">
                <text:p>-118.3648798757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26953125">
                <text:p>0.126953125</text:p>
              </table:table-cell>
              <table:table-cell office:value-type="float" office:value="-241.054257299642">
                <text:p>-241.0542572996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279296875">
                <text:p>0.1279296875</text:p>
              </table:table-cell>
              <table:table-cell office:value-type="float" office:value="-132.509374210267">
                <text:p>-132.5093742102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2890625">
                <text:p>0.12890625</text:p>
              </table:table-cell>
              <table:table-cell office:value-type="float" office:value="-231.885217037395">
                <text:p>-231.88521703739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298828125">
                <text:p>0.1298828125</text:p>
              </table:table-cell>
              <table:table-cell office:value-type="float" office:value="54.1853992100477">
                <text:p>54.185399210047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30859375">
                <text:p>0.130859375</text:p>
              </table:table-cell>
              <table:table-cell office:value-type="float" office:value="-231.695186183049">
                <text:p>-231.69518618304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318359375">
                <text:p>0.1318359375</text:p>
              </table:table-cell>
              <table:table-cell office:value-type="float" office:value="-114.251710077013">
                <text:p>-114.25171007701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328125">
                <text:p>0.1328125</text:p>
              </table:table-cell>
              <table:table-cell office:value-type="float" office:value="-240.520817055223">
                <text:p>-240.52081705522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337890625">
                <text:p>0.1337890625</text:p>
              </table:table-cell>
              <table:table-cell office:value-type="float" office:value="-124.538526777065">
                <text:p>-124.53852677706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34765625">
                <text:p>0.134765625</text:p>
              </table:table-cell>
              <table:table-cell office:value-type="float" office:value="-245.831564999495">
                <text:p>-245.83156499949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357421875">
                <text:p>0.1357421875</text:p>
              </table:table-cell>
              <table:table-cell office:value-type="float" office:value="-135.55699621272">
                <text:p>-135.5569962127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3671875">
                <text:p>0.13671875</text:p>
              </table:table-cell>
              <table:table-cell office:value-type="float" office:value="-247.06994539684">
                <text:p>-247.0699453968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376953125">
                <text:p>0.1376953125</text:p>
              </table:table-cell>
              <table:table-cell office:value-type="float" office:value="-135.469260317202">
                <text:p>-135.46926031720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38671875">
                <text:p>0.138671875</text:p>
              </table:table-cell>
              <table:table-cell office:value-type="float" office:value="-251.147238138726">
                <text:p>-251.14723813872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396484375">
                <text:p>0.1396484375</text:p>
              </table:table-cell>
              <table:table-cell office:value-type="float" office:value="-134.649006354604">
                <text:p>-134.64900635460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40625">
                <text:p>0.140625</text:p>
              </table:table-cell>
              <table:table-cell office:value-type="float" office:value="-250.274196432631">
                <text:p>-250.27419643263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416015625">
                <text:p>0.1416015625</text:p>
              </table:table-cell>
              <table:table-cell office:value-type="float" office:value="-133.429512758347">
                <text:p>-133.42951275834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42578125">
                <text:p>0.142578125</text:p>
              </table:table-cell>
              <table:table-cell office:value-type="float" office:value="-254.539928234104">
                <text:p>-254.53992823410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435546875">
                <text:p>0.1435546875</text:p>
              </table:table-cell>
              <table:table-cell office:value-type="float" office:value="-124.014498099323">
                <text:p>-124.01449809932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4453125">
                <text:p>0.14453125</text:p>
              </table:table-cell>
              <table:table-cell office:value-type="float" office:value="-252.287838783706">
                <text:p>-252.28783878370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455078125">
                <text:p>0.1455078125</text:p>
              </table:table-cell>
              <table:table-cell office:value-type="float" office:value="-122.575771619709">
                <text:p>-122.57577161970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46484375">
                <text:p>0.146484375</text:p>
              </table:table-cell>
              <table:table-cell office:value-type="float" office:value="-257.083583623969">
                <text:p>-257.08358362396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474609375">
                <text:p>0.1474609375</text:p>
              </table:table-cell>
              <table:table-cell office:value-type="float" office:value="-138.964756222094">
                <text:p>-138.96475622209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484375">
                <text:p>0.1484375</text:p>
              </table:table-cell>
              <table:table-cell office:value-type="float" office:value="-253.731050386085">
                <text:p>-253.73105038608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494140625">
                <text:p>0.1494140625</text:p>
              </table:table-cell>
              <table:table-cell office:value-type="float" office:value="-125.276678301684">
                <text:p>-125.27667830168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50390625">
                <text:p>0.150390625</text:p>
              </table:table-cell>
              <table:table-cell office:value-type="float" office:value="-259.132675834597">
                <text:p>-259.13267583459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513671875">
                <text:p>0.1513671875</text:p>
              </table:table-cell>
              <table:table-cell office:value-type="float" office:value="-115.334366870998">
                <text:p>-115.33436687099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5234375">
                <text:p>0.15234375</text:p>
              </table:table-cell>
              <table:table-cell office:value-type="float" office:value="-254.803298267956">
                <text:p>-254.80329826795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533203125">
                <text:p>0.1533203125</text:p>
              </table:table-cell>
              <table:table-cell office:value-type="float" office:value="-120.649493130832">
                <text:p>-120.64949313083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54296875">
                <text:p>0.154296875</text:p>
              </table:table-cell>
              <table:table-cell office:value-type="float" office:value="-260.886148805009">
                <text:p>-260.88614880500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552734375">
                <text:p>0.1552734375</text:p>
              </table:table-cell>
              <table:table-cell office:value-type="float" office:value="-119.201347428373">
                <text:p>-119.20134742837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5625">
                <text:p>0.15625</text:p>
              </table:table-cell>
              <table:table-cell office:value-type="float" office:value="-255.67662915268">
                <text:p>-255.6766291526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572265625">
                <text:p>0.1572265625</text:p>
              </table:table-cell>
              <table:table-cell office:value-type="float" office:value="-125.894125850285">
                <text:p>-125.89412585028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58203125">
                <text:p>0.158203125</text:p>
              </table:table-cell>
              <table:table-cell office:value-type="float" office:value="-262.429449198016">
                <text:p>-262.42944919801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591796875">
                <text:p>0.1591796875</text:p>
              </table:table-cell>
              <table:table-cell office:value-type="float" office:value="-125.979274860978">
                <text:p>-125.97927486097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6015625">
                <text:p>0.16015625</text:p>
              </table:table-cell>
              <table:table-cell office:value-type="float" office:value="-256.363071097282">
                <text:p>-256.36307109728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611328125">
                <text:p>0.1611328125</text:p>
              </table:table-cell>
              <table:table-cell office:value-type="float" office:value="-120.793590592651">
                <text:p>-120.79359059265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62109375">
                <text:p>0.162109375</text:p>
              </table:table-cell>
              <table:table-cell office:value-type="float" office:value="-263.808671043383">
                <text:p>-263.80867104338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630859375">
                <text:p>0.1630859375</text:p>
              </table:table-cell>
              <table:table-cell office:value-type="float" office:value="-126.428499494334">
                <text:p>-126.42849949433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640625">
                <text:p>0.1640625</text:p>
              </table:table-cell>
              <table:table-cell office:value-type="float" office:value="-256.941946990134">
                <text:p>-256.94194699013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650390625">
                <text:p>0.1650390625</text:p>
              </table:table-cell>
              <table:table-cell office:value-type="float" office:value="-125.094275546077">
                <text:p>-125.09427554607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66015625">
                <text:p>0.166015625</text:p>
              </table:table-cell>
              <table:table-cell office:value-type="float" office:value="-265.067160361539">
                <text:p>-265.06716036153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669921875">
                <text:p>0.1669921875</text:p>
              </table:table-cell>
              <table:table-cell office:value-type="float" office:value="-121.312114016371">
                <text:p>-121.31211401637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6796875">
                <text:p>0.16796875</text:p>
              </table:table-cell>
              <table:table-cell office:value-type="float" office:value="-257.431949998729">
                <text:p>-257.43194999872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689453125">
                <text:p>0.1689453125</text:p>
              </table:table-cell>
              <table:table-cell office:value-type="float" office:value="-139.685582677037">
                <text:p>-139.68558267703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69921875">
                <text:p>0.169921875</text:p>
              </table:table-cell>
              <table:table-cell office:value-type="float" office:value="-266.231425572228">
                <text:p>-266.23142557222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708984375">
                <text:p>0.1708984375</text:p>
              </table:table-cell>
              <table:table-cell office:value-type="float" office:value="-130.78960749561">
                <text:p>-130.7896074956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71875">
                <text:p>0.171875</text:p>
              </table:table-cell>
              <table:table-cell office:value-type="float" office:value="-257.848949599831">
                <text:p>-257.84894959983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728515625">
                <text:p>0.1728515625</text:p>
              </table:table-cell>
              <table:table-cell office:value-type="float" office:value="-127.773167483995">
                <text:p>-127.77316748399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73828125">
                <text:p>0.173828125</text:p>
              </table:table-cell>
              <table:table-cell office:value-type="float" office:value="-267.330428893324">
                <text:p>-267.33042889332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748046875">
                <text:p>0.1748046875</text:p>
              </table:table-cell>
              <table:table-cell office:value-type="float" office:value="-126.207511295362">
                <text:p>-126.20751129536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7578125">
                <text:p>0.17578125</text:p>
              </table:table-cell>
              <table:table-cell office:value-type="float" office:value="-258.215961932185">
                <text:p>-258.21596193218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767578125">
                <text:p>0.1767578125</text:p>
              </table:table-cell>
              <table:table-cell office:value-type="float" office:value="-123.508257786427">
                <text:p>-123.50825778642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77734375">
                <text:p>0.177734375</text:p>
              </table:table-cell>
              <table:table-cell office:value-type="float" office:value="-268.404099494628">
                <text:p>-268.40409949462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787109375">
                <text:p>0.1787109375</text:p>
              </table:table-cell>
              <table:table-cell office:value-type="float" office:value="-131.574226123086">
                <text:p>-131.57422612308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796875">
                <text:p>0.1796875</text:p>
              </table:table-cell>
              <table:table-cell office:value-type="float" office:value="-258.547576984722">
                <text:p>-258.54757698472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806640625">
                <text:p>0.1806640625</text:p>
              </table:table-cell>
              <table:table-cell office:value-type="float" office:value="-125.01020789465">
                <text:p>-125.0102078946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81640625">
                <text:p>0.181640625</text:p>
              </table:table-cell>
              <table:table-cell office:value-type="float" office:value="-269.395749818784">
                <text:p>-269.39574981878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826171875">
                <text:p>0.1826171875</text:p>
              </table:table-cell>
              <table:table-cell office:value-type="float" office:value="-124.037844356366">
                <text:p>-124.03784435636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8359375">
                <text:p>0.18359375</text:p>
              </table:table-cell>
              <table:table-cell office:value-type="float" office:value="-258.831403585583">
                <text:p>-258.83140358558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845703125">
                <text:p>0.1845703125</text:p>
              </table:table-cell>
              <table:table-cell office:value-type="float" office:value="-122.660312150652">
                <text:p>-122.66031215065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85546875">
                <text:p>0.185546875</text:p>
              </table:table-cell>
              <table:table-cell office:value-type="float" office:value="-270.34224261247">
                <text:p>-270.3422426124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865234375">
                <text:p>0.1865234375</text:p>
              </table:table-cell>
              <table:table-cell office:value-type="float" office:value="-133.828002634818">
                <text:p>-133.82800263481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875">
                <text:p>0.1875</text:p>
              </table:table-cell>
              <table:table-cell office:value-type="float" office:value="-259.093462173361">
                <text:p>-259.09346217336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884765625">
                <text:p>0.1884765625</text:p>
              </table:table-cell>
              <table:table-cell office:value-type="float" office:value="-119.570405779165">
                <text:p>-119.57040577916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89453125">
                <text:p>0.189453125</text:p>
              </table:table-cell>
              <table:table-cell office:value-type="float" office:value="-271.308302591008">
                <text:p>-271.30830259100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904296875">
                <text:p>0.1904296875</text:p>
              </table:table-cell>
              <table:table-cell office:value-type="float" office:value="-131.201139141556">
                <text:p>-131.20113914155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9140625">
                <text:p>0.19140625</text:p>
              </table:table-cell>
              <table:table-cell office:value-type="float" office:value="-259.331444465729">
                <text:p>-259.33144446572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923828125">
                <text:p>0.1923828125</text:p>
              </table:table-cell>
              <table:table-cell office:value-type="float" office:value="-127.826626088726">
                <text:p>-127.82662608872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93359375">
                <text:p>0.193359375</text:p>
              </table:table-cell>
              <table:table-cell office:value-type="float" office:value="-272.251847501436">
                <text:p>-272.25184750143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1943359375">
                <text:p>0.1943359375</text:p>
              </table:table-cell>
              <table:table-cell office:value-type="float" office:value="-133.143391426528">
                <text:p>-133.14339142652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1953125">
                <text:p>0.1953125</text:p>
              </table:table-cell>
              <table:table-cell office:value-type="float" office:value="-259.534868477009">
                <text:p>-259.53486847700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1962890625">
                <text:p>0.1962890625</text:p>
              </table:table-cell>
              <table:table-cell office:value-type="float" office:value="-130.451038821644">
                <text:p>-130.45103882164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197265625">
                <text:p>0.197265625</text:p>
              </table:table-cell>
              <table:table-cell office:value-type="float" office:value="-273.151151579363">
                <text:p>-273.15115157936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1982421875">
                <text:p>0.1982421875</text:p>
              </table:table-cell>
              <table:table-cell office:value-type="float" office:value="-144.964822280518">
                <text:p>-144.96482228051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9921875">
                <text:p>0.19921875</text:p>
              </table:table-cell>
              <table:table-cell office:value-type="float" office:value="-259.734742447506">
                <text:p>-259.73474244750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2001953125">
                <text:p>0.2001953125</text:p>
              </table:table-cell>
              <table:table-cell office:value-type="float" office:value="-126.216791204349">
                <text:p>-126.21679120434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201171875">
                <text:p>0.201171875</text:p>
              </table:table-cell>
              <table:table-cell office:value-type="float" office:value="-274.110234579855">
                <text:p>-274.11023457985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2021484375">
                <text:p>0.2021484375</text:p>
              </table:table-cell>
              <table:table-cell office:value-type="float" office:value="-123.028984401448">
                <text:p>-123.02898440144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203125">
                <text:p>0.203125</text:p>
              </table:table-cell>
              <table:table-cell office:value-type="float" office:value="-259.913486525866">
                <text:p>-259.91348652586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2041015625">
                <text:p>0.2041015625</text:p>
              </table:table-cell>
              <table:table-cell office:value-type="float" office:value="-148.615895678215">
                <text:p>-148.61589567821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205078125">
                <text:p>0.205078125</text:p>
              </table:table-cell>
              <table:table-cell office:value-type="float" office:value="-275.08925314128">
                <text:p>-275.0892531412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2060546875">
                <text:p>0.2060546875</text:p>
              </table:table-cell>
              <table:table-cell office:value-type="float" office:value="-131.939340024812">
                <text:p>-131.93934002481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20703125">
                <text:p>0.20703125</text:p>
              </table:table-cell>
              <table:table-cell office:value-type="float" office:value="-260.087208372233">
                <text:p>-260.08720837223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2080078125">
                <text:p>0.2080078125</text:p>
              </table:table-cell>
              <table:table-cell office:value-type="float" office:value="-129.477958056865">
                <text:p>-129.47795805686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208984375">
                <text:p>0.208984375</text:p>
              </table:table-cell>
              <table:table-cell office:value-type="float" office:value="-276.026308538457">
                <text:p>-276.02630853845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2099609375">
                <text:p>0.2099609375</text:p>
              </table:table-cell>
              <table:table-cell office:value-type="float" office:value="-122.056113161447">
                <text:p>-122.05611316144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2109375">
                <text:p>0.2109375</text:p>
              </table:table-cell>
              <table:table-cell office:value-type="float" office:value="-260.237653925928">
                <text:p>-260.23765392592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2119140625">
                <text:p>0.2119140625</text:p>
              </table:table-cell>
              <table:table-cell office:value-type="float" office:value="-123.848141173986">
                <text:p>-123.84814117398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212890625">
                <text:p>0.212890625</text:p>
              </table:table-cell>
              <table:table-cell office:value-type="float" office:value="-277.015001748194">
                <text:p>-277.01500174819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2138671875">
                <text:p>0.2138671875</text:p>
              </table:table-cell>
              <table:table-cell office:value-type="float" office:value="-131.254492858813">
                <text:p>-131.25449285881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21484375">
                <text:p>0.21484375</text:p>
              </table:table-cell>
              <table:table-cell office:value-type="float" office:value="-260.390751298367">
                <text:p>-260.39075129836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2158203125">
                <text:p>0.2158203125</text:p>
              </table:table-cell>
              <table:table-cell office:value-type="float" office:value="-128.481254117509">
                <text:p>-128.48125411750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216796875">
                <text:p>0.216796875</text:p>
              </table:table-cell>
              <table:table-cell office:value-type="float" office:value="-278.061104896461">
                <text:p>-278.06110489646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2177734375">
                <text:p>0.2177734375</text:p>
              </table:table-cell>
              <table:table-cell office:value-type="float" office:value="-126.204308396608">
                <text:p>-126.20430839660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21875">
                <text:p>0.21875</text:p>
              </table:table-cell>
              <table:table-cell office:value-type="float" office:value="-260.528115227061">
                <text:p>-260.52811522706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2197265625">
                <text:p>0.2197265625</text:p>
              </table:table-cell>
              <table:table-cell office:value-type="float" office:value="-130.661480071385">
                <text:p>-130.66148007138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220703125">
                <text:p>0.220703125</text:p>
              </table:table-cell>
              <table:table-cell office:value-type="float" office:value="-279.171356706395">
                <text:p>-279.17135670639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2216796875">
                <text:p>0.2216796875</text:p>
              </table:table-cell>
              <table:table-cell office:value-type="float" office:value="-123.492842927092">
                <text:p>-123.49284292709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22265625">
                <text:p>0.22265625</text:p>
              </table:table-cell>
              <table:table-cell office:value-type="float" office:value="-260.667686466764">
                <text:p>-260.66768646676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2236328125">
                <text:p>0.2236328125</text:p>
              </table:table-cell>
              <table:table-cell office:value-type="float" office:value="-121.948806961886">
                <text:p>-121.94880696188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224609375">
                <text:p>0.224609375</text:p>
              </table:table-cell>
              <table:table-cell office:value-type="float" office:value="-280.263669908289">
                <text:p>-280.26366990828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2255859375">
                <text:p>0.2255859375</text:p>
              </table:table-cell>
              <table:table-cell office:value-type="float" office:value="-142.069261933548">
                <text:p>-142.06926193354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2265625">
                <text:p>0.2265625</text:p>
              </table:table-cell>
              <table:table-cell office:value-type="float" office:value="-260.790489314133">
                <text:p>-260.79048931413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2275390625">
                <text:p>0.2275390625</text:p>
              </table:table-cell>
              <table:table-cell office:value-type="float" office:value="-124.367775141428">
                <text:p>-124.36777514142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228515625">
                <text:p>0.228515625</text:p>
              </table:table-cell>
              <table:table-cell office:value-type="float" office:value="-281.513380305826">
                <text:p>-281.51338030582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2294921875">
                <text:p>0.2294921875</text:p>
              </table:table-cell>
              <table:table-cell office:value-type="float" office:value="-125.285084993832">
                <text:p>-125.28508499383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23046875">
                <text:p>0.23046875</text:p>
              </table:table-cell>
              <table:table-cell office:value-type="float" office:value="-260.905407778183">
                <text:p>-260.90540777818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2314453125">
                <text:p>0.2314453125</text:p>
              </table:table-cell>
              <table:table-cell office:value-type="float" office:value="-134.005325142775">
                <text:p>-134.00532514277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232421875">
                <text:p>0.232421875</text:p>
              </table:table-cell>
              <table:table-cell office:value-type="float" office:value="-282.852143781582">
                <text:p>-282.85214378158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2333984375">
                <text:p>0.2333984375</text:p>
              </table:table-cell>
              <table:table-cell office:value-type="float" office:value="-124.864327955336">
                <text:p>-124.86432795533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234375">
                <text:p>0.234375</text:p>
              </table:table-cell>
              <table:table-cell office:value-type="float" office:value="-261.0218670771">
                <text:p>-261.021867077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2353515625">
                <text:p>0.2353515625</text:p>
              </table:table-cell>
              <table:table-cell office:value-type="float" office:value="-140.378430377016">
                <text:p>-140.37843037701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236328125">
                <text:p>0.236328125</text:p>
              </table:table-cell>
              <table:table-cell office:value-type="float" office:value="-284.291979500152">
                <text:p>-284.29197950015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2373046875">
                <text:p>0.2373046875</text:p>
              </table:table-cell>
              <table:table-cell office:value-type="float" office:value="-122.377963874511">
                <text:p>-122.37796387451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23828125">
                <text:p>0.23828125</text:p>
              </table:table-cell>
              <table:table-cell office:value-type="float" office:value="-261.130010754313">
                <text:p>-261.13001075431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2392578125">
                <text:p>0.2392578125</text:p>
              </table:table-cell>
              <table:table-cell office:value-type="float" office:value="-124.116924063021">
                <text:p>-124.11692406302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240234375">
                <text:p>0.240234375</text:p>
              </table:table-cell>
              <table:table-cell office:value-type="float" office:value="-286.018862909047">
                <text:p>-286.01886290904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2412109375">
                <text:p>0.2412109375</text:p>
              </table:table-cell>
              <table:table-cell office:value-type="float" office:value="-122.282885831978">
                <text:p>-122.28288583197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2421875">
                <text:p>0.2421875</text:p>
              </table:table-cell>
              <table:table-cell office:value-type="float" office:value="-261.229505429194">
                <text:p>-261.22950542919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2431640625">
                <text:p>0.2431640625</text:p>
              </table:table-cell>
              <table:table-cell office:value-type="float" office:value="-115.342162350509">
                <text:p>-115.34216235050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244140625">
                <text:p>0.244140625</text:p>
              </table:table-cell>
              <table:table-cell office:value-type="float" office:value="-288.176480993764">
                <text:p>-288.17648099376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2451171875">
                <text:p>0.2451171875</text:p>
              </table:table-cell>
              <table:table-cell office:value-type="float" office:value="-125.267101779679">
                <text:p>-125.26710177967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24609375">
                <text:p>0.24609375</text:p>
              </table:table-cell>
              <table:table-cell office:value-type="float" office:value="-261.330153009471">
                <text:p>-261.33015300947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2470703125">
                <text:p>0.2470703125</text:p>
              </table:table-cell>
              <table:table-cell office:value-type="float" office:value="-133.872912391366">
                <text:p>-133.87291239136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248046875">
                <text:p>0.248046875</text:p>
              </table:table-cell>
              <table:table-cell office:value-type="float" office:value="-290.749045423947">
                <text:p>-290.74904542394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2490234375">
                <text:p>0.2490234375</text:p>
              </table:table-cell>
              <table:table-cell office:value-type="float" office:value="-137.699288586798">
                <text:p>-137.69928858679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25">
                <text:p>0.25</text:p>
              </table:table-cell>
              <table:table-cell office:value-type="float" office:value="-261.431980527526">
                <text:p>-261.43198052752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2509765625">
                <text:p>0.2509765625</text:p>
              </table:table-cell>
              <table:table-cell office:value-type="float" office:value="-125.348403184114">
                <text:p>-125.34840318411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251953125">
                <text:p>0.251953125</text:p>
              </table:table-cell>
              <table:table-cell office:value-type="float" office:value="-293.975058227276">
                <text:p>-293.97505822727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2529296875">
                <text:p>0.2529296875</text:p>
              </table:table-cell>
              <table:table-cell office:value-type="float" office:value="-122.678741265932">
                <text:p>-122.67874126593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25390625">
                <text:p>0.25390625</text:p>
              </table:table-cell>
              <table:table-cell office:value-type="float" office:value="-261.535015977779">
                <text:p>-261.53501597777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2548828125">
                <text:p>0.2548828125</text:p>
              </table:table-cell>
              <table:table-cell office:value-type="float" office:value="-123.596249388699">
                <text:p>-123.59624938869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255859375">
                <text:p>0.255859375</text:p>
              </table:table-cell>
              <table:table-cell office:value-type="float" office:value="-299.164253620565">
                <text:p>-299.16425362056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2568359375">
                <text:p>0.2568359375</text:p>
              </table:table-cell>
              <table:table-cell office:value-type="float" office:value="-137.997127522947">
                <text:p>-137.99712752294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2578125">
                <text:p>0.2578125</text:p>
              </table:table-cell>
              <table:table-cell office:value-type="float" office:value="-261.628804614118">
                <text:p>-261.62880461411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2587890625">
                <text:p>0.2587890625</text:p>
              </table:table-cell>
              <table:table-cell office:value-type="float" office:value="-125.602975249514">
                <text:p>-125.60297524951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259765625">
                <text:p>0.259765625</text:p>
              </table:table-cell>
              <table:table-cell office:value-type="float" office:value="-313.93607885159">
                <text:p>-313.9360788515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2607421875">
                <text:p>0.2607421875</text:p>
              </table:table-cell>
              <table:table-cell office:value-type="float" office:value="-129.230259819852">
                <text:p>-129.23025981985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26171875">
                <text:p>0.26171875</text:p>
              </table:table-cell>
              <table:table-cell office:value-type="float" office:value="-261.713031061792">
                <text:p>-261.71303106179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2626953125">
                <text:p>0.2626953125</text:p>
              </table:table-cell>
              <table:table-cell office:value-type="float" office:value="-145.769502120986">
                <text:p>-145.76950212098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263671875">
                <text:p>0.263671875</text:p>
              </table:table-cell>
              <table:table-cell office:value-type="float" office:value="-303.085639640667">
                <text:p>-303.08563964066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2646484375">
                <text:p>0.2646484375</text:p>
              </table:table-cell>
              <table:table-cell office:value-type="float" office:value="-129.673968243215">
                <text:p>-129.67396824321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265625">
                <text:p>0.265625</text:p>
              </table:table-cell>
              <table:table-cell office:value-type="float" office:value="-261.808772446751">
                <text:p>-261.80877244675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2666015625">
                <text:p>0.2666015625</text:p>
              </table:table-cell>
              <table:table-cell office:value-type="float" office:value="-129.896486735395">
                <text:p>-129.89648673539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267578125">
                <text:p>0.267578125</text:p>
              </table:table-cell>
              <table:table-cell office:value-type="float" office:value="-296.472386155135">
                <text:p>-296.47238615513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2685546875">
                <text:p>0.2685546875</text:p>
              </table:table-cell>
              <table:table-cell office:value-type="float" office:value="-129.039307400435">
                <text:p>-129.03930740043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26953125">
                <text:p>0.26953125</text:p>
              </table:table-cell>
              <table:table-cell office:value-type="float" office:value="-261.89477099225">
                <text:p>-261.8947709922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2705078125">
                <text:p>0.2705078125</text:p>
              </table:table-cell>
              <table:table-cell office:value-type="float" office:value="-125.576861777588">
                <text:p>-125.57686177758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271484375">
                <text:p>0.271484375</text:p>
              </table:table-cell>
              <table:table-cell office:value-type="float" office:value="-292.761667626627">
                <text:p>-292.76166762662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2724609375">
                <text:p>0.2724609375</text:p>
              </table:table-cell>
              <table:table-cell office:value-type="float" office:value="-123.540211975317">
                <text:p>-123.54021197531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2734375">
                <text:p>0.2734375</text:p>
              </table:table-cell>
              <table:table-cell office:value-type="float" office:value="-261.981629526716">
                <text:p>-261.98162952671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2744140625">
                <text:p>0.2744140625</text:p>
              </table:table-cell>
              <table:table-cell office:value-type="float" office:value="-126.911463919381">
                <text:p>-126.91146391938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275390625">
                <text:p>0.275390625</text:p>
              </table:table-cell>
              <table:table-cell office:value-type="float" office:value="-290.169964675254">
                <text:p>-290.16996467525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2763671875">
                <text:p>0.2763671875</text:p>
              </table:table-cell>
              <table:table-cell office:value-type="float" office:value="-118.019838938056">
                <text:p>-118.01983893805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27734375">
                <text:p>0.27734375</text:p>
              </table:table-cell>
              <table:table-cell office:value-type="float" office:value="-262.069365423882">
                <text:p>-262.06936542388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2783203125">
                <text:p>0.2783203125</text:p>
              </table:table-cell>
              <table:table-cell office:value-type="float" office:value="-122.504974045915">
                <text:p>-122.50497404591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279296875">
                <text:p>0.279296875</text:p>
              </table:table-cell>
              <table:table-cell office:value-type="float" office:value="-288.402042607938">
                <text:p>-288.40204260793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2802734375">
                <text:p>0.2802734375</text:p>
              </table:table-cell>
              <table:table-cell office:value-type="float" office:value="-122.668056298164">
                <text:p>-122.66805629816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28125">
                <text:p>0.28125</text:p>
              </table:table-cell>
              <table:table-cell office:value-type="float" office:value="-262.14686810819">
                <text:p>-262.1468681081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2822265625">
                <text:p>0.2822265625</text:p>
              </table:table-cell>
              <table:table-cell office:value-type="float" office:value="-133.824891157547">
                <text:p>-133.82489115754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283203125">
                <text:p>0.283203125</text:p>
              </table:table-cell>
              <table:table-cell office:value-type="float" office:value="-286.742955334704">
                <text:p>-286.74295533470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2841796875">
                <text:p>0.2841796875</text:p>
              </table:table-cell>
              <table:table-cell office:value-type="float" office:value="-135.970464519967">
                <text:p>-135.97046451996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28515625">
                <text:p>0.28515625</text:p>
              </table:table-cell>
              <table:table-cell office:value-type="float" office:value="-262.236297756388">
                <text:p>-262.23629775638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2861328125">
                <text:p>0.2861328125</text:p>
              </table:table-cell>
              <table:table-cell office:value-type="float" office:value="-130.08310377423">
                <text:p>-130.0831037742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287109375">
                <text:p>0.287109375</text:p>
              </table:table-cell>
              <table:table-cell office:value-type="float" office:value="-285.512843915472">
                <text:p>-285.51284391547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2880859375">
                <text:p>0.2880859375</text:p>
              </table:table-cell>
              <table:table-cell office:value-type="float" office:value="-121.960577330652">
                <text:p>-121.96057733065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2890625">
                <text:p>0.2890625</text:p>
              </table:table-cell>
              <table:table-cell office:value-type="float" office:value="-262.303979476783">
                <text:p>-262.30397947678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2900390625">
                <text:p>0.2900390625</text:p>
              </table:table-cell>
              <table:table-cell office:value-type="float" office:value="-141.291364940243">
                <text:p>-141.29136494024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291015625">
                <text:p>0.291015625</text:p>
              </table:table-cell>
              <table:table-cell office:value-type="float" office:value="-284.435527464678">
                <text:p>-284.43552746467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2919921875">
                <text:p>0.2919921875</text:p>
              </table:table-cell>
              <table:table-cell office:value-type="float" office:value="-142.773585024951">
                <text:p>-142.77358502495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29296875">
                <text:p>0.29296875</text:p>
              </table:table-cell>
              <table:table-cell office:value-type="float" office:value="-262.383613867115">
                <text:p>-262.38361386711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2939453125">
                <text:p>0.2939453125</text:p>
              </table:table-cell>
              <table:table-cell office:value-type="float" office:value="-144.869448057268">
                <text:p>-144.86944805726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294921875">
                <text:p>0.294921875</text:p>
              </table:table-cell>
              <table:table-cell office:value-type="float" office:value="-283.477207641282">
                <text:p>-283.47720764128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2958984375">
                <text:p>0.2958984375</text:p>
              </table:table-cell>
              <table:table-cell office:value-type="float" office:value="-122.258558457313">
                <text:p>-122.25855845731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296875">
                <text:p>0.296875</text:p>
              </table:table-cell>
              <table:table-cell office:value-type="float" office:value="-262.463985126292">
                <text:p>-262.46398512629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2978515625">
                <text:p>0.2978515625</text:p>
              </table:table-cell>
              <table:table-cell office:value-type="float" office:value="-130.886975497069">
                <text:p>-130.88697549706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298828125">
                <text:p>0.298828125</text:p>
              </table:table-cell>
              <table:table-cell office:value-type="float" office:value="-282.732353031184">
                <text:p>-282.73235303118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2998046875">
                <text:p>0.2998046875</text:p>
              </table:table-cell>
              <table:table-cell office:value-type="float" office:value="-133.518577006239">
                <text:p>-133.51857700623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30078125">
                <text:p>0.30078125</text:p>
              </table:table-cell>
              <table:table-cell office:value-type="float" office:value="-262.54510701849">
                <text:p>-262.5451070184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3017578125">
                <text:p>0.3017578125</text:p>
              </table:table-cell>
              <table:table-cell office:value-type="float" office:value="-133.677272635809">
                <text:p>-133.67727263580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302734375">
                <text:p>0.302734375</text:p>
              </table:table-cell>
              <table:table-cell office:value-type="float" office:value="-281.937114591809">
                <text:p>-281.93711459180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3037109375">
                <text:p>0.3037109375</text:p>
              </table:table-cell>
              <table:table-cell office:value-type="float" office:value="-125.326261865729">
                <text:p>-125.32626186572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3046875">
                <text:p>0.3046875</text:p>
              </table:table-cell>
              <table:table-cell office:value-type="float" office:value="-262.615248229287">
                <text:p>-262.61524822928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3056640625">
                <text:p>0.3056640625</text:p>
              </table:table-cell>
              <table:table-cell office:value-type="float" office:value="-123.317029947264">
                <text:p>-123.31702994726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306640625">
                <text:p>0.306640625</text:p>
              </table:table-cell>
              <table:table-cell office:value-type="float" office:value="-281.309021046677">
                <text:p>-281.30902104667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3076171875">
                <text:p>0.3076171875</text:p>
              </table:table-cell>
              <table:table-cell office:value-type="float" office:value="-121.907836188264">
                <text:p>-121.90783618826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30859375">
                <text:p>0.30859375</text:p>
              </table:table-cell>
              <table:table-cell office:value-type="float" office:value="-262.685960466114">
                <text:p>-262.68596046611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3095703125">
                <text:p>0.3095703125</text:p>
              </table:table-cell>
              <table:table-cell office:value-type="float" office:value="-119.743129085793">
                <text:p>-119.74312908579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310546875">
                <text:p>0.310546875</text:p>
              </table:table-cell>
              <table:table-cell office:value-type="float" office:value="-280.629407112503">
                <text:p>-280.62940711250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3115234375">
                <text:p>0.3115234375</text:p>
              </table:table-cell>
              <table:table-cell office:value-type="float" office:value="-128.282556619666">
                <text:p>-128.28255661966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3125">
                <text:p>0.3125</text:p>
              </table:table-cell>
              <table:table-cell office:value-type="float" office:value="-262.769192307855">
                <text:p>-262.76919230785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3134765625">
                <text:p>0.3134765625</text:p>
              </table:table-cell>
              <table:table-cell office:value-type="float" office:value="-125.936961747434">
                <text:p>-125.93696174743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314453125">
                <text:p>0.314453125</text:p>
              </table:table-cell>
              <table:table-cell office:value-type="float" office:value="-279.999131454463">
                <text:p>-279.99913145446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3154296875">
                <text:p>0.3154296875</text:p>
              </table:table-cell>
              <table:table-cell office:value-type="float" office:value="-116.466976633747">
                <text:p>-116.46697663374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31640625">
                <text:p>0.31640625</text:p>
              </table:table-cell>
              <table:table-cell office:value-type="float" office:value="-262.853229434856">
                <text:p>-262.85322943485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3173828125">
                <text:p>0.3173828125</text:p>
              </table:table-cell>
              <table:table-cell office:value-type="float" office:value="-119.570040669466">
                <text:p>-119.57004066946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318359375">
                <text:p>0.318359375</text:p>
              </table:table-cell>
              <table:table-cell office:value-type="float" office:value="-279.493063309803">
                <text:p>-279.49306330980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3193359375">
                <text:p>0.3193359375</text:p>
              </table:table-cell>
              <table:table-cell office:value-type="float" office:value="-141.927046284621">
                <text:p>-141.92704628462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3203125">
                <text:p>0.3203125</text:p>
              </table:table-cell>
              <table:table-cell office:value-type="float" office:value="-262.925914114213">
                <text:p>-262.92591411421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3212890625">
                <text:p>0.3212890625</text:p>
              </table:table-cell>
              <table:table-cell office:value-type="float" office:value="-156.838079378947">
                <text:p>-156.83807937894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322265625">
                <text:p>0.322265625</text:p>
              </table:table-cell>
              <table:table-cell office:value-type="float" office:value="-278.937662501541">
                <text:p>-278.93766250154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3232421875">
                <text:p>0.3232421875</text:p>
              </table:table-cell>
              <table:table-cell office:value-type="float" office:value="-119.738383318614">
                <text:p>-119.73838331861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32421875">
                <text:p>0.32421875</text:p>
              </table:table-cell>
              <table:table-cell office:value-type="float" office:value="-263.011488869349">
                <text:p>-263.01148886934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3251953125">
                <text:p>0.3251953125</text:p>
              </table:table-cell>
              <table:table-cell office:value-type="float" office:value="-116.972929282909">
                <text:p>-116.97292928290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326171875">
                <text:p>0.326171875</text:p>
              </table:table-cell>
              <table:table-cell office:value-type="float" office:value="-278.488330896124">
                <text:p>-278.48833089612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3271484375">
                <text:p>0.3271484375</text:p>
              </table:table-cell>
              <table:table-cell office:value-type="float" office:value="-133.218886440083">
                <text:p>-133.21888644008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328125">
                <text:p>0.328125</text:p>
              </table:table-cell>
              <table:table-cell office:value-type="float" office:value="-263.085515734423">
                <text:p>-263.08551573442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3291015625">
                <text:p>0.3291015625</text:p>
              </table:table-cell>
              <table:table-cell office:value-type="float" office:value="-127.689719532378">
                <text:p>-127.68971953237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330078125">
                <text:p>0.330078125</text:p>
              </table:table-cell>
              <table:table-cell office:value-type="float" office:value="-278.061104896461">
                <text:p>-278.06110489646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3310546875">
                <text:p>0.3310546875</text:p>
              </table:table-cell>
              <table:table-cell office:value-type="float" office:value="-119.484972923505">
                <text:p>-119.48497292350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33203125">
                <text:p>0.33203125</text:p>
              </table:table-cell>
              <table:table-cell office:value-type="float" office:value="-263.160178932268">
                <text:p>-263.16017893226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3330078125">
                <text:p>0.3330078125</text:p>
              </table:table-cell>
              <table:table-cell office:value-type="float" office:value="-124.93956470097">
                <text:p>-124.9395647009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333984375">
                <text:p>0.333984375</text:p>
              </table:table-cell>
              <table:table-cell office:value-type="float" office:value="-277.65391106718">
                <text:p>-277.6539110671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3349609375">
                <text:p>0.3349609375</text:p>
              </table:table-cell>
              <table:table-cell office:value-type="float" office:value="-125.608989200325">
                <text:p>-125.60898920032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3359375">
                <text:p>0.3359375</text:p>
              </table:table-cell>
              <table:table-cell office:value-type="float" office:value="-263.248104987811">
                <text:p>-263.24810498781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3369140625">
                <text:p>0.3369140625</text:p>
              </table:table-cell>
              <table:table-cell office:value-type="float" office:value="-147.266960349232">
                <text:p>-147.26696034923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337890625">
                <text:p>0.337890625</text:p>
              </table:table-cell>
              <table:table-cell office:value-type="float" office:value="-277.201788882486">
                <text:p>-277.20178888248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3388671875">
                <text:p>0.3388671875</text:p>
              </table:table-cell>
              <table:table-cell office:value-type="float" office:value="-117.822875736984">
                <text:p>-117.82287573698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33984375">
                <text:p>0.33984375</text:p>
              </table:table-cell>
              <table:table-cell office:value-type="float" office:value="-263.324185148719">
                <text:p>-263.32418514871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3408203125">
                <text:p>0.3408203125</text:p>
              </table:table-cell>
              <table:table-cell office:value-type="float" office:value="-139.136926075171">
                <text:p>-139.13692607517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341796875">
                <text:p>0.341796875</text:p>
              </table:table-cell>
              <table:table-cell office:value-type="float" office:value="-276.832146992258">
                <text:p>-276.83214699225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3427734375">
                <text:p>0.3427734375</text:p>
              </table:table-cell>
              <table:table-cell office:value-type="float" office:value="-126.995621120661">
                <text:p>-126.99562112066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34375">
                <text:p>0.34375</text:p>
              </table:table-cell>
              <table:table-cell office:value-type="float" office:value="-263.400937592626">
                <text:p>-263.40093759262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3447265625">
                <text:p>0.3447265625</text:p>
              </table:table-cell>
              <table:table-cell office:value-type="float" office:value="-141.76218713672">
                <text:p>-141.7621871367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345703125">
                <text:p>0.345703125</text:p>
              </table:table-cell>
              <table:table-cell office:value-type="float" office:value="-276.419885848704">
                <text:p>-276.41988584870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3466796875">
                <text:p>0.3466796875</text:p>
              </table:table-cell>
              <table:table-cell office:value-type="float" office:value="-132.557726345672">
                <text:p>-132.55772634567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34765625">
                <text:p>0.34765625</text:p>
              </table:table-cell>
              <table:table-cell office:value-type="float" office:value="-263.491347811688">
                <text:p>-263.49134781168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3486328125">
                <text:p>0.3486328125</text:p>
              </table:table-cell>
              <table:table-cell office:value-type="float" office:value="-122.689111253153">
                <text:p>-122.68911125315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349609375">
                <text:p>0.349609375</text:p>
              </table:table-cell>
              <table:table-cell office:value-type="float" office:value="-276.081453728055">
                <text:p>-276.08145372805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3505859375">
                <text:p>0.3505859375</text:p>
              </table:table-cell>
              <table:table-cell office:value-type="float" office:value="-124.676744892907">
                <text:p>-124.67674489290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3515625">
                <text:p>0.3515625</text:p>
              </table:table-cell>
              <table:table-cell office:value-type="float" office:value="-263.569598423999">
                <text:p>-263.56959842399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3525390625">
                <text:p>0.3525390625</text:p>
              </table:table-cell>
              <table:table-cell office:value-type="float" office:value="-134.810981678024">
                <text:p>-134.81098167802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353515625">
                <text:p>0.353515625</text:p>
              </table:table-cell>
              <table:table-cell office:value-type="float" office:value="-275.755715051601">
                <text:p>-275.75571505160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3544921875">
                <text:p>0.3544921875</text:p>
              </table:table-cell>
              <table:table-cell office:value-type="float" office:value="-124.84834085614">
                <text:p>-124.8483408561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35546875">
                <text:p>0.35546875</text:p>
              </table:table-cell>
              <table:table-cell office:value-type="float" office:value="-263.661790806642">
                <text:p>-263.66179080664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3564453125">
                <text:p>0.3564453125</text:p>
              </table:table-cell>
              <table:table-cell office:value-type="float" office:value="-144.391087146213">
                <text:p>-144.39108714621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357421875">
                <text:p>0.357421875</text:p>
              </table:table-cell>
              <table:table-cell office:value-type="float" office:value="-275.390510652777">
                <text:p>-275.39051065277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3583984375">
                <text:p>0.3583984375</text:p>
              </table:table-cell>
              <table:table-cell office:value-type="float" office:value="-130.348399764598">
                <text:p>-130.34839976459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359375">
                <text:p>0.359375</text:p>
              </table:table-cell>
              <table:table-cell office:value-type="float" office:value="-263.741599239099">
                <text:p>-263.74159923909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3603515625">
                <text:p>0.3603515625</text:p>
              </table:table-cell>
              <table:table-cell office:value-type="float" office:value="-127.700045729283">
                <text:p>-127.70004572928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361328125">
                <text:p>0.361328125</text:p>
              </table:table-cell>
              <table:table-cell office:value-type="float" office:value="-275.040043958398">
                <text:p>-275.04004395839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3623046875">
                <text:p>0.3623046875</text:p>
              </table:table-cell>
              <table:table-cell office:value-type="float" office:value="-116.668710282381">
                <text:p>-116.66871028238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36328125">
                <text:p>0.36328125</text:p>
              </table:table-cell>
              <table:table-cell office:value-type="float" office:value="-263.835645458746">
                <text:p>-263.83564545874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3642578125">
                <text:p>0.3642578125</text:p>
              </table:table-cell>
              <table:table-cell office:value-type="float" office:value="-135.579302093657">
                <text:p>-135.57930209365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365234375">
                <text:p>0.365234375</text:p>
              </table:table-cell>
              <table:table-cell office:value-type="float" office:value="-274.750503579581">
                <text:p>-274.75050357958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3662109375">
                <text:p>0.3662109375</text:p>
              </table:table-cell>
              <table:table-cell office:value-type="float" office:value="-136.765990768761">
                <text:p>-136.76599076876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3671875">
                <text:p>0.3671875</text:p>
              </table:table-cell>
              <table:table-cell office:value-type="float" office:value="-263.930721117514">
                <text:p>-263.93072111751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3681640625">
                <text:p>0.3681640625</text:p>
              </table:table-cell>
              <table:table-cell office:value-type="float" office:value="-129.203466588302">
                <text:p>-129.20346658830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369140625">
                <text:p>0.369140625</text:p>
              </table:table-cell>
              <table:table-cell office:value-type="float" office:value="-274.424470840887">
                <text:p>-274.42447084088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3701171875">
                <text:p>0.3701171875</text:p>
              </table:table-cell>
              <table:table-cell office:value-type="float" office:value="-130.990544018676">
                <text:p>-130.99054401867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37109375">
                <text:p>0.37109375</text:p>
              </table:table-cell>
              <table:table-cell office:value-type="float" office:value="-264.026849001737">
                <text:p>-264.02684900173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3720703125">
                <text:p>0.3720703125</text:p>
              </table:table-cell>
              <table:table-cell office:value-type="float" office:value="-128.354436635545">
                <text:p>-128.35443663554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373046875">
                <text:p>0.373046875</text:p>
              </table:table-cell>
              <table:table-cell office:value-type="float" office:value="-274.110234579855">
                <text:p>-274.11023457985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3740234375">
                <text:p>0.3740234375</text:p>
              </table:table-cell>
              <table:table-cell office:value-type="float" office:value="-121.010420992659">
                <text:p>-121.01042099265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375">
                <text:p>0.375</text:p>
              </table:table-cell>
              <table:table-cell office:value-type="float" office:value="-264.110099647556">
                <text:p>-264.11009964755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3759765625">
                <text:p>0.3759765625</text:p>
              </table:table-cell>
              <table:table-cell office:value-type="float" office:value="-124.188076098715">
                <text:p>-124.18807609871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376953125">
                <text:p>0.376953125</text:p>
              </table:table-cell>
              <table:table-cell office:value-type="float" office:value="-273.806970883014">
                <text:p>-273.80697088301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3779296875">
                <text:p>0.3779296875</text:p>
              </table:table-cell>
              <table:table-cell office:value-type="float" office:value="-129.519595104396">
                <text:p>-129.51959510439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37890625">
                <text:p>0.37890625</text:p>
              </table:table-cell>
              <table:table-cell office:value-type="float" office:value="-264.208244753154">
                <text:p>-264.20824475315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3798828125">
                <text:p>0.3798828125</text:p>
              </table:table-cell>
              <table:table-cell office:value-type="float" office:value="-123.057295221318">
                <text:p>-123.05729522131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380859375">
                <text:p>0.380859375</text:p>
              </table:table-cell>
              <table:table-cell office:value-type="float" office:value="-273.513939250263">
                <text:p>-273.51393925026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3818359375">
                <text:p>0.3818359375</text:p>
              </table:table-cell>
              <table:table-cell office:value-type="float" office:value="-116.636503476474">
                <text:p>-116.63650347647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3828125">
                <text:p>0.3828125</text:p>
              </table:table-cell>
              <table:table-cell office:value-type="float" office:value="-264.307511523068">
                <text:p>-264.30751152306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3837890625">
                <text:p>0.3837890625</text:p>
              </table:table-cell>
              <table:table-cell office:value-type="float" office:value="-127.602898401416">
                <text:p>-127.60289840141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384765625">
                <text:p>0.384765625</text:p>
              </table:table-cell>
              <table:table-cell office:value-type="float" office:value="-273.27040506084">
                <text:p>-273.2704050608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3857421875">
                <text:p>0.3857421875</text:p>
              </table:table-cell>
              <table:table-cell office:value-type="float" office:value="-139.498537185626">
                <text:p>-139.49853718562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38671875">
                <text:p>0.38671875</text:p>
              </table:table-cell>
              <table:table-cell office:value-type="float" office:value="-264.393509713787">
                <text:p>-264.39350971378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3876953125">
                <text:p>0.3876953125</text:p>
              </table:table-cell>
              <table:table-cell office:value-type="float" office:value="-124.238568866452">
                <text:p>-124.23856886645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388671875">
                <text:p>0.388671875</text:p>
              </table:table-cell>
              <table:table-cell office:value-type="float" office:value="-272.994651879042">
                <text:p>-272.99465187904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3896484375">
                <text:p>0.3896484375</text:p>
              </table:table-cell>
              <table:table-cell office:value-type="float" office:value="-130.268142504648">
                <text:p>-130.26814250464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390625">
                <text:p>0.390625</text:p>
              </table:table-cell>
              <table:table-cell office:value-type="float" office:value="-264.494929070015">
                <text:p>-264.49492907001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3916015625">
                <text:p>0.3916015625</text:p>
              </table:table-cell>
              <table:table-cell office:value-type="float" office:value="-131.661840866081">
                <text:p>-131.66184086608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392578125">
                <text:p>0.392578125</text:p>
              </table:table-cell>
              <table:table-cell office:value-type="float" office:value="-272.727384397757">
                <text:p>-272.72738439775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3935546875">
                <text:p>0.3935546875</text:p>
              </table:table-cell>
              <table:table-cell office:value-type="float" office:value="-120.496506908006">
                <text:p>-120.49650690800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39453125">
                <text:p>0.39453125</text:p>
              </table:table-cell>
              <table:table-cell office:value-type="float" office:value="-264.597546637095">
                <text:p>-264.59754663709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3955078125">
                <text:p>0.3955078125</text:p>
              </table:table-cell>
              <table:table-cell office:value-type="float" office:value="-130.609908063887">
                <text:p>-130.60990806388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396484375">
                <text:p>0.396484375</text:p>
              </table:table-cell>
              <table:table-cell office:value-type="float" office:value="-272.468095913191">
                <text:p>-272.46809591319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3974609375">
                <text:p>0.3974609375</text:p>
              </table:table-cell>
              <table:table-cell office:value-type="float" office:value="-128.942710805277">
                <text:p>-128.94271080527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3984375">
                <text:p>0.3984375</text:p>
              </table:table-cell>
              <table:table-cell office:value-type="float" office:value="-264.701391066194">
                <text:p>-264.70139106619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3994140625">
                <text:p>0.3994140625</text:p>
              </table:table-cell>
              <table:table-cell office:value-type="float" office:value="-132.363063260554">
                <text:p>-132.36306326055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400390625">
                <text:p>0.400390625</text:p>
              </table:table-cell>
              <table:table-cell office:value-type="float" office:value="-272.216323793837">
                <text:p>-272.21632379383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4013671875">
                <text:p>0.4013671875</text:p>
              </table:table-cell>
              <table:table-cell office:value-type="float" office:value="-123.290900590181">
                <text:p>-123.29090059018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40234375">
                <text:p>0.40234375</text:p>
              </table:table-cell>
              <table:table-cell office:value-type="float" office:value="-264.806492048571">
                <text:p>-264.80649204857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4033203125">
                <text:p>0.4033203125</text:p>
              </table:table-cell>
              <table:table-cell office:value-type="float" office:value="-120.12782201049">
                <text:p>-120.1278220104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404296875">
                <text:p>0.404296875</text:p>
              </table:table-cell>
              <table:table-cell office:value-type="float" office:value="-272.006179525893">
                <text:p>-272.00617952589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4052734375">
                <text:p>0.4052734375</text:p>
              </table:table-cell>
              <table:table-cell office:value-type="float" office:value="-121.209061568248">
                <text:p>-121.20906156824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40625">
                <text:p>0.40625</text:p>
              </table:table-cell>
              <table:table-cell office:value-type="float" office:value="-264.912880366534">
                <text:p>-264.91288036653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4072265625">
                <text:p>0.4072265625</text:p>
              </table:table-cell>
              <table:table-cell office:value-type="float" office:value="-122.488800239945">
                <text:p>-122.48880023994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408203125">
                <text:p>0.408203125</text:p>
              </table:table-cell>
              <table:table-cell office:value-type="float" office:value="-271.733669362315">
                <text:p>-271.73366936231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4091796875">
                <text:p>0.4091796875</text:p>
              </table:table-cell>
              <table:table-cell office:value-type="float" office:value="-126.844071955295">
                <text:p>-126.84407195529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41015625">
                <text:p>0.41015625</text:p>
              </table:table-cell>
              <table:table-cell office:value-type="float" office:value="-265.020587947564">
                <text:p>-265.02058794756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4111328125">
                <text:p>0.4111328125</text:p>
              </table:table-cell>
              <table:table-cell office:value-type="float" office:value="-115.34555495672">
                <text:p>-115.3455549567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412109375">
                <text:p>0.412109375</text:p>
              </table:table-cell>
              <table:table-cell office:value-type="float" office:value="-271.502040736312">
                <text:p>-271.50204073631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4130859375">
                <text:p>0.4130859375</text:p>
              </table:table-cell>
              <table:table-cell office:value-type="float" office:value="-119.937001600408">
                <text:p>-119.93700160040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4140625">
                <text:p>0.4140625</text:p>
              </table:table-cell>
              <table:table-cell office:value-type="float" office:value="-265.129647921835">
                <text:p>-265.12964792183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4150390625">
                <text:p>0.4150390625</text:p>
              </table:table-cell>
              <table:table-cell office:value-type="float" office:value="-117.481917509257">
                <text:p>-117.48191750925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416015625">
                <text:p>0.416015625</text:p>
              </table:table-cell>
              <table:table-cell office:value-type="float" office:value="-271.276428900556">
                <text:p>-271.27642890055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4169921875">
                <text:p>0.4169921875</text:p>
              </table:table-cell>
              <table:table-cell office:value-type="float" office:value="-121.764793484797">
                <text:p>-121.76479348479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41796875">
                <text:p>0.41796875</text:p>
              </table:table-cell>
              <table:table-cell office:value-type="float" office:value="-265.255988065134">
                <text:p>-265.25598806513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4189453125">
                <text:p>0.4189453125</text:p>
              </table:table-cell>
              <table:table-cell office:value-type="float" office:value="-120.497167150963">
                <text:p>-120.49716715096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419921875">
                <text:p>0.419921875</text:p>
              </table:table-cell>
              <table:table-cell office:value-type="float" office:value="-271.025564501006">
                <text:p>-271.02556450100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4208984375">
                <text:p>0.4208984375</text:p>
              </table:table-cell>
              <table:table-cell office:value-type="float" office:value="-130.694832147355">
                <text:p>-130.69483214735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421875">
                <text:p>0.421875</text:p>
              </table:table-cell>
              <table:table-cell office:value-type="float" office:value="-265.368063549529">
                <text:p>-265.36806354952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4228515625">
                <text:p>0.4228515625</text:p>
              </table:table-cell>
              <table:table-cell office:value-type="float" office:value="-121.58317186112">
                <text:p>-121.5831718611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423828125">
                <text:p>0.423828125</text:p>
              </table:table-cell>
              <table:table-cell office:value-type="float" office:value="-270.811848656661">
                <text:p>-270.81184865666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4248046875">
                <text:p>0.4248046875</text:p>
              </table:table-cell>
              <table:table-cell office:value-type="float" office:value="-120.959141331233">
                <text:p>-120.95914133123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42578125">
                <text:p>0.42578125</text:p>
              </table:table-cell>
              <table:table-cell office:value-type="float" office:value="-265.481604087031">
                <text:p>-265.48160408703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4267578125">
                <text:p>0.4267578125</text:p>
              </table:table-cell>
              <table:table-cell office:value-type="float" office:value="-123.927039845835">
                <text:p>-123.92703984583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427734375">
                <text:p>0.427734375</text:p>
              </table:table-cell>
              <table:table-cell office:value-type="float" office:value="-270.60326524849">
                <text:p>-270.6032652484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4287109375">
                <text:p>0.4287109375</text:p>
              </table:table-cell>
              <table:table-cell office:value-type="float" office:value="-130.730075789644">
                <text:p>-130.73007578964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4296875">
                <text:p>0.4296875</text:p>
              </table:table-cell>
              <table:table-cell office:value-type="float" office:value="-265.613208500655">
                <text:p>-265.61320850065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4306640625">
                <text:p>0.4306640625</text:p>
              </table:table-cell>
              <table:table-cell office:value-type="float" office:value="-132.778879362831">
                <text:p>-132.77887936283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431640625">
                <text:p>0.431640625</text:p>
              </table:table-cell>
              <table:table-cell office:value-type="float" office:value="-270.399573533379">
                <text:p>-270.39957353337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4326171875">
                <text:p>0.4326171875</text:p>
              </table:table-cell>
              <table:table-cell office:value-type="float" office:value="-144.558028301568">
                <text:p>-144.55802830156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43359375">
                <text:p>0.43359375</text:p>
              </table:table-cell>
              <table:table-cell office:value-type="float" office:value="-265.730021134144">
                <text:p>-265.73002113414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4345703125">
                <text:p>0.4345703125</text:p>
              </table:table-cell>
              <table:table-cell office:value-type="float" office:value="-132.310338941378">
                <text:p>-132.31033894137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435546875">
                <text:p>0.435546875</text:p>
              </table:table-cell>
              <table:table-cell office:value-type="float" office:value="-270.172485937845">
                <text:p>-270.17248593784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4365234375">
                <text:p>0.4365234375</text:p>
              </table:table-cell>
              <table:table-cell office:value-type="float" office:value="-120.020697606866">
                <text:p>-120.02069760686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4375">
                <text:p>0.4375</text:p>
              </table:table-cell>
              <table:table-cell office:value-type="float" office:value="-265.865473708779">
                <text:p>-265.86547370877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4384765625">
                <text:p>0.4384765625</text:p>
              </table:table-cell>
              <table:table-cell office:value-type="float" office:value="-127.957534722799">
                <text:p>-127.95753472279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439453125">
                <text:p>0.439453125</text:p>
              </table:table-cell>
              <table:table-cell office:value-type="float" office:value="-269.951184463422">
                <text:p>-269.95118446342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4404296875">
                <text:p>0.4404296875</text:p>
              </table:table-cell>
              <table:table-cell office:value-type="float" office:value="-124.303730055772">
                <text:p>-124.30373005577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44140625">
                <text:p>0.44140625</text:p>
              </table:table-cell>
              <table:table-cell office:value-type="float" office:value="-266.003072113335">
                <text:p>-266.00307211333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4423828125">
                <text:p>0.4423828125</text:p>
              </table:table-cell>
              <table:table-cell office:value-type="float" office:value="-126.038356651158">
                <text:p>-126.03835665115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443359375">
                <text:p>0.443359375</text:p>
              </table:table-cell>
              <table:table-cell office:value-type="float" office:value="-269.762065526391">
                <text:p>-269.76206552639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4443359375">
                <text:p>0.4443359375</text:p>
              </table:table-cell>
              <table:table-cell office:value-type="float" office:value="-139.615839417859">
                <text:p>-139.61583941785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4453125">
                <text:p>0.4453125</text:p>
              </table:table-cell>
              <table:table-cell office:value-type="float" office:value="-266.125285195581">
                <text:p>-266.12528519558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4462890625">
                <text:p>0.4462890625</text:p>
              </table:table-cell>
              <table:table-cell office:value-type="float" office:value="-124.874669309448">
                <text:p>-124.87466930944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447265625">
                <text:p>0.447265625</text:p>
              </table:table-cell>
              <table:table-cell office:value-type="float" office:value="-269.550854496263">
                <text:p>-269.55085449626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4482421875">
                <text:p>0.4482421875</text:p>
              </table:table-cell>
              <table:table-cell office:value-type="float" office:value="-120.636392805566">
                <text:p>-120.63639280556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44921875">
                <text:p>0.44921875</text:p>
              </table:table-cell>
              <table:table-cell office:value-type="float" office:value="-266.267095894584">
                <text:p>-266.26709589458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4501953125">
                <text:p>0.4501953125</text:p>
              </table:table-cell>
              <table:table-cell office:value-type="float" office:value="-126.958892384895">
                <text:p>-126.95889238489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451171875">
                <text:p>0.451171875</text:p>
              </table:table-cell>
              <table:table-cell office:value-type="float" office:value="-269.344657705714">
                <text:p>-269.34465770571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4521484375">
                <text:p>0.4521484375</text:p>
              </table:table-cell>
              <table:table-cell office:value-type="float" office:value="-126.514203829641">
                <text:p>-126.51420382964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453125">
                <text:p>0.453125</text:p>
              </table:table-cell>
              <table:table-cell office:value-type="float" office:value="-266.411260356486">
                <text:p>-266.41126035648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4541015625">
                <text:p>0.4541015625</text:p>
              </table:table-cell>
              <table:table-cell office:value-type="float" office:value="-142.42979253406">
                <text:p>-142.4297925340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455078125">
                <text:p>0.455078125</text:p>
              </table:table-cell>
              <table:table-cell office:value-type="float" office:value="-269.143242585023">
                <text:p>-269.14324258502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4560546875">
                <text:p>0.4560546875</text:p>
              </table:table-cell>
              <table:table-cell office:value-type="float" office:value="-134.087925756102">
                <text:p>-134.08792575610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45703125">
                <text:p>0.45703125</text:p>
              </table:table-cell>
              <table:table-cell office:value-type="float" office:value="-266.557858037089">
                <text:p>-266.55785803708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4580078125">
                <text:p>0.4580078125</text:p>
              </table:table-cell>
              <table:table-cell office:value-type="float" office:value="-135.50019505713">
                <text:p>-135.5001950571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458984375">
                <text:p>0.458984375</text:p>
              </table:table-cell>
              <table:table-cell office:value-type="float" office:value="-268.946392378933">
                <text:p>-268.94639237893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4599609375">
                <text:p>0.4599609375</text:p>
              </table:table-cell>
              <table:table-cell office:value-type="float" office:value="-130.485604885788">
                <text:p>-130.48560488578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4609375">
                <text:p>0.4609375</text:p>
              </table:table-cell>
              <table:table-cell office:value-type="float" office:value="-266.706972484643">
                <text:p>-266.70697248464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4619140625">
                <text:p>0.4619140625</text:p>
              </table:table-cell>
              <table:table-cell office:value-type="float" office:value="-122.051721324689">
                <text:p>-122.05172132468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462890625">
                <text:p>0.462890625</text:p>
              </table:table-cell>
              <table:table-cell office:value-type="float" office:value="-268.753904744551">
                <text:p>-268.75390474455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4638671875">
                <text:p>0.4638671875</text:p>
              </table:table-cell>
              <table:table-cell office:value-type="float" office:value="-141.849929765365">
                <text:p>-141.84992976536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46484375">
                <text:p>0.46484375</text:p>
              </table:table-cell>
              <table:table-cell office:value-type="float" office:value="-266.85869162581">
                <text:p>-266.8586916258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4658203125">
                <text:p>0.4658203125</text:p>
              </table:table-cell>
              <table:table-cell office:value-type="float" office:value="-158.973326089774">
                <text:p>-158.97332608977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466796875">
                <text:p>0.466796875</text:p>
              </table:table-cell>
              <table:table-cell office:value-type="float" office:value="-268.565590501274">
                <text:p>-268.56559050127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4677734375">
                <text:p>0.4677734375</text:p>
              </table:table-cell>
              <table:table-cell office:value-type="float" office:value="-114.539437140674">
                <text:p>-114.53943714067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46875">
                <text:p>0.46875</text:p>
              </table:table-cell>
              <table:table-cell office:value-type="float" office:value="-267.032604594043">
                <text:p>-267.03260459404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4697265625">
                <text:p>0.4697265625</text:p>
              </table:table-cell>
              <table:table-cell office:value-type="float" office:value="-117.723639600241">
                <text:p>-117.72363960024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470703125">
                <text:p>0.470703125</text:p>
              </table:table-cell>
              <table:table-cell office:value-type="float" office:value="-268.358505365432">
                <text:p>-268.35850536543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4716796875">
                <text:p>0.4716796875</text:p>
              </table:table-cell>
              <table:table-cell office:value-type="float" office:value="-118.463717471239">
                <text:p>-118.46371747123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47265625">
                <text:p>0.47265625</text:p>
              </table:table-cell>
              <table:table-cell office:value-type="float" office:value="-267.190172501089">
                <text:p>-267.19017250108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4736328125">
                <text:p>0.4736328125</text:p>
              </table:table-cell>
              <table:table-cell office:value-type="float" office:value="-123.579892555146">
                <text:p>-123.57989255514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474609375">
                <text:p>0.474609375</text:p>
              </table:table-cell>
              <table:table-cell office:value-type="float" office:value="-268.178485147206">
                <text:p>-268.17848514720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4755859375">
                <text:p>0.4755859375</text:p>
              </table:table-cell>
              <table:table-cell office:value-type="float" office:value="-133.900250767124">
                <text:p>-133.90025076712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4765625">
                <text:p>0.4765625</text:p>
              </table:table-cell>
              <table:table-cell office:value-type="float" office:value="-267.370921680761">
                <text:p>-267.37092168076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4775390625">
                <text:p>0.4775390625</text:p>
              </table:table-cell>
              <table:table-cell office:value-type="float" office:value="-121.263424376691">
                <text:p>-121.26342437669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478515625">
                <text:p>0.478515625</text:p>
              </table:table-cell>
              <table:table-cell office:value-type="float" office:value="-267.980324397523">
                <text:p>-267.98032439752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4794921875">
                <text:p>0.4794921875</text:p>
              </table:table-cell>
              <table:table-cell office:value-type="float" office:value="-130.224488268433">
                <text:p>-130.22448826843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48046875">
                <text:p>0.48046875</text:p>
              </table:table-cell>
              <table:table-cell office:value-type="float" office:value="-267.534807387608">
                <text:p>-267.53480738760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4814453125">
                <text:p>0.4814453125</text:p>
              </table:table-cell>
              <table:table-cell office:value-type="float" office:value="-128.944781255789">
                <text:p>-128.94478125578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482421875">
                <text:p>0.482421875</text:p>
              </table:table-cell>
              <table:table-cell office:value-type="float" office:value="-267.786583851359">
                <text:p>-267.78658385135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4833984375">
                <text:p>0.4833984375</text:p>
              </table:table-cell>
              <table:table-cell office:value-type="float" office:value="-121.414133900281">
                <text:p>-121.41413390028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484375">
                <text:p>0.484375</text:p>
              </table:table-cell>
              <table:table-cell office:value-type="float" office:value="-267.722952229535">
                <text:p>-267.72295222953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4853515625">
                <text:p>0.4853515625</text:p>
              </table:table-cell>
              <table:table-cell office:value-type="float" office:value="-137.444308303844">
                <text:p>-137.44430830384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486328125">
                <text:p>0.486328125</text:p>
              </table:table-cell>
              <table:table-cell office:value-type="float" office:value="-267.597070608307">
                <text:p>-267.59707060830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4873046875">
                <text:p>0.4873046875</text:p>
              </table:table-cell>
              <table:table-cell office:value-type="float" office:value="-121.162644248931">
                <text:p>-121.16264424893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48828125">
                <text:p>0.48828125</text:p>
              </table:table-cell>
              <table:table-cell office:value-type="float" office:value="-267.915262874092">
                <text:p>-267.91526287409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4892578125">
                <text:p>0.4892578125</text:p>
              </table:table-cell>
              <table:table-cell office:value-type="float" office:value="-136.364890449653">
                <text:p>-136.36489044965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490234375">
                <text:p>0.490234375</text:p>
              </table:table-cell>
              <table:table-cell office:value-type="float" office:value="-267.411604126216">
                <text:p>-267.41160412621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4912109375">
                <text:p>0.4912109375</text:p>
              </table:table-cell>
              <table:table-cell office:value-type="float" office:value="-122.843769224676">
                <text:p>-122.84376922467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4921875">
                <text:p>0.4921875</text:p>
              </table:table-cell>
              <table:table-cell office:value-type="float" office:value="-268.1119279803">
                <text:p>-268.111927980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4931640625">
                <text:p>0.4931640625</text:p>
              </table:table-cell>
              <table:table-cell office:value-type="float" office:value="-129.238835662892">
                <text:p>-129.23883566289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494140625">
                <text:p>0.494140625</text:p>
              </table:table-cell>
              <table:table-cell office:value-type="float" office:value="-267.230015187579">
                <text:p>-267.23001518757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4951171875">
                <text:p>0.4951171875</text:p>
              </table:table-cell>
              <table:table-cell office:value-type="float" office:value="-134.400414014446">
                <text:p>-134.40041401444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49609375">
                <text:p>0.49609375</text:p>
              </table:table-cell>
              <table:table-cell office:value-type="float" office:value="-268.313149320552">
                <text:p>-268.31314932055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4970703125">
                <text:p>0.4970703125</text:p>
              </table:table-cell>
              <table:table-cell office:value-type="float" office:value="-121.279000791647">
                <text:p>-121.27900079164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498046875">
                <text:p>0.498046875</text:p>
              </table:table-cell>
              <table:table-cell office:value-type="float" office:value="-267.052144971766">
                <text:p>-267.05214497176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4990234375">
                <text:p>0.4990234375</text:p>
              </table:table-cell>
              <table:table-cell office:value-type="float" office:value="-121.064394089357">
                <text:p>-121.06439408935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5">
                <text:p>0.5</text:p>
              </table:table-cell>
              <table:table-cell office:value-type="float" office:value="-268.542335716057">
                <text:p>-268.54233571605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5009765625">
                <text:p>0.5009765625</text:p>
              </table:table-cell>
              <table:table-cell office:value-type="float" office:value="-121.064394084448">
                <text:p>-121.06439408444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501953125">
                <text:p>0.501953125</text:p>
              </table:table-cell>
              <table:table-cell office:value-type="float" office:value="-266.85869162581">
                <text:p>-266.8586916258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5029296875">
                <text:p>0.5029296875</text:p>
              </table:table-cell>
              <table:table-cell office:value-type="float" office:value="-121.279000777558">
                <text:p>-121.27900077755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50390625">
                <text:p>0.50390625</text:p>
              </table:table-cell>
              <table:table-cell office:value-type="float" office:value="-268.753904744551">
                <text:p>-268.75390474455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5048828125">
                <text:p>0.5048828125</text:p>
              </table:table-cell>
              <table:table-cell office:value-type="float" office:value="-134.400414123853">
                <text:p>-134.40041412385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505859375">
                <text:p>0.505859375</text:p>
              </table:table-cell>
              <table:table-cell office:value-type="float" office:value="-266.688192581459">
                <text:p>-266.68819258145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5068359375">
                <text:p>0.5068359375</text:p>
              </table:table-cell>
              <table:table-cell office:value-type="float" office:value="-129.238835745929">
                <text:p>-129.23883574592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5078125">
                <text:p>0.5078125</text:p>
              </table:table-cell>
              <table:table-cell office:value-type="float" office:value="-268.995188269397">
                <text:p>-268.99518826939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5087890625">
                <text:p>0.5087890625</text:p>
              </table:table-cell>
              <table:table-cell office:value-type="float" office:value="-122.843769275288">
                <text:p>-122.84376927528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509765625">
                <text:p>0.509765625</text:p>
              </table:table-cell>
              <table:table-cell office:value-type="float" office:value="-266.502593553155">
                <text:p>-266.50259355315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5107421875">
                <text:p>0.5107421875</text:p>
              </table:table-cell>
              <table:table-cell office:value-type="float" office:value="-136.364890746862">
                <text:p>-136.36489074686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51171875">
                <text:p>0.51171875</text:p>
              </table:table-cell>
              <table:table-cell office:value-type="float" office:value="-269.243366337266">
                <text:p>-269.24336633726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5126953125">
                <text:p>0.5126953125</text:p>
              </table:table-cell>
              <table:table-cell office:value-type="float" office:value="-121.162644310496">
                <text:p>-121.16264431049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513671875">
                <text:p>0.513671875</text:p>
              </table:table-cell>
              <table:table-cell office:value-type="float" office:value="-266.320877554748">
                <text:p>-266.32087755474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5146484375">
                <text:p>0.5146484375</text:p>
              </table:table-cell>
              <table:table-cell office:value-type="float" office:value="-137.444308763347">
                <text:p>-137.44430876334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515625">
                <text:p>0.515625</text:p>
              </table:table-cell>
              <table:table-cell office:value-type="float" office:value="-269.498844582845">
                <text:p>-269.49884458284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5166015625">
                <text:p>0.5166015625</text:p>
              </table:table-cell>
              <table:table-cell office:value-type="float" office:value="-121.414133982055">
                <text:p>-121.41413398205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517578125">
                <text:p>0.517578125</text:p>
              </table:table-cell>
              <table:table-cell office:value-type="float" office:value="-266.142885431868">
                <text:p>-266.14288543186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5185546875">
                <text:p>0.5185546875</text:p>
              </table:table-cell>
              <table:table-cell office:value-type="float" office:value="-128.944781474715">
                <text:p>-128.94478147471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51953125">
                <text:p>0.51953125</text:p>
              </table:table-cell>
              <table:table-cell office:value-type="float" office:value="-269.762065526391">
                <text:p>-269.76206552639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5205078125">
                <text:p>0.5205078125</text:p>
              </table:table-cell>
              <table:table-cell office:value-type="float" office:value="-130.224488547478">
                <text:p>-130.22448854747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521484375">
                <text:p>0.521484375</text:p>
              </table:table-cell>
              <table:table-cell office:value-type="float" office:value="-265.968467618895">
                <text:p>-265.96846761889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5224609375">
                <text:p>0.5224609375</text:p>
              </table:table-cell>
              <table:table-cell office:value-type="float" office:value="-121.26342448619">
                <text:p>-121.2634244861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5234375">
                <text:p>0.5234375</text:p>
              </table:table-cell>
              <table:table-cell office:value-type="float" office:value="-270.033513186057">
                <text:p>-270.03351318605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5244140625">
                <text:p>0.5244140625</text:p>
              </table:table-cell>
              <table:table-cell office:value-type="float" office:value="-133.900251274943">
                <text:p>-133.90025127494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525390625">
                <text:p>0.525390625</text:p>
              </table:table-cell>
              <table:table-cell office:value-type="float" office:value="-265.780568635559">
                <text:p>-265.78056863555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5263671875">
                <text:p>0.5263671875</text:p>
              </table:table-cell>
              <table:table-cell office:value-type="float" office:value="-123.579892387258">
                <text:p>-123.57989238725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52734375">
                <text:p>0.52734375</text:p>
              </table:table-cell>
              <table:table-cell office:value-type="float" office:value="-270.34224261247">
                <text:p>-270.3422426124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5283203125">
                <text:p>0.5283203125</text:p>
              </table:table-cell>
              <table:table-cell office:value-type="float" office:value="-118.463717570945">
                <text:p>-118.46371757094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529296875">
                <text:p>0.529296875</text:p>
              </table:table-cell>
              <table:table-cell office:value-type="float" office:value="-265.613208500655">
                <text:p>-265.61320850065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5302734375">
                <text:p>0.5302734375</text:p>
              </table:table-cell>
              <table:table-cell office:value-type="float" office:value="-117.723639698487">
                <text:p>-117.72363969848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53125">
                <text:p>0.53125</text:p>
              </table:table-cell>
              <table:table-cell office:value-type="float" office:value="-270.632757958358">
                <text:p>-270.63275795835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5322265625">
                <text:p>0.5322265625</text:p>
              </table:table-cell>
              <table:table-cell office:value-type="float" office:value="-114.539437212936">
                <text:p>-114.53943721293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533203125">
                <text:p>0.533203125</text:p>
              </table:table-cell>
              <table:table-cell office:value-type="float" office:value="-265.432762008015">
                <text:p>-265.43276200801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5341796875">
                <text:p>0.5341796875</text:p>
              </table:table-cell>
              <table:table-cell office:value-type="float" office:value="-158.973313278616">
                <text:p>-158.97331327861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53515625">
                <text:p>0.53515625</text:p>
              </table:table-cell>
              <table:table-cell office:value-type="float" office:value="-270.963964373041">
                <text:p>-270.96396437304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5361328125">
                <text:p>0.5361328125</text:p>
              </table:table-cell>
              <table:table-cell office:value-type="float" office:value="-141.849927873791">
                <text:p>-141.84992787379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537109375">
                <text:p>0.537109375</text:p>
              </table:table-cell>
              <table:table-cell office:value-type="float" office:value="-265.255988065134">
                <text:p>-265.25598806513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5380859375">
                <text:p>0.5380859375</text:p>
              </table:table-cell>
              <table:table-cell office:value-type="float" office:value="-122.051721121186">
                <text:p>-122.05172112118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5390625">
                <text:p>0.5390625</text:p>
              </table:table-cell>
              <table:table-cell office:value-type="float" office:value="-271.308302591008">
                <text:p>-271.30830259100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5400390625">
                <text:p>0.5400390625</text:p>
              </table:table-cell>
              <table:table-cell office:value-type="float" office:value="-130.485604322285">
                <text:p>-130.48560432228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541015625">
                <text:p>0.541015625</text:p>
              </table:table-cell>
              <table:table-cell office:value-type="float" office:value="-265.098347948727">
                <text:p>-265.09834794872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5419921875">
                <text:p>0.5419921875</text:p>
              </table:table-cell>
              <table:table-cell office:value-type="float" office:value="-135.50019611262">
                <text:p>-135.5001961126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54296875">
                <text:p>0.54296875</text:p>
              </table:table-cell>
              <table:table-cell office:value-type="float" office:value="-271.633642657426">
                <text:p>-271.63364265742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5439453125">
                <text:p>0.5439453125</text:p>
              </table:table-cell>
              <table:table-cell office:value-type="float" office:value="-134.087924815027">
                <text:p>-134.08792481502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544921875">
                <text:p>0.544921875</text:p>
              </table:table-cell>
              <table:table-cell office:value-type="float" office:value="-264.912880366534">
                <text:p>-264.91288036653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5458984375">
                <text:p>0.5458984375</text:p>
              </table:table-cell>
              <table:table-cell office:value-type="float" office:value="-142.429789960396">
                <text:p>-142.42978996039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546875">
                <text:p>0.546875</text:p>
              </table:table-cell>
              <table:table-cell office:value-type="float" office:value="-272.040852397922">
                <text:p>-272.04085239792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5478515625">
                <text:p>0.5478515625</text:p>
              </table:table-cell>
              <table:table-cell office:value-type="float" office:value="-126.514203401211">
                <text:p>-126.51420340121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548828125">
                <text:p>0.548828125</text:p>
              </table:table-cell>
              <table:table-cell office:value-type="float" office:value="-264.746278711382">
                <text:p>-264.74627871138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5498046875">
                <text:p>0.5498046875</text:p>
              </table:table-cell>
              <table:table-cell office:value-type="float" office:value="-126.958891916541">
                <text:p>-126.95889191654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55078125">
                <text:p>0.55078125</text:p>
              </table:table-cell>
              <table:table-cell office:value-type="float" office:value="-272.431678562295">
                <text:p>-272.43167856229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5517578125">
                <text:p>0.5517578125</text:p>
              </table:table-cell>
              <table:table-cell office:value-type="float" office:value="-120.636392570043">
                <text:p>-120.63639257004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552734375">
                <text:p>0.552734375</text:p>
              </table:table-cell>
              <table:table-cell office:value-type="float" office:value="-264.582812549936">
                <text:p>-264.58281254993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5537109375">
                <text:p>0.5537109375</text:p>
              </table:table-cell>
              <table:table-cell office:value-type="float" office:value="-124.874669706812">
                <text:p>-124.87466970681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5546875">
                <text:p>0.5546875</text:p>
              </table:table-cell>
              <table:table-cell office:value-type="float" office:value="-272.879100226255">
                <text:p>-272.87910022625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5556640625">
                <text:p>0.5556640625</text:p>
              </table:table-cell>
              <table:table-cell office:value-type="float" office:value="-139.615837157512">
                <text:p>-139.61583715751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556640625">
                <text:p>0.556640625</text:p>
              </table:table-cell>
              <table:table-cell office:value-type="float" office:value="-264.407925892161">
                <text:p>-264.40792589216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5576171875">
                <text:p>0.5576171875</text:p>
              </table:table-cell>
              <table:table-cell office:value-type="float" office:value="-126.038356160271">
                <text:p>-126.03835616027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55859375">
                <text:p>0.55859375</text:p>
              </table:table-cell>
              <table:table-cell office:value-type="float" office:value="-273.350826816216">
                <text:p>-273.35082681621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5595703125">
                <text:p>0.5595703125</text:p>
              </table:table-cell>
              <table:table-cell office:value-type="float" office:value="-124.303729639494">
                <text:p>-124.30372963949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560546875">
                <text:p>0.560546875</text:p>
              </table:table-cell>
              <table:table-cell office:value-type="float" office:value="-264.236491114328">
                <text:p>-264.23649111432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5615234375">
                <text:p>0.5615234375</text:p>
              </table:table-cell>
              <table:table-cell office:value-type="float" office:value="-127.957534069281">
                <text:p>-127.95753406928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5625">
                <text:p>0.5625</text:p>
              </table:table-cell>
              <table:table-cell office:value-type="float" office:value="-273.849651375937">
                <text:p>-273.84965137593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5634765625">
                <text:p>0.5634765625</text:p>
              </table:table-cell>
              <table:table-cell office:value-type="float" office:value="-120.020697336091">
                <text:p>-120.02069733609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564453125">
                <text:p>0.564453125</text:p>
              </table:table-cell>
              <table:table-cell office:value-type="float" office:value="-264.054510653555">
                <text:p>-264.05451065355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5654296875">
                <text:p>0.5654296875</text:p>
              </table:table-cell>
              <table:table-cell office:value-type="float" office:value="-132.310337791012">
                <text:p>-132.31033779101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56640625">
                <text:p>0.56640625</text:p>
              </table:table-cell>
              <table:table-cell office:value-type="float" office:value="-274.424470840887">
                <text:p>-274.42447084088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5673828125">
                <text:p>0.5673828125</text:p>
              </table:table-cell>
              <table:table-cell office:value-type="float" office:value="-144.558033160533">
                <text:p>-144.55803316053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568359375">
                <text:p>0.568359375</text:p>
              </table:table-cell>
              <table:table-cell office:value-type="float" office:value="-263.88984690848">
                <text:p>-263.8898469084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5693359375">
                <text:p>0.5693359375</text:p>
              </table:table-cell>
              <table:table-cell office:value-type="float" office:value="-132.778880656385">
                <text:p>-132.77888065638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5703125">
                <text:p>0.5703125</text:p>
              </table:table-cell>
              <table:table-cell office:value-type="float" office:value="-275.040043958398">
                <text:p>-275.04004395839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5712890625">
                <text:p>0.5712890625</text:p>
              </table:table-cell>
              <table:table-cell office:value-type="float" office:value="-130.730076844256">
                <text:p>-130.73007684425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572265625">
                <text:p>0.572265625</text:p>
              </table:table-cell>
              <table:table-cell office:value-type="float" office:value="-263.701603360362">
                <text:p>-263.70160336036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5732421875">
                <text:p>0.5732421875</text:p>
              </table:table-cell>
              <table:table-cell office:value-type="float" office:value="-123.927040340004">
                <text:p>-123.92704034000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57421875">
                <text:p>0.57421875</text:p>
              </table:table-cell>
              <table:table-cell office:value-type="float" office:value="-275.702593427776">
                <text:p>-275.70259342777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5751953125">
                <text:p>0.5751953125</text:p>
              </table:table-cell>
              <table:table-cell office:value-type="float" office:value="-120.959140969423">
                <text:p>-120.95914096942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576171875">
                <text:p>0.576171875</text:p>
              </table:table-cell>
              <table:table-cell office:value-type="float" office:value="-263.543436480038">
                <text:p>-263.54343648003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5771484375">
                <text:p>0.5771484375</text:p>
              </table:table-cell>
              <table:table-cell office:value-type="float" office:value="-121.583172260303">
                <text:p>-121.58317226030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578125">
                <text:p>0.578125</text:p>
              </table:table-cell>
              <table:table-cell office:value-type="float" office:value="-276.419885848704">
                <text:p>-276.41988584870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5791015625">
                <text:p>0.5791015625</text:p>
              </table:table-cell>
              <table:table-cell office:value-type="float" office:value="-130.69483331374">
                <text:p>-130.6948333137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580078125">
                <text:p>0.580078125</text:p>
              </table:table-cell>
              <table:table-cell office:value-type="float" office:value="-263.375278013137">
                <text:p>-263.37527801313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5810546875">
                <text:p>0.5810546875</text:p>
              </table:table-cell>
              <table:table-cell office:value-type="float" office:value="-120.497167520705">
                <text:p>-120.49716752070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58203125">
                <text:p>0.58203125</text:p>
              </table:table-cell>
              <table:table-cell office:value-type="float" office:value="-277.201788882486">
                <text:p>-277.20178888248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5830078125">
                <text:p>0.5830078125</text:p>
              </table:table-cell>
              <table:table-cell office:value-type="float" office:value="-121.764793924342">
                <text:p>-121.76479392434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583984375">
                <text:p>0.583984375</text:p>
              </table:table-cell>
              <table:table-cell office:value-type="float" office:value="-263.197752593135">
                <text:p>-263.19775259313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5849609375">
                <text:p>0.5849609375</text:p>
              </table:table-cell>
              <table:table-cell office:value-type="float" office:value="-117.481917233659">
                <text:p>-117.48191723365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5859375">
                <text:p>0.5859375</text:p>
              </table:table-cell>
              <table:table-cell office:value-type="float" office:value="-278.061104896461">
                <text:p>-278.06110489646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5869140625">
                <text:p>0.5869140625</text:p>
              </table:table-cell>
              <table:table-cell office:value-type="float" office:value="-119.937001974652">
                <text:p>-119.93700197465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587890625">
                <text:p>0.587890625</text:p>
              </table:table-cell>
              <table:table-cell office:value-type="float" office:value="-263.036094456937">
                <text:p>-263.03609445693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5888671875">
                <text:p>0.5888671875</text:p>
              </table:table-cell>
              <table:table-cell office:value-type="float" office:value="-115.345555182391">
                <text:p>-115.34555518239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58984375">
                <text:p>0.58984375</text:p>
              </table:table-cell>
              <table:table-cell office:value-type="float" office:value="-279.092757946933">
                <text:p>-279.09275794693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5908203125">
                <text:p>0.5908203125</text:p>
              </table:table-cell>
              <table:table-cell office:value-type="float" office:value="-126.844071086276">
                <text:p>-126.84407108627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591796875">
                <text:p>0.591796875</text:p>
              </table:table-cell>
              <table:table-cell office:value-type="float" office:value="-262.865301388041">
                <text:p>-262.86530138804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5927734375">
                <text:p>0.5927734375</text:p>
              </table:table-cell>
              <table:table-cell office:value-type="float" office:value="-122.488799700881">
                <text:p>-122.48879970088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59375">
                <text:p>0.59375</text:p>
              </table:table-cell>
              <table:table-cell office:value-type="float" office:value="-280.263669908289">
                <text:p>-280.26366990828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5947265625">
                <text:p>0.5947265625</text:p>
              </table:table-cell>
              <table:table-cell office:value-type="float" office:value="-121.209061092052">
                <text:p>-121.20906109205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595703125">
                <text:p>0.595703125</text:p>
              </table:table-cell>
              <table:table-cell office:value-type="float" office:value="-262.685960466114">
                <text:p>-262.68596046611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5966796875">
                <text:p>0.5966796875</text:p>
              </table:table-cell>
              <table:table-cell office:value-type="float" office:value="-120.127821580335">
                <text:p>-120.12782158033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59765625">
                <text:p>0.59765625</text:p>
              </table:table-cell>
              <table:table-cell office:value-type="float" office:value="-281.722663762075">
                <text:p>-281.72266376207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5986328125">
                <text:p>0.5986328125</text:p>
              </table:table-cell>
              <table:table-cell office:value-type="float" office:value="-123.290901221995">
                <text:p>-123.29090122199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599609375">
                <text:p>0.599609375</text:p>
              </table:table-cell>
              <table:table-cell office:value-type="float" office:value="-262.510247680301">
                <text:p>-262.51024768030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6005859375">
                <text:p>0.6005859375</text:p>
              </table:table-cell>
              <table:table-cell office:value-type="float" office:value="-132.363065095762">
                <text:p>-132.36306509576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6015625">
                <text:p>0.6015625</text:p>
              </table:table-cell>
              <table:table-cell office:value-type="float" office:value="-283.477207641282">
                <text:p>-283.47720764128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6025390625">
                <text:p>0.6025390625</text:p>
              </table:table-cell>
              <table:table-cell office:value-type="float" office:value="-128.942709540677">
                <text:p>-128.94270954067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603515625">
                <text:p>0.603515625</text:p>
              </table:table-cell>
              <table:table-cell office:value-type="float" office:value="-262.338019139575">
                <text:p>-262.33801913957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6044921875">
                <text:p>0.6044921875</text:p>
              </table:table-cell>
              <table:table-cell office:value-type="float" office:value="-130.609906496337">
                <text:p>-130.60990649633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60546875">
                <text:p>0.60546875</text:p>
              </table:table-cell>
              <table:table-cell office:value-type="float" office:value="-285.846893529376">
                <text:p>-285.84689352937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6064453125">
                <text:p>0.6064453125</text:p>
              </table:table-cell>
              <table:table-cell office:value-type="float" office:value="-120.496507407395">
                <text:p>-120.49650740739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607421875">
                <text:p>0.607421875</text:p>
              </table:table-cell>
              <table:table-cell office:value-type="float" office:value="-262.157996589345">
                <text:p>-262.15799658934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6083984375">
                <text:p>0.6083984375</text:p>
              </table:table-cell>
              <table:table-cell office:value-type="float" office:value="-131.661839020218">
                <text:p>-131.66183902021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609375">
                <text:p>0.609375</text:p>
              </table:table-cell>
              <table:table-cell office:value-type="float" office:value="-288.871537572574">
                <text:p>-288.87153757257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6103515625">
                <text:p>0.6103515625</text:p>
              </table:table-cell>
              <table:table-cell office:value-type="float" office:value="-130.268144108033">
                <text:p>-130.26814410803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611328125">
                <text:p>0.611328125</text:p>
              </table:table-cell>
              <table:table-cell office:value-type="float" office:value="-261.992548171084">
                <text:p>-261.99254817108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6123046875">
                <text:p>0.6123046875</text:p>
              </table:table-cell>
              <table:table-cell office:value-type="float" office:value="-124.238569682881">
                <text:p>-124.23856968288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61328125">
                <text:p>0.61328125</text:p>
              </table:table-cell>
              <table:table-cell office:value-type="float" office:value="-294.420357662691">
                <text:p>-294.42035766269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6142578125">
                <text:p>0.6142578125</text:p>
              </table:table-cell>
              <table:table-cell office:value-type="float" office:value="-139.498532356635">
                <text:p>-139.49853235663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615234375">
                <text:p>0.615234375</text:p>
              </table:table-cell>
              <table:table-cell office:value-type="float" office:value="-261.808772446751">
                <text:p>-261.80877244675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6162109375">
                <text:p>0.6162109375</text:p>
              </table:table-cell>
              <table:table-cell office:value-type="float" office:value="-127.602897150839">
                <text:p>-127.60289715083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6171875">
                <text:p>0.6171875</text:p>
              </table:table-cell>
              <table:table-cell office:value-type="float" office:value="-310.428670088123">
                <text:p>-310.42867008812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6181640625">
                <text:p>0.6181640625</text:p>
              </table:table-cell>
              <table:table-cell office:value-type="float" office:value="-116.636503115571">
                <text:p>-116.63650311557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619140625">
                <text:p>0.619140625</text:p>
              </table:table-cell>
              <table:table-cell office:value-type="float" office:value="-261.628804614118">
                <text:p>-261.62880461411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6201171875">
                <text:p>0.6201171875</text:p>
              </table:table-cell>
              <table:table-cell office:value-type="float" office:value="-123.05729599198">
                <text:p>-123.0572959919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62109375">
                <text:p>0.62109375</text:p>
              </table:table-cell>
              <table:table-cell office:value-type="float" office:value="-297.071237294285">
                <text:p>-297.07123729428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6220703125">
                <text:p>0.6220703125</text:p>
              </table:table-cell>
              <table:table-cell office:value-type="float" office:value="-129.519593451479">
                <text:p>-129.51959345147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623046875">
                <text:p>0.623046875</text:p>
              </table:table-cell>
              <table:table-cell office:value-type="float" office:value="-261.452490069736">
                <text:p>-261.45249006973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6240234375">
                <text:p>0.6240234375</text:p>
              </table:table-cell>
              <table:table-cell office:value-type="float" office:value="-124.188075187139">
                <text:p>-124.18807518713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625">
                <text:p>0.625</text:p>
              </table:table-cell>
              <table:table-cell office:value-type="float" office:value="-290.169964675254">
                <text:p>-290.16996467525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6259765625">
                <text:p>0.6259765625</text:p>
              </table:table-cell>
              <table:table-cell office:value-type="float" office:value="-121.010421637625">
                <text:p>-121.01042163762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626953125">
                <text:p>0.626953125</text:p>
              </table:table-cell>
              <table:table-cell office:value-type="float" office:value="-261.279683438659">
                <text:p>-261.27968343865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6279296875">
                <text:p>0.6279296875</text:p>
              </table:table-cell>
              <table:table-cell office:value-type="float" office:value="-128.354435106039">
                <text:p>-128.35443510603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62890625">
                <text:p>0.62890625</text:p>
              </table:table-cell>
              <table:table-cell office:value-type="float" office:value="-286.194305949747">
                <text:p>-286.19430594974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6298828125">
                <text:p>0.6298828125</text:p>
              </table:table-cell>
              <table:table-cell office:value-type="float" office:value="-130.990541909892">
                <text:p>-130.99054190989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630859375">
                <text:p>0.630859375</text:p>
              </table:table-cell>
              <table:table-cell office:value-type="float" office:value="-261.090529818448">
                <text:p>-261.09052981844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6318359375">
                <text:p>0.6318359375</text:p>
              </table:table-cell>
              <table:table-cell office:value-type="float" office:value="-129.203464841594">
                <text:p>-129.20346484159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6328125">
                <text:p>0.6328125</text:p>
              </table:table-cell>
              <table:table-cell office:value-type="float" office:value="-283.348544503076">
                <text:p>-283.34854450307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6337890625">
                <text:p>0.6337890625</text:p>
              </table:table-cell>
              <table:table-cell office:value-type="float" office:value="-136.76598651294">
                <text:p>-136.7659865129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634765625">
                <text:p>0.634765625</text:p>
              </table:table-cell>
              <table:table-cell office:value-type="float" office:value="-260.915053301865">
                <text:p>-260.91505330186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6357421875">
                <text:p>0.6357421875</text:p>
              </table:table-cell>
              <table:table-cell office:value-type="float" office:value="-135.579298318651">
                <text:p>-135.57929831865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63671875">
                <text:p>0.63671875</text:p>
              </table:table-cell>
              <table:table-cell office:value-type="float" office:value="-281.309021046677">
                <text:p>-281.30902104667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6376953125">
                <text:p>0.6376953125</text:p>
              </table:table-cell>
              <table:table-cell office:value-type="float" office:value="-116.668709846741">
                <text:p>-116.66870984674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638671875">
                <text:p>0.638671875</text:p>
              </table:table-cell>
              <table:table-cell office:value-type="float" office:value="-260.733595258215">
                <text:p>-260.73359525821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6396484375">
                <text:p>0.6396484375</text:p>
              </table:table-cell>
              <table:table-cell office:value-type="float" office:value="-127.700047305871">
                <text:p>-127.70004730587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640625">
                <text:p>0.640625</text:p>
              </table:table-cell>
              <table:table-cell office:value-type="float" office:value="-279.493063309803">
                <text:p>-279.49306330980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6416015625">
                <text:p>0.6416015625</text:p>
              </table:table-cell>
              <table:table-cell office:value-type="float" office:value="-130.348401943258">
                <text:p>-130.34840194325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642578125">
                <text:p>0.642578125</text:p>
              </table:table-cell>
              <table:table-cell office:value-type="float" office:value="-260.546595653683">
                <text:p>-260.54659565368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6435546875">
                <text:p>0.6435546875</text:p>
              </table:table-cell>
              <table:table-cell office:value-type="float" office:value="-144.391098320779">
                <text:p>-144.39109832077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64453125">
                <text:p>0.64453125</text:p>
              </table:table-cell>
              <table:table-cell office:value-type="float" office:value="-277.991899768682">
                <text:p>-277.99189976868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6455078125">
                <text:p>0.6455078125</text:p>
              </table:table-cell>
              <table:table-cell office:value-type="float" office:value="-124.848342053731">
                <text:p>-124.84834205373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646484375">
                <text:p>0.646484375</text:p>
              </table:table-cell>
              <table:table-cell office:value-type="float" office:value="-260.363537284696">
                <text:p>-260.36353728469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6474609375">
                <text:p>0.6474609375</text:p>
              </table:table-cell>
              <table:table-cell office:value-type="float" office:value="-134.810985511016">
                <text:p>-134.81098551101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6484375">
                <text:p>0.6484375</text:p>
              </table:table-cell>
              <table:table-cell office:value-type="float" office:value="-276.712347980737">
                <text:p>-276.71234798073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6494140625">
                <text:p>0.6494140625</text:p>
              </table:table-cell>
              <table:table-cell office:value-type="float" office:value="-124.676746108739">
                <text:p>-124.67674610873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650390625">
                <text:p>0.650390625</text:p>
              </table:table-cell>
              <table:table-cell office:value-type="float" office:value="-260.175389855075">
                <text:p>-260.17538985507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6513671875">
                <text:p>0.6513671875</text:p>
              </table:table-cell>
              <table:table-cell office:value-type="float" office:value="-122.689112235688">
                <text:p>-122.68911223568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65234375">
                <text:p>0.65234375</text:p>
              </table:table-cell>
              <table:table-cell office:value-type="float" office:value="-275.545150479468">
                <text:p>-275.54515047946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6533203125">
                <text:p>0.6533203125</text:p>
              </table:table-cell>
              <table:table-cell office:value-type="float" office:value="-132.557729457698">
                <text:p>-132.55772945769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654296875">
                <text:p>0.654296875</text:p>
              </table:table-cell>
              <table:table-cell office:value-type="float" office:value="-259.991231678723">
                <text:p>-259.99123167872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6552734375">
                <text:p>0.6552734375</text:p>
              </table:table-cell>
              <table:table-cell office:value-type="float" office:value="-141.762178018622">
                <text:p>-141.76217801862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65625">
                <text:p>0.65625</text:p>
              </table:table-cell>
              <table:table-cell office:value-type="float" office:value="-274.516381011607">
                <text:p>-274.51638101160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6572265625">
                <text:p>0.6572265625</text:p>
              </table:table-cell>
              <table:table-cell office:value-type="float" office:value="-126.995619427831">
                <text:p>-126.99561942783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658203125">
                <text:p>0.658203125</text:p>
              </table:table-cell>
              <table:table-cell office:value-type="float" office:value="-259.802402420115">
                <text:p>-259.80240242011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6591796875">
                <text:p>0.6591796875</text:p>
              </table:table-cell>
              <table:table-cell office:value-type="float" office:value="-139.136919107396">
                <text:p>-139.13691910739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66015625">
                <text:p>0.66015625</text:p>
              </table:table-cell>
              <table:table-cell office:value-type="float" office:value="-273.513939250263">
                <text:p>-273.51393925026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6611328125">
                <text:p>0.6611328125</text:p>
              </table:table-cell>
              <table:table-cell office:value-type="float" office:value="-117.8228763454">
                <text:p>-117.822876345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662109375">
                <text:p>0.662109375</text:p>
              </table:table-cell>
              <table:table-cell office:value-type="float" office:value="-259.617591072895">
                <text:p>-259.61759107289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6630859375">
                <text:p>0.6630859375</text:p>
              </table:table-cell>
              <table:table-cell office:value-type="float" office:value="-147.266942021528">
                <text:p>-147.26694202152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6640625">
                <text:p>0.6640625</text:p>
              </table:table-cell>
              <table:table-cell office:value-type="float" office:value="-272.652508802516">
                <text:p>-272.65250880251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6650390625">
                <text:p>0.6650390625</text:p>
              </table:table-cell>
              <table:table-cell office:value-type="float" office:value="-125.608987661181">
                <text:p>-125.60898766118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666015625">
                <text:p>0.666015625</text:p>
              </table:table-cell>
              <table:table-cell office:value-type="float" office:value="-259.428493617975">
                <text:p>-259.42849361797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6669921875">
                <text:p>0.6669921875</text:p>
              </table:table-cell>
              <table:table-cell office:value-type="float" office:value="-124.939563252983">
                <text:p>-124.93956325298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66796875">
                <text:p>0.66796875</text:p>
              </table:table-cell>
              <table:table-cell office:value-type="float" office:value="-271.80099956759">
                <text:p>-271.8009995675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6689453125">
                <text:p>0.6689453125</text:p>
              </table:table-cell>
              <table:table-cell office:value-type="float" office:value="-119.484973709345">
                <text:p>-119.48497370934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669921875">
                <text:p>0.669921875</text:p>
              </table:table-cell>
              <table:table-cell office:value-type="float" office:value="-259.235467691876">
                <text:p>-259.23546769187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6708984375">
                <text:p>0.6708984375</text:p>
              </table:table-cell>
              <table:table-cell office:value-type="float" office:value="-127.689721582876">
                <text:p>-127.68972158287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671875">
                <text:p>0.671875</text:p>
              </table:table-cell>
              <table:table-cell office:value-type="float" office:value="-271.025564501006">
                <text:p>-271.02556450100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6728515625">
                <text:p>0.6728515625</text:p>
              </table:table-cell>
              <table:table-cell office:value-type="float" office:value="-133.218882504992">
                <text:p>-133.21888250499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673828125">
                <text:p>0.673828125</text:p>
              </table:table-cell>
              <table:table-cell office:value-type="float" office:value="-259.046638277765">
                <text:p>-259.04663827776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6748046875">
                <text:p>0.6748046875</text:p>
              </table:table-cell>
              <table:table-cell office:value-type="float" office:value="-116.972928666843">
                <text:p>-116.97292866684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67578125">
                <text:p>0.67578125</text:p>
              </table:table-cell>
              <table:table-cell office:value-type="float" office:value="-270.313718434466">
                <text:p>-270.31371843446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6767578125">
                <text:p>0.6767578125</text:p>
              </table:table-cell>
              <table:table-cell office:value-type="float" office:value="-119.738384178288">
                <text:p>-119.73838417828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677734375">
                <text:p>0.677734375</text:p>
              </table:table-cell>
              <table:table-cell office:value-type="float" office:value="-258.854210986731">
                <text:p>-258.85421098673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6787109375">
                <text:p>0.6787109375</text:p>
              </table:table-cell>
              <table:table-cell office:value-type="float" office:value="-156.838141907675">
                <text:p>-156.83814190767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6796875">
                <text:p>0.6796875</text:p>
              </table:table-cell>
              <table:table-cell office:value-type="float" office:value="-269.603177714865">
                <text:p>-269.60317771486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6806640625">
                <text:p>0.6806640625</text:p>
              </table:table-cell>
              <table:table-cell office:value-type="float" office:value="-141.927034866499">
                <text:p>-141.92703486649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681640625">
                <text:p>0.681640625</text:p>
              </table:table-cell>
              <table:table-cell office:value-type="float" office:value="-258.658508450194">
                <text:p>-258.65850845019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6826171875">
                <text:p>0.6826171875</text:p>
              </table:table-cell>
              <table:table-cell office:value-type="float" office:value="-119.570041553144">
                <text:p>-119.57004155314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68359375">
                <text:p>0.68359375</text:p>
              </table:table-cell>
              <table:table-cell office:value-type="float" office:value="-268.946392378933">
                <text:p>-268.94639237893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6845703125">
                <text:p>0.6845703125</text:p>
              </table:table-cell>
              <table:table-cell office:value-type="float" office:value="-116.466976005699">
                <text:p>-116.46697600569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685546875">
                <text:p>0.685546875</text:p>
              </table:table-cell>
              <table:table-cell office:value-type="float" office:value="-258.459840718293">
                <text:p>-258.45984071829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6865234375">
                <text:p>0.6865234375</text:p>
              </table:table-cell>
              <table:table-cell office:value-type="float" office:value="-125.936959849689">
                <text:p>-125.93695984968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6875">
                <text:p>0.6875</text:p>
              </table:table-cell>
              <table:table-cell office:value-type="float" office:value="-268.290559805237">
                <text:p>-268.29055980523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6884765625">
                <text:p>0.6884765625</text:p>
              </table:table-cell>
              <table:table-cell office:value-type="float" office:value="-128.282554095255">
                <text:p>-128.28255409525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689453125">
                <text:p>0.689453125</text:p>
              </table:table-cell>
              <table:table-cell office:value-type="float" office:value="-258.258504802867">
                <text:p>-258.25850480286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6904296875">
                <text:p>0.6904296875</text:p>
              </table:table-cell>
              <table:table-cell office:value-type="float" office:value="-119.743130045443">
                <text:p>-119.74313004544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69140625">
                <text:p>0.69140625</text:p>
              </table:table-cell>
              <table:table-cell office:value-type="float" office:value="-267.68078865732">
                <text:p>-267.6807886573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6923828125">
                <text:p>0.6923828125</text:p>
              </table:table-cell>
              <table:table-cell office:value-type="float" office:value="-121.907837438995">
                <text:p>-121.90783743899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693359375">
                <text:p>0.693359375</text:p>
              </table:table-cell>
              <table:table-cell office:value-type="float" office:value="-258.054784374837">
                <text:p>-258.05478437483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6943359375">
                <text:p>0.6943359375</text:p>
              </table:table-cell>
              <table:table-cell office:value-type="float" office:value="-123.317031439934">
                <text:p>-123.31703143993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6953125">
                <text:p>0.6953125</text:p>
              </table:table-cell>
              <table:table-cell office:value-type="float" office:value="-267.071729408008">
                <text:p>-267.07172940800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6962890625">
                <text:p>0.6962890625</text:p>
              </table:table-cell>
              <table:table-cell office:value-type="float" office:value="-125.326263778962">
                <text:p>-125.32626377896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697265625">
                <text:p>0.697265625</text:p>
              </table:table-cell>
              <table:table-cell office:value-type="float" office:value="-257.848949599831">
                <text:p>-257.84894959983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6982421875">
                <text:p>0.6982421875</text:p>
              </table:table-cell>
              <table:table-cell office:value-type="float" office:value="-133.677277715324">
                <text:p>-133.67727771532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69921875">
                <text:p>0.69921875</text:p>
              </table:table-cell>
              <table:table-cell office:value-type="float" office:value="-266.484249921834">
                <text:p>-266.48424992183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7001953125">
                <text:p>0.7001953125</text:p>
              </table:table-cell>
              <table:table-cell office:value-type="float" office:value="-133.518582072043">
                <text:p>-133.51858207204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701171875">
                <text:p>0.701171875</text:p>
              </table:table-cell>
              <table:table-cell office:value-type="float" office:value="-257.634639325457">
                <text:p>-257.63463932545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7021484375">
                <text:p>0.7021484375</text:p>
              </table:table-cell>
              <table:table-cell office:value-type="float" office:value="-130.88697170062">
                <text:p>-130.8869717006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703125">
                <text:p>0.703125</text:p>
              </table:table-cell>
              <table:table-cell office:value-type="float" office:value="-265.916818007002">
                <text:p>-265.91681800700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7041015625">
                <text:p>0.7041015625</text:p>
              </table:table-cell>
              <table:table-cell office:value-type="float" office:value="-122.258559885752">
                <text:p>-122.25855988575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705078125">
                <text:p>0.705078125</text:p>
              </table:table-cell>
              <table:table-cell office:value-type="float" office:value="-257.425489734366">
                <text:p>-257.42548973436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7060546875">
                <text:p>0.7060546875</text:p>
              </table:table-cell>
              <table:table-cell office:value-type="float" office:value="-144.869467654876">
                <text:p>-144.86946765487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70703125">
                <text:p>0.70703125</text:p>
              </table:table-cell>
              <table:table-cell office:value-type="float" office:value="-265.368063549529">
                <text:p>-265.36806354952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7080078125">
                <text:p>0.7080078125</text:p>
              </table:table-cell>
              <table:table-cell office:value-type="float" office:value="-142.773600672041">
                <text:p>-142.77360067204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708984375">
                <text:p>0.708984375</text:p>
              </table:table-cell>
              <table:table-cell office:value-type="float" office:value="-257.208651689839">
                <text:p>-257.20865168983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7099609375">
                <text:p>0.7099609375</text:p>
              </table:table-cell>
              <table:table-cell office:value-type="float" office:value="-141.291378344247">
                <text:p>-141.29137834424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7109375">
                <text:p>0.7109375</text:p>
              </table:table-cell>
              <table:table-cell office:value-type="float" office:value="-264.836755975768">
                <text:p>-264.83675597576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7119140625">
                <text:p>0.7119140625</text:p>
              </table:table-cell>
              <table:table-cell office:value-type="float" office:value="-121.960575862216">
                <text:p>-121.96057586221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712890625">
                <text:p>0.712890625</text:p>
              </table:table-cell>
              <table:table-cell office:value-type="float" office:value="-256.997095291982">
                <text:p>-256.99709529198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7138671875">
                <text:p>0.7138671875</text:p>
              </table:table-cell>
              <table:table-cell office:value-type="float" office:value="-130.083107576186">
                <text:p>-130.08310757618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71484375">
                <text:p>0.71484375</text:p>
              </table:table-cell>
              <table:table-cell office:value-type="float" office:value="-264.321785555693">
                <text:p>-264.32178555569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7158203125">
                <text:p>0.7158203125</text:p>
              </table:table-cell>
              <table:table-cell office:value-type="float" office:value="-135.970456911653">
                <text:p>-135.97045691165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716796875">
                <text:p>0.716796875</text:p>
              </table:table-cell>
              <table:table-cell office:value-type="float" office:value="-256.77258005282">
                <text:p>-256.7725800528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7177734375">
                <text:p>0.7177734375</text:p>
              </table:table-cell>
              <table:table-cell office:value-type="float" office:value="-133.82488512063">
                <text:p>-133.8248851206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71875">
                <text:p>0.71875</text:p>
              </table:table-cell>
              <table:table-cell office:value-type="float" office:value="-263.795215184643">
                <text:p>-263.79521518464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7197265625">
                <text:p>0.7197265625</text:p>
              </table:table-cell>
              <table:table-cell office:value-type="float" office:value="-122.668054600015">
                <text:p>-122.66805460001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720703125">
                <text:p>0.720703125</text:p>
              </table:table-cell>
              <table:table-cell office:value-type="float" office:value="-256.547883003085">
                <text:p>-256.54788300308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7216796875">
                <text:p>0.7216796875</text:p>
              </table:table-cell>
              <table:table-cell office:value-type="float" office:value="-122.504975739134">
                <text:p>-122.50497573913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72265625">
                <text:p>0.72265625</text:p>
              </table:table-cell>
              <table:table-cell office:value-type="float" office:value="-263.286061769768">
                <text:p>-263.28606176976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7236328125">
                <text:p>0.7236328125</text:p>
              </table:table-cell>
              <table:table-cell office:value-type="float" office:value="-118.019837911146">
                <text:p>-118.01983791114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724609375">
                <text:p>0.724609375</text:p>
              </table:table-cell>
              <table:table-cell office:value-type="float" office:value="-256.317476070565">
                <text:p>-256.31747607056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7255859375">
                <text:p>0.7255859375</text:p>
              </table:table-cell>
              <table:table-cell office:value-type="float" office:value="-126.911466823917">
                <text:p>-126.91146682391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7265625">
                <text:p>0.7265625</text:p>
              </table:table-cell>
              <table:table-cell office:value-type="float" office:value="-262.793120064032">
                <text:p>-262.79312006403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7275390625">
                <text:p>0.7275390625</text:p>
              </table:table-cell>
              <table:table-cell office:value-type="float" office:value="-123.540213978176">
                <text:p>-123.54021397817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728515625">
                <text:p>0.728515625</text:p>
              </table:table-cell>
              <table:table-cell office:value-type="float" office:value="-256.081951627854">
                <text:p>-256.08195162785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7294921875">
                <text:p>0.7294921875</text:p>
              </table:table-cell>
              <table:table-cell office:value-type="float" office:value="-125.576864352616">
                <text:p>-125.57686435261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73046875">
                <text:p>0.73046875</text:p>
              </table:table-cell>
              <table:table-cell office:value-type="float" office:value="-262.292662502585">
                <text:p>-262.29266250258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7314453125">
                <text:p>0.7314453125</text:p>
              </table:table-cell>
              <table:table-cell office:value-type="float" office:value="-129.039303502731">
                <text:p>-129.03930350273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732421875">
                <text:p>0.732421875</text:p>
              </table:table-cell>
              <table:table-cell office:value-type="float" office:value="-255.847258803103">
                <text:p>-255.84725880310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7333984375">
                <text:p>0.7333984375</text:p>
              </table:table-cell>
              <table:table-cell office:value-type="float" office:value="-129.896482362852">
                <text:p>-129.89648236285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734375">
                <text:p>0.734375</text:p>
              </table:table-cell>
              <table:table-cell office:value-type="float" office:value="-261.798082251265">
                <text:p>-261.79808225126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7353515625">
                <text:p>0.7353515625</text:p>
              </table:table-cell>
              <table:table-cell office:value-type="float" office:value="-129.673963907192">
                <text:p>-129.67396390719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736328125">
                <text:p>0.736328125</text:p>
              </table:table-cell>
              <table:table-cell office:value-type="float" office:value="-255.603019923494">
                <text:p>-255.60301992349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7373046875">
                <text:p>0.7373046875</text:p>
              </table:table-cell>
              <table:table-cell office:value-type="float" office:value="-145.769530254612">
                <text:p>-145.76953025461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73828125">
                <text:p>0.73828125</text:p>
              </table:table-cell>
              <table:table-cell office:value-type="float" office:value="-261.309929976999">
                <text:p>-261.30992997699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7392578125">
                <text:p>0.7392578125</text:p>
              </table:table-cell>
              <table:table-cell office:value-type="float" office:value="-129.23026408071">
                <text:p>-129.2302640807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740234375">
                <text:p>0.740234375</text:p>
              </table:table-cell>
              <table:table-cell office:value-type="float" office:value="-255.350191818934">
                <text:p>-255.35019181893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7412109375">
                <text:p>0.7412109375</text:p>
              </table:table-cell>
              <table:table-cell office:value-type="float" office:value="-125.60297239521">
                <text:p>-125.6029723952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7421875">
                <text:p>0.7421875</text:p>
              </table:table-cell>
              <table:table-cell office:value-type="float" office:value="-260.819076704766">
                <text:p>-260.81907670476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7431640625">
                <text:p>0.7431640625</text:p>
              </table:table-cell>
              <table:table-cell office:value-type="float" office:value="-137.997139620585">
                <text:p>-137.99713962058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744140625">
                <text:p>0.744140625</text:p>
              </table:table-cell>
              <table:table-cell office:value-type="float" office:value="-255.094633831289">
                <text:p>-255.09463383128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7451171875">
                <text:p>0.7451171875</text:p>
              </table:table-cell>
              <table:table-cell office:value-type="float" office:value="-123.596251734359">
                <text:p>-123.59625173435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74609375">
                <text:p>0.74609375</text:p>
              </table:table-cell>
              <table:table-cell office:value-type="float" office:value="-260.3364082698">
                <text:p>-260.336408269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7470703125">
                <text:p>0.7470703125</text:p>
              </table:table-cell>
              <table:table-cell office:value-type="float" office:value="-122.678743413106">
                <text:p>-122.67874341310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748046875">
                <text:p>0.748046875</text:p>
              </table:table-cell>
              <table:table-cell office:value-type="float" office:value="-254.836788197943">
                <text:p>-254.83678819794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7490234375">
                <text:p>0.7490234375</text:p>
              </table:table-cell>
              <table:table-cell office:value-type="float" office:value="-125.348406156953">
                <text:p>-125.34840615695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75">
                <text:p>0.75</text:p>
              </table:table-cell>
              <table:table-cell office:value-type="float" office:value="-259.853495534987">
                <text:p>-259.85349553498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7509765625">
                <text:p>0.7509765625</text:p>
              </table:table-cell>
              <table:table-cell office:value-type="float" office:value="-137.699301123054">
                <text:p>-137.69930112305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751953125">
                <text:p>0.751953125</text:p>
              </table:table-cell>
              <table:table-cell office:value-type="float" office:value="-254.567767499088">
                <text:p>-254.56776749908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7529296875">
                <text:p>0.7529296875</text:p>
              </table:table-cell>
              <table:table-cell office:value-type="float" office:value="-133.87290417168">
                <text:p>-133.8729041716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75390625">
                <text:p>0.75390625</text:p>
              </table:table-cell>
              <table:table-cell office:value-type="float" office:value="-259.363673849886">
                <text:p>-259.36367384988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7548828125">
                <text:p>0.7548828125</text:p>
              </table:table-cell>
              <table:table-cell office:value-type="float" office:value="-125.267098673661">
                <text:p>-125.26709867366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755859375">
                <text:p>0.755859375</text:p>
              </table:table-cell>
              <table:table-cell office:value-type="float" office:value="-254.293310419299">
                <text:p>-254.29331041929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7568359375">
                <text:p>0.7568359375</text:p>
              </table:table-cell>
              <table:table-cell office:value-type="float" office:value="-115.342163360042">
                <text:p>-115.34216336004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7578125">
                <text:p>0.7578125</text:p>
              </table:table-cell>
              <table:table-cell office:value-type="float" office:value="-258.884714313533">
                <text:p>-258.88471431353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7587890625">
                <text:p>0.7587890625</text:p>
              </table:table-cell>
              <table:table-cell office:value-type="float" office:value="-122.282883545489">
                <text:p>-122.28288354548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759765625">
                <text:p>0.759765625</text:p>
              </table:table-cell>
              <table:table-cell office:value-type="float" office:value="-254.009810444114">
                <text:p>-254.00981044411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7607421875">
                <text:p>0.7607421875</text:p>
              </table:table-cell>
              <table:table-cell office:value-type="float" office:value="-124.116926940083">
                <text:p>-124.11692694008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76171875">
                <text:p>0.76171875</text:p>
              </table:table-cell>
              <table:table-cell office:value-type="float" office:value="-258.394615251594">
                <text:p>-258.39461525159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7626953125">
                <text:p>0.7626953125</text:p>
              </table:table-cell>
              <table:table-cell office:value-type="float" office:value="-122.377961474913">
                <text:p>-122.37796147491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763671875">
                <text:p>0.763671875</text:p>
              </table:table-cell>
              <table:table-cell office:value-type="float" office:value="-253.718398020463">
                <text:p>-253.71839802046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7646484375">
                <text:p>0.7646484375</text:p>
              </table:table-cell>
              <table:table-cell office:value-type="float" office:value="-140.378449810729">
                <text:p>-140.37844981072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765625">
                <text:p>0.765625</text:p>
              </table:table-cell>
              <table:table-cell office:value-type="float" office:value="-257.90336369554">
                <text:p>-257.9033636955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7666015625">
                <text:p>0.7666015625</text:p>
              </table:table-cell>
              <table:table-cell office:value-type="float" office:value="-124.864324634226">
                <text:p>-124.86432463422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767578125">
                <text:p>0.767578125</text:p>
              </table:table-cell>
              <table:table-cell office:value-type="float" office:value="-253.420142169636">
                <text:p>-253.42014216963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7685546875">
                <text:p>0.7685546875</text:p>
              </table:table-cell>
              <table:table-cell office:value-type="float" office:value="-134.005334843429">
                <text:p>-134.00533484342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76953125">
                <text:p>0.76953125</text:p>
              </table:table-cell>
              <table:table-cell office:value-type="float" office:value="-257.40613772087">
                <text:p>-257.4061377208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7705078125">
                <text:p>0.7705078125</text:p>
              </table:table-cell>
              <table:table-cell office:value-type="float" office:value="-125.285081367423">
                <text:p>-125.28508136742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771484375">
                <text:p>0.771484375</text:p>
              </table:table-cell>
              <table:table-cell office:value-type="float" office:value="-253.108185863622">
                <text:p>-253.10818586362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7724609375">
                <text:p>0.7724609375</text:p>
              </table:table-cell>
              <table:table-cell office:value-type="float" office:value="-124.367778470449">
                <text:p>-124.36777847044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7734375">
                <text:p>0.7734375</text:p>
              </table:table-cell>
              <table:table-cell office:value-type="float" office:value="-256.905375025852">
                <text:p>-256.90537502585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7744140625">
                <text:p>0.7744140625</text:p>
              </table:table-cell>
              <table:table-cell office:value-type="float" office:value="-142.069235854514">
                <text:p>-142.06923585451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775390625">
                <text:p>0.775390625</text:p>
              </table:table-cell>
              <table:table-cell office:value-type="float" office:value="-252.788093865266">
                <text:p>-252.78809386526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7763671875">
                <text:p>0.7763671875</text:p>
              </table:table-cell>
              <table:table-cell office:value-type="float" office:value="-121.94880958823">
                <text:p>-121.9488095882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77734375">
                <text:p>0.77734375</text:p>
              </table:table-cell>
              <table:table-cell office:value-type="float" office:value="-256.391690010818">
                <text:p>-256.39169001081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7783203125">
                <text:p>0.7783203125</text:p>
              </table:table-cell>
              <table:table-cell office:value-type="float" office:value="-123.492846130599">
                <text:p>-123.49284613059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779296875">
                <text:p>0.779296875</text:p>
              </table:table-cell>
              <table:table-cell office:value-type="float" office:value="-252.453838544612">
                <text:p>-252.45383854461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7802734375">
                <text:p>0.7802734375</text:p>
              </table:table-cell>
              <table:table-cell office:value-type="float" office:value="-130.661487543806">
                <text:p>-130.66148754380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78125">
                <text:p>0.78125</text:p>
              </table:table-cell>
              <table:table-cell office:value-type="float" office:value="-255.874225095193">
                <text:p>-255.87422509519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7822265625">
                <text:p>0.7822265625</text:p>
              </table:table-cell>
              <table:table-cell office:value-type="float" office:value="-126.20430382421">
                <text:p>-126.2043038242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783203125">
                <text:p>0.783203125</text:p>
              </table:table-cell>
              <table:table-cell office:value-type="float" office:value="-252.107429704995">
                <text:p>-252.10742970499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7841796875">
                <text:p>0.7841796875</text:p>
              </table:table-cell>
              <table:table-cell office:value-type="float" office:value="-128.481260196375">
                <text:p>-128.48126019637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78515625">
                <text:p>0.78515625</text:p>
              </table:table-cell>
              <table:table-cell office:value-type="float" office:value="-255.340026997629">
                <text:p>-255.34002699762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7861328125">
                <text:p>0.7861328125</text:p>
              </table:table-cell>
              <table:table-cell office:value-type="float" office:value="-131.254501414582">
                <text:p>-131.25450141458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787109375">
                <text:p>0.787109375</text:p>
              </table:table-cell>
              <table:table-cell office:value-type="float" office:value="-251.74739600105">
                <text:p>-251.7473960010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7880859375">
                <text:p>0.7880859375</text:p>
              </table:table-cell>
              <table:table-cell office:value-type="float" office:value="-123.848144906257">
                <text:p>-123.84814490625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7890625">
                <text:p>0.7890625</text:p>
              </table:table-cell>
              <table:table-cell office:value-type="float" office:value="-254.803298267956">
                <text:p>-254.80329826795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7900390625">
                <text:p>0.7900390625</text:p>
              </table:table-cell>
              <table:table-cell office:value-type="float" office:value="-122.056116270575">
                <text:p>-122.05611627057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791015625">
                <text:p>0.791015625</text:p>
              </table:table-cell>
              <table:table-cell office:value-type="float" office:value="-251.372692546918">
                <text:p>-251.37269254691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7919921875">
                <text:p>0.7919921875</text:p>
              </table:table-cell>
              <table:table-cell office:value-type="float" office:value="-129.477965542194">
                <text:p>-129.47796554219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79296875">
                <text:p>0.79296875</text:p>
              </table:table-cell>
              <table:table-cell office:value-type="float" office:value="-254.248399022824">
                <text:p>-254.24839902282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7939453125">
                <text:p>0.7939453125</text:p>
              </table:table-cell>
              <table:table-cell office:value-type="float" office:value="-131.939329840019">
                <text:p>-131.93932984001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794921875">
                <text:p>0.794921875</text:p>
              </table:table-cell>
              <table:table-cell office:value-type="float" office:value="-250.976526114171">
                <text:p>-250.97652611417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7958984375">
                <text:p>0.7958984375</text:p>
              </table:table-cell>
              <table:table-cell office:value-type="float" office:value="-148.615824431226">
                <text:p>-148.61582443122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796875">
                <text:p>0.796875</text:p>
              </table:table-cell>
              <table:table-cell office:value-type="float" office:value="-253.676356081674">
                <text:p>-253.67635608167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7978515625">
                <text:p>0.7978515625</text:p>
              </table:table-cell>
              <table:table-cell office:value-type="float" office:value="-123.028980559449">
                <text:p>-123.02898055944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798828125">
                <text:p>0.798828125</text:p>
              </table:table-cell>
              <table:table-cell office:value-type="float" office:value="-250.559476751306">
                <text:p>-250.55947675130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7998046875">
                <text:p>0.7998046875</text:p>
              </table:table-cell>
              <table:table-cell office:value-type="float" office:value="-126.216785511283">
                <text:p>-126.21678551128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80078125">
                <text:p>0.80078125</text:p>
              </table:table-cell>
              <table:table-cell office:value-type="float" office:value="-253.088565682708">
                <text:p>-253.08856568270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8017578125">
                <text:p>0.8017578125</text:p>
              </table:table-cell>
              <table:table-cell office:value-type="float" office:value="-144.964872923179">
                <text:p>-144.96487292317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802734375">
                <text:p>0.802734375</text:p>
              </table:table-cell>
              <table:table-cell office:value-type="float" office:value="-250.122449925741">
                <text:p>-250.12244992574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8037109375">
                <text:p>0.8037109375</text:p>
              </table:table-cell>
              <table:table-cell office:value-type="float" office:value="-130.451029028442">
                <text:p>-130.45102902844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8046875">
                <text:p>0.8046875</text:p>
              </table:table-cell>
              <table:table-cell office:value-type="float" office:value="-252.475726468395">
                <text:p>-252.47572646839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8056640625">
                <text:p>0.8056640625</text:p>
              </table:table-cell>
              <table:table-cell office:value-type="float" office:value="-133.143405164977">
                <text:p>-133.14340516497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806640625">
                <text:p>0.806640625</text:p>
              </table:table-cell>
              <table:table-cell office:value-type="float" office:value="-249.65869612148">
                <text:p>-249.6586961214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8076171875">
                <text:p>0.8076171875</text:p>
              </table:table-cell>
              <table:table-cell office:value-type="float" office:value="-127.826633758032">
                <text:p>-127.82663375803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80859375">
                <text:p>0.80859375</text:p>
              </table:table-cell>
              <table:table-cell office:value-type="float" office:value="-251.838560339807">
                <text:p>-251.838560339807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8095703125">
                <text:p>0.8095703125</text:p>
              </table:table-cell>
              <table:table-cell office:value-type="float" office:value="-131.201127487277">
                <text:p>-131.20112748727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810546875">
                <text:p>0.810546875</text:p>
              </table:table-cell>
              <table:table-cell office:value-type="float" office:value="-249.163399719293">
                <text:p>-249.16339971929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8115234375">
                <text:p>0.8115234375</text:p>
              </table:table-cell>
              <table:table-cell office:value-type="float" office:value="-119.570402627881">
                <text:p>-119.57040262788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8125">
                <text:p>0.8125</text:p>
              </table:table-cell>
              <table:table-cell office:value-type="float" office:value="-251.172350865282">
                <text:p>-251.17235086528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8134765625">
                <text:p>0.8134765625</text:p>
              </table:table-cell>
              <table:table-cell office:value-type="float" office:value="-133.827985836372">
                <text:p>-133.82798583637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814453125">
                <text:p>0.814453125</text:p>
              </table:table-cell>
              <table:table-cell office:value-type="float" office:value="-248.638289892">
                <text:p>-248.63828989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8154296875">
                <text:p>0.8154296875</text:p>
              </table:table-cell>
              <table:table-cell office:value-type="float" office:value="-122.660316951498">
                <text:p>-122.66031695149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81640625">
                <text:p>0.81640625</text:p>
              </table:table-cell>
              <table:table-cell office:value-type="float" office:value="-250.472034464241">
                <text:p>-250.47203446424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8173828125">
                <text:p>0.8173828125</text:p>
              </table:table-cell>
              <table:table-cell office:value-type="float" office:value="-124.037838534105">
                <text:p>-124.03783853410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818359375">
                <text:p>0.818359375</text:p>
              </table:table-cell>
              <table:table-cell office:value-type="float" office:value="-248.07463546581">
                <text:p>-248.0746354658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8193359375">
                <text:p>0.8193359375</text:p>
              </table:table-cell>
              <table:table-cell office:value-type="float" office:value="-125.010201146118">
                <text:p>-125.01020114611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8203125">
                <text:p>0.8203125</text:p>
              </table:table-cell>
              <table:table-cell office:value-type="float" office:value="-249.730294238458">
                <text:p>-249.73029423845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8212890625">
                <text:p>0.8212890625</text:p>
              </table:table-cell>
              <table:table-cell office:value-type="float" office:value="-131.574211211373">
                <text:p>-131.57421121137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822265625">
                <text:p>0.822265625</text:p>
              </table:table-cell>
              <table:table-cell office:value-type="float" office:value="-247.464962411737">
                <text:p>-247.46496241173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8232421875">
                <text:p>0.8232421875</text:p>
              </table:table-cell>
              <table:table-cell office:value-type="float" office:value="-123.508251665931">
                <text:p>-123.50825166593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82421875">
                <text:p>0.82421875</text:p>
              </table:table-cell>
              <table:table-cell office:value-type="float" office:value="-248.939315366191">
                <text:p>-248.93931536619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8251953125">
                <text:p>0.8251953125</text:p>
              </table:table-cell>
              <table:table-cell office:value-type="float" office:value="-126.207502601586">
                <text:p>-126.20750260158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826171875">
                <text:p>0.826171875</text:p>
              </table:table-cell>
              <table:table-cell office:value-type="float" office:value="-246.801656992301">
                <text:p>-246.80165699230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8271484375">
                <text:p>0.8271484375</text:p>
              </table:table-cell>
              <table:table-cell office:value-type="float" office:value="-127.773156628784">
                <text:p>-127.77315662878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828125">
                <text:p>0.828125</text:p>
              </table:table-cell>
              <table:table-cell office:value-type="float" office:value="-248.094463707385">
                <text:p>-248.09446370738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8291015625">
                <text:p>0.8291015625</text:p>
              </table:table-cell>
              <table:table-cell office:value-type="float" office:value="-130.789623543928">
                <text:p>-130.78962354392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830078125">
                <text:p>0.830078125</text:p>
              </table:table-cell>
              <table:table-cell office:value-type="float" office:value="-246.074602584951">
                <text:p>-246.07460258495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8310546875">
                <text:p>0.8310546875</text:p>
              </table:table-cell>
              <table:table-cell office:value-type="float" office:value="-139.685629454862">
                <text:p>-139.68562945486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83203125">
                <text:p>0.83203125</text:p>
              </table:table-cell>
              <table:table-cell office:value-type="float" office:value="-247.182404567989">
                <text:p>-247.18240456798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8330078125">
                <text:p>0.8330078125</text:p>
              </table:table-cell>
              <table:table-cell office:value-type="float" office:value="-121.312119936318">
                <text:p>-121.31211993631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833984375">
                <text:p>0.833984375</text:p>
              </table:table-cell>
              <table:table-cell office:value-type="float" office:value="-245.270460424972">
                <text:p>-245.27046042497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8349609375">
                <text:p>0.8349609375</text:p>
              </table:table-cell>
              <table:table-cell office:value-type="float" office:value="-125.094265918181">
                <text:p>-125.09426591818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8359375">
                <text:p>0.8359375</text:p>
              </table:table-cell>
              <table:table-cell office:value-type="float" office:value="-246.181891221507">
                <text:p>-246.18189122150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8369140625">
                <text:p>0.8369140625</text:p>
              </table:table-cell>
              <table:table-cell office:value-type="float" office:value="-126.428487648843">
                <text:p>-126.42848764884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837890625">
                <text:p>0.837890625</text:p>
              </table:table-cell>
              <table:table-cell office:value-type="float" office:value="-244.367749988559">
                <text:p>-244.36774998855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8388671875">
                <text:p>0.8388671875</text:p>
              </table:table-cell>
              <table:table-cell office:value-type="float" office:value="-120.793584035534">
                <text:p>-120.79358403553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83984375">
                <text:p>0.83984375</text:p>
              </table:table-cell>
              <table:table-cell office:value-type="float" office:value="-245.067300455152">
                <text:p>-245.06730045515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8408203125">
                <text:p>0.8408203125</text:p>
              </table:table-cell>
              <table:table-cell office:value-type="float" office:value="-125.979287520231">
                <text:p>-125.97928752023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841796875">
                <text:p>0.841796875</text:p>
              </table:table-cell>
              <table:table-cell office:value-type="float" office:value="-243.34342464524">
                <text:p>-243.3434246452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8427734375">
                <text:p>0.8427734375</text:p>
              </table:table-cell>
              <table:table-cell office:value-type="float" office:value="-125.894139231806">
                <text:p>-125.89413923180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84375">
                <text:p>0.84375</text:p>
              </table:table-cell>
              <table:table-cell office:value-type="float" office:value="-243.816875886033">
                <text:p>-243.816875886033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8447265625">
                <text:p>0.8447265625</text:p>
              </table:table-cell>
              <table:table-cell office:value-type="float" office:value="-119.201340785854">
                <text:p>-119.20134078585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845703125">
                <text:p>0.845703125</text:p>
              </table:table-cell>
              <table:table-cell office:value-type="float" office:value="-242.156983307651">
                <text:p>-242.15698330765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8466796875">
                <text:p>0.8466796875</text:p>
              </table:table-cell>
              <table:table-cell office:value-type="float" office:value="-120.649501601892">
                <text:p>-120.64950160189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84765625">
                <text:p>0.84765625</text:p>
              </table:table-cell>
              <table:table-cell office:value-type="float" office:value="-242.37686215871">
                <text:p>-242.3768621587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8486328125">
                <text:p>0.8486328125</text:p>
              </table:table-cell>
              <table:table-cell office:value-type="float" office:value="-115.33437186185">
                <text:p>-115.3343718618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849609375">
                <text:p>0.849609375</text:p>
              </table:table-cell>
              <table:table-cell office:value-type="float" office:value="-240.749762660879">
                <text:p>-240.74976266087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8505859375">
                <text:p>0.8505859375</text:p>
              </table:table-cell>
              <table:table-cell office:value-type="float" office:value="-125.276661134377">
                <text:p>-125.27666113437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8515625">
                <text:p>0.8515625</text:p>
              </table:table-cell>
              <table:table-cell office:value-type="float" office:value="-240.679034186294">
                <text:p>-240.67903418629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8525390625">
                <text:p>0.8525390625</text:p>
              </table:table-cell>
              <table:table-cell office:value-type="float" office:value="-138.964664420087">
                <text:p>-138.96466442008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853515625">
                <text:p>0.853515625</text:p>
              </table:table-cell>
              <table:table-cell office:value-type="float" office:value="-239.031156159863">
                <text:p>-239.03115615986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8544921875">
                <text:p>0.8544921875</text:p>
              </table:table-cell>
              <table:table-cell office:value-type="float" office:value="-122.575756036365">
                <text:p>-122.57575603636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85546875">
                <text:p>0.85546875</text:p>
              </table:table-cell>
              <table:table-cell office:value-type="float" office:value="-238.591107615212">
                <text:p>-238.59110761521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8564453125">
                <text:p>0.8564453125</text:p>
              </table:table-cell>
              <table:table-cell office:value-type="float" office:value="-124.014477188019">
                <text:p>-124.01447718801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857421875">
                <text:p>0.857421875</text:p>
              </table:table-cell>
              <table:table-cell office:value-type="float" office:value="-236.824906240929">
                <text:p>-236.824906240929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8583984375">
                <text:p>0.8583984375</text:p>
              </table:table-cell>
              <table:table-cell office:value-type="float" office:value="-133.429584497303">
                <text:p>-133.42958449730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859375">
                <text:p>0.859375</text:p>
              </table:table-cell>
              <table:table-cell office:value-type="float" office:value="-235.872113311055">
                <text:p>-235.87211331105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8603515625">
                <text:p>0.8603515625</text:p>
              </table:table-cell>
              <table:table-cell office:value-type="float" office:value="-134.648907811509">
                <text:p>-134.64890781150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861328125">
                <text:p>0.861328125</text:p>
              </table:table-cell>
              <table:table-cell office:value-type="float" office:value="-233.761529589267">
                <text:p>-233.76152958926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8623046875">
                <text:p>0.8623046875</text:p>
              </table:table-cell>
              <table:table-cell office:value-type="float" office:value="-135.469125659716">
                <text:p>-135.46912565971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86328125">
                <text:p>0.86328125</text:p>
              </table:table-cell>
              <table:table-cell office:value-type="float" office:value="-231.923864361314">
                <text:p>-231.92386436131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8642578125">
                <text:p>0.8642578125</text:p>
              </table:table-cell>
              <table:table-cell office:value-type="float" office:value="-135.556815848777">
                <text:p>-135.55681584877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865234375">
                <text:p>0.865234375</text:p>
              </table:table-cell>
              <table:table-cell office:value-type="float" office:value="-228.794450572154">
                <text:p>-228.79445057215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8662109375">
                <text:p>0.8662109375</text:p>
              </table:table-cell>
              <table:table-cell office:value-type="float" office:value="-124.538602430679">
                <text:p>-124.53860243067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8671875">
                <text:p>0.8671875</text:p>
              </table:table-cell>
              <table:table-cell office:value-type="float" office:value="-224.549163880713">
                <text:p>-224.54916388071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8681640625">
                <text:p>0.8681640625</text:p>
              </table:table-cell>
              <table:table-cell office:value-type="float" office:value="-114.251664081518">
                <text:p>-114.25166408151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869140625">
                <text:p>0.869140625</text:p>
              </table:table-cell>
              <table:table-cell office:value-type="float" office:value="-214.962419055952">
                <text:p>-214.96241905595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8701171875">
                <text:p>0.8701171875</text:p>
              </table:table-cell>
              <table:table-cell office:value-type="float" office:value="54.1853992100476">
                <text:p>54.185399210047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87109375">
                <text:p>0.87109375</text:p>
              </table:table-cell>
              <table:table-cell office:value-type="float" office:value="-215.000045474396">
                <text:p>-215.00004547439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8720703125">
                <text:p>0.8720703125</text:p>
              </table:table-cell>
              <table:table-cell office:value-type="float" office:value="-132.509745628451">
                <text:p>-132.50974562845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873046875">
                <text:p>0.873046875</text:p>
              </table:table-cell>
              <table:table-cell office:value-type="float" office:value="-224.665051254449">
                <text:p>-224.66505125444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8740234375">
                <text:p>0.8740234375</text:p>
              </table:table-cell>
              <table:table-cell office:value-type="float" office:value="-118.364916080446">
                <text:p>-118.36491608044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875">
                <text:p>0.875</text:p>
              </table:table-cell>
              <table:table-cell office:value-type="float" office:value="-228.979297074794">
                <text:p>-228.97929707479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8759765625">
                <text:p>0.8759765625</text:p>
              </table:table-cell>
              <table:table-cell office:value-type="float" office:value="-120.166020036721">
                <text:p>-120.16602003672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876953125">
                <text:p>0.876953125</text:p>
              </table:table-cell>
              <table:table-cell office:value-type="float" office:value="-232.189065668215">
                <text:p>-232.18906566821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8779296875">
                <text:p>0.8779296875</text:p>
              </table:table-cell>
              <table:table-cell office:value-type="float" office:value="-116.47732723901">
                <text:p>-116.4773272390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87890625">
                <text:p>0.87890625</text:p>
              </table:table-cell>
              <table:table-cell office:value-type="float" office:value="-234.090412947631">
                <text:p>-234.09041294763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8798828125">
                <text:p>0.8798828125</text:p>
              </table:table-cell>
              <table:table-cell office:value-type="float" office:value="-144.028888031218">
                <text:p>-144.02888803121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880859375">
                <text:p>0.880859375</text:p>
              </table:table-cell>
              <table:table-cell office:value-type="float" office:value="-236.29255146562">
                <text:p>-236.2925514656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8818359375">
                <text:p>0.8818359375</text:p>
              </table:table-cell>
              <table:table-cell office:value-type="float" office:value="-124.085706988371">
                <text:p>-124.08570698837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8828125">
                <text:p>0.8828125</text:p>
              </table:table-cell>
              <table:table-cell office:value-type="float" office:value="-237.294795668264">
                <text:p>-237.29479566826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8837890625">
                <text:p>0.8837890625</text:p>
              </table:table-cell>
              <table:table-cell office:value-type="float" office:value="-124.298326984413">
                <text:p>-124.29832698441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884765625">
                <text:p>0.884765625</text:p>
              </table:table-cell>
              <table:table-cell office:value-type="float" office:value="-239.171348810853">
                <text:p>-239.17134881085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8857421875">
                <text:p>0.8857421875</text:p>
              </table:table-cell>
              <table:table-cell office:value-type="float" office:value="-127.161160810963">
                <text:p>-127.16116081096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88671875">
                <text:p>0.88671875</text:p>
              </table:table-cell>
              <table:table-cell office:value-type="float" office:value="-239.644304600684">
                <text:p>-239.64430460068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8876953125">
                <text:p>0.8876953125</text:p>
              </table:table-cell>
              <table:table-cell office:value-type="float" office:value="-125.127679623842">
                <text:p>-125.12767962384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888671875">
                <text:p>0.888671875</text:p>
              </table:table-cell>
              <table:table-cell office:value-type="float" office:value="-241.429000420801">
                <text:p>-241.42900042080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8896484375">
                <text:p>0.8896484375</text:p>
              </table:table-cell>
              <table:table-cell office:value-type="float" office:value="-126.631674465435">
                <text:p>-126.63167446543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890625">
                <text:p>0.890625</text:p>
              </table:table-cell>
              <table:table-cell office:value-type="float" office:value="-241.510268789905">
                <text:p>-241.51026878990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8916015625">
                <text:p>0.8916015625</text:p>
              </table:table-cell>
              <table:table-cell office:value-type="float" office:value="-133.514403598167">
                <text:p>-133.51440359816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892578125">
                <text:p>0.892578125</text:p>
              </table:table-cell>
              <table:table-cell office:value-type="float" office:value="-243.303946212936">
                <text:p>-243.30394621293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8935546875">
                <text:p>0.8935546875</text:p>
              </table:table-cell>
              <table:table-cell office:value-type="float" office:value="-124.065803762269">
                <text:p>-124.06580376226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89453125">
                <text:p>0.89453125</text:p>
              </table:table-cell>
              <table:table-cell office:value-type="float" office:value="-243.059645687597">
                <text:p>-243.05964568759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8955078125">
                <text:p>0.8955078125</text:p>
              </table:table-cell>
              <table:table-cell office:value-type="float" office:value="-122.286906105915">
                <text:p>-122.28690610591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896484375">
                <text:p>0.896484375</text:p>
              </table:table-cell>
              <table:table-cell office:value-type="float" office:value="-244.928323503126">
                <text:p>-244.92832350312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8974609375">
                <text:p>0.8974609375</text:p>
              </table:table-cell>
              <table:table-cell office:value-type="float" office:value="-123.742964830123">
                <text:p>-123.74296483012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8984375">
                <text:p>0.8984375</text:p>
              </table:table-cell>
              <table:table-cell office:value-type="float" office:value="-244.397961759023">
                <text:p>-244.39796175902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8994140625">
                <text:p>0.8994140625</text:p>
              </table:table-cell>
              <table:table-cell office:value-type="float" office:value="-121.143758558592">
                <text:p>-121.14375855859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900390625">
                <text:p>0.900390625</text:p>
              </table:table-cell>
              <table:table-cell office:value-type="float" office:value="-246.376966901996">
                <text:p>-246.37696690199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9013671875">
                <text:p>0.9013671875</text:p>
              </table:table-cell>
              <table:table-cell office:value-type="float" office:value="-131.99806427955">
                <text:p>-131.9980642795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90234375">
                <text:p>0.90234375</text:p>
              </table:table-cell>
              <table:table-cell office:value-type="float" office:value="-245.575316095985">
                <text:p>-245.57531609598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9033203125">
                <text:p>0.9033203125</text:p>
              </table:table-cell>
              <table:table-cell office:value-type="float" office:value="-123.363567710137">
                <text:p>-123.36356771013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904296875">
                <text:p>0.904296875</text:p>
              </table:table-cell>
              <table:table-cell office:value-type="float" office:value="-247.702034597106">
                <text:p>-247.70203459710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9052734375">
                <text:p>0.9052734375</text:p>
              </table:table-cell>
              <table:table-cell office:value-type="float" office:value="-141.531239166092">
                <text:p>-141.53123916609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90625">
                <text:p>0.90625</text:p>
              </table:table-cell>
              <table:table-cell office:value-type="float" office:value="-246.63785659011">
                <text:p>-246.6378565901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9072265625">
                <text:p>0.9072265625</text:p>
              </table:table-cell>
              <table:table-cell office:value-type="float" office:value="-129.763416400693">
                <text:p>-129.76341640069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908203125">
                <text:p>0.908203125</text:p>
              </table:table-cell>
              <table:table-cell office:value-type="float" office:value="-248.934454781097">
                <text:p>-248.93445478109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9091796875">
                <text:p>0.9091796875</text:p>
              </table:table-cell>
              <table:table-cell office:value-type="float" office:value="-143.783555691401">
                <text:p>-143.78355569140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91015625">
                <text:p>0.91015625</text:p>
              </table:table-cell>
              <table:table-cell office:value-type="float" office:value="-247.60976472377">
                <text:p>-247.6097647237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9111328125">
                <text:p>0.9111328125</text:p>
              </table:table-cell>
              <table:table-cell office:value-type="float" office:value="-125.109274370805">
                <text:p>-125.10927437080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912109375">
                <text:p>0.912109375</text:p>
              </table:table-cell>
              <table:table-cell office:value-type="float" office:value="-250.097414598116">
                <text:p>-250.09741459811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9130859375">
                <text:p>0.9130859375</text:p>
              </table:table-cell>
              <table:table-cell office:value-type="float" office:value="-129.841831904008">
                <text:p>-129.84183190400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9140625">
                <text:p>0.9140625</text:p>
              </table:table-cell>
              <table:table-cell office:value-type="float" office:value="-248.507778041697">
                <text:p>-248.50777804169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9150390625">
                <text:p>0.9150390625</text:p>
              </table:table-cell>
              <table:table-cell office:value-type="float" office:value="-131.413172997717">
                <text:p>-131.41317299771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916015625">
                <text:p>0.916015625</text:p>
              </table:table-cell>
              <table:table-cell office:value-type="float" office:value="-251.210156618692">
                <text:p>-251.21015661869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9169921875">
                <text:p>0.9169921875</text:p>
              </table:table-cell>
              <table:table-cell office:value-type="float" office:value="-142.851022649127">
                <text:p>-142.85102264912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91796875">
                <text:p>0.91796875</text:p>
              </table:table-cell>
              <table:table-cell office:value-type="float" office:value="-249.349982791379">
                <text:p>-249.34998279137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9189453125">
                <text:p>0.9189453125</text:p>
              </table:table-cell>
              <table:table-cell office:value-type="float" office:value="-130.133036085325">
                <text:p>-130.13303608532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919921875">
                <text:p>0.919921875</text:p>
              </table:table-cell>
              <table:table-cell office:value-type="float" office:value="-252.284265093509">
                <text:p>-252.28426509350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9208984375">
                <text:p>0.9208984375</text:p>
              </table:table-cell>
              <table:table-cell office:value-type="float" office:value="-125.647985082395">
                <text:p>-125.64798508239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921875">
                <text:p>0.921875</text:p>
              </table:table-cell>
              <table:table-cell office:value-type="float" office:value="-250.144764290603">
                <text:p>-250.14476429060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9228515625">
                <text:p>0.9228515625</text:p>
              </table:table-cell>
              <table:table-cell office:value-type="float" office:value="-136.28612512167">
                <text:p>-136.2861251216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923828125">
                <text:p>0.923828125</text:p>
              </table:table-cell>
              <table:table-cell office:value-type="float" office:value="-253.343114298266">
                <text:p>-253.34311429826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9248046875">
                <text:p>0.9248046875</text:p>
              </table:table-cell>
              <table:table-cell office:value-type="float" office:value="-121.177686299224">
                <text:p>-121.17768629922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92578125">
                <text:p>0.92578125</text:p>
              </table:table-cell>
              <table:table-cell office:value-type="float" office:value="-250.906120527761">
                <text:p>-250.90612052776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9267578125">
                <text:p>0.9267578125</text:p>
              </table:table-cell>
              <table:table-cell office:value-type="float" office:value="-125.445006954587">
                <text:p>-125.44500695458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927734375">
                <text:p>0.927734375</text:p>
              </table:table-cell>
              <table:table-cell office:value-type="float" office:value="-254.392940591797">
                <text:p>-254.39294059179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9287109375">
                <text:p>0.9287109375</text:p>
              </table:table-cell>
              <table:table-cell office:value-type="float" office:value="-153.607246254615">
                <text:p>-153.60724625461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9296875">
                <text:p>0.9296875</text:p>
              </table:table-cell>
              <table:table-cell office:value-type="float" office:value="-251.640573978192">
                <text:p>-251.64057397819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9306640625">
                <text:p>0.9306640625</text:p>
              </table:table-cell>
              <table:table-cell office:value-type="float" office:value="-133.455201882837">
                <text:p>-133.45520188283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931640625">
                <text:p>0.931640625</text:p>
              </table:table-cell>
              <table:table-cell office:value-type="float" office:value="-255.447355582506">
                <text:p>-255.44735558250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9326171875">
                <text:p>0.9326171875</text:p>
              </table:table-cell>
              <table:table-cell office:value-type="float" office:value="-124.537308090668">
                <text:p>-124.53730809066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93359375">
                <text:p>0.93359375</text:p>
              </table:table-cell>
              <table:table-cell office:value-type="float" office:value="-252.352417919561">
                <text:p>-252.35241791956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9345703125">
                <text:p>0.9345703125</text:p>
              </table:table-cell>
              <table:table-cell office:value-type="float" office:value="-121.868825954463">
                <text:p>-121.86882595446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935546875">
                <text:p>0.935546875</text:p>
              </table:table-cell>
              <table:table-cell office:value-type="float" office:value="-256.518745668269">
                <text:p>-256.51874566826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9365234375">
                <text:p>0.9365234375</text:p>
              </table:table-cell>
              <table:table-cell office:value-type="float" office:value="-126.616882037386">
                <text:p>-126.61688203738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9375">
                <text:p>0.9375</text:p>
              </table:table-cell>
              <table:table-cell office:value-type="float" office:value="-253.053360656042">
                <text:p>-253.05336065604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9384765625">
                <text:p>0.9384765625</text:p>
              </table:table-cell>
              <table:table-cell office:value-type="float" office:value="-128.55274645515">
                <text:p>-128.5527464551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939453125">
                <text:p>0.939453125</text:p>
              </table:table-cell>
              <table:table-cell office:value-type="float" office:value="-257.621418891343">
                <text:p>-257.621418891343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9404296875">
                <text:p>0.9404296875</text:p>
              </table:table-cell>
              <table:table-cell office:value-type="float" office:value="-120.427643048318">
                <text:p>-120.427643048318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94140625">
                <text:p>0.94140625</text:p>
              </table:table-cell>
              <table:table-cell office:value-type="float" office:value="-253.743721208758">
                <text:p>-253.74372120875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9423828125">
                <text:p>0.9423828125</text:p>
              </table:table-cell>
              <table:table-cell office:value-type="float" office:value="-123.394306932966">
                <text:p>-123.39430693296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943359375">
                <text:p>0.943359375</text:p>
              </table:table-cell>
              <table:table-cell office:value-type="float" office:value="-258.770875020236">
                <text:p>-258.77087502023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9443359375">
                <text:p>0.9443359375</text:p>
              </table:table-cell>
              <table:table-cell office:value-type="float" office:value="-118.167996946159">
                <text:p>-118.16799694615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9453125">
                <text:p>0.9453125</text:p>
              </table:table-cell>
              <table:table-cell office:value-type="float" office:value="-254.434030074914">
                <text:p>-254.43403007491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9462890625">
                <text:p>0.9462890625</text:p>
              </table:table-cell>
              <table:table-cell office:value-type="float" office:value="-156.293535172742">
                <text:p>-156.29353517274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947265625">
                <text:p>0.947265625</text:p>
              </table:table-cell>
              <table:table-cell office:value-type="float" office:value="-259.991231678723">
                <text:p>-259.99123167872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9482421875">
                <text:p>0.9482421875</text:p>
              </table:table-cell>
              <table:table-cell office:value-type="float" office:value="-119.618382473187">
                <text:p>-119.618382473187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94921875">
                <text:p>0.94921875</text:p>
              </table:table-cell>
              <table:table-cell office:value-type="float" office:value="-255.124312129551">
                <text:p>-255.12431212955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9501953125">
                <text:p>0.9501953125</text:p>
              </table:table-cell>
              <table:table-cell office:value-type="float" office:value="-176.927293007113">
                <text:p>-176.92729300711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951171875">
                <text:p>0.951171875</text:p>
              </table:table-cell>
              <table:table-cell office:value-type="float" office:value="-261.2998360901">
                <text:p>-261.299836090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9521484375">
                <text:p>0.9521484375</text:p>
              </table:table-cell>
              <table:table-cell office:value-type="float" office:value="-127.215750655757">
                <text:p>-127.21575065575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953125">
                <text:p>0.953125</text:p>
              </table:table-cell>
              <table:table-cell office:value-type="float" office:value="-255.825745885961">
                <text:p>-255.82574588596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9541015625">
                <text:p>0.9541015625</text:p>
              </table:table-cell>
              <table:table-cell office:value-type="float" office:value="-118.729772752537">
                <text:p>-118.729772752537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955078125">
                <text:p>0.955078125</text:p>
              </table:table-cell>
              <table:table-cell office:value-type="float" office:value="-262.745330286452">
                <text:p>-262.74533028645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9560546875">
                <text:p>0.9560546875</text:p>
              </table:table-cell>
              <table:table-cell office:value-type="float" office:value="-116.414187457872">
                <text:p>-116.41418745787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95703125">
                <text:p>0.95703125</text:p>
              </table:table-cell>
              <table:table-cell office:value-type="float" office:value="-256.536216337389">
                <text:p>-256.53621633738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9580078125">
                <text:p>0.9580078125</text:p>
              </table:table-cell>
              <table:table-cell office:value-type="float" office:value="-119.748184345169">
                <text:p>-119.74818434516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958984375">
                <text:p>0.958984375</text:p>
              </table:table-cell>
              <table:table-cell office:value-type="float" office:value="-264.364748939713">
                <text:p>-264.36474893971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9599609375">
                <text:p>0.9599609375</text:p>
              </table:table-cell>
              <table:table-cell office:value-type="float" office:value="-132.026080762298">
                <text:p>-132.02608076229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9609375">
                <text:p>0.9609375</text:p>
              </table:table-cell>
              <table:table-cell office:value-type="float" office:value="-257.271867590586">
                <text:p>-257.27186759058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9619140625">
                <text:p>0.9619140625</text:p>
              </table:table-cell>
              <table:table-cell office:value-type="float" office:value="-133.982909595335">
                <text:p>-133.98290959533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962890625">
                <text:p>0.962890625</text:p>
              </table:table-cell>
              <table:table-cell office:value-type="float" office:value="-266.249242422515">
                <text:p>-266.24924242251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9638671875">
                <text:p>0.9638671875</text:p>
              </table:table-cell>
              <table:table-cell office:value-type="float" office:value="-120.986188429441">
                <text:p>-120.98618842944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96484375">
                <text:p>0.96484375</text:p>
              </table:table-cell>
              <table:table-cell office:value-type="float" office:value="-258.040909259646">
                <text:p>-258.04090925964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9658203125">
                <text:p>0.9658203125</text:p>
              </table:table-cell>
              <table:table-cell office:value-type="float" office:value="-124.517649487698">
                <text:p>-124.51764948769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966796875">
                <text:p>0.966796875</text:p>
              </table:table-cell>
              <table:table-cell office:value-type="float" office:value="-268.542335716057">
                <text:p>-268.542335716057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9677734375">
                <text:p>0.9677734375</text:p>
              </table:table-cell>
              <table:table-cell office:value-type="float" office:value="-121.155374332795">
                <text:p>-121.15537433279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96875">
                <text:p>0.96875</text:p>
              </table:table-cell>
              <table:table-cell office:value-type="float" office:value="-258.846601863558">
                <text:p>-258.84660186355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9697265625">
                <text:p>0.9697265625</text:p>
              </table:table-cell>
              <table:table-cell office:value-type="float" office:value="-146.850143825509">
                <text:p>-146.85014382550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970703125">
                <text:p>0.970703125</text:p>
              </table:table-cell>
              <table:table-cell office:value-type="float" office:value="-271.534754758028">
                <text:p>-271.53475475802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9716796875">
                <text:p>0.9716796875</text:p>
              </table:table-cell>
              <table:table-cell office:value-type="float" office:value="-117.177676796175">
                <text:p>-117.17767679617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97265625">
                <text:p>0.97265625</text:p>
              </table:table-cell>
              <table:table-cell office:value-type="float" office:value="-259.701109082908">
                <text:p>-259.70110908290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9736328125">
                <text:p>0.9736328125</text:p>
              </table:table-cell>
              <table:table-cell office:value-type="float" office:value="-120.885976902055">
                <text:p>-120.88597690205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974609375">
                <text:p>0.974609375</text:p>
              </table:table-cell>
              <table:table-cell office:value-type="float" office:value="-275.971511248402">
                <text:p>-275.97151124840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9755859375">
                <text:p>0.9755859375</text:p>
              </table:table-cell>
              <table:table-cell office:value-type="float" office:value="-127.769072499681">
                <text:p>-127.769072499681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9765625">
                <text:p>0.9765625</text:p>
              </table:table-cell>
              <table:table-cell office:value-type="float" office:value="-260.630247632761">
                <text:p>-260.630247632761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9775390625">
                <text:p>0.9775390625</text:p>
              </table:table-cell>
              <table:table-cell office:value-type="float" office:value="-130.386051832479">
                <text:p>-130.386051832479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978515625">
                <text:p>0.978515625</text:p>
              </table:table-cell>
              <table:table-cell office:value-type="float" office:value="-285.034688546625">
                <text:p>-285.03468854662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9794921875">
                <text:p>0.9794921875</text:p>
              </table:table-cell>
              <table:table-cell office:value-type="float" office:value="-141.024857868686">
                <text:p>-141.024857868686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98046875">
                <text:p>0.98046875</text:p>
              </table:table-cell>
              <table:table-cell office:value-type="float" office:value="-261.628804614118">
                <text:p>-261.628804614118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9814453125">
                <text:p>0.9814453125</text:p>
              </table:table-cell>
              <table:table-cell office:value-type="float" office:value="-126.981423407324">
                <text:p>-126.981423407324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982421875">
                <text:p>0.982421875</text:p>
              </table:table-cell>
              <table:table-cell office:value-type="float" office:value="-287.128972628741">
                <text:p>-287.128972628741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9833984375">
                <text:p>0.9833984375</text:p>
              </table:table-cell>
              <table:table-cell office:value-type="float" office:value="-128.148528216512">
                <text:p>-128.148528216512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984375">
                <text:p>0.984375</text:p>
              </table:table-cell>
              <table:table-cell office:value-type="float" office:value="-262.745330286452">
                <text:p>-262.745330286452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9853515625">
                <text:p>0.9853515625</text:p>
              </table:table-cell>
              <table:table-cell office:value-type="float" office:value="-143.972454310128">
                <text:p>-143.972454310128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986328125">
                <text:p>0.986328125</text:p>
              </table:table-cell>
              <table:table-cell office:value-type="float" office:value="-276.892671867066">
                <text:p>-276.892671867066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9873046875">
                <text:p>0.9873046875</text:p>
              </table:table-cell>
              <table:table-cell office:value-type="float" office:value="-130.236514920117">
                <text:p>-130.236514920117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98828125">
                <text:p>0.98828125</text:p>
              </table:table-cell>
              <table:table-cell office:value-type="float" office:value="-263.99927516344">
                <text:p>-263.99927516344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9892578125">
                <text:p>0.9892578125</text:p>
              </table:table-cell>
              <table:table-cell office:value-type="float" office:value="-123.447800853976">
                <text:p>-123.447800853976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990234375">
                <text:p>0.990234375</text:p>
              </table:table-cell>
              <table:table-cell office:value-type="float" office:value="-272.359298745621">
                <text:p>-272.359298745621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9912109375">
                <text:p>0.9912109375</text:p>
              </table:table-cell>
              <table:table-cell office:value-type="float" office:value="-125.165217252582">
                <text:p>-125.165217252582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9921875">
                <text:p>0.9921875</text:p>
              </table:table-cell>
              <table:table-cell office:value-type="float" office:value="-265.465292858715">
                <text:p>-265.46529285871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9931640625">
                <text:p>0.9931640625</text:p>
              </table:table-cell>
              <table:table-cell office:value-type="float" office:value="-135.881436061739">
                <text:p>-135.881436061739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994140625">
                <text:p>0.994140625</text:p>
              </table:table-cell>
              <table:table-cell office:value-type="float" office:value="-269.421409019265">
                <text:p>-269.421409019265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9951171875">
                <text:p>0.9951171875</text:p>
              </table:table-cell>
              <table:table-cell office:value-type="float" office:value="-134.213654570928">
                <text:p>-134.213654570928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99609375">
                <text:p>0.99609375</text:p>
              </table:table-cell>
              <table:table-cell office:value-type="float" office:value="-267.210070999261">
                <text:p>-267.210070999261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9970703125">
                <text:p>0.9970703125</text:p>
              </table:table-cell>
              <table:table-cell office:value-type="float" office:value="-124.361758459753">
                <text:p>-124.361758459753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998046875">
                <text:p>0.998046875</text:p>
              </table:table-cell>
              <table:table-cell office:value-type="float" office:value="-267.210070999261">
                <text:p>-267.210070999261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9990234375">
                <text:p>0.9990234375</text:p>
              </table:table-cell>
              <table:table-cell office:value-type="float" office:value="-136.089526377018">
                <text:p>-136.0895263770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